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0667in" table:align="left"/>
    </style:style>
    <style:style style:name="Table1.A" style:family="table-column">
      <style:table-column-properties style:column-width="0.334in"/>
    </style:style>
    <style:style style:name="Table1.B" style:family="table-column">
      <style:table-column-properties style:column-width="1.1174in"/>
    </style:style>
    <style:style style:name="Table1.C" style:family="table-column">
      <style:table-column-properties style:column-width="0.7965in"/>
    </style:style>
    <style:style style:name="Table1.D" style:family="table-column">
      <style:table-column-properties style:column-width="0.4903in"/>
    </style:style>
    <style:style style:name="Table1.E" style:family="table-column">
      <style:table-column-properties style:column-width="0.8715in"/>
    </style:style>
    <style:style style:name="Table1.F" style:family="table-column">
      <style:table-column-properties style:column-width="0.9792in"/>
    </style:style>
    <style:style style:name="Table1.G" style:family="table-column">
      <style:table-column-properties style:column-width="0.9104in"/>
    </style:style>
    <style:style style:name="Table1.H" style:family="table-column">
      <style:table-column-properties style:column-width="0.9014in"/>
    </style:style>
    <style:style style:name="Table1.I" style:family="table-column">
      <style:table-column-properties style:column-width="0.8174in"/>
    </style:style>
    <style:style style:name="Table1.J" style:family="table-column">
      <style:table-column-properties style:column-width="0.848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7.8931in" table:align="left"/>
    </style:style>
    <style:style style:name="Table2.A" style:family="table-column">
      <style:table-column-properties style:column-width="0.334in"/>
    </style:style>
    <style:style style:name="Table2.B" style:family="table-column">
      <style:table-column-properties style:column-width="1.1174in"/>
    </style:style>
    <style:style style:name="Table2.C" style:family="table-column">
      <style:table-column-properties style:column-width="0.7965in"/>
    </style:style>
    <style:style style:name="Table2.D" style:family="table-column">
      <style:table-column-properties style:column-width="0.4903in"/>
    </style:style>
    <style:style style:name="Table2.E" style:family="table-column">
      <style:table-column-properties style:column-width="0.8389in"/>
    </style:style>
    <style:style style:name="Table2.F" style:family="table-column">
      <style:table-column-properties style:column-width="0.9792in"/>
    </style:style>
    <style:style style:name="Table2.G" style:family="table-column">
      <style:table-column-properties style:column-width="0.8354in"/>
    </style:style>
    <style:style style:name="Table2.I" style:family="table-column">
      <style:table-column-properties style:column-width="0.8174in"/>
    </style:style>
    <style:style style:name="Table2.J" style:family="table-column">
      <style:table-column-properties style:column-width="0.8486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Heading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ysCall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 table:style-name="TableLine94107333621072">
            <table:table-cell table:style-name="Table1.A1" office:value-type="string">
              <text:p text:style-name="P3">NR</text:p>
            </table:table-cell>
            <table:table-cell table:style-name="Table1.A1" office:value-type="string">
              <text:p text:style-name="Table_20_Heading">syscall name</text:p>
            </table:table-cell>
            <table:table-cell table:style-name="Table1.A1" office:value-type="string">
              <text:p text:style-name="P3">references</text:p>
            </table:table-cell>
            <table:table-cell table:style-name="Table1.A1" office:value-type="string">
              <text:p text:style-name="P3">%rax</text:p>
            </table:table-cell>
            <table:table-cell table:style-name="Table1.A1" office:value-type="string">
              <text:p text:style-name="Table_20_Heading">arg0 (%rdi)</text:p>
            </table:table-cell>
            <table:table-cell table:style-name="Table1.A1" office:value-type="string">
              <text:p text:style-name="Table_20_Heading">arg1 (%rsi)</text:p>
            </table:table-cell>
            <table:table-cell table:style-name="Table1.A1" office:value-type="string">
              <text:p text:style-name="Table_20_Heading">arg2 (%rdx)</text:p>
            </table:table-cell>
            <table:table-cell table:style-name="Table1.A1" office:value-type="string">
              <text:p text:style-name="Table_20_Heading">arg3 (%r10)</text:p>
            </table:table-cell>
            <table:table-cell table:style-name="Table1.A1" office:value-type="string">
              <text:p text:style-name="Table_20_Heading">arg4 (%r8)</text:p>
            </table:table-cell>
            <table:table-cell table:style-name="Table1.A1" office:value-type="string">
              <text:p text:style-name="Table_20_Heading">arg5 (%r9)</text:p>
            </table:table-cell>
          </table:table-row>
        </table:table-header-rows>
        <table:table-row table:style-name="TableLine94107333621072"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Table_20_Contents">read</text:p>
          </table:table-cell>
          <table:table-cell table:style-name="Table1.A1" office:value-type="string">
            <text:p text:style-name="P1"><text:a xlink:type="simple" xlink:href="https://man7.org/linux/man-pages/man2/read.2.html" text:style-name="Internet_20_link" text:visited-style-name="Visited_20_Internet_20_Link">man/</text:a> <text:a xlink:type="simple" xlink:href="https://source.chromium.org/search?ss=chromiumos&amp;q=SYSCALL_DEFINE.*read" text:style-name="Internet_20_link" text:visited-style-name="Visited_20_Internet_20_Link">cs/</text:a></text:p>
          </table:table-cell>
          <table:table-cell table:style-name="Table1.A1" office:value-type="string">
            <text:p text:style-name="P1">0x00</text:p>
          </table:table-cell>
          <table:table-cell table:style-name="Table1.A1" office:value-type="string">
            <text:p text:style-name="Table_20_Contents">unsigned int fd</text:p>
          </table:table-cell>
          <table:table-cell table:style-name="Table1.A1" office:value-type="string">
            <text:p text:style-name="Table_20_Contents">char *buf</text:p>
          </table:table-cell>
          <table:table-cell table:style-name="Table1.A1" office:value-type="string">
            <text:p text:style-name="Table_20_Contents">size_t count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Table_20_Contents">write</text:p>
          </table:table-cell>
          <table:table-cell table:style-name="Table1.A1" office:value-type="string">
            <text:p text:style-name="P1"><text:a xlink:type="simple" xlink:href="https://man7.org/linux/man-pages/man2/write.2.html" text:style-name="Internet_20_link" text:visited-style-name="Visited_20_Internet_20_Link">man/</text:a> <text:a xlink:type="simple" xlink:href="https://source.chromium.org/search?ss=chromiumos&amp;q=SYSCALL_DEFINE.*write" text:style-name="Internet_20_link" text:visited-style-name="Visited_20_Internet_20_Link">cs/</text:a></text:p>
          </table:table-cell>
          <table:table-cell table:style-name="Table1.A1" office:value-type="string">
            <text:p text:style-name="P1">0x01</text:p>
          </table:table-cell>
          <table:table-cell table:style-name="Table1.A1" office:value-type="string">
            <text:p text:style-name="Table_20_Contents">unsigned int fd</text:p>
          </table:table-cell>
          <table:table-cell table:style-name="Table1.A1" office:value-type="string">
            <text:p text:style-name="Table_20_Contents">const char *buf</text:p>
          </table:table-cell>
          <table:table-cell table:style-name="Table1.A1" office:value-type="string">
            <text:p text:style-name="Table_20_Contents">size_t count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Table_20_Contents">open</text:p>
          </table:table-cell>
          <table:table-cell table:style-name="Table1.A1" office:value-type="string">
            <text:p text:style-name="P1"><text:a xlink:type="simple" xlink:href="https://man7.org/linux/man-pages/man2/open.2.html" text:style-name="Internet_20_link" text:visited-style-name="Visited_20_Internet_20_Link">man/</text:a> <text:a xlink:type="simple" xlink:href="https://source.chromium.org/search?ss=chromiumos&amp;q=SYSCALL_DEFINE.*open" text:style-name="Internet_20_link" text:visited-style-name="Visited_20_Internet_20_Link">cs/</text:a></text:p>
          </table:table-cell>
          <table:table-cell table:style-name="Table1.A1" office:value-type="string">
            <text:p text:style-name="P1">0x02</text:p>
          </table:table-cell>
          <table:table-cell table:style-name="Table1.A1" office:value-type="string">
            <text:p text:style-name="Table_20_Contents">const char *filename</text:p>
          </table:table-cell>
          <table:table-cell table:style-name="Table1.A1" office:value-type="string">
            <text:p text:style-name="Table_20_Contents">int flags</text:p>
          </table:table-cell>
          <table:table-cell table:style-name="Table1.A1" office:value-type="string">
            <text:p text:style-name="Table_20_Contents">umode_t mod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Table_20_Contents">close</text:p>
          </table:table-cell>
          <table:table-cell table:style-name="Table1.A1" office:value-type="string">
            <text:p text:style-name="P1"><text:a xlink:type="simple" xlink:href="https://man7.org/linux/man-pages/man2/close.2.html" text:style-name="Internet_20_link" text:visited-style-name="Visited_20_Internet_20_Link">man/</text:a> <text:a xlink:type="simple" xlink:href="https://source.chromium.org/search?ss=chromiumos&amp;q=SYSCALL_DEFINE.*close" text:style-name="Internet_20_link" text:visited-style-name="Visited_20_Internet_20_Link">cs/</text:a></text:p>
          </table:table-cell>
          <table:table-cell table:style-name="Table1.A1" office:value-type="string">
            <text:p text:style-name="P1">0x03</text:p>
          </table:table-cell>
          <table:table-cell table:style-name="Table1.A1" office:value-type="string">
            <text:p text:style-name="Table_20_Contents">unsigned int f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Table_20_Contents">stat</text:p>
          </table:table-cell>
          <table:table-cell table:style-name="Table1.A1" office:value-type="string">
            <text:p text:style-name="P1"><text:a xlink:type="simple" xlink:href="https://man7.org/linux/man-pages/man2/stat.2.html" text:style-name="Internet_20_link" text:visited-style-name="Visited_20_Internet_20_Link">man/</text:a> <text:a xlink:type="simple" xlink:href="https://source.chromium.org/search?ss=chromiumos&amp;q=SYSCALL_DEFINE.*stat" text:style-name="Internet_20_link" text:visited-style-name="Visited_20_Internet_20_Link">cs/</text:a></text:p>
          </table:table-cell>
          <table:table-cell table:style-name="Table1.A1" office:value-type="string">
            <text:p text:style-name="P1">0x04</text:p>
          </table:table-cell>
          <table:table-cell table:style-name="Table1.A1" office:value-type="string">
            <text:p text:style-name="Table_20_Contents">const char *filename</text:p>
          </table:table-cell>
          <table:table-cell table:style-name="Table1.A1" office:value-type="string">
            <text:p text:style-name="Table_20_Contents">struct __old_kernel_stat *statbuf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Table_20_Contents">fstat</text:p>
          </table:table-cell>
          <table:table-cell table:style-name="Table1.A1" office:value-type="string">
            <text:p text:style-name="P1"><text:a xlink:type="simple" xlink:href="https://man7.org/linux/man-pages/man2/fstat.2.html" text:style-name="Internet_20_link" text:visited-style-name="Visited_20_Internet_20_Link">man/</text:a> <text:a xlink:type="simple" xlink:href="https://source.chromium.org/search?ss=chromiumos&amp;q=SYSCALL_DEFINE.*fstat" text:style-name="Internet_20_link" text:visited-style-name="Visited_20_Internet_20_Link">cs/</text:a></text:p>
          </table:table-cell>
          <table:table-cell table:style-name="Table1.A1" office:value-type="string">
            <text:p text:style-name="P1">0x05</text:p>
          </table:table-cell>
          <table:table-cell table:style-name="Table1.A1" office:value-type="string">
            <text:p text:style-name="Table_20_Contents">unsigned int fd</text:p>
          </table:table-cell>
          <table:table-cell table:style-name="Table1.A1" office:value-type="string">
            <text:p text:style-name="Table_20_Contents">struct __old_kernel_stat *statbuf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Table_20_Contents">lstat</text:p>
          </table:table-cell>
          <table:table-cell table:style-name="Table1.A1" office:value-type="string">
            <text:p text:style-name="P1"><text:a xlink:type="simple" xlink:href="https://man7.org/linux/man-pages/man2/lstat.2.html" text:style-name="Internet_20_link" text:visited-style-name="Visited_20_Internet_20_Link">man/</text:a> <text:a xlink:type="simple" xlink:href="https://source.chromium.org/search?ss=chromiumos&amp;q=SYSCALL_DEFINE.*lstat" text:style-name="Internet_20_link" text:visited-style-name="Visited_20_Internet_20_Link">cs/</text:a></text:p>
          </table:table-cell>
          <table:table-cell table:style-name="Table1.A1" office:value-type="string">
            <text:p text:style-name="P1">0x06</text:p>
          </table:table-cell>
          <table:table-cell table:style-name="Table1.A1" office:value-type="string">
            <text:p text:style-name="Table_20_Contents">const char *filename</text:p>
          </table:table-cell>
          <table:table-cell table:style-name="Table1.A1" office:value-type="string">
            <text:p text:style-name="Table_20_Contents">struct __old_kernel_stat *statbuf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Table_20_Contents">poll</text:p>
          </table:table-cell>
          <table:table-cell table:style-name="Table1.A1" office:value-type="string">
            <text:p text:style-name="P1"><text:a xlink:type="simple" xlink:href="https://man7.org/linux/man-pages/man2/poll.2.html" text:style-name="Internet_20_link" text:visited-style-name="Visited_20_Internet_20_Link">man/</text:a> <text:a xlink:type="simple" xlink:href="https://source.chromium.org/search?ss=chromiumos&amp;q=SYSCALL_DEFINE.*poll" text:style-name="Internet_20_link" text:visited-style-name="Visited_20_Internet_20_Link">cs/</text:a></text:p>
          </table:table-cell>
          <table:table-cell table:style-name="Table1.A1" office:value-type="string">
            <text:p text:style-name="P1">0x07</text:p>
          </table:table-cell>
          <table:table-cell table:style-name="Table1.A1" office:value-type="string">
            <text:p text:style-name="Table_20_Contents">struct pollfd *ufds</text:p>
          </table:table-cell>
          <table:table-cell table:style-name="Table1.A1" office:value-type="string">
            <text:p text:style-name="Table_20_Contents">unsigned int nfds</text:p>
          </table:table-cell>
          <table:table-cell table:style-name="Table1.A1" office:value-type="string">
            <text:p text:style-name="Table_20_Contents">int timeout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Table_20_Contents">lseek</text:p>
          </table:table-cell>
          <table:table-cell table:style-name="Table1.A1" office:value-type="string">
            <text:p text:style-name="P1"><text:a xlink:type="simple" xlink:href="https://man7.org/linux/man-pages/man2/lseek.2.html" text:style-name="Internet_20_link" text:visited-style-name="Visited_20_Internet_20_Link">man/</text:a> <text:a xlink:type="simple" xlink:href="https://source.chromium.org/search?ss=chromiumos&amp;q=SYSCALL_DEFINE.*lseek" text:style-name="Internet_20_link" text:visited-style-name="Visited_20_Internet_20_Link">cs/</text:a></text:p>
          </table:table-cell>
          <table:table-cell table:style-name="Table1.A1" office:value-type="string">
            <text:p text:style-name="P1">0x08</text:p>
          </table:table-cell>
          <table:table-cell table:style-name="Table1.A1" office:value-type="string">
            <text:p text:style-name="Table_20_Contents">unsigned int fd</text:p>
          </table:table-cell>
          <table:table-cell table:style-name="Table1.A1" office:value-type="string">
            <text:p text:style-name="Table_20_Contents">off_t offset</text:p>
          </table:table-cell>
          <table:table-cell table:style-name="Table1.A1" office:value-type="string">
            <text:p text:style-name="Table_20_Contents">unsigned int whenc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Table_20_Contents">mmap</text:p>
          </table:table-cell>
          <table:table-cell table:style-name="Table1.A1" office:value-type="string">
            <text:p text:style-name="P1"><text:a xlink:type="simple" xlink:href="https://man7.org/linux/man-pages/man2/mmap.2.html" text:style-name="Internet_20_link" text:visited-style-name="Visited_20_Internet_20_Link">man/</text:a> <text:a xlink:type="simple" xlink:href="https://source.chromium.org/search?ss=chromiumos&amp;q=SYSCALL_DEFINE.*mmap" text:style-name="Internet_20_link" text:visited-style-name="Visited_20_Internet_20_Link">cs/</text:a></text:p>
          </table:table-cell>
          <table:table-cell table:style-name="Table1.A1" office:value-type="string">
            <text:p text:style-name="P1">0x09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</table:table-row>
        <table:table-row table:style-name="TableLine94107333621072"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Table_20_Contents">mprotect</text:p>
          </table:table-cell>
          <table:table-cell table:style-name="Table1.A1" office:value-type="string">
            <text:p text:style-name="P1"><text:a xlink:type="simple" xlink:href="https://man7.org/linux/man-pages/man2/mprotect.2.html" text:style-name="Internet_20_link" text:visited-style-name="Visited_20_Internet_20_Link">man/</text:a> <text:a xlink:type="simple" xlink:href="https://source.chromium.org/search?ss=chromiumos&amp;q=SYSCALL_DEFINE.*mprotect" text:style-name="Internet_20_link" text:visited-style-name="Visited_20_Internet_20_Link">cs/</text:a></text:p>
          </table:table-cell>
          <table:table-cell table:style-name="Table1.A1" office:value-type="string">
            <text:p text:style-name="P1">0x0a</text:p>
          </table:table-cell>
          <table:table-cell table:style-name="Table1.A1" office:value-type="string">
            <text:p text:style-name="Table_20_Contents">unsigned long start</text:p>
          </table:table-cell>
          <table:table-cell table:style-name="Table1.A1" office:value-type="string">
            <text:p text:style-name="Table_20_Contents">size_t len</text:p>
          </table:table-cell>
          <table:table-cell table:style-name="Table1.A1" office:value-type="string">
            <text:p text:style-name="Table_20_Contents">unsigned long prot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1</text:p>
          </table:table-cell>
          <table:table-cell table:style-name="Table1.A1" office:value-type="string">
            <text:p text:style-name="Table_20_Contents">munmap</text:p>
          </table:table-cell>
          <table:table-cell table:style-name="Table1.A1" office:value-type="string">
            <text:p text:style-name="P1"><text:a xlink:type="simple" xlink:href="https://man7.org/linux/man-pages/man2/munmap.2.html" text:style-name="Internet_20_link" text:visited-style-name="Visited_20_Internet_20_Link">man/</text:a> <text:a xlink:type="simple" xlink:href="https://source.chromium.org/search?ss=chromiumos&amp;q=SYSCALL_DEFINE.*munmap" text:style-name="Internet_20_link" text:visited-style-name="Visited_20_Internet_20_Link">cs/</text:a></text:p>
          </table:table-cell>
          <table:table-cell table:style-name="Table1.A1" office:value-type="string">
            <text:p text:style-name="P1">0x0b</text:p>
          </table:table-cell>
          <table:table-cell table:style-name="Table1.A1" office:value-type="string">
            <text:p text:style-name="Table_20_Contents">unsigned long addr</text:p>
          </table:table-cell>
          <table:table-cell table:style-name="Table1.A1" office:value-type="string">
            <text:p text:style-name="Table_20_Contents">size_t len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Table_20_Contents">brk</text:p>
          </table:table-cell>
          <table:table-cell table:style-name="Table1.A1" office:value-type="string">
            <text:p text:style-name="P1"><text:a xlink:type="simple" xlink:href="https://man7.org/linux/man-pages/man2/brk.2.html" text:style-name="Internet_20_link" text:visited-style-name="Visited_20_Internet_20_Link">man/</text:a> <text:a xlink:type="simple" xlink:href="https://source.chromium.org/search?ss=chromiumos&amp;q=SYSCALL_DEFINE.*brk" text:style-name="Internet_20_link" text:visited-style-name="Visited_20_Internet_20_Link">cs/</text:a></text:p>
          </table:table-cell>
          <table:table-cell table:style-name="Table1.A1" office:value-type="string">
            <text:p text:style-name="P1">0x0c</text:p>
          </table:table-cell>
          <table:table-cell table:style-name="Table1.A1" office:value-type="string">
            <text:p text:style-name="Table_20_Contents">unsigned long brk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3</text:p>
          </table:table-cell>
          <table:table-cell table:style-name="Table1.A1" office:value-type="string">
            <text:p text:style-name="Table_20_Contents">rt_sigaction</text:p>
          </table:table-cell>
          <table:table-cell table:style-name="Table1.A1" office:value-type="string">
            <text:p text:style-name="P1"><text:a xlink:type="simple" xlink:href="https://man7.org/linux/man-pages/man2/rt_sigaction.2.html" text:style-name="Internet_20_link" text:visited-style-name="Visited_20_Internet_20_Link">man/</text:a> <text:a xlink:type="simple" xlink:href="https://source.chromium.org/search?ss=chromiumos&amp;q=SYSCALL_DEFINE.*rt_sigaction" text:style-name="Internet_20_link" text:visited-style-name="Visited_20_Internet_20_Link">cs/</text:a></text:p>
          </table:table-cell>
          <table:table-cell table:style-name="Table1.A1" office:value-type="string">
            <text:p text:style-name="P1">0x0d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const struct sigaction *</text:p>
          </table:table-cell>
          <table:table-cell table:style-name="Table1.A1" office:value-type="string">
            <text:p text:style-name="Table_20_Contents">struct sigaction *</text:p>
          </table:table-cell>
          <table:table-cell table:style-name="Table1.A1" office:value-type="string">
            <text:p text:style-name="Table_20_Contents">size_t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4</text:p>
          </table:table-cell>
          <table:table-cell table:style-name="Table1.A1" office:value-type="string">
            <text:p text:style-name="Table_20_Contents">rt_sigprocmask</text:p>
          </table:table-cell>
          <table:table-cell table:style-name="Table1.A1" office:value-type="string">
            <text:p text:style-name="P1"><text:a xlink:type="simple" xlink:href="https://man7.org/linux/man-pages/man2/rt_sigprocmask.2.html" text:style-name="Internet_20_link" text:visited-style-name="Visited_20_Internet_20_Link">man/</text:a> <text:a xlink:type="simple" xlink:href="https://source.chromium.org/search?ss=chromiumos&amp;q=SYSCALL_DEFINE.*rt_sigprocmask" text:style-name="Internet_20_link" text:visited-style-name="Visited_20_Internet_20_Link">cs/</text:a></text:p>
          </table:table-cell>
          <table:table-cell table:style-name="Table1.A1" office:value-type="string">
            <text:p text:style-name="P1">0x0e</text:p>
          </table:table-cell>
          <table:table-cell table:style-name="Table1.A1" office:value-type="string">
            <text:p text:style-name="Table_20_Contents">int how</text:p>
          </table:table-cell>
          <table:table-cell table:style-name="Table1.A1" office:value-type="string">
            <text:p text:style-name="Table_20_Contents">sigset_t *set</text:p>
          </table:table-cell>
          <table:table-cell table:style-name="Table1.A1" office:value-type="string">
            <text:p text:style-name="Table_20_Contents">sigset_t *oset</text:p>
          </table:table-cell>
          <table:table-cell table:style-name="Table1.A1" office:value-type="string">
            <text:p text:style-name="Table_20_Contents">size_t sigsetsiz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5</text:p>
          </table:table-cell>
          <table:table-cell table:style-name="Table1.A1" office:value-type="string">
            <text:p text:style-name="Table_20_Contents">rt_sigreturn</text:p>
          </table:table-cell>
          <table:table-cell table:style-name="Table1.A1" office:value-type="string">
            <text:p text:style-name="P1"><text:a xlink:type="simple" xlink:href="https://man7.org/linux/man-pages/man2/rt_sigreturn.2.html" text:style-name="Internet_20_link" text:visited-style-name="Visited_20_Internet_20_Link">man/</text:a> <text:a xlink:type="simple" xlink:href="https://source.chromium.org/search?ss=chromiumos&amp;q=SYSCALL_DEFINE.*rt_sigreturn" text:style-name="Internet_20_link" text:visited-style-name="Visited_20_Internet_20_Link">cs/</text:a></text:p>
          </table:table-cell>
          <table:table-cell table:style-name="Table1.A1" office:value-type="string">
            <text:p text:style-name="P1">0x0f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</table:table-row>
        <table:table-row table:style-name="TableLine94107333621072">
          <table:table-cell table:style-name="Table1.A1" office:value-type="string">
            <text:p text:style-name="P1">16</text:p>
          </table:table-cell>
          <table:table-cell table:style-name="Table1.A1" office:value-type="string">
            <text:p text:style-name="Table_20_Contents">ioctl</text:p>
          </table:table-cell>
          <table:table-cell table:style-name="Table1.A1" office:value-type="string">
            <text:p text:style-name="P1"><text:a xlink:type="simple" xlink:href="https://man7.org/linux/man-pages/man2/ioctl.2.html" text:style-name="Internet_20_link" text:visited-style-name="Visited_20_Internet_20_Link">man/</text:a> <text:a xlink:type="simple" xlink:href="https://source.chromium.org/search?ss=chromiumos&amp;q=SYSCALL_DEFINE.*ioctl" text:style-name="Internet_20_link" text:visited-style-name="Visited_20_Internet_20_Link">cs/</text:a></text:p>
          </table:table-cell>
          <table:table-cell table:style-name="Table1.A1" office:value-type="string">
            <text:p text:style-name="P1">0x10</text:p>
          </table:table-cell>
          <table:table-cell table:style-name="Table1.A1" office:value-type="string">
            <text:p text:style-name="Table_20_Contents">unsigned int fd</text:p>
          </table:table-cell>
          <table:table-cell table:style-name="Table1.A1" office:value-type="string">
            <text:p text:style-name="Table_20_Contents">unsigned int cmd</text:p>
          </table:table-cell>
          <table:table-cell table:style-name="Table1.A1" office:value-type="string">
            <text:p text:style-name="Table_20_Contents">unsigned long arg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7</text:p>
          </table:table-cell>
          <table:table-cell table:style-name="Table1.A1" office:value-type="string">
            <text:p text:style-name="Table_20_Contents">pread64</text:p>
          </table:table-cell>
          <table:table-cell table:style-name="Table1.A1" office:value-type="string">
            <text:p text:style-name="P1"><text:a xlink:type="simple" xlink:href="https://man7.org/linux/man-pages/man2/pread64.2.html" text:style-name="Internet_20_link" text:visited-style-name="Visited_20_Internet_20_Link">man/</text:a> <text:a xlink:type="simple" xlink:href="https://source.chromium.org/search?ss=chromiumos&amp;q=SYSCALL_DEFINE.*pread64" text:style-name="Internet_20_link" text:visited-style-name="Visited_20_Internet_20_Link">cs/</text:a></text:p>
          </table:table-cell>
          <table:table-cell table:style-name="Table1.A1" office:value-type="string">
            <text:p text:style-name="P1">0x11</text:p>
          </table:table-cell>
          <table:table-cell table:style-name="Table1.A1" office:value-type="string">
            <text:p text:style-name="Table_20_Contents">unsigned int fd</text:p>
          </table:table-cell>
          <table:table-cell table:style-name="Table1.A1" office:value-type="string">
            <text:p text:style-name="Table_20_Contents">char *buf</text:p>
          </table:table-cell>
          <table:table-cell table:style-name="Table1.A1" office:value-type="string">
            <text:p text:style-name="Table_20_Contents">size_t count</text:p>
          </table:table-cell>
          <table:table-cell table:style-name="Table1.A1" office:value-type="string">
            <text:p text:style-name="Table_20_Contents">loff_t po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8</text:p>
          </table:table-cell>
          <table:table-cell table:style-name="Table1.A1" office:value-type="string">
            <text:p text:style-name="Table_20_Contents">pwrite64</text:p>
          </table:table-cell>
          <table:table-cell table:style-name="Table1.A1" office:value-type="string">
            <text:p text:style-name="P1"><text:a xlink:type="simple" xlink:href="https://man7.org/linux/man-pages/man2/pwrite64.2.html" text:style-name="Internet_20_link" text:visited-style-name="Visited_20_Internet_20_Link">man/</text:a> <text:a xlink:type="simple" xlink:href="https://source.chromium.org/search?ss=chromiumos&amp;q=SYSCALL_DEFINE.*pwrite64" text:style-name="Internet_20_link" text:visited-style-name="Visited_20_Internet_20_Link">cs/</text:a></text:p>
          </table:table-cell>
          <table:table-cell table:style-name="Table1.A1" office:value-type="string">
            <text:p text:style-name="P1">0x12</text:p>
          </table:table-cell>
          <table:table-cell table:style-name="Table1.A1" office:value-type="string">
            <text:p text:style-name="Table_20_Contents">unsigned int fd</text:p>
          </table:table-cell>
          <table:table-cell table:style-name="Table1.A1" office:value-type="string">
            <text:p text:style-name="Table_20_Contents">const char *buf</text:p>
          </table:table-cell>
          <table:table-cell table:style-name="Table1.A1" office:value-type="string">
            <text:p text:style-name="Table_20_Contents">size_t count</text:p>
          </table:table-cell>
          <table:table-cell table:style-name="Table1.A1" office:value-type="string">
            <text:p text:style-name="Table_20_Contents">loff_t po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ext:soft-page-break/>
        <table:table-row table:style-name="TableLine94107333621072">
          <table:table-cell table:style-name="Table1.A1" office:value-type="string">
            <text:p text:style-name="P1">19</text:p>
          </table:table-cell>
          <table:table-cell table:style-name="Table1.A1" office:value-type="string">
            <text:p text:style-name="Table_20_Contents">readv</text:p>
          </table:table-cell>
          <table:table-cell table:style-name="Table1.A1" office:value-type="string">
            <text:p text:style-name="P1"><text:a xlink:type="simple" xlink:href="https://man7.org/linux/man-pages/man2/readv.2.html" text:style-name="Internet_20_link" text:visited-style-name="Visited_20_Internet_20_Link">man/</text:a> <text:a xlink:type="simple" xlink:href="https://source.chromium.org/search?ss=chromiumos&amp;q=SYSCALL_DEFINE.*readv" text:style-name="Internet_20_link" text:visited-style-name="Visited_20_Internet_20_Link">cs/</text:a></text:p>
          </table:table-cell>
          <table:table-cell table:style-name="Table1.A1" office:value-type="string">
            <text:p text:style-name="P1">0x13</text:p>
          </table:table-cell>
          <table:table-cell table:style-name="Table1.A1" office:value-type="string">
            <text:p text:style-name="Table_20_Contents">unsigned long fd</text:p>
          </table:table-cell>
          <table:table-cell table:style-name="Table1.A1" office:value-type="string">
            <text:p text:style-name="Table_20_Contents">const struct iovec *vec</text:p>
          </table:table-cell>
          <table:table-cell table:style-name="Table1.A1" office:value-type="string">
            <text:p text:style-name="Table_20_Contents">unsigned long vlen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0</text:p>
          </table:table-cell>
          <table:table-cell table:style-name="Table1.A1" office:value-type="string">
            <text:p text:style-name="Table_20_Contents">writev</text:p>
          </table:table-cell>
          <table:table-cell table:style-name="Table1.A1" office:value-type="string">
            <text:p text:style-name="P1"><text:a xlink:type="simple" xlink:href="https://man7.org/linux/man-pages/man2/writev.2.html" text:style-name="Internet_20_link" text:visited-style-name="Visited_20_Internet_20_Link">man/</text:a> <text:a xlink:type="simple" xlink:href="https://source.chromium.org/search?ss=chromiumos&amp;q=SYSCALL_DEFINE.*writev" text:style-name="Internet_20_link" text:visited-style-name="Visited_20_Internet_20_Link">cs/</text:a></text:p>
          </table:table-cell>
          <table:table-cell table:style-name="Table1.A1" office:value-type="string">
            <text:p text:style-name="P1">0x14</text:p>
          </table:table-cell>
          <table:table-cell table:style-name="Table1.A1" office:value-type="string">
            <text:p text:style-name="Table_20_Contents">unsigned long fd</text:p>
          </table:table-cell>
          <table:table-cell table:style-name="Table1.A1" office:value-type="string">
            <text:p text:style-name="Table_20_Contents">const struct iovec *vec</text:p>
          </table:table-cell>
          <table:table-cell table:style-name="Table1.A1" office:value-type="string">
            <text:p text:style-name="Table_20_Contents">unsigned long vlen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1</text:p>
          </table:table-cell>
          <table:table-cell table:style-name="Table1.A1" office:value-type="string">
            <text:p text:style-name="Table_20_Contents">access</text:p>
          </table:table-cell>
          <table:table-cell table:style-name="Table1.A1" office:value-type="string">
            <text:p text:style-name="P1"><text:a xlink:type="simple" xlink:href="https://man7.org/linux/man-pages/man2/access.2.html" text:style-name="Internet_20_link" text:visited-style-name="Visited_20_Internet_20_Link">man/</text:a> <text:a xlink:type="simple" xlink:href="https://source.chromium.org/search?ss=chromiumos&amp;q=SYSCALL_DEFINE.*access" text:style-name="Internet_20_link" text:visited-style-name="Visited_20_Internet_20_Link">cs/</text:a></text:p>
          </table:table-cell>
          <table:table-cell table:style-name="Table1.A1" office:value-type="string">
            <text:p text:style-name="P1">0x15</text:p>
          </table:table-cell>
          <table:table-cell table:style-name="Table1.A1" office:value-type="string">
            <text:p text:style-name="Table_20_Contents">const char *filename</text:p>
          </table:table-cell>
          <table:table-cell table:style-name="Table1.A1" office:value-type="string">
            <text:p text:style-name="Table_20_Contents">int mod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2</text:p>
          </table:table-cell>
          <table:table-cell table:style-name="Table1.A1" office:value-type="string">
            <text:p text:style-name="Table_20_Contents">pipe</text:p>
          </table:table-cell>
          <table:table-cell table:style-name="Table1.A1" office:value-type="string">
            <text:p text:style-name="P1"><text:a xlink:type="simple" xlink:href="https://man7.org/linux/man-pages/man2/pipe.2.html" text:style-name="Internet_20_link" text:visited-style-name="Visited_20_Internet_20_Link">man/</text:a> <text:a xlink:type="simple" xlink:href="https://source.chromium.org/search?ss=chromiumos&amp;q=SYSCALL_DEFINE.*pipe" text:style-name="Internet_20_link" text:visited-style-name="Visited_20_Internet_20_Link">cs/</text:a></text:p>
          </table:table-cell>
          <table:table-cell table:style-name="Table1.A1" office:value-type="string">
            <text:p text:style-name="P1">0x16</text:p>
          </table:table-cell>
          <table:table-cell table:style-name="Table1.A1" office:value-type="string">
            <text:p text:style-name="Table_20_Contents">int *filde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3</text:p>
          </table:table-cell>
          <table:table-cell table:style-name="Table1.A1" office:value-type="string">
            <text:p text:style-name="Table_20_Contents">select</text:p>
          </table:table-cell>
          <table:table-cell table:style-name="Table1.A1" office:value-type="string">
            <text:p text:style-name="P1"><text:a xlink:type="simple" xlink:href="https://man7.org/linux/man-pages/man2/select.2.html" text:style-name="Internet_20_link" text:visited-style-name="Visited_20_Internet_20_Link">man/</text:a> <text:a xlink:type="simple" xlink:href="https://source.chromium.org/search?ss=chromiumos&amp;q=SYSCALL_DEFINE.*select" text:style-name="Internet_20_link" text:visited-style-name="Visited_20_Internet_20_Link">cs/</text:a></text:p>
          </table:table-cell>
          <table:table-cell table:style-name="Table1.A1" office:value-type="string">
            <text:p text:style-name="P1">0x17</text:p>
          </table:table-cell>
          <table:table-cell table:style-name="Table1.A1" office:value-type="string">
            <text:p text:style-name="Table_20_Contents">int n</text:p>
          </table:table-cell>
          <table:table-cell table:style-name="Table1.A1" office:value-type="string">
            <text:p text:style-name="Table_20_Contents">fd_set *inp</text:p>
          </table:table-cell>
          <table:table-cell table:style-name="Table1.A1" office:value-type="string">
            <text:p text:style-name="Table_20_Contents">fd_set *outp</text:p>
          </table:table-cell>
          <table:table-cell table:style-name="Table1.A1" office:value-type="string">
            <text:p text:style-name="Table_20_Contents">fd_set *exp</text:p>
          </table:table-cell>
          <table:table-cell table:style-name="Table1.A1" office:value-type="string">
            <text:p text:style-name="Table_20_Contents">struct timeval *tvp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4</text:p>
          </table:table-cell>
          <table:table-cell table:style-name="Table1.A1" office:value-type="string">
            <text:p text:style-name="Table_20_Contents">sched_yield</text:p>
          </table:table-cell>
          <table:table-cell table:style-name="Table1.A1" office:value-type="string">
            <text:p text:style-name="P1"><text:a xlink:type="simple" xlink:href="https://man7.org/linux/man-pages/man2/sched_yield.2.html" text:style-name="Internet_20_link" text:visited-style-name="Visited_20_Internet_20_Link">man/</text:a> <text:a xlink:type="simple" xlink:href="https://source.chromium.org/search?ss=chromiumos&amp;q=SYSCALL_DEFINE.*sched_yield" text:style-name="Internet_20_link" text:visited-style-name="Visited_20_Internet_20_Link">cs/</text:a></text:p>
          </table:table-cell>
          <table:table-cell table:style-name="Table1.A1" office:value-type="string">
            <text:p text:style-name="P1">0x18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5</text:p>
          </table:table-cell>
          <table:table-cell table:style-name="Table1.A1" office:value-type="string">
            <text:p text:style-name="Table_20_Contents">mremap</text:p>
          </table:table-cell>
          <table:table-cell table:style-name="Table1.A1" office:value-type="string">
            <text:p text:style-name="P1"><text:a xlink:type="simple" xlink:href="https://man7.org/linux/man-pages/man2/mremap.2.html" text:style-name="Internet_20_link" text:visited-style-name="Visited_20_Internet_20_Link">man/</text:a> <text:a xlink:type="simple" xlink:href="https://source.chromium.org/search?ss=chromiumos&amp;q=SYSCALL_DEFINE.*mremap" text:style-name="Internet_20_link" text:visited-style-name="Visited_20_Internet_20_Link">cs/</text:a></text:p>
          </table:table-cell>
          <table:table-cell table:style-name="Table1.A1" office:value-type="string">
            <text:p text:style-name="P1">0x19</text:p>
          </table:table-cell>
          <table:table-cell table:style-name="Table1.A1" office:value-type="string">
            <text:p text:style-name="Table_20_Contents">unsigned long addr</text:p>
          </table:table-cell>
          <table:table-cell table:style-name="Table1.A1" office:value-type="string">
            <text:p text:style-name="Table_20_Contents">unsigned long old_len</text:p>
          </table:table-cell>
          <table:table-cell table:style-name="Table1.A1" office:value-type="string">
            <text:p text:style-name="Table_20_Contents">unsigned long new_len</text:p>
          </table:table-cell>
          <table:table-cell table:style-name="Table1.A1" office:value-type="string">
            <text:p text:style-name="Table_20_Contents">unsigned long flags</text:p>
          </table:table-cell>
          <table:table-cell table:style-name="Table1.A1" office:value-type="string">
            <text:p text:style-name="Table_20_Contents">unsigned long new_addr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6</text:p>
          </table:table-cell>
          <table:table-cell table:style-name="Table1.A1" office:value-type="string">
            <text:p text:style-name="Table_20_Contents">msync</text:p>
          </table:table-cell>
          <table:table-cell table:style-name="Table1.A1" office:value-type="string">
            <text:p text:style-name="P1"><text:a xlink:type="simple" xlink:href="https://man7.org/linux/man-pages/man2/msync.2.html" text:style-name="Internet_20_link" text:visited-style-name="Visited_20_Internet_20_Link">man/</text:a> <text:a xlink:type="simple" xlink:href="https://source.chromium.org/search?ss=chromiumos&amp;q=SYSCALL_DEFINE.*msync" text:style-name="Internet_20_link" text:visited-style-name="Visited_20_Internet_20_Link">cs/</text:a></text:p>
          </table:table-cell>
          <table:table-cell table:style-name="Table1.A1" office:value-type="string">
            <text:p text:style-name="P1">0x1a</text:p>
          </table:table-cell>
          <table:table-cell table:style-name="Table1.A1" office:value-type="string">
            <text:p text:style-name="Table_20_Contents">unsigned long start</text:p>
          </table:table-cell>
          <table:table-cell table:style-name="Table1.A1" office:value-type="string">
            <text:p text:style-name="Table_20_Contents">size_t len</text:p>
          </table:table-cell>
          <table:table-cell table:style-name="Table1.A1" office:value-type="string">
            <text:p text:style-name="Table_20_Contents">int 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7</text:p>
          </table:table-cell>
          <table:table-cell table:style-name="Table1.A1" office:value-type="string">
            <text:p text:style-name="Table_20_Contents">mincore</text:p>
          </table:table-cell>
          <table:table-cell table:style-name="Table1.A1" office:value-type="string">
            <text:p text:style-name="P1"><text:a xlink:type="simple" xlink:href="https://man7.org/linux/man-pages/man2/mincore.2.html" text:style-name="Internet_20_link" text:visited-style-name="Visited_20_Internet_20_Link">man/</text:a> <text:a xlink:type="simple" xlink:href="https://source.chromium.org/search?ss=chromiumos&amp;q=SYSCALL_DEFINE.*mincore" text:style-name="Internet_20_link" text:visited-style-name="Visited_20_Internet_20_Link">cs/</text:a></text:p>
          </table:table-cell>
          <table:table-cell table:style-name="Table1.A1" office:value-type="string">
            <text:p text:style-name="P1">0x1b</text:p>
          </table:table-cell>
          <table:table-cell table:style-name="Table1.A1" office:value-type="string">
            <text:p text:style-name="Table_20_Contents">unsigned long start</text:p>
          </table:table-cell>
          <table:table-cell table:style-name="Table1.A1" office:value-type="string">
            <text:p text:style-name="Table_20_Contents">size_t len</text:p>
          </table:table-cell>
          <table:table-cell table:style-name="Table1.A1" office:value-type="string">
            <text:p text:style-name="Table_20_Contents">unsigned char * vec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8</text:p>
          </table:table-cell>
          <table:table-cell table:style-name="Table1.A1" office:value-type="string">
            <text:p text:style-name="Table_20_Contents">madvise</text:p>
          </table:table-cell>
          <table:table-cell table:style-name="Table1.A1" office:value-type="string">
            <text:p text:style-name="P1"><text:a xlink:type="simple" xlink:href="https://man7.org/linux/man-pages/man2/madvise.2.html" text:style-name="Internet_20_link" text:visited-style-name="Visited_20_Internet_20_Link">man/</text:a> <text:a xlink:type="simple" xlink:href="https://source.chromium.org/search?ss=chromiumos&amp;q=SYSCALL_DEFINE.*madvise" text:style-name="Internet_20_link" text:visited-style-name="Visited_20_Internet_20_Link">cs/</text:a></text:p>
          </table:table-cell>
          <table:table-cell table:style-name="Table1.A1" office:value-type="string">
            <text:p text:style-name="P1">0x1c</text:p>
          </table:table-cell>
          <table:table-cell table:style-name="Table1.A1" office:value-type="string">
            <text:p text:style-name="Table_20_Contents">unsigned long start</text:p>
          </table:table-cell>
          <table:table-cell table:style-name="Table1.A1" office:value-type="string">
            <text:p text:style-name="Table_20_Contents">size_t len</text:p>
          </table:table-cell>
          <table:table-cell table:style-name="Table1.A1" office:value-type="string">
            <text:p text:style-name="Table_20_Contents">int behavior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9</text:p>
          </table:table-cell>
          <table:table-cell table:style-name="Table1.A1" office:value-type="string">
            <text:p text:style-name="Table_20_Contents">shmget</text:p>
          </table:table-cell>
          <table:table-cell table:style-name="Table1.A1" office:value-type="string">
            <text:p text:style-name="P1"><text:a xlink:type="simple" xlink:href="https://man7.org/linux/man-pages/man2/shmget.2.html" text:style-name="Internet_20_link" text:visited-style-name="Visited_20_Internet_20_Link">man/</text:a> <text:a xlink:type="simple" xlink:href="https://source.chromium.org/search?ss=chromiumos&amp;q=SYSCALL_DEFINE.*shmget" text:style-name="Internet_20_link" text:visited-style-name="Visited_20_Internet_20_Link">cs/</text:a></text:p>
          </table:table-cell>
          <table:table-cell table:style-name="Table1.A1" office:value-type="string">
            <text:p text:style-name="P1">0x1d</text:p>
          </table:table-cell>
          <table:table-cell table:style-name="Table1.A1" office:value-type="string">
            <text:p text:style-name="Table_20_Contents">key_t key</text:p>
          </table:table-cell>
          <table:table-cell table:style-name="Table1.A1" office:value-type="string">
            <text:p text:style-name="Table_20_Contents">size_t size</text:p>
          </table:table-cell>
          <table:table-cell table:style-name="Table1.A1" office:value-type="string">
            <text:p text:style-name="Table_20_Contents">int flag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0</text:p>
          </table:table-cell>
          <table:table-cell table:style-name="Table1.A1" office:value-type="string">
            <text:p text:style-name="Table_20_Contents">shmat</text:p>
          </table:table-cell>
          <table:table-cell table:style-name="Table1.A1" office:value-type="string">
            <text:p text:style-name="P1"><text:a xlink:type="simple" xlink:href="https://man7.org/linux/man-pages/man2/shmat.2.html" text:style-name="Internet_20_link" text:visited-style-name="Visited_20_Internet_20_Link">man/</text:a> <text:a xlink:type="simple" xlink:href="https://source.chromium.org/search?ss=chromiumos&amp;q=SYSCALL_DEFINE.*shmat" text:style-name="Internet_20_link" text:visited-style-name="Visited_20_Internet_20_Link">cs/</text:a></text:p>
          </table:table-cell>
          <table:table-cell table:style-name="Table1.A1" office:value-type="string">
            <text:p text:style-name="P1">0x1e</text:p>
          </table:table-cell>
          <table:table-cell table:style-name="Table1.A1" office:value-type="string">
            <text:p text:style-name="Table_20_Contents">int shmid</text:p>
          </table:table-cell>
          <table:table-cell table:style-name="Table1.A1" office:value-type="string">
            <text:p text:style-name="Table_20_Contents">char *shmaddr</text:p>
          </table:table-cell>
          <table:table-cell table:style-name="Table1.A1" office:value-type="string">
            <text:p text:style-name="Table_20_Contents">int shmflg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1</text:p>
          </table:table-cell>
          <table:table-cell table:style-name="Table1.A1" office:value-type="string">
            <text:p text:style-name="Table_20_Contents">shmctl</text:p>
          </table:table-cell>
          <table:table-cell table:style-name="Table1.A1" office:value-type="string">
            <text:p text:style-name="P1"><text:a xlink:type="simple" xlink:href="https://man7.org/linux/man-pages/man2/shmctl.2.html" text:style-name="Internet_20_link" text:visited-style-name="Visited_20_Internet_20_Link">man/</text:a> <text:a xlink:type="simple" xlink:href="https://source.chromium.org/search?ss=chromiumos&amp;q=SYSCALL_DEFINE.*shmctl" text:style-name="Internet_20_link" text:visited-style-name="Visited_20_Internet_20_Link">cs/</text:a></text:p>
          </table:table-cell>
          <table:table-cell table:style-name="Table1.A1" office:value-type="string">
            <text:p text:style-name="P1">0x1f</text:p>
          </table:table-cell>
          <table:table-cell table:style-name="Table1.A1" office:value-type="string">
            <text:p text:style-name="Table_20_Contents">int shmid</text:p>
          </table:table-cell>
          <table:table-cell table:style-name="Table1.A1" office:value-type="string">
            <text:p text:style-name="Table_20_Contents">int cmd</text:p>
          </table:table-cell>
          <table:table-cell table:style-name="Table1.A1" office:value-type="string">
            <text:p text:style-name="Table_20_Contents">struct shmid_ds *buf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2</text:p>
          </table:table-cell>
          <table:table-cell table:style-name="Table1.A1" office:value-type="string">
            <text:p text:style-name="Table_20_Contents">dup</text:p>
          </table:table-cell>
          <table:table-cell table:style-name="Table1.A1" office:value-type="string">
            <text:p text:style-name="P1"><text:a xlink:type="simple" xlink:href="https://man7.org/linux/man-pages/man2/dup.2.html" text:style-name="Internet_20_link" text:visited-style-name="Visited_20_Internet_20_Link">man/</text:a> <text:a xlink:type="simple" xlink:href="https://source.chromium.org/search?ss=chromiumos&amp;q=SYSCALL_DEFINE.*dup" text:style-name="Internet_20_link" text:visited-style-name="Visited_20_Internet_20_Link">cs/</text:a></text:p>
          </table:table-cell>
          <table:table-cell table:style-name="Table1.A1" office:value-type="string">
            <text:p text:style-name="P1">0x20</text:p>
          </table:table-cell>
          <table:table-cell table:style-name="Table1.A1" office:value-type="string">
            <text:p text:style-name="Table_20_Contents">unsigned int filde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3</text:p>
          </table:table-cell>
          <table:table-cell table:style-name="Table1.A1" office:value-type="string">
            <text:p text:style-name="Table_20_Contents">dup2</text:p>
          </table:table-cell>
          <table:table-cell table:style-name="Table1.A1" office:value-type="string">
            <text:p text:style-name="P1"><text:a xlink:type="simple" xlink:href="https://man7.org/linux/man-pages/man2/dup2.2.html" text:style-name="Internet_20_link" text:visited-style-name="Visited_20_Internet_20_Link">man/</text:a> <text:a xlink:type="simple" xlink:href="https://source.chromium.org/search?ss=chromiumos&amp;q=SYSCALL_DEFINE.*dup2" text:style-name="Internet_20_link" text:visited-style-name="Visited_20_Internet_20_Link">cs/</text:a></text:p>
          </table:table-cell>
          <table:table-cell table:style-name="Table1.A1" office:value-type="string">
            <text:p text:style-name="P1">0x21</text:p>
          </table:table-cell>
          <table:table-cell table:style-name="Table1.A1" office:value-type="string">
            <text:p text:style-name="Table_20_Contents">unsigned int oldfd</text:p>
          </table:table-cell>
          <table:table-cell table:style-name="Table1.A1" office:value-type="string">
            <text:p text:style-name="Table_20_Contents">unsigned int newf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4</text:p>
          </table:table-cell>
          <table:table-cell table:style-name="Table1.A1" office:value-type="string">
            <text:p text:style-name="Table_20_Contents">pause</text:p>
          </table:table-cell>
          <table:table-cell table:style-name="Table1.A1" office:value-type="string">
            <text:p text:style-name="P1"><text:a xlink:type="simple" xlink:href="https://man7.org/linux/man-pages/man2/pause.2.html" text:style-name="Internet_20_link" text:visited-style-name="Visited_20_Internet_20_Link">man/</text:a> <text:a xlink:type="simple" xlink:href="https://source.chromium.org/search?ss=chromiumos&amp;q=SYSCALL_DEFINE.*pause" text:style-name="Internet_20_link" text:visited-style-name="Visited_20_Internet_20_Link">cs/</text:a></text:p>
          </table:table-cell>
          <table:table-cell table:style-name="Table1.A1" office:value-type="string">
            <text:p text:style-name="P1">0x22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5</text:p>
          </table:table-cell>
          <table:table-cell table:style-name="Table1.A1" office:value-type="string">
            <text:p text:style-name="Table_20_Contents">nanosleep</text:p>
          </table:table-cell>
          <table:table-cell table:style-name="Table1.A1" office:value-type="string">
            <text:p text:style-name="P1"><text:a xlink:type="simple" xlink:href="https://man7.org/linux/man-pages/man2/nanosleep.2.html" text:style-name="Internet_20_link" text:visited-style-name="Visited_20_Internet_20_Link">man/</text:a> <text:a xlink:type="simple" xlink:href="https://source.chromium.org/search?ss=chromiumos&amp;q=SYSCALL_DEFINE.*nanosleep" text:style-name="Internet_20_link" text:visited-style-name="Visited_20_Internet_20_Link">cs/</text:a></text:p>
          </table:table-cell>
          <table:table-cell table:style-name="Table1.A1" office:value-type="string">
            <text:p text:style-name="P1">0x23</text:p>
          </table:table-cell>
          <table:table-cell table:style-name="Table1.A1" office:value-type="string">
            <text:p text:style-name="Table_20_Contents">struct __kernel_timespec *rqtp</text:p>
          </table:table-cell>
          <table:table-cell table:style-name="Table1.A1" office:value-type="string">
            <text:p text:style-name="Table_20_Contents">struct __kernel_timespec *rmtp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6</text:p>
          </table:table-cell>
          <table:table-cell table:style-name="Table1.A1" office:value-type="string">
            <text:p text:style-name="Table_20_Contents">getitimer</text:p>
          </table:table-cell>
          <table:table-cell table:style-name="Table1.A1" office:value-type="string">
            <text:p text:style-name="P1"><text:a xlink:type="simple" xlink:href="https://man7.org/linux/man-pages/man2/getitimer.2.html" text:style-name="Internet_20_link" text:visited-style-name="Visited_20_Internet_20_Link">man/</text:a> <text:a xlink:type="simple" xlink:href="https://source.chromium.org/search?ss=chromiumos&amp;q=SYSCALL_DEFINE.*getitimer" text:style-name="Internet_20_link" text:visited-style-name="Visited_20_Internet_20_Link">cs/</text:a></text:p>
          </table:table-cell>
          <table:table-cell table:style-name="Table1.A1" office:value-type="string">
            <text:p text:style-name="P1">0x24</text:p>
          </table:table-cell>
          <table:table-cell table:style-name="Table1.A1" office:value-type="string">
            <text:p text:style-name="Table_20_Contents">int which</text:p>
          </table:table-cell>
          <table:table-cell table:style-name="Table1.A1" office:value-type="string">
            <text:p text:style-name="Table_20_Contents">struct itimerval *valu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7</text:p>
          </table:table-cell>
          <table:table-cell table:style-name="Table1.A1" office:value-type="string">
            <text:p text:style-name="Table_20_Contents">alarm</text:p>
          </table:table-cell>
          <table:table-cell table:style-name="Table1.A1" office:value-type="string">
            <text:p text:style-name="P1"><text:a xlink:type="simple" xlink:href="https://man7.org/linux/man-pages/man2/alarm.2.html" text:style-name="Internet_20_link" text:visited-style-name="Visited_20_Internet_20_Link">man/</text:a> <text:a xlink:type="simple" xlink:href="https://source.chromium.org/search?ss=chromiumos&amp;q=SYSCALL_DEFINE.*alarm" text:style-name="Internet_20_link" text:visited-style-name="Visited_20_Internet_20_Link">cs/</text:a></text:p>
          </table:table-cell>
          <table:table-cell table:style-name="Table1.A1" office:value-type="string">
            <text:p text:style-name="P1">0x25</text:p>
          </table:table-cell>
          <table:table-cell table:style-name="Table1.A1" office:value-type="string">
            <text:p text:style-name="Table_20_Contents">unsigned int second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8</text:p>
          </table:table-cell>
          <table:table-cell table:style-name="Table1.A1" office:value-type="string">
            <text:p text:style-name="Table_20_Contents">setitimer</text:p>
          </table:table-cell>
          <table:table-cell table:style-name="Table1.A1" office:value-type="string">
            <text:p text:style-name="P1"><text:a xlink:type="simple" xlink:href="https://man7.org/linux/man-pages/man2/setitimer.2.html" text:style-name="Internet_20_link" text:visited-style-name="Visited_20_Internet_20_Link">man/</text:a> <text:a xlink:type="simple" xlink:href="https://source.chromium.org/search?ss=chromiumos&amp;q=SYSCALL_DEFINE.*setitimer" text:style-name="Internet_20_link" text:visited-style-name="Visited_20_Internet_20_Link">cs/</text:a></text:p>
          </table:table-cell>
          <table:table-cell table:style-name="Table1.A1" office:value-type="string">
            <text:p text:style-name="P1">0x26</text:p>
          </table:table-cell>
          <table:table-cell table:style-name="Table1.A1" office:value-type="string">
            <text:p text:style-name="Table_20_Contents">int which</text:p>
          </table:table-cell>
          <table:table-cell table:style-name="Table1.A1" office:value-type="string">
            <text:p text:style-name="Table_20_Contents">struct itimerval <text:soft-page-break/>*value</text:p>
          </table:table-cell>
          <table:table-cell table:style-name="Table1.A1" office:value-type="string">
            <text:p text:style-name="Table_20_Contents">struct itimerval <text:soft-page-break/>*ovalu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9</text:p>
          </table:table-cell>
          <table:table-cell table:style-name="Table1.A1" office:value-type="string">
            <text:p text:style-name="Table_20_Contents">getpid</text:p>
          </table:table-cell>
          <table:table-cell table:style-name="Table1.A1" office:value-type="string">
            <text:p text:style-name="P1"><text:a xlink:type="simple" xlink:href="https://man7.org/linux/man-pages/man2/getpid.2.html" text:style-name="Internet_20_link" text:visited-style-name="Visited_20_Internet_20_Link">man/</text:a> <text:a xlink:type="simple" xlink:href="https://source.chromium.org/search?ss=chromiumos&amp;q=SYSCALL_DEFINE.*getpid" text:style-name="Internet_20_link" text:visited-style-name="Visited_20_Internet_20_Link">cs/</text:a></text:p>
          </table:table-cell>
          <table:table-cell table:style-name="Table1.A1" office:value-type="string">
            <text:p text:style-name="P1">0x27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40</text:p>
          </table:table-cell>
          <table:table-cell table:style-name="Table1.A1" office:value-type="string">
            <text:p text:style-name="Table_20_Contents">sendfile</text:p>
          </table:table-cell>
          <table:table-cell table:style-name="Table1.A1" office:value-type="string">
            <text:p text:style-name="P1"><text:a xlink:type="simple" xlink:href="https://man7.org/linux/man-pages/man2/sendfile.2.html" text:style-name="Internet_20_link" text:visited-style-name="Visited_20_Internet_20_Link">man/</text:a> <text:a xlink:type="simple" xlink:href="https://source.chromium.org/search?ss=chromiumos&amp;q=SYSCALL_DEFINE.*sendfile" text:style-name="Internet_20_link" text:visited-style-name="Visited_20_Internet_20_Link">cs/</text:a></text:p>
          </table:table-cell>
          <table:table-cell table:style-name="Table1.A1" office:value-type="string">
            <text:p text:style-name="P1">0x28</text:p>
          </table:table-cell>
          <table:table-cell table:style-name="Table1.A1" office:value-type="string">
            <text:p text:style-name="Table_20_Contents">int out_fd</text:p>
          </table:table-cell>
          <table:table-cell table:style-name="Table1.A1" office:value-type="string">
            <text:p text:style-name="Table_20_Contents">int in_fd</text:p>
          </table:table-cell>
          <table:table-cell table:style-name="Table1.A1" office:value-type="string">
            <text:p text:style-name="Table_20_Contents">off_t *offset</text:p>
          </table:table-cell>
          <table:table-cell table:style-name="Table1.A1" office:value-type="string">
            <text:p text:style-name="Table_20_Contents">size_t count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41</text:p>
          </table:table-cell>
          <table:table-cell table:style-name="Table1.A1" office:value-type="string">
            <text:p text:style-name="Table_20_Contents">socket</text:p>
          </table:table-cell>
          <table:table-cell table:style-name="Table1.A1" office:value-type="string">
            <text:p text:style-name="P1"><text:a xlink:type="simple" xlink:href="https://man7.org/linux/man-pages/man2/socket.2.html" text:style-name="Internet_20_link" text:visited-style-name="Visited_20_Internet_20_Link">man/</text:a> <text:a xlink:type="simple" xlink:href="https://source.chromium.org/search?ss=chromiumos&amp;q=SYSCALL_DEFINE.*socket" text:style-name="Internet_20_link" text:visited-style-name="Visited_20_Internet_20_Link">cs/</text:a></text:p>
          </table:table-cell>
          <table:table-cell table:style-name="Table1.A1" office:value-type="string">
            <text:p text:style-name="P1">0x29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42</text:p>
          </table:table-cell>
          <table:table-cell table:style-name="Table1.A1" office:value-type="string">
            <text:p text:style-name="Table_20_Contents">connect</text:p>
          </table:table-cell>
          <table:table-cell table:style-name="Table1.A1" office:value-type="string">
            <text:p text:style-name="P1"><text:a xlink:type="simple" xlink:href="https://man7.org/linux/man-pages/man2/connect.2.html" text:style-name="Internet_20_link" text:visited-style-name="Visited_20_Internet_20_Link">man/</text:a> <text:a xlink:type="simple" xlink:href="https://source.chromium.org/search?ss=chromiumos&amp;q=SYSCALL_DEFINE.*connect" text:style-name="Internet_20_link" text:visited-style-name="Visited_20_Internet_20_Link">cs/</text:a></text:p>
          </table:table-cell>
          <table:table-cell table:style-name="Table1.A1" office:value-type="string">
            <text:p text:style-name="P1">0x2a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struct sockaddr *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43</text:p>
          </table:table-cell>
          <table:table-cell table:style-name="Table1.A1" office:value-type="string">
            <text:p text:style-name="Table_20_Contents">accept</text:p>
          </table:table-cell>
          <table:table-cell table:style-name="Table1.A1" office:value-type="string">
            <text:p text:style-name="P1"><text:a xlink:type="simple" xlink:href="https://man7.org/linux/man-pages/man2/accept.2.html" text:style-name="Internet_20_link" text:visited-style-name="Visited_20_Internet_20_Link">man/</text:a> <text:a xlink:type="simple" xlink:href="https://source.chromium.org/search?ss=chromiumos&amp;q=SYSCALL_DEFINE.*accept" text:style-name="Internet_20_link" text:visited-style-name="Visited_20_Internet_20_Link">cs/</text:a></text:p>
          </table:table-cell>
          <table:table-cell table:style-name="Table1.A1" office:value-type="string">
            <text:p text:style-name="P1">0x2b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struct sockaddr *</text:p>
          </table:table-cell>
          <table:table-cell table:style-name="Table1.A1" office:value-type="string">
            <text:p text:style-name="Table_20_Contents">int *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44</text:p>
          </table:table-cell>
          <table:table-cell table:style-name="Table1.A1" office:value-type="string">
            <text:p text:style-name="Table_20_Contents">sendto</text:p>
          </table:table-cell>
          <table:table-cell table:style-name="Table1.A1" office:value-type="string">
            <text:p text:style-name="P1"><text:a xlink:type="simple" xlink:href="https://man7.org/linux/man-pages/man2/sendto.2.html" text:style-name="Internet_20_link" text:visited-style-name="Visited_20_Internet_20_Link">man/</text:a> <text:a xlink:type="simple" xlink:href="https://source.chromium.org/search?ss=chromiumos&amp;q=SYSCALL_DEFINE.*sendto" text:style-name="Internet_20_link" text:visited-style-name="Visited_20_Internet_20_Link">cs/</text:a></text:p>
          </table:table-cell>
          <table:table-cell table:style-name="Table1.A1" office:value-type="string">
            <text:p text:style-name="P1">0x2c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void *</text:p>
          </table:table-cell>
          <table:table-cell table:style-name="Table1.A1" office:value-type="string">
            <text:p text:style-name="Table_20_Contents">size_t</text:p>
          </table:table-cell>
          <table:table-cell table:style-name="Table1.A1" office:value-type="string">
            <text:p text:style-name="Table_20_Contents">unsigned</text:p>
          </table:table-cell>
          <table:table-cell table:style-name="Table1.A1" office:value-type="string">
            <text:p text:style-name="Table_20_Contents">struct sockaddr *</text:p>
          </table:table-cell>
          <table:table-cell table:style-name="Table1.A1" office:value-type="string">
            <text:p text:style-name="Table_20_Contents">int</text:p>
          </table:table-cell>
        </table:table-row>
        <table:table-row table:style-name="TableLine94107333621072">
          <table:table-cell table:style-name="Table1.A1" office:value-type="string">
            <text:p text:style-name="P1">45</text:p>
          </table:table-cell>
          <table:table-cell table:style-name="Table1.A1" office:value-type="string">
            <text:p text:style-name="Table_20_Contents">recvfrom</text:p>
          </table:table-cell>
          <table:table-cell table:style-name="Table1.A1" office:value-type="string">
            <text:p text:style-name="P1"><text:a xlink:type="simple" xlink:href="https://man7.org/linux/man-pages/man2/recvfrom.2.html" text:style-name="Internet_20_link" text:visited-style-name="Visited_20_Internet_20_Link">man/</text:a> <text:a xlink:type="simple" xlink:href="https://source.chromium.org/search?ss=chromiumos&amp;q=SYSCALL_DEFINE.*recvfrom" text:style-name="Internet_20_link" text:visited-style-name="Visited_20_Internet_20_Link">cs/</text:a></text:p>
          </table:table-cell>
          <table:table-cell table:style-name="Table1.A1" office:value-type="string">
            <text:p text:style-name="P1">0x2d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void *</text:p>
          </table:table-cell>
          <table:table-cell table:style-name="Table1.A1" office:value-type="string">
            <text:p text:style-name="Table_20_Contents">size_t</text:p>
          </table:table-cell>
          <table:table-cell table:style-name="Table1.A1" office:value-type="string">
            <text:p text:style-name="Table_20_Contents">unsigned</text:p>
          </table:table-cell>
          <table:table-cell table:style-name="Table1.A1" office:value-type="string">
            <text:p text:style-name="Table_20_Contents">struct sockaddr *</text:p>
          </table:table-cell>
          <table:table-cell table:style-name="Table1.A1" office:value-type="string">
            <text:p text:style-name="Table_20_Contents">int *</text:p>
          </table:table-cell>
        </table:table-row>
        <table:table-row table:style-name="TableLine94107333621072">
          <table:table-cell table:style-name="Table1.A1" office:value-type="string">
            <text:p text:style-name="P1">46</text:p>
          </table:table-cell>
          <table:table-cell table:style-name="Table1.A1" office:value-type="string">
            <text:p text:style-name="Table_20_Contents">sendmsg</text:p>
          </table:table-cell>
          <table:table-cell table:style-name="Table1.A1" office:value-type="string">
            <text:p text:style-name="P1"><text:a xlink:type="simple" xlink:href="https://man7.org/linux/man-pages/man2/sendmsg.2.html" text:style-name="Internet_20_link" text:visited-style-name="Visited_20_Internet_20_Link">man/</text:a> <text:a xlink:type="simple" xlink:href="https://source.chromium.org/search?ss=chromiumos&amp;q=SYSCALL_DEFINE.*sendmsg" text:style-name="Internet_20_link" text:visited-style-name="Visited_20_Internet_20_Link">cs/</text:a></text:p>
          </table:table-cell>
          <table:table-cell table:style-name="Table1.A1" office:value-type="string">
            <text:p text:style-name="P1">0x2e</text:p>
          </table:table-cell>
          <table:table-cell table:style-name="Table1.A1" office:value-type="string">
            <text:p text:style-name="Table_20_Contents">int fd</text:p>
          </table:table-cell>
          <table:table-cell table:style-name="Table1.A1" office:value-type="string">
            <text:p text:style-name="Table_20_Contents">struct user_msghdr *msg</text:p>
          </table:table-cell>
          <table:table-cell table:style-name="Table1.A1" office:value-type="string">
            <text:p text:style-name="Table_20_Contents">unsigned 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47</text:p>
          </table:table-cell>
          <table:table-cell table:style-name="Table1.A1" office:value-type="string">
            <text:p text:style-name="Table_20_Contents">recvmsg</text:p>
          </table:table-cell>
          <table:table-cell table:style-name="Table1.A1" office:value-type="string">
            <text:p text:style-name="P1"><text:a xlink:type="simple" xlink:href="https://man7.org/linux/man-pages/man2/recvmsg.2.html" text:style-name="Internet_20_link" text:visited-style-name="Visited_20_Internet_20_Link">man/</text:a> <text:a xlink:type="simple" xlink:href="https://source.chromium.org/search?ss=chromiumos&amp;q=SYSCALL_DEFINE.*recvmsg" text:style-name="Internet_20_link" text:visited-style-name="Visited_20_Internet_20_Link">cs/</text:a></text:p>
          </table:table-cell>
          <table:table-cell table:style-name="Table1.A1" office:value-type="string">
            <text:p text:style-name="P1">0x2f</text:p>
          </table:table-cell>
          <table:table-cell table:style-name="Table1.A1" office:value-type="string">
            <text:p text:style-name="Table_20_Contents">int fd</text:p>
          </table:table-cell>
          <table:table-cell table:style-name="Table1.A1" office:value-type="string">
            <text:p text:style-name="Table_20_Contents">struct user_msghdr *msg</text:p>
          </table:table-cell>
          <table:table-cell table:style-name="Table1.A1" office:value-type="string">
            <text:p text:style-name="Table_20_Contents">unsigned 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48</text:p>
          </table:table-cell>
          <table:table-cell table:style-name="Table1.A1" office:value-type="string">
            <text:p text:style-name="Table_20_Contents">shutdown</text:p>
          </table:table-cell>
          <table:table-cell table:style-name="Table1.A1" office:value-type="string">
            <text:p text:style-name="P1"><text:a xlink:type="simple" xlink:href="https://man7.org/linux/man-pages/man2/shutdown.2.html" text:style-name="Internet_20_link" text:visited-style-name="Visited_20_Internet_20_Link">man/</text:a> <text:a xlink:type="simple" xlink:href="https://source.chromium.org/search?ss=chromiumos&amp;q=SYSCALL_DEFINE.*shutdown" text:style-name="Internet_20_link" text:visited-style-name="Visited_20_Internet_20_Link">cs/</text:a></text:p>
          </table:table-cell>
          <table:table-cell table:style-name="Table1.A1" office:value-type="string">
            <text:p text:style-name="P1">0x30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49</text:p>
          </table:table-cell>
          <table:table-cell table:style-name="Table1.A1" office:value-type="string">
            <text:p text:style-name="Table_20_Contents">bind</text:p>
          </table:table-cell>
          <table:table-cell table:style-name="Table1.A1" office:value-type="string">
            <text:p text:style-name="P1"><text:a xlink:type="simple" xlink:href="https://man7.org/linux/man-pages/man2/bind.2.html" text:style-name="Internet_20_link" text:visited-style-name="Visited_20_Internet_20_Link">man/</text:a> <text:a xlink:type="simple" xlink:href="https://source.chromium.org/search?ss=chromiumos&amp;q=SYSCALL_DEFINE.*bind" text:style-name="Internet_20_link" text:visited-style-name="Visited_20_Internet_20_Link">cs/</text:a></text:p>
          </table:table-cell>
          <table:table-cell table:style-name="Table1.A1" office:value-type="string">
            <text:p text:style-name="P1">0x31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struct sockaddr *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50</text:p>
          </table:table-cell>
          <table:table-cell table:style-name="Table1.A1" office:value-type="string">
            <text:p text:style-name="Table_20_Contents">listen</text:p>
          </table:table-cell>
          <table:table-cell table:style-name="Table1.A1" office:value-type="string">
            <text:p text:style-name="P1"><text:a xlink:type="simple" xlink:href="https://man7.org/linux/man-pages/man2/listen.2.html" text:style-name="Internet_20_link" text:visited-style-name="Visited_20_Internet_20_Link">man/</text:a> <text:a xlink:type="simple" xlink:href="https://source.chromium.org/search?ss=chromiumos&amp;q=SYSCALL_DEFINE.*listen" text:style-name="Internet_20_link" text:visited-style-name="Visited_20_Internet_20_Link">cs/</text:a></text:p>
          </table:table-cell>
          <table:table-cell table:style-name="Table1.A1" office:value-type="string">
            <text:p text:style-name="P1">0x32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51</text:p>
          </table:table-cell>
          <table:table-cell table:style-name="Table1.A1" office:value-type="string">
            <text:p text:style-name="Table_20_Contents">getsockname</text:p>
          </table:table-cell>
          <table:table-cell table:style-name="Table1.A1" office:value-type="string">
            <text:p text:style-name="P1"><text:a xlink:type="simple" xlink:href="https://man7.org/linux/man-pages/man2/getsockname.2.html" text:style-name="Internet_20_link" text:visited-style-name="Visited_20_Internet_20_Link">man/</text:a> <text:a xlink:type="simple" xlink:href="https://source.chromium.org/search?ss=chromiumos&amp;q=SYSCALL_DEFINE.*getsockname" text:style-name="Internet_20_link" text:visited-style-name="Visited_20_Internet_20_Link">cs/</text:a></text:p>
          </table:table-cell>
          <table:table-cell table:style-name="Table1.A1" office:value-type="string">
            <text:p text:style-name="P1">0x33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struct sockaddr *</text:p>
          </table:table-cell>
          <table:table-cell table:style-name="Table1.A1" office:value-type="string">
            <text:p text:style-name="Table_20_Contents">int *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52</text:p>
          </table:table-cell>
          <table:table-cell table:style-name="Table1.A1" office:value-type="string">
            <text:p text:style-name="Table_20_Contents">getpeername</text:p>
          </table:table-cell>
          <table:table-cell table:style-name="Table1.A1" office:value-type="string">
            <text:p text:style-name="P1"><text:a xlink:type="simple" xlink:href="https://man7.org/linux/man-pages/man2/getpeername.2.html" text:style-name="Internet_20_link" text:visited-style-name="Visited_20_Internet_20_Link">man/</text:a> <text:a xlink:type="simple" xlink:href="https://source.chromium.org/search?ss=chromiumos&amp;q=SYSCALL_DEFINE.*getpeername" text:style-name="Internet_20_link" text:visited-style-name="Visited_20_Internet_20_Link">cs/</text:a></text:p>
          </table:table-cell>
          <table:table-cell table:style-name="Table1.A1" office:value-type="string">
            <text:p text:style-name="P1">0x34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struct sockaddr *</text:p>
          </table:table-cell>
          <table:table-cell table:style-name="Table1.A1" office:value-type="string">
            <text:p text:style-name="Table_20_Contents">int *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53</text:p>
          </table:table-cell>
          <table:table-cell table:style-name="Table1.A1" office:value-type="string">
            <text:p text:style-name="Table_20_Contents">socketpair</text:p>
          </table:table-cell>
          <table:table-cell table:style-name="Table1.A1" office:value-type="string">
            <text:p text:style-name="P1"><text:a xlink:type="simple" xlink:href="https://man7.org/linux/man-pages/man2/socketpair.2.html" text:style-name="Internet_20_link" text:visited-style-name="Visited_20_Internet_20_Link">man/</text:a> <text:a xlink:type="simple" xlink:href="https://source.chromium.org/search?ss=chromiumos&amp;q=SYSCALL_DEFINE.*socketpair" text:style-name="Internet_20_link" text:visited-style-name="Visited_20_Internet_20_Link">cs/</text:a></text:p>
          </table:table-cell>
          <table:table-cell table:style-name="Table1.A1" office:value-type="string">
            <text:p text:style-name="P1">0x35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int *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54</text:p>
          </table:table-cell>
          <table:table-cell table:style-name="Table1.A1" office:value-type="string">
            <text:p text:style-name="Table_20_Contents">setsockopt</text:p>
          </table:table-cell>
          <table:table-cell table:style-name="Table1.A1" office:value-type="string">
            <text:p text:style-name="P1"><text:a xlink:type="simple" xlink:href="https://man7.org/linux/man-pages/man2/setsockopt.2.html" text:style-name="Internet_20_link" text:visited-style-name="Visited_20_Internet_20_Link">man/</text:a> <text:a xlink:type="simple" xlink:href="https://source.chromium.org/search?ss=chromiumos&amp;q=SYSCALL_DEFINE.*setsockopt" text:style-name="Internet_20_link" text:visited-style-name="Visited_20_Internet_20_Link">cs/</text:a></text:p>
          </table:table-cell>
          <table:table-cell table:style-name="Table1.A1" office:value-type="string">
            <text:p text:style-name="P1">0x36</text:p>
          </table:table-cell>
          <table:table-cell table:style-name="Table1.A1" office:value-type="string">
            <text:p text:style-name="Table_20_Contents">int fd</text:p>
          </table:table-cell>
          <table:table-cell table:style-name="Table1.A1" office:value-type="string">
            <text:p text:style-name="Table_20_Contents">int level</text:p>
          </table:table-cell>
          <table:table-cell table:style-name="Table1.A1" office:value-type="string">
            <text:p text:style-name="Table_20_Contents">int optname</text:p>
          </table:table-cell>
          <table:table-cell table:style-name="Table1.A1" office:value-type="string">
            <text:p text:style-name="Table_20_Contents">char *optval</text:p>
          </table:table-cell>
          <table:table-cell table:style-name="Table1.A1" office:value-type="string">
            <text:p text:style-name="Table_20_Contents">int optlen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55</text:p>
          </table:table-cell>
          <table:table-cell table:style-name="Table1.A1" office:value-type="string">
            <text:p text:style-name="Table_20_Contents">getsockopt</text:p>
          </table:table-cell>
          <table:table-cell table:style-name="Table1.A1" office:value-type="string">
            <text:p text:style-name="P1"><text:a xlink:type="simple" xlink:href="https://man7.org/linux/man-pages/man2/getsockopt.2.html" text:style-name="Internet_20_link" text:visited-style-name="Visited_20_Internet_20_Link">man/</text:a> <text:a xlink:type="simple" xlink:href="https://source.chromium.org/search?ss=chromiumos&amp;q=SYSCALL_DEFINE.*getsockopt" text:style-name="Internet_20_link" text:visited-style-name="Visited_20_Internet_20_Link">cs/</text:a></text:p>
          </table:table-cell>
          <table:table-cell table:style-name="Table1.A1" office:value-type="string">
            <text:p text:style-name="P1">0x37</text:p>
          </table:table-cell>
          <table:table-cell table:style-name="Table1.A1" office:value-type="string">
            <text:p text:style-name="Table_20_Contents">int fd</text:p>
          </table:table-cell>
          <table:table-cell table:style-name="Table1.A1" office:value-type="string">
            <text:p text:style-name="Table_20_Contents">int level</text:p>
          </table:table-cell>
          <table:table-cell table:style-name="Table1.A1" office:value-type="string">
            <text:p text:style-name="Table_20_Contents">int optname</text:p>
          </table:table-cell>
          <table:table-cell table:style-name="Table1.A1" office:value-type="string">
            <text:p text:style-name="Table_20_Contents">char *optval</text:p>
          </table:table-cell>
          <table:table-cell table:style-name="Table1.A1" office:value-type="string">
            <text:p text:style-name="Table_20_Contents">int *optlen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56</text:p>
          </table:table-cell>
          <table:table-cell table:style-name="Table1.A1" office:value-type="string">
            <text:p text:style-name="Table_20_Contents">clone</text:p>
          </table:table-cell>
          <table:table-cell table:style-name="Table1.A1" office:value-type="string">
            <text:p text:style-name="P1"><text:a xlink:type="simple" xlink:href="https://man7.org/linux/man-pages/man2/clone.2.html" text:style-name="Internet_20_link" text:visited-style-name="Visited_20_Internet_20_Link">man/</text:a> <text:a xlink:type="simple" xlink:href="https://source.chromium.org/search?ss=chromiumos&amp;q=SYSCALL_DEFINE.*clone" text:style-name="Internet_20_link" text:visited-style-name="Visited_20_Internet_20_Link">cs/</text:a></text:p>
          </table:table-cell>
          <table:table-cell table:style-name="Table1.A1" office:value-type="string">
            <text:p text:style-name="P1">0x38</text:p>
          </table:table-cell>
          <table:table-cell table:style-name="Table1.A1" office:value-type="string">
            <text:p text:style-name="Table_20_Contents">unsigned long</text:p>
          </table:table-cell>
          <table:table-cell table:style-name="Table1.A1" office:value-type="string">
            <text:p text:style-name="Table_20_Contents">unsigned long</text:p>
          </table:table-cell>
          <table:table-cell table:style-name="Table1.A1" office:value-type="string">
            <text:p text:style-name="Table_20_Contents">int *</text:p>
          </table:table-cell>
          <table:table-cell table:style-name="Table1.A1" office:value-type="string">
            <text:p text:style-name="Table_20_Contents">int *</text:p>
          </table:table-cell>
          <table:table-cell table:style-name="Table1.A1" office:value-type="string">
            <text:p text:style-name="Table_20_Contents">unsigned long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57</text:p>
          </table:table-cell>
          <table:table-cell table:style-name="Table1.A1" office:value-type="string">
            <text:p text:style-name="Table_20_Contents">fork</text:p>
          </table:table-cell>
          <table:table-cell table:style-name="Table1.A1" office:value-type="string">
            <text:p text:style-name="P1"><text:a xlink:type="simple" xlink:href="https://man7.org/linux/man-pages/man2/fork.2.html" text:style-name="Internet_20_link" text:visited-style-name="Visited_20_Internet_20_Link">man/</text:a> <text:a xlink:type="simple" xlink:href="https://source.chromium.org/search?ss=chromiumos&amp;q=SYSCALL_DEFINE.*fork" text:style-name="Internet_20_link" text:visited-style-name="Visited_20_Internet_20_Link">cs/</text:a></text:p>
          </table:table-cell>
          <table:table-cell table:style-name="Table1.A1" office:value-type="string">
            <text:p text:style-name="P1">0x39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58</text:p>
          </table:table-cell>
          <table:table-cell table:style-name="Table1.A1" office:value-type="string">
            <text:p text:style-name="Table_20_Contents">vfork</text:p>
          </table:table-cell>
          <table:table-cell table:style-name="Table1.A1" office:value-type="string">
            <text:p text:style-name="P1"><text:a xlink:type="simple" xlink:href="https://man7.org/linux/man-pages/man2/vfork.2.html" text:style-name="Internet_20_link" text:visited-style-name="Visited_20_Internet_20_Link">man/</text:a> <text:a xlink:type="simple" xlink:href="https://source.chromium.org/search?ss=chromiumos&amp;q=SYSCALL_DEFINE.*vfork" text:style-name="Internet_20_link" text:visited-style-name="Visited_20_Internet_20_Link">cs/</text:a></text:p>
          </table:table-cell>
          <table:table-cell table:style-name="Table1.A1" office:value-type="string">
            <text:p text:style-name="P1">0x3a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59</text:p>
          </table:table-cell>
          <table:table-cell table:style-name="Table1.A1" office:value-type="string">
            <text:p text:style-name="Table_20_Contents">execve</text:p>
          </table:table-cell>
          <table:table-cell table:style-name="Table1.A1" office:value-type="string">
            <text:p text:style-name="P1"><text:a xlink:type="simple" xlink:href="https://man7.org/linux/man-pages/man2/execve.2.html" text:style-name="Internet_20_link" text:visited-style-name="Visited_20_Internet_20_Link">man/</text:a> <text:a xlink:type="simple" xlink:href="https://source.chromium.org/search?ss=chromiumos&amp;q=SYSCALL_DEFINE.*execve" text:style-name="Internet_20_link" text:visited-style-name="Visited_20_Internet_20_Link">cs/</text:a></text:p>
          </table:table-cell>
          <table:table-cell table:style-name="Table1.A1" office:value-type="string">
            <text:p text:style-name="P1">0x3b</text:p>
          </table:table-cell>
          <table:table-cell table:style-name="Table1.A1" office:value-type="string">
            <text:p text:style-name="Table_20_Contents">const char *filename</text:p>
          </table:table-cell>
          <table:table-cell table:style-name="Table1.A1" office:value-type="string">
            <text:p text:style-name="Table_20_Contents">const char *const *argv</text:p>
          </table:table-cell>
          <table:table-cell table:style-name="Table1.A1" office:value-type="string">
            <text:p text:style-name="Table_20_Contents">const char *const *envp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60</text:p>
          </table:table-cell>
          <table:table-cell table:style-name="Table1.A1" office:value-type="string">
            <text:p text:style-name="Table_20_Contents">exit</text:p>
          </table:table-cell>
          <table:table-cell table:style-name="Table1.A1" office:value-type="string">
            <text:p text:style-name="P1"><text:a xlink:type="simple" xlink:href="https://man7.org/linux/man-pages/man2/exit.2.html" text:style-name="Internet_20_link" text:visited-style-name="Visited_20_Internet_20_Link">man/</text:a> <text:a xlink:type="simple" xlink:href="https://source.chromium.org/search?ss=chromiumos&amp;q=SYSCALL_DEFINE.*exit" text:style-name="Internet_20_link" text:visited-style-name="Visited_20_Internet_20_Link">cs/</text:a></text:p>
          </table:table-cell>
          <table:table-cell table:style-name="Table1.A1" office:value-type="string">
            <text:p text:style-name="P1">0x3c</text:p>
          </table:table-cell>
          <table:table-cell table:style-name="Table1.A1" office:value-type="string">
            <text:p text:style-name="Table_20_Contents">int error_cod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61</text:p>
          </table:table-cell>
          <table:table-cell table:style-name="Table1.A1" office:value-type="string">
            <text:p text:style-name="Table_20_Contents">wait4</text:p>
          </table:table-cell>
          <table:table-cell table:style-name="Table1.A1" office:value-type="string">
            <text:p text:style-name="P1"><text:a xlink:type="simple" xlink:href="https://man7.org/linux/man-pages/man2/wait4.2.html" text:style-name="Internet_20_link" text:visited-style-name="Visited_20_Internet_20_Link">man/</text:a> <text:a xlink:type="simple" xlink:href="https://source.chromium.org/search?ss=chromiumos&amp;q=SYSCALL_DEFINE.*wait4" text:style-name="Internet_20_link" text:visited-style-name="Visited_20_Internet_20_Link">cs/</text:a></text:p>
          </table:table-cell>
          <table:table-cell table:style-name="Table1.A1" office:value-type="string">
            <text:p text:style-name="P1">0x3d</text:p>
          </table:table-cell>
          <table:table-cell table:style-name="Table1.A1" office:value-type="string">
            <text:p text:style-name="Table_20_Contents">pid_t pid</text:p>
          </table:table-cell>
          <table:table-cell table:style-name="Table1.A1" office:value-type="string">
            <text:p text:style-name="Table_20_Contents">int *stat_addr</text:p>
          </table:table-cell>
          <table:table-cell table:style-name="Table1.A1" office:value-type="string">
            <text:p text:style-name="Table_20_Contents">int options</text:p>
          </table:table-cell>
          <table:table-cell table:style-name="Table1.A1" office:value-type="string">
            <text:p text:style-name="Table_20_Contents">struct rusage *ru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62</text:p>
          </table:table-cell>
          <table:table-cell table:style-name="Table1.A1" office:value-type="string">
            <text:p text:style-name="Table_20_Contents">kill</text:p>
          </table:table-cell>
          <table:table-cell table:style-name="Table1.A1" office:value-type="string">
            <text:p text:style-name="P1"><text:a xlink:type="simple" xlink:href="https://man7.org/linux/man-pages/man2/kill.2.html" text:style-name="Internet_20_link" text:visited-style-name="Visited_20_Internet_20_Link">man/</text:a> <text:a xlink:type="simple" xlink:href="https://source.chromium.org/search?ss=chromiumos&amp;q=SYSCALL_DEFINE.*kill" text:style-name="Internet_20_link" text:visited-style-name="Visited_20_Internet_20_Link">cs/</text:a></text:p>
          </table:table-cell>
          <table:table-cell table:style-name="Table1.A1" office:value-type="string">
            <text:p text:style-name="P1">0x3e</text:p>
          </table:table-cell>
          <table:table-cell table:style-name="Table1.A1" office:value-type="string">
            <text:p text:style-name="Table_20_Contents">pid_t pid</text:p>
          </table:table-cell>
          <table:table-cell table:style-name="Table1.A1" office:value-type="string">
            <text:p text:style-name="Table_20_Contents">int sig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ext:soft-page-break/>
        <table:table-row table:style-name="TableLine94107333621072">
          <table:table-cell table:style-name="Table1.A1" office:value-type="string">
            <text:p text:style-name="P1">63</text:p>
          </table:table-cell>
          <table:table-cell table:style-name="Table1.A1" office:value-type="string">
            <text:p text:style-name="Table_20_Contents">uname</text:p>
          </table:table-cell>
          <table:table-cell table:style-name="Table1.A1" office:value-type="string">
            <text:p text:style-name="P1"><text:a xlink:type="simple" xlink:href="https://man7.org/linux/man-pages/man2/uname.2.html" text:style-name="Internet_20_link" text:visited-style-name="Visited_20_Internet_20_Link">man/</text:a> <text:a xlink:type="simple" xlink:href="https://source.chromium.org/search?ss=chromiumos&amp;q=SYSCALL_DEFINE.*uname" text:style-name="Internet_20_link" text:visited-style-name="Visited_20_Internet_20_Link">cs/</text:a></text:p>
          </table:table-cell>
          <table:table-cell table:style-name="Table1.A1" office:value-type="string">
            <text:p text:style-name="P1">0x3f</text:p>
          </table:table-cell>
          <table:table-cell table:style-name="Table1.A1" office:value-type="string">
            <text:p text:style-name="Table_20_Contents">struct old_utsname *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64</text:p>
          </table:table-cell>
          <table:table-cell table:style-name="Table1.A1" office:value-type="string">
            <text:p text:style-name="Table_20_Contents">semget</text:p>
          </table:table-cell>
          <table:table-cell table:style-name="Table1.A1" office:value-type="string">
            <text:p text:style-name="P1"><text:a xlink:type="simple" xlink:href="https://man7.org/linux/man-pages/man2/semget.2.html" text:style-name="Internet_20_link" text:visited-style-name="Visited_20_Internet_20_Link">man/</text:a> <text:a xlink:type="simple" xlink:href="https://source.chromium.org/search?ss=chromiumos&amp;q=SYSCALL_DEFINE.*semget" text:style-name="Internet_20_link" text:visited-style-name="Visited_20_Internet_20_Link">cs/</text:a></text:p>
          </table:table-cell>
          <table:table-cell table:style-name="Table1.A1" office:value-type="string">
            <text:p text:style-name="P1">0x40</text:p>
          </table:table-cell>
          <table:table-cell table:style-name="Table1.A1" office:value-type="string">
            <text:p text:style-name="Table_20_Contents">key_t key</text:p>
          </table:table-cell>
          <table:table-cell table:style-name="Table1.A1" office:value-type="string">
            <text:p text:style-name="Table_20_Contents">int nsems</text:p>
          </table:table-cell>
          <table:table-cell table:style-name="Table1.A1" office:value-type="string">
            <text:p text:style-name="Table_20_Contents">int semflg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65</text:p>
          </table:table-cell>
          <table:table-cell table:style-name="Table1.A1" office:value-type="string">
            <text:p text:style-name="Table_20_Contents">semop</text:p>
          </table:table-cell>
          <table:table-cell table:style-name="Table1.A1" office:value-type="string">
            <text:p text:style-name="P1"><text:a xlink:type="simple" xlink:href="https://man7.org/linux/man-pages/man2/semop.2.html" text:style-name="Internet_20_link" text:visited-style-name="Visited_20_Internet_20_Link">man/</text:a> <text:a xlink:type="simple" xlink:href="https://source.chromium.org/search?ss=chromiumos&amp;q=SYSCALL_DEFINE.*semop" text:style-name="Internet_20_link" text:visited-style-name="Visited_20_Internet_20_Link">cs/</text:a></text:p>
          </table:table-cell>
          <table:table-cell table:style-name="Table1.A1" office:value-type="string">
            <text:p text:style-name="P1">0x41</text:p>
          </table:table-cell>
          <table:table-cell table:style-name="Table1.A1" office:value-type="string">
            <text:p text:style-name="Table_20_Contents">int semid</text:p>
          </table:table-cell>
          <table:table-cell table:style-name="Table1.A1" office:value-type="string">
            <text:p text:style-name="Table_20_Contents">struct sembuf *sops</text:p>
          </table:table-cell>
          <table:table-cell table:style-name="Table1.A1" office:value-type="string">
            <text:p text:style-name="Table_20_Contents">unsigned nsop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66</text:p>
          </table:table-cell>
          <table:table-cell table:style-name="Table1.A1" office:value-type="string">
            <text:p text:style-name="Table_20_Contents">semctl</text:p>
          </table:table-cell>
          <table:table-cell table:style-name="Table1.A1" office:value-type="string">
            <text:p text:style-name="P1"><text:a xlink:type="simple" xlink:href="https://man7.org/linux/man-pages/man2/semctl.2.html" text:style-name="Internet_20_link" text:visited-style-name="Visited_20_Internet_20_Link">man/</text:a> <text:a xlink:type="simple" xlink:href="https://source.chromium.org/search?ss=chromiumos&amp;q=SYSCALL_DEFINE.*semctl" text:style-name="Internet_20_link" text:visited-style-name="Visited_20_Internet_20_Link">cs/</text:a></text:p>
          </table:table-cell>
          <table:table-cell table:style-name="Table1.A1" office:value-type="string">
            <text:p text:style-name="P1">0x42</text:p>
          </table:table-cell>
          <table:table-cell table:style-name="Table1.A1" office:value-type="string">
            <text:p text:style-name="Table_20_Contents">int semid</text:p>
          </table:table-cell>
          <table:table-cell table:style-name="Table1.A1" office:value-type="string">
            <text:p text:style-name="Table_20_Contents">int semnum</text:p>
          </table:table-cell>
          <table:table-cell table:style-name="Table1.A1" office:value-type="string">
            <text:p text:style-name="Table_20_Contents">int cmd</text:p>
          </table:table-cell>
          <table:table-cell table:style-name="Table1.A1" office:value-type="string">
            <text:p text:style-name="Table_20_Contents">unsigned long arg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67</text:p>
          </table:table-cell>
          <table:table-cell table:style-name="Table1.A1" office:value-type="string">
            <text:p text:style-name="Table_20_Contents">shmdt</text:p>
          </table:table-cell>
          <table:table-cell table:style-name="Table1.A1" office:value-type="string">
            <text:p text:style-name="P1"><text:a xlink:type="simple" xlink:href="https://man7.org/linux/man-pages/man2/shmdt.2.html" text:style-name="Internet_20_link" text:visited-style-name="Visited_20_Internet_20_Link">man/</text:a> <text:a xlink:type="simple" xlink:href="https://source.chromium.org/search?ss=chromiumos&amp;q=SYSCALL_DEFINE.*shmdt" text:style-name="Internet_20_link" text:visited-style-name="Visited_20_Internet_20_Link">cs/</text:a></text:p>
          </table:table-cell>
          <table:table-cell table:style-name="Table1.A1" office:value-type="string">
            <text:p text:style-name="P1">0x43</text:p>
          </table:table-cell>
          <table:table-cell table:style-name="Table1.A1" office:value-type="string">
            <text:p text:style-name="Table_20_Contents">char *shmaddr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68</text:p>
          </table:table-cell>
          <table:table-cell table:style-name="Table1.A1" office:value-type="string">
            <text:p text:style-name="Table_20_Contents">msgget</text:p>
          </table:table-cell>
          <table:table-cell table:style-name="Table1.A1" office:value-type="string">
            <text:p text:style-name="P1"><text:a xlink:type="simple" xlink:href="https://man7.org/linux/man-pages/man2/msgget.2.html" text:style-name="Internet_20_link" text:visited-style-name="Visited_20_Internet_20_Link">man/</text:a> <text:a xlink:type="simple" xlink:href="https://source.chromium.org/search?ss=chromiumos&amp;q=SYSCALL_DEFINE.*msgget" text:style-name="Internet_20_link" text:visited-style-name="Visited_20_Internet_20_Link">cs/</text:a></text:p>
          </table:table-cell>
          <table:table-cell table:style-name="Table1.A1" office:value-type="string">
            <text:p text:style-name="P1">0x44</text:p>
          </table:table-cell>
          <table:table-cell table:style-name="Table1.A1" office:value-type="string">
            <text:p text:style-name="Table_20_Contents">key_t key</text:p>
          </table:table-cell>
          <table:table-cell table:style-name="Table1.A1" office:value-type="string">
            <text:p text:style-name="Table_20_Contents">int msgflg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69</text:p>
          </table:table-cell>
          <table:table-cell table:style-name="Table1.A1" office:value-type="string">
            <text:p text:style-name="Table_20_Contents">msgsnd</text:p>
          </table:table-cell>
          <table:table-cell table:style-name="Table1.A1" office:value-type="string">
            <text:p text:style-name="P1"><text:a xlink:type="simple" xlink:href="https://man7.org/linux/man-pages/man2/msgsnd.2.html" text:style-name="Internet_20_link" text:visited-style-name="Visited_20_Internet_20_Link">man/</text:a> <text:a xlink:type="simple" xlink:href="https://source.chromium.org/search?ss=chromiumos&amp;q=SYSCALL_DEFINE.*msgsnd" text:style-name="Internet_20_link" text:visited-style-name="Visited_20_Internet_20_Link">cs/</text:a></text:p>
          </table:table-cell>
          <table:table-cell table:style-name="Table1.A1" office:value-type="string">
            <text:p text:style-name="P1">0x45</text:p>
          </table:table-cell>
          <table:table-cell table:style-name="Table1.A1" office:value-type="string">
            <text:p text:style-name="Table_20_Contents">int msqid</text:p>
          </table:table-cell>
          <table:table-cell table:style-name="Table1.A1" office:value-type="string">
            <text:p text:style-name="Table_20_Contents">struct msgbuf *msgp</text:p>
          </table:table-cell>
          <table:table-cell table:style-name="Table1.A1" office:value-type="string">
            <text:p text:style-name="Table_20_Contents">size_t msgsz</text:p>
          </table:table-cell>
          <table:table-cell table:style-name="Table1.A1" office:value-type="string">
            <text:p text:style-name="Table_20_Contents">int msgflg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70</text:p>
          </table:table-cell>
          <table:table-cell table:style-name="Table1.A1" office:value-type="string">
            <text:p text:style-name="Table_20_Contents">msgrcv</text:p>
          </table:table-cell>
          <table:table-cell table:style-name="Table1.A1" office:value-type="string">
            <text:p text:style-name="P1"><text:a xlink:type="simple" xlink:href="https://man7.org/linux/man-pages/man2/msgrcv.2.html" text:style-name="Internet_20_link" text:visited-style-name="Visited_20_Internet_20_Link">man/</text:a> <text:a xlink:type="simple" xlink:href="https://source.chromium.org/search?ss=chromiumos&amp;q=SYSCALL_DEFINE.*msgrcv" text:style-name="Internet_20_link" text:visited-style-name="Visited_20_Internet_20_Link">cs/</text:a></text:p>
          </table:table-cell>
          <table:table-cell table:style-name="Table1.A1" office:value-type="string">
            <text:p text:style-name="P1">0x46</text:p>
          </table:table-cell>
          <table:table-cell table:style-name="Table1.A1" office:value-type="string">
            <text:p text:style-name="Table_20_Contents">int msqid</text:p>
          </table:table-cell>
          <table:table-cell table:style-name="Table1.A1" office:value-type="string">
            <text:p text:style-name="Table_20_Contents">struct msgbuf *msgp</text:p>
          </table:table-cell>
          <table:table-cell table:style-name="Table1.A1" office:value-type="string">
            <text:p text:style-name="Table_20_Contents">size_t msgsz</text:p>
          </table:table-cell>
          <table:table-cell table:style-name="Table1.A1" office:value-type="string">
            <text:p text:style-name="Table_20_Contents">long msgtyp</text:p>
          </table:table-cell>
          <table:table-cell table:style-name="Table1.A1" office:value-type="string">
            <text:p text:style-name="Table_20_Contents">int msgflg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71</text:p>
          </table:table-cell>
          <table:table-cell table:style-name="Table1.A1" office:value-type="string">
            <text:p text:style-name="Table_20_Contents">msgctl</text:p>
          </table:table-cell>
          <table:table-cell table:style-name="Table1.A1" office:value-type="string">
            <text:p text:style-name="P1"><text:a xlink:type="simple" xlink:href="https://man7.org/linux/man-pages/man2/msgctl.2.html" text:style-name="Internet_20_link" text:visited-style-name="Visited_20_Internet_20_Link">man/</text:a> <text:a xlink:type="simple" xlink:href="https://source.chromium.org/search?ss=chromiumos&amp;q=SYSCALL_DEFINE.*msgctl" text:style-name="Internet_20_link" text:visited-style-name="Visited_20_Internet_20_Link">cs/</text:a></text:p>
          </table:table-cell>
          <table:table-cell table:style-name="Table1.A1" office:value-type="string">
            <text:p text:style-name="P1">0x47</text:p>
          </table:table-cell>
          <table:table-cell table:style-name="Table1.A1" office:value-type="string">
            <text:p text:style-name="Table_20_Contents">int msqid</text:p>
          </table:table-cell>
          <table:table-cell table:style-name="Table1.A1" office:value-type="string">
            <text:p text:style-name="Table_20_Contents">int cmd</text:p>
          </table:table-cell>
          <table:table-cell table:style-name="Table1.A1" office:value-type="string">
            <text:p text:style-name="Table_20_Contents">struct msqid_ds *buf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72</text:p>
          </table:table-cell>
          <table:table-cell table:style-name="Table1.A1" office:value-type="string">
            <text:p text:style-name="Table_20_Contents">fcntl</text:p>
          </table:table-cell>
          <table:table-cell table:style-name="Table1.A1" office:value-type="string">
            <text:p text:style-name="P1"><text:a xlink:type="simple" xlink:href="https://man7.org/linux/man-pages/man2/fcntl.2.html" text:style-name="Internet_20_link" text:visited-style-name="Visited_20_Internet_20_Link">man/</text:a> <text:a xlink:type="simple" xlink:href="https://source.chromium.org/search?ss=chromiumos&amp;q=SYSCALL_DEFINE.*fcntl" text:style-name="Internet_20_link" text:visited-style-name="Visited_20_Internet_20_Link">cs/</text:a></text:p>
          </table:table-cell>
          <table:table-cell table:style-name="Table1.A1" office:value-type="string">
            <text:p text:style-name="P1">0x48</text:p>
          </table:table-cell>
          <table:table-cell table:style-name="Table1.A1" office:value-type="string">
            <text:p text:style-name="Table_20_Contents">unsigned int fd</text:p>
          </table:table-cell>
          <table:table-cell table:style-name="Table1.A1" office:value-type="string">
            <text:p text:style-name="Table_20_Contents">unsigned int cmd</text:p>
          </table:table-cell>
          <table:table-cell table:style-name="Table1.A1" office:value-type="string">
            <text:p text:style-name="Table_20_Contents">unsigned long arg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73</text:p>
          </table:table-cell>
          <table:table-cell table:style-name="Table1.A1" office:value-type="string">
            <text:p text:style-name="Table_20_Contents">flock</text:p>
          </table:table-cell>
          <table:table-cell table:style-name="Table1.A1" office:value-type="string">
            <text:p text:style-name="P1"><text:a xlink:type="simple" xlink:href="https://man7.org/linux/man-pages/man2/flock.2.html" text:style-name="Internet_20_link" text:visited-style-name="Visited_20_Internet_20_Link">man/</text:a> <text:a xlink:type="simple" xlink:href="https://source.chromium.org/search?ss=chromiumos&amp;q=SYSCALL_DEFINE.*flock" text:style-name="Internet_20_link" text:visited-style-name="Visited_20_Internet_20_Link">cs/</text:a></text:p>
          </table:table-cell>
          <table:table-cell table:style-name="Table1.A1" office:value-type="string">
            <text:p text:style-name="P1">0x49</text:p>
          </table:table-cell>
          <table:table-cell table:style-name="Table1.A1" office:value-type="string">
            <text:p text:style-name="Table_20_Contents">unsigned int fd</text:p>
          </table:table-cell>
          <table:table-cell table:style-name="Table1.A1" office:value-type="string">
            <text:p text:style-name="Table_20_Contents">unsigned int cm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74</text:p>
          </table:table-cell>
          <table:table-cell table:style-name="Table1.A1" office:value-type="string">
            <text:p text:style-name="Table_20_Contents">fsync</text:p>
          </table:table-cell>
          <table:table-cell table:style-name="Table1.A1" office:value-type="string">
            <text:p text:style-name="P1"><text:a xlink:type="simple" xlink:href="https://man7.org/linux/man-pages/man2/fsync.2.html" text:style-name="Internet_20_link" text:visited-style-name="Visited_20_Internet_20_Link">man/</text:a> <text:a xlink:type="simple" xlink:href="https://source.chromium.org/search?ss=chromiumos&amp;q=SYSCALL_DEFINE.*fsync" text:style-name="Internet_20_link" text:visited-style-name="Visited_20_Internet_20_Link">cs/</text:a></text:p>
          </table:table-cell>
          <table:table-cell table:style-name="Table1.A1" office:value-type="string">
            <text:p text:style-name="P1">0x4a</text:p>
          </table:table-cell>
          <table:table-cell table:style-name="Table1.A1" office:value-type="string">
            <text:p text:style-name="Table_20_Contents">unsigned int f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75</text:p>
          </table:table-cell>
          <table:table-cell table:style-name="Table1.A1" office:value-type="string">
            <text:p text:style-name="Table_20_Contents">fdatasync</text:p>
          </table:table-cell>
          <table:table-cell table:style-name="Table1.A1" office:value-type="string">
            <text:p text:style-name="P1"><text:a xlink:type="simple" xlink:href="https://man7.org/linux/man-pages/man2/fdatasync.2.html" text:style-name="Internet_20_link" text:visited-style-name="Visited_20_Internet_20_Link">man/</text:a> <text:a xlink:type="simple" xlink:href="https://source.chromium.org/search?ss=chromiumos&amp;q=SYSCALL_DEFINE.*fdatasync" text:style-name="Internet_20_link" text:visited-style-name="Visited_20_Internet_20_Link">cs/</text:a></text:p>
          </table:table-cell>
          <table:table-cell table:style-name="Table1.A1" office:value-type="string">
            <text:p text:style-name="P1">0x4b</text:p>
          </table:table-cell>
          <table:table-cell table:style-name="Table1.A1" office:value-type="string">
            <text:p text:style-name="Table_20_Contents">unsigned int f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76</text:p>
          </table:table-cell>
          <table:table-cell table:style-name="Table1.A1" office:value-type="string">
            <text:p text:style-name="Table_20_Contents">truncate</text:p>
          </table:table-cell>
          <table:table-cell table:style-name="Table1.A1" office:value-type="string">
            <text:p text:style-name="P1"><text:a xlink:type="simple" xlink:href="https://man7.org/linux/man-pages/man2/truncate.2.html" text:style-name="Internet_20_link" text:visited-style-name="Visited_20_Internet_20_Link">man/</text:a> <text:a xlink:type="simple" xlink:href="https://source.chromium.org/search?ss=chromiumos&amp;q=SYSCALL_DEFINE.*truncate" text:style-name="Internet_20_link" text:visited-style-name="Visited_20_Internet_20_Link">cs/</text:a></text:p>
          </table:table-cell>
          <table:table-cell table:style-name="Table1.A1" office:value-type="string">
            <text:p text:style-name="P1">0x4c</text:p>
          </table:table-cell>
          <table:table-cell table:style-name="Table1.A1" office:value-type="string">
            <text:p text:style-name="Table_20_Contents">const char *path</text:p>
          </table:table-cell>
          <table:table-cell table:style-name="Table1.A1" office:value-type="string">
            <text:p text:style-name="Table_20_Contents">long length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77</text:p>
          </table:table-cell>
          <table:table-cell table:style-name="Table1.A1" office:value-type="string">
            <text:p text:style-name="Table_20_Contents">ftruncate</text:p>
          </table:table-cell>
          <table:table-cell table:style-name="Table1.A1" office:value-type="string">
            <text:p text:style-name="P1"><text:a xlink:type="simple" xlink:href="https://man7.org/linux/man-pages/man2/ftruncate.2.html" text:style-name="Internet_20_link" text:visited-style-name="Visited_20_Internet_20_Link">man/</text:a> <text:a xlink:type="simple" xlink:href="https://source.chromium.org/search?ss=chromiumos&amp;q=SYSCALL_DEFINE.*ftruncate" text:style-name="Internet_20_link" text:visited-style-name="Visited_20_Internet_20_Link">cs/</text:a></text:p>
          </table:table-cell>
          <table:table-cell table:style-name="Table1.A1" office:value-type="string">
            <text:p text:style-name="P1">0x4d</text:p>
          </table:table-cell>
          <table:table-cell table:style-name="Table1.A1" office:value-type="string">
            <text:p text:style-name="Table_20_Contents">unsigned int fd</text:p>
          </table:table-cell>
          <table:table-cell table:style-name="Table1.A1" office:value-type="string">
            <text:p text:style-name="Table_20_Contents">unsigned long length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78</text:p>
          </table:table-cell>
          <table:table-cell table:style-name="Table1.A1" office:value-type="string">
            <text:p text:style-name="Table_20_Contents">getdents</text:p>
          </table:table-cell>
          <table:table-cell table:style-name="Table1.A1" office:value-type="string">
            <text:p text:style-name="P1"><text:a xlink:type="simple" xlink:href="https://man7.org/linux/man-pages/man2/getdents.2.html" text:style-name="Internet_20_link" text:visited-style-name="Visited_20_Internet_20_Link">man/</text:a> <text:a xlink:type="simple" xlink:href="https://source.chromium.org/search?ss=chromiumos&amp;q=SYSCALL_DEFINE.*getdents" text:style-name="Internet_20_link" text:visited-style-name="Visited_20_Internet_20_Link">cs/</text:a></text:p>
          </table:table-cell>
          <table:table-cell table:style-name="Table1.A1" office:value-type="string">
            <text:p text:style-name="P1">0x4e</text:p>
          </table:table-cell>
          <table:table-cell table:style-name="Table1.A1" office:value-type="string">
            <text:p text:style-name="Table_20_Contents">unsigned int fd</text:p>
          </table:table-cell>
          <table:table-cell table:style-name="Table1.A1" office:value-type="string">
            <text:p text:style-name="Table_20_Contents">struct linux_dirent *dirent</text:p>
          </table:table-cell>
          <table:table-cell table:style-name="Table1.A1" office:value-type="string">
            <text:p text:style-name="Table_20_Contents">unsigned int count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79</text:p>
          </table:table-cell>
          <table:table-cell table:style-name="Table1.A1" office:value-type="string">
            <text:p text:style-name="Table_20_Contents">getcwd</text:p>
          </table:table-cell>
          <table:table-cell table:style-name="Table1.A1" office:value-type="string">
            <text:p text:style-name="P1"><text:a xlink:type="simple" xlink:href="https://man7.org/linux/man-pages/man2/getcwd.2.html" text:style-name="Internet_20_link" text:visited-style-name="Visited_20_Internet_20_Link">man/</text:a> <text:a xlink:type="simple" xlink:href="https://source.chromium.org/search?ss=chromiumos&amp;q=SYSCALL_DEFINE.*getcwd" text:style-name="Internet_20_link" text:visited-style-name="Visited_20_Internet_20_Link">cs/</text:a></text:p>
          </table:table-cell>
          <table:table-cell table:style-name="Table1.A1" office:value-type="string">
            <text:p text:style-name="P1">0x4f</text:p>
          </table:table-cell>
          <table:table-cell table:style-name="Table1.A1" office:value-type="string">
            <text:p text:style-name="Table_20_Contents">char *buf</text:p>
          </table:table-cell>
          <table:table-cell table:style-name="Table1.A1" office:value-type="string">
            <text:p text:style-name="Table_20_Contents">unsigned long siz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80</text:p>
          </table:table-cell>
          <table:table-cell table:style-name="Table1.A1" office:value-type="string">
            <text:p text:style-name="Table_20_Contents">chdir</text:p>
          </table:table-cell>
          <table:table-cell table:style-name="Table1.A1" office:value-type="string">
            <text:p text:style-name="P1"><text:a xlink:type="simple" xlink:href="https://man7.org/linux/man-pages/man2/chdir.2.html" text:style-name="Internet_20_link" text:visited-style-name="Visited_20_Internet_20_Link">man/</text:a> <text:a xlink:type="simple" xlink:href="https://source.chromium.org/search?ss=chromiumos&amp;q=SYSCALL_DEFINE.*chdir" text:style-name="Internet_20_link" text:visited-style-name="Visited_20_Internet_20_Link">cs/</text:a></text:p>
          </table:table-cell>
          <table:table-cell table:style-name="Table1.A1" office:value-type="string">
            <text:p text:style-name="P1">0x50</text:p>
          </table:table-cell>
          <table:table-cell table:style-name="Table1.A1" office:value-type="string">
            <text:p text:style-name="Table_20_Contents">const char *filenam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81</text:p>
          </table:table-cell>
          <table:table-cell table:style-name="Table1.A1" office:value-type="string">
            <text:p text:style-name="Table_20_Contents">fchdir</text:p>
          </table:table-cell>
          <table:table-cell table:style-name="Table1.A1" office:value-type="string">
            <text:p text:style-name="P1"><text:a xlink:type="simple" xlink:href="https://man7.org/linux/man-pages/man2/fchdir.2.html" text:style-name="Internet_20_link" text:visited-style-name="Visited_20_Internet_20_Link">man/</text:a> <text:a xlink:type="simple" xlink:href="https://source.chromium.org/search?ss=chromiumos&amp;q=SYSCALL_DEFINE.*fchdir" text:style-name="Internet_20_link" text:visited-style-name="Visited_20_Internet_20_Link">cs/</text:a></text:p>
          </table:table-cell>
          <table:table-cell table:style-name="Table1.A1" office:value-type="string">
            <text:p text:style-name="P1">0x51</text:p>
          </table:table-cell>
          <table:table-cell table:style-name="Table1.A1" office:value-type="string">
            <text:p text:style-name="Table_20_Contents">unsigned int f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82</text:p>
          </table:table-cell>
          <table:table-cell table:style-name="Table1.A1" office:value-type="string">
            <text:p text:style-name="Table_20_Contents">rename</text:p>
          </table:table-cell>
          <table:table-cell table:style-name="Table1.A1" office:value-type="string">
            <text:p text:style-name="P1"><text:a xlink:type="simple" xlink:href="https://man7.org/linux/man-pages/man2/rename.2.html" text:style-name="Internet_20_link" text:visited-style-name="Visited_20_Internet_20_Link">man/</text:a> <text:a xlink:type="simple" xlink:href="https://source.chromium.org/search?ss=chromiumos&amp;q=SYSCALL_DEFINE.*rename" text:style-name="Internet_20_link" text:visited-style-name="Visited_20_Internet_20_Link">cs/</text:a></text:p>
          </table:table-cell>
          <table:table-cell table:style-name="Table1.A1" office:value-type="string">
            <text:p text:style-name="P1">0x52</text:p>
          </table:table-cell>
          <table:table-cell table:style-name="Table1.A1" office:value-type="string">
            <text:p text:style-name="Table_20_Contents">const char *oldname</text:p>
          </table:table-cell>
          <table:table-cell table:style-name="Table1.A1" office:value-type="string">
            <text:p text:style-name="Table_20_Contents">const char *newnam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83</text:p>
          </table:table-cell>
          <table:table-cell table:style-name="Table1.A1" office:value-type="string">
            <text:p text:style-name="Table_20_Contents">mkdir</text:p>
          </table:table-cell>
          <table:table-cell table:style-name="Table1.A1" office:value-type="string">
            <text:p text:style-name="P1"><text:a xlink:type="simple" xlink:href="https://man7.org/linux/man-pages/man2/mkdir.2.html" text:style-name="Internet_20_link" text:visited-style-name="Visited_20_Internet_20_Link">man/</text:a> <text:a xlink:type="simple" xlink:href="https://source.chromium.org/search?ss=chromiumos&amp;q=SYSCALL_DEFINE.*mkdir" text:style-name="Internet_20_link" text:visited-style-name="Visited_20_Internet_20_Link">cs/</text:a></text:p>
          </table:table-cell>
          <table:table-cell table:style-name="Table1.A1" office:value-type="string">
            <text:p text:style-name="P1">0x53</text:p>
          </table:table-cell>
          <table:table-cell table:style-name="Table1.A1" office:value-type="string">
            <text:p text:style-name="Table_20_Contents">const char <text:soft-page-break/>*pathname</text:p>
          </table:table-cell>
          <table:table-cell table:style-name="Table1.A1" office:value-type="string">
            <text:p text:style-name="Table_20_Contents">umode_t <text:soft-page-break/>mod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84</text:p>
          </table:table-cell>
          <table:table-cell table:style-name="Table1.A1" office:value-type="string">
            <text:p text:style-name="Table_20_Contents">rmdir</text:p>
          </table:table-cell>
          <table:table-cell table:style-name="Table1.A1" office:value-type="string">
            <text:p text:style-name="P1"><text:a xlink:type="simple" xlink:href="https://man7.org/linux/man-pages/man2/rmdir.2.html" text:style-name="Internet_20_link" text:visited-style-name="Visited_20_Internet_20_Link">man/</text:a> <text:a xlink:type="simple" xlink:href="https://source.chromium.org/search?ss=chromiumos&amp;q=SYSCALL_DEFINE.*rmdir" text:style-name="Internet_20_link" text:visited-style-name="Visited_20_Internet_20_Link">cs/</text:a></text:p>
          </table:table-cell>
          <table:table-cell table:style-name="Table1.A1" office:value-type="string">
            <text:p text:style-name="P1">0x54</text:p>
          </table:table-cell>
          <table:table-cell table:style-name="Table1.A1" office:value-type="string">
            <text:p text:style-name="Table_20_Contents">const char *pathnam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85</text:p>
          </table:table-cell>
          <table:table-cell table:style-name="Table1.A1" office:value-type="string">
            <text:p text:style-name="Table_20_Contents">creat</text:p>
          </table:table-cell>
          <table:table-cell table:style-name="Table1.A1" office:value-type="string">
            <text:p text:style-name="P1"><text:a xlink:type="simple" xlink:href="https://man7.org/linux/man-pages/man2/creat.2.html" text:style-name="Internet_20_link" text:visited-style-name="Visited_20_Internet_20_Link">man/</text:a> <text:a xlink:type="simple" xlink:href="https://source.chromium.org/search?ss=chromiumos&amp;q=SYSCALL_DEFINE.*creat" text:style-name="Internet_20_link" text:visited-style-name="Visited_20_Internet_20_Link">cs/</text:a></text:p>
          </table:table-cell>
          <table:table-cell table:style-name="Table1.A1" office:value-type="string">
            <text:p text:style-name="P1">0x55</text:p>
          </table:table-cell>
          <table:table-cell table:style-name="Table1.A1" office:value-type="string">
            <text:p text:style-name="Table_20_Contents">const char *pathname</text:p>
          </table:table-cell>
          <table:table-cell table:style-name="Table1.A1" office:value-type="string">
            <text:p text:style-name="Table_20_Contents">umode_t mod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86</text:p>
          </table:table-cell>
          <table:table-cell table:style-name="Table1.A1" office:value-type="string">
            <text:p text:style-name="Table_20_Contents">link</text:p>
          </table:table-cell>
          <table:table-cell table:style-name="Table1.A1" office:value-type="string">
            <text:p text:style-name="P1"><text:a xlink:type="simple" xlink:href="https://man7.org/linux/man-pages/man2/link.2.html" text:style-name="Internet_20_link" text:visited-style-name="Visited_20_Internet_20_Link">man/</text:a> <text:a xlink:type="simple" xlink:href="https://source.chromium.org/search?ss=chromiumos&amp;q=SYSCALL_DEFINE.*link" text:style-name="Internet_20_link" text:visited-style-name="Visited_20_Internet_20_Link">cs/</text:a></text:p>
          </table:table-cell>
          <table:table-cell table:style-name="Table1.A1" office:value-type="string">
            <text:p text:style-name="P1">0x56</text:p>
          </table:table-cell>
          <table:table-cell table:style-name="Table1.A1" office:value-type="string">
            <text:p text:style-name="Table_20_Contents">const char *oldname</text:p>
          </table:table-cell>
          <table:table-cell table:style-name="Table1.A1" office:value-type="string">
            <text:p text:style-name="Table_20_Contents">const char *newnam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87</text:p>
          </table:table-cell>
          <table:table-cell table:style-name="Table1.A1" office:value-type="string">
            <text:p text:style-name="Table_20_Contents">unlink</text:p>
          </table:table-cell>
          <table:table-cell table:style-name="Table1.A1" office:value-type="string">
            <text:p text:style-name="P1"><text:a xlink:type="simple" xlink:href="https://man7.org/linux/man-pages/man2/unlink.2.html" text:style-name="Internet_20_link" text:visited-style-name="Visited_20_Internet_20_Link">man/</text:a> <text:a xlink:type="simple" xlink:href="https://source.chromium.org/search?ss=chromiumos&amp;q=SYSCALL_DEFINE.*unlink" text:style-name="Internet_20_link" text:visited-style-name="Visited_20_Internet_20_Link">cs/</text:a></text:p>
          </table:table-cell>
          <table:table-cell table:style-name="Table1.A1" office:value-type="string">
            <text:p text:style-name="P1">0x57</text:p>
          </table:table-cell>
          <table:table-cell table:style-name="Table1.A1" office:value-type="string">
            <text:p text:style-name="Table_20_Contents">const char *pathnam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88</text:p>
          </table:table-cell>
          <table:table-cell table:style-name="Table1.A1" office:value-type="string">
            <text:p text:style-name="Table_20_Contents">symlink</text:p>
          </table:table-cell>
          <table:table-cell table:style-name="Table1.A1" office:value-type="string">
            <text:p text:style-name="P1"><text:a xlink:type="simple" xlink:href="https://man7.org/linux/man-pages/man2/symlink.2.html" text:style-name="Internet_20_link" text:visited-style-name="Visited_20_Internet_20_Link">man/</text:a> <text:a xlink:type="simple" xlink:href="https://source.chromium.org/search?ss=chromiumos&amp;q=SYSCALL_DEFINE.*symlink" text:style-name="Internet_20_link" text:visited-style-name="Visited_20_Internet_20_Link">cs/</text:a></text:p>
          </table:table-cell>
          <table:table-cell table:style-name="Table1.A1" office:value-type="string">
            <text:p text:style-name="P1">0x58</text:p>
          </table:table-cell>
          <table:table-cell table:style-name="Table1.A1" office:value-type="string">
            <text:p text:style-name="Table_20_Contents">const char *old</text:p>
          </table:table-cell>
          <table:table-cell table:style-name="Table1.A1" office:value-type="string">
            <text:p text:style-name="Table_20_Contents">const char *new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89</text:p>
          </table:table-cell>
          <table:table-cell table:style-name="Table1.A1" office:value-type="string">
            <text:p text:style-name="Table_20_Contents">readlink</text:p>
          </table:table-cell>
          <table:table-cell table:style-name="Table1.A1" office:value-type="string">
            <text:p text:style-name="P1"><text:a xlink:type="simple" xlink:href="https://man7.org/linux/man-pages/man2/readlink.2.html" text:style-name="Internet_20_link" text:visited-style-name="Visited_20_Internet_20_Link">man/</text:a> <text:a xlink:type="simple" xlink:href="https://source.chromium.org/search?ss=chromiumos&amp;q=SYSCALL_DEFINE.*readlink" text:style-name="Internet_20_link" text:visited-style-name="Visited_20_Internet_20_Link">cs/</text:a></text:p>
          </table:table-cell>
          <table:table-cell table:style-name="Table1.A1" office:value-type="string">
            <text:p text:style-name="P1">0x59</text:p>
          </table:table-cell>
          <table:table-cell table:style-name="Table1.A1" office:value-type="string">
            <text:p text:style-name="Table_20_Contents">const char *path</text:p>
          </table:table-cell>
          <table:table-cell table:style-name="Table1.A1" office:value-type="string">
            <text:p text:style-name="Table_20_Contents">char *buf</text:p>
          </table:table-cell>
          <table:table-cell table:style-name="Table1.A1" office:value-type="string">
            <text:p text:style-name="Table_20_Contents">int bufsiz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90</text:p>
          </table:table-cell>
          <table:table-cell table:style-name="Table1.A1" office:value-type="string">
            <text:p text:style-name="Table_20_Contents">chmod</text:p>
          </table:table-cell>
          <table:table-cell table:style-name="Table1.A1" office:value-type="string">
            <text:p text:style-name="P1"><text:a xlink:type="simple" xlink:href="https://man7.org/linux/man-pages/man2/chmod.2.html" text:style-name="Internet_20_link" text:visited-style-name="Visited_20_Internet_20_Link">man/</text:a> <text:a xlink:type="simple" xlink:href="https://source.chromium.org/search?ss=chromiumos&amp;q=SYSCALL_DEFINE.*chmod" text:style-name="Internet_20_link" text:visited-style-name="Visited_20_Internet_20_Link">cs/</text:a></text:p>
          </table:table-cell>
          <table:table-cell table:style-name="Table1.A1" office:value-type="string">
            <text:p text:style-name="P1">0x5a</text:p>
          </table:table-cell>
          <table:table-cell table:style-name="Table1.A1" office:value-type="string">
            <text:p text:style-name="Table_20_Contents">const char *filename</text:p>
          </table:table-cell>
          <table:table-cell table:style-name="Table1.A1" office:value-type="string">
            <text:p text:style-name="Table_20_Contents">umode_t mod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91</text:p>
          </table:table-cell>
          <table:table-cell table:style-name="Table1.A1" office:value-type="string">
            <text:p text:style-name="Table_20_Contents">fchmod</text:p>
          </table:table-cell>
          <table:table-cell table:style-name="Table1.A1" office:value-type="string">
            <text:p text:style-name="P1"><text:a xlink:type="simple" xlink:href="https://man7.org/linux/man-pages/man2/fchmod.2.html" text:style-name="Internet_20_link" text:visited-style-name="Visited_20_Internet_20_Link">man/</text:a> <text:a xlink:type="simple" xlink:href="https://source.chromium.org/search?ss=chromiumos&amp;q=SYSCALL_DEFINE.*fchmod" text:style-name="Internet_20_link" text:visited-style-name="Visited_20_Internet_20_Link">cs/</text:a></text:p>
          </table:table-cell>
          <table:table-cell table:style-name="Table1.A1" office:value-type="string">
            <text:p text:style-name="P1">0x5b</text:p>
          </table:table-cell>
          <table:table-cell table:style-name="Table1.A1" office:value-type="string">
            <text:p text:style-name="Table_20_Contents">unsigned int fd</text:p>
          </table:table-cell>
          <table:table-cell table:style-name="Table1.A1" office:value-type="string">
            <text:p text:style-name="Table_20_Contents">umode_t mod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92</text:p>
          </table:table-cell>
          <table:table-cell table:style-name="Table1.A1" office:value-type="string">
            <text:p text:style-name="Table_20_Contents">chown</text:p>
          </table:table-cell>
          <table:table-cell table:style-name="Table1.A1" office:value-type="string">
            <text:p text:style-name="P1"><text:a xlink:type="simple" xlink:href="https://man7.org/linux/man-pages/man2/chown.2.html" text:style-name="Internet_20_link" text:visited-style-name="Visited_20_Internet_20_Link">man/</text:a> <text:a xlink:type="simple" xlink:href="https://source.chromium.org/search?ss=chromiumos&amp;q=SYSCALL_DEFINE.*chown" text:style-name="Internet_20_link" text:visited-style-name="Visited_20_Internet_20_Link">cs/</text:a></text:p>
          </table:table-cell>
          <table:table-cell table:style-name="Table1.A1" office:value-type="string">
            <text:p text:style-name="P1">0x5c</text:p>
          </table:table-cell>
          <table:table-cell table:style-name="Table1.A1" office:value-type="string">
            <text:p text:style-name="Table_20_Contents">const char *filename</text:p>
          </table:table-cell>
          <table:table-cell table:style-name="Table1.A1" office:value-type="string">
            <text:p text:style-name="Table_20_Contents">uid_t user</text:p>
          </table:table-cell>
          <table:table-cell table:style-name="Table1.A1" office:value-type="string">
            <text:p text:style-name="Table_20_Contents">gid_t group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93</text:p>
          </table:table-cell>
          <table:table-cell table:style-name="Table1.A1" office:value-type="string">
            <text:p text:style-name="Table_20_Contents">fchown</text:p>
          </table:table-cell>
          <table:table-cell table:style-name="Table1.A1" office:value-type="string">
            <text:p text:style-name="P1"><text:a xlink:type="simple" xlink:href="https://man7.org/linux/man-pages/man2/fchown.2.html" text:style-name="Internet_20_link" text:visited-style-name="Visited_20_Internet_20_Link">man/</text:a> <text:a xlink:type="simple" xlink:href="https://source.chromium.org/search?ss=chromiumos&amp;q=SYSCALL_DEFINE.*fchown" text:style-name="Internet_20_link" text:visited-style-name="Visited_20_Internet_20_Link">cs/</text:a></text:p>
          </table:table-cell>
          <table:table-cell table:style-name="Table1.A1" office:value-type="string">
            <text:p text:style-name="P1">0x5d</text:p>
          </table:table-cell>
          <table:table-cell table:style-name="Table1.A1" office:value-type="string">
            <text:p text:style-name="Table_20_Contents">unsigned int fd</text:p>
          </table:table-cell>
          <table:table-cell table:style-name="Table1.A1" office:value-type="string">
            <text:p text:style-name="Table_20_Contents">uid_t user</text:p>
          </table:table-cell>
          <table:table-cell table:style-name="Table1.A1" office:value-type="string">
            <text:p text:style-name="Table_20_Contents">gid_t group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94</text:p>
          </table:table-cell>
          <table:table-cell table:style-name="Table1.A1" office:value-type="string">
            <text:p text:style-name="Table_20_Contents">lchown</text:p>
          </table:table-cell>
          <table:table-cell table:style-name="Table1.A1" office:value-type="string">
            <text:p text:style-name="P1"><text:a xlink:type="simple" xlink:href="https://man7.org/linux/man-pages/man2/lchown.2.html" text:style-name="Internet_20_link" text:visited-style-name="Visited_20_Internet_20_Link">man/</text:a> <text:a xlink:type="simple" xlink:href="https://source.chromium.org/search?ss=chromiumos&amp;q=SYSCALL_DEFINE.*lchown" text:style-name="Internet_20_link" text:visited-style-name="Visited_20_Internet_20_Link">cs/</text:a></text:p>
          </table:table-cell>
          <table:table-cell table:style-name="Table1.A1" office:value-type="string">
            <text:p text:style-name="P1">0x5e</text:p>
          </table:table-cell>
          <table:table-cell table:style-name="Table1.A1" office:value-type="string">
            <text:p text:style-name="Table_20_Contents">const char *filename</text:p>
          </table:table-cell>
          <table:table-cell table:style-name="Table1.A1" office:value-type="string">
            <text:p text:style-name="Table_20_Contents">uid_t user</text:p>
          </table:table-cell>
          <table:table-cell table:style-name="Table1.A1" office:value-type="string">
            <text:p text:style-name="Table_20_Contents">gid_t group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95</text:p>
          </table:table-cell>
          <table:table-cell table:style-name="Table1.A1" office:value-type="string">
            <text:p text:style-name="Table_20_Contents">umask</text:p>
          </table:table-cell>
          <table:table-cell table:style-name="Table1.A1" office:value-type="string">
            <text:p text:style-name="P1"><text:a xlink:type="simple" xlink:href="https://man7.org/linux/man-pages/man2/umask.2.html" text:style-name="Internet_20_link" text:visited-style-name="Visited_20_Internet_20_Link">man/</text:a> <text:a xlink:type="simple" xlink:href="https://source.chromium.org/search?ss=chromiumos&amp;q=SYSCALL_DEFINE.*umask" text:style-name="Internet_20_link" text:visited-style-name="Visited_20_Internet_20_Link">cs/</text:a></text:p>
          </table:table-cell>
          <table:table-cell table:style-name="Table1.A1" office:value-type="string">
            <text:p text:style-name="P1">0x5f</text:p>
          </table:table-cell>
          <table:table-cell table:style-name="Table1.A1" office:value-type="string">
            <text:p text:style-name="Table_20_Contents">int mask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96</text:p>
          </table:table-cell>
          <table:table-cell table:style-name="Table1.A1" office:value-type="string">
            <text:p text:style-name="Table_20_Contents">gettimeofday</text:p>
          </table:table-cell>
          <table:table-cell table:style-name="Table1.A1" office:value-type="string">
            <text:p text:style-name="P1"><text:a xlink:type="simple" xlink:href="https://man7.org/linux/man-pages/man2/gettimeofday.2.html" text:style-name="Internet_20_link" text:visited-style-name="Visited_20_Internet_20_Link">man/</text:a> <text:a xlink:type="simple" xlink:href="https://source.chromium.org/search?ss=chromiumos&amp;q=SYSCALL_DEFINE.*gettimeofday" text:style-name="Internet_20_link" text:visited-style-name="Visited_20_Internet_20_Link">cs/</text:a></text:p>
          </table:table-cell>
          <table:table-cell table:style-name="Table1.A1" office:value-type="string">
            <text:p text:style-name="P1">0x60</text:p>
          </table:table-cell>
          <table:table-cell table:style-name="Table1.A1" office:value-type="string">
            <text:p text:style-name="Table_20_Contents">struct timeval *tv</text:p>
          </table:table-cell>
          <table:table-cell table:style-name="Table1.A1" office:value-type="string">
            <text:p text:style-name="Table_20_Contents">struct timezone *tz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97</text:p>
          </table:table-cell>
          <table:table-cell table:style-name="Table1.A1" office:value-type="string">
            <text:p text:style-name="Table_20_Contents">getrlimit</text:p>
          </table:table-cell>
          <table:table-cell table:style-name="Table1.A1" office:value-type="string">
            <text:p text:style-name="P1"><text:a xlink:type="simple" xlink:href="https://man7.org/linux/man-pages/man2/getrlimit.2.html" text:style-name="Internet_20_link" text:visited-style-name="Visited_20_Internet_20_Link">man/</text:a> <text:a xlink:type="simple" xlink:href="https://source.chromium.org/search?ss=chromiumos&amp;q=SYSCALL_DEFINE.*getrlimit" text:style-name="Internet_20_link" text:visited-style-name="Visited_20_Internet_20_Link">cs/</text:a></text:p>
          </table:table-cell>
          <table:table-cell table:style-name="Table1.A1" office:value-type="string">
            <text:p text:style-name="P1">0x61</text:p>
          </table:table-cell>
          <table:table-cell table:style-name="Table1.A1" office:value-type="string">
            <text:p text:style-name="Table_20_Contents">unsigned int resource</text:p>
          </table:table-cell>
          <table:table-cell table:style-name="Table1.A1" office:value-type="string">
            <text:p text:style-name="Table_20_Contents">struct rlimit *rlim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98</text:p>
          </table:table-cell>
          <table:table-cell table:style-name="Table1.A1" office:value-type="string">
            <text:p text:style-name="Table_20_Contents">getrusage</text:p>
          </table:table-cell>
          <table:table-cell table:style-name="Table1.A1" office:value-type="string">
            <text:p text:style-name="P1"><text:a xlink:type="simple" xlink:href="https://man7.org/linux/man-pages/man2/getrusage.2.html" text:style-name="Internet_20_link" text:visited-style-name="Visited_20_Internet_20_Link">man/</text:a> <text:a xlink:type="simple" xlink:href="https://source.chromium.org/search?ss=chromiumos&amp;q=SYSCALL_DEFINE.*getrusage" text:style-name="Internet_20_link" text:visited-style-name="Visited_20_Internet_20_Link">cs/</text:a></text:p>
          </table:table-cell>
          <table:table-cell table:style-name="Table1.A1" office:value-type="string">
            <text:p text:style-name="P1">0x62</text:p>
          </table:table-cell>
          <table:table-cell table:style-name="Table1.A1" office:value-type="string">
            <text:p text:style-name="Table_20_Contents">int who</text:p>
          </table:table-cell>
          <table:table-cell table:style-name="Table1.A1" office:value-type="string">
            <text:p text:style-name="Table_20_Contents">struct rusage *ru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99</text:p>
          </table:table-cell>
          <table:table-cell table:style-name="Table1.A1" office:value-type="string">
            <text:p text:style-name="Table_20_Contents">sysinfo</text:p>
          </table:table-cell>
          <table:table-cell table:style-name="Table1.A1" office:value-type="string">
            <text:p text:style-name="P1"><text:a xlink:type="simple" xlink:href="https://man7.org/linux/man-pages/man2/sysinfo.2.html" text:style-name="Internet_20_link" text:visited-style-name="Visited_20_Internet_20_Link">man/</text:a> <text:a xlink:type="simple" xlink:href="https://source.chromium.org/search?ss=chromiumos&amp;q=SYSCALL_DEFINE.*sysinfo" text:style-name="Internet_20_link" text:visited-style-name="Visited_20_Internet_20_Link">cs/</text:a></text:p>
          </table:table-cell>
          <table:table-cell table:style-name="Table1.A1" office:value-type="string">
            <text:p text:style-name="P1">0x63</text:p>
          </table:table-cell>
          <table:table-cell table:style-name="Table1.A1" office:value-type="string">
            <text:p text:style-name="Table_20_Contents">struct sysinfo *info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00</text:p>
          </table:table-cell>
          <table:table-cell table:style-name="Table1.A1" office:value-type="string">
            <text:p text:style-name="Table_20_Contents">times</text:p>
          </table:table-cell>
          <table:table-cell table:style-name="Table1.A1" office:value-type="string">
            <text:p text:style-name="P1"><text:a xlink:type="simple" xlink:href="https://man7.org/linux/man-pages/man2/times.2.html" text:style-name="Internet_20_link" text:visited-style-name="Visited_20_Internet_20_Link">man/</text:a> <text:a xlink:type="simple" xlink:href="https://source.chromium.org/search?ss=chromiumos&amp;q=SYSCALL_DEFINE.*times" text:style-name="Internet_20_link" text:visited-style-name="Visited_20_Internet_20_Link">cs/</text:a></text:p>
          </table:table-cell>
          <table:table-cell table:style-name="Table1.A1" office:value-type="string">
            <text:p text:style-name="P1">0x64</text:p>
          </table:table-cell>
          <table:table-cell table:style-name="Table1.A1" office:value-type="string">
            <text:p text:style-name="Table_20_Contents">struct tms *tbuf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01</text:p>
          </table:table-cell>
          <table:table-cell table:style-name="Table1.A1" office:value-type="string">
            <text:p text:style-name="Table_20_Contents">ptrace</text:p>
          </table:table-cell>
          <table:table-cell table:style-name="Table1.A1" office:value-type="string">
            <text:p text:style-name="P1"><text:a xlink:type="simple" xlink:href="https://man7.org/linux/man-pages/man2/ptrace.2.html" text:style-name="Internet_20_link" text:visited-style-name="Visited_20_Internet_20_Link">man/</text:a> <text:a xlink:type="simple" xlink:href="https://source.chromium.org/search?ss=chromiumos&amp;q=SYSCALL_DEFINE.*ptrace" text:style-name="Internet_20_link" text:visited-style-name="Visited_20_Internet_20_Link">cs/</text:a></text:p>
          </table:table-cell>
          <table:table-cell table:style-name="Table1.A1" office:value-type="string">
            <text:p text:style-name="P1">0x65</text:p>
          </table:table-cell>
          <table:table-cell table:style-name="Table1.A1" office:value-type="string">
            <text:p text:style-name="Table_20_Contents">long request</text:p>
          </table:table-cell>
          <table:table-cell table:style-name="Table1.A1" office:value-type="string">
            <text:p text:style-name="Table_20_Contents">long pid</text:p>
          </table:table-cell>
          <table:table-cell table:style-name="Table1.A1" office:value-type="string">
            <text:p text:style-name="Table_20_Contents">unsigned long addr</text:p>
          </table:table-cell>
          <table:table-cell table:style-name="Table1.A1" office:value-type="string">
            <text:p text:style-name="Table_20_Contents">unsigned long data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02</text:p>
          </table:table-cell>
          <table:table-cell table:style-name="Table1.A1" office:value-type="string">
            <text:p text:style-name="Table_20_Contents">getuid</text:p>
          </table:table-cell>
          <table:table-cell table:style-name="Table1.A1" office:value-type="string">
            <text:p text:style-name="P1"><text:a xlink:type="simple" xlink:href="https://man7.org/linux/man-pages/man2/getuid.2.html" text:style-name="Internet_20_link" text:visited-style-name="Visited_20_Internet_20_Link">man/</text:a> <text:a xlink:type="simple" xlink:href="https://source.chromium.org/search?ss=chromiumos&amp;q=SYSCALL_DEFINE.*getuid" text:style-name="Internet_20_link" text:visited-style-name="Visited_20_Internet_20_Link">cs/</text:a></text:p>
          </table:table-cell>
          <table:table-cell table:style-name="Table1.A1" office:value-type="string">
            <text:p text:style-name="P1">0x66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03</text:p>
          </table:table-cell>
          <table:table-cell table:style-name="Table1.A1" office:value-type="string">
            <text:p text:style-name="Table_20_Contents">syslog</text:p>
          </table:table-cell>
          <table:table-cell table:style-name="Table1.A1" office:value-type="string">
            <text:p text:style-name="P1"><text:a xlink:type="simple" xlink:href="https://man7.org/linux/man-pages/man2/syslog.2.html" text:style-name="Internet_20_link" text:visited-style-name="Visited_20_Internet_20_Link">man/</text:a> <text:a xlink:type="simple" xlink:href="https://source.chromium.org/search?ss=chromiumos&amp;q=SYSCALL_DEFINE.*syslog" text:style-name="Internet_20_link" text:visited-style-name="Visited_20_Internet_20_Link">cs/</text:a></text:p>
          </table:table-cell>
          <table:table-cell table:style-name="Table1.A1" office:value-type="string">
            <text:p text:style-name="P1">0x67</text:p>
          </table:table-cell>
          <table:table-cell table:style-name="Table1.A1" office:value-type="string">
            <text:p text:style-name="Table_20_Contents">int type</text:p>
          </table:table-cell>
          <table:table-cell table:style-name="Table1.A1" office:value-type="string">
            <text:p text:style-name="Table_20_Contents">char *buf</text:p>
          </table:table-cell>
          <table:table-cell table:style-name="Table1.A1" office:value-type="string">
            <text:p text:style-name="Table_20_Contents">int len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04</text:p>
          </table:table-cell>
          <table:table-cell table:style-name="Table1.A1" office:value-type="string">
            <text:p text:style-name="Table_20_Contents">getgid</text:p>
          </table:table-cell>
          <table:table-cell table:style-name="Table1.A1" office:value-type="string">
            <text:p text:style-name="P1"><text:a xlink:type="simple" xlink:href="https://man7.org/linux/man-pages/man2/getgid.2.html" text:style-name="Internet_20_link" text:visited-style-name="Visited_20_Internet_20_Link">man/</text:a> <text:a xlink:type="simple" xlink:href="https://source.chromium.org/search?ss=chromiumos&amp;q=SYSCALL_DEFINE.*getgid" text:style-name="Internet_20_link" text:visited-style-name="Visited_20_Internet_20_Link">cs/</text:a></text:p>
          </table:table-cell>
          <table:table-cell table:style-name="Table1.A1" office:value-type="string">
            <text:p text:style-name="P1">0x68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05</text:p>
          </table:table-cell>
          <table:table-cell table:style-name="Table1.A1" office:value-type="string">
            <text:p text:style-name="Table_20_Contents">setuid</text:p>
          </table:table-cell>
          <table:table-cell table:style-name="Table1.A1" office:value-type="string">
            <text:p text:style-name="P1"><text:a xlink:type="simple" xlink:href="https://man7.org/linux/man-pages/man2/setuid.2.html" text:style-name="Internet_20_link" text:visited-style-name="Visited_20_Internet_20_Link">man/</text:a> <text:a xlink:type="simple" xlink:href="https://source.chromium.org/search?ss=chromiumos&amp;q=SYSCALL_DEFINE.*setuid" text:style-name="Internet_20_link" text:visited-style-name="Visited_20_Internet_20_Link">cs/</text:a></text:p>
          </table:table-cell>
          <table:table-cell table:style-name="Table1.A1" office:value-type="string">
            <text:p text:style-name="P1">0x69</text:p>
          </table:table-cell>
          <table:table-cell table:style-name="Table1.A1" office:value-type="string">
            <text:p text:style-name="Table_20_Contents">uid_t ui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06</text:p>
          </table:table-cell>
          <table:table-cell table:style-name="Table1.A1" office:value-type="string">
            <text:p text:style-name="Table_20_Contents">setgid</text:p>
          </table:table-cell>
          <table:table-cell table:style-name="Table1.A1" office:value-type="string">
            <text:p text:style-name="P1"><text:a xlink:type="simple" xlink:href="https://man7.org/linux/man-pages/man2/setgid.2.html" text:style-name="Internet_20_link" text:visited-style-name="Visited_20_Internet_20_Link">man/</text:a> <text:a xlink:type="simple" xlink:href="https://source.chromium.org/search?ss=chromiumos&amp;q=SYSCALL_DEFINE.*setgid" text:style-name="Internet_20_link" text:visited-style-name="Visited_20_Internet_20_Link">cs/</text:a></text:p>
          </table:table-cell>
          <table:table-cell table:style-name="Table1.A1" office:value-type="string">
            <text:p text:style-name="P1">0x6a</text:p>
          </table:table-cell>
          <table:table-cell table:style-name="Table1.A1" office:value-type="string">
            <text:p text:style-name="Table_20_Contents">gid_t gi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ext:soft-page-break/>
        <table:table-row table:style-name="TableLine94107333621072">
          <table:table-cell table:style-name="Table1.A1" office:value-type="string">
            <text:p text:style-name="P1">107</text:p>
          </table:table-cell>
          <table:table-cell table:style-name="Table1.A1" office:value-type="string">
            <text:p text:style-name="Table_20_Contents">geteuid</text:p>
          </table:table-cell>
          <table:table-cell table:style-name="Table1.A1" office:value-type="string">
            <text:p text:style-name="P1"><text:a xlink:type="simple" xlink:href="https://man7.org/linux/man-pages/man2/geteuid.2.html" text:style-name="Internet_20_link" text:visited-style-name="Visited_20_Internet_20_Link">man/</text:a> <text:a xlink:type="simple" xlink:href="https://source.chromium.org/search?ss=chromiumos&amp;q=SYSCALL_DEFINE.*geteuid" text:style-name="Internet_20_link" text:visited-style-name="Visited_20_Internet_20_Link">cs/</text:a></text:p>
          </table:table-cell>
          <table:table-cell table:style-name="Table1.A1" office:value-type="string">
            <text:p text:style-name="P1">0x6b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08</text:p>
          </table:table-cell>
          <table:table-cell table:style-name="Table1.A1" office:value-type="string">
            <text:p text:style-name="Table_20_Contents">getegid</text:p>
          </table:table-cell>
          <table:table-cell table:style-name="Table1.A1" office:value-type="string">
            <text:p text:style-name="P1"><text:a xlink:type="simple" xlink:href="https://man7.org/linux/man-pages/man2/getegid.2.html" text:style-name="Internet_20_link" text:visited-style-name="Visited_20_Internet_20_Link">man/</text:a> <text:a xlink:type="simple" xlink:href="https://source.chromium.org/search?ss=chromiumos&amp;q=SYSCALL_DEFINE.*getegid" text:style-name="Internet_20_link" text:visited-style-name="Visited_20_Internet_20_Link">cs/</text:a></text:p>
          </table:table-cell>
          <table:table-cell table:style-name="Table1.A1" office:value-type="string">
            <text:p text:style-name="P1">0x6c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09</text:p>
          </table:table-cell>
          <table:table-cell table:style-name="Table1.A1" office:value-type="string">
            <text:p text:style-name="Table_20_Contents">setpgid</text:p>
          </table:table-cell>
          <table:table-cell table:style-name="Table1.A1" office:value-type="string">
            <text:p text:style-name="P1"><text:a xlink:type="simple" xlink:href="https://man7.org/linux/man-pages/man2/setpgid.2.html" text:style-name="Internet_20_link" text:visited-style-name="Visited_20_Internet_20_Link">man/</text:a> <text:a xlink:type="simple" xlink:href="https://source.chromium.org/search?ss=chromiumos&amp;q=SYSCALL_DEFINE.*setpgid" text:style-name="Internet_20_link" text:visited-style-name="Visited_20_Internet_20_Link">cs/</text:a></text:p>
          </table:table-cell>
          <table:table-cell table:style-name="Table1.A1" office:value-type="string">
            <text:p text:style-name="P1">0x6d</text:p>
          </table:table-cell>
          <table:table-cell table:style-name="Table1.A1" office:value-type="string">
            <text:p text:style-name="Table_20_Contents">pid_t pid</text:p>
          </table:table-cell>
          <table:table-cell table:style-name="Table1.A1" office:value-type="string">
            <text:p text:style-name="Table_20_Contents">pid_t pgi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10</text:p>
          </table:table-cell>
          <table:table-cell table:style-name="Table1.A1" office:value-type="string">
            <text:p text:style-name="Table_20_Contents">getppid</text:p>
          </table:table-cell>
          <table:table-cell table:style-name="Table1.A1" office:value-type="string">
            <text:p text:style-name="P1"><text:a xlink:type="simple" xlink:href="https://man7.org/linux/man-pages/man2/getppid.2.html" text:style-name="Internet_20_link" text:visited-style-name="Visited_20_Internet_20_Link">man/</text:a> <text:a xlink:type="simple" xlink:href="https://source.chromium.org/search?ss=chromiumos&amp;q=SYSCALL_DEFINE.*getppid" text:style-name="Internet_20_link" text:visited-style-name="Visited_20_Internet_20_Link">cs/</text:a></text:p>
          </table:table-cell>
          <table:table-cell table:style-name="Table1.A1" office:value-type="string">
            <text:p text:style-name="P1">0x6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11</text:p>
          </table:table-cell>
          <table:table-cell table:style-name="Table1.A1" office:value-type="string">
            <text:p text:style-name="Table_20_Contents">getpgrp</text:p>
          </table:table-cell>
          <table:table-cell table:style-name="Table1.A1" office:value-type="string">
            <text:p text:style-name="P1"><text:a xlink:type="simple" xlink:href="https://man7.org/linux/man-pages/man2/getpgrp.2.html" text:style-name="Internet_20_link" text:visited-style-name="Visited_20_Internet_20_Link">man/</text:a> <text:a xlink:type="simple" xlink:href="https://source.chromium.org/search?ss=chromiumos&amp;q=SYSCALL_DEFINE.*getpgrp" text:style-name="Internet_20_link" text:visited-style-name="Visited_20_Internet_20_Link">cs/</text:a></text:p>
          </table:table-cell>
          <table:table-cell table:style-name="Table1.A1" office:value-type="string">
            <text:p text:style-name="P1">0x6f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12</text:p>
          </table:table-cell>
          <table:table-cell table:style-name="Table1.A1" office:value-type="string">
            <text:p text:style-name="Table_20_Contents">setsid</text:p>
          </table:table-cell>
          <table:table-cell table:style-name="Table1.A1" office:value-type="string">
            <text:p text:style-name="P1"><text:a xlink:type="simple" xlink:href="https://man7.org/linux/man-pages/man2/setsid.2.html" text:style-name="Internet_20_link" text:visited-style-name="Visited_20_Internet_20_Link">man/</text:a> <text:a xlink:type="simple" xlink:href="https://source.chromium.org/search?ss=chromiumos&amp;q=SYSCALL_DEFINE.*setsid" text:style-name="Internet_20_link" text:visited-style-name="Visited_20_Internet_20_Link">cs/</text:a></text:p>
          </table:table-cell>
          <table:table-cell table:style-name="Table1.A1" office:value-type="string">
            <text:p text:style-name="P1">0x70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13</text:p>
          </table:table-cell>
          <table:table-cell table:style-name="Table1.A1" office:value-type="string">
            <text:p text:style-name="Table_20_Contents">setreuid</text:p>
          </table:table-cell>
          <table:table-cell table:style-name="Table1.A1" office:value-type="string">
            <text:p text:style-name="P1"><text:a xlink:type="simple" xlink:href="https://man7.org/linux/man-pages/man2/setreuid.2.html" text:style-name="Internet_20_link" text:visited-style-name="Visited_20_Internet_20_Link">man/</text:a> <text:a xlink:type="simple" xlink:href="https://source.chromium.org/search?ss=chromiumos&amp;q=SYSCALL_DEFINE.*setreuid" text:style-name="Internet_20_link" text:visited-style-name="Visited_20_Internet_20_Link">cs/</text:a></text:p>
          </table:table-cell>
          <table:table-cell table:style-name="Table1.A1" office:value-type="string">
            <text:p text:style-name="P1">0x71</text:p>
          </table:table-cell>
          <table:table-cell table:style-name="Table1.A1" office:value-type="string">
            <text:p text:style-name="Table_20_Contents">uid_t ruid</text:p>
          </table:table-cell>
          <table:table-cell table:style-name="Table1.A1" office:value-type="string">
            <text:p text:style-name="Table_20_Contents">uid_t eui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14</text:p>
          </table:table-cell>
          <table:table-cell table:style-name="Table1.A1" office:value-type="string">
            <text:p text:style-name="Table_20_Contents">setregid</text:p>
          </table:table-cell>
          <table:table-cell table:style-name="Table1.A1" office:value-type="string">
            <text:p text:style-name="P1"><text:a xlink:type="simple" xlink:href="https://man7.org/linux/man-pages/man2/setregid.2.html" text:style-name="Internet_20_link" text:visited-style-name="Visited_20_Internet_20_Link">man/</text:a> <text:a xlink:type="simple" xlink:href="https://source.chromium.org/search?ss=chromiumos&amp;q=SYSCALL_DEFINE.*setregid" text:style-name="Internet_20_link" text:visited-style-name="Visited_20_Internet_20_Link">cs/</text:a></text:p>
          </table:table-cell>
          <table:table-cell table:style-name="Table1.A1" office:value-type="string">
            <text:p text:style-name="P1">0x72</text:p>
          </table:table-cell>
          <table:table-cell table:style-name="Table1.A1" office:value-type="string">
            <text:p text:style-name="Table_20_Contents">gid_t rgid</text:p>
          </table:table-cell>
          <table:table-cell table:style-name="Table1.A1" office:value-type="string">
            <text:p text:style-name="Table_20_Contents">gid_t egi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15</text:p>
          </table:table-cell>
          <table:table-cell table:style-name="Table1.A1" office:value-type="string">
            <text:p text:style-name="Table_20_Contents">getgroups</text:p>
          </table:table-cell>
          <table:table-cell table:style-name="Table1.A1" office:value-type="string">
            <text:p text:style-name="P1"><text:a xlink:type="simple" xlink:href="https://man7.org/linux/man-pages/man2/getgroups.2.html" text:style-name="Internet_20_link" text:visited-style-name="Visited_20_Internet_20_Link">man/</text:a> <text:a xlink:type="simple" xlink:href="https://source.chromium.org/search?ss=chromiumos&amp;q=SYSCALL_DEFINE.*getgroups" text:style-name="Internet_20_link" text:visited-style-name="Visited_20_Internet_20_Link">cs/</text:a></text:p>
          </table:table-cell>
          <table:table-cell table:style-name="Table1.A1" office:value-type="string">
            <text:p text:style-name="P1">0x73</text:p>
          </table:table-cell>
          <table:table-cell table:style-name="Table1.A1" office:value-type="string">
            <text:p text:style-name="Table_20_Contents">int gidsetsize</text:p>
          </table:table-cell>
          <table:table-cell table:style-name="Table1.A1" office:value-type="string">
            <text:p text:style-name="Table_20_Contents">gid_t *grouplist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16</text:p>
          </table:table-cell>
          <table:table-cell table:style-name="Table1.A1" office:value-type="string">
            <text:p text:style-name="Table_20_Contents">setgroups</text:p>
          </table:table-cell>
          <table:table-cell table:style-name="Table1.A1" office:value-type="string">
            <text:p text:style-name="P1"><text:a xlink:type="simple" xlink:href="https://man7.org/linux/man-pages/man2/setgroups.2.html" text:style-name="Internet_20_link" text:visited-style-name="Visited_20_Internet_20_Link">man/</text:a> <text:a xlink:type="simple" xlink:href="https://source.chromium.org/search?ss=chromiumos&amp;q=SYSCALL_DEFINE.*setgroups" text:style-name="Internet_20_link" text:visited-style-name="Visited_20_Internet_20_Link">cs/</text:a></text:p>
          </table:table-cell>
          <table:table-cell table:style-name="Table1.A1" office:value-type="string">
            <text:p text:style-name="P1">0x74</text:p>
          </table:table-cell>
          <table:table-cell table:style-name="Table1.A1" office:value-type="string">
            <text:p text:style-name="Table_20_Contents">int gidsetsize</text:p>
          </table:table-cell>
          <table:table-cell table:style-name="Table1.A1" office:value-type="string">
            <text:p text:style-name="Table_20_Contents">gid_t *grouplist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17</text:p>
          </table:table-cell>
          <table:table-cell table:style-name="Table1.A1" office:value-type="string">
            <text:p text:style-name="Table_20_Contents">setresuid</text:p>
          </table:table-cell>
          <table:table-cell table:style-name="Table1.A1" office:value-type="string">
            <text:p text:style-name="P1"><text:a xlink:type="simple" xlink:href="https://man7.org/linux/man-pages/man2/setresuid.2.html" text:style-name="Internet_20_link" text:visited-style-name="Visited_20_Internet_20_Link">man/</text:a> <text:a xlink:type="simple" xlink:href="https://source.chromium.org/search?ss=chromiumos&amp;q=SYSCALL_DEFINE.*setresuid" text:style-name="Internet_20_link" text:visited-style-name="Visited_20_Internet_20_Link">cs/</text:a></text:p>
          </table:table-cell>
          <table:table-cell table:style-name="Table1.A1" office:value-type="string">
            <text:p text:style-name="P1">0x75</text:p>
          </table:table-cell>
          <table:table-cell table:style-name="Table1.A1" office:value-type="string">
            <text:p text:style-name="Table_20_Contents">uid_t ruid</text:p>
          </table:table-cell>
          <table:table-cell table:style-name="Table1.A1" office:value-type="string">
            <text:p text:style-name="Table_20_Contents">uid_t euid</text:p>
          </table:table-cell>
          <table:table-cell table:style-name="Table1.A1" office:value-type="string">
            <text:p text:style-name="Table_20_Contents">uid_t sui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18</text:p>
          </table:table-cell>
          <table:table-cell table:style-name="Table1.A1" office:value-type="string">
            <text:p text:style-name="Table_20_Contents">getresuid</text:p>
          </table:table-cell>
          <table:table-cell table:style-name="Table1.A1" office:value-type="string">
            <text:p text:style-name="P1"><text:a xlink:type="simple" xlink:href="https://man7.org/linux/man-pages/man2/getresuid.2.html" text:style-name="Internet_20_link" text:visited-style-name="Visited_20_Internet_20_Link">man/</text:a> <text:a xlink:type="simple" xlink:href="https://source.chromium.org/search?ss=chromiumos&amp;q=SYSCALL_DEFINE.*getresuid" text:style-name="Internet_20_link" text:visited-style-name="Visited_20_Internet_20_Link">cs/</text:a></text:p>
          </table:table-cell>
          <table:table-cell table:style-name="Table1.A1" office:value-type="string">
            <text:p text:style-name="P1">0x76</text:p>
          </table:table-cell>
          <table:table-cell table:style-name="Table1.A1" office:value-type="string">
            <text:p text:style-name="Table_20_Contents">uid_t *ruid</text:p>
          </table:table-cell>
          <table:table-cell table:style-name="Table1.A1" office:value-type="string">
            <text:p text:style-name="Table_20_Contents">uid_t *euid</text:p>
          </table:table-cell>
          <table:table-cell table:style-name="Table1.A1" office:value-type="string">
            <text:p text:style-name="Table_20_Contents">uid_t *sui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19</text:p>
          </table:table-cell>
          <table:table-cell table:style-name="Table1.A1" office:value-type="string">
            <text:p text:style-name="Table_20_Contents">setresgid</text:p>
          </table:table-cell>
          <table:table-cell table:style-name="Table1.A1" office:value-type="string">
            <text:p text:style-name="P1"><text:a xlink:type="simple" xlink:href="https://man7.org/linux/man-pages/man2/setresgid.2.html" text:style-name="Internet_20_link" text:visited-style-name="Visited_20_Internet_20_Link">man/</text:a> <text:a xlink:type="simple" xlink:href="https://source.chromium.org/search?ss=chromiumos&amp;q=SYSCALL_DEFINE.*setresgid" text:style-name="Internet_20_link" text:visited-style-name="Visited_20_Internet_20_Link">cs/</text:a></text:p>
          </table:table-cell>
          <table:table-cell table:style-name="Table1.A1" office:value-type="string">
            <text:p text:style-name="P1">0x77</text:p>
          </table:table-cell>
          <table:table-cell table:style-name="Table1.A1" office:value-type="string">
            <text:p text:style-name="Table_20_Contents">gid_t rgid</text:p>
          </table:table-cell>
          <table:table-cell table:style-name="Table1.A1" office:value-type="string">
            <text:p text:style-name="Table_20_Contents">gid_t egid</text:p>
          </table:table-cell>
          <table:table-cell table:style-name="Table1.A1" office:value-type="string">
            <text:p text:style-name="Table_20_Contents">gid_t sgi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20</text:p>
          </table:table-cell>
          <table:table-cell table:style-name="Table1.A1" office:value-type="string">
            <text:p text:style-name="Table_20_Contents">getresgid</text:p>
          </table:table-cell>
          <table:table-cell table:style-name="Table1.A1" office:value-type="string">
            <text:p text:style-name="P1"><text:a xlink:type="simple" xlink:href="https://man7.org/linux/man-pages/man2/getresgid.2.html" text:style-name="Internet_20_link" text:visited-style-name="Visited_20_Internet_20_Link">man/</text:a> <text:a xlink:type="simple" xlink:href="https://source.chromium.org/search?ss=chromiumos&amp;q=SYSCALL_DEFINE.*getresgid" text:style-name="Internet_20_link" text:visited-style-name="Visited_20_Internet_20_Link">cs/</text:a></text:p>
          </table:table-cell>
          <table:table-cell table:style-name="Table1.A1" office:value-type="string">
            <text:p text:style-name="P1">0x78</text:p>
          </table:table-cell>
          <table:table-cell table:style-name="Table1.A1" office:value-type="string">
            <text:p text:style-name="Table_20_Contents">gid_t *rgid</text:p>
          </table:table-cell>
          <table:table-cell table:style-name="Table1.A1" office:value-type="string">
            <text:p text:style-name="Table_20_Contents">gid_t *egid</text:p>
          </table:table-cell>
          <table:table-cell table:style-name="Table1.A1" office:value-type="string">
            <text:p text:style-name="Table_20_Contents">gid_t *sgi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21</text:p>
          </table:table-cell>
          <table:table-cell table:style-name="Table1.A1" office:value-type="string">
            <text:p text:style-name="Table_20_Contents">getpgid</text:p>
          </table:table-cell>
          <table:table-cell table:style-name="Table1.A1" office:value-type="string">
            <text:p text:style-name="P1"><text:a xlink:type="simple" xlink:href="https://man7.org/linux/man-pages/man2/getpgid.2.html" text:style-name="Internet_20_link" text:visited-style-name="Visited_20_Internet_20_Link">man/</text:a> <text:a xlink:type="simple" xlink:href="https://source.chromium.org/search?ss=chromiumos&amp;q=SYSCALL_DEFINE.*getpgid" text:style-name="Internet_20_link" text:visited-style-name="Visited_20_Internet_20_Link">cs/</text:a></text:p>
          </table:table-cell>
          <table:table-cell table:style-name="Table1.A1" office:value-type="string">
            <text:p text:style-name="P1">0x79</text:p>
          </table:table-cell>
          <table:table-cell table:style-name="Table1.A1" office:value-type="string">
            <text:p text:style-name="Table_20_Contents">pid_t pi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22</text:p>
          </table:table-cell>
          <table:table-cell table:style-name="Table1.A1" office:value-type="string">
            <text:p text:style-name="Table_20_Contents">setfsuid</text:p>
          </table:table-cell>
          <table:table-cell table:style-name="Table1.A1" office:value-type="string">
            <text:p text:style-name="P1"><text:a xlink:type="simple" xlink:href="https://man7.org/linux/man-pages/man2/setfsuid.2.html" text:style-name="Internet_20_link" text:visited-style-name="Visited_20_Internet_20_Link">man/</text:a> <text:a xlink:type="simple" xlink:href="https://source.chromium.org/search?ss=chromiumos&amp;q=SYSCALL_DEFINE.*setfsuid" text:style-name="Internet_20_link" text:visited-style-name="Visited_20_Internet_20_Link">cs/</text:a></text:p>
          </table:table-cell>
          <table:table-cell table:style-name="Table1.A1" office:value-type="string">
            <text:p text:style-name="P1">0x7a</text:p>
          </table:table-cell>
          <table:table-cell table:style-name="Table1.A1" office:value-type="string">
            <text:p text:style-name="Table_20_Contents">uid_t ui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23</text:p>
          </table:table-cell>
          <table:table-cell table:style-name="Table1.A1" office:value-type="string">
            <text:p text:style-name="Table_20_Contents">setfsgid</text:p>
          </table:table-cell>
          <table:table-cell table:style-name="Table1.A1" office:value-type="string">
            <text:p text:style-name="P1"><text:a xlink:type="simple" xlink:href="https://man7.org/linux/man-pages/man2/setfsgid.2.html" text:style-name="Internet_20_link" text:visited-style-name="Visited_20_Internet_20_Link">man/</text:a> <text:a xlink:type="simple" xlink:href="https://source.chromium.org/search?ss=chromiumos&amp;q=SYSCALL_DEFINE.*setfsgid" text:style-name="Internet_20_link" text:visited-style-name="Visited_20_Internet_20_Link">cs/</text:a></text:p>
          </table:table-cell>
          <table:table-cell table:style-name="Table1.A1" office:value-type="string">
            <text:p text:style-name="P1">0x7b</text:p>
          </table:table-cell>
          <table:table-cell table:style-name="Table1.A1" office:value-type="string">
            <text:p text:style-name="Table_20_Contents">gid_t gi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24</text:p>
          </table:table-cell>
          <table:table-cell table:style-name="Table1.A1" office:value-type="string">
            <text:p text:style-name="Table_20_Contents">getsid</text:p>
          </table:table-cell>
          <table:table-cell table:style-name="Table1.A1" office:value-type="string">
            <text:p text:style-name="P1"><text:a xlink:type="simple" xlink:href="https://man7.org/linux/man-pages/man2/getsid.2.html" text:style-name="Internet_20_link" text:visited-style-name="Visited_20_Internet_20_Link">man/</text:a> <text:a xlink:type="simple" xlink:href="https://source.chromium.org/search?ss=chromiumos&amp;q=SYSCALL_DEFINE.*getsid" text:style-name="Internet_20_link" text:visited-style-name="Visited_20_Internet_20_Link">cs/</text:a></text:p>
          </table:table-cell>
          <table:table-cell table:style-name="Table1.A1" office:value-type="string">
            <text:p text:style-name="P1">0x7c</text:p>
          </table:table-cell>
          <table:table-cell table:style-name="Table1.A1" office:value-type="string">
            <text:p text:style-name="Table_20_Contents">pid_t pi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25</text:p>
          </table:table-cell>
          <table:table-cell table:style-name="Table1.A1" office:value-type="string">
            <text:p text:style-name="Table_20_Contents">capget</text:p>
          </table:table-cell>
          <table:table-cell table:style-name="Table1.A1" office:value-type="string">
            <text:p text:style-name="P1"><text:a xlink:type="simple" xlink:href="https://man7.org/linux/man-pages/man2/capget.2.html" text:style-name="Internet_20_link" text:visited-style-name="Visited_20_Internet_20_Link">man/</text:a> <text:a xlink:type="simple" xlink:href="https://source.chromium.org/search?ss=chromiumos&amp;q=SYSCALL_DEFINE.*capget" text:style-name="Internet_20_link" text:visited-style-name="Visited_20_Internet_20_Link">cs/</text:a></text:p>
          </table:table-cell>
          <table:table-cell table:style-name="Table1.A1" office:value-type="string">
            <text:p text:style-name="P1">0x7d</text:p>
          </table:table-cell>
          <table:table-cell table:style-name="Table1.A1" office:value-type="string">
            <text:p text:style-name="Table_20_Contents">cap_user_header_t header</text:p>
          </table:table-cell>
          <table:table-cell table:style-name="Table1.A1" office:value-type="string">
            <text:p text:style-name="Table_20_Contents">cap_user_data_t dataptr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26</text:p>
          </table:table-cell>
          <table:table-cell table:style-name="Table1.A1" office:value-type="string">
            <text:p text:style-name="Table_20_Contents">capset</text:p>
          </table:table-cell>
          <table:table-cell table:style-name="Table1.A1" office:value-type="string">
            <text:p text:style-name="P1"><text:a xlink:type="simple" xlink:href="https://man7.org/linux/man-pages/man2/capset.2.html" text:style-name="Internet_20_link" text:visited-style-name="Visited_20_Internet_20_Link">man/</text:a> <text:a xlink:type="simple" xlink:href="https://source.chromium.org/search?ss=chromiumos&amp;q=SYSCALL_DEFINE.*capset" text:style-name="Internet_20_link" text:visited-style-name="Visited_20_Internet_20_Link">cs/</text:a></text:p>
          </table:table-cell>
          <table:table-cell table:style-name="Table1.A1" office:value-type="string">
            <text:p text:style-name="P1">0x7e</text:p>
          </table:table-cell>
          <table:table-cell table:style-name="Table1.A1" office:value-type="string">
            <text:p text:style-name="Table_20_Contents">cap_user_header_t header</text:p>
          </table:table-cell>
          <table:table-cell table:style-name="Table1.A1" office:value-type="string">
            <text:p text:style-name="Table_20_Contents">const cap_user_data_t data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27</text:p>
          </table:table-cell>
          <table:table-cell table:style-name="Table1.A1" office:value-type="string">
            <text:p text:style-name="Table_20_Contents">rt_sigpending</text:p>
          </table:table-cell>
          <table:table-cell table:style-name="Table1.A1" office:value-type="string">
            <text:p text:style-name="P1"><text:a xlink:type="simple" xlink:href="https://man7.org/linux/man-pages/man2/rt_sigpending.2.html" text:style-name="Internet_20_link" text:visited-style-name="Visited_20_Internet_20_Link">man/</text:a> <text:a xlink:type="simple" xlink:href="https://source.chromium.org/search?ss=chromiumos&amp;q=SYSCALL_DEFINE.*rt_sigpending" text:style-name="Internet_20_link" text:visited-style-name="Visited_20_Internet_20_Link">cs/</text:a></text:p>
          </table:table-cell>
          <table:table-cell table:style-name="Table1.A1" office:value-type="string">
            <text:p text:style-name="P1">0x7f</text:p>
          </table:table-cell>
          <table:table-cell table:style-name="Table1.A1" office:value-type="string">
            <text:p text:style-name="Table_20_Contents">sigset_t *set</text:p>
          </table:table-cell>
          <table:table-cell table:style-name="Table1.A1" office:value-type="string">
            <text:p text:style-name="Table_20_Contents">size_t sigsetsiz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28</text:p>
          </table:table-cell>
          <table:table-cell table:style-name="Table1.A1" office:value-type="string">
            <text:p text:style-name="Table_20_Contents">rt_sigtimedwait</text:p>
          </table:table-cell>
          <table:table-cell table:style-name="Table1.A1" office:value-type="string">
            <text:p text:style-name="P1"><text:a xlink:type="simple" xlink:href="https://man7.org/linux/man-pages/man2/rt_sigtimedwait.2.html" text:style-name="Internet_20_link" text:visited-style-name="Visited_20_Internet_20_Link">man/</text:a> <text:a xlink:type="simple" xlink:href="https://source.chromium.org/search?ss=chromiumos&amp;q=SYSCALL_DEFINE.*rt_sigtimedwait" text:style-name="Internet_20_link" text:visited-style-name="Visited_20_Internet_20_Link">cs/</text:a></text:p>
          </table:table-cell>
          <table:table-cell table:style-name="Table1.A1" office:value-type="string">
            <text:p text:style-name="P1">0x80</text:p>
          </table:table-cell>
          <table:table-cell table:style-name="Table1.A1" office:value-type="string">
            <text:p text:style-name="Table_20_Contents">const sigset_t *uthese</text:p>
          </table:table-cell>
          <table:table-cell table:style-name="Table1.A1" office:value-type="string">
            <text:p text:style-name="Table_20_Contents">siginfo_t *uinfo</text:p>
          </table:table-cell>
          <table:table-cell table:style-name="Table1.A1" office:value-type="string">
            <text:p text:style-name="Table_20_Contents">const struct __kernel_timespec *uts</text:p>
          </table:table-cell>
          <table:table-cell table:style-name="Table1.A1" office:value-type="string">
            <text:p text:style-name="Table_20_Contents">size_t sigsetsiz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29</text:p>
          </table:table-cell>
          <table:table-cell table:style-name="Table1.A1" office:value-type="string">
            <text:p text:style-name="Table_20_Contents">rt_sigqueueinfo</text:p>
          </table:table-cell>
          <table:table-cell table:style-name="Table1.A1" office:value-type="string">
            <text:p text:style-name="P1"><text:a xlink:type="simple" xlink:href="https://man7.org/linux/man-pages/man2/rt_sigqueueinfo.2.html" text:style-name="Internet_20_link" text:visited-style-name="Visited_20_Internet_20_Link">man/</text:a> <text:a xlink:type="simple" xlink:href="https://source.chromium.org/search?ss=chromiumos&amp;q=SYSCALL_DEFINE.*rt_sigqueueinfo" text:style-name="Internet_20_link" text:visited-style-name="Visited_20_Internet_20_Link">cs/</text:a></text:p>
          </table:table-cell>
          <table:table-cell table:style-name="Table1.A1" office:value-type="string">
            <text:p text:style-name="P1">0x81</text:p>
          </table:table-cell>
          <table:table-cell table:style-name="Table1.A1" office:value-type="string">
            <text:p text:style-name="Table_20_Contents">pid_t pid</text:p>
          </table:table-cell>
          <table:table-cell table:style-name="Table1.A1" office:value-type="string">
            <text:p text:style-name="Table_20_Contents">int sig</text:p>
          </table:table-cell>
          <table:table-cell table:style-name="Table1.A1" office:value-type="string">
            <text:p text:style-name="Table_20_Contents">siginfo_t *uinfo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30</text:p>
          </table:table-cell>
          <table:table-cell table:style-name="Table1.A1" office:value-type="string">
            <text:p text:style-name="Table_20_Contents">rt_sigsuspend</text:p>
          </table:table-cell>
          <table:table-cell table:style-name="Table1.A1" office:value-type="string">
            <text:p text:style-name="P1"><text:a xlink:type="simple" xlink:href="https://man7.org/linux/man-pages/man2/rt_sigsuspend.2.html" text:style-name="Internet_20_link" text:visited-style-name="Visited_20_Internet_20_Link">man/</text:a> <text:a xlink:type="simple" xlink:href="https://source.chromium.org/search?ss=chromiumos&amp;q=SYSCALL_DEFINE.*rt_sigsuspend" text:style-name="Internet_20_link" text:visited-style-name="Visited_20_Internet_20_Link">cs/</text:a></text:p>
          </table:table-cell>
          <table:table-cell table:style-name="Table1.A1" office:value-type="string">
            <text:p text:style-name="P1">0x82</text:p>
          </table:table-cell>
          <table:table-cell table:style-name="Table1.A1" office:value-type="string">
            <text:p text:style-name="Table_20_Contents">sigset_t *unewset</text:p>
          </table:table-cell>
          <table:table-cell table:style-name="Table1.A1" office:value-type="string">
            <text:p text:style-name="Table_20_Contents">size_t sigsetsiz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31</text:p>
          </table:table-cell>
          <table:table-cell table:style-name="Table1.A1" office:value-type="string">
            <text:p text:style-name="Table_20_Contents">sigaltstack</text:p>
          </table:table-cell>
          <table:table-cell table:style-name="Table1.A1" office:value-type="string">
            <text:p text:style-name="P1"><text:a xlink:type="simple" xlink:href="https://man7.org/linux/man-pages/man2/sigaltstack.2.html" text:style-name="Internet_20_link" text:visited-style-name="Visited_20_Internet_20_Link">man/</text:a> <text:a xlink:type="simple" xlink:href="https://source.chromium.org/search?ss=chromiumos&amp;q=SYSCALL_DEFINE.*sigaltstack" text:style-name="Internet_20_link" text:visited-style-name="Visited_20_Internet_20_Link">cs/</text:a></text:p>
          </table:table-cell>
          <table:table-cell table:style-name="Table1.A1" office:value-type="string">
            <text:p text:style-name="P1">0x83</text:p>
          </table:table-cell>
          <table:table-cell table:style-name="Table1.A1" office:value-type="string">
            <text:p text:style-name="Table_20_Contents">const struct sigaltstack *uss</text:p>
          </table:table-cell>
          <table:table-cell table:style-name="Table1.A1" office:value-type="string">
            <text:p text:style-name="Table_20_Contents">struct sigaltstack *uos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32</text:p>
          </table:table-cell>
          <table:table-cell table:style-name="Table1.A1" office:value-type="string">
            <text:p text:style-name="Table_20_Contents">utime</text:p>
          </table:table-cell>
          <table:table-cell table:style-name="Table1.A1" office:value-type="string">
            <text:p text:style-name="P1"><text:a xlink:type="simple" xlink:href="https://man7.org/linux/man-pages/man2/utime.2.html" text:style-name="Internet_20_link" text:visited-style-name="Visited_20_Internet_20_Link">man/</text:a> <text:a xlink:type="simple" xlink:href="https://source.chromium.org/search?ss=chromiumos&amp;q=SYSCALL_DEFINE.*utime" text:style-name="Internet_20_link" text:visited-style-name="Visited_20_Internet_20_Link">cs/</text:a></text:p>
          </table:table-cell>
          <table:table-cell table:style-name="Table1.A1" office:value-type="string">
            <text:p text:style-name="P1">0x84</text:p>
          </table:table-cell>
          <table:table-cell table:style-name="Table1.A1" office:value-type="string">
            <text:p text:style-name="Table_20_Contents">char *filename</text:p>
          </table:table-cell>
          <table:table-cell table:style-name="Table1.A1" office:value-type="string">
            <text:p text:style-name="Table_20_Contents">struct utimbuf *time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33</text:p>
          </table:table-cell>
          <table:table-cell table:style-name="Table1.A1" office:value-type="string">
            <text:p text:style-name="Table_20_Contents">mknod</text:p>
          </table:table-cell>
          <table:table-cell table:style-name="Table1.A1" office:value-type="string">
            <text:p text:style-name="P1"><text:a xlink:type="simple" xlink:href="https://man7.org/linux/man-pages/man2/mknod.2.html" text:style-name="Internet_20_link" text:visited-style-name="Visited_20_Internet_20_Link">man/</text:a> <text:a xlink:type="simple" xlink:href="https://source.chromium.org/search?ss=chromiumos&amp;q=SYSCALL_DEFINE.*mknod" text:style-name="Internet_20_link" text:visited-style-name="Visited_20_Internet_20_Link">cs/</text:a></text:p>
          </table:table-cell>
          <table:table-cell table:style-name="Table1.A1" office:value-type="string">
            <text:p text:style-name="P1">0x85</text:p>
          </table:table-cell>
          <table:table-cell table:style-name="Table1.A1" office:value-type="string">
            <text:p text:style-name="Table_20_Contents">const char <text:soft-page-break/>*filename</text:p>
          </table:table-cell>
          <table:table-cell table:style-name="Table1.A1" office:value-type="string">
            <text:p text:style-name="Table_20_Contents">umode_t <text:soft-page-break/>mode</text:p>
          </table:table-cell>
          <table:table-cell table:style-name="Table1.A1" office:value-type="string">
            <text:p text:style-name="Table_20_Contents">unsigned <text:soft-page-break/>dev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34</text:p>
          </table:table-cell>
          <table:table-cell table:style-name="Table1.A1" office:value-type="string">
            <text:p text:style-name="Table_20_Contents">uselib</text:p>
          </table:table-cell>
          <table:table-cell table:style-name="Table1.A1" office:value-type="string">
            <text:p text:style-name="P1"><text:a xlink:type="simple" xlink:href="https://man7.org/linux/man-pages/man2/uselib.2.html" text:style-name="Internet_20_link" text:visited-style-name="Visited_20_Internet_20_Link">man/</text:a> <text:a xlink:type="simple" xlink:href="https://source.chromium.org/search?ss=chromiumos&amp;q=SYSCALL_DEFINE.*uselib" text:style-name="Internet_20_link" text:visited-style-name="Visited_20_Internet_20_Link">cs/</text:a></text:p>
          </table:table-cell>
          <table:table-cell table:style-name="Table1.A1" office:value-type="string">
            <text:p text:style-name="P1">0x86</text:p>
          </table:table-cell>
          <table:table-cell table:style-name="Table1.A1" office:value-type="string">
            <text:p text:style-name="Table_20_Contents">const char *library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35</text:p>
          </table:table-cell>
          <table:table-cell table:style-name="Table1.A1" office:value-type="string">
            <text:p text:style-name="Table_20_Contents">personality</text:p>
          </table:table-cell>
          <table:table-cell table:style-name="Table1.A1" office:value-type="string">
            <text:p text:style-name="P1"><text:a xlink:type="simple" xlink:href="https://man7.org/linux/man-pages/man2/personality.2.html" text:style-name="Internet_20_link" text:visited-style-name="Visited_20_Internet_20_Link">man/</text:a> <text:a xlink:type="simple" xlink:href="https://source.chromium.org/search?ss=chromiumos&amp;q=SYSCALL_DEFINE.*personality" text:style-name="Internet_20_link" text:visited-style-name="Visited_20_Internet_20_Link">cs/</text:a></text:p>
          </table:table-cell>
          <table:table-cell table:style-name="Table1.A1" office:value-type="string">
            <text:p text:style-name="P1">0x87</text:p>
          </table:table-cell>
          <table:table-cell table:style-name="Table1.A1" office:value-type="string">
            <text:p text:style-name="Table_20_Contents">unsigned int personality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36</text:p>
          </table:table-cell>
          <table:table-cell table:style-name="Table1.A1" office:value-type="string">
            <text:p text:style-name="Table_20_Contents">ustat</text:p>
          </table:table-cell>
          <table:table-cell table:style-name="Table1.A1" office:value-type="string">
            <text:p text:style-name="P1"><text:a xlink:type="simple" xlink:href="https://man7.org/linux/man-pages/man2/ustat.2.html" text:style-name="Internet_20_link" text:visited-style-name="Visited_20_Internet_20_Link">man/</text:a> <text:a xlink:type="simple" xlink:href="https://source.chromium.org/search?ss=chromiumos&amp;q=SYSCALL_DEFINE.*ustat" text:style-name="Internet_20_link" text:visited-style-name="Visited_20_Internet_20_Link">cs/</text:a></text:p>
          </table:table-cell>
          <table:table-cell table:style-name="Table1.A1" office:value-type="string">
            <text:p text:style-name="P1">0x88</text:p>
          </table:table-cell>
          <table:table-cell table:style-name="Table1.A1" office:value-type="string">
            <text:p text:style-name="Table_20_Contents">unsigned dev</text:p>
          </table:table-cell>
          <table:table-cell table:style-name="Table1.A1" office:value-type="string">
            <text:p text:style-name="Table_20_Contents">struct ustat *ubuf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37</text:p>
          </table:table-cell>
          <table:table-cell table:style-name="Table1.A1" office:value-type="string">
            <text:p text:style-name="Table_20_Contents">statfs</text:p>
          </table:table-cell>
          <table:table-cell table:style-name="Table1.A1" office:value-type="string">
            <text:p text:style-name="P1"><text:a xlink:type="simple" xlink:href="https://man7.org/linux/man-pages/man2/statfs.2.html" text:style-name="Internet_20_link" text:visited-style-name="Visited_20_Internet_20_Link">man/</text:a> <text:a xlink:type="simple" xlink:href="https://source.chromium.org/search?ss=chromiumos&amp;q=SYSCALL_DEFINE.*statfs" text:style-name="Internet_20_link" text:visited-style-name="Visited_20_Internet_20_Link">cs/</text:a></text:p>
          </table:table-cell>
          <table:table-cell table:style-name="Table1.A1" office:value-type="string">
            <text:p text:style-name="P1">0x89</text:p>
          </table:table-cell>
          <table:table-cell table:style-name="Table1.A1" office:value-type="string">
            <text:p text:style-name="Table_20_Contents">const char * path</text:p>
          </table:table-cell>
          <table:table-cell table:style-name="Table1.A1" office:value-type="string">
            <text:p text:style-name="Table_20_Contents">struct statfs *buf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38</text:p>
          </table:table-cell>
          <table:table-cell table:style-name="Table1.A1" office:value-type="string">
            <text:p text:style-name="Table_20_Contents">fstatfs</text:p>
          </table:table-cell>
          <table:table-cell table:style-name="Table1.A1" office:value-type="string">
            <text:p text:style-name="P1"><text:a xlink:type="simple" xlink:href="https://man7.org/linux/man-pages/man2/fstatfs.2.html" text:style-name="Internet_20_link" text:visited-style-name="Visited_20_Internet_20_Link">man/</text:a> <text:a xlink:type="simple" xlink:href="https://source.chromium.org/search?ss=chromiumos&amp;q=SYSCALL_DEFINE.*fstatfs" text:style-name="Internet_20_link" text:visited-style-name="Visited_20_Internet_20_Link">cs/</text:a></text:p>
          </table:table-cell>
          <table:table-cell table:style-name="Table1.A1" office:value-type="string">
            <text:p text:style-name="P1">0x8a</text:p>
          </table:table-cell>
          <table:table-cell table:style-name="Table1.A1" office:value-type="string">
            <text:p text:style-name="Table_20_Contents">unsigned int fd</text:p>
          </table:table-cell>
          <table:table-cell table:style-name="Table1.A1" office:value-type="string">
            <text:p text:style-name="Table_20_Contents">struct statfs *buf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39</text:p>
          </table:table-cell>
          <table:table-cell table:style-name="Table1.A1" office:value-type="string">
            <text:p text:style-name="Table_20_Contents">sysfs</text:p>
          </table:table-cell>
          <table:table-cell table:style-name="Table1.A1" office:value-type="string">
            <text:p text:style-name="P1"><text:a xlink:type="simple" xlink:href="https://man7.org/linux/man-pages/man2/sysfs.2.html" text:style-name="Internet_20_link" text:visited-style-name="Visited_20_Internet_20_Link">man/</text:a> <text:a xlink:type="simple" xlink:href="https://source.chromium.org/search?ss=chromiumos&amp;q=SYSCALL_DEFINE.*sysfs" text:style-name="Internet_20_link" text:visited-style-name="Visited_20_Internet_20_Link">cs/</text:a></text:p>
          </table:table-cell>
          <table:table-cell table:style-name="Table1.A1" office:value-type="string">
            <text:p text:style-name="P1">0x8b</text:p>
          </table:table-cell>
          <table:table-cell table:style-name="Table1.A1" office:value-type="string">
            <text:p text:style-name="Table_20_Contents">int option</text:p>
          </table:table-cell>
          <table:table-cell table:style-name="Table1.A1" office:value-type="string">
            <text:p text:style-name="Table_20_Contents">unsigned long arg1</text:p>
          </table:table-cell>
          <table:table-cell table:style-name="Table1.A1" office:value-type="string">
            <text:p text:style-name="Table_20_Contents">unsigned long arg2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40</text:p>
          </table:table-cell>
          <table:table-cell table:style-name="Table1.A1" office:value-type="string">
            <text:p text:style-name="Table_20_Contents">getpriority</text:p>
          </table:table-cell>
          <table:table-cell table:style-name="Table1.A1" office:value-type="string">
            <text:p text:style-name="P1"><text:a xlink:type="simple" xlink:href="https://man7.org/linux/man-pages/man2/getpriority.2.html" text:style-name="Internet_20_link" text:visited-style-name="Visited_20_Internet_20_Link">man/</text:a> <text:a xlink:type="simple" xlink:href="https://source.chromium.org/search?ss=chromiumos&amp;q=SYSCALL_DEFINE.*getpriority" text:style-name="Internet_20_link" text:visited-style-name="Visited_20_Internet_20_Link">cs/</text:a></text:p>
          </table:table-cell>
          <table:table-cell table:style-name="Table1.A1" office:value-type="string">
            <text:p text:style-name="P1">0x8c</text:p>
          </table:table-cell>
          <table:table-cell table:style-name="Table1.A1" office:value-type="string">
            <text:p text:style-name="Table_20_Contents">int which</text:p>
          </table:table-cell>
          <table:table-cell table:style-name="Table1.A1" office:value-type="string">
            <text:p text:style-name="Table_20_Contents">int who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41</text:p>
          </table:table-cell>
          <table:table-cell table:style-name="Table1.A1" office:value-type="string">
            <text:p text:style-name="Table_20_Contents">setpriority</text:p>
          </table:table-cell>
          <table:table-cell table:style-name="Table1.A1" office:value-type="string">
            <text:p text:style-name="P1"><text:a xlink:type="simple" xlink:href="https://man7.org/linux/man-pages/man2/setpriority.2.html" text:style-name="Internet_20_link" text:visited-style-name="Visited_20_Internet_20_Link">man/</text:a> <text:a xlink:type="simple" xlink:href="https://source.chromium.org/search?ss=chromiumos&amp;q=SYSCALL_DEFINE.*setpriority" text:style-name="Internet_20_link" text:visited-style-name="Visited_20_Internet_20_Link">cs/</text:a></text:p>
          </table:table-cell>
          <table:table-cell table:style-name="Table1.A1" office:value-type="string">
            <text:p text:style-name="P1">0x8d</text:p>
          </table:table-cell>
          <table:table-cell table:style-name="Table1.A1" office:value-type="string">
            <text:p text:style-name="Table_20_Contents">int which</text:p>
          </table:table-cell>
          <table:table-cell table:style-name="Table1.A1" office:value-type="string">
            <text:p text:style-name="Table_20_Contents">int who</text:p>
          </table:table-cell>
          <table:table-cell table:style-name="Table1.A1" office:value-type="string">
            <text:p text:style-name="Table_20_Contents">int niceval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42</text:p>
          </table:table-cell>
          <table:table-cell table:style-name="Table1.A1" office:value-type="string">
            <text:p text:style-name="Table_20_Contents">sched_setparam</text:p>
          </table:table-cell>
          <table:table-cell table:style-name="Table1.A1" office:value-type="string">
            <text:p text:style-name="P1"><text:a xlink:type="simple" xlink:href="https://man7.org/linux/man-pages/man2/sched_setparam.2.html" text:style-name="Internet_20_link" text:visited-style-name="Visited_20_Internet_20_Link">man/</text:a> <text:a xlink:type="simple" xlink:href="https://source.chromium.org/search?ss=chromiumos&amp;q=SYSCALL_DEFINE.*sched_setparam" text:style-name="Internet_20_link" text:visited-style-name="Visited_20_Internet_20_Link">cs/</text:a></text:p>
          </table:table-cell>
          <table:table-cell table:style-name="Table1.A1" office:value-type="string">
            <text:p text:style-name="P1">0x8e</text:p>
          </table:table-cell>
          <table:table-cell table:style-name="Table1.A1" office:value-type="string">
            <text:p text:style-name="Table_20_Contents">pid_t pid</text:p>
          </table:table-cell>
          <table:table-cell table:style-name="Table1.A1" office:value-type="string">
            <text:p text:style-name="Table_20_Contents">struct sched_param *param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43</text:p>
          </table:table-cell>
          <table:table-cell table:style-name="Table1.A1" office:value-type="string">
            <text:p text:style-name="Table_20_Contents">sched_getparam</text:p>
          </table:table-cell>
          <table:table-cell table:style-name="Table1.A1" office:value-type="string">
            <text:p text:style-name="P1"><text:a xlink:type="simple" xlink:href="https://man7.org/linux/man-pages/man2/sched_getparam.2.html" text:style-name="Internet_20_link" text:visited-style-name="Visited_20_Internet_20_Link">man/</text:a> <text:a xlink:type="simple" xlink:href="https://source.chromium.org/search?ss=chromiumos&amp;q=SYSCALL_DEFINE.*sched_getparam" text:style-name="Internet_20_link" text:visited-style-name="Visited_20_Internet_20_Link">cs/</text:a></text:p>
          </table:table-cell>
          <table:table-cell table:style-name="Table1.A1" office:value-type="string">
            <text:p text:style-name="P1">0x8f</text:p>
          </table:table-cell>
          <table:table-cell table:style-name="Table1.A1" office:value-type="string">
            <text:p text:style-name="Table_20_Contents">pid_t pid</text:p>
          </table:table-cell>
          <table:table-cell table:style-name="Table1.A1" office:value-type="string">
            <text:p text:style-name="Table_20_Contents">struct sched_param *param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44</text:p>
          </table:table-cell>
          <table:table-cell table:style-name="Table1.A1" office:value-type="string">
            <text:p text:style-name="Table_20_Contents">sched_setscheduler</text:p>
          </table:table-cell>
          <table:table-cell table:style-name="Table1.A1" office:value-type="string">
            <text:p text:style-name="P1"><text:a xlink:type="simple" xlink:href="https://man7.org/linux/man-pages/man2/sched_setscheduler.2.html" text:style-name="Internet_20_link" text:visited-style-name="Visited_20_Internet_20_Link">man/</text:a> <text:a xlink:type="simple" xlink:href="https://source.chromium.org/search?ss=chromiumos&amp;q=SYSCALL_DEFINE.*sched_setscheduler" text:style-name="Internet_20_link" text:visited-style-name="Visited_20_Internet_20_Link">cs/</text:a></text:p>
          </table:table-cell>
          <table:table-cell table:style-name="Table1.A1" office:value-type="string">
            <text:p text:style-name="P1">0x90</text:p>
          </table:table-cell>
          <table:table-cell table:style-name="Table1.A1" office:value-type="string">
            <text:p text:style-name="Table_20_Contents">pid_t pid</text:p>
          </table:table-cell>
          <table:table-cell table:style-name="Table1.A1" office:value-type="string">
            <text:p text:style-name="Table_20_Contents">int policy</text:p>
          </table:table-cell>
          <table:table-cell table:style-name="Table1.A1" office:value-type="string">
            <text:p text:style-name="Table_20_Contents">struct sched_param *param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45</text:p>
          </table:table-cell>
          <table:table-cell table:style-name="Table1.A1" office:value-type="string">
            <text:p text:style-name="Table_20_Contents">sched_getscheduler</text:p>
          </table:table-cell>
          <table:table-cell table:style-name="Table1.A1" office:value-type="string">
            <text:p text:style-name="P1"><text:a xlink:type="simple" xlink:href="https://man7.org/linux/man-pages/man2/sched_getscheduler.2.html" text:style-name="Internet_20_link" text:visited-style-name="Visited_20_Internet_20_Link">man/</text:a> <text:a xlink:type="simple" xlink:href="https://source.chromium.org/search?ss=chromiumos&amp;q=SYSCALL_DEFINE.*sched_getscheduler" text:style-name="Internet_20_link" text:visited-style-name="Visited_20_Internet_20_Link">cs/</text:a></text:p>
          </table:table-cell>
          <table:table-cell table:style-name="Table1.A1" office:value-type="string">
            <text:p text:style-name="P1">0x91</text:p>
          </table:table-cell>
          <table:table-cell table:style-name="Table1.A1" office:value-type="string">
            <text:p text:style-name="Table_20_Contents">pid_t pi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46</text:p>
          </table:table-cell>
          <table:table-cell table:style-name="Table1.A1" office:value-type="string">
            <text:p text:style-name="Table_20_Contents">sched_get_priority_max</text:p>
          </table:table-cell>
          <table:table-cell table:style-name="Table1.A1" office:value-type="string">
            <text:p text:style-name="P1"><text:a xlink:type="simple" xlink:href="https://man7.org/linux/man-pages/man2/sched_get_priority_max.2.html" text:style-name="Internet_20_link" text:visited-style-name="Visited_20_Internet_20_Link">man/</text:a> <text:a xlink:type="simple" xlink:href="https://source.chromium.org/search?ss=chromiumos&amp;q=SYSCALL_DEFINE.*sched_get_priority_max" text:style-name="Internet_20_link" text:visited-style-name="Visited_20_Internet_20_Link">cs/</text:a></text:p>
          </table:table-cell>
          <table:table-cell table:style-name="Table1.A1" office:value-type="string">
            <text:p text:style-name="P1">0x92</text:p>
          </table:table-cell>
          <table:table-cell table:style-name="Table1.A1" office:value-type="string">
            <text:p text:style-name="Table_20_Contents">int policy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47</text:p>
          </table:table-cell>
          <table:table-cell table:style-name="Table1.A1" office:value-type="string">
            <text:p text:style-name="Table_20_Contents">sched_get_priority_min</text:p>
          </table:table-cell>
          <table:table-cell table:style-name="Table1.A1" office:value-type="string">
            <text:p text:style-name="P1"><text:a xlink:type="simple" xlink:href="https://man7.org/linux/man-pages/man2/sched_get_priority_min.2.html" text:style-name="Internet_20_link" text:visited-style-name="Visited_20_Internet_20_Link">man/</text:a> <text:a xlink:type="simple" xlink:href="https://source.chromium.org/search?ss=chromiumos&amp;q=SYSCALL_DEFINE.*sched_get_priority_min" text:style-name="Internet_20_link" text:visited-style-name="Visited_20_Internet_20_Link">cs/</text:a></text:p>
          </table:table-cell>
          <table:table-cell table:style-name="Table1.A1" office:value-type="string">
            <text:p text:style-name="P1">0x93</text:p>
          </table:table-cell>
          <table:table-cell table:style-name="Table1.A1" office:value-type="string">
            <text:p text:style-name="Table_20_Contents">int policy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48</text:p>
          </table:table-cell>
          <table:table-cell table:style-name="Table1.A1" office:value-type="string">
            <text:p text:style-name="Table_20_Contents">sched_rr_get_interval</text:p>
          </table:table-cell>
          <table:table-cell table:style-name="Table1.A1" office:value-type="string">
            <text:p text:style-name="P1"><text:a xlink:type="simple" xlink:href="https://man7.org/linux/man-pages/man2/sched_rr_get_interval.2.html" text:style-name="Internet_20_link" text:visited-style-name="Visited_20_Internet_20_Link">man/</text:a> <text:a xlink:type="simple" xlink:href="https://source.chromium.org/search?ss=chromiumos&amp;q=SYSCALL_DEFINE.*sched_rr_get_interval" text:style-name="Internet_20_link" text:visited-style-name="Visited_20_Internet_20_Link">cs/</text:a></text:p>
          </table:table-cell>
          <table:table-cell table:style-name="Table1.A1" office:value-type="string">
            <text:p text:style-name="P1">0x94</text:p>
          </table:table-cell>
          <table:table-cell table:style-name="Table1.A1" office:value-type="string">
            <text:p text:style-name="Table_20_Contents">pid_t pid</text:p>
          </table:table-cell>
          <table:table-cell table:style-name="Table1.A1" office:value-type="string">
            <text:p text:style-name="Table_20_Contents">struct __kernel_timespec *interval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49</text:p>
          </table:table-cell>
          <table:table-cell table:style-name="Table1.A1" office:value-type="string">
            <text:p text:style-name="Table_20_Contents">mlock</text:p>
          </table:table-cell>
          <table:table-cell table:style-name="Table1.A1" office:value-type="string">
            <text:p text:style-name="P1"><text:a xlink:type="simple" xlink:href="https://man7.org/linux/man-pages/man2/mlock.2.html" text:style-name="Internet_20_link" text:visited-style-name="Visited_20_Internet_20_Link">man/</text:a> <text:a xlink:type="simple" xlink:href="https://source.chromium.org/search?ss=chromiumos&amp;q=SYSCALL_DEFINE.*mlock" text:style-name="Internet_20_link" text:visited-style-name="Visited_20_Internet_20_Link">cs/</text:a></text:p>
          </table:table-cell>
          <table:table-cell table:style-name="Table1.A1" office:value-type="string">
            <text:p text:style-name="P1">0x95</text:p>
          </table:table-cell>
          <table:table-cell table:style-name="Table1.A1" office:value-type="string">
            <text:p text:style-name="Table_20_Contents">unsigned long start</text:p>
          </table:table-cell>
          <table:table-cell table:style-name="Table1.A1" office:value-type="string">
            <text:p text:style-name="Table_20_Contents">size_t len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50</text:p>
          </table:table-cell>
          <table:table-cell table:style-name="Table1.A1" office:value-type="string">
            <text:p text:style-name="Table_20_Contents">munlock</text:p>
          </table:table-cell>
          <table:table-cell table:style-name="Table1.A1" office:value-type="string">
            <text:p text:style-name="P1"><text:a xlink:type="simple" xlink:href="https://man7.org/linux/man-pages/man2/munlock.2.html" text:style-name="Internet_20_link" text:visited-style-name="Visited_20_Internet_20_Link">man/</text:a> <text:a xlink:type="simple" xlink:href="https://source.chromium.org/search?ss=chromiumos&amp;q=SYSCALL_DEFINE.*munlock" text:style-name="Internet_20_link" text:visited-style-name="Visited_20_Internet_20_Link">cs/</text:a></text:p>
          </table:table-cell>
          <table:table-cell table:style-name="Table1.A1" office:value-type="string">
            <text:p text:style-name="P1">0x96</text:p>
          </table:table-cell>
          <table:table-cell table:style-name="Table1.A1" office:value-type="string">
            <text:p text:style-name="Table_20_Contents">unsigned long start</text:p>
          </table:table-cell>
          <table:table-cell table:style-name="Table1.A1" office:value-type="string">
            <text:p text:style-name="Table_20_Contents">size_t len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51</text:p>
          </table:table-cell>
          <table:table-cell table:style-name="Table1.A1" office:value-type="string">
            <text:p text:style-name="Table_20_Contents">mlockall</text:p>
          </table:table-cell>
          <table:table-cell table:style-name="Table1.A1" office:value-type="string">
            <text:p text:style-name="P1"><text:a xlink:type="simple" xlink:href="https://man7.org/linux/man-pages/man2/mlockall.2.html" text:style-name="Internet_20_link" text:visited-style-name="Visited_20_Internet_20_Link">man/</text:a> <text:a xlink:type="simple" xlink:href="https://source.chromium.org/search?ss=chromiumos&amp;q=SYSCALL_DEFINE.*mlockall" text:style-name="Internet_20_link" text:visited-style-name="Visited_20_Internet_20_Link">cs/</text:a></text:p>
          </table:table-cell>
          <table:table-cell table:style-name="Table1.A1" office:value-type="string">
            <text:p text:style-name="P1">0x97</text:p>
          </table:table-cell>
          <table:table-cell table:style-name="Table1.A1" office:value-type="string">
            <text:p text:style-name="Table_20_Contents">int 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52</text:p>
          </table:table-cell>
          <table:table-cell table:style-name="Table1.A1" office:value-type="string">
            <text:p text:style-name="Table_20_Contents">munlockall</text:p>
          </table:table-cell>
          <table:table-cell table:style-name="Table1.A1" office:value-type="string">
            <text:p text:style-name="P1"><text:a xlink:type="simple" xlink:href="https://man7.org/linux/man-pages/man2/munlockall.2.html" text:style-name="Internet_20_link" text:visited-style-name="Visited_20_Internet_20_Link">man/</text:a> <text:a xlink:type="simple" xlink:href="https://source.chromium.org/search?ss=chromiumos&amp;q=SYSCALL_DEFINE.*munlockall" text:style-name="Internet_20_link" text:visited-style-name="Visited_20_Internet_20_Link">cs/</text:a></text:p>
          </table:table-cell>
          <table:table-cell table:style-name="Table1.A1" office:value-type="string">
            <text:p text:style-name="P1">0x98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53</text:p>
          </table:table-cell>
          <table:table-cell table:style-name="Table1.A1" office:value-type="string">
            <text:p text:style-name="Table_20_Contents">vhangup</text:p>
          </table:table-cell>
          <table:table-cell table:style-name="Table1.A1" office:value-type="string">
            <text:p text:style-name="P1"><text:a xlink:type="simple" xlink:href="https://man7.org/linux/man-pages/man2/vhangup.2.html" text:style-name="Internet_20_link" text:visited-style-name="Visited_20_Internet_20_Link">man/</text:a> <text:a xlink:type="simple" xlink:href="https://source.chromium.org/search?ss=chromiumos&amp;q=SYSCALL_DEFINE.*vhangup" text:style-name="Internet_20_link" text:visited-style-name="Visited_20_Internet_20_Link">cs/</text:a></text:p>
          </table:table-cell>
          <table:table-cell table:style-name="Table1.A1" office:value-type="string">
            <text:p text:style-name="P1">0x99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54</text:p>
          </table:table-cell>
          <table:table-cell table:style-name="Table1.A1" office:value-type="string">
            <text:p text:style-name="Table_20_Contents">modify_ldt</text:p>
          </table:table-cell>
          <table:table-cell table:style-name="Table1.A1" office:value-type="string">
            <text:p text:style-name="P1"><text:a xlink:type="simple" xlink:href="https://man7.org/linux/man-pages/man2/modify_ldt.2.html" text:style-name="Internet_20_link" text:visited-style-name="Visited_20_Internet_20_Link">man/</text:a> <text:a xlink:type="simple" xlink:href="https://source.chromium.org/search?ss=chromiumos&amp;q=SYSCALL_DEFINE.*modify_ldt" text:style-name="Internet_20_link" text:visited-style-name="Visited_20_Internet_20_Link">cs/</text:a></text:p>
          </table:table-cell>
          <table:table-cell table:style-name="Table1.A1" office:value-type="string">
            <text:p text:style-name="P1">0x9a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</table:table-row>
        <text:soft-page-break/>
        <table:table-row table:style-name="TableLine94107333621072">
          <table:table-cell table:style-name="Table1.A1" office:value-type="string">
            <text:p text:style-name="P1">155</text:p>
          </table:table-cell>
          <table:table-cell table:style-name="Table1.A1" office:value-type="string">
            <text:p text:style-name="Table_20_Contents">pivot_root</text:p>
          </table:table-cell>
          <table:table-cell table:style-name="Table1.A1" office:value-type="string">
            <text:p text:style-name="P1"><text:a xlink:type="simple" xlink:href="https://man7.org/linux/man-pages/man2/pivot_root.2.html" text:style-name="Internet_20_link" text:visited-style-name="Visited_20_Internet_20_Link">man/</text:a> <text:a xlink:type="simple" xlink:href="https://source.chromium.org/search?ss=chromiumos&amp;q=SYSCALL_DEFINE.*pivot_root" text:style-name="Internet_20_link" text:visited-style-name="Visited_20_Internet_20_Link">cs/</text:a></text:p>
          </table:table-cell>
          <table:table-cell table:style-name="Table1.A1" office:value-type="string">
            <text:p text:style-name="P1">0x9b</text:p>
          </table:table-cell>
          <table:table-cell table:style-name="Table1.A1" office:value-type="string">
            <text:p text:style-name="Table_20_Contents">const char *new_root</text:p>
          </table:table-cell>
          <table:table-cell table:style-name="Table1.A1" office:value-type="string">
            <text:p text:style-name="Table_20_Contents">const char *put_ol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56</text:p>
          </table:table-cell>
          <table:table-cell table:style-name="Table1.A1" office:value-type="string">
            <text:p text:style-name="Table_20_Contents">_sysctl</text:p>
          </table:table-cell>
          <table:table-cell table:style-name="Table1.A1" office:value-type="string">
            <text:p text:style-name="P1"><text:a xlink:type="simple" xlink:href="https://man7.org/linux/man-pages/man2/_sysctl.2.html" text:style-name="Internet_20_link" text:visited-style-name="Visited_20_Internet_20_Link">man/</text:a> <text:a xlink:type="simple" xlink:href="https://source.chromium.org/search?ss=chromiumos&amp;q=SYSCALL_DEFINE.*_sysctl" text:style-name="Internet_20_link" text:visited-style-name="Visited_20_Internet_20_Link">cs/</text:a></text:p>
          </table:table-cell>
          <table:table-cell table:style-name="Table1.A1" office:value-type="string">
            <text:p text:style-name="P1">0x9c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</table:table-row>
        <table:table-row table:style-name="TableLine94107333621072">
          <table:table-cell table:style-name="Table1.A1" office:value-type="string">
            <text:p text:style-name="P1">157</text:p>
          </table:table-cell>
          <table:table-cell table:style-name="Table1.A1" office:value-type="string">
            <text:p text:style-name="Table_20_Contents">prctl</text:p>
          </table:table-cell>
          <table:table-cell table:style-name="Table1.A1" office:value-type="string">
            <text:p text:style-name="P1"><text:a xlink:type="simple" xlink:href="https://man7.org/linux/man-pages/man2/prctl.2.html" text:style-name="Internet_20_link" text:visited-style-name="Visited_20_Internet_20_Link">man/</text:a> <text:a xlink:type="simple" xlink:href="https://source.chromium.org/search?ss=chromiumos&amp;q=SYSCALL_DEFINE.*prctl" text:style-name="Internet_20_link" text:visited-style-name="Visited_20_Internet_20_Link">cs/</text:a></text:p>
          </table:table-cell>
          <table:table-cell table:style-name="Table1.A1" office:value-type="string">
            <text:p text:style-name="P1">0x9d</text:p>
          </table:table-cell>
          <table:table-cell table:style-name="Table1.A1" office:value-type="string">
            <text:p text:style-name="Table_20_Contents">int option</text:p>
          </table:table-cell>
          <table:table-cell table:style-name="Table1.A1" office:value-type="string">
            <text:p text:style-name="Table_20_Contents">unsigned long arg2</text:p>
          </table:table-cell>
          <table:table-cell table:style-name="Table1.A1" office:value-type="string">
            <text:p text:style-name="Table_20_Contents">unsigned long arg3</text:p>
          </table:table-cell>
          <table:table-cell table:style-name="Table1.A1" office:value-type="string">
            <text:p text:style-name="Table_20_Contents">unsigned long arg4</text:p>
          </table:table-cell>
          <table:table-cell table:style-name="Table1.A1" office:value-type="string">
            <text:p text:style-name="Table_20_Contents">unsigned long arg5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58</text:p>
          </table:table-cell>
          <table:table-cell table:style-name="Table1.A1" office:value-type="string">
            <text:p text:style-name="Table_20_Contents">arch_prctl</text:p>
          </table:table-cell>
          <table:table-cell table:style-name="Table1.A1" office:value-type="string">
            <text:p text:style-name="P1"><text:a xlink:type="simple" xlink:href="https://man7.org/linux/man-pages/man2/arch_prctl.2.html" text:style-name="Internet_20_link" text:visited-style-name="Visited_20_Internet_20_Link">man/</text:a> <text:a xlink:type="simple" xlink:href="https://source.chromium.org/search?ss=chromiumos&amp;q=SYSCALL_DEFINE.*arch_prctl" text:style-name="Internet_20_link" text:visited-style-name="Visited_20_Internet_20_Link">cs/</text:a></text:p>
          </table:table-cell>
          <table:table-cell table:style-name="Table1.A1" office:value-type="string">
            <text:p text:style-name="P1">0x9e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</table:table-row>
        <table:table-row table:style-name="TableLine94107333621072">
          <table:table-cell table:style-name="Table1.A1" office:value-type="string">
            <text:p text:style-name="P1">159</text:p>
          </table:table-cell>
          <table:table-cell table:style-name="Table1.A1" office:value-type="string">
            <text:p text:style-name="Table_20_Contents">adjtimex</text:p>
          </table:table-cell>
          <table:table-cell table:style-name="Table1.A1" office:value-type="string">
            <text:p text:style-name="P1"><text:a xlink:type="simple" xlink:href="https://man7.org/linux/man-pages/man2/adjtimex.2.html" text:style-name="Internet_20_link" text:visited-style-name="Visited_20_Internet_20_Link">man/</text:a> <text:a xlink:type="simple" xlink:href="https://source.chromium.org/search?ss=chromiumos&amp;q=SYSCALL_DEFINE.*adjtimex" text:style-name="Internet_20_link" text:visited-style-name="Visited_20_Internet_20_Link">cs/</text:a></text:p>
          </table:table-cell>
          <table:table-cell table:style-name="Table1.A1" office:value-type="string">
            <text:p text:style-name="P1">0x9f</text:p>
          </table:table-cell>
          <table:table-cell table:style-name="Table1.A1" office:value-type="string">
            <text:p text:style-name="Table_20_Contents">struct __kernel_timex *txc_p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60</text:p>
          </table:table-cell>
          <table:table-cell table:style-name="Table1.A1" office:value-type="string">
            <text:p text:style-name="Table_20_Contents">setrlimit</text:p>
          </table:table-cell>
          <table:table-cell table:style-name="Table1.A1" office:value-type="string">
            <text:p text:style-name="P1"><text:a xlink:type="simple" xlink:href="https://man7.org/linux/man-pages/man2/setrlimit.2.html" text:style-name="Internet_20_link" text:visited-style-name="Visited_20_Internet_20_Link">man/</text:a> <text:a xlink:type="simple" xlink:href="https://source.chromium.org/search?ss=chromiumos&amp;q=SYSCALL_DEFINE.*setrlimit" text:style-name="Internet_20_link" text:visited-style-name="Visited_20_Internet_20_Link">cs/</text:a></text:p>
          </table:table-cell>
          <table:table-cell table:style-name="Table1.A1" office:value-type="string">
            <text:p text:style-name="P1">0xa0</text:p>
          </table:table-cell>
          <table:table-cell table:style-name="Table1.A1" office:value-type="string">
            <text:p text:style-name="Table_20_Contents">unsigned int resource</text:p>
          </table:table-cell>
          <table:table-cell table:style-name="Table1.A1" office:value-type="string">
            <text:p text:style-name="Table_20_Contents">struct rlimit *rlim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61</text:p>
          </table:table-cell>
          <table:table-cell table:style-name="Table1.A1" office:value-type="string">
            <text:p text:style-name="Table_20_Contents">chroot</text:p>
          </table:table-cell>
          <table:table-cell table:style-name="Table1.A1" office:value-type="string">
            <text:p text:style-name="P1"><text:a xlink:type="simple" xlink:href="https://man7.org/linux/man-pages/man2/chroot.2.html" text:style-name="Internet_20_link" text:visited-style-name="Visited_20_Internet_20_Link">man/</text:a> <text:a xlink:type="simple" xlink:href="https://source.chromium.org/search?ss=chromiumos&amp;q=SYSCALL_DEFINE.*chroot" text:style-name="Internet_20_link" text:visited-style-name="Visited_20_Internet_20_Link">cs/</text:a></text:p>
          </table:table-cell>
          <table:table-cell table:style-name="Table1.A1" office:value-type="string">
            <text:p text:style-name="P1">0xa1</text:p>
          </table:table-cell>
          <table:table-cell table:style-name="Table1.A1" office:value-type="string">
            <text:p text:style-name="Table_20_Contents">const char *filenam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62</text:p>
          </table:table-cell>
          <table:table-cell table:style-name="Table1.A1" office:value-type="string">
            <text:p text:style-name="Table_20_Contents">sync</text:p>
          </table:table-cell>
          <table:table-cell table:style-name="Table1.A1" office:value-type="string">
            <text:p text:style-name="P1"><text:a xlink:type="simple" xlink:href="https://man7.org/linux/man-pages/man2/sync.2.html" text:style-name="Internet_20_link" text:visited-style-name="Visited_20_Internet_20_Link">man/</text:a> <text:a xlink:type="simple" xlink:href="https://source.chromium.org/search?ss=chromiumos&amp;q=SYSCALL_DEFINE.*sync" text:style-name="Internet_20_link" text:visited-style-name="Visited_20_Internet_20_Link">cs/</text:a></text:p>
          </table:table-cell>
          <table:table-cell table:style-name="Table1.A1" office:value-type="string">
            <text:p text:style-name="P1">0xa2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63</text:p>
          </table:table-cell>
          <table:table-cell table:style-name="Table1.A1" office:value-type="string">
            <text:p text:style-name="Table_20_Contents">acct</text:p>
          </table:table-cell>
          <table:table-cell table:style-name="Table1.A1" office:value-type="string">
            <text:p text:style-name="P1"><text:a xlink:type="simple" xlink:href="https://man7.org/linux/man-pages/man2/acct.2.html" text:style-name="Internet_20_link" text:visited-style-name="Visited_20_Internet_20_Link">man/</text:a> <text:a xlink:type="simple" xlink:href="https://source.chromium.org/search?ss=chromiumos&amp;q=SYSCALL_DEFINE.*acct" text:style-name="Internet_20_link" text:visited-style-name="Visited_20_Internet_20_Link">cs/</text:a></text:p>
          </table:table-cell>
          <table:table-cell table:style-name="Table1.A1" office:value-type="string">
            <text:p text:style-name="P1">0xa3</text:p>
          </table:table-cell>
          <table:table-cell table:style-name="Table1.A1" office:value-type="string">
            <text:p text:style-name="Table_20_Contents">const char *nam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64</text:p>
          </table:table-cell>
          <table:table-cell table:style-name="Table1.A1" office:value-type="string">
            <text:p text:style-name="Table_20_Contents">settimeofday</text:p>
          </table:table-cell>
          <table:table-cell table:style-name="Table1.A1" office:value-type="string">
            <text:p text:style-name="P1"><text:a xlink:type="simple" xlink:href="https://man7.org/linux/man-pages/man2/settimeofday.2.html" text:style-name="Internet_20_link" text:visited-style-name="Visited_20_Internet_20_Link">man/</text:a> <text:a xlink:type="simple" xlink:href="https://source.chromium.org/search?ss=chromiumos&amp;q=SYSCALL_DEFINE.*settimeofday" text:style-name="Internet_20_link" text:visited-style-name="Visited_20_Internet_20_Link">cs/</text:a></text:p>
          </table:table-cell>
          <table:table-cell table:style-name="Table1.A1" office:value-type="string">
            <text:p text:style-name="P1">0xa4</text:p>
          </table:table-cell>
          <table:table-cell table:style-name="Table1.A1" office:value-type="string">
            <text:p text:style-name="Table_20_Contents">struct timeval *tv</text:p>
          </table:table-cell>
          <table:table-cell table:style-name="Table1.A1" office:value-type="string">
            <text:p text:style-name="Table_20_Contents">struct timezone *tz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65</text:p>
          </table:table-cell>
          <table:table-cell table:style-name="Table1.A1" office:value-type="string">
            <text:p text:style-name="Table_20_Contents">mount</text:p>
          </table:table-cell>
          <table:table-cell table:style-name="Table1.A1" office:value-type="string">
            <text:p text:style-name="P1"><text:a xlink:type="simple" xlink:href="https://man7.org/linux/man-pages/man2/mount.2.html" text:style-name="Internet_20_link" text:visited-style-name="Visited_20_Internet_20_Link">man/</text:a> <text:a xlink:type="simple" xlink:href="https://source.chromium.org/search?ss=chromiumos&amp;q=SYSCALL_DEFINE.*mount" text:style-name="Internet_20_link" text:visited-style-name="Visited_20_Internet_20_Link">cs/</text:a></text:p>
          </table:table-cell>
          <table:table-cell table:style-name="Table1.A1" office:value-type="string">
            <text:p text:style-name="P1">0xa5</text:p>
          </table:table-cell>
          <table:table-cell table:style-name="Table1.A1" office:value-type="string">
            <text:p text:style-name="Table_20_Contents">char *dev_name</text:p>
          </table:table-cell>
          <table:table-cell table:style-name="Table1.A1" office:value-type="string">
            <text:p text:style-name="Table_20_Contents">char *dir_name</text:p>
          </table:table-cell>
          <table:table-cell table:style-name="Table1.A1" office:value-type="string">
            <text:p text:style-name="Table_20_Contents">char *type</text:p>
          </table:table-cell>
          <table:table-cell table:style-name="Table1.A1" office:value-type="string">
            <text:p text:style-name="Table_20_Contents">unsigned long flags</text:p>
          </table:table-cell>
          <table:table-cell table:style-name="Table1.A1" office:value-type="string">
            <text:p text:style-name="Table_20_Contents">void *data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66</text:p>
          </table:table-cell>
          <table:table-cell table:style-name="Table1.A1" office:value-type="string">
            <text:p text:style-name="Table_20_Contents">umount2</text:p>
          </table:table-cell>
          <table:table-cell table:style-name="Table1.A1" office:value-type="string">
            <text:p text:style-name="P1"><text:a xlink:type="simple" xlink:href="https://man7.org/linux/man-pages/man2/umount2.2.html" text:style-name="Internet_20_link" text:visited-style-name="Visited_20_Internet_20_Link">man/</text:a> <text:a xlink:type="simple" xlink:href="https://source.chromium.org/search?ss=chromiumos&amp;q=SYSCALL_DEFINE.*umount2" text:style-name="Internet_20_link" text:visited-style-name="Visited_20_Internet_20_Link">cs/</text:a></text:p>
          </table:table-cell>
          <table:table-cell table:style-name="Table1.A1" office:value-type="string">
            <text:p text:style-name="P1">0xa6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</table:table-row>
        <table:table-row table:style-name="TableLine94107333621072">
          <table:table-cell table:style-name="Table1.A1" office:value-type="string">
            <text:p text:style-name="P1">167</text:p>
          </table:table-cell>
          <table:table-cell table:style-name="Table1.A1" office:value-type="string">
            <text:p text:style-name="Table_20_Contents">swapon</text:p>
          </table:table-cell>
          <table:table-cell table:style-name="Table1.A1" office:value-type="string">
            <text:p text:style-name="P1"><text:a xlink:type="simple" xlink:href="https://man7.org/linux/man-pages/man2/swapon.2.html" text:style-name="Internet_20_link" text:visited-style-name="Visited_20_Internet_20_Link">man/</text:a> <text:a xlink:type="simple" xlink:href="https://source.chromium.org/search?ss=chromiumos&amp;q=SYSCALL_DEFINE.*swapon" text:style-name="Internet_20_link" text:visited-style-name="Visited_20_Internet_20_Link">cs/</text:a></text:p>
          </table:table-cell>
          <table:table-cell table:style-name="Table1.A1" office:value-type="string">
            <text:p text:style-name="P1">0xa7</text:p>
          </table:table-cell>
          <table:table-cell table:style-name="Table1.A1" office:value-type="string">
            <text:p text:style-name="Table_20_Contents">const char *specialfile</text:p>
          </table:table-cell>
          <table:table-cell table:style-name="Table1.A1" office:value-type="string">
            <text:p text:style-name="Table_20_Contents">int swap_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68</text:p>
          </table:table-cell>
          <table:table-cell table:style-name="Table1.A1" office:value-type="string">
            <text:p text:style-name="Table_20_Contents">swapoff</text:p>
          </table:table-cell>
          <table:table-cell table:style-name="Table1.A1" office:value-type="string">
            <text:p text:style-name="P1"><text:a xlink:type="simple" xlink:href="https://man7.org/linux/man-pages/man2/swapoff.2.html" text:style-name="Internet_20_link" text:visited-style-name="Visited_20_Internet_20_Link">man/</text:a> <text:a xlink:type="simple" xlink:href="https://source.chromium.org/search?ss=chromiumos&amp;q=SYSCALL_DEFINE.*swapoff" text:style-name="Internet_20_link" text:visited-style-name="Visited_20_Internet_20_Link">cs/</text:a></text:p>
          </table:table-cell>
          <table:table-cell table:style-name="Table1.A1" office:value-type="string">
            <text:p text:style-name="P1">0xa8</text:p>
          </table:table-cell>
          <table:table-cell table:style-name="Table1.A1" office:value-type="string">
            <text:p text:style-name="Table_20_Contents">const char *specialfil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69</text:p>
          </table:table-cell>
          <table:table-cell table:style-name="Table1.A1" office:value-type="string">
            <text:p text:style-name="Table_20_Contents">reboot</text:p>
          </table:table-cell>
          <table:table-cell table:style-name="Table1.A1" office:value-type="string">
            <text:p text:style-name="P1"><text:a xlink:type="simple" xlink:href="https://man7.org/linux/man-pages/man2/reboot.2.html" text:style-name="Internet_20_link" text:visited-style-name="Visited_20_Internet_20_Link">man/</text:a> <text:a xlink:type="simple" xlink:href="https://source.chromium.org/search?ss=chromiumos&amp;q=SYSCALL_DEFINE.*reboot" text:style-name="Internet_20_link" text:visited-style-name="Visited_20_Internet_20_Link">cs/</text:a></text:p>
          </table:table-cell>
          <table:table-cell table:style-name="Table1.A1" office:value-type="string">
            <text:p text:style-name="P1">0xa9</text:p>
          </table:table-cell>
          <table:table-cell table:style-name="Table1.A1" office:value-type="string">
            <text:p text:style-name="Table_20_Contents">int magic1</text:p>
          </table:table-cell>
          <table:table-cell table:style-name="Table1.A1" office:value-type="string">
            <text:p text:style-name="Table_20_Contents">int magic2</text:p>
          </table:table-cell>
          <table:table-cell table:style-name="Table1.A1" office:value-type="string">
            <text:p text:style-name="Table_20_Contents">unsigned int cmd</text:p>
          </table:table-cell>
          <table:table-cell table:style-name="Table1.A1" office:value-type="string">
            <text:p text:style-name="Table_20_Contents">void *arg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70</text:p>
          </table:table-cell>
          <table:table-cell table:style-name="Table1.A1" office:value-type="string">
            <text:p text:style-name="Table_20_Contents">sethostname</text:p>
          </table:table-cell>
          <table:table-cell table:style-name="Table1.A1" office:value-type="string">
            <text:p text:style-name="P1"><text:a xlink:type="simple" xlink:href="https://man7.org/linux/man-pages/man2/sethostname.2.html" text:style-name="Internet_20_link" text:visited-style-name="Visited_20_Internet_20_Link">man/</text:a> <text:a xlink:type="simple" xlink:href="https://source.chromium.org/search?ss=chromiumos&amp;q=SYSCALL_DEFINE.*sethostname" text:style-name="Internet_20_link" text:visited-style-name="Visited_20_Internet_20_Link">cs/</text:a></text:p>
          </table:table-cell>
          <table:table-cell table:style-name="Table1.A1" office:value-type="string">
            <text:p text:style-name="P1">0xaa</text:p>
          </table:table-cell>
          <table:table-cell table:style-name="Table1.A1" office:value-type="string">
            <text:p text:style-name="Table_20_Contents">char *name</text:p>
          </table:table-cell>
          <table:table-cell table:style-name="Table1.A1" office:value-type="string">
            <text:p text:style-name="Table_20_Contents">int len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71</text:p>
          </table:table-cell>
          <table:table-cell table:style-name="Table1.A1" office:value-type="string">
            <text:p text:style-name="Table_20_Contents">setdomainname</text:p>
          </table:table-cell>
          <table:table-cell table:style-name="Table1.A1" office:value-type="string">
            <text:p text:style-name="P1"><text:a xlink:type="simple" xlink:href="https://man7.org/linux/man-pages/man2/setdomainname.2.html" text:style-name="Internet_20_link" text:visited-style-name="Visited_20_Internet_20_Link">man/</text:a> <text:a xlink:type="simple" xlink:href="https://source.chromium.org/search?ss=chromiumos&amp;q=SYSCALL_DEFINE.*setdomainname" text:style-name="Internet_20_link" text:visited-style-name="Visited_20_Internet_20_Link">cs/</text:a></text:p>
          </table:table-cell>
          <table:table-cell table:style-name="Table1.A1" office:value-type="string">
            <text:p text:style-name="P1">0xab</text:p>
          </table:table-cell>
          <table:table-cell table:style-name="Table1.A1" office:value-type="string">
            <text:p text:style-name="Table_20_Contents">char *name</text:p>
          </table:table-cell>
          <table:table-cell table:style-name="Table1.A1" office:value-type="string">
            <text:p text:style-name="Table_20_Contents">int len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72</text:p>
          </table:table-cell>
          <table:table-cell table:style-name="Table1.A1" office:value-type="string">
            <text:p text:style-name="Table_20_Contents">iopl</text:p>
          </table:table-cell>
          <table:table-cell table:style-name="Table1.A1" office:value-type="string">
            <text:p text:style-name="P1"><text:a xlink:type="simple" xlink:href="https://man7.org/linux/man-pages/man2/iopl.2.html" text:style-name="Internet_20_link" text:visited-style-name="Visited_20_Internet_20_Link">man/</text:a> <text:a xlink:type="simple" xlink:href="https://source.chromium.org/search?ss=chromiumos&amp;q=SYSCALL_DEFINE.*iopl" text:style-name="Internet_20_link" text:visited-style-name="Visited_20_Internet_20_Link">cs/</text:a></text:p>
          </table:table-cell>
          <table:table-cell table:style-name="Table1.A1" office:value-type="string">
            <text:p text:style-name="P1">0xac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</table:table-row>
        <table:table-row table:style-name="TableLine94107333621072">
          <table:table-cell table:style-name="Table1.A1" office:value-type="string">
            <text:p text:style-name="P1">173</text:p>
          </table:table-cell>
          <table:table-cell table:style-name="Table1.A1" office:value-type="string">
            <text:p text:style-name="Table_20_Contents">ioperm</text:p>
          </table:table-cell>
          <table:table-cell table:style-name="Table1.A1" office:value-type="string">
            <text:p text:style-name="P1"><text:a xlink:type="simple" xlink:href="https://man7.org/linux/man-pages/man2/ioperm.2.html" text:style-name="Internet_20_link" text:visited-style-name="Visited_20_Internet_20_Link">man/</text:a> <text:a xlink:type="simple" xlink:href="https://source.chromium.org/search?ss=chromiumos&amp;q=SYSCALL_DEFINE.*ioperm" text:style-name="Internet_20_link" text:visited-style-name="Visited_20_Internet_20_Link">cs/</text:a></text:p>
          </table:table-cell>
          <table:table-cell table:style-name="Table1.A1" office:value-type="string">
            <text:p text:style-name="P1">0xad</text:p>
          </table:table-cell>
          <table:table-cell table:style-name="Table1.A1" office:value-type="string">
            <text:p text:style-name="Table_20_Contents">unsigned long from</text:p>
          </table:table-cell>
          <table:table-cell table:style-name="Table1.A1" office:value-type="string">
            <text:p text:style-name="Table_20_Contents">unsigned long num</text:p>
          </table:table-cell>
          <table:table-cell table:style-name="Table1.A1" office:value-type="string">
            <text:p text:style-name="Table_20_Contents">int on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74</text:p>
          </table:table-cell>
          <table:table-cell table:style-name="Table1.A1" office:value-type="string">
            <text:p text:style-name="Table_20_Contents">create_module</text:p>
          </table:table-cell>
          <table:table-cell table:style-name="Table1.A1" office:value-type="string">
            <text:p text:style-name="P1"><text:a xlink:type="simple" xlink:href="https://man7.org/linux/man-pages/man2/create_module.2.html" text:style-name="Internet_20_link" text:visited-style-name="Visited_20_Internet_20_Link">man/</text:a> <text:a xlink:type="simple" xlink:href="https://source.chromium.org/search?ss=chromiumos&amp;q=SYSCALL_DEFINE.*create_module" text:style-name="Internet_20_link" text:visited-style-name="Visited_20_Internet_20_Link">cs/</text:a></text:p>
          </table:table-cell>
          <table:table-cell table:style-name="Table1.A1" office:value-type="string">
            <text:p text:style-name="P1">0xae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</table:table-row>
        <table:table-row table:style-name="TableLine94107333621072">
          <table:table-cell table:style-name="Table1.A1" office:value-type="string">
            <text:p text:style-name="P1">175</text:p>
          </table:table-cell>
          <table:table-cell table:style-name="Table1.A1" office:value-type="string">
            <text:p text:style-name="Table_20_Contents">init_module</text:p>
          </table:table-cell>
          <table:table-cell table:style-name="Table1.A1" office:value-type="string">
            <text:p text:style-name="P1"><text:a xlink:type="simple" xlink:href="https://man7.org/linux/man-pages/man2/init_module.2.html" text:style-name="Internet_20_link" text:visited-style-name="Visited_20_Internet_20_Link">man/</text:a> <text:a xlink:type="simple" xlink:href="https://source.chromium.org/search?ss=chromiumos&amp;q=SYSCALL_DEFINE.*init_module" text:style-name="Internet_20_link" text:visited-style-name="Visited_20_Internet_20_Link">cs/</text:a></text:p>
          </table:table-cell>
          <table:table-cell table:style-name="Table1.A1" office:value-type="string">
            <text:p text:style-name="P1">0xaf</text:p>
          </table:table-cell>
          <table:table-cell table:style-name="Table1.A1" office:value-type="string">
            <text:p text:style-name="Table_20_Contents">void *umod</text:p>
          </table:table-cell>
          <table:table-cell table:style-name="Table1.A1" office:value-type="string">
            <text:p text:style-name="Table_20_Contents">unsigned long len</text:p>
          </table:table-cell>
          <table:table-cell table:style-name="Table1.A1" office:value-type="string">
            <text:p text:style-name="Table_20_Contents">const char *uar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76</text:p>
          </table:table-cell>
          <table:table-cell table:style-name="Table1.A1" office:value-type="string">
            <text:p text:style-name="Table_20_Contents">delete_module</text:p>
          </table:table-cell>
          <table:table-cell table:style-name="Table1.A1" office:value-type="string">
            <text:p text:style-name="P1"><text:a xlink:type="simple" xlink:href="https://man7.org/linux/man-pages/man2/delete_module.2.html" text:style-name="Internet_20_link" text:visited-style-name="Visited_20_Internet_20_Link">man/</text:a> <text:a xlink:type="simple" xlink:href="https://source.chromium.org/search?ss=chromiumos&amp;q=SYSCALL_DEFINE.*delete_module" text:style-name="Internet_20_link" text:visited-style-name="Visited_20_Internet_20_Link">cs/</text:a></text:p>
          </table:table-cell>
          <table:table-cell table:style-name="Table1.A1" office:value-type="string">
            <text:p text:style-name="P1">0xb0</text:p>
          </table:table-cell>
          <table:table-cell table:style-name="Table1.A1" office:value-type="string">
            <text:p text:style-name="Table_20_Contents">const char *name_user</text:p>
          </table:table-cell>
          <table:table-cell table:style-name="Table1.A1" office:value-type="string">
            <text:p text:style-name="Table_20_Contents">unsigned int 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77</text:p>
          </table:table-cell>
          <table:table-cell table:style-name="Table1.A1" office:value-type="string">
            <text:p text:style-name="Table_20_Contents">get_kernel_syms</text:p>
          </table:table-cell>
          <table:table-cell table:style-name="Table1.A1" office:value-type="string">
            <text:p text:style-name="P1"><text:a xlink:type="simple" xlink:href="https://man7.org/linux/man-pages/man2/get_kernel_syms.2.html" text:style-name="Internet_20_link" text:visited-style-name="Visited_20_Internet_20_Link">man/</text:a> <text:a xlink:type="simple" xlink:href="https://source.chromium.org/search?ss=chromiumos&amp;q=SYSCALL_DEFINE.*get_kernel_syms" text:style-name="Internet_20_link" text:visited-style-name="Visited_20_Internet_20_Link">cs/</text:a></text:p>
          </table:table-cell>
          <table:table-cell table:style-name="Table1.A1" office:value-type="string">
            <text:p text:style-name="P1">0xb1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</table:table-row>
        <table:table-row table:style-name="TableLine94107333621072">
          <table:table-cell table:style-name="Table1.A1" office:value-type="string">
            <text:p text:style-name="P1">178</text:p>
          </table:table-cell>
          <table:table-cell table:style-name="Table1.A1" office:value-type="string">
            <text:p text:style-name="Table_20_Contents">query_module</text:p>
          </table:table-cell>
          <table:table-cell table:style-name="Table1.A1" office:value-type="string">
            <text:p text:style-name="P1"><text:a xlink:type="simple" xlink:href="https://man7.org/linux/man-pages/man2/query_module.2.html" text:style-name="Internet_20_link" text:visited-style-name="Visited_20_Internet_20_Link">man/</text:a> <text:a xlink:type="simple" xlink:href="https://source.chromium.org/search?ss=chromiumos&amp;q=SYSCALL_DEFINE.*query_module" text:style-name="Internet_20_link" text:visited-style-name="Visited_20_Internet_20_Link">cs/</text:a></text:p>
          </table:table-cell>
          <table:table-cell table:style-name="Table1.A1" office:value-type="string">
            <text:p text:style-name="P1">0xb2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</table:table-row>
        <table:table-row table:style-name="TableLine94107333621072">
          <table:table-cell table:style-name="Table1.A1" office:value-type="string">
            <text:p text:style-name="P1">179</text:p>
          </table:table-cell>
          <table:table-cell table:style-name="Table1.A1" office:value-type="string">
            <text:p text:style-name="Table_20_Contents">quotactl</text:p>
          </table:table-cell>
          <table:table-cell table:style-name="Table1.A1" office:value-type="string">
            <text:p text:style-name="P1"><text:a xlink:type="simple" xlink:href="https://man7.org/linux/man-pages/man2/quotactl.2.html" text:style-name="Internet_20_link" text:visited-style-name="Visited_20_Internet_20_Link">man/</text:a> <text:a xlink:type="simple" xlink:href="https://source.chromium.org/search?ss=chromiumos&amp;q=SYSCALL_DEFINE.*quotactl" text:style-name="Internet_20_link" text:visited-style-name="Visited_20_Internet_20_Link">cs/</text:a></text:p>
          </table:table-cell>
          <table:table-cell table:style-name="Table1.A1" office:value-type="string">
            <text:p text:style-name="P1">0xb3</text:p>
          </table:table-cell>
          <table:table-cell table:style-name="Table1.A1" office:value-type="string">
            <text:p text:style-name="Table_20_Contents">unsigned int <text:soft-page-break/>cmd</text:p>
          </table:table-cell>
          <table:table-cell table:style-name="Table1.A1" office:value-type="string">
            <text:p text:style-name="Table_20_Contents">const char <text:soft-page-break/>*special</text:p>
          </table:table-cell>
          <table:table-cell table:style-name="Table1.A1" office:value-type="string">
            <text:p text:style-name="Table_20_Contents">qid_t id</text:p>
          </table:table-cell>
          <table:table-cell table:style-name="Table1.A1" office:value-type="string">
            <text:p text:style-name="Table_20_Contents">void *addr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80</text:p>
          </table:table-cell>
          <table:table-cell table:style-name="Table1.A1" office:value-type="string">
            <text:p text:style-name="Table_20_Contents">nfsservctl</text:p>
          </table:table-cell>
          <table:table-cell table:style-name="Table1.A1" office:value-type="string">
            <text:p text:style-name="P1"><text:a xlink:type="simple" xlink:href="https://man7.org/linux/man-pages/man2/nfsservctl.2.html" text:style-name="Internet_20_link" text:visited-style-name="Visited_20_Internet_20_Link">man/</text:a> <text:a xlink:type="simple" xlink:href="https://source.chromium.org/search?ss=chromiumos&amp;q=SYSCALL_DEFINE.*nfsservctl" text:style-name="Internet_20_link" text:visited-style-name="Visited_20_Internet_20_Link">cs/</text:a></text:p>
          </table:table-cell>
          <table:table-cell table:style-name="Table1.A1" office:value-type="string">
            <text:p text:style-name="P1">0xb4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</table:table-row>
        <table:table-row table:style-name="TableLine94107333621072">
          <table:table-cell table:style-name="Table1.A1" office:value-type="string">
            <text:p text:style-name="P1">181</text:p>
          </table:table-cell>
          <table:table-cell table:style-name="Table1.A1" office:value-type="string">
            <text:p text:style-name="Table_20_Contents">getpmsg</text:p>
          </table:table-cell>
          <table:table-cell table:style-name="Table1.A1" office:value-type="string">
            <text:p text:style-name="P1"><text:a xlink:type="simple" xlink:href="https://man7.org/linux/man-pages/man2/getpmsg.2.html" text:style-name="Internet_20_link" text:visited-style-name="Visited_20_Internet_20_Link">man/</text:a> <text:a xlink:type="simple" xlink:href="https://source.chromium.org/search?ss=chromiumos&amp;q=SYSCALL_DEFINE.*getpmsg" text:style-name="Internet_20_link" text:visited-style-name="Visited_20_Internet_20_Link">cs/</text:a></text:p>
          </table:table-cell>
          <table:table-cell table:style-name="Table1.A1" office:value-type="string">
            <text:p text:style-name="P1">0xb5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</table:table-row>
        <table:table-row table:style-name="TableLine94107333621072">
          <table:table-cell table:style-name="Table1.A1" office:value-type="string">
            <text:p text:style-name="P1">182</text:p>
          </table:table-cell>
          <table:table-cell table:style-name="Table1.A1" office:value-type="string">
            <text:p text:style-name="Table_20_Contents">putpmsg</text:p>
          </table:table-cell>
          <table:table-cell table:style-name="Table1.A1" office:value-type="string">
            <text:p text:style-name="P1"><text:a xlink:type="simple" xlink:href="https://man7.org/linux/man-pages/man2/putpmsg.2.html" text:style-name="Internet_20_link" text:visited-style-name="Visited_20_Internet_20_Link">man/</text:a> <text:a xlink:type="simple" xlink:href="https://source.chromium.org/search?ss=chromiumos&amp;q=SYSCALL_DEFINE.*putpmsg" text:style-name="Internet_20_link" text:visited-style-name="Visited_20_Internet_20_Link">cs/</text:a></text:p>
          </table:table-cell>
          <table:table-cell table:style-name="Table1.A1" office:value-type="string">
            <text:p text:style-name="P1">0xb6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</table:table-row>
        <table:table-row table:style-name="TableLine94107333621072">
          <table:table-cell table:style-name="Table1.A1" office:value-type="string">
            <text:p text:style-name="P1">183</text:p>
          </table:table-cell>
          <table:table-cell table:style-name="Table1.A1" office:value-type="string">
            <text:p text:style-name="Table_20_Contents">afs_syscall</text:p>
          </table:table-cell>
          <table:table-cell table:style-name="Table1.A1" office:value-type="string">
            <text:p text:style-name="P1"><text:a xlink:type="simple" xlink:href="https://man7.org/linux/man-pages/man2/afs_syscall.2.html" text:style-name="Internet_20_link" text:visited-style-name="Visited_20_Internet_20_Link">man/</text:a> <text:a xlink:type="simple" xlink:href="https://source.chromium.org/search?ss=chromiumos&amp;q=SYSCALL_DEFINE.*afs_syscall" text:style-name="Internet_20_link" text:visited-style-name="Visited_20_Internet_20_Link">cs/</text:a></text:p>
          </table:table-cell>
          <table:table-cell table:style-name="Table1.A1" office:value-type="string">
            <text:p text:style-name="P1">0xb7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</table:table-row>
        <table:table-row table:style-name="TableLine94107333621072">
          <table:table-cell table:style-name="Table1.A1" office:value-type="string">
            <text:p text:style-name="P1">184</text:p>
          </table:table-cell>
          <table:table-cell table:style-name="Table1.A1" office:value-type="string">
            <text:p text:style-name="Table_20_Contents">tuxcall</text:p>
          </table:table-cell>
          <table:table-cell table:style-name="Table1.A1" office:value-type="string">
            <text:p text:style-name="P1"><text:a xlink:type="simple" xlink:href="https://man7.org/linux/man-pages/man2/tuxcall.2.html" text:style-name="Internet_20_link" text:visited-style-name="Visited_20_Internet_20_Link">man/</text:a> <text:a xlink:type="simple" xlink:href="https://source.chromium.org/search?ss=chromiumos&amp;q=SYSCALL_DEFINE.*tuxcall" text:style-name="Internet_20_link" text:visited-style-name="Visited_20_Internet_20_Link">cs/</text:a></text:p>
          </table:table-cell>
          <table:table-cell table:style-name="Table1.A1" office:value-type="string">
            <text:p text:style-name="P1">0xb8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</table:table-row>
        <table:table-row table:style-name="TableLine94107333621072">
          <table:table-cell table:style-name="Table1.A1" office:value-type="string">
            <text:p text:style-name="P1">185</text:p>
          </table:table-cell>
          <table:table-cell table:style-name="Table1.A1" office:value-type="string">
            <text:p text:style-name="Table_20_Contents">security</text:p>
          </table:table-cell>
          <table:table-cell table:style-name="Table1.A1" office:value-type="string">
            <text:p text:style-name="P1"><text:a xlink:type="simple" xlink:href="https://man7.org/linux/man-pages/man2/security.2.html" text:style-name="Internet_20_link" text:visited-style-name="Visited_20_Internet_20_Link">man/</text:a> <text:a xlink:type="simple" xlink:href="https://source.chromium.org/search?ss=chromiumos&amp;q=SYSCALL_DEFINE.*security" text:style-name="Internet_20_link" text:visited-style-name="Visited_20_Internet_20_Link">cs/</text:a></text:p>
          </table:table-cell>
          <table:table-cell table:style-name="Table1.A1" office:value-type="string">
            <text:p text:style-name="P1">0xb9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</table:table-row>
        <table:table-row table:style-name="TableLine94107333621072">
          <table:table-cell table:style-name="Table1.A1" office:value-type="string">
            <text:p text:style-name="P1">186</text:p>
          </table:table-cell>
          <table:table-cell table:style-name="Table1.A1" office:value-type="string">
            <text:p text:style-name="Table_20_Contents">gettid</text:p>
          </table:table-cell>
          <table:table-cell table:style-name="Table1.A1" office:value-type="string">
            <text:p text:style-name="P1"><text:a xlink:type="simple" xlink:href="https://man7.org/linux/man-pages/man2/gettid.2.html" text:style-name="Internet_20_link" text:visited-style-name="Visited_20_Internet_20_Link">man/</text:a> <text:a xlink:type="simple" xlink:href="https://source.chromium.org/search?ss=chromiumos&amp;q=SYSCALL_DEFINE.*gettid" text:style-name="Internet_20_link" text:visited-style-name="Visited_20_Internet_20_Link">cs/</text:a></text:p>
          </table:table-cell>
          <table:table-cell table:style-name="Table1.A1" office:value-type="string">
            <text:p text:style-name="P1">0xba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87</text:p>
          </table:table-cell>
          <table:table-cell table:style-name="Table1.A1" office:value-type="string">
            <text:p text:style-name="Table_20_Contents">readahead</text:p>
          </table:table-cell>
          <table:table-cell table:style-name="Table1.A1" office:value-type="string">
            <text:p text:style-name="P1"><text:a xlink:type="simple" xlink:href="https://man7.org/linux/man-pages/man2/readahead.2.html" text:style-name="Internet_20_link" text:visited-style-name="Visited_20_Internet_20_Link">man/</text:a> <text:a xlink:type="simple" xlink:href="https://source.chromium.org/search?ss=chromiumos&amp;q=SYSCALL_DEFINE.*readahead" text:style-name="Internet_20_link" text:visited-style-name="Visited_20_Internet_20_Link">cs/</text:a></text:p>
          </table:table-cell>
          <table:table-cell table:style-name="Table1.A1" office:value-type="string">
            <text:p text:style-name="P1">0xbb</text:p>
          </table:table-cell>
          <table:table-cell table:style-name="Table1.A1" office:value-type="string">
            <text:p text:style-name="Table_20_Contents">int fd</text:p>
          </table:table-cell>
          <table:table-cell table:style-name="Table1.A1" office:value-type="string">
            <text:p text:style-name="Table_20_Contents">loff_t offset</text:p>
          </table:table-cell>
          <table:table-cell table:style-name="Table1.A1" office:value-type="string">
            <text:p text:style-name="Table_20_Contents">size_t count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88</text:p>
          </table:table-cell>
          <table:table-cell table:style-name="Table1.A1" office:value-type="string">
            <text:p text:style-name="Table_20_Contents">setxattr</text:p>
          </table:table-cell>
          <table:table-cell table:style-name="Table1.A1" office:value-type="string">
            <text:p text:style-name="P1"><text:a xlink:type="simple" xlink:href="https://man7.org/linux/man-pages/man2/setxattr.2.html" text:style-name="Internet_20_link" text:visited-style-name="Visited_20_Internet_20_Link">man/</text:a> <text:a xlink:type="simple" xlink:href="https://source.chromium.org/search?ss=chromiumos&amp;q=SYSCALL_DEFINE.*setxattr" text:style-name="Internet_20_link" text:visited-style-name="Visited_20_Internet_20_Link">cs/</text:a></text:p>
          </table:table-cell>
          <table:table-cell table:style-name="Table1.A1" office:value-type="string">
            <text:p text:style-name="P1">0xbc</text:p>
          </table:table-cell>
          <table:table-cell table:style-name="Table1.A1" office:value-type="string">
            <text:p text:style-name="Table_20_Contents">const char *path</text:p>
          </table:table-cell>
          <table:table-cell table:style-name="Table1.A1" office:value-type="string">
            <text:p text:style-name="Table_20_Contents">const char *name</text:p>
          </table:table-cell>
          <table:table-cell table:style-name="Table1.A1" office:value-type="string">
            <text:p text:style-name="Table_20_Contents">const void *value</text:p>
          </table:table-cell>
          <table:table-cell table:style-name="Table1.A1" office:value-type="string">
            <text:p text:style-name="Table_20_Contents">size_t size</text:p>
          </table:table-cell>
          <table:table-cell table:style-name="Table1.A1" office:value-type="string">
            <text:p text:style-name="Table_20_Contents">int flags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89</text:p>
          </table:table-cell>
          <table:table-cell table:style-name="Table1.A1" office:value-type="string">
            <text:p text:style-name="Table_20_Contents">lsetxattr</text:p>
          </table:table-cell>
          <table:table-cell table:style-name="Table1.A1" office:value-type="string">
            <text:p text:style-name="P1"><text:a xlink:type="simple" xlink:href="https://man7.org/linux/man-pages/man2/lsetxattr.2.html" text:style-name="Internet_20_link" text:visited-style-name="Visited_20_Internet_20_Link">man/</text:a> <text:a xlink:type="simple" xlink:href="https://source.chromium.org/search?ss=chromiumos&amp;q=SYSCALL_DEFINE.*lsetxattr" text:style-name="Internet_20_link" text:visited-style-name="Visited_20_Internet_20_Link">cs/</text:a></text:p>
          </table:table-cell>
          <table:table-cell table:style-name="Table1.A1" office:value-type="string">
            <text:p text:style-name="P1">0xbd</text:p>
          </table:table-cell>
          <table:table-cell table:style-name="Table1.A1" office:value-type="string">
            <text:p text:style-name="Table_20_Contents">const char *path</text:p>
          </table:table-cell>
          <table:table-cell table:style-name="Table1.A1" office:value-type="string">
            <text:p text:style-name="Table_20_Contents">const char *name</text:p>
          </table:table-cell>
          <table:table-cell table:style-name="Table1.A1" office:value-type="string">
            <text:p text:style-name="Table_20_Contents">const void *value</text:p>
          </table:table-cell>
          <table:table-cell table:style-name="Table1.A1" office:value-type="string">
            <text:p text:style-name="Table_20_Contents">size_t size</text:p>
          </table:table-cell>
          <table:table-cell table:style-name="Table1.A1" office:value-type="string">
            <text:p text:style-name="Table_20_Contents">int flags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90</text:p>
          </table:table-cell>
          <table:table-cell table:style-name="Table1.A1" office:value-type="string">
            <text:p text:style-name="Table_20_Contents">fsetxattr</text:p>
          </table:table-cell>
          <table:table-cell table:style-name="Table1.A1" office:value-type="string">
            <text:p text:style-name="P1"><text:a xlink:type="simple" xlink:href="https://man7.org/linux/man-pages/man2/fsetxattr.2.html" text:style-name="Internet_20_link" text:visited-style-name="Visited_20_Internet_20_Link">man/</text:a> <text:a xlink:type="simple" xlink:href="https://source.chromium.org/search?ss=chromiumos&amp;q=SYSCALL_DEFINE.*fsetxattr" text:style-name="Internet_20_link" text:visited-style-name="Visited_20_Internet_20_Link">cs/</text:a></text:p>
          </table:table-cell>
          <table:table-cell table:style-name="Table1.A1" office:value-type="string">
            <text:p text:style-name="P1">0xbe</text:p>
          </table:table-cell>
          <table:table-cell table:style-name="Table1.A1" office:value-type="string">
            <text:p text:style-name="Table_20_Contents">int fd</text:p>
          </table:table-cell>
          <table:table-cell table:style-name="Table1.A1" office:value-type="string">
            <text:p text:style-name="Table_20_Contents">const char *name</text:p>
          </table:table-cell>
          <table:table-cell table:style-name="Table1.A1" office:value-type="string">
            <text:p text:style-name="Table_20_Contents">const void *value</text:p>
          </table:table-cell>
          <table:table-cell table:style-name="Table1.A1" office:value-type="string">
            <text:p text:style-name="Table_20_Contents">size_t size</text:p>
          </table:table-cell>
          <table:table-cell table:style-name="Table1.A1" office:value-type="string">
            <text:p text:style-name="Table_20_Contents">int flags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91</text:p>
          </table:table-cell>
          <table:table-cell table:style-name="Table1.A1" office:value-type="string">
            <text:p text:style-name="Table_20_Contents">getxattr</text:p>
          </table:table-cell>
          <table:table-cell table:style-name="Table1.A1" office:value-type="string">
            <text:p text:style-name="P1"><text:a xlink:type="simple" xlink:href="https://man7.org/linux/man-pages/man2/getxattr.2.html" text:style-name="Internet_20_link" text:visited-style-name="Visited_20_Internet_20_Link">man/</text:a> <text:a xlink:type="simple" xlink:href="https://source.chromium.org/search?ss=chromiumos&amp;q=SYSCALL_DEFINE.*getxattr" text:style-name="Internet_20_link" text:visited-style-name="Visited_20_Internet_20_Link">cs/</text:a></text:p>
          </table:table-cell>
          <table:table-cell table:style-name="Table1.A1" office:value-type="string">
            <text:p text:style-name="P1">0xbf</text:p>
          </table:table-cell>
          <table:table-cell table:style-name="Table1.A1" office:value-type="string">
            <text:p text:style-name="Table_20_Contents">const char *path</text:p>
          </table:table-cell>
          <table:table-cell table:style-name="Table1.A1" office:value-type="string">
            <text:p text:style-name="Table_20_Contents">const char *name</text:p>
          </table:table-cell>
          <table:table-cell table:style-name="Table1.A1" office:value-type="string">
            <text:p text:style-name="Table_20_Contents">void *value</text:p>
          </table:table-cell>
          <table:table-cell table:style-name="Table1.A1" office:value-type="string">
            <text:p text:style-name="Table_20_Contents">size_t siz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92</text:p>
          </table:table-cell>
          <table:table-cell table:style-name="Table1.A1" office:value-type="string">
            <text:p text:style-name="Table_20_Contents">lgetxattr</text:p>
          </table:table-cell>
          <table:table-cell table:style-name="Table1.A1" office:value-type="string">
            <text:p text:style-name="P1"><text:a xlink:type="simple" xlink:href="https://man7.org/linux/man-pages/man2/lgetxattr.2.html" text:style-name="Internet_20_link" text:visited-style-name="Visited_20_Internet_20_Link">man/</text:a> <text:a xlink:type="simple" xlink:href="https://source.chromium.org/search?ss=chromiumos&amp;q=SYSCALL_DEFINE.*lgetxattr" text:style-name="Internet_20_link" text:visited-style-name="Visited_20_Internet_20_Link">cs/</text:a></text:p>
          </table:table-cell>
          <table:table-cell table:style-name="Table1.A1" office:value-type="string">
            <text:p text:style-name="P1">0xc0</text:p>
          </table:table-cell>
          <table:table-cell table:style-name="Table1.A1" office:value-type="string">
            <text:p text:style-name="Table_20_Contents">const char *path</text:p>
          </table:table-cell>
          <table:table-cell table:style-name="Table1.A1" office:value-type="string">
            <text:p text:style-name="Table_20_Contents">const char *name</text:p>
          </table:table-cell>
          <table:table-cell table:style-name="Table1.A1" office:value-type="string">
            <text:p text:style-name="Table_20_Contents">void *value</text:p>
          </table:table-cell>
          <table:table-cell table:style-name="Table1.A1" office:value-type="string">
            <text:p text:style-name="Table_20_Contents">size_t siz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93</text:p>
          </table:table-cell>
          <table:table-cell table:style-name="Table1.A1" office:value-type="string">
            <text:p text:style-name="Table_20_Contents">fgetxattr</text:p>
          </table:table-cell>
          <table:table-cell table:style-name="Table1.A1" office:value-type="string">
            <text:p text:style-name="P1"><text:a xlink:type="simple" xlink:href="https://man7.org/linux/man-pages/man2/fgetxattr.2.html" text:style-name="Internet_20_link" text:visited-style-name="Visited_20_Internet_20_Link">man/</text:a> <text:a xlink:type="simple" xlink:href="https://source.chromium.org/search?ss=chromiumos&amp;q=SYSCALL_DEFINE.*fgetxattr" text:style-name="Internet_20_link" text:visited-style-name="Visited_20_Internet_20_Link">cs/</text:a></text:p>
          </table:table-cell>
          <table:table-cell table:style-name="Table1.A1" office:value-type="string">
            <text:p text:style-name="P1">0xc1</text:p>
          </table:table-cell>
          <table:table-cell table:style-name="Table1.A1" office:value-type="string">
            <text:p text:style-name="Table_20_Contents">int fd</text:p>
          </table:table-cell>
          <table:table-cell table:style-name="Table1.A1" office:value-type="string">
            <text:p text:style-name="Table_20_Contents">const char *name</text:p>
          </table:table-cell>
          <table:table-cell table:style-name="Table1.A1" office:value-type="string">
            <text:p text:style-name="Table_20_Contents">void *value</text:p>
          </table:table-cell>
          <table:table-cell table:style-name="Table1.A1" office:value-type="string">
            <text:p text:style-name="Table_20_Contents">size_t siz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94</text:p>
          </table:table-cell>
          <table:table-cell table:style-name="Table1.A1" office:value-type="string">
            <text:p text:style-name="Table_20_Contents">listxattr</text:p>
          </table:table-cell>
          <table:table-cell table:style-name="Table1.A1" office:value-type="string">
            <text:p text:style-name="P1"><text:a xlink:type="simple" xlink:href="https://man7.org/linux/man-pages/man2/listxattr.2.html" text:style-name="Internet_20_link" text:visited-style-name="Visited_20_Internet_20_Link">man/</text:a> <text:a xlink:type="simple" xlink:href="https://source.chromium.org/search?ss=chromiumos&amp;q=SYSCALL_DEFINE.*listxattr" text:style-name="Internet_20_link" text:visited-style-name="Visited_20_Internet_20_Link">cs/</text:a></text:p>
          </table:table-cell>
          <table:table-cell table:style-name="Table1.A1" office:value-type="string">
            <text:p text:style-name="P1">0xc2</text:p>
          </table:table-cell>
          <table:table-cell table:style-name="Table1.A1" office:value-type="string">
            <text:p text:style-name="Table_20_Contents">const char *path</text:p>
          </table:table-cell>
          <table:table-cell table:style-name="Table1.A1" office:value-type="string">
            <text:p text:style-name="Table_20_Contents">char *list</text:p>
          </table:table-cell>
          <table:table-cell table:style-name="Table1.A1" office:value-type="string">
            <text:p text:style-name="Table_20_Contents">size_t siz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95</text:p>
          </table:table-cell>
          <table:table-cell table:style-name="Table1.A1" office:value-type="string">
            <text:p text:style-name="Table_20_Contents">llistxattr</text:p>
          </table:table-cell>
          <table:table-cell table:style-name="Table1.A1" office:value-type="string">
            <text:p text:style-name="P1"><text:a xlink:type="simple" xlink:href="https://man7.org/linux/man-pages/man2/llistxattr.2.html" text:style-name="Internet_20_link" text:visited-style-name="Visited_20_Internet_20_Link">man/</text:a> <text:a xlink:type="simple" xlink:href="https://source.chromium.org/search?ss=chromiumos&amp;q=SYSCALL_DEFINE.*llistxattr" text:style-name="Internet_20_link" text:visited-style-name="Visited_20_Internet_20_Link">cs/</text:a></text:p>
          </table:table-cell>
          <table:table-cell table:style-name="Table1.A1" office:value-type="string">
            <text:p text:style-name="P1">0xc3</text:p>
          </table:table-cell>
          <table:table-cell table:style-name="Table1.A1" office:value-type="string">
            <text:p text:style-name="Table_20_Contents">const char *path</text:p>
          </table:table-cell>
          <table:table-cell table:style-name="Table1.A1" office:value-type="string">
            <text:p text:style-name="Table_20_Contents">char *list</text:p>
          </table:table-cell>
          <table:table-cell table:style-name="Table1.A1" office:value-type="string">
            <text:p text:style-name="Table_20_Contents">size_t siz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96</text:p>
          </table:table-cell>
          <table:table-cell table:style-name="Table1.A1" office:value-type="string">
            <text:p text:style-name="Table_20_Contents">flistxattr</text:p>
          </table:table-cell>
          <table:table-cell table:style-name="Table1.A1" office:value-type="string">
            <text:p text:style-name="P1"><text:a xlink:type="simple" xlink:href="https://man7.org/linux/man-pages/man2/flistxattr.2.html" text:style-name="Internet_20_link" text:visited-style-name="Visited_20_Internet_20_Link">man/</text:a> <text:a xlink:type="simple" xlink:href="https://source.chromium.org/search?ss=chromiumos&amp;q=SYSCALL_DEFINE.*flistxattr" text:style-name="Internet_20_link" text:visited-style-name="Visited_20_Internet_20_Link">cs/</text:a></text:p>
          </table:table-cell>
          <table:table-cell table:style-name="Table1.A1" office:value-type="string">
            <text:p text:style-name="P1">0xc4</text:p>
          </table:table-cell>
          <table:table-cell table:style-name="Table1.A1" office:value-type="string">
            <text:p text:style-name="Table_20_Contents">int fd</text:p>
          </table:table-cell>
          <table:table-cell table:style-name="Table1.A1" office:value-type="string">
            <text:p text:style-name="Table_20_Contents">char *list</text:p>
          </table:table-cell>
          <table:table-cell table:style-name="Table1.A1" office:value-type="string">
            <text:p text:style-name="Table_20_Contents">size_t siz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97</text:p>
          </table:table-cell>
          <table:table-cell table:style-name="Table1.A1" office:value-type="string">
            <text:p text:style-name="Table_20_Contents">removexattr</text:p>
          </table:table-cell>
          <table:table-cell table:style-name="Table1.A1" office:value-type="string">
            <text:p text:style-name="P1"><text:a xlink:type="simple" xlink:href="https://man7.org/linux/man-pages/man2/removexattr.2.html" text:style-name="Internet_20_link" text:visited-style-name="Visited_20_Internet_20_Link">man/</text:a> <text:a xlink:type="simple" xlink:href="https://source.chromium.org/search?ss=chromiumos&amp;q=SYSCALL_DEFINE.*removexattr" text:style-name="Internet_20_link" text:visited-style-name="Visited_20_Internet_20_Link">cs/</text:a></text:p>
          </table:table-cell>
          <table:table-cell table:style-name="Table1.A1" office:value-type="string">
            <text:p text:style-name="P1">0xc5</text:p>
          </table:table-cell>
          <table:table-cell table:style-name="Table1.A1" office:value-type="string">
            <text:p text:style-name="Table_20_Contents">const char *path</text:p>
          </table:table-cell>
          <table:table-cell table:style-name="Table1.A1" office:value-type="string">
            <text:p text:style-name="Table_20_Contents">const char *nam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98</text:p>
          </table:table-cell>
          <table:table-cell table:style-name="Table1.A1" office:value-type="string">
            <text:p text:style-name="Table_20_Contents">lremovexattr</text:p>
          </table:table-cell>
          <table:table-cell table:style-name="Table1.A1" office:value-type="string">
            <text:p text:style-name="P1"><text:a xlink:type="simple" xlink:href="https://man7.org/linux/man-pages/man2/lremovexattr.2.html" text:style-name="Internet_20_link" text:visited-style-name="Visited_20_Internet_20_Link">man/</text:a> <text:a xlink:type="simple" xlink:href="https://source.chromium.org/search?ss=chromiumos&amp;q=SYSCALL_DEFINE.*lremovexattr" text:style-name="Internet_20_link" text:visited-style-name="Visited_20_Internet_20_Link">cs/</text:a></text:p>
          </table:table-cell>
          <table:table-cell table:style-name="Table1.A1" office:value-type="string">
            <text:p text:style-name="P1">0xc6</text:p>
          </table:table-cell>
          <table:table-cell table:style-name="Table1.A1" office:value-type="string">
            <text:p text:style-name="Table_20_Contents">const char *path</text:p>
          </table:table-cell>
          <table:table-cell table:style-name="Table1.A1" office:value-type="string">
            <text:p text:style-name="Table_20_Contents">const char *nam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199</text:p>
          </table:table-cell>
          <table:table-cell table:style-name="Table1.A1" office:value-type="string">
            <text:p text:style-name="Table_20_Contents">fremovexattr</text:p>
          </table:table-cell>
          <table:table-cell table:style-name="Table1.A1" office:value-type="string">
            <text:p text:style-name="P1"><text:a xlink:type="simple" xlink:href="https://man7.org/linux/man-pages/man2/fremovexattr.2.html" text:style-name="Internet_20_link" text:visited-style-name="Visited_20_Internet_20_Link">man/</text:a> <text:a xlink:type="simple" xlink:href="https://source.chromium.org/search?ss=chromiumos&amp;q=SYSCALL_DEFINE.*fremovexattr" text:style-name="Internet_20_link" text:visited-style-name="Visited_20_Internet_20_Link">cs/</text:a></text:p>
          </table:table-cell>
          <table:table-cell table:style-name="Table1.A1" office:value-type="string">
            <text:p text:style-name="P1">0xc7</text:p>
          </table:table-cell>
          <table:table-cell table:style-name="Table1.A1" office:value-type="string">
            <text:p text:style-name="Table_20_Contents">int fd</text:p>
          </table:table-cell>
          <table:table-cell table:style-name="Table1.A1" office:value-type="string">
            <text:p text:style-name="Table_20_Contents">const char *nam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00</text:p>
          </table:table-cell>
          <table:table-cell table:style-name="Table1.A1" office:value-type="string">
            <text:p text:style-name="Table_20_Contents">tkill</text:p>
          </table:table-cell>
          <table:table-cell table:style-name="Table1.A1" office:value-type="string">
            <text:p text:style-name="P1"><text:a xlink:type="simple" xlink:href="https://man7.org/linux/man-pages/man2/tkill.2.html" text:style-name="Internet_20_link" text:visited-style-name="Visited_20_Internet_20_Link">man/</text:a> <text:a xlink:type="simple" xlink:href="https://source.chromium.org/search?ss=chromiumos&amp;q=SYSCALL_DEFINE.*tkill" text:style-name="Internet_20_link" text:visited-style-name="Visited_20_Internet_20_Link">cs/</text:a></text:p>
          </table:table-cell>
          <table:table-cell table:style-name="Table1.A1" office:value-type="string">
            <text:p text:style-name="P1">0xc8</text:p>
          </table:table-cell>
          <table:table-cell table:style-name="Table1.A1" office:value-type="string">
            <text:p text:style-name="Table_20_Contents">pid_t pid</text:p>
          </table:table-cell>
          <table:table-cell table:style-name="Table1.A1" office:value-type="string">
            <text:p text:style-name="Table_20_Contents">int sig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01</text:p>
          </table:table-cell>
          <table:table-cell table:style-name="Table1.A1" office:value-type="string">
            <text:p text:style-name="Table_20_Contents">time</text:p>
          </table:table-cell>
          <table:table-cell table:style-name="Table1.A1" office:value-type="string">
            <text:p text:style-name="P1"><text:a xlink:type="simple" xlink:href="https://man7.org/linux/man-pages/man2/time.2.html" text:style-name="Internet_20_link" text:visited-style-name="Visited_20_Internet_20_Link">man/</text:a> <text:a xlink:type="simple" xlink:href="https://source.chromium.org/search?ss=chromiumos&amp;q=SYSCALL_DEFINE.*time" text:style-name="Internet_20_link" text:visited-style-name="Visited_20_Internet_20_Link">cs/</text:a></text:p>
          </table:table-cell>
          <table:table-cell table:style-name="Table1.A1" office:value-type="string">
            <text:p text:style-name="P1">0xc9</text:p>
          </table:table-cell>
          <table:table-cell table:style-name="Table1.A1" office:value-type="string">
            <text:p text:style-name="Table_20_Contents">time_t *tloc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02</text:p>
          </table:table-cell>
          <table:table-cell table:style-name="Table1.A1" office:value-type="string">
            <text:p text:style-name="Table_20_Contents">futex</text:p>
          </table:table-cell>
          <table:table-cell table:style-name="Table1.A1" office:value-type="string">
            <text:p text:style-name="P1"><text:a xlink:type="simple" xlink:href="https://man7.org/linux/man-pages/man2/futex.2.html" text:style-name="Internet_20_link" text:visited-style-name="Visited_20_Internet_20_Link">man/</text:a> <text:a xlink:type="simple" xlink:href="https://source.chromium.org/search?ss=chromiumos&amp;q=SYSCALL_DEFINE.*futex" text:style-name="Internet_20_link" text:visited-style-name="Visited_20_Internet_20_Link">cs/</text:a></text:p>
          </table:table-cell>
          <table:table-cell table:style-name="Table1.A1" office:value-type="string">
            <text:p text:style-name="P1">0xca</text:p>
          </table:table-cell>
          <table:table-cell table:style-name="Table1.A1" office:value-type="string">
            <text:p text:style-name="Table_20_Contents">u32 *uaddr</text:p>
          </table:table-cell>
          <table:table-cell table:style-name="Table1.A1" office:value-type="string">
            <text:p text:style-name="Table_20_Contents">int op</text:p>
          </table:table-cell>
          <table:table-cell table:style-name="Table1.A1" office:value-type="string">
            <text:p text:style-name="Table_20_Contents">u32 val</text:p>
          </table:table-cell>
          <table:table-cell table:style-name="Table1.A1" office:value-type="string">
            <text:p text:style-name="Table_20_Contents">struct __kernel_timespec *utime</text:p>
          </table:table-cell>
          <table:table-cell table:style-name="Table1.A1" office:value-type="string">
            <text:p text:style-name="Table_20_Contents">u32 *uaddr2</text:p>
          </table:table-cell>
          <table:table-cell table:style-name="Table1.A1" office:value-type="string">
            <text:p text:style-name="Table_20_Contents">u32 val3</text:p>
          </table:table-cell>
        </table:table-row>
        <table:table-row table:style-name="TableLine94107333621072">
          <table:table-cell table:style-name="Table1.A1" office:value-type="string">
            <text:p text:style-name="P1">203</text:p>
          </table:table-cell>
          <table:table-cell table:style-name="Table1.A1" office:value-type="string">
            <text:p text:style-name="Table_20_Contents">sched_setaffinity</text:p>
          </table:table-cell>
          <table:table-cell table:style-name="Table1.A1" office:value-type="string">
            <text:p text:style-name="P1"><text:a xlink:type="simple" xlink:href="https://man7.org/linux/man-pages/man2/sched_setaffinity.2.html" text:style-name="Internet_20_link" text:visited-style-name="Visited_20_Internet_20_Link">man/</text:a> <text:a xlink:type="simple" xlink:href="https://source.chromium.org/search?ss=chromiumos&amp;q=SYSCALL_DEFINE.*sched_setaffinity" text:style-name="Internet_20_link" text:visited-style-name="Visited_20_Internet_20_Link">cs/</text:a></text:p>
          </table:table-cell>
          <table:table-cell table:style-name="Table1.A1" office:value-type="string">
            <text:p text:style-name="P1">0xcb</text:p>
          </table:table-cell>
          <table:table-cell table:style-name="Table1.A1" office:value-type="string">
            <text:p text:style-name="Table_20_Contents">pid_t pid</text:p>
          </table:table-cell>
          <table:table-cell table:style-name="Table1.A1" office:value-type="string">
            <text:p text:style-name="Table_20_Contents">unsigned int len</text:p>
          </table:table-cell>
          <table:table-cell table:style-name="Table1.A1" office:value-type="string">
            <text:p text:style-name="Table_20_Contents">unsigned long *user_mask<text:soft-page-break/>_ptr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04</text:p>
          </table:table-cell>
          <table:table-cell table:style-name="Table1.A1" office:value-type="string">
            <text:p text:style-name="Table_20_Contents">sched_getaffinity</text:p>
          </table:table-cell>
          <table:table-cell table:style-name="Table1.A1" office:value-type="string">
            <text:p text:style-name="P1"><text:a xlink:type="simple" xlink:href="https://man7.org/linux/man-pages/man2/sched_getaffinity.2.html" text:style-name="Internet_20_link" text:visited-style-name="Visited_20_Internet_20_Link">man/</text:a> <text:a xlink:type="simple" xlink:href="https://source.chromium.org/search?ss=chromiumos&amp;q=SYSCALL_DEFINE.*sched_getaffinity" text:style-name="Internet_20_link" text:visited-style-name="Visited_20_Internet_20_Link">cs/</text:a></text:p>
          </table:table-cell>
          <table:table-cell table:style-name="Table1.A1" office:value-type="string">
            <text:p text:style-name="P1">0xcc</text:p>
          </table:table-cell>
          <table:table-cell table:style-name="Table1.A1" office:value-type="string">
            <text:p text:style-name="Table_20_Contents">pid_t pid</text:p>
          </table:table-cell>
          <table:table-cell table:style-name="Table1.A1" office:value-type="string">
            <text:p text:style-name="Table_20_Contents">unsigned int len</text:p>
          </table:table-cell>
          <table:table-cell table:style-name="Table1.A1" office:value-type="string">
            <text:p text:style-name="Table_20_Contents">unsigned long *user_mask_ptr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05</text:p>
          </table:table-cell>
          <table:table-cell table:style-name="Table1.A1" office:value-type="string">
            <text:p text:style-name="Table_20_Contents">set_thread_area</text:p>
          </table:table-cell>
          <table:table-cell table:style-name="Table1.A1" office:value-type="string">
            <text:p text:style-name="P1"><text:a xlink:type="simple" xlink:href="https://man7.org/linux/man-pages/man2/set_thread_area.2.html" text:style-name="Internet_20_link" text:visited-style-name="Visited_20_Internet_20_Link">man/</text:a> <text:a xlink:type="simple" xlink:href="https://source.chromium.org/search?ss=chromiumos&amp;q=SYSCALL_DEFINE.*set_thread_area" text:style-name="Internet_20_link" text:visited-style-name="Visited_20_Internet_20_Link">cs/</text:a></text:p>
          </table:table-cell>
          <table:table-cell table:style-name="Table1.A1" office:value-type="string">
            <text:p text:style-name="P1">0xcd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</table:table-row>
        <table:table-row table:style-name="TableLine94107333621072">
          <table:table-cell table:style-name="Table1.A1" office:value-type="string">
            <text:p text:style-name="P1">206</text:p>
          </table:table-cell>
          <table:table-cell table:style-name="Table1.A1" office:value-type="string">
            <text:p text:style-name="Table_20_Contents">io_setup</text:p>
          </table:table-cell>
          <table:table-cell table:style-name="Table1.A1" office:value-type="string">
            <text:p text:style-name="P1"><text:a xlink:type="simple" xlink:href="https://man7.org/linux/man-pages/man2/io_setup.2.html" text:style-name="Internet_20_link" text:visited-style-name="Visited_20_Internet_20_Link">man/</text:a> <text:a xlink:type="simple" xlink:href="https://source.chromium.org/search?ss=chromiumos&amp;q=SYSCALL_DEFINE.*io_setup" text:style-name="Internet_20_link" text:visited-style-name="Visited_20_Internet_20_Link">cs/</text:a></text:p>
          </table:table-cell>
          <table:table-cell table:style-name="Table1.A1" office:value-type="string">
            <text:p text:style-name="P1">0xce</text:p>
          </table:table-cell>
          <table:table-cell table:style-name="Table1.A1" office:value-type="string">
            <text:p text:style-name="Table_20_Contents">unsigned nr_reqs</text:p>
          </table:table-cell>
          <table:table-cell table:style-name="Table1.A1" office:value-type="string">
            <text:p text:style-name="Table_20_Contents">aio_context_t *ctx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07</text:p>
          </table:table-cell>
          <table:table-cell table:style-name="Table1.A1" office:value-type="string">
            <text:p text:style-name="Table_20_Contents">io_destroy</text:p>
          </table:table-cell>
          <table:table-cell table:style-name="Table1.A1" office:value-type="string">
            <text:p text:style-name="P1"><text:a xlink:type="simple" xlink:href="https://man7.org/linux/man-pages/man2/io_destroy.2.html" text:style-name="Internet_20_link" text:visited-style-name="Visited_20_Internet_20_Link">man/</text:a> <text:a xlink:type="simple" xlink:href="https://source.chromium.org/search?ss=chromiumos&amp;q=SYSCALL_DEFINE.*io_destroy" text:style-name="Internet_20_link" text:visited-style-name="Visited_20_Internet_20_Link">cs/</text:a></text:p>
          </table:table-cell>
          <table:table-cell table:style-name="Table1.A1" office:value-type="string">
            <text:p text:style-name="P1">0xcf</text:p>
          </table:table-cell>
          <table:table-cell table:style-name="Table1.A1" office:value-type="string">
            <text:p text:style-name="Table_20_Contents">aio_context_t ctx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08</text:p>
          </table:table-cell>
          <table:table-cell table:style-name="Table1.A1" office:value-type="string">
            <text:p text:style-name="Table_20_Contents">io_getevents</text:p>
          </table:table-cell>
          <table:table-cell table:style-name="Table1.A1" office:value-type="string">
            <text:p text:style-name="P1"><text:a xlink:type="simple" xlink:href="https://man7.org/linux/man-pages/man2/io_getevents.2.html" text:style-name="Internet_20_link" text:visited-style-name="Visited_20_Internet_20_Link">man/</text:a> <text:a xlink:type="simple" xlink:href="https://source.chromium.org/search?ss=chromiumos&amp;q=SYSCALL_DEFINE.*io_getevents" text:style-name="Internet_20_link" text:visited-style-name="Visited_20_Internet_20_Link">cs/</text:a></text:p>
          </table:table-cell>
          <table:table-cell table:style-name="Table1.A1" office:value-type="string">
            <text:p text:style-name="P1">0xd0</text:p>
          </table:table-cell>
          <table:table-cell table:style-name="Table1.A1" office:value-type="string">
            <text:p text:style-name="Table_20_Contents">aio_context_t ctx_id</text:p>
          </table:table-cell>
          <table:table-cell table:style-name="Table1.A1" office:value-type="string">
            <text:p text:style-name="Table_20_Contents">long min_nr</text:p>
          </table:table-cell>
          <table:table-cell table:style-name="Table1.A1" office:value-type="string">
            <text:p text:style-name="Table_20_Contents">long nr</text:p>
          </table:table-cell>
          <table:table-cell table:style-name="Table1.A1" office:value-type="string">
            <text:p text:style-name="Table_20_Contents">struct io_event *events</text:p>
          </table:table-cell>
          <table:table-cell table:style-name="Table1.A1" office:value-type="string">
            <text:p text:style-name="Table_20_Contents">struct __kernel_timespec *timeout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09</text:p>
          </table:table-cell>
          <table:table-cell table:style-name="Table1.A1" office:value-type="string">
            <text:p text:style-name="Table_20_Contents">io_submit</text:p>
          </table:table-cell>
          <table:table-cell table:style-name="Table1.A1" office:value-type="string">
            <text:p text:style-name="P1"><text:a xlink:type="simple" xlink:href="https://man7.org/linux/man-pages/man2/io_submit.2.html" text:style-name="Internet_20_link" text:visited-style-name="Visited_20_Internet_20_Link">man/</text:a> <text:a xlink:type="simple" xlink:href="https://source.chromium.org/search?ss=chromiumos&amp;q=SYSCALL_DEFINE.*io_submit" text:style-name="Internet_20_link" text:visited-style-name="Visited_20_Internet_20_Link">cs/</text:a></text:p>
          </table:table-cell>
          <table:table-cell table:style-name="Table1.A1" office:value-type="string">
            <text:p text:style-name="P1">0xd1</text:p>
          </table:table-cell>
          <table:table-cell table:style-name="Table1.A1" office:value-type="string">
            <text:p text:style-name="Table_20_Contents">aio_context_t</text:p>
          </table:table-cell>
          <table:table-cell table:style-name="Table1.A1" office:value-type="string">
            <text:p text:style-name="Table_20_Contents">long</text:p>
          </table:table-cell>
          <table:table-cell table:style-name="Table1.A1" office:value-type="string">
            <text:p text:style-name="Table_20_Contents">struct iocb * *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10</text:p>
          </table:table-cell>
          <table:table-cell table:style-name="Table1.A1" office:value-type="string">
            <text:p text:style-name="Table_20_Contents">io_cancel</text:p>
          </table:table-cell>
          <table:table-cell table:style-name="Table1.A1" office:value-type="string">
            <text:p text:style-name="P1"><text:a xlink:type="simple" xlink:href="https://man7.org/linux/man-pages/man2/io_cancel.2.html" text:style-name="Internet_20_link" text:visited-style-name="Visited_20_Internet_20_Link">man/</text:a> <text:a xlink:type="simple" xlink:href="https://source.chromium.org/search?ss=chromiumos&amp;q=SYSCALL_DEFINE.*io_cancel" text:style-name="Internet_20_link" text:visited-style-name="Visited_20_Internet_20_Link">cs/</text:a></text:p>
          </table:table-cell>
          <table:table-cell table:style-name="Table1.A1" office:value-type="string">
            <text:p text:style-name="P1">0xd2</text:p>
          </table:table-cell>
          <table:table-cell table:style-name="Table1.A1" office:value-type="string">
            <text:p text:style-name="Table_20_Contents">aio_context_t ctx_id</text:p>
          </table:table-cell>
          <table:table-cell table:style-name="Table1.A1" office:value-type="string">
            <text:p text:style-name="Table_20_Contents">struct iocb *iocb</text:p>
          </table:table-cell>
          <table:table-cell table:style-name="Table1.A1" office:value-type="string">
            <text:p text:style-name="Table_20_Contents">struct io_event *result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11</text:p>
          </table:table-cell>
          <table:table-cell table:style-name="Table1.A1" office:value-type="string">
            <text:p text:style-name="Table_20_Contents">get_thread_area</text:p>
          </table:table-cell>
          <table:table-cell table:style-name="Table1.A1" office:value-type="string">
            <text:p text:style-name="P1"><text:a xlink:type="simple" xlink:href="https://man7.org/linux/man-pages/man2/get_thread_area.2.html" text:style-name="Internet_20_link" text:visited-style-name="Visited_20_Internet_20_Link">man/</text:a> <text:a xlink:type="simple" xlink:href="https://source.chromium.org/search?ss=chromiumos&amp;q=SYSCALL_DEFINE.*get_thread_area" text:style-name="Internet_20_link" text:visited-style-name="Visited_20_Internet_20_Link">cs/</text:a></text:p>
          </table:table-cell>
          <table:table-cell table:style-name="Table1.A1" office:value-type="string">
            <text:p text:style-name="P1">0xd3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</table:table-row>
        <table:table-row table:style-name="TableLine94107333621072">
          <table:table-cell table:style-name="Table1.A1" office:value-type="string">
            <text:p text:style-name="P1">212</text:p>
          </table:table-cell>
          <table:table-cell table:style-name="Table1.A1" office:value-type="string">
            <text:p text:style-name="Table_20_Contents">lookup_dcookie</text:p>
          </table:table-cell>
          <table:table-cell table:style-name="Table1.A1" office:value-type="string">
            <text:p text:style-name="P1"><text:a xlink:type="simple" xlink:href="https://man7.org/linux/man-pages/man2/lookup_dcookie.2.html" text:style-name="Internet_20_link" text:visited-style-name="Visited_20_Internet_20_Link">man/</text:a> <text:a xlink:type="simple" xlink:href="https://source.chromium.org/search?ss=chromiumos&amp;q=SYSCALL_DEFINE.*lookup_dcookie" text:style-name="Internet_20_link" text:visited-style-name="Visited_20_Internet_20_Link">cs/</text:a></text:p>
          </table:table-cell>
          <table:table-cell table:style-name="Table1.A1" office:value-type="string">
            <text:p text:style-name="P1">0xd4</text:p>
          </table:table-cell>
          <table:table-cell table:style-name="Table1.A1" office:value-type="string">
            <text:p text:style-name="Table_20_Contents">u64 cookie64</text:p>
          </table:table-cell>
          <table:table-cell table:style-name="Table1.A1" office:value-type="string">
            <text:p text:style-name="Table_20_Contents">char *buf</text:p>
          </table:table-cell>
          <table:table-cell table:style-name="Table1.A1" office:value-type="string">
            <text:p text:style-name="Table_20_Contents">size_t len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13</text:p>
          </table:table-cell>
          <table:table-cell table:style-name="Table1.A1" office:value-type="string">
            <text:p text:style-name="Table_20_Contents">epoll_create</text:p>
          </table:table-cell>
          <table:table-cell table:style-name="Table1.A1" office:value-type="string">
            <text:p text:style-name="P1"><text:a xlink:type="simple" xlink:href="https://man7.org/linux/man-pages/man2/epoll_create.2.html" text:style-name="Internet_20_link" text:visited-style-name="Visited_20_Internet_20_Link">man/</text:a> <text:a xlink:type="simple" xlink:href="https://source.chromium.org/search?ss=chromiumos&amp;q=SYSCALL_DEFINE.*epoll_create" text:style-name="Internet_20_link" text:visited-style-name="Visited_20_Internet_20_Link">cs/</text:a></text:p>
          </table:table-cell>
          <table:table-cell table:style-name="Table1.A1" office:value-type="string">
            <text:p text:style-name="P1">0xd5</text:p>
          </table:table-cell>
          <table:table-cell table:style-name="Table1.A1" office:value-type="string">
            <text:p text:style-name="Table_20_Contents">int siz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14</text:p>
          </table:table-cell>
          <table:table-cell table:style-name="Table1.A1" office:value-type="string">
            <text:p text:style-name="Table_20_Contents">epoll_ctl_old</text:p>
          </table:table-cell>
          <table:table-cell table:style-name="Table1.A1" office:value-type="string">
            <text:p text:style-name="P1"><text:a xlink:type="simple" xlink:href="https://man7.org/linux/man-pages/man2/epoll_ctl_old.2.html" text:style-name="Internet_20_link" text:visited-style-name="Visited_20_Internet_20_Link">man/</text:a> <text:a xlink:type="simple" xlink:href="https://source.chromium.org/search?ss=chromiumos&amp;q=SYSCALL_DEFINE.*epoll_ctl_old" text:style-name="Internet_20_link" text:visited-style-name="Visited_20_Internet_20_Link">cs/</text:a></text:p>
          </table:table-cell>
          <table:table-cell table:style-name="Table1.A1" office:value-type="string">
            <text:p text:style-name="P1">0xd6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</table:table-row>
        <table:table-row table:style-name="TableLine94107333621072">
          <table:table-cell table:style-name="Table1.A1" office:value-type="string">
            <text:p text:style-name="P1">215</text:p>
          </table:table-cell>
          <table:table-cell table:style-name="Table1.A1" office:value-type="string">
            <text:p text:style-name="Table_20_Contents">epoll_wait_old</text:p>
          </table:table-cell>
          <table:table-cell table:style-name="Table1.A1" office:value-type="string">
            <text:p text:style-name="P1"><text:a xlink:type="simple" xlink:href="https://man7.org/linux/man-pages/man2/epoll_wait_old.2.html" text:style-name="Internet_20_link" text:visited-style-name="Visited_20_Internet_20_Link">man/</text:a> <text:a xlink:type="simple" xlink:href="https://source.chromium.org/search?ss=chromiumos&amp;q=SYSCALL_DEFINE.*epoll_wait_old" text:style-name="Internet_20_link" text:visited-style-name="Visited_20_Internet_20_Link">cs/</text:a></text:p>
          </table:table-cell>
          <table:table-cell table:style-name="Table1.A1" office:value-type="string">
            <text:p text:style-name="P1">0xd7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</table:table-row>
        <table:table-row table:style-name="TableLine94107333621072">
          <table:table-cell table:style-name="Table1.A1" office:value-type="string">
            <text:p text:style-name="P1">216</text:p>
          </table:table-cell>
          <table:table-cell table:style-name="Table1.A1" office:value-type="string">
            <text:p text:style-name="Table_20_Contents">remap_file_pages</text:p>
          </table:table-cell>
          <table:table-cell table:style-name="Table1.A1" office:value-type="string">
            <text:p text:style-name="P1"><text:a xlink:type="simple" xlink:href="https://man7.org/linux/man-pages/man2/remap_file_pages.2.html" text:style-name="Internet_20_link" text:visited-style-name="Visited_20_Internet_20_Link">man/</text:a> <text:a xlink:type="simple" xlink:href="https://source.chromium.org/search?ss=chromiumos&amp;q=SYSCALL_DEFINE.*remap_file_pages" text:style-name="Internet_20_link" text:visited-style-name="Visited_20_Internet_20_Link">cs/</text:a></text:p>
          </table:table-cell>
          <table:table-cell table:style-name="Table1.A1" office:value-type="string">
            <text:p text:style-name="P1">0xd8</text:p>
          </table:table-cell>
          <table:table-cell table:style-name="Table1.A1" office:value-type="string">
            <text:p text:style-name="Table_20_Contents">unsigned long start</text:p>
          </table:table-cell>
          <table:table-cell table:style-name="Table1.A1" office:value-type="string">
            <text:p text:style-name="Table_20_Contents">unsigned long size</text:p>
          </table:table-cell>
          <table:table-cell table:style-name="Table1.A1" office:value-type="string">
            <text:p text:style-name="Table_20_Contents">unsigned long prot</text:p>
          </table:table-cell>
          <table:table-cell table:style-name="Table1.A1" office:value-type="string">
            <text:p text:style-name="Table_20_Contents">unsigned long pgoff</text:p>
          </table:table-cell>
          <table:table-cell table:style-name="Table1.A1" office:value-type="string">
            <text:p text:style-name="Table_20_Contents">unsigned long flags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17</text:p>
          </table:table-cell>
          <table:table-cell table:style-name="Table1.A1" office:value-type="string">
            <text:p text:style-name="Table_20_Contents">getdents64</text:p>
          </table:table-cell>
          <table:table-cell table:style-name="Table1.A1" office:value-type="string">
            <text:p text:style-name="P1"><text:a xlink:type="simple" xlink:href="https://man7.org/linux/man-pages/man2/getdents64.2.html" text:style-name="Internet_20_link" text:visited-style-name="Visited_20_Internet_20_Link">man/</text:a> <text:a xlink:type="simple" xlink:href="https://source.chromium.org/search?ss=chromiumos&amp;q=SYSCALL_DEFINE.*getdents64" text:style-name="Internet_20_link" text:visited-style-name="Visited_20_Internet_20_Link">cs/</text:a></text:p>
          </table:table-cell>
          <table:table-cell table:style-name="Table1.A1" office:value-type="string">
            <text:p text:style-name="P1">0xd9</text:p>
          </table:table-cell>
          <table:table-cell table:style-name="Table1.A1" office:value-type="string">
            <text:p text:style-name="Table_20_Contents">unsigned int fd</text:p>
          </table:table-cell>
          <table:table-cell table:style-name="Table1.A1" office:value-type="string">
            <text:p text:style-name="Table_20_Contents">struct linux_dirent64 *dirent</text:p>
          </table:table-cell>
          <table:table-cell table:style-name="Table1.A1" office:value-type="string">
            <text:p text:style-name="Table_20_Contents">unsigned int count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18</text:p>
          </table:table-cell>
          <table:table-cell table:style-name="Table1.A1" office:value-type="string">
            <text:p text:style-name="Table_20_Contents">set_tid_address</text:p>
          </table:table-cell>
          <table:table-cell table:style-name="Table1.A1" office:value-type="string">
            <text:p text:style-name="P1"><text:a xlink:type="simple" xlink:href="https://man7.org/linux/man-pages/man2/set_tid_address.2.html" text:style-name="Internet_20_link" text:visited-style-name="Visited_20_Internet_20_Link">man/</text:a> <text:a xlink:type="simple" xlink:href="https://source.chromium.org/search?ss=chromiumos&amp;q=SYSCALL_DEFINE.*set_tid_address" text:style-name="Internet_20_link" text:visited-style-name="Visited_20_Internet_20_Link">cs/</text:a></text:p>
          </table:table-cell>
          <table:table-cell table:style-name="Table1.A1" office:value-type="string">
            <text:p text:style-name="P1">0xda</text:p>
          </table:table-cell>
          <table:table-cell table:style-name="Table1.A1" office:value-type="string">
            <text:p text:style-name="Table_20_Contents">int *tidptr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19</text:p>
          </table:table-cell>
          <table:table-cell table:style-name="Table1.A1" office:value-type="string">
            <text:p text:style-name="Table_20_Contents">restart_syscall</text:p>
          </table:table-cell>
          <table:table-cell table:style-name="Table1.A1" office:value-type="string">
            <text:p text:style-name="P1"><text:a xlink:type="simple" xlink:href="https://man7.org/linux/man-pages/man2/restart_syscall.2.html" text:style-name="Internet_20_link" text:visited-style-name="Visited_20_Internet_20_Link">man/</text:a> <text:a xlink:type="simple" xlink:href="https://source.chromium.org/search?ss=chromiumos&amp;q=SYSCALL_DEFINE.*restart_syscall" text:style-name="Internet_20_link" text:visited-style-name="Visited_20_Internet_20_Link">cs/</text:a></text:p>
          </table:table-cell>
          <table:table-cell table:style-name="Table1.A1" office:value-type="string">
            <text:p text:style-name="P1">0xdb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20</text:p>
          </table:table-cell>
          <table:table-cell table:style-name="Table1.A1" office:value-type="string">
            <text:p text:style-name="Table_20_Contents">semtimedop</text:p>
          </table:table-cell>
          <table:table-cell table:style-name="Table1.A1" office:value-type="string">
            <text:p text:style-name="P1"><text:a xlink:type="simple" xlink:href="https://man7.org/linux/man-pages/man2/semtimedop.2.html" text:style-name="Internet_20_link" text:visited-style-name="Visited_20_Internet_20_Link">man/</text:a> <text:a xlink:type="simple" xlink:href="https://source.chromium.org/search?ss=chromiumos&amp;q=SYSCALL_DEFINE.*semtimedop" text:style-name="Internet_20_link" text:visited-style-name="Visited_20_Internet_20_Link">cs/</text:a></text:p>
          </table:table-cell>
          <table:table-cell table:style-name="Table1.A1" office:value-type="string">
            <text:p text:style-name="P1">0xdc</text:p>
          </table:table-cell>
          <table:table-cell table:style-name="Table1.A1" office:value-type="string">
            <text:p text:style-name="Table_20_Contents">int semid</text:p>
          </table:table-cell>
          <table:table-cell table:style-name="Table1.A1" office:value-type="string">
            <text:p text:style-name="Table_20_Contents">struct sembuf *sops</text:p>
          </table:table-cell>
          <table:table-cell table:style-name="Table1.A1" office:value-type="string">
            <text:p text:style-name="Table_20_Contents">unsigned nsops</text:p>
          </table:table-cell>
          <table:table-cell table:style-name="Table1.A1" office:value-type="string">
            <text:p text:style-name="Table_20_Contents">const struct __kernel_timespec *timeout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21</text:p>
          </table:table-cell>
          <table:table-cell table:style-name="Table1.A1" office:value-type="string">
            <text:p text:style-name="Table_20_Contents">fadvise64</text:p>
          </table:table-cell>
          <table:table-cell table:style-name="Table1.A1" office:value-type="string">
            <text:p text:style-name="P1"><text:a xlink:type="simple" xlink:href="https://man7.org/linux/man-pages/man2/fadvise64.2.html" text:style-name="Internet_20_link" text:visited-style-name="Visited_20_Internet_20_Link">man/</text:a> <text:a xlink:type="simple" xlink:href="https://source.chromium.org/search?ss=chromiumos&amp;q=SYSCALL_DEFINE.*fadvise64" text:style-name="Internet_20_link" text:visited-style-name="Visited_20_Internet_20_Link">cs/</text:a></text:p>
          </table:table-cell>
          <table:table-cell table:style-name="Table1.A1" office:value-type="string">
            <text:p text:style-name="P1">0xdd</text:p>
          </table:table-cell>
          <table:table-cell table:style-name="Table1.A1" office:value-type="string">
            <text:p text:style-name="Table_20_Contents">int fd</text:p>
          </table:table-cell>
          <table:table-cell table:style-name="Table1.A1" office:value-type="string">
            <text:p text:style-name="Table_20_Contents">loff_t offset</text:p>
          </table:table-cell>
          <table:table-cell table:style-name="Table1.A1" office:value-type="string">
            <text:p text:style-name="Table_20_Contents">size_t len</text:p>
          </table:table-cell>
          <table:table-cell table:style-name="Table1.A1" office:value-type="string">
            <text:p text:style-name="Table_20_Contents">int advic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22</text:p>
          </table:table-cell>
          <table:table-cell table:style-name="Table1.A1" office:value-type="string">
            <text:p text:style-name="Table_20_Contents">timer_create</text:p>
          </table:table-cell>
          <table:table-cell table:style-name="Table1.A1" office:value-type="string">
            <text:p text:style-name="P1"><text:a xlink:type="simple" xlink:href="https://man7.org/linux/man-pages/man2/timer_create.2.html" text:style-name="Internet_20_link" text:visited-style-name="Visited_20_Internet_20_Link">man/</text:a> <text:a xlink:type="simple" xlink:href="https://source.chromium.org/search?ss=chromiumos&amp;q=SYSCALL_DEFINE.*timer_create" text:style-name="Internet_20_link" text:visited-style-name="Visited_20_Internet_20_Link">cs/</text:a></text:p>
          </table:table-cell>
          <table:table-cell table:style-name="Table1.A1" office:value-type="string">
            <text:p text:style-name="P1">0xde</text:p>
          </table:table-cell>
          <table:table-cell table:style-name="Table1.A1" office:value-type="string">
            <text:p text:style-name="Table_20_Contents">clockid_t which_clock</text:p>
          </table:table-cell>
          <table:table-cell table:style-name="Table1.A1" office:value-type="string">
            <text:p text:style-name="Table_20_Contents">struct sigevent *timer_event_spec</text:p>
          </table:table-cell>
          <table:table-cell table:style-name="Table1.A1" office:value-type="string">
            <text:p text:style-name="Table_20_Contents">timer_t * created_timer_i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23</text:p>
          </table:table-cell>
          <table:table-cell table:style-name="Table1.A1" office:value-type="string">
            <text:p text:style-name="Table_20_Contents">timer_settime</text:p>
          </table:table-cell>
          <table:table-cell table:style-name="Table1.A1" office:value-type="string">
            <text:p text:style-name="P1"><text:a xlink:type="simple" xlink:href="https://man7.org/linux/man-pages/man2/timer_settime.2.html" text:style-name="Internet_20_link" text:visited-style-name="Visited_20_Internet_20_Link">man/</text:a> <text:a xlink:type="simple" xlink:href="https://source.chromium.org/search?ss=chromiumos&amp;q=SYSCALL_DEFINE.*timer_settime" text:style-name="Internet_20_link" text:visited-style-name="Visited_20_Internet_20_Link">cs/</text:a></text:p>
          </table:table-cell>
          <table:table-cell table:style-name="Table1.A1" office:value-type="string">
            <text:p text:style-name="P1">0xdf</text:p>
          </table:table-cell>
          <table:table-cell table:style-name="Table1.A1" office:value-type="string">
            <text:p text:style-name="Table_20_Contents">timer_t <text:soft-page-break/>timer_id</text:p>
          </table:table-cell>
          <table:table-cell table:style-name="Table1.A1" office:value-type="string">
            <text:p text:style-name="Table_20_Contents">int flags</text:p>
          </table:table-cell>
          <table:table-cell table:style-name="Table1.A1" office:value-type="string">
            <text:p text:style-name="Table_20_Contents">const struct <text:soft-page-break/>__kernel_itimerspec *new_setting</text:p>
          </table:table-cell>
          <table:table-cell table:style-name="Table1.A1" office:value-type="string">
            <text:p text:style-name="Table_20_Contents">struct <text:soft-page-break/>__kernel_itimerspec *old_setting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24</text:p>
          </table:table-cell>
          <table:table-cell table:style-name="Table1.A1" office:value-type="string">
            <text:p text:style-name="Table_20_Contents">timer_gettime</text:p>
          </table:table-cell>
          <table:table-cell table:style-name="Table1.A1" office:value-type="string">
            <text:p text:style-name="P1"><text:a xlink:type="simple" xlink:href="https://man7.org/linux/man-pages/man2/timer_gettime.2.html" text:style-name="Internet_20_link" text:visited-style-name="Visited_20_Internet_20_Link">man/</text:a> <text:a xlink:type="simple" xlink:href="https://source.chromium.org/search?ss=chromiumos&amp;q=SYSCALL_DEFINE.*timer_gettime" text:style-name="Internet_20_link" text:visited-style-name="Visited_20_Internet_20_Link">cs/</text:a></text:p>
          </table:table-cell>
          <table:table-cell table:style-name="Table1.A1" office:value-type="string">
            <text:p text:style-name="P1">0xe0</text:p>
          </table:table-cell>
          <table:table-cell table:style-name="Table1.A1" office:value-type="string">
            <text:p text:style-name="Table_20_Contents">timer_t timer_id</text:p>
          </table:table-cell>
          <table:table-cell table:style-name="Table1.A1" office:value-type="string">
            <text:p text:style-name="Table_20_Contents">struct __kernel_itimerspec *setting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25</text:p>
          </table:table-cell>
          <table:table-cell table:style-name="Table1.A1" office:value-type="string">
            <text:p text:style-name="Table_20_Contents">timer_getoverrun</text:p>
          </table:table-cell>
          <table:table-cell table:style-name="Table1.A1" office:value-type="string">
            <text:p text:style-name="P1"><text:a xlink:type="simple" xlink:href="https://man7.org/linux/man-pages/man2/timer_getoverrun.2.html" text:style-name="Internet_20_link" text:visited-style-name="Visited_20_Internet_20_Link">man/</text:a> <text:a xlink:type="simple" xlink:href="https://source.chromium.org/search?ss=chromiumos&amp;q=SYSCALL_DEFINE.*timer_getoverrun" text:style-name="Internet_20_link" text:visited-style-name="Visited_20_Internet_20_Link">cs/</text:a></text:p>
          </table:table-cell>
          <table:table-cell table:style-name="Table1.A1" office:value-type="string">
            <text:p text:style-name="P1">0xe1</text:p>
          </table:table-cell>
          <table:table-cell table:style-name="Table1.A1" office:value-type="string">
            <text:p text:style-name="Table_20_Contents">timer_t timer_i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26</text:p>
          </table:table-cell>
          <table:table-cell table:style-name="Table1.A1" office:value-type="string">
            <text:p text:style-name="Table_20_Contents">timer_delete</text:p>
          </table:table-cell>
          <table:table-cell table:style-name="Table1.A1" office:value-type="string">
            <text:p text:style-name="P1"><text:a xlink:type="simple" xlink:href="https://man7.org/linux/man-pages/man2/timer_delete.2.html" text:style-name="Internet_20_link" text:visited-style-name="Visited_20_Internet_20_Link">man/</text:a> <text:a xlink:type="simple" xlink:href="https://source.chromium.org/search?ss=chromiumos&amp;q=SYSCALL_DEFINE.*timer_delete" text:style-name="Internet_20_link" text:visited-style-name="Visited_20_Internet_20_Link">cs/</text:a></text:p>
          </table:table-cell>
          <table:table-cell table:style-name="Table1.A1" office:value-type="string">
            <text:p text:style-name="P1">0xe2</text:p>
          </table:table-cell>
          <table:table-cell table:style-name="Table1.A1" office:value-type="string">
            <text:p text:style-name="Table_20_Contents">timer_t timer_i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27</text:p>
          </table:table-cell>
          <table:table-cell table:style-name="Table1.A1" office:value-type="string">
            <text:p text:style-name="Table_20_Contents">clock_settime</text:p>
          </table:table-cell>
          <table:table-cell table:style-name="Table1.A1" office:value-type="string">
            <text:p text:style-name="P1"><text:a xlink:type="simple" xlink:href="https://man7.org/linux/man-pages/man2/clock_settime.2.html" text:style-name="Internet_20_link" text:visited-style-name="Visited_20_Internet_20_Link">man/</text:a> <text:a xlink:type="simple" xlink:href="https://source.chromium.org/search?ss=chromiumos&amp;q=SYSCALL_DEFINE.*clock_settime" text:style-name="Internet_20_link" text:visited-style-name="Visited_20_Internet_20_Link">cs/</text:a></text:p>
          </table:table-cell>
          <table:table-cell table:style-name="Table1.A1" office:value-type="string">
            <text:p text:style-name="P1">0xe3</text:p>
          </table:table-cell>
          <table:table-cell table:style-name="Table1.A1" office:value-type="string">
            <text:p text:style-name="Table_20_Contents">clockid_t which_clock</text:p>
          </table:table-cell>
          <table:table-cell table:style-name="Table1.A1" office:value-type="string">
            <text:p text:style-name="Table_20_Contents">const struct __kernel_timespec *tp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28</text:p>
          </table:table-cell>
          <table:table-cell table:style-name="Table1.A1" office:value-type="string">
            <text:p text:style-name="Table_20_Contents">clock_gettime</text:p>
          </table:table-cell>
          <table:table-cell table:style-name="Table1.A1" office:value-type="string">
            <text:p text:style-name="P1"><text:a xlink:type="simple" xlink:href="https://man7.org/linux/man-pages/man2/clock_gettime.2.html" text:style-name="Internet_20_link" text:visited-style-name="Visited_20_Internet_20_Link">man/</text:a> <text:a xlink:type="simple" xlink:href="https://source.chromium.org/search?ss=chromiumos&amp;q=SYSCALL_DEFINE.*clock_gettime" text:style-name="Internet_20_link" text:visited-style-name="Visited_20_Internet_20_Link">cs/</text:a></text:p>
          </table:table-cell>
          <table:table-cell table:style-name="Table1.A1" office:value-type="string">
            <text:p text:style-name="P1">0xe4</text:p>
          </table:table-cell>
          <table:table-cell table:style-name="Table1.A1" office:value-type="string">
            <text:p text:style-name="Table_20_Contents">clockid_t which_clock</text:p>
          </table:table-cell>
          <table:table-cell table:style-name="Table1.A1" office:value-type="string">
            <text:p text:style-name="Table_20_Contents">struct __kernel_timespec *tp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29</text:p>
          </table:table-cell>
          <table:table-cell table:style-name="Table1.A1" office:value-type="string">
            <text:p text:style-name="Table_20_Contents">clock_getres</text:p>
          </table:table-cell>
          <table:table-cell table:style-name="Table1.A1" office:value-type="string">
            <text:p text:style-name="P1"><text:a xlink:type="simple" xlink:href="https://man7.org/linux/man-pages/man2/clock_getres.2.html" text:style-name="Internet_20_link" text:visited-style-name="Visited_20_Internet_20_Link">man/</text:a> <text:a xlink:type="simple" xlink:href="https://source.chromium.org/search?ss=chromiumos&amp;q=SYSCALL_DEFINE.*clock_getres" text:style-name="Internet_20_link" text:visited-style-name="Visited_20_Internet_20_Link">cs/</text:a></text:p>
          </table:table-cell>
          <table:table-cell table:style-name="Table1.A1" office:value-type="string">
            <text:p text:style-name="P1">0xe5</text:p>
          </table:table-cell>
          <table:table-cell table:style-name="Table1.A1" office:value-type="string">
            <text:p text:style-name="Table_20_Contents">clockid_t which_clock</text:p>
          </table:table-cell>
          <table:table-cell table:style-name="Table1.A1" office:value-type="string">
            <text:p text:style-name="Table_20_Contents">struct __kernel_timespec *tp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30</text:p>
          </table:table-cell>
          <table:table-cell table:style-name="Table1.A1" office:value-type="string">
            <text:p text:style-name="Table_20_Contents">clock_nanosleep</text:p>
          </table:table-cell>
          <table:table-cell table:style-name="Table1.A1" office:value-type="string">
            <text:p text:style-name="P1"><text:a xlink:type="simple" xlink:href="https://man7.org/linux/man-pages/man2/clock_nanosleep.2.html" text:style-name="Internet_20_link" text:visited-style-name="Visited_20_Internet_20_Link">man/</text:a> <text:a xlink:type="simple" xlink:href="https://source.chromium.org/search?ss=chromiumos&amp;q=SYSCALL_DEFINE.*clock_nanosleep" text:style-name="Internet_20_link" text:visited-style-name="Visited_20_Internet_20_Link">cs/</text:a></text:p>
          </table:table-cell>
          <table:table-cell table:style-name="Table1.A1" office:value-type="string">
            <text:p text:style-name="P1">0xe6</text:p>
          </table:table-cell>
          <table:table-cell table:style-name="Table1.A1" office:value-type="string">
            <text:p text:style-name="Table_20_Contents">clockid_t which_clock</text:p>
          </table:table-cell>
          <table:table-cell table:style-name="Table1.A1" office:value-type="string">
            <text:p text:style-name="Table_20_Contents">int flags</text:p>
          </table:table-cell>
          <table:table-cell table:style-name="Table1.A1" office:value-type="string">
            <text:p text:style-name="Table_20_Contents">const struct __kernel_timespec *rqtp</text:p>
          </table:table-cell>
          <table:table-cell table:style-name="Table1.A1" office:value-type="string">
            <text:p text:style-name="Table_20_Contents">struct __kernel_timespec *rmtp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31</text:p>
          </table:table-cell>
          <table:table-cell table:style-name="Table1.A1" office:value-type="string">
            <text:p text:style-name="Table_20_Contents">exit_group</text:p>
          </table:table-cell>
          <table:table-cell table:style-name="Table1.A1" office:value-type="string">
            <text:p text:style-name="P1"><text:a xlink:type="simple" xlink:href="https://man7.org/linux/man-pages/man2/exit_group.2.html" text:style-name="Internet_20_link" text:visited-style-name="Visited_20_Internet_20_Link">man/</text:a> <text:a xlink:type="simple" xlink:href="https://source.chromium.org/search?ss=chromiumos&amp;q=SYSCALL_DEFINE.*exit_group" text:style-name="Internet_20_link" text:visited-style-name="Visited_20_Internet_20_Link">cs/</text:a></text:p>
          </table:table-cell>
          <table:table-cell table:style-name="Table1.A1" office:value-type="string">
            <text:p text:style-name="P1">0xe7</text:p>
          </table:table-cell>
          <table:table-cell table:style-name="Table1.A1" office:value-type="string">
            <text:p text:style-name="Table_20_Contents">int error_cod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32</text:p>
          </table:table-cell>
          <table:table-cell table:style-name="Table1.A1" office:value-type="string">
            <text:p text:style-name="Table_20_Contents">epoll_wait</text:p>
          </table:table-cell>
          <table:table-cell table:style-name="Table1.A1" office:value-type="string">
            <text:p text:style-name="P1"><text:a xlink:type="simple" xlink:href="https://man7.org/linux/man-pages/man2/epoll_wait.2.html" text:style-name="Internet_20_link" text:visited-style-name="Visited_20_Internet_20_Link">man/</text:a> <text:a xlink:type="simple" xlink:href="https://source.chromium.org/search?ss=chromiumos&amp;q=SYSCALL_DEFINE.*epoll_wait" text:style-name="Internet_20_link" text:visited-style-name="Visited_20_Internet_20_Link">cs/</text:a></text:p>
          </table:table-cell>
          <table:table-cell table:style-name="Table1.A1" office:value-type="string">
            <text:p text:style-name="P1">0xe8</text:p>
          </table:table-cell>
          <table:table-cell table:style-name="Table1.A1" office:value-type="string">
            <text:p text:style-name="Table_20_Contents">int epfd</text:p>
          </table:table-cell>
          <table:table-cell table:style-name="Table1.A1" office:value-type="string">
            <text:p text:style-name="Table_20_Contents">struct epoll_event *events</text:p>
          </table:table-cell>
          <table:table-cell table:style-name="Table1.A1" office:value-type="string">
            <text:p text:style-name="Table_20_Contents">int maxevents</text:p>
          </table:table-cell>
          <table:table-cell table:style-name="Table1.A1" office:value-type="string">
            <text:p text:style-name="Table_20_Contents">int timeout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33</text:p>
          </table:table-cell>
          <table:table-cell table:style-name="Table1.A1" office:value-type="string">
            <text:p text:style-name="Table_20_Contents">epoll_ctl</text:p>
          </table:table-cell>
          <table:table-cell table:style-name="Table1.A1" office:value-type="string">
            <text:p text:style-name="P1"><text:a xlink:type="simple" xlink:href="https://man7.org/linux/man-pages/man2/epoll_ctl.2.html" text:style-name="Internet_20_link" text:visited-style-name="Visited_20_Internet_20_Link">man/</text:a> <text:a xlink:type="simple" xlink:href="https://source.chromium.org/search?ss=chromiumos&amp;q=SYSCALL_DEFINE.*epoll_ctl" text:style-name="Internet_20_link" text:visited-style-name="Visited_20_Internet_20_Link">cs/</text:a></text:p>
          </table:table-cell>
          <table:table-cell table:style-name="Table1.A1" office:value-type="string">
            <text:p text:style-name="P1">0xe9</text:p>
          </table:table-cell>
          <table:table-cell table:style-name="Table1.A1" office:value-type="string">
            <text:p text:style-name="Table_20_Contents">int epfd</text:p>
          </table:table-cell>
          <table:table-cell table:style-name="Table1.A1" office:value-type="string">
            <text:p text:style-name="Table_20_Contents">int op</text:p>
          </table:table-cell>
          <table:table-cell table:style-name="Table1.A1" office:value-type="string">
            <text:p text:style-name="Table_20_Contents">int fd</text:p>
          </table:table-cell>
          <table:table-cell table:style-name="Table1.A1" office:value-type="string">
            <text:p text:style-name="Table_20_Contents">struct epoll_event *event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34</text:p>
          </table:table-cell>
          <table:table-cell table:style-name="Table1.A1" office:value-type="string">
            <text:p text:style-name="Table_20_Contents">tgkill</text:p>
          </table:table-cell>
          <table:table-cell table:style-name="Table1.A1" office:value-type="string">
            <text:p text:style-name="P1"><text:a xlink:type="simple" xlink:href="https://man7.org/linux/man-pages/man2/tgkill.2.html" text:style-name="Internet_20_link" text:visited-style-name="Visited_20_Internet_20_Link">man/</text:a> <text:a xlink:type="simple" xlink:href="https://source.chromium.org/search?ss=chromiumos&amp;q=SYSCALL_DEFINE.*tgkill" text:style-name="Internet_20_link" text:visited-style-name="Visited_20_Internet_20_Link">cs/</text:a></text:p>
          </table:table-cell>
          <table:table-cell table:style-name="Table1.A1" office:value-type="string">
            <text:p text:style-name="P1">0xea</text:p>
          </table:table-cell>
          <table:table-cell table:style-name="Table1.A1" office:value-type="string">
            <text:p text:style-name="Table_20_Contents">pid_t tgid</text:p>
          </table:table-cell>
          <table:table-cell table:style-name="Table1.A1" office:value-type="string">
            <text:p text:style-name="Table_20_Contents">pid_t pid</text:p>
          </table:table-cell>
          <table:table-cell table:style-name="Table1.A1" office:value-type="string">
            <text:p text:style-name="Table_20_Contents">int sig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35</text:p>
          </table:table-cell>
          <table:table-cell table:style-name="Table1.A1" office:value-type="string">
            <text:p text:style-name="Table_20_Contents">utimes</text:p>
          </table:table-cell>
          <table:table-cell table:style-name="Table1.A1" office:value-type="string">
            <text:p text:style-name="P1"><text:a xlink:type="simple" xlink:href="https://man7.org/linux/man-pages/man2/utimes.2.html" text:style-name="Internet_20_link" text:visited-style-name="Visited_20_Internet_20_Link">man/</text:a> <text:a xlink:type="simple" xlink:href="https://source.chromium.org/search?ss=chromiumos&amp;q=SYSCALL_DEFINE.*utimes" text:style-name="Internet_20_link" text:visited-style-name="Visited_20_Internet_20_Link">cs/</text:a></text:p>
          </table:table-cell>
          <table:table-cell table:style-name="Table1.A1" office:value-type="string">
            <text:p text:style-name="P1">0xeb</text:p>
          </table:table-cell>
          <table:table-cell table:style-name="Table1.A1" office:value-type="string">
            <text:p text:style-name="Table_20_Contents">char *filename</text:p>
          </table:table-cell>
          <table:table-cell table:style-name="Table1.A1" office:value-type="string">
            <text:p text:style-name="Table_20_Contents">struct timeval *utime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36</text:p>
          </table:table-cell>
          <table:table-cell table:style-name="Table1.A1" office:value-type="string">
            <text:p text:style-name="Table_20_Contents">vserver</text:p>
          </table:table-cell>
          <table:table-cell table:style-name="Table1.A1" office:value-type="string">
            <text:p text:style-name="P1"><text:a xlink:type="simple" xlink:href="https://man7.org/linux/man-pages/man2/vserver.2.html" text:style-name="Internet_20_link" text:visited-style-name="Visited_20_Internet_20_Link">man/</text:a> <text:a xlink:type="simple" xlink:href="https://source.chromium.org/search?ss=chromiumos&amp;q=SYSCALL_DEFINE.*vserver" text:style-name="Internet_20_link" text:visited-style-name="Visited_20_Internet_20_Link">cs/</text:a></text:p>
          </table:table-cell>
          <table:table-cell table:style-name="Table1.A1" office:value-type="string">
            <text:p text:style-name="P1">0xec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</table:table-row>
        <table:table-row table:style-name="TableLine94107333621072">
          <table:table-cell table:style-name="Table1.A1" office:value-type="string">
            <text:p text:style-name="P1">237</text:p>
          </table:table-cell>
          <table:table-cell table:style-name="Table1.A1" office:value-type="string">
            <text:p text:style-name="Table_20_Contents">mbind</text:p>
          </table:table-cell>
          <table:table-cell table:style-name="Table1.A1" office:value-type="string">
            <text:p text:style-name="P1"><text:a xlink:type="simple" xlink:href="https://man7.org/linux/man-pages/man2/mbind.2.html" text:style-name="Internet_20_link" text:visited-style-name="Visited_20_Internet_20_Link">man/</text:a> <text:a xlink:type="simple" xlink:href="https://source.chromium.org/search?ss=chromiumos&amp;q=SYSCALL_DEFINE.*mbind" text:style-name="Internet_20_link" text:visited-style-name="Visited_20_Internet_20_Link">cs/</text:a></text:p>
          </table:table-cell>
          <table:table-cell table:style-name="Table1.A1" office:value-type="string">
            <text:p text:style-name="P1">0xed</text:p>
          </table:table-cell>
          <table:table-cell table:style-name="Table1.A1" office:value-type="string">
            <text:p text:style-name="Table_20_Contents">unsigned long start</text:p>
          </table:table-cell>
          <table:table-cell table:style-name="Table1.A1" office:value-type="string">
            <text:p text:style-name="Table_20_Contents">unsigned long len</text:p>
          </table:table-cell>
          <table:table-cell table:style-name="Table1.A1" office:value-type="string">
            <text:p text:style-name="Table_20_Contents">unsigned long mode</text:p>
          </table:table-cell>
          <table:table-cell table:style-name="Table1.A1" office:value-type="string">
            <text:p text:style-name="Table_20_Contents">const unsigned long *nmask</text:p>
          </table:table-cell>
          <table:table-cell table:style-name="Table1.A1" office:value-type="string">
            <text:p text:style-name="Table_20_Contents">unsigned long maxnode</text:p>
          </table:table-cell>
          <table:table-cell table:style-name="Table1.A1" office:value-type="string">
            <text:p text:style-name="Table_20_Contents">unsigned flags</text:p>
          </table:table-cell>
        </table:table-row>
        <table:table-row table:style-name="TableLine94107333621072">
          <table:table-cell table:style-name="Table1.A1" office:value-type="string">
            <text:p text:style-name="P1">238</text:p>
          </table:table-cell>
          <table:table-cell table:style-name="Table1.A1" office:value-type="string">
            <text:p text:style-name="Table_20_Contents">set_mempolicy</text:p>
          </table:table-cell>
          <table:table-cell table:style-name="Table1.A1" office:value-type="string">
            <text:p text:style-name="P1"><text:a xlink:type="simple" xlink:href="https://man7.org/linux/man-pages/man2/set_mempolicy.2.html" text:style-name="Internet_20_link" text:visited-style-name="Visited_20_Internet_20_Link">man/</text:a> <text:a xlink:type="simple" xlink:href="https://source.chromium.org/search?ss=chromiumos&amp;q=SYSCALL_DEFINE.*set_mempolicy" text:style-name="Internet_20_link" text:visited-style-name="Visited_20_Internet_20_Link">cs/</text:a></text:p>
          </table:table-cell>
          <table:table-cell table:style-name="Table1.A1" office:value-type="string">
            <text:p text:style-name="P1">0xee</text:p>
          </table:table-cell>
          <table:table-cell table:style-name="Table1.A1" office:value-type="string">
            <text:p text:style-name="Table_20_Contents">int mode</text:p>
          </table:table-cell>
          <table:table-cell table:style-name="Table1.A1" office:value-type="string">
            <text:p text:style-name="Table_20_Contents">const unsigned long *nmask</text:p>
          </table:table-cell>
          <table:table-cell table:style-name="Table1.A1" office:value-type="string">
            <text:p text:style-name="Table_20_Contents">unsigned long maxnod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ext:soft-page-break/>
        <table:table-row table:style-name="TableLine94107333621072">
          <table:table-cell table:style-name="Table1.A1" office:value-type="string">
            <text:p text:style-name="P1">239</text:p>
          </table:table-cell>
          <table:table-cell table:style-name="Table1.A1" office:value-type="string">
            <text:p text:style-name="Table_20_Contents">get_mempolicy</text:p>
          </table:table-cell>
          <table:table-cell table:style-name="Table1.A1" office:value-type="string">
            <text:p text:style-name="P1"><text:a xlink:type="simple" xlink:href="https://man7.org/linux/man-pages/man2/get_mempolicy.2.html" text:style-name="Internet_20_link" text:visited-style-name="Visited_20_Internet_20_Link">man/</text:a> <text:a xlink:type="simple" xlink:href="https://source.chromium.org/search?ss=chromiumos&amp;q=SYSCALL_DEFINE.*get_mempolicy" text:style-name="Internet_20_link" text:visited-style-name="Visited_20_Internet_20_Link">cs/</text:a></text:p>
          </table:table-cell>
          <table:table-cell table:style-name="Table1.A1" office:value-type="string">
            <text:p text:style-name="P1">0xef</text:p>
          </table:table-cell>
          <table:table-cell table:style-name="Table1.A1" office:value-type="string">
            <text:p text:style-name="Table_20_Contents">int *policy</text:p>
          </table:table-cell>
          <table:table-cell table:style-name="Table1.A1" office:value-type="string">
            <text:p text:style-name="Table_20_Contents">unsigned long *nmask</text:p>
          </table:table-cell>
          <table:table-cell table:style-name="Table1.A1" office:value-type="string">
            <text:p text:style-name="Table_20_Contents">unsigned long maxnode</text:p>
          </table:table-cell>
          <table:table-cell table:style-name="Table1.A1" office:value-type="string">
            <text:p text:style-name="Table_20_Contents">unsigned long addr</text:p>
          </table:table-cell>
          <table:table-cell table:style-name="Table1.A1" office:value-type="string">
            <text:p text:style-name="Table_20_Contents">unsigned long flags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40</text:p>
          </table:table-cell>
          <table:table-cell table:style-name="Table1.A1" office:value-type="string">
            <text:p text:style-name="Table_20_Contents">mq_open</text:p>
          </table:table-cell>
          <table:table-cell table:style-name="Table1.A1" office:value-type="string">
            <text:p text:style-name="P1"><text:a xlink:type="simple" xlink:href="https://man7.org/linux/man-pages/man2/mq_open.2.html" text:style-name="Internet_20_link" text:visited-style-name="Visited_20_Internet_20_Link">man/</text:a> <text:a xlink:type="simple" xlink:href="https://source.chromium.org/search?ss=chromiumos&amp;q=SYSCALL_DEFINE.*mq_open" text:style-name="Internet_20_link" text:visited-style-name="Visited_20_Internet_20_Link">cs/</text:a></text:p>
          </table:table-cell>
          <table:table-cell table:style-name="Table1.A1" office:value-type="string">
            <text:p text:style-name="P1">0xf0</text:p>
          </table:table-cell>
          <table:table-cell table:style-name="Table1.A1" office:value-type="string">
            <text:p text:style-name="Table_20_Contents">const char *name</text:p>
          </table:table-cell>
          <table:table-cell table:style-name="Table1.A1" office:value-type="string">
            <text:p text:style-name="Table_20_Contents">int oflag</text:p>
          </table:table-cell>
          <table:table-cell table:style-name="Table1.A1" office:value-type="string">
            <text:p text:style-name="Table_20_Contents">umode_t mode</text:p>
          </table:table-cell>
          <table:table-cell table:style-name="Table1.A1" office:value-type="string">
            <text:p text:style-name="Table_20_Contents">struct mq_attr *attr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41</text:p>
          </table:table-cell>
          <table:table-cell table:style-name="Table1.A1" office:value-type="string">
            <text:p text:style-name="Table_20_Contents">mq_unlink</text:p>
          </table:table-cell>
          <table:table-cell table:style-name="Table1.A1" office:value-type="string">
            <text:p text:style-name="P1"><text:a xlink:type="simple" xlink:href="https://man7.org/linux/man-pages/man2/mq_unlink.2.html" text:style-name="Internet_20_link" text:visited-style-name="Visited_20_Internet_20_Link">man/</text:a> <text:a xlink:type="simple" xlink:href="https://source.chromium.org/search?ss=chromiumos&amp;q=SYSCALL_DEFINE.*mq_unlink" text:style-name="Internet_20_link" text:visited-style-name="Visited_20_Internet_20_Link">cs/</text:a></text:p>
          </table:table-cell>
          <table:table-cell table:style-name="Table1.A1" office:value-type="string">
            <text:p text:style-name="P1">0xf1</text:p>
          </table:table-cell>
          <table:table-cell table:style-name="Table1.A1" office:value-type="string">
            <text:p text:style-name="Table_20_Contents">const char *nam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42</text:p>
          </table:table-cell>
          <table:table-cell table:style-name="Table1.A1" office:value-type="string">
            <text:p text:style-name="Table_20_Contents">mq_timedsend</text:p>
          </table:table-cell>
          <table:table-cell table:style-name="Table1.A1" office:value-type="string">
            <text:p text:style-name="P1"><text:a xlink:type="simple" xlink:href="https://man7.org/linux/man-pages/man2/mq_timedsend.2.html" text:style-name="Internet_20_link" text:visited-style-name="Visited_20_Internet_20_Link">man/</text:a> <text:a xlink:type="simple" xlink:href="https://source.chromium.org/search?ss=chromiumos&amp;q=SYSCALL_DEFINE.*mq_timedsend" text:style-name="Internet_20_link" text:visited-style-name="Visited_20_Internet_20_Link">cs/</text:a></text:p>
          </table:table-cell>
          <table:table-cell table:style-name="Table1.A1" office:value-type="string">
            <text:p text:style-name="P1">0xf2</text:p>
          </table:table-cell>
          <table:table-cell table:style-name="Table1.A1" office:value-type="string">
            <text:p text:style-name="Table_20_Contents">mqd_t mqdes</text:p>
          </table:table-cell>
          <table:table-cell table:style-name="Table1.A1" office:value-type="string">
            <text:p text:style-name="Table_20_Contents">const char *msg_ptr</text:p>
          </table:table-cell>
          <table:table-cell table:style-name="Table1.A1" office:value-type="string">
            <text:p text:style-name="Table_20_Contents">size_t msg_len</text:p>
          </table:table-cell>
          <table:table-cell table:style-name="Table1.A1" office:value-type="string">
            <text:p text:style-name="Table_20_Contents">unsigned int msg_prio</text:p>
          </table:table-cell>
          <table:table-cell table:style-name="Table1.A1" office:value-type="string">
            <text:p text:style-name="Table_20_Contents">const struct __kernel_timespec *abs_timeout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43</text:p>
          </table:table-cell>
          <table:table-cell table:style-name="Table1.A1" office:value-type="string">
            <text:p text:style-name="Table_20_Contents">mq_timedreceive</text:p>
          </table:table-cell>
          <table:table-cell table:style-name="Table1.A1" office:value-type="string">
            <text:p text:style-name="P1"><text:a xlink:type="simple" xlink:href="https://man7.org/linux/man-pages/man2/mq_timedreceive.2.html" text:style-name="Internet_20_link" text:visited-style-name="Visited_20_Internet_20_Link">man/</text:a> <text:a xlink:type="simple" xlink:href="https://source.chromium.org/search?ss=chromiumos&amp;q=SYSCALL_DEFINE.*mq_timedreceive" text:style-name="Internet_20_link" text:visited-style-name="Visited_20_Internet_20_Link">cs/</text:a></text:p>
          </table:table-cell>
          <table:table-cell table:style-name="Table1.A1" office:value-type="string">
            <text:p text:style-name="P1">0xf3</text:p>
          </table:table-cell>
          <table:table-cell table:style-name="Table1.A1" office:value-type="string">
            <text:p text:style-name="Table_20_Contents">mqd_t mqdes</text:p>
          </table:table-cell>
          <table:table-cell table:style-name="Table1.A1" office:value-type="string">
            <text:p text:style-name="Table_20_Contents">char *msg_ptr</text:p>
          </table:table-cell>
          <table:table-cell table:style-name="Table1.A1" office:value-type="string">
            <text:p text:style-name="Table_20_Contents">size_t msg_len</text:p>
          </table:table-cell>
          <table:table-cell table:style-name="Table1.A1" office:value-type="string">
            <text:p text:style-name="Table_20_Contents">unsigned int *msg_prio</text:p>
          </table:table-cell>
          <table:table-cell table:style-name="Table1.A1" office:value-type="string">
            <text:p text:style-name="Table_20_Contents">const struct __kernel_timespec *abs_timeout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44</text:p>
          </table:table-cell>
          <table:table-cell table:style-name="Table1.A1" office:value-type="string">
            <text:p text:style-name="Table_20_Contents">mq_notify</text:p>
          </table:table-cell>
          <table:table-cell table:style-name="Table1.A1" office:value-type="string">
            <text:p text:style-name="P1"><text:a xlink:type="simple" xlink:href="https://man7.org/linux/man-pages/man2/mq_notify.2.html" text:style-name="Internet_20_link" text:visited-style-name="Visited_20_Internet_20_Link">man/</text:a> <text:a xlink:type="simple" xlink:href="https://source.chromium.org/search?ss=chromiumos&amp;q=SYSCALL_DEFINE.*mq_notify" text:style-name="Internet_20_link" text:visited-style-name="Visited_20_Internet_20_Link">cs/</text:a></text:p>
          </table:table-cell>
          <table:table-cell table:style-name="Table1.A1" office:value-type="string">
            <text:p text:style-name="P1">0xf4</text:p>
          </table:table-cell>
          <table:table-cell table:style-name="Table1.A1" office:value-type="string">
            <text:p text:style-name="Table_20_Contents">mqd_t mqdes</text:p>
          </table:table-cell>
          <table:table-cell table:style-name="Table1.A1" office:value-type="string">
            <text:p text:style-name="Table_20_Contents">const struct sigevent *notification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45</text:p>
          </table:table-cell>
          <table:table-cell table:style-name="Table1.A1" office:value-type="string">
            <text:p text:style-name="Table_20_Contents">mq_getsetattr</text:p>
          </table:table-cell>
          <table:table-cell table:style-name="Table1.A1" office:value-type="string">
            <text:p text:style-name="P1"><text:a xlink:type="simple" xlink:href="https://man7.org/linux/man-pages/man2/mq_getsetattr.2.html" text:style-name="Internet_20_link" text:visited-style-name="Visited_20_Internet_20_Link">man/</text:a> <text:a xlink:type="simple" xlink:href="https://source.chromium.org/search?ss=chromiumos&amp;q=SYSCALL_DEFINE.*mq_getsetattr" text:style-name="Internet_20_link" text:visited-style-name="Visited_20_Internet_20_Link">cs/</text:a></text:p>
          </table:table-cell>
          <table:table-cell table:style-name="Table1.A1" office:value-type="string">
            <text:p text:style-name="P1">0xf5</text:p>
          </table:table-cell>
          <table:table-cell table:style-name="Table1.A1" office:value-type="string">
            <text:p text:style-name="Table_20_Contents">mqd_t mqdes</text:p>
          </table:table-cell>
          <table:table-cell table:style-name="Table1.A1" office:value-type="string">
            <text:p text:style-name="Table_20_Contents">const struct mq_attr *mqstat</text:p>
          </table:table-cell>
          <table:table-cell table:style-name="Table1.A1" office:value-type="string">
            <text:p text:style-name="Table_20_Contents">struct mq_attr *omqstat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46</text:p>
          </table:table-cell>
          <table:table-cell table:style-name="Table1.A1" office:value-type="string">
            <text:p text:style-name="Table_20_Contents">kexec_load</text:p>
          </table:table-cell>
          <table:table-cell table:style-name="Table1.A1" office:value-type="string">
            <text:p text:style-name="P1"><text:a xlink:type="simple" xlink:href="https://man7.org/linux/man-pages/man2/kexec_load.2.html" text:style-name="Internet_20_link" text:visited-style-name="Visited_20_Internet_20_Link">man/</text:a> <text:a xlink:type="simple" xlink:href="https://source.chromium.org/search?ss=chromiumos&amp;q=SYSCALL_DEFINE.*kexec_load" text:style-name="Internet_20_link" text:visited-style-name="Visited_20_Internet_20_Link">cs/</text:a></text:p>
          </table:table-cell>
          <table:table-cell table:style-name="Table1.A1" office:value-type="string">
            <text:p text:style-name="P1">0xf6</text:p>
          </table:table-cell>
          <table:table-cell table:style-name="Table1.A1" office:value-type="string">
            <text:p text:style-name="Table_20_Contents">unsigned long entry</text:p>
          </table:table-cell>
          <table:table-cell table:style-name="Table1.A1" office:value-type="string">
            <text:p text:style-name="Table_20_Contents">unsigned long nr_segments</text:p>
          </table:table-cell>
          <table:table-cell table:style-name="Table1.A1" office:value-type="string">
            <text:p text:style-name="Table_20_Contents">struct kexec_segment *segments</text:p>
          </table:table-cell>
          <table:table-cell table:style-name="Table1.A1" office:value-type="string">
            <text:p text:style-name="Table_20_Contents">unsigned long 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47</text:p>
          </table:table-cell>
          <table:table-cell table:style-name="Table1.A1" office:value-type="string">
            <text:p text:style-name="Table_20_Contents">waitid</text:p>
          </table:table-cell>
          <table:table-cell table:style-name="Table1.A1" office:value-type="string">
            <text:p text:style-name="P1"><text:a xlink:type="simple" xlink:href="https://man7.org/linux/man-pages/man2/waitid.2.html" text:style-name="Internet_20_link" text:visited-style-name="Visited_20_Internet_20_Link">man/</text:a> <text:a xlink:type="simple" xlink:href="https://source.chromium.org/search?ss=chromiumos&amp;q=SYSCALL_DEFINE.*waitid" text:style-name="Internet_20_link" text:visited-style-name="Visited_20_Internet_20_Link">cs/</text:a></text:p>
          </table:table-cell>
          <table:table-cell table:style-name="Table1.A1" office:value-type="string">
            <text:p text:style-name="P1">0xf7</text:p>
          </table:table-cell>
          <table:table-cell table:style-name="Table1.A1" office:value-type="string">
            <text:p text:style-name="Table_20_Contents">int which</text:p>
          </table:table-cell>
          <table:table-cell table:style-name="Table1.A1" office:value-type="string">
            <text:p text:style-name="Table_20_Contents">pid_t pid</text:p>
          </table:table-cell>
          <table:table-cell table:style-name="Table1.A1" office:value-type="string">
            <text:p text:style-name="Table_20_Contents">struct siginfo *infop</text:p>
          </table:table-cell>
          <table:table-cell table:style-name="Table1.A1" office:value-type="string">
            <text:p text:style-name="Table_20_Contents">int options</text:p>
          </table:table-cell>
          <table:table-cell table:style-name="Table1.A1" office:value-type="string">
            <text:p text:style-name="Table_20_Contents">struct rusage *ru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48</text:p>
          </table:table-cell>
          <table:table-cell table:style-name="Table1.A1" office:value-type="string">
            <text:p text:style-name="Table_20_Contents">add_key</text:p>
          </table:table-cell>
          <table:table-cell table:style-name="Table1.A1" office:value-type="string">
            <text:p text:style-name="P1"><text:a xlink:type="simple" xlink:href="https://man7.org/linux/man-pages/man2/add_key.2.html" text:style-name="Internet_20_link" text:visited-style-name="Visited_20_Internet_20_Link">man/</text:a> <text:a xlink:type="simple" xlink:href="https://source.chromium.org/search?ss=chromiumos&amp;q=SYSCALL_DEFINE.*add_key" text:style-name="Internet_20_link" text:visited-style-name="Visited_20_Internet_20_Link">cs/</text:a></text:p>
          </table:table-cell>
          <table:table-cell table:style-name="Table1.A1" office:value-type="string">
            <text:p text:style-name="P1">0xf8</text:p>
          </table:table-cell>
          <table:table-cell table:style-name="Table1.A1" office:value-type="string">
            <text:p text:style-name="Table_20_Contents">const char *_type</text:p>
          </table:table-cell>
          <table:table-cell table:style-name="Table1.A1" office:value-type="string">
            <text:p text:style-name="Table_20_Contents">const char *_description</text:p>
          </table:table-cell>
          <table:table-cell table:style-name="Table1.A1" office:value-type="string">
            <text:p text:style-name="Table_20_Contents">const void *_payload</text:p>
          </table:table-cell>
          <table:table-cell table:style-name="Table1.A1" office:value-type="string">
            <text:p text:style-name="Table_20_Contents">size_t plen</text:p>
          </table:table-cell>
          <table:table-cell table:style-name="Table1.A1" office:value-type="string">
            <text:p text:style-name="Table_20_Contents">key_serial_t destringid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49</text:p>
          </table:table-cell>
          <table:table-cell table:style-name="Table1.A1" office:value-type="string">
            <text:p text:style-name="Table_20_Contents">request_key</text:p>
          </table:table-cell>
          <table:table-cell table:style-name="Table1.A1" office:value-type="string">
            <text:p text:style-name="P1"><text:a xlink:type="simple" xlink:href="https://man7.org/linux/man-pages/man2/request_key.2.html" text:style-name="Internet_20_link" text:visited-style-name="Visited_20_Internet_20_Link">man/</text:a> <text:a xlink:type="simple" xlink:href="https://source.chromium.org/search?ss=chromiumos&amp;q=SYSCALL_DEFINE.*request_key" text:style-name="Internet_20_link" text:visited-style-name="Visited_20_Internet_20_Link">cs/</text:a></text:p>
          </table:table-cell>
          <table:table-cell table:style-name="Table1.A1" office:value-type="string">
            <text:p text:style-name="P1">0xf9</text:p>
          </table:table-cell>
          <table:table-cell table:style-name="Table1.A1" office:value-type="string">
            <text:p text:style-name="Table_20_Contents">const char *_type</text:p>
          </table:table-cell>
          <table:table-cell table:style-name="Table1.A1" office:value-type="string">
            <text:p text:style-name="Table_20_Contents">const char *_description</text:p>
          </table:table-cell>
          <table:table-cell table:style-name="Table1.A1" office:value-type="string">
            <text:p text:style-name="Table_20_Contents">const char *_callout_info</text:p>
          </table:table-cell>
          <table:table-cell table:style-name="Table1.A1" office:value-type="string">
            <text:p text:style-name="Table_20_Contents">key_serial_t destringi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50</text:p>
          </table:table-cell>
          <table:table-cell table:style-name="Table1.A1" office:value-type="string">
            <text:p text:style-name="Table_20_Contents">keyctl</text:p>
          </table:table-cell>
          <table:table-cell table:style-name="Table1.A1" office:value-type="string">
            <text:p text:style-name="P1"><text:a xlink:type="simple" xlink:href="https://man7.org/linux/man-pages/man2/keyctl.2.html" text:style-name="Internet_20_link" text:visited-style-name="Visited_20_Internet_20_Link">man/</text:a> <text:a xlink:type="simple" xlink:href="https://source.chromium.org/search?ss=chromiumos&amp;q=SYSCALL_DEFINE.*keyctl" text:style-name="Internet_20_link" text:visited-style-name="Visited_20_Internet_20_Link">cs/</text:a></text:p>
          </table:table-cell>
          <table:table-cell table:style-name="Table1.A1" office:value-type="string">
            <text:p text:style-name="P1">0xfa</text:p>
          </table:table-cell>
          <table:table-cell table:style-name="Table1.A1" office:value-type="string">
            <text:p text:style-name="Table_20_Contents">int cmd</text:p>
          </table:table-cell>
          <table:table-cell table:style-name="Table1.A1" office:value-type="string">
            <text:p text:style-name="Table_20_Contents">unsigned long arg2</text:p>
          </table:table-cell>
          <table:table-cell table:style-name="Table1.A1" office:value-type="string">
            <text:p text:style-name="Table_20_Contents">unsigned long arg3</text:p>
          </table:table-cell>
          <table:table-cell table:style-name="Table1.A1" office:value-type="string">
            <text:p text:style-name="Table_20_Contents">unsigned long arg4</text:p>
          </table:table-cell>
          <table:table-cell table:style-name="Table1.A1" office:value-type="string">
            <text:p text:style-name="Table_20_Contents">unsigned long arg5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51</text:p>
          </table:table-cell>
          <table:table-cell table:style-name="Table1.A1" office:value-type="string">
            <text:p text:style-name="Table_20_Contents">ioprio_set</text:p>
          </table:table-cell>
          <table:table-cell table:style-name="Table1.A1" office:value-type="string">
            <text:p text:style-name="P1"><text:a xlink:type="simple" xlink:href="https://man7.org/linux/man-pages/man2/ioprio_set.2.html" text:style-name="Internet_20_link" text:visited-style-name="Visited_20_Internet_20_Link">man/</text:a> <text:a xlink:type="simple" xlink:href="https://source.chromium.org/search?ss=chromiumos&amp;q=SYSCALL_DEFINE.*ioprio_set" text:style-name="Internet_20_link" text:visited-style-name="Visited_20_Internet_20_Link">cs/</text:a></text:p>
          </table:table-cell>
          <table:table-cell table:style-name="Table1.A1" office:value-type="string">
            <text:p text:style-name="P1">0xfb</text:p>
          </table:table-cell>
          <table:table-cell table:style-name="Table1.A1" office:value-type="string">
            <text:p text:style-name="Table_20_Contents">int which</text:p>
          </table:table-cell>
          <table:table-cell table:style-name="Table1.A1" office:value-type="string">
            <text:p text:style-name="Table_20_Contents">int who</text:p>
          </table:table-cell>
          <table:table-cell table:style-name="Table1.A1" office:value-type="string">
            <text:p text:style-name="Table_20_Contents">int ioprio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52</text:p>
          </table:table-cell>
          <table:table-cell table:style-name="Table1.A1" office:value-type="string">
            <text:p text:style-name="Table_20_Contents">ioprio_get</text:p>
          </table:table-cell>
          <table:table-cell table:style-name="Table1.A1" office:value-type="string">
            <text:p text:style-name="P1"><text:a xlink:type="simple" xlink:href="https://man7.org/linux/man-pages/man2/ioprio_get.2.html" text:style-name="Internet_20_link" text:visited-style-name="Visited_20_Internet_20_Link">man/</text:a> <text:a xlink:type="simple" xlink:href="https://source.chromium.org/search?ss=chromiumos&amp;q=SYSCALL_DEFINE.*ioprio_get" text:style-name="Internet_20_link" text:visited-style-name="Visited_20_Internet_20_Link">cs/</text:a></text:p>
          </table:table-cell>
          <table:table-cell table:style-name="Table1.A1" office:value-type="string">
            <text:p text:style-name="P1">0xfc</text:p>
          </table:table-cell>
          <table:table-cell table:style-name="Table1.A1" office:value-type="string">
            <text:p text:style-name="Table_20_Contents">int which</text:p>
          </table:table-cell>
          <table:table-cell table:style-name="Table1.A1" office:value-type="string">
            <text:p text:style-name="Table_20_Contents">int who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53</text:p>
          </table:table-cell>
          <table:table-cell table:style-name="Table1.A1" office:value-type="string">
            <text:p text:style-name="Table_20_Contents">inotify_init</text:p>
          </table:table-cell>
          <table:table-cell table:style-name="Table1.A1" office:value-type="string">
            <text:p text:style-name="P1"><text:a xlink:type="simple" xlink:href="https://man7.org/linux/man-pages/man2/inotify_init.2.html" text:style-name="Internet_20_link" text:visited-style-name="Visited_20_Internet_20_Link">man/</text:a> <text:a xlink:type="simple" xlink:href="https://source.chromium.org/search?ss=chromiumos&amp;q=SYSCALL_DEFINE.*inotify_init" text:style-name="Internet_20_link" text:visited-style-name="Visited_20_Internet_20_Link">cs/</text:a></text:p>
          </table:table-cell>
          <table:table-cell table:style-name="Table1.A1" office:value-type="string">
            <text:p text:style-name="P1">0xf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54</text:p>
          </table:table-cell>
          <table:table-cell table:style-name="Table1.A1" office:value-type="string">
            <text:p text:style-name="Table_20_Contents">inotify_add_watch</text:p>
          </table:table-cell>
          <table:table-cell table:style-name="Table1.A1" office:value-type="string">
            <text:p text:style-name="P1"><text:a xlink:type="simple" xlink:href="https://man7.org/linux/man-pages/man2/inotify_add_watch.2.html" text:style-name="Internet_20_link" text:visited-style-name="Visited_20_Internet_20_Link">man/</text:a> <text:a xlink:type="simple" xlink:href="https://source.chromium.org/search?ss=chromiumos&amp;q=SYSCALL_DEFINE.*inotify_add_watch" text:style-name="Internet_20_link" text:visited-style-name="Visited_20_Internet_20_Link">cs/</text:a></text:p>
          </table:table-cell>
          <table:table-cell table:style-name="Table1.A1" office:value-type="string">
            <text:p text:style-name="P1">0xfe</text:p>
          </table:table-cell>
          <table:table-cell table:style-name="Table1.A1" office:value-type="string">
            <text:p text:style-name="Table_20_Contents">int fd</text:p>
          </table:table-cell>
          <table:table-cell table:style-name="Table1.A1" office:value-type="string">
            <text:p text:style-name="Table_20_Contents">const char *path</text:p>
          </table:table-cell>
          <table:table-cell table:style-name="Table1.A1" office:value-type="string">
            <text:p text:style-name="Table_20_Contents">u32 mask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ext:soft-page-break/>
        <table:table-row table:style-name="TableLine94107333621072">
          <table:table-cell table:style-name="Table1.A1" office:value-type="string">
            <text:p text:style-name="P1">255</text:p>
          </table:table-cell>
          <table:table-cell table:style-name="Table1.A1" office:value-type="string">
            <text:p text:style-name="Table_20_Contents">inotify_rm_watch</text:p>
          </table:table-cell>
          <table:table-cell table:style-name="Table1.A1" office:value-type="string">
            <text:p text:style-name="P1"><text:a xlink:type="simple" xlink:href="https://man7.org/linux/man-pages/man2/inotify_rm_watch.2.html" text:style-name="Internet_20_link" text:visited-style-name="Visited_20_Internet_20_Link">man/</text:a> <text:a xlink:type="simple" xlink:href="https://source.chromium.org/search?ss=chromiumos&amp;q=SYSCALL_DEFINE.*inotify_rm_watch" text:style-name="Internet_20_link" text:visited-style-name="Visited_20_Internet_20_Link">cs/</text:a></text:p>
          </table:table-cell>
          <table:table-cell table:style-name="Table1.A1" office:value-type="string">
            <text:p text:style-name="P1">0xff</text:p>
          </table:table-cell>
          <table:table-cell table:style-name="Table1.A1" office:value-type="string">
            <text:p text:style-name="Table_20_Contents">int fd</text:p>
          </table:table-cell>
          <table:table-cell table:style-name="Table1.A1" office:value-type="string">
            <text:p text:style-name="Table_20_Contents">__s32 w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56</text:p>
          </table:table-cell>
          <table:table-cell table:style-name="Table1.A1" office:value-type="string">
            <text:p text:style-name="Table_20_Contents">migrate_pages</text:p>
          </table:table-cell>
          <table:table-cell table:style-name="Table1.A1" office:value-type="string">
            <text:p text:style-name="P1"><text:a xlink:type="simple" xlink:href="https://man7.org/linux/man-pages/man2/migrate_pages.2.html" text:style-name="Internet_20_link" text:visited-style-name="Visited_20_Internet_20_Link">man/</text:a> <text:a xlink:type="simple" xlink:href="https://source.chromium.org/search?ss=chromiumos&amp;q=SYSCALL_DEFINE.*migrate_pages" text:style-name="Internet_20_link" text:visited-style-name="Visited_20_Internet_20_Link">cs/</text:a></text:p>
          </table:table-cell>
          <table:table-cell table:style-name="Table1.A1" office:value-type="string">
            <text:p text:style-name="P1">0x100</text:p>
          </table:table-cell>
          <table:table-cell table:style-name="Table1.A1" office:value-type="string">
            <text:p text:style-name="Table_20_Contents">pid_t pid</text:p>
          </table:table-cell>
          <table:table-cell table:style-name="Table1.A1" office:value-type="string">
            <text:p text:style-name="Table_20_Contents">unsigned long maxnode</text:p>
          </table:table-cell>
          <table:table-cell table:style-name="Table1.A1" office:value-type="string">
            <text:p text:style-name="Table_20_Contents">const unsigned long *from</text:p>
          </table:table-cell>
          <table:table-cell table:style-name="Table1.A1" office:value-type="string">
            <text:p text:style-name="Table_20_Contents">const unsigned long *to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57</text:p>
          </table:table-cell>
          <table:table-cell table:style-name="Table1.A1" office:value-type="string">
            <text:p text:style-name="Table_20_Contents">openat</text:p>
          </table:table-cell>
          <table:table-cell table:style-name="Table1.A1" office:value-type="string">
            <text:p text:style-name="P1"><text:a xlink:type="simple" xlink:href="https://man7.org/linux/man-pages/man2/openat.2.html" text:style-name="Internet_20_link" text:visited-style-name="Visited_20_Internet_20_Link">man/</text:a> <text:a xlink:type="simple" xlink:href="https://source.chromium.org/search?ss=chromiumos&amp;q=SYSCALL_DEFINE.*openat" text:style-name="Internet_20_link" text:visited-style-name="Visited_20_Internet_20_Link">cs/</text:a></text:p>
          </table:table-cell>
          <table:table-cell table:style-name="Table1.A1" office:value-type="string">
            <text:p text:style-name="P1">0x101</text:p>
          </table:table-cell>
          <table:table-cell table:style-name="Table1.A1" office:value-type="string">
            <text:p text:style-name="Table_20_Contents">int dfd</text:p>
          </table:table-cell>
          <table:table-cell table:style-name="Table1.A1" office:value-type="string">
            <text:p text:style-name="Table_20_Contents">const char *filename</text:p>
          </table:table-cell>
          <table:table-cell table:style-name="Table1.A1" office:value-type="string">
            <text:p text:style-name="Table_20_Contents">int flags</text:p>
          </table:table-cell>
          <table:table-cell table:style-name="Table1.A1" office:value-type="string">
            <text:p text:style-name="Table_20_Contents">umode_t mod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58</text:p>
          </table:table-cell>
          <table:table-cell table:style-name="Table1.A1" office:value-type="string">
            <text:p text:style-name="Table_20_Contents">mkdirat</text:p>
          </table:table-cell>
          <table:table-cell table:style-name="Table1.A1" office:value-type="string">
            <text:p text:style-name="P1"><text:a xlink:type="simple" xlink:href="https://man7.org/linux/man-pages/man2/mkdirat.2.html" text:style-name="Internet_20_link" text:visited-style-name="Visited_20_Internet_20_Link">man/</text:a> <text:a xlink:type="simple" xlink:href="https://source.chromium.org/search?ss=chromiumos&amp;q=SYSCALL_DEFINE.*mkdirat" text:style-name="Internet_20_link" text:visited-style-name="Visited_20_Internet_20_Link">cs/</text:a></text:p>
          </table:table-cell>
          <table:table-cell table:style-name="Table1.A1" office:value-type="string">
            <text:p text:style-name="P1">0x102</text:p>
          </table:table-cell>
          <table:table-cell table:style-name="Table1.A1" office:value-type="string">
            <text:p text:style-name="Table_20_Contents">int dfd</text:p>
          </table:table-cell>
          <table:table-cell table:style-name="Table1.A1" office:value-type="string">
            <text:p text:style-name="Table_20_Contents">const char * pathname</text:p>
          </table:table-cell>
          <table:table-cell table:style-name="Table1.A1" office:value-type="string">
            <text:p text:style-name="Table_20_Contents">umode_t mod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59</text:p>
          </table:table-cell>
          <table:table-cell table:style-name="Table1.A1" office:value-type="string">
            <text:p text:style-name="Table_20_Contents">mknodat</text:p>
          </table:table-cell>
          <table:table-cell table:style-name="Table1.A1" office:value-type="string">
            <text:p text:style-name="P1"><text:a xlink:type="simple" xlink:href="https://man7.org/linux/man-pages/man2/mknodat.2.html" text:style-name="Internet_20_link" text:visited-style-name="Visited_20_Internet_20_Link">man/</text:a> <text:a xlink:type="simple" xlink:href="https://source.chromium.org/search?ss=chromiumos&amp;q=SYSCALL_DEFINE.*mknodat" text:style-name="Internet_20_link" text:visited-style-name="Visited_20_Internet_20_Link">cs/</text:a></text:p>
          </table:table-cell>
          <table:table-cell table:style-name="Table1.A1" office:value-type="string">
            <text:p text:style-name="P1">0x103</text:p>
          </table:table-cell>
          <table:table-cell table:style-name="Table1.A1" office:value-type="string">
            <text:p text:style-name="Table_20_Contents">int dfd</text:p>
          </table:table-cell>
          <table:table-cell table:style-name="Table1.A1" office:value-type="string">
            <text:p text:style-name="Table_20_Contents">const char * filename</text:p>
          </table:table-cell>
          <table:table-cell table:style-name="Table1.A1" office:value-type="string">
            <text:p text:style-name="Table_20_Contents">umode_t mode</text:p>
          </table:table-cell>
          <table:table-cell table:style-name="Table1.A1" office:value-type="string">
            <text:p text:style-name="Table_20_Contents">unsigned dev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60</text:p>
          </table:table-cell>
          <table:table-cell table:style-name="Table1.A1" office:value-type="string">
            <text:p text:style-name="Table_20_Contents">fchownat</text:p>
          </table:table-cell>
          <table:table-cell table:style-name="Table1.A1" office:value-type="string">
            <text:p text:style-name="P1"><text:a xlink:type="simple" xlink:href="https://man7.org/linux/man-pages/man2/fchownat.2.html" text:style-name="Internet_20_link" text:visited-style-name="Visited_20_Internet_20_Link">man/</text:a> <text:a xlink:type="simple" xlink:href="https://source.chromium.org/search?ss=chromiumos&amp;q=SYSCALL_DEFINE.*fchownat" text:style-name="Internet_20_link" text:visited-style-name="Visited_20_Internet_20_Link">cs/</text:a></text:p>
          </table:table-cell>
          <table:table-cell table:style-name="Table1.A1" office:value-type="string">
            <text:p text:style-name="P1">0x104</text:p>
          </table:table-cell>
          <table:table-cell table:style-name="Table1.A1" office:value-type="string">
            <text:p text:style-name="Table_20_Contents">int dfd</text:p>
          </table:table-cell>
          <table:table-cell table:style-name="Table1.A1" office:value-type="string">
            <text:p text:style-name="Table_20_Contents">const char *filename</text:p>
          </table:table-cell>
          <table:table-cell table:style-name="Table1.A1" office:value-type="string">
            <text:p text:style-name="Table_20_Contents">uid_t user</text:p>
          </table:table-cell>
          <table:table-cell table:style-name="Table1.A1" office:value-type="string">
            <text:p text:style-name="Table_20_Contents">gid_t group</text:p>
          </table:table-cell>
          <table:table-cell table:style-name="Table1.A1" office:value-type="string">
            <text:p text:style-name="Table_20_Contents">int flag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61</text:p>
          </table:table-cell>
          <table:table-cell table:style-name="Table1.A1" office:value-type="string">
            <text:p text:style-name="Table_20_Contents">futimesat</text:p>
          </table:table-cell>
          <table:table-cell table:style-name="Table1.A1" office:value-type="string">
            <text:p text:style-name="P1"><text:a xlink:type="simple" xlink:href="https://man7.org/linux/man-pages/man2/futimesat.2.html" text:style-name="Internet_20_link" text:visited-style-name="Visited_20_Internet_20_Link">man/</text:a> <text:a xlink:type="simple" xlink:href="https://source.chromium.org/search?ss=chromiumos&amp;q=SYSCALL_DEFINE.*futimesat" text:style-name="Internet_20_link" text:visited-style-name="Visited_20_Internet_20_Link">cs/</text:a></text:p>
          </table:table-cell>
          <table:table-cell table:style-name="Table1.A1" office:value-type="string">
            <text:p text:style-name="P1">0x105</text:p>
          </table:table-cell>
          <table:table-cell table:style-name="Table1.A1" office:value-type="string">
            <text:p text:style-name="Table_20_Contents">int dfd</text:p>
          </table:table-cell>
          <table:table-cell table:style-name="Table1.A1" office:value-type="string">
            <text:p text:style-name="Table_20_Contents">const char *filename</text:p>
          </table:table-cell>
          <table:table-cell table:style-name="Table1.A1" office:value-type="string">
            <text:p text:style-name="Table_20_Contents">struct timeval *utime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62</text:p>
          </table:table-cell>
          <table:table-cell table:style-name="Table1.A1" office:value-type="string">
            <text:p text:style-name="Table_20_Contents">newfstatat</text:p>
          </table:table-cell>
          <table:table-cell table:style-name="Table1.A1" office:value-type="string">
            <text:p text:style-name="P1"><text:a xlink:type="simple" xlink:href="https://man7.org/linux/man-pages/man2/newfstatat.2.html" text:style-name="Internet_20_link" text:visited-style-name="Visited_20_Internet_20_Link">man/</text:a> <text:a xlink:type="simple" xlink:href="https://source.chromium.org/search?ss=chromiumos&amp;q=SYSCALL_DEFINE.*newfstatat" text:style-name="Internet_20_link" text:visited-style-name="Visited_20_Internet_20_Link">cs/</text:a></text:p>
          </table:table-cell>
          <table:table-cell table:style-name="Table1.A1" office:value-type="string">
            <text:p text:style-name="P1">0x106</text:p>
          </table:table-cell>
          <table:table-cell table:style-name="Table1.A1" office:value-type="string">
            <text:p text:style-name="Table_20_Contents">int dfd</text:p>
          </table:table-cell>
          <table:table-cell table:style-name="Table1.A1" office:value-type="string">
            <text:p text:style-name="Table_20_Contents">const char *filename</text:p>
          </table:table-cell>
          <table:table-cell table:style-name="Table1.A1" office:value-type="string">
            <text:p text:style-name="Table_20_Contents">struct stat *statbuf</text:p>
          </table:table-cell>
          <table:table-cell table:style-name="Table1.A1" office:value-type="string">
            <text:p text:style-name="Table_20_Contents">int flag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63</text:p>
          </table:table-cell>
          <table:table-cell table:style-name="Table1.A1" office:value-type="string">
            <text:p text:style-name="Table_20_Contents">unlinkat</text:p>
          </table:table-cell>
          <table:table-cell table:style-name="Table1.A1" office:value-type="string">
            <text:p text:style-name="P1"><text:a xlink:type="simple" xlink:href="https://man7.org/linux/man-pages/man2/unlinkat.2.html" text:style-name="Internet_20_link" text:visited-style-name="Visited_20_Internet_20_Link">man/</text:a> <text:a xlink:type="simple" xlink:href="https://source.chromium.org/search?ss=chromiumos&amp;q=SYSCALL_DEFINE.*unlinkat" text:style-name="Internet_20_link" text:visited-style-name="Visited_20_Internet_20_Link">cs/</text:a></text:p>
          </table:table-cell>
          <table:table-cell table:style-name="Table1.A1" office:value-type="string">
            <text:p text:style-name="P1">0x107</text:p>
          </table:table-cell>
          <table:table-cell table:style-name="Table1.A1" office:value-type="string">
            <text:p text:style-name="Table_20_Contents">int dfd</text:p>
          </table:table-cell>
          <table:table-cell table:style-name="Table1.A1" office:value-type="string">
            <text:p text:style-name="Table_20_Contents">const char * pathname</text:p>
          </table:table-cell>
          <table:table-cell table:style-name="Table1.A1" office:value-type="string">
            <text:p text:style-name="Table_20_Contents">int flag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64</text:p>
          </table:table-cell>
          <table:table-cell table:style-name="Table1.A1" office:value-type="string">
            <text:p text:style-name="Table_20_Contents">renameat</text:p>
          </table:table-cell>
          <table:table-cell table:style-name="Table1.A1" office:value-type="string">
            <text:p text:style-name="P1"><text:a xlink:type="simple" xlink:href="https://man7.org/linux/man-pages/man2/renameat.2.html" text:style-name="Internet_20_link" text:visited-style-name="Visited_20_Internet_20_Link">man/</text:a> <text:a xlink:type="simple" xlink:href="https://source.chromium.org/search?ss=chromiumos&amp;q=SYSCALL_DEFINE.*renameat" text:style-name="Internet_20_link" text:visited-style-name="Visited_20_Internet_20_Link">cs/</text:a></text:p>
          </table:table-cell>
          <table:table-cell table:style-name="Table1.A1" office:value-type="string">
            <text:p text:style-name="P1">0x108</text:p>
          </table:table-cell>
          <table:table-cell table:style-name="Table1.A1" office:value-type="string">
            <text:p text:style-name="Table_20_Contents">int olddfd</text:p>
          </table:table-cell>
          <table:table-cell table:style-name="Table1.A1" office:value-type="string">
            <text:p text:style-name="Table_20_Contents">const char * oldname</text:p>
          </table:table-cell>
          <table:table-cell table:style-name="Table1.A1" office:value-type="string">
            <text:p text:style-name="Table_20_Contents">int newdfd</text:p>
          </table:table-cell>
          <table:table-cell table:style-name="Table1.A1" office:value-type="string">
            <text:p text:style-name="Table_20_Contents">const char * newnam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65</text:p>
          </table:table-cell>
          <table:table-cell table:style-name="Table1.A1" office:value-type="string">
            <text:p text:style-name="Table_20_Contents">linkat</text:p>
          </table:table-cell>
          <table:table-cell table:style-name="Table1.A1" office:value-type="string">
            <text:p text:style-name="P1"><text:a xlink:type="simple" xlink:href="https://man7.org/linux/man-pages/man2/linkat.2.html" text:style-name="Internet_20_link" text:visited-style-name="Visited_20_Internet_20_Link">man/</text:a> <text:a xlink:type="simple" xlink:href="https://source.chromium.org/search?ss=chromiumos&amp;q=SYSCALL_DEFINE.*linkat" text:style-name="Internet_20_link" text:visited-style-name="Visited_20_Internet_20_Link">cs/</text:a></text:p>
          </table:table-cell>
          <table:table-cell table:style-name="Table1.A1" office:value-type="string">
            <text:p text:style-name="P1">0x109</text:p>
          </table:table-cell>
          <table:table-cell table:style-name="Table1.A1" office:value-type="string">
            <text:p text:style-name="Table_20_Contents">int olddfd</text:p>
          </table:table-cell>
          <table:table-cell table:style-name="Table1.A1" office:value-type="string">
            <text:p text:style-name="Table_20_Contents">const char *oldname</text:p>
          </table:table-cell>
          <table:table-cell table:style-name="Table1.A1" office:value-type="string">
            <text:p text:style-name="Table_20_Contents">int newdfd</text:p>
          </table:table-cell>
          <table:table-cell table:style-name="Table1.A1" office:value-type="string">
            <text:p text:style-name="Table_20_Contents">const char *newname</text:p>
          </table:table-cell>
          <table:table-cell table:style-name="Table1.A1" office:value-type="string">
            <text:p text:style-name="Table_20_Contents">int flags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66</text:p>
          </table:table-cell>
          <table:table-cell table:style-name="Table1.A1" office:value-type="string">
            <text:p text:style-name="Table_20_Contents">symlinkat</text:p>
          </table:table-cell>
          <table:table-cell table:style-name="Table1.A1" office:value-type="string">
            <text:p text:style-name="P1"><text:a xlink:type="simple" xlink:href="https://man7.org/linux/man-pages/man2/symlinkat.2.html" text:style-name="Internet_20_link" text:visited-style-name="Visited_20_Internet_20_Link">man/</text:a> <text:a xlink:type="simple" xlink:href="https://source.chromium.org/search?ss=chromiumos&amp;q=SYSCALL_DEFINE.*symlinkat" text:style-name="Internet_20_link" text:visited-style-name="Visited_20_Internet_20_Link">cs/</text:a></text:p>
          </table:table-cell>
          <table:table-cell table:style-name="Table1.A1" office:value-type="string">
            <text:p text:style-name="P1">0x10a</text:p>
          </table:table-cell>
          <table:table-cell table:style-name="Table1.A1" office:value-type="string">
            <text:p text:style-name="Table_20_Contents">const char * oldname</text:p>
          </table:table-cell>
          <table:table-cell table:style-name="Table1.A1" office:value-type="string">
            <text:p text:style-name="Table_20_Contents">int newdfd</text:p>
          </table:table-cell>
          <table:table-cell table:style-name="Table1.A1" office:value-type="string">
            <text:p text:style-name="Table_20_Contents">const char * newnam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67</text:p>
          </table:table-cell>
          <table:table-cell table:style-name="Table1.A1" office:value-type="string">
            <text:p text:style-name="Table_20_Contents">readlinkat</text:p>
          </table:table-cell>
          <table:table-cell table:style-name="Table1.A1" office:value-type="string">
            <text:p text:style-name="P1"><text:a xlink:type="simple" xlink:href="https://man7.org/linux/man-pages/man2/readlinkat.2.html" text:style-name="Internet_20_link" text:visited-style-name="Visited_20_Internet_20_Link">man/</text:a> <text:a xlink:type="simple" xlink:href="https://source.chromium.org/search?ss=chromiumos&amp;q=SYSCALL_DEFINE.*readlinkat" text:style-name="Internet_20_link" text:visited-style-name="Visited_20_Internet_20_Link">cs/</text:a></text:p>
          </table:table-cell>
          <table:table-cell table:style-name="Table1.A1" office:value-type="string">
            <text:p text:style-name="P1">0x10b</text:p>
          </table:table-cell>
          <table:table-cell table:style-name="Table1.A1" office:value-type="string">
            <text:p text:style-name="Table_20_Contents">int dfd</text:p>
          </table:table-cell>
          <table:table-cell table:style-name="Table1.A1" office:value-type="string">
            <text:p text:style-name="Table_20_Contents">const char *path</text:p>
          </table:table-cell>
          <table:table-cell table:style-name="Table1.A1" office:value-type="string">
            <text:p text:style-name="Table_20_Contents">char *buf</text:p>
          </table:table-cell>
          <table:table-cell table:style-name="Table1.A1" office:value-type="string">
            <text:p text:style-name="Table_20_Contents">int bufsiz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68</text:p>
          </table:table-cell>
          <table:table-cell table:style-name="Table1.A1" office:value-type="string">
            <text:p text:style-name="Table_20_Contents">fchmodat</text:p>
          </table:table-cell>
          <table:table-cell table:style-name="Table1.A1" office:value-type="string">
            <text:p text:style-name="P1"><text:a xlink:type="simple" xlink:href="https://man7.org/linux/man-pages/man2/fchmodat.2.html" text:style-name="Internet_20_link" text:visited-style-name="Visited_20_Internet_20_Link">man/</text:a> <text:a xlink:type="simple" xlink:href="https://source.chromium.org/search?ss=chromiumos&amp;q=SYSCALL_DEFINE.*fchmodat" text:style-name="Internet_20_link" text:visited-style-name="Visited_20_Internet_20_Link">cs/</text:a></text:p>
          </table:table-cell>
          <table:table-cell table:style-name="Table1.A1" office:value-type="string">
            <text:p text:style-name="P1">0x10c</text:p>
          </table:table-cell>
          <table:table-cell table:style-name="Table1.A1" office:value-type="string">
            <text:p text:style-name="Table_20_Contents">int dfd</text:p>
          </table:table-cell>
          <table:table-cell table:style-name="Table1.A1" office:value-type="string">
            <text:p text:style-name="Table_20_Contents">const char * filename</text:p>
          </table:table-cell>
          <table:table-cell table:style-name="Table1.A1" office:value-type="string">
            <text:p text:style-name="Table_20_Contents">umode_t mod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69</text:p>
          </table:table-cell>
          <table:table-cell table:style-name="Table1.A1" office:value-type="string">
            <text:p text:style-name="Table_20_Contents">faccessat</text:p>
          </table:table-cell>
          <table:table-cell table:style-name="Table1.A1" office:value-type="string">
            <text:p text:style-name="P1"><text:a xlink:type="simple" xlink:href="https://man7.org/linux/man-pages/man2/faccessat.2.html" text:style-name="Internet_20_link" text:visited-style-name="Visited_20_Internet_20_Link">man/</text:a> <text:a xlink:type="simple" xlink:href="https://source.chromium.org/search?ss=chromiumos&amp;q=SYSCALL_DEFINE.*faccessat" text:style-name="Internet_20_link" text:visited-style-name="Visited_20_Internet_20_Link">cs/</text:a></text:p>
          </table:table-cell>
          <table:table-cell table:style-name="Table1.A1" office:value-type="string">
            <text:p text:style-name="P1">0x10d</text:p>
          </table:table-cell>
          <table:table-cell table:style-name="Table1.A1" office:value-type="string">
            <text:p text:style-name="Table_20_Contents">int dfd</text:p>
          </table:table-cell>
          <table:table-cell table:style-name="Table1.A1" office:value-type="string">
            <text:p text:style-name="Table_20_Contents">const char *filename</text:p>
          </table:table-cell>
          <table:table-cell table:style-name="Table1.A1" office:value-type="string">
            <text:p text:style-name="Table_20_Contents">int mod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70</text:p>
          </table:table-cell>
          <table:table-cell table:style-name="Table1.A1" office:value-type="string">
            <text:p text:style-name="Table_20_Contents">pselect6</text:p>
          </table:table-cell>
          <table:table-cell table:style-name="Table1.A1" office:value-type="string">
            <text:p text:style-name="P1"><text:a xlink:type="simple" xlink:href="https://man7.org/linux/man-pages/man2/pselect6.2.html" text:style-name="Internet_20_link" text:visited-style-name="Visited_20_Internet_20_Link">man/</text:a> <text:a xlink:type="simple" xlink:href="https://source.chromium.org/search?ss=chromiumos&amp;q=SYSCALL_DEFINE.*pselect6" text:style-name="Internet_20_link" text:visited-style-name="Visited_20_Internet_20_Link">cs/</text:a></text:p>
          </table:table-cell>
          <table:table-cell table:style-name="Table1.A1" office:value-type="string">
            <text:p text:style-name="P1">0x10e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fd_set *</text:p>
          </table:table-cell>
          <table:table-cell table:style-name="Table1.A1" office:value-type="string">
            <text:p text:style-name="Table_20_Contents">fd_set *</text:p>
          </table:table-cell>
          <table:table-cell table:style-name="Table1.A1" office:value-type="string">
            <text:p text:style-name="Table_20_Contents">fd_set *</text:p>
          </table:table-cell>
          <table:table-cell table:style-name="Table1.A1" office:value-type="string">
            <text:p text:style-name="Table_20_Contents">struct __kernel_timespec *</text:p>
          </table:table-cell>
          <table:table-cell table:style-name="Table1.A1" office:value-type="string">
            <text:p text:style-name="Table_20_Contents">void *</text:p>
          </table:table-cell>
        </table:table-row>
        <table:table-row table:style-name="TableLine94107333621072">
          <table:table-cell table:style-name="Table1.A1" office:value-type="string">
            <text:p text:style-name="P1">271</text:p>
          </table:table-cell>
          <table:table-cell table:style-name="Table1.A1" office:value-type="string">
            <text:p text:style-name="Table_20_Contents">ppoll</text:p>
          </table:table-cell>
          <table:table-cell table:style-name="Table1.A1" office:value-type="string">
            <text:p text:style-name="P1"><text:a xlink:type="simple" xlink:href="https://man7.org/linux/man-pages/man2/ppoll.2.html" text:style-name="Internet_20_link" text:visited-style-name="Visited_20_Internet_20_Link">man/</text:a> <text:a xlink:type="simple" xlink:href="https://source.chromium.org/search?ss=chromiumos&amp;q=SYSCALL_DEFINE.*ppoll" text:style-name="Internet_20_link" text:visited-style-name="Visited_20_Internet_20_Link">cs/</text:a></text:p>
          </table:table-cell>
          <table:table-cell table:style-name="Table1.A1" office:value-type="string">
            <text:p text:style-name="P1">0x10f</text:p>
          </table:table-cell>
          <table:table-cell table:style-name="Table1.A1" office:value-type="string">
            <text:p text:style-name="Table_20_Contents">struct pollfd *</text:p>
          </table:table-cell>
          <table:table-cell table:style-name="Table1.A1" office:value-type="string">
            <text:p text:style-name="Table_20_Contents">unsigned int</text:p>
          </table:table-cell>
          <table:table-cell table:style-name="Table1.A1" office:value-type="string">
            <text:p text:style-name="Table_20_Contents">struct __kernel_timespec *</text:p>
          </table:table-cell>
          <table:table-cell table:style-name="Table1.A1" office:value-type="string">
            <text:p text:style-name="Table_20_Contents">const sigset_t *</text:p>
          </table:table-cell>
          <table:table-cell table:style-name="Table1.A1" office:value-type="string">
            <text:p text:style-name="Table_20_Contents">size_t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72</text:p>
          </table:table-cell>
          <table:table-cell table:style-name="Table1.A1" office:value-type="string">
            <text:p text:style-name="Table_20_Contents">unshare</text:p>
          </table:table-cell>
          <table:table-cell table:style-name="Table1.A1" office:value-type="string">
            <text:p text:style-name="P1"><text:a xlink:type="simple" xlink:href="https://man7.org/linux/man-pages/man2/unshare.2.html" text:style-name="Internet_20_link" text:visited-style-name="Visited_20_Internet_20_Link">man/</text:a> <text:a xlink:type="simple" xlink:href="https://source.chromium.org/search?ss=chromiumos&amp;q=SYSCALL_DEFINE.*unshare" text:style-name="Internet_20_link" text:visited-style-name="Visited_20_Internet_20_Link">cs/</text:a></text:p>
          </table:table-cell>
          <table:table-cell table:style-name="Table1.A1" office:value-type="string">
            <text:p text:style-name="P1">0x110</text:p>
          </table:table-cell>
          <table:table-cell table:style-name="Table1.A1" office:value-type="string">
            <text:p text:style-name="Table_20_Contents">unsigned long unshare_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73</text:p>
          </table:table-cell>
          <table:table-cell table:style-name="Table1.A1" office:value-type="string">
            <text:p text:style-name="Table_20_Contents">set_robust_list</text:p>
          </table:table-cell>
          <table:table-cell table:style-name="Table1.A1" office:value-type="string">
            <text:p text:style-name="P1"><text:a xlink:type="simple" xlink:href="https://man7.org/linux/man-pages/man2/set_robust_list.2.html" text:style-name="Internet_20_link" text:visited-style-name="Visited_20_Internet_20_Link">man/</text:a> <text:a xlink:type="simple" xlink:href="https://source.chromium.org/search?ss=chromiumos&amp;q=SYSCALL_DEFINE.*set_robust_list" text:style-name="Internet_20_link" text:visited-style-name="Visited_20_Internet_20_Link">cs/</text:a></text:p>
          </table:table-cell>
          <table:table-cell table:style-name="Table1.A1" office:value-type="string">
            <text:p text:style-name="P1">0x111</text:p>
          </table:table-cell>
          <table:table-cell table:style-name="Table1.A1" office:value-type="string">
            <text:p text:style-name="Table_20_Contents">struct <text:soft-page-break/>robust_list_head *head</text:p>
          </table:table-cell>
          <table:table-cell table:style-name="Table1.A1" office:value-type="string">
            <text:p text:style-name="Table_20_Contents">size_t len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74</text:p>
          </table:table-cell>
          <table:table-cell table:style-name="Table1.A1" office:value-type="string">
            <text:p text:style-name="Table_20_Contents">get_robust_list</text:p>
          </table:table-cell>
          <table:table-cell table:style-name="Table1.A1" office:value-type="string">
            <text:p text:style-name="P1"><text:a xlink:type="simple" xlink:href="https://man7.org/linux/man-pages/man2/get_robust_list.2.html" text:style-name="Internet_20_link" text:visited-style-name="Visited_20_Internet_20_Link">man/</text:a> <text:a xlink:type="simple" xlink:href="https://source.chromium.org/search?ss=chromiumos&amp;q=SYSCALL_DEFINE.*get_robust_list" text:style-name="Internet_20_link" text:visited-style-name="Visited_20_Internet_20_Link">cs/</text:a></text:p>
          </table:table-cell>
          <table:table-cell table:style-name="Table1.A1" office:value-type="string">
            <text:p text:style-name="P1">0x112</text:p>
          </table:table-cell>
          <table:table-cell table:style-name="Table1.A1" office:value-type="string">
            <text:p text:style-name="Table_20_Contents">int pid</text:p>
          </table:table-cell>
          <table:table-cell table:style-name="Table1.A1" office:value-type="string">
            <text:p text:style-name="Table_20_Contents">struct robust_list_head * *head_ptr</text:p>
          </table:table-cell>
          <table:table-cell table:style-name="Table1.A1" office:value-type="string">
            <text:p text:style-name="Table_20_Contents">size_t *len_ptr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75</text:p>
          </table:table-cell>
          <table:table-cell table:style-name="Table1.A1" office:value-type="string">
            <text:p text:style-name="Table_20_Contents">splice</text:p>
          </table:table-cell>
          <table:table-cell table:style-name="Table1.A1" office:value-type="string">
            <text:p text:style-name="P1"><text:a xlink:type="simple" xlink:href="https://man7.org/linux/man-pages/man2/splice.2.html" text:style-name="Internet_20_link" text:visited-style-name="Visited_20_Internet_20_Link">man/</text:a> <text:a xlink:type="simple" xlink:href="https://source.chromium.org/search?ss=chromiumos&amp;q=SYSCALL_DEFINE.*splice" text:style-name="Internet_20_link" text:visited-style-name="Visited_20_Internet_20_Link">cs/</text:a></text:p>
          </table:table-cell>
          <table:table-cell table:style-name="Table1.A1" office:value-type="string">
            <text:p text:style-name="P1">0x113</text:p>
          </table:table-cell>
          <table:table-cell table:style-name="Table1.A1" office:value-type="string">
            <text:p text:style-name="Table_20_Contents">int fd_in</text:p>
          </table:table-cell>
          <table:table-cell table:style-name="Table1.A1" office:value-type="string">
            <text:p text:style-name="Table_20_Contents">loff_t *off_in</text:p>
          </table:table-cell>
          <table:table-cell table:style-name="Table1.A1" office:value-type="string">
            <text:p text:style-name="Table_20_Contents">int fd_out</text:p>
          </table:table-cell>
          <table:table-cell table:style-name="Table1.A1" office:value-type="string">
            <text:p text:style-name="Table_20_Contents">loff_t *off_out</text:p>
          </table:table-cell>
          <table:table-cell table:style-name="Table1.A1" office:value-type="string">
            <text:p text:style-name="Table_20_Contents">size_t len</text:p>
          </table:table-cell>
          <table:table-cell table:style-name="Table1.A1" office:value-type="string">
            <text:p text:style-name="Table_20_Contents">unsigned int flags</text:p>
          </table:table-cell>
        </table:table-row>
        <table:table-row table:style-name="TableLine94107333621072">
          <table:table-cell table:style-name="Table1.A1" office:value-type="string">
            <text:p text:style-name="P1">276</text:p>
          </table:table-cell>
          <table:table-cell table:style-name="Table1.A1" office:value-type="string">
            <text:p text:style-name="Table_20_Contents">tee</text:p>
          </table:table-cell>
          <table:table-cell table:style-name="Table1.A1" office:value-type="string">
            <text:p text:style-name="P1"><text:a xlink:type="simple" xlink:href="https://man7.org/linux/man-pages/man2/tee.2.html" text:style-name="Internet_20_link" text:visited-style-name="Visited_20_Internet_20_Link">man/</text:a> <text:a xlink:type="simple" xlink:href="https://source.chromium.org/search?ss=chromiumos&amp;q=SYSCALL_DEFINE.*tee" text:style-name="Internet_20_link" text:visited-style-name="Visited_20_Internet_20_Link">cs/</text:a></text:p>
          </table:table-cell>
          <table:table-cell table:style-name="Table1.A1" office:value-type="string">
            <text:p text:style-name="P1">0x114</text:p>
          </table:table-cell>
          <table:table-cell table:style-name="Table1.A1" office:value-type="string">
            <text:p text:style-name="Table_20_Contents">int fdin</text:p>
          </table:table-cell>
          <table:table-cell table:style-name="Table1.A1" office:value-type="string">
            <text:p text:style-name="Table_20_Contents">int fdout</text:p>
          </table:table-cell>
          <table:table-cell table:style-name="Table1.A1" office:value-type="string">
            <text:p text:style-name="Table_20_Contents">size_t len</text:p>
          </table:table-cell>
          <table:table-cell table:style-name="Table1.A1" office:value-type="string">
            <text:p text:style-name="Table_20_Contents">unsigned int 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77</text:p>
          </table:table-cell>
          <table:table-cell table:style-name="Table1.A1" office:value-type="string">
            <text:p text:style-name="Table_20_Contents">sync_file_range</text:p>
          </table:table-cell>
          <table:table-cell table:style-name="Table1.A1" office:value-type="string">
            <text:p text:style-name="P1"><text:a xlink:type="simple" xlink:href="https://man7.org/linux/man-pages/man2/sync_file_range.2.html" text:style-name="Internet_20_link" text:visited-style-name="Visited_20_Internet_20_Link">man/</text:a> <text:a xlink:type="simple" xlink:href="https://source.chromium.org/search?ss=chromiumos&amp;q=SYSCALL_DEFINE.*sync_file_range" text:style-name="Internet_20_link" text:visited-style-name="Visited_20_Internet_20_Link">cs/</text:a></text:p>
          </table:table-cell>
          <table:table-cell table:style-name="Table1.A1" office:value-type="string">
            <text:p text:style-name="P1">0x115</text:p>
          </table:table-cell>
          <table:table-cell table:style-name="Table1.A1" office:value-type="string">
            <text:p text:style-name="Table_20_Contents">int fd</text:p>
          </table:table-cell>
          <table:table-cell table:style-name="Table1.A1" office:value-type="string">
            <text:p text:style-name="Table_20_Contents">loff_t offset</text:p>
          </table:table-cell>
          <table:table-cell table:style-name="Table1.A1" office:value-type="string">
            <text:p text:style-name="Table_20_Contents">loff_t nbytes</text:p>
          </table:table-cell>
          <table:table-cell table:style-name="Table1.A1" office:value-type="string">
            <text:p text:style-name="Table_20_Contents">unsigned int 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78</text:p>
          </table:table-cell>
          <table:table-cell table:style-name="Table1.A1" office:value-type="string">
            <text:p text:style-name="Table_20_Contents">vmsplice</text:p>
          </table:table-cell>
          <table:table-cell table:style-name="Table1.A1" office:value-type="string">
            <text:p text:style-name="P1"><text:a xlink:type="simple" xlink:href="https://man7.org/linux/man-pages/man2/vmsplice.2.html" text:style-name="Internet_20_link" text:visited-style-name="Visited_20_Internet_20_Link">man/</text:a> <text:a xlink:type="simple" xlink:href="https://source.chromium.org/search?ss=chromiumos&amp;q=SYSCALL_DEFINE.*vmsplice" text:style-name="Internet_20_link" text:visited-style-name="Visited_20_Internet_20_Link">cs/</text:a></text:p>
          </table:table-cell>
          <table:table-cell table:style-name="Table1.A1" office:value-type="string">
            <text:p text:style-name="P1">0x116</text:p>
          </table:table-cell>
          <table:table-cell table:style-name="Table1.A1" office:value-type="string">
            <text:p text:style-name="Table_20_Contents">int fd</text:p>
          </table:table-cell>
          <table:table-cell table:style-name="Table1.A1" office:value-type="string">
            <text:p text:style-name="Table_20_Contents">const struct iovec *iov</text:p>
          </table:table-cell>
          <table:table-cell table:style-name="Table1.A1" office:value-type="string">
            <text:p text:style-name="Table_20_Contents">unsigned long nr_segs</text:p>
          </table:table-cell>
          <table:table-cell table:style-name="Table1.A1" office:value-type="string">
            <text:p text:style-name="Table_20_Contents">unsigned int 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79</text:p>
          </table:table-cell>
          <table:table-cell table:style-name="Table1.A1" office:value-type="string">
            <text:p text:style-name="Table_20_Contents">move_pages</text:p>
          </table:table-cell>
          <table:table-cell table:style-name="Table1.A1" office:value-type="string">
            <text:p text:style-name="P1"><text:a xlink:type="simple" xlink:href="https://man7.org/linux/man-pages/man2/move_pages.2.html" text:style-name="Internet_20_link" text:visited-style-name="Visited_20_Internet_20_Link">man/</text:a> <text:a xlink:type="simple" xlink:href="https://source.chromium.org/search?ss=chromiumos&amp;q=SYSCALL_DEFINE.*move_pages" text:style-name="Internet_20_link" text:visited-style-name="Visited_20_Internet_20_Link">cs/</text:a></text:p>
          </table:table-cell>
          <table:table-cell table:style-name="Table1.A1" office:value-type="string">
            <text:p text:style-name="P1">0x117</text:p>
          </table:table-cell>
          <table:table-cell table:style-name="Table1.A1" office:value-type="string">
            <text:p text:style-name="Table_20_Contents">pid_t pid</text:p>
          </table:table-cell>
          <table:table-cell table:style-name="Table1.A1" office:value-type="string">
            <text:p text:style-name="Table_20_Contents">unsigned long nr_pages</text:p>
          </table:table-cell>
          <table:table-cell table:style-name="Table1.A1" office:value-type="string">
            <text:p text:style-name="Table_20_Contents">const void * *pages</text:p>
          </table:table-cell>
          <table:table-cell table:style-name="Table1.A1" office:value-type="string">
            <text:p text:style-name="Table_20_Contents">const int *nodes</text:p>
          </table:table-cell>
          <table:table-cell table:style-name="Table1.A1" office:value-type="string">
            <text:p text:style-name="Table_20_Contents">int *status</text:p>
          </table:table-cell>
          <table:table-cell table:style-name="Table1.A1" office:value-type="string">
            <text:p text:style-name="Table_20_Contents">int flags</text:p>
          </table:table-cell>
        </table:table-row>
        <table:table-row table:style-name="TableLine94107333621072">
          <table:table-cell table:style-name="Table1.A1" office:value-type="string">
            <text:p text:style-name="P1">280</text:p>
          </table:table-cell>
          <table:table-cell table:style-name="Table1.A1" office:value-type="string">
            <text:p text:style-name="Table_20_Contents">utimensat</text:p>
          </table:table-cell>
          <table:table-cell table:style-name="Table1.A1" office:value-type="string">
            <text:p text:style-name="P1"><text:a xlink:type="simple" xlink:href="https://man7.org/linux/man-pages/man2/utimensat.2.html" text:style-name="Internet_20_link" text:visited-style-name="Visited_20_Internet_20_Link">man/</text:a> <text:a xlink:type="simple" xlink:href="https://source.chromium.org/search?ss=chromiumos&amp;q=SYSCALL_DEFINE.*utimensat" text:style-name="Internet_20_link" text:visited-style-name="Visited_20_Internet_20_Link">cs/</text:a></text:p>
          </table:table-cell>
          <table:table-cell table:style-name="Table1.A1" office:value-type="string">
            <text:p text:style-name="P1">0x118</text:p>
          </table:table-cell>
          <table:table-cell table:style-name="Table1.A1" office:value-type="string">
            <text:p text:style-name="Table_20_Contents">int dfd</text:p>
          </table:table-cell>
          <table:table-cell table:style-name="Table1.A1" office:value-type="string">
            <text:p text:style-name="Table_20_Contents">const char *filename</text:p>
          </table:table-cell>
          <table:table-cell table:style-name="Table1.A1" office:value-type="string">
            <text:p text:style-name="Table_20_Contents">struct __kernel_timespec *utimes</text:p>
          </table:table-cell>
          <table:table-cell table:style-name="Table1.A1" office:value-type="string">
            <text:p text:style-name="Table_20_Contents">int 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81</text:p>
          </table:table-cell>
          <table:table-cell table:style-name="Table1.A1" office:value-type="string">
            <text:p text:style-name="Table_20_Contents">epoll_pwait</text:p>
          </table:table-cell>
          <table:table-cell table:style-name="Table1.A1" office:value-type="string">
            <text:p text:style-name="P1"><text:a xlink:type="simple" xlink:href="https://man7.org/linux/man-pages/man2/epoll_pwait.2.html" text:style-name="Internet_20_link" text:visited-style-name="Visited_20_Internet_20_Link">man/</text:a> <text:a xlink:type="simple" xlink:href="https://source.chromium.org/search?ss=chromiumos&amp;q=SYSCALL_DEFINE.*epoll_pwait" text:style-name="Internet_20_link" text:visited-style-name="Visited_20_Internet_20_Link">cs/</text:a></text:p>
          </table:table-cell>
          <table:table-cell table:style-name="Table1.A1" office:value-type="string">
            <text:p text:style-name="P1">0x119</text:p>
          </table:table-cell>
          <table:table-cell table:style-name="Table1.A1" office:value-type="string">
            <text:p text:style-name="Table_20_Contents">int epfd</text:p>
          </table:table-cell>
          <table:table-cell table:style-name="Table1.A1" office:value-type="string">
            <text:p text:style-name="Table_20_Contents">struct epoll_event *events</text:p>
          </table:table-cell>
          <table:table-cell table:style-name="Table1.A1" office:value-type="string">
            <text:p text:style-name="Table_20_Contents">int maxevents</text:p>
          </table:table-cell>
          <table:table-cell table:style-name="Table1.A1" office:value-type="string">
            <text:p text:style-name="Table_20_Contents">int timeout</text:p>
          </table:table-cell>
          <table:table-cell table:style-name="Table1.A1" office:value-type="string">
            <text:p text:style-name="Table_20_Contents">const sigset_t *sigmask</text:p>
          </table:table-cell>
          <table:table-cell table:style-name="Table1.A1" office:value-type="string">
            <text:p text:style-name="Table_20_Contents">size_t sigsetsize</text:p>
          </table:table-cell>
        </table:table-row>
        <table:table-row table:style-name="TableLine94107333621072">
          <table:table-cell table:style-name="Table1.A1" office:value-type="string">
            <text:p text:style-name="P1">282</text:p>
          </table:table-cell>
          <table:table-cell table:style-name="Table1.A1" office:value-type="string">
            <text:p text:style-name="Table_20_Contents">signalfd</text:p>
          </table:table-cell>
          <table:table-cell table:style-name="Table1.A1" office:value-type="string">
            <text:p text:style-name="P1"><text:a xlink:type="simple" xlink:href="https://man7.org/linux/man-pages/man2/signalfd.2.html" text:style-name="Internet_20_link" text:visited-style-name="Visited_20_Internet_20_Link">man/</text:a> <text:a xlink:type="simple" xlink:href="https://source.chromium.org/search?ss=chromiumos&amp;q=SYSCALL_DEFINE.*signalfd" text:style-name="Internet_20_link" text:visited-style-name="Visited_20_Internet_20_Link">cs/</text:a></text:p>
          </table:table-cell>
          <table:table-cell table:style-name="Table1.A1" office:value-type="string">
            <text:p text:style-name="P1">0x11a</text:p>
          </table:table-cell>
          <table:table-cell table:style-name="Table1.A1" office:value-type="string">
            <text:p text:style-name="Table_20_Contents">int ufd</text:p>
          </table:table-cell>
          <table:table-cell table:style-name="Table1.A1" office:value-type="string">
            <text:p text:style-name="Table_20_Contents">sigset_t *user_mask</text:p>
          </table:table-cell>
          <table:table-cell table:style-name="Table1.A1" office:value-type="string">
            <text:p text:style-name="Table_20_Contents">size_t sizemask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83</text:p>
          </table:table-cell>
          <table:table-cell table:style-name="Table1.A1" office:value-type="string">
            <text:p text:style-name="Table_20_Contents">timerfd_create</text:p>
          </table:table-cell>
          <table:table-cell table:style-name="Table1.A1" office:value-type="string">
            <text:p text:style-name="P1"><text:a xlink:type="simple" xlink:href="https://man7.org/linux/man-pages/man2/timerfd_create.2.html" text:style-name="Internet_20_link" text:visited-style-name="Visited_20_Internet_20_Link">man/</text:a> <text:a xlink:type="simple" xlink:href="https://source.chromium.org/search?ss=chromiumos&amp;q=SYSCALL_DEFINE.*timerfd_create" text:style-name="Internet_20_link" text:visited-style-name="Visited_20_Internet_20_Link">cs/</text:a></text:p>
          </table:table-cell>
          <table:table-cell table:style-name="Table1.A1" office:value-type="string">
            <text:p text:style-name="P1">0x11b</text:p>
          </table:table-cell>
          <table:table-cell table:style-name="Table1.A1" office:value-type="string">
            <text:p text:style-name="Table_20_Contents">int clockid</text:p>
          </table:table-cell>
          <table:table-cell table:style-name="Table1.A1" office:value-type="string">
            <text:p text:style-name="Table_20_Contents">int 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84</text:p>
          </table:table-cell>
          <table:table-cell table:style-name="Table1.A1" office:value-type="string">
            <text:p text:style-name="Table_20_Contents">eventfd</text:p>
          </table:table-cell>
          <table:table-cell table:style-name="Table1.A1" office:value-type="string">
            <text:p text:style-name="P1"><text:a xlink:type="simple" xlink:href="https://man7.org/linux/man-pages/man2/eventfd.2.html" text:style-name="Internet_20_link" text:visited-style-name="Visited_20_Internet_20_Link">man/</text:a> <text:a xlink:type="simple" xlink:href="https://source.chromium.org/search?ss=chromiumos&amp;q=SYSCALL_DEFINE.*eventfd" text:style-name="Internet_20_link" text:visited-style-name="Visited_20_Internet_20_Link">cs/</text:a></text:p>
          </table:table-cell>
          <table:table-cell table:style-name="Table1.A1" office:value-type="string">
            <text:p text:style-name="P1">0x11c</text:p>
          </table:table-cell>
          <table:table-cell table:style-name="Table1.A1" office:value-type="string">
            <text:p text:style-name="Table_20_Contents">unsigned int count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85</text:p>
          </table:table-cell>
          <table:table-cell table:style-name="Table1.A1" office:value-type="string">
            <text:p text:style-name="Table_20_Contents">fallocate</text:p>
          </table:table-cell>
          <table:table-cell table:style-name="Table1.A1" office:value-type="string">
            <text:p text:style-name="P1"><text:a xlink:type="simple" xlink:href="https://man7.org/linux/man-pages/man2/fallocate.2.html" text:style-name="Internet_20_link" text:visited-style-name="Visited_20_Internet_20_Link">man/</text:a> <text:a xlink:type="simple" xlink:href="https://source.chromium.org/search?ss=chromiumos&amp;q=SYSCALL_DEFINE.*fallocate" text:style-name="Internet_20_link" text:visited-style-name="Visited_20_Internet_20_Link">cs/</text:a></text:p>
          </table:table-cell>
          <table:table-cell table:style-name="Table1.A1" office:value-type="string">
            <text:p text:style-name="P1">0x11d</text:p>
          </table:table-cell>
          <table:table-cell table:style-name="Table1.A1" office:value-type="string">
            <text:p text:style-name="Table_20_Contents">int fd</text:p>
          </table:table-cell>
          <table:table-cell table:style-name="Table1.A1" office:value-type="string">
            <text:p text:style-name="Table_20_Contents">int mode</text:p>
          </table:table-cell>
          <table:table-cell table:style-name="Table1.A1" office:value-type="string">
            <text:p text:style-name="Table_20_Contents">loff_t offset</text:p>
          </table:table-cell>
          <table:table-cell table:style-name="Table1.A1" office:value-type="string">
            <text:p text:style-name="Table_20_Contents">loff_t len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86</text:p>
          </table:table-cell>
          <table:table-cell table:style-name="Table1.A1" office:value-type="string">
            <text:p text:style-name="Table_20_Contents">timerfd_settime</text:p>
          </table:table-cell>
          <table:table-cell table:style-name="Table1.A1" office:value-type="string">
            <text:p text:style-name="P1"><text:a xlink:type="simple" xlink:href="https://man7.org/linux/man-pages/man2/timerfd_settime.2.html" text:style-name="Internet_20_link" text:visited-style-name="Visited_20_Internet_20_Link">man/</text:a> <text:a xlink:type="simple" xlink:href="https://source.chromium.org/search?ss=chromiumos&amp;q=SYSCALL_DEFINE.*timerfd_settime" text:style-name="Internet_20_link" text:visited-style-name="Visited_20_Internet_20_Link">cs/</text:a></text:p>
          </table:table-cell>
          <table:table-cell table:style-name="Table1.A1" office:value-type="string">
            <text:p text:style-name="P1">0x11e</text:p>
          </table:table-cell>
          <table:table-cell table:style-name="Table1.A1" office:value-type="string">
            <text:p text:style-name="Table_20_Contents">int ufd</text:p>
          </table:table-cell>
          <table:table-cell table:style-name="Table1.A1" office:value-type="string">
            <text:p text:style-name="Table_20_Contents">int flags</text:p>
          </table:table-cell>
          <table:table-cell table:style-name="Table1.A1" office:value-type="string">
            <text:p text:style-name="Table_20_Contents">const struct __kernel_itimerspec *utmr</text:p>
          </table:table-cell>
          <table:table-cell table:style-name="Table1.A1" office:value-type="string">
            <text:p text:style-name="Table_20_Contents">struct __kernel_itimerspec *otmr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87</text:p>
          </table:table-cell>
          <table:table-cell table:style-name="Table1.A1" office:value-type="string">
            <text:p text:style-name="Table_20_Contents">timerfd_gettime</text:p>
          </table:table-cell>
          <table:table-cell table:style-name="Table1.A1" office:value-type="string">
            <text:p text:style-name="P1"><text:a xlink:type="simple" xlink:href="https://man7.org/linux/man-pages/man2/timerfd_gettime.2.html" text:style-name="Internet_20_link" text:visited-style-name="Visited_20_Internet_20_Link">man/</text:a> <text:a xlink:type="simple" xlink:href="https://source.chromium.org/search?ss=chromiumos&amp;q=SYSCALL_DEFINE.*timerfd_gettime" text:style-name="Internet_20_link" text:visited-style-name="Visited_20_Internet_20_Link">cs/</text:a></text:p>
          </table:table-cell>
          <table:table-cell table:style-name="Table1.A1" office:value-type="string">
            <text:p text:style-name="P1">0x11f</text:p>
          </table:table-cell>
          <table:table-cell table:style-name="Table1.A1" office:value-type="string">
            <text:p text:style-name="Table_20_Contents">int ufd</text:p>
          </table:table-cell>
          <table:table-cell table:style-name="Table1.A1" office:value-type="string">
            <text:p text:style-name="Table_20_Contents">struct __kernel_itimerspec *otmr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88</text:p>
          </table:table-cell>
          <table:table-cell table:style-name="Table1.A1" office:value-type="string">
            <text:p text:style-name="Table_20_Contents">accept4</text:p>
          </table:table-cell>
          <table:table-cell table:style-name="Table1.A1" office:value-type="string">
            <text:p text:style-name="P1"><text:a xlink:type="simple" xlink:href="https://man7.org/linux/man-pages/man2/accept4.2.html" text:style-name="Internet_20_link" text:visited-style-name="Visited_20_Internet_20_Link">man/</text:a> <text:a xlink:type="simple" xlink:href="https://source.chromium.org/search?ss=chromiumos&amp;q=SYSCALL_DEFINE.*accept4" text:style-name="Internet_20_link" text:visited-style-name="Visited_20_Internet_20_Link">cs/</text:a></text:p>
          </table:table-cell>
          <table:table-cell table:style-name="Table1.A1" office:value-type="string">
            <text:p text:style-name="P1">0x120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struct sockaddr *</text:p>
          </table:table-cell>
          <table:table-cell table:style-name="Table1.A1" office:value-type="string">
            <text:p text:style-name="Table_20_Contents">int *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89</text:p>
          </table:table-cell>
          <table:table-cell table:style-name="Table1.A1" office:value-type="string">
            <text:p text:style-name="Table_20_Contents">signalfd4</text:p>
          </table:table-cell>
          <table:table-cell table:style-name="Table1.A1" office:value-type="string">
            <text:p text:style-name="P1"><text:a xlink:type="simple" xlink:href="https://man7.org/linux/man-pages/man2/signalfd4.2.html" text:style-name="Internet_20_link" text:visited-style-name="Visited_20_Internet_20_Link">man/</text:a> <text:a xlink:type="simple" xlink:href="https://source.chromium.org/search?ss=chromiumos&amp;q=SYSCALL_DEFINE.*signalfd4" text:style-name="Internet_20_link" text:visited-style-name="Visited_20_Internet_20_Link">cs/</text:a></text:p>
          </table:table-cell>
          <table:table-cell table:style-name="Table1.A1" office:value-type="string">
            <text:p text:style-name="P1">0x121</text:p>
          </table:table-cell>
          <table:table-cell table:style-name="Table1.A1" office:value-type="string">
            <text:p text:style-name="Table_20_Contents">int ufd</text:p>
          </table:table-cell>
          <table:table-cell table:style-name="Table1.A1" office:value-type="string">
            <text:p text:style-name="Table_20_Contents">sigset_t *user_mask</text:p>
          </table:table-cell>
          <table:table-cell table:style-name="Table1.A1" office:value-type="string">
            <text:p text:style-name="Table_20_Contents">size_t sizemask</text:p>
          </table:table-cell>
          <table:table-cell table:style-name="Table1.A1" office:value-type="string">
            <text:p text:style-name="Table_20_Contents">int 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90</text:p>
          </table:table-cell>
          <table:table-cell table:style-name="Table1.A1" office:value-type="string">
            <text:p text:style-name="Table_20_Contents">eventfd2</text:p>
          </table:table-cell>
          <table:table-cell table:style-name="Table1.A1" office:value-type="string">
            <text:p text:style-name="P1"><text:a xlink:type="simple" xlink:href="https://man7.org/linux/man-pages/man2/eventfd2.2.html" text:style-name="Internet_20_link" text:visited-style-name="Visited_20_Internet_20_Link">man/</text:a> <text:a xlink:type="simple" xlink:href="https://source.chromium.org/search?ss=chromiumos&amp;q=SYSCALL_DEFINE.*eventfd2" text:style-name="Internet_20_link" text:visited-style-name="Visited_20_Internet_20_Link">cs/</text:a></text:p>
          </table:table-cell>
          <table:table-cell table:style-name="Table1.A1" office:value-type="string">
            <text:p text:style-name="P1">0x122</text:p>
          </table:table-cell>
          <table:table-cell table:style-name="Table1.A1" office:value-type="string">
            <text:p text:style-name="Table_20_Contents">unsigned int count</text:p>
          </table:table-cell>
          <table:table-cell table:style-name="Table1.A1" office:value-type="string">
            <text:p text:style-name="Table_20_Contents">int 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91</text:p>
          </table:table-cell>
          <table:table-cell table:style-name="Table1.A1" office:value-type="string">
            <text:p text:style-name="Table_20_Contents">epoll_create1</text:p>
          </table:table-cell>
          <table:table-cell table:style-name="Table1.A1" office:value-type="string">
            <text:p text:style-name="P1"><text:a xlink:type="simple" xlink:href="https://man7.org/linux/man-pages/man2/epoll_create1.2.html" text:style-name="Internet_20_link" text:visited-style-name="Visited_20_Internet_20_Link">man/</text:a> <text:a xlink:type="simple" xlink:href="https://source.chromium.org/search?ss=chromiumos&amp;q=SYSCALL_DEFINE.*epoll_create1" text:style-name="Internet_20_link" text:visited-style-name="Visited_20_Internet_20_Link">cs/</text:a></text:p>
          </table:table-cell>
          <table:table-cell table:style-name="Table1.A1" office:value-type="string">
            <text:p text:style-name="P1">0x123</text:p>
          </table:table-cell>
          <table:table-cell table:style-name="Table1.A1" office:value-type="string">
            <text:p text:style-name="Table_20_Contents">int 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ext:soft-page-break/>
        <table:table-row table:style-name="TableLine94107333621072">
          <table:table-cell table:style-name="Table1.A1" office:value-type="string">
            <text:p text:style-name="P1">292</text:p>
          </table:table-cell>
          <table:table-cell table:style-name="Table1.A1" office:value-type="string">
            <text:p text:style-name="Table_20_Contents">dup3</text:p>
          </table:table-cell>
          <table:table-cell table:style-name="Table1.A1" office:value-type="string">
            <text:p text:style-name="P1"><text:a xlink:type="simple" xlink:href="https://man7.org/linux/man-pages/man2/dup3.2.html" text:style-name="Internet_20_link" text:visited-style-name="Visited_20_Internet_20_Link">man/</text:a> <text:a xlink:type="simple" xlink:href="https://source.chromium.org/search?ss=chromiumos&amp;q=SYSCALL_DEFINE.*dup3" text:style-name="Internet_20_link" text:visited-style-name="Visited_20_Internet_20_Link">cs/</text:a></text:p>
          </table:table-cell>
          <table:table-cell table:style-name="Table1.A1" office:value-type="string">
            <text:p text:style-name="P1">0x124</text:p>
          </table:table-cell>
          <table:table-cell table:style-name="Table1.A1" office:value-type="string">
            <text:p text:style-name="Table_20_Contents">unsigned int oldfd</text:p>
          </table:table-cell>
          <table:table-cell table:style-name="Table1.A1" office:value-type="string">
            <text:p text:style-name="Table_20_Contents">unsigned int newfd</text:p>
          </table:table-cell>
          <table:table-cell table:style-name="Table1.A1" office:value-type="string">
            <text:p text:style-name="Table_20_Contents">int 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93</text:p>
          </table:table-cell>
          <table:table-cell table:style-name="Table1.A1" office:value-type="string">
            <text:p text:style-name="Table_20_Contents">pipe2</text:p>
          </table:table-cell>
          <table:table-cell table:style-name="Table1.A1" office:value-type="string">
            <text:p text:style-name="P1"><text:a xlink:type="simple" xlink:href="https://man7.org/linux/man-pages/man2/pipe2.2.html" text:style-name="Internet_20_link" text:visited-style-name="Visited_20_Internet_20_Link">man/</text:a> <text:a xlink:type="simple" xlink:href="https://source.chromium.org/search?ss=chromiumos&amp;q=SYSCALL_DEFINE.*pipe2" text:style-name="Internet_20_link" text:visited-style-name="Visited_20_Internet_20_Link">cs/</text:a></text:p>
          </table:table-cell>
          <table:table-cell table:style-name="Table1.A1" office:value-type="string">
            <text:p text:style-name="P1">0x125</text:p>
          </table:table-cell>
          <table:table-cell table:style-name="Table1.A1" office:value-type="string">
            <text:p text:style-name="Table_20_Contents">int *fildes</text:p>
          </table:table-cell>
          <table:table-cell table:style-name="Table1.A1" office:value-type="string">
            <text:p text:style-name="Table_20_Contents">int 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94</text:p>
          </table:table-cell>
          <table:table-cell table:style-name="Table1.A1" office:value-type="string">
            <text:p text:style-name="Table_20_Contents">inotify_init1</text:p>
          </table:table-cell>
          <table:table-cell table:style-name="Table1.A1" office:value-type="string">
            <text:p text:style-name="P1"><text:a xlink:type="simple" xlink:href="https://man7.org/linux/man-pages/man2/inotify_init1.2.html" text:style-name="Internet_20_link" text:visited-style-name="Visited_20_Internet_20_Link">man/</text:a> <text:a xlink:type="simple" xlink:href="https://source.chromium.org/search?ss=chromiumos&amp;q=SYSCALL_DEFINE.*inotify_init1" text:style-name="Internet_20_link" text:visited-style-name="Visited_20_Internet_20_Link">cs/</text:a></text:p>
          </table:table-cell>
          <table:table-cell table:style-name="Table1.A1" office:value-type="string">
            <text:p text:style-name="P1">0x126</text:p>
          </table:table-cell>
          <table:table-cell table:style-name="Table1.A1" office:value-type="string">
            <text:p text:style-name="Table_20_Contents">int 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95</text:p>
          </table:table-cell>
          <table:table-cell table:style-name="Table1.A1" office:value-type="string">
            <text:p text:style-name="Table_20_Contents">preadv</text:p>
          </table:table-cell>
          <table:table-cell table:style-name="Table1.A1" office:value-type="string">
            <text:p text:style-name="P1"><text:a xlink:type="simple" xlink:href="https://man7.org/linux/man-pages/man2/preadv.2.html" text:style-name="Internet_20_link" text:visited-style-name="Visited_20_Internet_20_Link">man/</text:a> <text:a xlink:type="simple" xlink:href="https://source.chromium.org/search?ss=chromiumos&amp;q=SYSCALL_DEFINE.*preadv" text:style-name="Internet_20_link" text:visited-style-name="Visited_20_Internet_20_Link">cs/</text:a></text:p>
          </table:table-cell>
          <table:table-cell table:style-name="Table1.A1" office:value-type="string">
            <text:p text:style-name="P1">0x127</text:p>
          </table:table-cell>
          <table:table-cell table:style-name="Table1.A1" office:value-type="string">
            <text:p text:style-name="Table_20_Contents">unsigned long fd</text:p>
          </table:table-cell>
          <table:table-cell table:style-name="Table1.A1" office:value-type="string">
            <text:p text:style-name="Table_20_Contents">const struct iovec *vec</text:p>
          </table:table-cell>
          <table:table-cell table:style-name="Table1.A1" office:value-type="string">
            <text:p text:style-name="Table_20_Contents">unsigned long vlen</text:p>
          </table:table-cell>
          <table:table-cell table:style-name="Table1.A1" office:value-type="string">
            <text:p text:style-name="Table_20_Contents">unsigned long pos_l</text:p>
          </table:table-cell>
          <table:table-cell table:style-name="Table1.A1" office:value-type="string">
            <text:p text:style-name="Table_20_Contents">unsigned long pos_h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96</text:p>
          </table:table-cell>
          <table:table-cell table:style-name="Table1.A1" office:value-type="string">
            <text:p text:style-name="Table_20_Contents">pwritev</text:p>
          </table:table-cell>
          <table:table-cell table:style-name="Table1.A1" office:value-type="string">
            <text:p text:style-name="P1"><text:a xlink:type="simple" xlink:href="https://man7.org/linux/man-pages/man2/pwritev.2.html" text:style-name="Internet_20_link" text:visited-style-name="Visited_20_Internet_20_Link">man/</text:a> <text:a xlink:type="simple" xlink:href="https://source.chromium.org/search?ss=chromiumos&amp;q=SYSCALL_DEFINE.*pwritev" text:style-name="Internet_20_link" text:visited-style-name="Visited_20_Internet_20_Link">cs/</text:a></text:p>
          </table:table-cell>
          <table:table-cell table:style-name="Table1.A1" office:value-type="string">
            <text:p text:style-name="P1">0x128</text:p>
          </table:table-cell>
          <table:table-cell table:style-name="Table1.A1" office:value-type="string">
            <text:p text:style-name="Table_20_Contents">unsigned long fd</text:p>
          </table:table-cell>
          <table:table-cell table:style-name="Table1.A1" office:value-type="string">
            <text:p text:style-name="Table_20_Contents">const struct iovec *vec</text:p>
          </table:table-cell>
          <table:table-cell table:style-name="Table1.A1" office:value-type="string">
            <text:p text:style-name="Table_20_Contents">unsigned long vlen</text:p>
          </table:table-cell>
          <table:table-cell table:style-name="Table1.A1" office:value-type="string">
            <text:p text:style-name="Table_20_Contents">unsigned long pos_l</text:p>
          </table:table-cell>
          <table:table-cell table:style-name="Table1.A1" office:value-type="string">
            <text:p text:style-name="Table_20_Contents">unsigned long pos_h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97</text:p>
          </table:table-cell>
          <table:table-cell table:style-name="Table1.A1" office:value-type="string">
            <text:p text:style-name="Table_20_Contents">rt_tgsigqueueinfo</text:p>
          </table:table-cell>
          <table:table-cell table:style-name="Table1.A1" office:value-type="string">
            <text:p text:style-name="P1"><text:a xlink:type="simple" xlink:href="https://man7.org/linux/man-pages/man2/rt_tgsigqueueinfo.2.html" text:style-name="Internet_20_link" text:visited-style-name="Visited_20_Internet_20_Link">man/</text:a> <text:a xlink:type="simple" xlink:href="https://source.chromium.org/search?ss=chromiumos&amp;q=SYSCALL_DEFINE.*rt_tgsigqueueinfo" text:style-name="Internet_20_link" text:visited-style-name="Visited_20_Internet_20_Link">cs/</text:a></text:p>
          </table:table-cell>
          <table:table-cell table:style-name="Table1.A1" office:value-type="string">
            <text:p text:style-name="P1">0x129</text:p>
          </table:table-cell>
          <table:table-cell table:style-name="Table1.A1" office:value-type="string">
            <text:p text:style-name="Table_20_Contents">pid_t tgid</text:p>
          </table:table-cell>
          <table:table-cell table:style-name="Table1.A1" office:value-type="string">
            <text:p text:style-name="Table_20_Contents">pid_t pid</text:p>
          </table:table-cell>
          <table:table-cell table:style-name="Table1.A1" office:value-type="string">
            <text:p text:style-name="Table_20_Contents">int sig</text:p>
          </table:table-cell>
          <table:table-cell table:style-name="Table1.A1" office:value-type="string">
            <text:p text:style-name="Table_20_Contents">siginfo_t *uinfo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98</text:p>
          </table:table-cell>
          <table:table-cell table:style-name="Table1.A1" office:value-type="string">
            <text:p text:style-name="Table_20_Contents">perf_event_open</text:p>
          </table:table-cell>
          <table:table-cell table:style-name="Table1.A1" office:value-type="string">
            <text:p text:style-name="P1"><text:a xlink:type="simple" xlink:href="https://man7.org/linux/man-pages/man2/perf_event_open.2.html" text:style-name="Internet_20_link" text:visited-style-name="Visited_20_Internet_20_Link">man/</text:a> <text:a xlink:type="simple" xlink:href="https://source.chromium.org/search?ss=chromiumos&amp;q=SYSCALL_DEFINE.*perf_event_open" text:style-name="Internet_20_link" text:visited-style-name="Visited_20_Internet_20_Link">cs/</text:a></text:p>
          </table:table-cell>
          <table:table-cell table:style-name="Table1.A1" office:value-type="string">
            <text:p text:style-name="P1">0x12a</text:p>
          </table:table-cell>
          <table:table-cell table:style-name="Table1.A1" office:value-type="string">
            <text:p text:style-name="Table_20_Contents">struct perf_event_attr *attr_uptr</text:p>
          </table:table-cell>
          <table:table-cell table:style-name="Table1.A1" office:value-type="string">
            <text:p text:style-name="Table_20_Contents">pid_t pid</text:p>
          </table:table-cell>
          <table:table-cell table:style-name="Table1.A1" office:value-type="string">
            <text:p text:style-name="Table_20_Contents">int cpu</text:p>
          </table:table-cell>
          <table:table-cell table:style-name="Table1.A1" office:value-type="string">
            <text:p text:style-name="Table_20_Contents">int group_fd</text:p>
          </table:table-cell>
          <table:table-cell table:style-name="Table1.A1" office:value-type="string">
            <text:p text:style-name="Table_20_Contents">unsigned long flags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299</text:p>
          </table:table-cell>
          <table:table-cell table:style-name="Table1.A1" office:value-type="string">
            <text:p text:style-name="Table_20_Contents">recvmmsg</text:p>
          </table:table-cell>
          <table:table-cell table:style-name="Table1.A1" office:value-type="string">
            <text:p text:style-name="P1"><text:a xlink:type="simple" xlink:href="https://man7.org/linux/man-pages/man2/recvmmsg.2.html" text:style-name="Internet_20_link" text:visited-style-name="Visited_20_Internet_20_Link">man/</text:a> <text:a xlink:type="simple" xlink:href="https://source.chromium.org/search?ss=chromiumos&amp;q=SYSCALL_DEFINE.*recvmmsg" text:style-name="Internet_20_link" text:visited-style-name="Visited_20_Internet_20_Link">cs/</text:a></text:p>
          </table:table-cell>
          <table:table-cell table:style-name="Table1.A1" office:value-type="string">
            <text:p text:style-name="P1">0x12b</text:p>
          </table:table-cell>
          <table:table-cell table:style-name="Table1.A1" office:value-type="string">
            <text:p text:style-name="Table_20_Contents">int fd</text:p>
          </table:table-cell>
          <table:table-cell table:style-name="Table1.A1" office:value-type="string">
            <text:p text:style-name="Table_20_Contents">struct mmsghdr *msg</text:p>
          </table:table-cell>
          <table:table-cell table:style-name="Table1.A1" office:value-type="string">
            <text:p text:style-name="Table_20_Contents">unsigned int vlen</text:p>
          </table:table-cell>
          <table:table-cell table:style-name="Table1.A1" office:value-type="string">
            <text:p text:style-name="Table_20_Contents">unsigned flags</text:p>
          </table:table-cell>
          <table:table-cell table:style-name="Table1.A1" office:value-type="string">
            <text:p text:style-name="Table_20_Contents">struct __kernel_timespec *timeout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00</text:p>
          </table:table-cell>
          <table:table-cell table:style-name="Table1.A1" office:value-type="string">
            <text:p text:style-name="Table_20_Contents">fanotify_init</text:p>
          </table:table-cell>
          <table:table-cell table:style-name="Table1.A1" office:value-type="string">
            <text:p text:style-name="P1"><text:a xlink:type="simple" xlink:href="https://man7.org/linux/man-pages/man2/fanotify_init.2.html" text:style-name="Internet_20_link" text:visited-style-name="Visited_20_Internet_20_Link">man/</text:a> <text:a xlink:type="simple" xlink:href="https://source.chromium.org/search?ss=chromiumos&amp;q=SYSCALL_DEFINE.*fanotify_init" text:style-name="Internet_20_link" text:visited-style-name="Visited_20_Internet_20_Link">cs/</text:a></text:p>
          </table:table-cell>
          <table:table-cell table:style-name="Table1.A1" office:value-type="string">
            <text:p text:style-name="P1">0x12c</text:p>
          </table:table-cell>
          <table:table-cell table:style-name="Table1.A1" office:value-type="string">
            <text:p text:style-name="Table_20_Contents">unsigned int flags</text:p>
          </table:table-cell>
          <table:table-cell table:style-name="Table1.A1" office:value-type="string">
            <text:p text:style-name="Table_20_Contents">unsigned int event_f_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01</text:p>
          </table:table-cell>
          <table:table-cell table:style-name="Table1.A1" office:value-type="string">
            <text:p text:style-name="Table_20_Contents">fanotify_mark</text:p>
          </table:table-cell>
          <table:table-cell table:style-name="Table1.A1" office:value-type="string">
            <text:p text:style-name="P1"><text:a xlink:type="simple" xlink:href="https://man7.org/linux/man-pages/man2/fanotify_mark.2.html" text:style-name="Internet_20_link" text:visited-style-name="Visited_20_Internet_20_Link">man/</text:a> <text:a xlink:type="simple" xlink:href="https://source.chromium.org/search?ss=chromiumos&amp;q=SYSCALL_DEFINE.*fanotify_mark" text:style-name="Internet_20_link" text:visited-style-name="Visited_20_Internet_20_Link">cs/</text:a></text:p>
          </table:table-cell>
          <table:table-cell table:style-name="Table1.A1" office:value-type="string">
            <text:p text:style-name="P1">0x12d</text:p>
          </table:table-cell>
          <table:table-cell table:style-name="Table1.A1" office:value-type="string">
            <text:p text:style-name="Table_20_Contents">int fanotify_fd</text:p>
          </table:table-cell>
          <table:table-cell table:style-name="Table1.A1" office:value-type="string">
            <text:p text:style-name="Table_20_Contents">unsigned int flags</text:p>
          </table:table-cell>
          <table:table-cell table:style-name="Table1.A1" office:value-type="string">
            <text:p text:style-name="Table_20_Contents">u64 mask</text:p>
          </table:table-cell>
          <table:table-cell table:style-name="Table1.A1" office:value-type="string">
            <text:p text:style-name="Table_20_Contents">int fd</text:p>
          </table:table-cell>
          <table:table-cell table:style-name="Table1.A1" office:value-type="string">
            <text:p text:style-name="Table_20_Contents">const char *pathname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02</text:p>
          </table:table-cell>
          <table:table-cell table:style-name="Table1.A1" office:value-type="string">
            <text:p text:style-name="Table_20_Contents">prlimit64</text:p>
          </table:table-cell>
          <table:table-cell table:style-name="Table1.A1" office:value-type="string">
            <text:p text:style-name="P1"><text:a xlink:type="simple" xlink:href="https://man7.org/linux/man-pages/man2/prlimit64.2.html" text:style-name="Internet_20_link" text:visited-style-name="Visited_20_Internet_20_Link">man/</text:a> <text:a xlink:type="simple" xlink:href="https://source.chromium.org/search?ss=chromiumos&amp;q=SYSCALL_DEFINE.*prlimit64" text:style-name="Internet_20_link" text:visited-style-name="Visited_20_Internet_20_Link">cs/</text:a></text:p>
          </table:table-cell>
          <table:table-cell table:style-name="Table1.A1" office:value-type="string">
            <text:p text:style-name="P1">0x12e</text:p>
          </table:table-cell>
          <table:table-cell table:style-name="Table1.A1" office:value-type="string">
            <text:p text:style-name="Table_20_Contents">pid_t pid</text:p>
          </table:table-cell>
          <table:table-cell table:style-name="Table1.A1" office:value-type="string">
            <text:p text:style-name="Table_20_Contents">unsigned int resource</text:p>
          </table:table-cell>
          <table:table-cell table:style-name="Table1.A1" office:value-type="string">
            <text:p text:style-name="Table_20_Contents">const struct rlimit64 *new_rlim</text:p>
          </table:table-cell>
          <table:table-cell table:style-name="Table1.A1" office:value-type="string">
            <text:p text:style-name="Table_20_Contents">struct rlimit64 *old_rlim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03</text:p>
          </table:table-cell>
          <table:table-cell table:style-name="Table1.A1" office:value-type="string">
            <text:p text:style-name="Table_20_Contents">name_to_handle_at</text:p>
          </table:table-cell>
          <table:table-cell table:style-name="Table1.A1" office:value-type="string">
            <text:p text:style-name="P1"><text:a xlink:type="simple" xlink:href="https://man7.org/linux/man-pages/man2/name_to_handle_at.2.html" text:style-name="Internet_20_link" text:visited-style-name="Visited_20_Internet_20_Link">man/</text:a> <text:a xlink:type="simple" xlink:href="https://source.chromium.org/search?ss=chromiumos&amp;q=SYSCALL_DEFINE.*name_to_handle_at" text:style-name="Internet_20_link" text:visited-style-name="Visited_20_Internet_20_Link">cs/</text:a></text:p>
          </table:table-cell>
          <table:table-cell table:style-name="Table1.A1" office:value-type="string">
            <text:p text:style-name="P1">0x12f</text:p>
          </table:table-cell>
          <table:table-cell table:style-name="Table1.A1" office:value-type="string">
            <text:p text:style-name="Table_20_Contents">int dfd</text:p>
          </table:table-cell>
          <table:table-cell table:style-name="Table1.A1" office:value-type="string">
            <text:p text:style-name="Table_20_Contents">const char *name</text:p>
          </table:table-cell>
          <table:table-cell table:style-name="Table1.A1" office:value-type="string">
            <text:p text:style-name="Table_20_Contents">struct file_handle *handle</text:p>
          </table:table-cell>
          <table:table-cell table:style-name="Table1.A1" office:value-type="string">
            <text:p text:style-name="Table_20_Contents">int *mnt_id</text:p>
          </table:table-cell>
          <table:table-cell table:style-name="Table1.A1" office:value-type="string">
            <text:p text:style-name="Table_20_Contents">int flag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04</text:p>
          </table:table-cell>
          <table:table-cell table:style-name="Table1.A1" office:value-type="string">
            <text:p text:style-name="Table_20_Contents">open_by_handle_at</text:p>
          </table:table-cell>
          <table:table-cell table:style-name="Table1.A1" office:value-type="string">
            <text:p text:style-name="P1"><text:a xlink:type="simple" xlink:href="https://man7.org/linux/man-pages/man2/open_by_handle_at.2.html" text:style-name="Internet_20_link" text:visited-style-name="Visited_20_Internet_20_Link">man/</text:a> <text:a xlink:type="simple" xlink:href="https://source.chromium.org/search?ss=chromiumos&amp;q=SYSCALL_DEFINE.*open_by_handle_at" text:style-name="Internet_20_link" text:visited-style-name="Visited_20_Internet_20_Link">cs/</text:a></text:p>
          </table:table-cell>
          <table:table-cell table:style-name="Table1.A1" office:value-type="string">
            <text:p text:style-name="P1">0x130</text:p>
          </table:table-cell>
          <table:table-cell table:style-name="Table1.A1" office:value-type="string">
            <text:p text:style-name="Table_20_Contents">int mountdirfd</text:p>
          </table:table-cell>
          <table:table-cell table:style-name="Table1.A1" office:value-type="string">
            <text:p text:style-name="Table_20_Contents">struct file_handle *handle</text:p>
          </table:table-cell>
          <table:table-cell table:style-name="Table1.A1" office:value-type="string">
            <text:p text:style-name="Table_20_Contents">int 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05</text:p>
          </table:table-cell>
          <table:table-cell table:style-name="Table1.A1" office:value-type="string">
            <text:p text:style-name="Table_20_Contents">clock_adjtime</text:p>
          </table:table-cell>
          <table:table-cell table:style-name="Table1.A1" office:value-type="string">
            <text:p text:style-name="P1"><text:a xlink:type="simple" xlink:href="https://man7.org/linux/man-pages/man2/clock_adjtime.2.html" text:style-name="Internet_20_link" text:visited-style-name="Visited_20_Internet_20_Link">man/</text:a> <text:a xlink:type="simple" xlink:href="https://source.chromium.org/search?ss=chromiumos&amp;q=SYSCALL_DEFINE.*clock_adjtime" text:style-name="Internet_20_link" text:visited-style-name="Visited_20_Internet_20_Link">cs/</text:a></text:p>
          </table:table-cell>
          <table:table-cell table:style-name="Table1.A1" office:value-type="string">
            <text:p text:style-name="P1">0x131</text:p>
          </table:table-cell>
          <table:table-cell table:style-name="Table1.A1" office:value-type="string">
            <text:p text:style-name="Table_20_Contents">clockid_t which_clock</text:p>
          </table:table-cell>
          <table:table-cell table:style-name="Table1.A1" office:value-type="string">
            <text:p text:style-name="Table_20_Contents">struct __kernel_timex *tx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06</text:p>
          </table:table-cell>
          <table:table-cell table:style-name="Table1.A1" office:value-type="string">
            <text:p text:style-name="Table_20_Contents">syncfs</text:p>
          </table:table-cell>
          <table:table-cell table:style-name="Table1.A1" office:value-type="string">
            <text:p text:style-name="P1"><text:a xlink:type="simple" xlink:href="https://man7.org/linux/man-pages/man2/syncfs.2.html" text:style-name="Internet_20_link" text:visited-style-name="Visited_20_Internet_20_Link">man/</text:a> <text:a xlink:type="simple" xlink:href="https://source.chromium.org/search?ss=chromiumos&amp;q=SYSCALL_DEFINE.*syncfs" text:style-name="Internet_20_link" text:visited-style-name="Visited_20_Internet_20_Link">cs/</text:a></text:p>
          </table:table-cell>
          <table:table-cell table:style-name="Table1.A1" office:value-type="string">
            <text:p text:style-name="P1">0x132</text:p>
          </table:table-cell>
          <table:table-cell table:style-name="Table1.A1" office:value-type="string">
            <text:p text:style-name="Table_20_Contents">int fd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07</text:p>
          </table:table-cell>
          <table:table-cell table:style-name="Table1.A1" office:value-type="string">
            <text:p text:style-name="Table_20_Contents">sendmmsg</text:p>
          </table:table-cell>
          <table:table-cell table:style-name="Table1.A1" office:value-type="string">
            <text:p text:style-name="P1"><text:a xlink:type="simple" xlink:href="https://man7.org/linux/man-pages/man2/sendmmsg.2.html" text:style-name="Internet_20_link" text:visited-style-name="Visited_20_Internet_20_Link">man/</text:a> <text:a xlink:type="simple" xlink:href="https://source.chromium.org/search?ss=chromiumos&amp;q=SYSCALL_DEFINE.*sendmmsg" text:style-name="Internet_20_link" text:visited-style-name="Visited_20_Internet_20_Link">cs/</text:a></text:p>
          </table:table-cell>
          <table:table-cell table:style-name="Table1.A1" office:value-type="string">
            <text:p text:style-name="P1">0x133</text:p>
          </table:table-cell>
          <table:table-cell table:style-name="Table1.A1" office:value-type="string">
            <text:p text:style-name="Table_20_Contents">int fd</text:p>
          </table:table-cell>
          <table:table-cell table:style-name="Table1.A1" office:value-type="string">
            <text:p text:style-name="Table_20_Contents">struct mmsghdr *msg</text:p>
          </table:table-cell>
          <table:table-cell table:style-name="Table1.A1" office:value-type="string">
            <text:p text:style-name="Table_20_Contents">unsigned int vlen</text:p>
          </table:table-cell>
          <table:table-cell table:style-name="Table1.A1" office:value-type="string">
            <text:p text:style-name="Table_20_Contents">unsigned 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08</text:p>
          </table:table-cell>
          <table:table-cell table:style-name="Table1.A1" office:value-type="string">
            <text:p text:style-name="Table_20_Contents">setns</text:p>
          </table:table-cell>
          <table:table-cell table:style-name="Table1.A1" office:value-type="string">
            <text:p text:style-name="P1"><text:a xlink:type="simple" xlink:href="https://man7.org/linux/man-pages/man2/setns.2.html" text:style-name="Internet_20_link" text:visited-style-name="Visited_20_Internet_20_Link">man/</text:a> <text:a xlink:type="simple" xlink:href="https://source.chromium.org/search?ss=chromiumos&amp;q=SYSCALL_DEFINE.*setns" text:style-name="Internet_20_link" text:visited-style-name="Visited_20_Internet_20_Link">cs/</text:a></text:p>
          </table:table-cell>
          <table:table-cell table:style-name="Table1.A1" office:value-type="string">
            <text:p text:style-name="P1">0x134</text:p>
          </table:table-cell>
          <table:table-cell table:style-name="Table1.A1" office:value-type="string">
            <text:p text:style-name="Table_20_Contents">int fd</text:p>
          </table:table-cell>
          <table:table-cell table:style-name="Table1.A1" office:value-type="string">
            <text:p text:style-name="Table_20_Contents">int nstyp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09</text:p>
          </table:table-cell>
          <table:table-cell table:style-name="Table1.A1" office:value-type="string">
            <text:p text:style-name="Table_20_Contents">getcpu</text:p>
          </table:table-cell>
          <table:table-cell table:style-name="Table1.A1" office:value-type="string">
            <text:p text:style-name="P1"><text:a xlink:type="simple" xlink:href="https://man7.org/linux/man-pages/man2/getcpu.2.html" text:style-name="Internet_20_link" text:visited-style-name="Visited_20_Internet_20_Link">man/</text:a> <text:a xlink:type="simple" xlink:href="https://source.chromium.org/search?ss=chromiumos&amp;q=SYSCALL_DEFINE.*getcpu" text:style-name="Internet_20_link" text:visited-style-name="Visited_20_Internet_20_Link">cs/</text:a></text:p>
          </table:table-cell>
          <table:table-cell table:style-name="Table1.A1" office:value-type="string">
            <text:p text:style-name="P1">0x135</text:p>
          </table:table-cell>
          <table:table-cell table:style-name="Table1.A1" office:value-type="string">
            <text:p text:style-name="Table_20_Contents">unsigned *cpu</text:p>
          </table:table-cell>
          <table:table-cell table:style-name="Table1.A1" office:value-type="string">
            <text:p text:style-name="Table_20_Contents">unsigned *node</text:p>
          </table:table-cell>
          <table:table-cell table:style-name="Table1.A1" office:value-type="string">
            <text:p text:style-name="Table_20_Contents">struct getcpu_cache *cach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10</text:p>
          </table:table-cell>
          <table:table-cell table:style-name="Table1.A1" office:value-type="string">
            <text:p text:style-name="Table_20_Contents">process_vm_re<text:soft-page-break/>adv</text:p>
          </table:table-cell>
          <table:table-cell table:style-name="Table1.A1" office:value-type="string">
            <text:p text:style-name="P1"><text:a xlink:type="simple" xlink:href="https://man7.org/linux/man-pages/man2/process_vm_readv.2.html" text:style-name="Internet_20_link" text:visited-style-name="Visited_20_Internet_20_Link">man/</text:a> <text:a xlink:type="simple" xlink:href="https://source.chromium.org/search?ss=chromiumos&amp;q=SYSCALL_DEFINE.*process_vm_readv" text:style-name="Internet_20_link" text:visited-style-name="Visited_20_Internet_20_Link">cs/</text:a></text:p>
          </table:table-cell>
          <table:table-cell table:style-name="Table1.A1" office:value-type="string">
            <text:p text:style-name="P1">0x136</text:p>
          </table:table-cell>
          <table:table-cell table:style-name="Table1.A1" office:value-type="string">
            <text:p text:style-name="Table_20_Contents">pid_t pid</text:p>
          </table:table-cell>
          <table:table-cell table:style-name="Table1.A1" office:value-type="string">
            <text:p text:style-name="Table_20_Contents">const struct <text:soft-page-break/>iovec *lvec</text:p>
          </table:table-cell>
          <table:table-cell table:style-name="Table1.A1" office:value-type="string">
            <text:p text:style-name="Table_20_Contents">unsigned <text:soft-page-break/>long liovcnt</text:p>
          </table:table-cell>
          <table:table-cell table:style-name="Table1.A1" office:value-type="string">
            <text:p text:style-name="Table_20_Contents">const struct <text:soft-page-break/>iovec *rvec</text:p>
          </table:table-cell>
          <table:table-cell table:style-name="Table1.A1" office:value-type="string">
            <text:p text:style-name="Table_20_Contents">unsigned <text:soft-page-break/>long riovcnt</text:p>
          </table:table-cell>
          <table:table-cell table:style-name="Table1.A1" office:value-type="string">
            <text:p text:style-name="Table_20_Contents">unsigned <text:soft-page-break/>long flags</text:p>
          </table:table-cell>
        </table:table-row>
        <table:table-row table:style-name="TableLine94107333621072">
          <table:table-cell table:style-name="Table1.A1" office:value-type="string">
            <text:p text:style-name="P1">311</text:p>
          </table:table-cell>
          <table:table-cell table:style-name="Table1.A1" office:value-type="string">
            <text:p text:style-name="Table_20_Contents">process_vm_writev</text:p>
          </table:table-cell>
          <table:table-cell table:style-name="Table1.A1" office:value-type="string">
            <text:p text:style-name="P1"><text:a xlink:type="simple" xlink:href="https://man7.org/linux/man-pages/man2/process_vm_writev.2.html" text:style-name="Internet_20_link" text:visited-style-name="Visited_20_Internet_20_Link">man/</text:a> <text:a xlink:type="simple" xlink:href="https://source.chromium.org/search?ss=chromiumos&amp;q=SYSCALL_DEFINE.*process_vm_writev" text:style-name="Internet_20_link" text:visited-style-name="Visited_20_Internet_20_Link">cs/</text:a></text:p>
          </table:table-cell>
          <table:table-cell table:style-name="Table1.A1" office:value-type="string">
            <text:p text:style-name="P1">0x137</text:p>
          </table:table-cell>
          <table:table-cell table:style-name="Table1.A1" office:value-type="string">
            <text:p text:style-name="Table_20_Contents">pid_t pid</text:p>
          </table:table-cell>
          <table:table-cell table:style-name="Table1.A1" office:value-type="string">
            <text:p text:style-name="Table_20_Contents">const struct iovec *lvec</text:p>
          </table:table-cell>
          <table:table-cell table:style-name="Table1.A1" office:value-type="string">
            <text:p text:style-name="Table_20_Contents">unsigned long liovcnt</text:p>
          </table:table-cell>
          <table:table-cell table:style-name="Table1.A1" office:value-type="string">
            <text:p text:style-name="Table_20_Contents">const struct iovec *rvec</text:p>
          </table:table-cell>
          <table:table-cell table:style-name="Table1.A1" office:value-type="string">
            <text:p text:style-name="Table_20_Contents">unsigned long riovcnt</text:p>
          </table:table-cell>
          <table:table-cell table:style-name="Table1.A1" office:value-type="string">
            <text:p text:style-name="Table_20_Contents">unsigned long flags</text:p>
          </table:table-cell>
        </table:table-row>
        <table:table-row table:style-name="TableLine94107333621072">
          <table:table-cell table:style-name="Table1.A1" office:value-type="string">
            <text:p text:style-name="P1">312</text:p>
          </table:table-cell>
          <table:table-cell table:style-name="Table1.A1" office:value-type="string">
            <text:p text:style-name="Table_20_Contents">kcmp</text:p>
          </table:table-cell>
          <table:table-cell table:style-name="Table1.A1" office:value-type="string">
            <text:p text:style-name="P1"><text:a xlink:type="simple" xlink:href="https://man7.org/linux/man-pages/man2/kcmp.2.html" text:style-name="Internet_20_link" text:visited-style-name="Visited_20_Internet_20_Link">man/</text:a> <text:a xlink:type="simple" xlink:href="https://source.chromium.org/search?ss=chromiumos&amp;q=SYSCALL_DEFINE.*kcmp" text:style-name="Internet_20_link" text:visited-style-name="Visited_20_Internet_20_Link">cs/</text:a></text:p>
          </table:table-cell>
          <table:table-cell table:style-name="Table1.A1" office:value-type="string">
            <text:p text:style-name="P1">0x138</text:p>
          </table:table-cell>
          <table:table-cell table:style-name="Table1.A1" office:value-type="string">
            <text:p text:style-name="Table_20_Contents">pid_t pid1</text:p>
          </table:table-cell>
          <table:table-cell table:style-name="Table1.A1" office:value-type="string">
            <text:p text:style-name="Table_20_Contents">pid_t pid2</text:p>
          </table:table-cell>
          <table:table-cell table:style-name="Table1.A1" office:value-type="string">
            <text:p text:style-name="Table_20_Contents">int type</text:p>
          </table:table-cell>
          <table:table-cell table:style-name="Table1.A1" office:value-type="string">
            <text:p text:style-name="Table_20_Contents">unsigned long idx1</text:p>
          </table:table-cell>
          <table:table-cell table:style-name="Table1.A1" office:value-type="string">
            <text:p text:style-name="Table_20_Contents">unsigned long idx2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13</text:p>
          </table:table-cell>
          <table:table-cell table:style-name="Table1.A1" office:value-type="string">
            <text:p text:style-name="Table_20_Contents">finit_module</text:p>
          </table:table-cell>
          <table:table-cell table:style-name="Table1.A1" office:value-type="string">
            <text:p text:style-name="P1"><text:a xlink:type="simple" xlink:href="https://man7.org/linux/man-pages/man2/finit_module.2.html" text:style-name="Internet_20_link" text:visited-style-name="Visited_20_Internet_20_Link">man/</text:a> <text:a xlink:type="simple" xlink:href="https://source.chromium.org/search?ss=chromiumos&amp;q=SYSCALL_DEFINE.*finit_module" text:style-name="Internet_20_link" text:visited-style-name="Visited_20_Internet_20_Link">cs/</text:a></text:p>
          </table:table-cell>
          <table:table-cell table:style-name="Table1.A1" office:value-type="string">
            <text:p text:style-name="P1">0x139</text:p>
          </table:table-cell>
          <table:table-cell table:style-name="Table1.A1" office:value-type="string">
            <text:p text:style-name="Table_20_Contents">int fd</text:p>
          </table:table-cell>
          <table:table-cell table:style-name="Table1.A1" office:value-type="string">
            <text:p text:style-name="Table_20_Contents">const char *uargs</text:p>
          </table:table-cell>
          <table:table-cell table:style-name="Table1.A1" office:value-type="string">
            <text:p text:style-name="Table_20_Contents">int 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14</text:p>
          </table:table-cell>
          <table:table-cell table:style-name="Table1.A1" office:value-type="string">
            <text:p text:style-name="Table_20_Contents">sched_setattr</text:p>
          </table:table-cell>
          <table:table-cell table:style-name="Table1.A1" office:value-type="string">
            <text:p text:style-name="P1"><text:a xlink:type="simple" xlink:href="https://man7.org/linux/man-pages/man2/sched_setattr.2.html" text:style-name="Internet_20_link" text:visited-style-name="Visited_20_Internet_20_Link">man/</text:a> <text:a xlink:type="simple" xlink:href="https://source.chromium.org/search?ss=chromiumos&amp;q=SYSCALL_DEFINE.*sched_setattr" text:style-name="Internet_20_link" text:visited-style-name="Visited_20_Internet_20_Link">cs/</text:a></text:p>
          </table:table-cell>
          <table:table-cell table:style-name="Table1.A1" office:value-type="string">
            <text:p text:style-name="P1">0x13a</text:p>
          </table:table-cell>
          <table:table-cell table:style-name="Table1.A1" office:value-type="string">
            <text:p text:style-name="Table_20_Contents">pid_t pid</text:p>
          </table:table-cell>
          <table:table-cell table:style-name="Table1.A1" office:value-type="string">
            <text:p text:style-name="Table_20_Contents">struct sched_attr *attr</text:p>
          </table:table-cell>
          <table:table-cell table:style-name="Table1.A1" office:value-type="string">
            <text:p text:style-name="Table_20_Contents">unsigned int 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15</text:p>
          </table:table-cell>
          <table:table-cell table:style-name="Table1.A1" office:value-type="string">
            <text:p text:style-name="Table_20_Contents">sched_getattr</text:p>
          </table:table-cell>
          <table:table-cell table:style-name="Table1.A1" office:value-type="string">
            <text:p text:style-name="P1"><text:a xlink:type="simple" xlink:href="https://man7.org/linux/man-pages/man2/sched_getattr.2.html" text:style-name="Internet_20_link" text:visited-style-name="Visited_20_Internet_20_Link">man/</text:a> <text:a xlink:type="simple" xlink:href="https://source.chromium.org/search?ss=chromiumos&amp;q=SYSCALL_DEFINE.*sched_getattr" text:style-name="Internet_20_link" text:visited-style-name="Visited_20_Internet_20_Link">cs/</text:a></text:p>
          </table:table-cell>
          <table:table-cell table:style-name="Table1.A1" office:value-type="string">
            <text:p text:style-name="P1">0x13b</text:p>
          </table:table-cell>
          <table:table-cell table:style-name="Table1.A1" office:value-type="string">
            <text:p text:style-name="Table_20_Contents">pid_t pid</text:p>
          </table:table-cell>
          <table:table-cell table:style-name="Table1.A1" office:value-type="string">
            <text:p text:style-name="Table_20_Contents">struct sched_attr *attr</text:p>
          </table:table-cell>
          <table:table-cell table:style-name="Table1.A1" office:value-type="string">
            <text:p text:style-name="Table_20_Contents">unsigned int size</text:p>
          </table:table-cell>
          <table:table-cell table:style-name="Table1.A1" office:value-type="string">
            <text:p text:style-name="Table_20_Contents">unsigned int 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16</text:p>
          </table:table-cell>
          <table:table-cell table:style-name="Table1.A1" office:value-type="string">
            <text:p text:style-name="Table_20_Contents">renameat2</text:p>
          </table:table-cell>
          <table:table-cell table:style-name="Table1.A1" office:value-type="string">
            <text:p text:style-name="P1"><text:a xlink:type="simple" xlink:href="https://man7.org/linux/man-pages/man2/renameat2.2.html" text:style-name="Internet_20_link" text:visited-style-name="Visited_20_Internet_20_Link">man/</text:a> <text:a xlink:type="simple" xlink:href="https://source.chromium.org/search?ss=chromiumos&amp;q=SYSCALL_DEFINE.*renameat2" text:style-name="Internet_20_link" text:visited-style-name="Visited_20_Internet_20_Link">cs/</text:a></text:p>
          </table:table-cell>
          <table:table-cell table:style-name="Table1.A1" office:value-type="string">
            <text:p text:style-name="P1">0x13c</text:p>
          </table:table-cell>
          <table:table-cell table:style-name="Table1.A1" office:value-type="string">
            <text:p text:style-name="Table_20_Contents">int olddfd</text:p>
          </table:table-cell>
          <table:table-cell table:style-name="Table1.A1" office:value-type="string">
            <text:p text:style-name="Table_20_Contents">const char *oldname</text:p>
          </table:table-cell>
          <table:table-cell table:style-name="Table1.A1" office:value-type="string">
            <text:p text:style-name="Table_20_Contents">int newdfd</text:p>
          </table:table-cell>
          <table:table-cell table:style-name="Table1.A1" office:value-type="string">
            <text:p text:style-name="Table_20_Contents">const char *newname</text:p>
          </table:table-cell>
          <table:table-cell table:style-name="Table1.A1" office:value-type="string">
            <text:p text:style-name="Table_20_Contents">unsigned int flags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17</text:p>
          </table:table-cell>
          <table:table-cell table:style-name="Table1.A1" office:value-type="string">
            <text:p text:style-name="Table_20_Contents">seccomp</text:p>
          </table:table-cell>
          <table:table-cell table:style-name="Table1.A1" office:value-type="string">
            <text:p text:style-name="P1"><text:a xlink:type="simple" xlink:href="https://man7.org/linux/man-pages/man2/seccomp.2.html" text:style-name="Internet_20_link" text:visited-style-name="Visited_20_Internet_20_Link">man/</text:a> <text:a xlink:type="simple" xlink:href="https://source.chromium.org/search?ss=chromiumos&amp;q=SYSCALL_DEFINE.*seccomp" text:style-name="Internet_20_link" text:visited-style-name="Visited_20_Internet_20_Link">cs/</text:a></text:p>
          </table:table-cell>
          <table:table-cell table:style-name="Table1.A1" office:value-type="string">
            <text:p text:style-name="P1">0x13d</text:p>
          </table:table-cell>
          <table:table-cell table:style-name="Table1.A1" office:value-type="string">
            <text:p text:style-name="Table_20_Contents">unsigned int op</text:p>
          </table:table-cell>
          <table:table-cell table:style-name="Table1.A1" office:value-type="string">
            <text:p text:style-name="Table_20_Contents">unsigned int flags</text:p>
          </table:table-cell>
          <table:table-cell table:style-name="Table1.A1" office:value-type="string">
            <text:p text:style-name="Table_20_Contents">void *uar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18</text:p>
          </table:table-cell>
          <table:table-cell table:style-name="Table1.A1" office:value-type="string">
            <text:p text:style-name="Table_20_Contents">getrandom</text:p>
          </table:table-cell>
          <table:table-cell table:style-name="Table1.A1" office:value-type="string">
            <text:p text:style-name="P1"><text:a xlink:type="simple" xlink:href="https://man7.org/linux/man-pages/man2/getrandom.2.html" text:style-name="Internet_20_link" text:visited-style-name="Visited_20_Internet_20_Link">man/</text:a> <text:a xlink:type="simple" xlink:href="https://source.chromium.org/search?ss=chromiumos&amp;q=SYSCALL_DEFINE.*getrandom" text:style-name="Internet_20_link" text:visited-style-name="Visited_20_Internet_20_Link">cs/</text:a></text:p>
          </table:table-cell>
          <table:table-cell table:style-name="Table1.A1" office:value-type="string">
            <text:p text:style-name="P1">0x13e</text:p>
          </table:table-cell>
          <table:table-cell table:style-name="Table1.A1" office:value-type="string">
            <text:p text:style-name="Table_20_Contents">char *buf</text:p>
          </table:table-cell>
          <table:table-cell table:style-name="Table1.A1" office:value-type="string">
            <text:p text:style-name="Table_20_Contents">size_t count</text:p>
          </table:table-cell>
          <table:table-cell table:style-name="Table1.A1" office:value-type="string">
            <text:p text:style-name="Table_20_Contents">unsigned int 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19</text:p>
          </table:table-cell>
          <table:table-cell table:style-name="Table1.A1" office:value-type="string">
            <text:p text:style-name="Table_20_Contents">memfd_create</text:p>
          </table:table-cell>
          <table:table-cell table:style-name="Table1.A1" office:value-type="string">
            <text:p text:style-name="P1"><text:a xlink:type="simple" xlink:href="https://man7.org/linux/man-pages/man2/memfd_create.2.html" text:style-name="Internet_20_link" text:visited-style-name="Visited_20_Internet_20_Link">man/</text:a> <text:a xlink:type="simple" xlink:href="https://source.chromium.org/search?ss=chromiumos&amp;q=SYSCALL_DEFINE.*memfd_create" text:style-name="Internet_20_link" text:visited-style-name="Visited_20_Internet_20_Link">cs/</text:a></text:p>
          </table:table-cell>
          <table:table-cell table:style-name="Table1.A1" office:value-type="string">
            <text:p text:style-name="P1">0x13f</text:p>
          </table:table-cell>
          <table:table-cell table:style-name="Table1.A1" office:value-type="string">
            <text:p text:style-name="Table_20_Contents">const char *uname_ptr</text:p>
          </table:table-cell>
          <table:table-cell table:style-name="Table1.A1" office:value-type="string">
            <text:p text:style-name="Table_20_Contents">unsigned int 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20</text:p>
          </table:table-cell>
          <table:table-cell table:style-name="Table1.A1" office:value-type="string">
            <text:p text:style-name="Table_20_Contents">kexec_file_load</text:p>
          </table:table-cell>
          <table:table-cell table:style-name="Table1.A1" office:value-type="string">
            <text:p text:style-name="P1"><text:a xlink:type="simple" xlink:href="https://man7.org/linux/man-pages/man2/kexec_file_load.2.html" text:style-name="Internet_20_link" text:visited-style-name="Visited_20_Internet_20_Link">man/</text:a> <text:a xlink:type="simple" xlink:href="https://source.chromium.org/search?ss=chromiumos&amp;q=SYSCALL_DEFINE.*kexec_file_load" text:style-name="Internet_20_link" text:visited-style-name="Visited_20_Internet_20_Link">cs/</text:a></text:p>
          </table:table-cell>
          <table:table-cell table:style-name="Table1.A1" office:value-type="string">
            <text:p text:style-name="P1">0x140</text:p>
          </table:table-cell>
          <table:table-cell table:style-name="Table1.A1" office:value-type="string">
            <text:p text:style-name="Table_20_Contents">int kernel_fd</text:p>
          </table:table-cell>
          <table:table-cell table:style-name="Table1.A1" office:value-type="string">
            <text:p text:style-name="Table_20_Contents">int initrd_fd</text:p>
          </table:table-cell>
          <table:table-cell table:style-name="Table1.A1" office:value-type="string">
            <text:p text:style-name="Table_20_Contents">unsigned long cmdline_len</text:p>
          </table:table-cell>
          <table:table-cell table:style-name="Table1.A1" office:value-type="string">
            <text:p text:style-name="Table_20_Contents">const char *cmdline_ptr</text:p>
          </table:table-cell>
          <table:table-cell table:style-name="Table1.A1" office:value-type="string">
            <text:p text:style-name="Table_20_Contents">unsigned long flags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21</text:p>
          </table:table-cell>
          <table:table-cell table:style-name="Table1.A1" office:value-type="string">
            <text:p text:style-name="Table_20_Contents">bpf</text:p>
          </table:table-cell>
          <table:table-cell table:style-name="Table1.A1" office:value-type="string">
            <text:p text:style-name="P1"><text:a xlink:type="simple" xlink:href="https://man7.org/linux/man-pages/man2/bpf.2.html" text:style-name="Internet_20_link" text:visited-style-name="Visited_20_Internet_20_Link">man/</text:a> <text:a xlink:type="simple" xlink:href="https://source.chromium.org/search?ss=chromiumos&amp;q=SYSCALL_DEFINE.*bpf" text:style-name="Internet_20_link" text:visited-style-name="Visited_20_Internet_20_Link">cs/</text:a></text:p>
          </table:table-cell>
          <table:table-cell table:style-name="Table1.A1" office:value-type="string">
            <text:p text:style-name="P1">0x141</text:p>
          </table:table-cell>
          <table:table-cell table:style-name="Table1.A1" office:value-type="string">
            <text:p text:style-name="Table_20_Contents">int cmd</text:p>
          </table:table-cell>
          <table:table-cell table:style-name="Table1.A1" office:value-type="string">
            <text:p text:style-name="Table_20_Contents">union bpf_attr *attr</text:p>
          </table:table-cell>
          <table:table-cell table:style-name="Table1.A1" office:value-type="string">
            <text:p text:style-name="Table_20_Contents">unsigned int size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22</text:p>
          </table:table-cell>
          <table:table-cell table:style-name="Table1.A1" office:value-type="string">
            <text:p text:style-name="Table_20_Contents">execveat</text:p>
          </table:table-cell>
          <table:table-cell table:style-name="Table1.A1" office:value-type="string">
            <text:p text:style-name="P1"><text:a xlink:type="simple" xlink:href="https://man7.org/linux/man-pages/man2/execveat.2.html" text:style-name="Internet_20_link" text:visited-style-name="Visited_20_Internet_20_Link">man/</text:a> <text:a xlink:type="simple" xlink:href="https://source.chromium.org/search?ss=chromiumos&amp;q=SYSCALL_DEFINE.*execveat" text:style-name="Internet_20_link" text:visited-style-name="Visited_20_Internet_20_Link">cs/</text:a></text:p>
          </table:table-cell>
          <table:table-cell table:style-name="Table1.A1" office:value-type="string">
            <text:p text:style-name="P1">0x142</text:p>
          </table:table-cell>
          <table:table-cell table:style-name="Table1.A1" office:value-type="string">
            <text:p text:style-name="Table_20_Contents">int dfd</text:p>
          </table:table-cell>
          <table:table-cell table:style-name="Table1.A1" office:value-type="string">
            <text:p text:style-name="Table_20_Contents">const char *filename</text:p>
          </table:table-cell>
          <table:table-cell table:style-name="Table1.A1" office:value-type="string">
            <text:p text:style-name="Table_20_Contents">const char *const *argv</text:p>
          </table:table-cell>
          <table:table-cell table:style-name="Table1.A1" office:value-type="string">
            <text:p text:style-name="Table_20_Contents">const char *const *envp</text:p>
          </table:table-cell>
          <table:table-cell table:style-name="Table1.A1" office:value-type="string">
            <text:p text:style-name="Table_20_Contents">int flags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23</text:p>
          </table:table-cell>
          <table:table-cell table:style-name="Table1.A1" office:value-type="string">
            <text:p text:style-name="Table_20_Contents">userfaultfd</text:p>
          </table:table-cell>
          <table:table-cell table:style-name="Table1.A1" office:value-type="string">
            <text:p text:style-name="P1"><text:a xlink:type="simple" xlink:href="https://man7.org/linux/man-pages/man2/userfaultfd.2.html" text:style-name="Internet_20_link" text:visited-style-name="Visited_20_Internet_20_Link">man/</text:a> <text:a xlink:type="simple" xlink:href="https://source.chromium.org/search?ss=chromiumos&amp;q=SYSCALL_DEFINE.*userfaultfd" text:style-name="Internet_20_link" text:visited-style-name="Visited_20_Internet_20_Link">cs/</text:a></text:p>
          </table:table-cell>
          <table:table-cell table:style-name="Table1.A1" office:value-type="string">
            <text:p text:style-name="P1">0x143</text:p>
          </table:table-cell>
          <table:table-cell table:style-name="Table1.A1" office:value-type="string">
            <text:p text:style-name="Table_20_Contents">int 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24</text:p>
          </table:table-cell>
          <table:table-cell table:style-name="Table1.A1" office:value-type="string">
            <text:p text:style-name="Table_20_Contents">membarrier</text:p>
          </table:table-cell>
          <table:table-cell table:style-name="Table1.A1" office:value-type="string">
            <text:p text:style-name="P1"><text:a xlink:type="simple" xlink:href="https://man7.org/linux/man-pages/man2/membarrier.2.html" text:style-name="Internet_20_link" text:visited-style-name="Visited_20_Internet_20_Link">man/</text:a> <text:a xlink:type="simple" xlink:href="https://source.chromium.org/search?ss=chromiumos&amp;q=SYSCALL_DEFINE.*membarrier" text:style-name="Internet_20_link" text:visited-style-name="Visited_20_Internet_20_Link">cs/</text:a></text:p>
          </table:table-cell>
          <table:table-cell table:style-name="Table1.A1" office:value-type="string">
            <text:p text:style-name="P1">0x144</text:p>
          </table:table-cell>
          <table:table-cell table:style-name="Table1.A1" office:value-type="string">
            <text:p text:style-name="Table_20_Contents">int cmd</text:p>
          </table:table-cell>
          <table:table-cell table:style-name="Table1.A1" office:value-type="string">
            <text:p text:style-name="Table_20_Contents">int 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25</text:p>
          </table:table-cell>
          <table:table-cell table:style-name="Table1.A1" office:value-type="string">
            <text:p text:style-name="Table_20_Contents">mlock2</text:p>
          </table:table-cell>
          <table:table-cell table:style-name="Table1.A1" office:value-type="string">
            <text:p text:style-name="P1"><text:a xlink:type="simple" xlink:href="https://man7.org/linux/man-pages/man2/mlock2.2.html" text:style-name="Internet_20_link" text:visited-style-name="Visited_20_Internet_20_Link">man/</text:a> <text:a xlink:type="simple" xlink:href="https://source.chromium.org/search?ss=chromiumos&amp;q=SYSCALL_DEFINE.*mlock2" text:style-name="Internet_20_link" text:visited-style-name="Visited_20_Internet_20_Link">cs/</text:a></text:p>
          </table:table-cell>
          <table:table-cell table:style-name="Table1.A1" office:value-type="string">
            <text:p text:style-name="P1">0x145</text:p>
          </table:table-cell>
          <table:table-cell table:style-name="Table1.A1" office:value-type="string">
            <text:p text:style-name="Table_20_Contents">unsigned long start</text:p>
          </table:table-cell>
          <table:table-cell table:style-name="Table1.A1" office:value-type="string">
            <text:p text:style-name="Table_20_Contents">size_t len</text:p>
          </table:table-cell>
          <table:table-cell table:style-name="Table1.A1" office:value-type="string">
            <text:p text:style-name="Table_20_Contents">int flags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26</text:p>
          </table:table-cell>
          <table:table-cell table:style-name="Table1.A1" office:value-type="string">
            <text:p text:style-name="Table_20_Contents">copy_file_range</text:p>
          </table:table-cell>
          <table:table-cell table:style-name="Table1.A1" office:value-type="string">
            <text:p text:style-name="P1"><text:a xlink:type="simple" xlink:href="https://man7.org/linux/man-pages/man2/copy_file_range.2.html" text:style-name="Internet_20_link" text:visited-style-name="Visited_20_Internet_20_Link">man/</text:a> <text:a xlink:type="simple" xlink:href="https://source.chromium.org/search?ss=chromiumos&amp;q=SYSCALL_DEFINE.*copy_file_range" text:style-name="Internet_20_link" text:visited-style-name="Visited_20_Internet_20_Link">cs/</text:a></text:p>
          </table:table-cell>
          <table:table-cell table:style-name="Table1.A1" office:value-type="string">
            <text:p text:style-name="P1">0x146</text:p>
          </table:table-cell>
          <table:table-cell table:style-name="Table1.A1" office:value-type="string">
            <text:p text:style-name="Table_20_Contents">int fd_in</text:p>
          </table:table-cell>
          <table:table-cell table:style-name="Table1.A1" office:value-type="string">
            <text:p text:style-name="Table_20_Contents">loff_t *off_in</text:p>
          </table:table-cell>
          <table:table-cell table:style-name="Table1.A1" office:value-type="string">
            <text:p text:style-name="Table_20_Contents">int fd_out</text:p>
          </table:table-cell>
          <table:table-cell table:style-name="Table1.A1" office:value-type="string">
            <text:p text:style-name="Table_20_Contents">loff_t *off_out</text:p>
          </table:table-cell>
          <table:table-cell table:style-name="Table1.A1" office:value-type="string">
            <text:p text:style-name="Table_20_Contents">size_t len</text:p>
          </table:table-cell>
          <table:table-cell table:style-name="Table1.A1" office:value-type="string">
            <text:p text:style-name="Table_20_Contents">unsigned int flags</text:p>
          </table:table-cell>
        </table:table-row>
        <table:table-row table:style-name="TableLine94107333621072">
          <table:table-cell table:style-name="Table1.A1" office:value-type="string">
            <text:p text:style-name="P1">327</text:p>
          </table:table-cell>
          <table:table-cell table:style-name="Table1.A1" office:value-type="string">
            <text:p text:style-name="Table_20_Contents">preadv2</text:p>
          </table:table-cell>
          <table:table-cell table:style-name="Table1.A1" office:value-type="string">
            <text:p text:style-name="P1"><text:a xlink:type="simple" xlink:href="https://man7.org/linux/man-pages/man2/preadv2.2.html" text:style-name="Internet_20_link" text:visited-style-name="Visited_20_Internet_20_Link">man/</text:a> <text:a xlink:type="simple" xlink:href="https://source.chromium.org/search?ss=chromiumos&amp;q=SYSCALL_DEFINE.*preadv2" text:style-name="Internet_20_link" text:visited-style-name="Visited_20_Internet_20_Link">cs/</text:a></text:p>
          </table:table-cell>
          <table:table-cell table:style-name="Table1.A1" office:value-type="string">
            <text:p text:style-name="P1">0x147</text:p>
          </table:table-cell>
          <table:table-cell table:style-name="Table1.A1" office:value-type="string">
            <text:p text:style-name="Table_20_Contents">unsigned long fd</text:p>
          </table:table-cell>
          <table:table-cell table:style-name="Table1.A1" office:value-type="string">
            <text:p text:style-name="Table_20_Contents">const struct iovec *vec</text:p>
          </table:table-cell>
          <table:table-cell table:style-name="Table1.A1" office:value-type="string">
            <text:p text:style-name="Table_20_Contents">unsigned long vlen</text:p>
          </table:table-cell>
          <table:table-cell table:style-name="Table1.A1" office:value-type="string">
            <text:p text:style-name="Table_20_Contents">unsigned long pos_l</text:p>
          </table:table-cell>
          <table:table-cell table:style-name="Table1.A1" office:value-type="string">
            <text:p text:style-name="Table_20_Contents">unsigned long pos_h</text:p>
          </table:table-cell>
          <table:table-cell table:style-name="Table1.A1" office:value-type="string">
            <text:p text:style-name="Table_20_Contents">rwf_t flags</text:p>
          </table:table-cell>
        </table:table-row>
        <table:table-row table:style-name="TableLine94107333621072">
          <table:table-cell table:style-name="Table1.A1" office:value-type="string">
            <text:p text:style-name="P1">328</text:p>
          </table:table-cell>
          <table:table-cell table:style-name="Table1.A1" office:value-type="string">
            <text:p text:style-name="Table_20_Contents">pwritev2</text:p>
          </table:table-cell>
          <table:table-cell table:style-name="Table1.A1" office:value-type="string">
            <text:p text:style-name="P1"><text:a xlink:type="simple" xlink:href="https://man7.org/linux/man-pages/man2/pwritev2.2.html" text:style-name="Internet_20_link" text:visited-style-name="Visited_20_Internet_20_Link">man/</text:a> <text:a xlink:type="simple" xlink:href="https://source.chromium.org/search?ss=chromiumos&amp;q=SYSCALL_DEFINE.*pwritev2" text:style-name="Internet_20_link" text:visited-style-name="Visited_20_Internet_20_Link">cs/</text:a></text:p>
          </table:table-cell>
          <table:table-cell table:style-name="Table1.A1" office:value-type="string">
            <text:p text:style-name="P1">0x148</text:p>
          </table:table-cell>
          <table:table-cell table:style-name="Table1.A1" office:value-type="string">
            <text:p text:style-name="Table_20_Contents">unsigned long fd</text:p>
          </table:table-cell>
          <table:table-cell table:style-name="Table1.A1" office:value-type="string">
            <text:p text:style-name="Table_20_Contents">const struct iovec *vec</text:p>
          </table:table-cell>
          <table:table-cell table:style-name="Table1.A1" office:value-type="string">
            <text:p text:style-name="Table_20_Contents">unsigned long vlen</text:p>
          </table:table-cell>
          <table:table-cell table:style-name="Table1.A1" office:value-type="string">
            <text:p text:style-name="Table_20_Contents">unsigned long pos_l</text:p>
          </table:table-cell>
          <table:table-cell table:style-name="Table1.A1" office:value-type="string">
            <text:p text:style-name="Table_20_Contents">unsigned long pos_h</text:p>
          </table:table-cell>
          <table:table-cell table:style-name="Table1.A1" office:value-type="string">
            <text:p text:style-name="Table_20_Contents">rwf_t flags</text:p>
          </table:table-cell>
        </table:table-row>
        <table:table-row table:style-name="TableLine94107333621072">
          <table:table-cell table:style-name="Table1.A1" office:value-type="string">
            <text:p text:style-name="P1">329</text:p>
          </table:table-cell>
          <table:table-cell table:style-name="Table1.A1" office:value-type="string">
            <text:p text:style-name="Table_20_Contents">pkey_mprotect</text:p>
          </table:table-cell>
          <table:table-cell table:style-name="Table1.A1" office:value-type="string">
            <text:p text:style-name="P1"><text:a xlink:type="simple" xlink:href="https://man7.org/linux/man-pages/man2/pkey_mprotect.2.html" text:style-name="Internet_20_link" text:visited-style-name="Visited_20_Internet_20_Link">man/</text:a> <text:a xlink:type="simple" xlink:href="https://source.chromium.org/search?ss=chromiumos&amp;q=SYSCALL_DEFINE.*pkey_mprotect" text:style-name="Internet_20_link" text:visited-style-name="Visited_20_Internet_20_Link">cs/</text:a></text:p>
          </table:table-cell>
          <table:table-cell table:style-name="Table1.A1" office:value-type="string">
            <text:p text:style-name="P1">0x149</text:p>
          </table:table-cell>
          <table:table-cell table:style-name="Table1.A1" office:value-type="string">
            <text:p text:style-name="Table_20_Contents">unsigned <text:soft-page-break/>long start</text:p>
          </table:table-cell>
          <table:table-cell table:style-name="Table1.A1" office:value-type="string">
            <text:p text:style-name="Table_20_Contents">size_t len</text:p>
          </table:table-cell>
          <table:table-cell table:style-name="Table1.A1" office:value-type="string">
            <text:p text:style-name="Table_20_Contents">unsigned <text:soft-page-break/>long prot</text:p>
          </table:table-cell>
          <table:table-cell table:style-name="Table1.A1" office:value-type="string">
            <text:p text:style-name="Table_20_Contents">int pkey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30</text:p>
          </table:table-cell>
          <table:table-cell table:style-name="Table1.A1" office:value-type="string">
            <text:p text:style-name="Table_20_Contents">pkey_alloc</text:p>
          </table:table-cell>
          <table:table-cell table:style-name="Table1.A1" office:value-type="string">
            <text:p text:style-name="P1"><text:a xlink:type="simple" xlink:href="https://man7.org/linux/man-pages/man2/pkey_alloc.2.html" text:style-name="Internet_20_link" text:visited-style-name="Visited_20_Internet_20_Link">man/</text:a> <text:a xlink:type="simple" xlink:href="https://source.chromium.org/search?ss=chromiumos&amp;q=SYSCALL_DEFINE.*pkey_alloc" text:style-name="Internet_20_link" text:visited-style-name="Visited_20_Internet_20_Link">cs/</text:a></text:p>
          </table:table-cell>
          <table:table-cell table:style-name="Table1.A1" office:value-type="string">
            <text:p text:style-name="P1">0x14a</text:p>
          </table:table-cell>
          <table:table-cell table:style-name="Table1.A1" office:value-type="string">
            <text:p text:style-name="Table_20_Contents">unsigned long flags</text:p>
          </table:table-cell>
          <table:table-cell table:style-name="Table1.A1" office:value-type="string">
            <text:p text:style-name="Table_20_Contents">unsigned long init_val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31</text:p>
          </table:table-cell>
          <table:table-cell table:style-name="Table1.A1" office:value-type="string">
            <text:p text:style-name="Table_20_Contents">pkey_free</text:p>
          </table:table-cell>
          <table:table-cell table:style-name="Table1.A1" office:value-type="string">
            <text:p text:style-name="P1"><text:a xlink:type="simple" xlink:href="https://man7.org/linux/man-pages/man2/pkey_free.2.html" text:style-name="Internet_20_link" text:visited-style-name="Visited_20_Internet_20_Link">man/</text:a> <text:a xlink:type="simple" xlink:href="https://source.chromium.org/search?ss=chromiumos&amp;q=SYSCALL_DEFINE.*pkey_free" text:style-name="Internet_20_link" text:visited-style-name="Visited_20_Internet_20_Link">cs/</text:a></text:p>
          </table:table-cell>
          <table:table-cell table:style-name="Table1.A1" office:value-type="string">
            <text:p text:style-name="P1">0x14b</text:p>
          </table:table-cell>
          <table:table-cell table:style-name="Table1.A1" office:value-type="string">
            <text:p text:style-name="Table_20_Contents">int pkey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94107333621072">
          <table:table-cell table:style-name="Table1.A1" office:value-type="string">
            <text:p text:style-name="P1">332</text:p>
          </table:table-cell>
          <table:table-cell table:style-name="Table1.A1" office:value-type="string">
            <text:p text:style-name="Table_20_Contents">statx</text:p>
          </table:table-cell>
          <table:table-cell table:style-name="Table1.A1" office:value-type="string">
            <text:p text:style-name="P1"><text:a xlink:type="simple" xlink:href="https://man7.org/linux/man-pages/man2/statx.2.html" text:style-name="Internet_20_link" text:visited-style-name="Visited_20_Internet_20_Link">man/</text:a> <text:a xlink:type="simple" xlink:href="https://source.chromium.org/search?ss=chromiumos&amp;q=SYSCALL_DEFINE.*statx" text:style-name="Internet_20_link" text:visited-style-name="Visited_20_Internet_20_Link">cs/</text:a></text:p>
          </table:table-cell>
          <table:table-cell table:style-name="Table1.A1" office:value-type="string">
            <text:p text:style-name="P1">0x14c</text:p>
          </table:table-cell>
          <table:table-cell table:style-name="Table1.A1" office:value-type="string">
            <text:p text:style-name="Table_20_Contents">int dfd</text:p>
          </table:table-cell>
          <table:table-cell table:style-name="Table1.A1" office:value-type="string">
            <text:p text:style-name="Table_20_Contents">const char *path</text:p>
          </table:table-cell>
          <table:table-cell table:style-name="Table1.A1" office:value-type="string">
            <text:p text:style-name="Table_20_Contents">unsigned flags</text:p>
          </table:table-cell>
          <table:table-cell table:style-name="Table1.A1" office:value-type="string">
            <text:p text:style-name="Table_20_Contents">unsigned mask</text:p>
          </table:table-cell>
          <table:table-cell table:style-name="Table1.A1" office:value-type="string">
            <text:p text:style-name="Table_20_Contents">struct statx *buffer</text:p>
          </table:table-cell>
          <table:table-cell table:style-name="Table1.A1" office:value-type="string">
            <text:p text:style-name="Table_20_Contents">-</text:p>
          </table:table-cell>
        </table:table-row>
      </table:table>
      <text:h text:style-name="Heading_20_3" text:outline-level="3">arm (32-bit/EABI)</text:h>
      <text:p text:style-name="Text_20_body">Compiled from <text:a xlink:type="simple" xlink:href="https://chromium.googlesource.com/chromiumos/overlays/chromiumos-overlay/+/HEAD/sys-kernel/linux-headers/" text:style-name="Internet_20_link" text:visited-style-name="Visited_20_Internet_20_Link">Linux 4.14.0 headers</text:a>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 table:number-columns-repeated="2"/>
        <table:table-column table:style-name="Table2.I"/>
        <table:table-column table:style-name="Table2.J"/>
        <table:table-header-rows>
          <table:table-row table:style-name="TableLine94107340733648">
            <table:table-cell table:style-name="Table2.A1" office:value-type="string">
              <text:p text:style-name="P3">NR</text:p>
            </table:table-cell>
            <table:table-cell table:style-name="Table2.A1" office:value-type="string">
              <text:p text:style-name="Table_20_Heading">syscall name</text:p>
            </table:table-cell>
            <table:table-cell table:style-name="Table2.A1" office:value-type="string">
              <text:p text:style-name="P3">references</text:p>
            </table:table-cell>
            <table:table-cell table:style-name="Table2.A1" office:value-type="string">
              <text:p text:style-name="P3">%r7</text:p>
            </table:table-cell>
            <table:table-cell table:style-name="Table2.A1" office:value-type="string">
              <text:p text:style-name="Table_20_Heading">arg0 (%r0)</text:p>
            </table:table-cell>
            <table:table-cell table:style-name="Table2.A1" office:value-type="string">
              <text:p text:style-name="Table_20_Heading">arg1 (%r1)</text:p>
            </table:table-cell>
            <table:table-cell table:style-name="Table2.A1" office:value-type="string">
              <text:p text:style-name="Table_20_Heading">arg2 (%r2)</text:p>
            </table:table-cell>
            <table:table-cell table:style-name="Table2.A1" office:value-type="string">
              <text:p text:style-name="Table_20_Heading">arg3 (%r3)</text:p>
            </table:table-cell>
            <table:table-cell table:style-name="Table2.A1" office:value-type="string">
              <text:p text:style-name="Table_20_Heading">arg4 (%r4)</text:p>
            </table:table-cell>
            <table:table-cell table:style-name="Table2.A1" office:value-type="string">
              <text:p text:style-name="Table_20_Heading">arg5 (%r5)</text:p>
            </table:table-cell>
          </table:table-row>
        </table:table-header-rows>
        <table:table-row table:style-name="TableLine94107340733648"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Table_20_Contents">restart_syscall</text:p>
          </table:table-cell>
          <table:table-cell table:style-name="Table2.A1" office:value-type="string">
            <text:p text:style-name="P1"><text:a xlink:type="simple" xlink:href="https://man7.org/linux/man-pages/man2/restart_syscall.2.html" text:style-name="Internet_20_link" text:visited-style-name="Visited_20_Internet_20_Link">man/</text:a> <text:a xlink:type="simple" xlink:href="https://source.chromium.org/search?ss=chromiumos&amp;q=SYSCALL_DEFINE.*restart_syscall" text:style-name="Internet_20_link" text:visited-style-name="Visited_20_Internet_20_Link">cs/</text:a></text:p>
          </table:table-cell>
          <table:table-cell table:style-name="Table2.A1" office:value-type="string">
            <text:p text:style-name="P1">0x00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Table_20_Contents">exit</text:p>
          </table:table-cell>
          <table:table-cell table:style-name="Table2.A1" office:value-type="string">
            <text:p text:style-name="P1"><text:a xlink:type="simple" xlink:href="https://man7.org/linux/man-pages/man2/exit.2.html" text:style-name="Internet_20_link" text:visited-style-name="Visited_20_Internet_20_Link">man/</text:a> <text:a xlink:type="simple" xlink:href="https://source.chromium.org/search?ss=chromiumos&amp;q=SYSCALL_DEFINE.*exit" text:style-name="Internet_20_link" text:visited-style-name="Visited_20_Internet_20_Link">cs/</text:a></text:p>
          </table:table-cell>
          <table:table-cell table:style-name="Table2.A1" office:value-type="string">
            <text:p text:style-name="P1">0x01</text:p>
          </table:table-cell>
          <table:table-cell table:style-name="Table2.A1" office:value-type="string">
            <text:p text:style-name="Table_20_Contents">int error_cod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Table_20_Contents">fork</text:p>
          </table:table-cell>
          <table:table-cell table:style-name="Table2.A1" office:value-type="string">
            <text:p text:style-name="P1"><text:a xlink:type="simple" xlink:href="https://man7.org/linux/man-pages/man2/fork.2.html" text:style-name="Internet_20_link" text:visited-style-name="Visited_20_Internet_20_Link">man/</text:a> <text:a xlink:type="simple" xlink:href="https://source.chromium.org/search?ss=chromiumos&amp;q=SYSCALL_DEFINE.*fork" text:style-name="Internet_20_link" text:visited-style-name="Visited_20_Internet_20_Link">cs/</text:a></text:p>
          </table:table-cell>
          <table:table-cell table:style-name="Table2.A1" office:value-type="string">
            <text:p text:style-name="P1">0x02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</text:p>
          </table:table-cell>
          <table:table-cell table:style-name="Table2.A1" office:value-type="string">
            <text:p text:style-name="Table_20_Contents">read</text:p>
          </table:table-cell>
          <table:table-cell table:style-name="Table2.A1" office:value-type="string">
            <text:p text:style-name="P1"><text:a xlink:type="simple" xlink:href="https://man7.org/linux/man-pages/man2/read.2.html" text:style-name="Internet_20_link" text:visited-style-name="Visited_20_Internet_20_Link">man/</text:a> <text:a xlink:type="simple" xlink:href="https://source.chromium.org/search?ss=chromiumos&amp;q=SYSCALL_DEFINE.*read" text:style-name="Internet_20_link" text:visited-style-name="Visited_20_Internet_20_Link">cs/</text:a></text:p>
          </table:table-cell>
          <table:table-cell table:style-name="Table2.A1" office:value-type="string">
            <text:p text:style-name="P1">0x03</text:p>
          </table:table-cell>
          <table:table-cell table:style-name="Table2.A1" office:value-type="string">
            <text:p text:style-name="Table_20_Contents">unsigned int fd</text:p>
          </table:table-cell>
          <table:table-cell table:style-name="Table2.A1" office:value-type="string">
            <text:p text:style-name="Table_20_Contents">char *buf</text:p>
          </table:table-cell>
          <table:table-cell table:style-name="Table2.A1" office:value-type="string">
            <text:p text:style-name="Table_20_Contents">size_t count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4</text:p>
          </table:table-cell>
          <table:table-cell table:style-name="Table2.A1" office:value-type="string">
            <text:p text:style-name="Table_20_Contents">write</text:p>
          </table:table-cell>
          <table:table-cell table:style-name="Table2.A1" office:value-type="string">
            <text:p text:style-name="P1"><text:a xlink:type="simple" xlink:href="https://man7.org/linux/man-pages/man2/write.2.html" text:style-name="Internet_20_link" text:visited-style-name="Visited_20_Internet_20_Link">man/</text:a> <text:a xlink:type="simple" xlink:href="https://source.chromium.org/search?ss=chromiumos&amp;q=SYSCALL_DEFINE.*write" text:style-name="Internet_20_link" text:visited-style-name="Visited_20_Internet_20_Link">cs/</text:a></text:p>
          </table:table-cell>
          <table:table-cell table:style-name="Table2.A1" office:value-type="string">
            <text:p text:style-name="P1">0x04</text:p>
          </table:table-cell>
          <table:table-cell table:style-name="Table2.A1" office:value-type="string">
            <text:p text:style-name="Table_20_Contents">unsigned int fd</text:p>
          </table:table-cell>
          <table:table-cell table:style-name="Table2.A1" office:value-type="string">
            <text:p text:style-name="Table_20_Contents">const char *buf</text:p>
          </table:table-cell>
          <table:table-cell table:style-name="Table2.A1" office:value-type="string">
            <text:p text:style-name="Table_20_Contents">size_t count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5</text:p>
          </table:table-cell>
          <table:table-cell table:style-name="Table2.A1" office:value-type="string">
            <text:p text:style-name="Table_20_Contents">open</text:p>
          </table:table-cell>
          <table:table-cell table:style-name="Table2.A1" office:value-type="string">
            <text:p text:style-name="P1"><text:a xlink:type="simple" xlink:href="https://man7.org/linux/man-pages/man2/open.2.html" text:style-name="Internet_20_link" text:visited-style-name="Visited_20_Internet_20_Link">man/</text:a> <text:a xlink:type="simple" xlink:href="https://source.chromium.org/search?ss=chromiumos&amp;q=SYSCALL_DEFINE.*open" text:style-name="Internet_20_link" text:visited-style-name="Visited_20_Internet_20_Link">cs/</text:a></text:p>
          </table:table-cell>
          <table:table-cell table:style-name="Table2.A1" office:value-type="string">
            <text:p text:style-name="P1">0x05</text:p>
          </table:table-cell>
          <table:table-cell table:style-name="Table2.A1" office:value-type="string">
            <text:p text:style-name="Table_20_Contents">const char *filename</text:p>
          </table:table-cell>
          <table:table-cell table:style-name="Table2.A1" office:value-type="string">
            <text:p text:style-name="Table_20_Contents">int flags</text:p>
          </table:table-cell>
          <table:table-cell table:style-name="Table2.A1" office:value-type="string">
            <text:p text:style-name="Table_20_Contents">umode_t mod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6</text:p>
          </table:table-cell>
          <table:table-cell table:style-name="Table2.A1" office:value-type="string">
            <text:p text:style-name="Table_20_Contents">close</text:p>
          </table:table-cell>
          <table:table-cell table:style-name="Table2.A1" office:value-type="string">
            <text:p text:style-name="P1"><text:a xlink:type="simple" xlink:href="https://man7.org/linux/man-pages/man2/close.2.html" text:style-name="Internet_20_link" text:visited-style-name="Visited_20_Internet_20_Link">man/</text:a> <text:a xlink:type="simple" xlink:href="https://source.chromium.org/search?ss=chromiumos&amp;q=SYSCALL_DEFINE.*close" text:style-name="Internet_20_link" text:visited-style-name="Visited_20_Internet_20_Link">cs/</text:a></text:p>
          </table:table-cell>
          <table:table-cell table:style-name="Table2.A1" office:value-type="string">
            <text:p text:style-name="P1">0x06</text:p>
          </table:table-cell>
          <table:table-cell table:style-name="Table2.A1" office:value-type="string">
            <text:p text:style-name="Table_20_Contents">unsigned int f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7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07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8</text:p>
          </table:table-cell>
          <table:table-cell table:style-name="Table2.A1" office:value-type="string">
            <text:p text:style-name="Table_20_Contents">creat</text:p>
          </table:table-cell>
          <table:table-cell table:style-name="Table2.A1" office:value-type="string">
            <text:p text:style-name="P1"><text:a xlink:type="simple" xlink:href="https://man7.org/linux/man-pages/man2/creat.2.html" text:style-name="Internet_20_link" text:visited-style-name="Visited_20_Internet_20_Link">man/</text:a> <text:a xlink:type="simple" xlink:href="https://source.chromium.org/search?ss=chromiumos&amp;q=SYSCALL_DEFINE.*creat" text:style-name="Internet_20_link" text:visited-style-name="Visited_20_Internet_20_Link">cs/</text:a></text:p>
          </table:table-cell>
          <table:table-cell table:style-name="Table2.A1" office:value-type="string">
            <text:p text:style-name="P1">0x08</text:p>
          </table:table-cell>
          <table:table-cell table:style-name="Table2.A1" office:value-type="string">
            <text:p text:style-name="Table_20_Contents">const char *pathname</text:p>
          </table:table-cell>
          <table:table-cell table:style-name="Table2.A1" office:value-type="string">
            <text:p text:style-name="Table_20_Contents">umode_t mod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9</text:p>
          </table:table-cell>
          <table:table-cell table:style-name="Table2.A1" office:value-type="string">
            <text:p text:style-name="Table_20_Contents">link</text:p>
          </table:table-cell>
          <table:table-cell table:style-name="Table2.A1" office:value-type="string">
            <text:p text:style-name="P1"><text:a xlink:type="simple" xlink:href="https://man7.org/linux/man-pages/man2/link.2.html" text:style-name="Internet_20_link" text:visited-style-name="Visited_20_Internet_20_Link">man/</text:a> <text:a xlink:type="simple" xlink:href="https://source.chromium.org/search?ss=chromiumos&amp;q=SYSCALL_DEFINE.*link" text:style-name="Internet_20_link" text:visited-style-name="Visited_20_Internet_20_Link">cs/</text:a></text:p>
          </table:table-cell>
          <table:table-cell table:style-name="Table2.A1" office:value-type="string">
            <text:p text:style-name="P1">0x09</text:p>
          </table:table-cell>
          <table:table-cell table:style-name="Table2.A1" office:value-type="string">
            <text:p text:style-name="Table_20_Contents">const char *oldname</text:p>
          </table:table-cell>
          <table:table-cell table:style-name="Table2.A1" office:value-type="string">
            <text:p text:style-name="Table_20_Contents">const char *newnam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0</text:p>
          </table:table-cell>
          <table:table-cell table:style-name="Table2.A1" office:value-type="string">
            <text:p text:style-name="Table_20_Contents">unlink</text:p>
          </table:table-cell>
          <table:table-cell table:style-name="Table2.A1" office:value-type="string">
            <text:p text:style-name="P1"><text:a xlink:type="simple" xlink:href="https://man7.org/linux/man-pages/man2/unlink.2.html" text:style-name="Internet_20_link" text:visited-style-name="Visited_20_Internet_20_Link">man/</text:a> <text:a xlink:type="simple" xlink:href="https://source.chromium.org/search?ss=chromiumos&amp;q=SYSCALL_DEFINE.*unlink" text:style-name="Internet_20_link" text:visited-style-name="Visited_20_Internet_20_Link">cs/</text:a></text:p>
          </table:table-cell>
          <table:table-cell table:style-name="Table2.A1" office:value-type="string">
            <text:p text:style-name="P1">0x0a</text:p>
          </table:table-cell>
          <table:table-cell table:style-name="Table2.A1" office:value-type="string">
            <text:p text:style-name="Table_20_Contents">const char *pathnam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1</text:p>
          </table:table-cell>
          <table:table-cell table:style-name="Table2.A1" office:value-type="string">
            <text:p text:style-name="Table_20_Contents">execve</text:p>
          </table:table-cell>
          <table:table-cell table:style-name="Table2.A1" office:value-type="string">
            <text:p text:style-name="P1"><text:a xlink:type="simple" xlink:href="https://man7.org/linux/man-pages/man2/execve.2.html" text:style-name="Internet_20_link" text:visited-style-name="Visited_20_Internet_20_Link">man/</text:a> <text:a xlink:type="simple" xlink:href="https://source.chromium.org/search?ss=chromiumos&amp;q=SYSCALL_DEFINE.*execve" text:style-name="Internet_20_link" text:visited-style-name="Visited_20_Internet_20_Link">cs/</text:a></text:p>
          </table:table-cell>
          <table:table-cell table:style-name="Table2.A1" office:value-type="string">
            <text:p text:style-name="P1">0x0b</text:p>
          </table:table-cell>
          <table:table-cell table:style-name="Table2.A1" office:value-type="string">
            <text:p text:style-name="Table_20_Contents">const char *filename</text:p>
          </table:table-cell>
          <table:table-cell table:style-name="Table2.A1" office:value-type="string">
            <text:p text:style-name="Table_20_Contents">const char *const *argv</text:p>
          </table:table-cell>
          <table:table-cell table:style-name="Table2.A1" office:value-type="string">
            <text:p text:style-name="Table_20_Contents">const char *const *envp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2</text:p>
          </table:table-cell>
          <table:table-cell table:style-name="Table2.A1" office:value-type="string">
            <text:p text:style-name="Table_20_Contents">chdir</text:p>
          </table:table-cell>
          <table:table-cell table:style-name="Table2.A1" office:value-type="string">
            <text:p text:style-name="P1"><text:a xlink:type="simple" xlink:href="https://man7.org/linux/man-pages/man2/chdir.2.html" text:style-name="Internet_20_link" text:visited-style-name="Visited_20_Internet_20_Link">man/</text:a> <text:a xlink:type="simple" xlink:href="https://source.chromium.org/search?ss=chromiumos&amp;q=SYSCALL_DEFINE.*chdir" text:style-name="Internet_20_link" text:visited-style-name="Visited_20_Internet_20_Link">cs/</text:a></text:p>
          </table:table-cell>
          <table:table-cell table:style-name="Table2.A1" office:value-type="string">
            <text:p text:style-name="P1">0x0c</text:p>
          </table:table-cell>
          <table:table-cell table:style-name="Table2.A1" office:value-type="string">
            <text:p text:style-name="Table_20_Contents">const char *filenam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3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0d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14</text:p>
          </table:table-cell>
          <table:table-cell table:style-name="Table2.A1" office:value-type="string">
            <text:p text:style-name="Table_20_Contents">mknod</text:p>
          </table:table-cell>
          <table:table-cell table:style-name="Table2.A1" office:value-type="string">
            <text:p text:style-name="P1"><text:a xlink:type="simple" xlink:href="https://man7.org/linux/man-pages/man2/mknod.2.html" text:style-name="Internet_20_link" text:visited-style-name="Visited_20_Internet_20_Link">man/</text:a> <text:a xlink:type="simple" xlink:href="https://source.chromium.org/search?ss=chromiumos&amp;q=SYSCALL_DEFINE.*mknod" text:style-name="Internet_20_link" text:visited-style-name="Visited_20_Internet_20_Link">cs/</text:a></text:p>
          </table:table-cell>
          <table:table-cell table:style-name="Table2.A1" office:value-type="string">
            <text:p text:style-name="P1">0x0e</text:p>
          </table:table-cell>
          <table:table-cell table:style-name="Table2.A1" office:value-type="string">
            <text:p text:style-name="Table_20_Contents">const char *filename</text:p>
          </table:table-cell>
          <table:table-cell table:style-name="Table2.A1" office:value-type="string">
            <text:p text:style-name="Table_20_Contents">umode_t mode</text:p>
          </table:table-cell>
          <table:table-cell table:style-name="Table2.A1" office:value-type="string">
            <text:p text:style-name="Table_20_Contents">unsigned dev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5</text:p>
          </table:table-cell>
          <table:table-cell table:style-name="Table2.A1" office:value-type="string">
            <text:p text:style-name="Table_20_Contents">chmod</text:p>
          </table:table-cell>
          <table:table-cell table:style-name="Table2.A1" office:value-type="string">
            <text:p text:style-name="P1"><text:a xlink:type="simple" xlink:href="https://man7.org/linux/man-pages/man2/chmod.2.html" text:style-name="Internet_20_link" text:visited-style-name="Visited_20_Internet_20_Link">man/</text:a> <text:a xlink:type="simple" xlink:href="https://source.chromium.org/search?ss=chromiumos&amp;q=SYSCALL_DEFINE.*chmod" text:style-name="Internet_20_link" text:visited-style-name="Visited_20_Internet_20_Link">cs/</text:a></text:p>
          </table:table-cell>
          <table:table-cell table:style-name="Table2.A1" office:value-type="string">
            <text:p text:style-name="P1">0x0f</text:p>
          </table:table-cell>
          <table:table-cell table:style-name="Table2.A1" office:value-type="string">
            <text:p text:style-name="Table_20_Contents">const char <text:soft-page-break/>*filename</text:p>
          </table:table-cell>
          <table:table-cell table:style-name="Table2.A1" office:value-type="string">
            <text:p text:style-name="Table_20_Contents">umode_t <text:soft-page-break/>mod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6</text:p>
          </table:table-cell>
          <table:table-cell table:style-name="Table2.A1" office:value-type="string">
            <text:p text:style-name="Table_20_Contents">lchown</text:p>
          </table:table-cell>
          <table:table-cell table:style-name="Table2.A1" office:value-type="string">
            <text:p text:style-name="P1"><text:a xlink:type="simple" xlink:href="https://man7.org/linux/man-pages/man2/lchown.2.html" text:style-name="Internet_20_link" text:visited-style-name="Visited_20_Internet_20_Link">man/</text:a> <text:a xlink:type="simple" xlink:href="https://source.chromium.org/search?ss=chromiumos&amp;q=SYSCALL_DEFINE.*lchown" text:style-name="Internet_20_link" text:visited-style-name="Visited_20_Internet_20_Link">cs/</text:a></text:p>
          </table:table-cell>
          <table:table-cell table:style-name="Table2.A1" office:value-type="string">
            <text:p text:style-name="P1">0x10</text:p>
          </table:table-cell>
          <table:table-cell table:style-name="Table2.A1" office:value-type="string">
            <text:p text:style-name="Table_20_Contents">const char *filename</text:p>
          </table:table-cell>
          <table:table-cell table:style-name="Table2.A1" office:value-type="string">
            <text:p text:style-name="Table_20_Contents">uid_t user</text:p>
          </table:table-cell>
          <table:table-cell table:style-name="Table2.A1" office:value-type="string">
            <text:p text:style-name="Table_20_Contents">gid_t group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7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11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18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12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19</text:p>
          </table:table-cell>
          <table:table-cell table:style-name="Table2.A1" office:value-type="string">
            <text:p text:style-name="Table_20_Contents">lseek</text:p>
          </table:table-cell>
          <table:table-cell table:style-name="Table2.A1" office:value-type="string">
            <text:p text:style-name="P1"><text:a xlink:type="simple" xlink:href="https://man7.org/linux/man-pages/man2/lseek.2.html" text:style-name="Internet_20_link" text:visited-style-name="Visited_20_Internet_20_Link">man/</text:a> <text:a xlink:type="simple" xlink:href="https://source.chromium.org/search?ss=chromiumos&amp;q=SYSCALL_DEFINE.*lseek" text:style-name="Internet_20_link" text:visited-style-name="Visited_20_Internet_20_Link">cs/</text:a></text:p>
          </table:table-cell>
          <table:table-cell table:style-name="Table2.A1" office:value-type="string">
            <text:p text:style-name="P1">0x13</text:p>
          </table:table-cell>
          <table:table-cell table:style-name="Table2.A1" office:value-type="string">
            <text:p text:style-name="Table_20_Contents">unsigned int fd</text:p>
          </table:table-cell>
          <table:table-cell table:style-name="Table2.A1" office:value-type="string">
            <text:p text:style-name="Table_20_Contents">off_t offset</text:p>
          </table:table-cell>
          <table:table-cell table:style-name="Table2.A1" office:value-type="string">
            <text:p text:style-name="Table_20_Contents">unsigned int whenc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Table_20_Contents">getpid</text:p>
          </table:table-cell>
          <table:table-cell table:style-name="Table2.A1" office:value-type="string">
            <text:p text:style-name="P1"><text:a xlink:type="simple" xlink:href="https://man7.org/linux/man-pages/man2/getpid.2.html" text:style-name="Internet_20_link" text:visited-style-name="Visited_20_Internet_20_Link">man/</text:a> <text:a xlink:type="simple" xlink:href="https://source.chromium.org/search?ss=chromiumos&amp;q=SYSCALL_DEFINE.*getpid" text:style-name="Internet_20_link" text:visited-style-name="Visited_20_Internet_20_Link">cs/</text:a></text:p>
          </table:table-cell>
          <table:table-cell table:style-name="Table2.A1" office:value-type="string">
            <text:p text:style-name="P1">0x14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1</text:p>
          </table:table-cell>
          <table:table-cell table:style-name="Table2.A1" office:value-type="string">
            <text:p text:style-name="Table_20_Contents">mount</text:p>
          </table:table-cell>
          <table:table-cell table:style-name="Table2.A1" office:value-type="string">
            <text:p text:style-name="P1"><text:a xlink:type="simple" xlink:href="https://man7.org/linux/man-pages/man2/mount.2.html" text:style-name="Internet_20_link" text:visited-style-name="Visited_20_Internet_20_Link">man/</text:a> <text:a xlink:type="simple" xlink:href="https://source.chromium.org/search?ss=chromiumos&amp;q=SYSCALL_DEFINE.*mount" text:style-name="Internet_20_link" text:visited-style-name="Visited_20_Internet_20_Link">cs/</text:a></text:p>
          </table:table-cell>
          <table:table-cell table:style-name="Table2.A1" office:value-type="string">
            <text:p text:style-name="P1">0x15</text:p>
          </table:table-cell>
          <table:table-cell table:style-name="Table2.A1" office:value-type="string">
            <text:p text:style-name="Table_20_Contents">char *dev_name</text:p>
          </table:table-cell>
          <table:table-cell table:style-name="Table2.A1" office:value-type="string">
            <text:p text:style-name="Table_20_Contents">char *dir_name</text:p>
          </table:table-cell>
          <table:table-cell table:style-name="Table2.A1" office:value-type="string">
            <text:p text:style-name="Table_20_Contents">char *type</text:p>
          </table:table-cell>
          <table:table-cell table:style-name="Table2.A1" office:value-type="string">
            <text:p text:style-name="Table_20_Contents">unsigned long flags</text:p>
          </table:table-cell>
          <table:table-cell table:style-name="Table2.A1" office:value-type="string">
            <text:p text:style-name="Table_20_Contents">void *data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2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16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23</text:p>
          </table:table-cell>
          <table:table-cell table:style-name="Table2.A1" office:value-type="string">
            <text:p text:style-name="Table_20_Contents">setuid</text:p>
          </table:table-cell>
          <table:table-cell table:style-name="Table2.A1" office:value-type="string">
            <text:p text:style-name="P1"><text:a xlink:type="simple" xlink:href="https://man7.org/linux/man-pages/man2/setuid.2.html" text:style-name="Internet_20_link" text:visited-style-name="Visited_20_Internet_20_Link">man/</text:a> <text:a xlink:type="simple" xlink:href="https://source.chromium.org/search?ss=chromiumos&amp;q=SYSCALL_DEFINE.*setuid" text:style-name="Internet_20_link" text:visited-style-name="Visited_20_Internet_20_Link">cs/</text:a></text:p>
          </table:table-cell>
          <table:table-cell table:style-name="Table2.A1" office:value-type="string">
            <text:p text:style-name="P1">0x17</text:p>
          </table:table-cell>
          <table:table-cell table:style-name="Table2.A1" office:value-type="string">
            <text:p text:style-name="Table_20_Contents">uid_t ui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4</text:p>
          </table:table-cell>
          <table:table-cell table:style-name="Table2.A1" office:value-type="string">
            <text:p text:style-name="Table_20_Contents">getuid</text:p>
          </table:table-cell>
          <table:table-cell table:style-name="Table2.A1" office:value-type="string">
            <text:p text:style-name="P1"><text:a xlink:type="simple" xlink:href="https://man7.org/linux/man-pages/man2/getuid.2.html" text:style-name="Internet_20_link" text:visited-style-name="Visited_20_Internet_20_Link">man/</text:a> <text:a xlink:type="simple" xlink:href="https://source.chromium.org/search?ss=chromiumos&amp;q=SYSCALL_DEFINE.*getuid" text:style-name="Internet_20_link" text:visited-style-name="Visited_20_Internet_20_Link">cs/</text:a></text:p>
          </table:table-cell>
          <table:table-cell table:style-name="Table2.A1" office:value-type="string">
            <text:p text:style-name="P1">0x18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5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19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26</text:p>
          </table:table-cell>
          <table:table-cell table:style-name="Table2.A1" office:value-type="string">
            <text:p text:style-name="Table_20_Contents">ptrace</text:p>
          </table:table-cell>
          <table:table-cell table:style-name="Table2.A1" office:value-type="string">
            <text:p text:style-name="P1"><text:a xlink:type="simple" xlink:href="https://man7.org/linux/man-pages/man2/ptrace.2.html" text:style-name="Internet_20_link" text:visited-style-name="Visited_20_Internet_20_Link">man/</text:a> <text:a xlink:type="simple" xlink:href="https://source.chromium.org/search?ss=chromiumos&amp;q=SYSCALL_DEFINE.*ptrace" text:style-name="Internet_20_link" text:visited-style-name="Visited_20_Internet_20_Link">cs/</text:a></text:p>
          </table:table-cell>
          <table:table-cell table:style-name="Table2.A1" office:value-type="string">
            <text:p text:style-name="P1">0x1a</text:p>
          </table:table-cell>
          <table:table-cell table:style-name="Table2.A1" office:value-type="string">
            <text:p text:style-name="Table_20_Contents">long request</text:p>
          </table:table-cell>
          <table:table-cell table:style-name="Table2.A1" office:value-type="string">
            <text:p text:style-name="Table_20_Contents">long pid</text:p>
          </table:table-cell>
          <table:table-cell table:style-name="Table2.A1" office:value-type="string">
            <text:p text:style-name="Table_20_Contents">unsigned long addr</text:p>
          </table:table-cell>
          <table:table-cell table:style-name="Table2.A1" office:value-type="string">
            <text:p text:style-name="Table_20_Contents">unsigned long data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7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1b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28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1c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29</text:p>
          </table:table-cell>
          <table:table-cell table:style-name="Table2.A1" office:value-type="string">
            <text:p text:style-name="Table_20_Contents">pause</text:p>
          </table:table-cell>
          <table:table-cell table:style-name="Table2.A1" office:value-type="string">
            <text:p text:style-name="P1"><text:a xlink:type="simple" xlink:href="https://man7.org/linux/man-pages/man2/pause.2.html" text:style-name="Internet_20_link" text:visited-style-name="Visited_20_Internet_20_Link">man/</text:a> <text:a xlink:type="simple" xlink:href="https://source.chromium.org/search?ss=chromiumos&amp;q=SYSCALL_DEFINE.*pause" text:style-name="Internet_20_link" text:visited-style-name="Visited_20_Internet_20_Link">cs/</text:a></text:p>
          </table:table-cell>
          <table:table-cell table:style-name="Table2.A1" office:value-type="string">
            <text:p text:style-name="P1">0x1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0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1e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31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1f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32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20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33</text:p>
          </table:table-cell>
          <table:table-cell table:style-name="Table2.A1" office:value-type="string">
            <text:p text:style-name="Table_20_Contents">access</text:p>
          </table:table-cell>
          <table:table-cell table:style-name="Table2.A1" office:value-type="string">
            <text:p text:style-name="P1"><text:a xlink:type="simple" xlink:href="https://man7.org/linux/man-pages/man2/access.2.html" text:style-name="Internet_20_link" text:visited-style-name="Visited_20_Internet_20_Link">man/</text:a> <text:a xlink:type="simple" xlink:href="https://source.chromium.org/search?ss=chromiumos&amp;q=SYSCALL_DEFINE.*access" text:style-name="Internet_20_link" text:visited-style-name="Visited_20_Internet_20_Link">cs/</text:a></text:p>
          </table:table-cell>
          <table:table-cell table:style-name="Table2.A1" office:value-type="string">
            <text:p text:style-name="P1">0x21</text:p>
          </table:table-cell>
          <table:table-cell table:style-name="Table2.A1" office:value-type="string">
            <text:p text:style-name="Table_20_Contents">const char *filename</text:p>
          </table:table-cell>
          <table:table-cell table:style-name="Table2.A1" office:value-type="string">
            <text:p text:style-name="Table_20_Contents">int mod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4</text:p>
          </table:table-cell>
          <table:table-cell table:style-name="Table2.A1" office:value-type="string">
            <text:p text:style-name="Table_20_Contents">nice</text:p>
          </table:table-cell>
          <table:table-cell table:style-name="Table2.A1" office:value-type="string">
            <text:p text:style-name="P1"><text:a xlink:type="simple" xlink:href="https://man7.org/linux/man-pages/man2/nice.2.html" text:style-name="Internet_20_link" text:visited-style-name="Visited_20_Internet_20_Link">man/</text:a> <text:a xlink:type="simple" xlink:href="https://source.chromium.org/search?ss=chromiumos&amp;q=SYSCALL_DEFINE.*nice" text:style-name="Internet_20_link" text:visited-style-name="Visited_20_Internet_20_Link">cs/</text:a></text:p>
          </table:table-cell>
          <table:table-cell table:style-name="Table2.A1" office:value-type="string">
            <text:p text:style-name="P1">0x22</text:p>
          </table:table-cell>
          <table:table-cell table:style-name="Table2.A1" office:value-type="string">
            <text:p text:style-name="Table_20_Contents">int increment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5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23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36</text:p>
          </table:table-cell>
          <table:table-cell table:style-name="Table2.A1" office:value-type="string">
            <text:p text:style-name="Table_20_Contents">sync</text:p>
          </table:table-cell>
          <table:table-cell table:style-name="Table2.A1" office:value-type="string">
            <text:p text:style-name="P1"><text:a xlink:type="simple" xlink:href="https://man7.org/linux/man-pages/man2/sync.2.html" text:style-name="Internet_20_link" text:visited-style-name="Visited_20_Internet_20_Link">man/</text:a> <text:a xlink:type="simple" xlink:href="https://source.chromium.org/search?ss=chromiumos&amp;q=SYSCALL_DEFINE.*sync" text:style-name="Internet_20_link" text:visited-style-name="Visited_20_Internet_20_Link">cs/</text:a></text:p>
          </table:table-cell>
          <table:table-cell table:style-name="Table2.A1" office:value-type="string">
            <text:p text:style-name="P1">0x24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7</text:p>
          </table:table-cell>
          <table:table-cell table:style-name="Table2.A1" office:value-type="string">
            <text:p text:style-name="Table_20_Contents">kill</text:p>
          </table:table-cell>
          <table:table-cell table:style-name="Table2.A1" office:value-type="string">
            <text:p text:style-name="P1"><text:a xlink:type="simple" xlink:href="https://man7.org/linux/man-pages/man2/kill.2.html" text:style-name="Internet_20_link" text:visited-style-name="Visited_20_Internet_20_Link">man/</text:a> <text:a xlink:type="simple" xlink:href="https://source.chromium.org/search?ss=chromiumos&amp;q=SYSCALL_DEFINE.*kill" text:style-name="Internet_20_link" text:visited-style-name="Visited_20_Internet_20_Link">cs/</text:a></text:p>
          </table:table-cell>
          <table:table-cell table:style-name="Table2.A1" office:value-type="string">
            <text:p text:style-name="P1">0x25</text:p>
          </table:table-cell>
          <table:table-cell table:style-name="Table2.A1" office:value-type="string">
            <text:p text:style-name="Table_20_Contents">pid_t pid</text:p>
          </table:table-cell>
          <table:table-cell table:style-name="Table2.A1" office:value-type="string">
            <text:p text:style-name="Table_20_Contents">int sig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8</text:p>
          </table:table-cell>
          <table:table-cell table:style-name="Table2.A1" office:value-type="string">
            <text:p text:style-name="Table_20_Contents">rename</text:p>
          </table:table-cell>
          <table:table-cell table:style-name="Table2.A1" office:value-type="string">
            <text:p text:style-name="P1"><text:a xlink:type="simple" xlink:href="https://man7.org/linux/man-pages/man2/rename.2.html" text:style-name="Internet_20_link" text:visited-style-name="Visited_20_Internet_20_Link">man/</text:a> <text:a xlink:type="simple" xlink:href="https://source.chromium.org/search?ss=chromiumos&amp;q=SYSCALL_DEFINE.*rename" text:style-name="Internet_20_link" text:visited-style-name="Visited_20_Internet_20_Link">cs/</text:a></text:p>
          </table:table-cell>
          <table:table-cell table:style-name="Table2.A1" office:value-type="string">
            <text:p text:style-name="P1">0x26</text:p>
          </table:table-cell>
          <table:table-cell table:style-name="Table2.A1" office:value-type="string">
            <text:p text:style-name="Table_20_Contents">const char *oldname</text:p>
          </table:table-cell>
          <table:table-cell table:style-name="Table2.A1" office:value-type="string">
            <text:p text:style-name="Table_20_Contents">const char *newnam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ext:soft-page-break/>
        <table:table-row table:style-name="TableLine94107340733648">
          <table:table-cell table:style-name="Table2.A1" office:value-type="string">
            <text:p text:style-name="P1">39</text:p>
          </table:table-cell>
          <table:table-cell table:style-name="Table2.A1" office:value-type="string">
            <text:p text:style-name="Table_20_Contents">mkdir</text:p>
          </table:table-cell>
          <table:table-cell table:style-name="Table2.A1" office:value-type="string">
            <text:p text:style-name="P1"><text:a xlink:type="simple" xlink:href="https://man7.org/linux/man-pages/man2/mkdir.2.html" text:style-name="Internet_20_link" text:visited-style-name="Visited_20_Internet_20_Link">man/</text:a> <text:a xlink:type="simple" xlink:href="https://source.chromium.org/search?ss=chromiumos&amp;q=SYSCALL_DEFINE.*mkdir" text:style-name="Internet_20_link" text:visited-style-name="Visited_20_Internet_20_Link">cs/</text:a></text:p>
          </table:table-cell>
          <table:table-cell table:style-name="Table2.A1" office:value-type="string">
            <text:p text:style-name="P1">0x27</text:p>
          </table:table-cell>
          <table:table-cell table:style-name="Table2.A1" office:value-type="string">
            <text:p text:style-name="Table_20_Contents">const char *pathname</text:p>
          </table:table-cell>
          <table:table-cell table:style-name="Table2.A1" office:value-type="string">
            <text:p text:style-name="Table_20_Contents">umode_t mod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40</text:p>
          </table:table-cell>
          <table:table-cell table:style-name="Table2.A1" office:value-type="string">
            <text:p text:style-name="Table_20_Contents">rmdir</text:p>
          </table:table-cell>
          <table:table-cell table:style-name="Table2.A1" office:value-type="string">
            <text:p text:style-name="P1"><text:a xlink:type="simple" xlink:href="https://man7.org/linux/man-pages/man2/rmdir.2.html" text:style-name="Internet_20_link" text:visited-style-name="Visited_20_Internet_20_Link">man/</text:a> <text:a xlink:type="simple" xlink:href="https://source.chromium.org/search?ss=chromiumos&amp;q=SYSCALL_DEFINE.*rmdir" text:style-name="Internet_20_link" text:visited-style-name="Visited_20_Internet_20_Link">cs/</text:a></text:p>
          </table:table-cell>
          <table:table-cell table:style-name="Table2.A1" office:value-type="string">
            <text:p text:style-name="P1">0x28</text:p>
          </table:table-cell>
          <table:table-cell table:style-name="Table2.A1" office:value-type="string">
            <text:p text:style-name="Table_20_Contents">const char *pathnam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41</text:p>
          </table:table-cell>
          <table:table-cell table:style-name="Table2.A1" office:value-type="string">
            <text:p text:style-name="Table_20_Contents">dup</text:p>
          </table:table-cell>
          <table:table-cell table:style-name="Table2.A1" office:value-type="string">
            <text:p text:style-name="P1"><text:a xlink:type="simple" xlink:href="https://man7.org/linux/man-pages/man2/dup.2.html" text:style-name="Internet_20_link" text:visited-style-name="Visited_20_Internet_20_Link">man/</text:a> <text:a xlink:type="simple" xlink:href="https://source.chromium.org/search?ss=chromiumos&amp;q=SYSCALL_DEFINE.*dup" text:style-name="Internet_20_link" text:visited-style-name="Visited_20_Internet_20_Link">cs/</text:a></text:p>
          </table:table-cell>
          <table:table-cell table:style-name="Table2.A1" office:value-type="string">
            <text:p text:style-name="P1">0x29</text:p>
          </table:table-cell>
          <table:table-cell table:style-name="Table2.A1" office:value-type="string">
            <text:p text:style-name="Table_20_Contents">unsigned int filde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42</text:p>
          </table:table-cell>
          <table:table-cell table:style-name="Table2.A1" office:value-type="string">
            <text:p text:style-name="Table_20_Contents">pipe</text:p>
          </table:table-cell>
          <table:table-cell table:style-name="Table2.A1" office:value-type="string">
            <text:p text:style-name="P1"><text:a xlink:type="simple" xlink:href="https://man7.org/linux/man-pages/man2/pipe.2.html" text:style-name="Internet_20_link" text:visited-style-name="Visited_20_Internet_20_Link">man/</text:a> <text:a xlink:type="simple" xlink:href="https://source.chromium.org/search?ss=chromiumos&amp;q=SYSCALL_DEFINE.*pipe" text:style-name="Internet_20_link" text:visited-style-name="Visited_20_Internet_20_Link">cs/</text:a></text:p>
          </table:table-cell>
          <table:table-cell table:style-name="Table2.A1" office:value-type="string">
            <text:p text:style-name="P1">0x2a</text:p>
          </table:table-cell>
          <table:table-cell table:style-name="Table2.A1" office:value-type="string">
            <text:p text:style-name="Table_20_Contents">int *filde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43</text:p>
          </table:table-cell>
          <table:table-cell table:style-name="Table2.A1" office:value-type="string">
            <text:p text:style-name="Table_20_Contents">times</text:p>
          </table:table-cell>
          <table:table-cell table:style-name="Table2.A1" office:value-type="string">
            <text:p text:style-name="P1"><text:a xlink:type="simple" xlink:href="https://man7.org/linux/man-pages/man2/times.2.html" text:style-name="Internet_20_link" text:visited-style-name="Visited_20_Internet_20_Link">man/</text:a> <text:a xlink:type="simple" xlink:href="https://source.chromium.org/search?ss=chromiumos&amp;q=SYSCALL_DEFINE.*times" text:style-name="Internet_20_link" text:visited-style-name="Visited_20_Internet_20_Link">cs/</text:a></text:p>
          </table:table-cell>
          <table:table-cell table:style-name="Table2.A1" office:value-type="string">
            <text:p text:style-name="P1">0x2b</text:p>
          </table:table-cell>
          <table:table-cell table:style-name="Table2.A1" office:value-type="string">
            <text:p text:style-name="Table_20_Contents">struct tms *tbuf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44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2c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45</text:p>
          </table:table-cell>
          <table:table-cell table:style-name="Table2.A1" office:value-type="string">
            <text:p text:style-name="Table_20_Contents">brk</text:p>
          </table:table-cell>
          <table:table-cell table:style-name="Table2.A1" office:value-type="string">
            <text:p text:style-name="P1"><text:a xlink:type="simple" xlink:href="https://man7.org/linux/man-pages/man2/brk.2.html" text:style-name="Internet_20_link" text:visited-style-name="Visited_20_Internet_20_Link">man/</text:a> <text:a xlink:type="simple" xlink:href="https://source.chromium.org/search?ss=chromiumos&amp;q=SYSCALL_DEFINE.*brk" text:style-name="Internet_20_link" text:visited-style-name="Visited_20_Internet_20_Link">cs/</text:a></text:p>
          </table:table-cell>
          <table:table-cell table:style-name="Table2.A1" office:value-type="string">
            <text:p text:style-name="P1">0x2d</text:p>
          </table:table-cell>
          <table:table-cell table:style-name="Table2.A1" office:value-type="string">
            <text:p text:style-name="Table_20_Contents">unsigned long brk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46</text:p>
          </table:table-cell>
          <table:table-cell table:style-name="Table2.A1" office:value-type="string">
            <text:p text:style-name="Table_20_Contents">setgid</text:p>
          </table:table-cell>
          <table:table-cell table:style-name="Table2.A1" office:value-type="string">
            <text:p text:style-name="P1"><text:a xlink:type="simple" xlink:href="https://man7.org/linux/man-pages/man2/setgid.2.html" text:style-name="Internet_20_link" text:visited-style-name="Visited_20_Internet_20_Link">man/</text:a> <text:a xlink:type="simple" xlink:href="https://source.chromium.org/search?ss=chromiumos&amp;q=SYSCALL_DEFINE.*setgid" text:style-name="Internet_20_link" text:visited-style-name="Visited_20_Internet_20_Link">cs/</text:a></text:p>
          </table:table-cell>
          <table:table-cell table:style-name="Table2.A1" office:value-type="string">
            <text:p text:style-name="P1">0x2e</text:p>
          </table:table-cell>
          <table:table-cell table:style-name="Table2.A1" office:value-type="string">
            <text:p text:style-name="Table_20_Contents">gid_t gi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47</text:p>
          </table:table-cell>
          <table:table-cell table:style-name="Table2.A1" office:value-type="string">
            <text:p text:style-name="Table_20_Contents">getgid</text:p>
          </table:table-cell>
          <table:table-cell table:style-name="Table2.A1" office:value-type="string">
            <text:p text:style-name="P1"><text:a xlink:type="simple" xlink:href="https://man7.org/linux/man-pages/man2/getgid.2.html" text:style-name="Internet_20_link" text:visited-style-name="Visited_20_Internet_20_Link">man/</text:a> <text:a xlink:type="simple" xlink:href="https://source.chromium.org/search?ss=chromiumos&amp;q=SYSCALL_DEFINE.*getgid" text:style-name="Internet_20_link" text:visited-style-name="Visited_20_Internet_20_Link">cs/</text:a></text:p>
          </table:table-cell>
          <table:table-cell table:style-name="Table2.A1" office:value-type="string">
            <text:p text:style-name="P1">0x2f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48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30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49</text:p>
          </table:table-cell>
          <table:table-cell table:style-name="Table2.A1" office:value-type="string">
            <text:p text:style-name="Table_20_Contents">geteuid</text:p>
          </table:table-cell>
          <table:table-cell table:style-name="Table2.A1" office:value-type="string">
            <text:p text:style-name="P1"><text:a xlink:type="simple" xlink:href="https://man7.org/linux/man-pages/man2/geteuid.2.html" text:style-name="Internet_20_link" text:visited-style-name="Visited_20_Internet_20_Link">man/</text:a> <text:a xlink:type="simple" xlink:href="https://source.chromium.org/search?ss=chromiumos&amp;q=SYSCALL_DEFINE.*geteuid" text:style-name="Internet_20_link" text:visited-style-name="Visited_20_Internet_20_Link">cs/</text:a></text:p>
          </table:table-cell>
          <table:table-cell table:style-name="Table2.A1" office:value-type="string">
            <text:p text:style-name="P1">0x31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50</text:p>
          </table:table-cell>
          <table:table-cell table:style-name="Table2.A1" office:value-type="string">
            <text:p text:style-name="Table_20_Contents">getegid</text:p>
          </table:table-cell>
          <table:table-cell table:style-name="Table2.A1" office:value-type="string">
            <text:p text:style-name="P1"><text:a xlink:type="simple" xlink:href="https://man7.org/linux/man-pages/man2/getegid.2.html" text:style-name="Internet_20_link" text:visited-style-name="Visited_20_Internet_20_Link">man/</text:a> <text:a xlink:type="simple" xlink:href="https://source.chromium.org/search?ss=chromiumos&amp;q=SYSCALL_DEFINE.*getegid" text:style-name="Internet_20_link" text:visited-style-name="Visited_20_Internet_20_Link">cs/</text:a></text:p>
          </table:table-cell>
          <table:table-cell table:style-name="Table2.A1" office:value-type="string">
            <text:p text:style-name="P1">0x32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51</text:p>
          </table:table-cell>
          <table:table-cell table:style-name="Table2.A1" office:value-type="string">
            <text:p text:style-name="Table_20_Contents">acct</text:p>
          </table:table-cell>
          <table:table-cell table:style-name="Table2.A1" office:value-type="string">
            <text:p text:style-name="P1"><text:a xlink:type="simple" xlink:href="https://man7.org/linux/man-pages/man2/acct.2.html" text:style-name="Internet_20_link" text:visited-style-name="Visited_20_Internet_20_Link">man/</text:a> <text:a xlink:type="simple" xlink:href="https://source.chromium.org/search?ss=chromiumos&amp;q=SYSCALL_DEFINE.*acct" text:style-name="Internet_20_link" text:visited-style-name="Visited_20_Internet_20_Link">cs/</text:a></text:p>
          </table:table-cell>
          <table:table-cell table:style-name="Table2.A1" office:value-type="string">
            <text:p text:style-name="P1">0x33</text:p>
          </table:table-cell>
          <table:table-cell table:style-name="Table2.A1" office:value-type="string">
            <text:p text:style-name="Table_20_Contents">const char *nam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52</text:p>
          </table:table-cell>
          <table:table-cell table:style-name="Table2.A1" office:value-type="string">
            <text:p text:style-name="Table_20_Contents">umount2</text:p>
          </table:table-cell>
          <table:table-cell table:style-name="Table2.A1" office:value-type="string">
            <text:p text:style-name="P1"><text:a xlink:type="simple" xlink:href="https://man7.org/linux/man-pages/man2/umount2.2.html" text:style-name="Internet_20_link" text:visited-style-name="Visited_20_Internet_20_Link">man/</text:a> <text:a xlink:type="simple" xlink:href="https://source.chromium.org/search?ss=chromiumos&amp;q=SYSCALL_DEFINE.*umount2" text:style-name="Internet_20_link" text:visited-style-name="Visited_20_Internet_20_Link">cs/</text:a></text:p>
          </table:table-cell>
          <table:table-cell table:style-name="Table2.A1" office:value-type="string">
            <text:p text:style-name="P1">0x34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53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35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54</text:p>
          </table:table-cell>
          <table:table-cell table:style-name="Table2.A1" office:value-type="string">
            <text:p text:style-name="Table_20_Contents">ioctl</text:p>
          </table:table-cell>
          <table:table-cell table:style-name="Table2.A1" office:value-type="string">
            <text:p text:style-name="P1"><text:a xlink:type="simple" xlink:href="https://man7.org/linux/man-pages/man2/ioctl.2.html" text:style-name="Internet_20_link" text:visited-style-name="Visited_20_Internet_20_Link">man/</text:a> <text:a xlink:type="simple" xlink:href="https://source.chromium.org/search?ss=chromiumos&amp;q=SYSCALL_DEFINE.*ioctl" text:style-name="Internet_20_link" text:visited-style-name="Visited_20_Internet_20_Link">cs/</text:a></text:p>
          </table:table-cell>
          <table:table-cell table:style-name="Table2.A1" office:value-type="string">
            <text:p text:style-name="P1">0x36</text:p>
          </table:table-cell>
          <table:table-cell table:style-name="Table2.A1" office:value-type="string">
            <text:p text:style-name="Table_20_Contents">unsigned int fd</text:p>
          </table:table-cell>
          <table:table-cell table:style-name="Table2.A1" office:value-type="string">
            <text:p text:style-name="Table_20_Contents">unsigned int cmd</text:p>
          </table:table-cell>
          <table:table-cell table:style-name="Table2.A1" office:value-type="string">
            <text:p text:style-name="Table_20_Contents">unsigned long arg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55</text:p>
          </table:table-cell>
          <table:table-cell table:style-name="Table2.A1" office:value-type="string">
            <text:p text:style-name="Table_20_Contents">fcntl</text:p>
          </table:table-cell>
          <table:table-cell table:style-name="Table2.A1" office:value-type="string">
            <text:p text:style-name="P1"><text:a xlink:type="simple" xlink:href="https://man7.org/linux/man-pages/man2/fcntl.2.html" text:style-name="Internet_20_link" text:visited-style-name="Visited_20_Internet_20_Link">man/</text:a> <text:a xlink:type="simple" xlink:href="https://source.chromium.org/search?ss=chromiumos&amp;q=SYSCALL_DEFINE.*fcntl" text:style-name="Internet_20_link" text:visited-style-name="Visited_20_Internet_20_Link">cs/</text:a></text:p>
          </table:table-cell>
          <table:table-cell table:style-name="Table2.A1" office:value-type="string">
            <text:p text:style-name="P1">0x37</text:p>
          </table:table-cell>
          <table:table-cell table:style-name="Table2.A1" office:value-type="string">
            <text:p text:style-name="Table_20_Contents">unsigned int fd</text:p>
          </table:table-cell>
          <table:table-cell table:style-name="Table2.A1" office:value-type="string">
            <text:p text:style-name="Table_20_Contents">unsigned int cmd</text:p>
          </table:table-cell>
          <table:table-cell table:style-name="Table2.A1" office:value-type="string">
            <text:p text:style-name="Table_20_Contents">unsigned long arg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56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38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57</text:p>
          </table:table-cell>
          <table:table-cell table:style-name="Table2.A1" office:value-type="string">
            <text:p text:style-name="Table_20_Contents">setpgid</text:p>
          </table:table-cell>
          <table:table-cell table:style-name="Table2.A1" office:value-type="string">
            <text:p text:style-name="P1"><text:a xlink:type="simple" xlink:href="https://man7.org/linux/man-pages/man2/setpgid.2.html" text:style-name="Internet_20_link" text:visited-style-name="Visited_20_Internet_20_Link">man/</text:a> <text:a xlink:type="simple" xlink:href="https://source.chromium.org/search?ss=chromiumos&amp;q=SYSCALL_DEFINE.*setpgid" text:style-name="Internet_20_link" text:visited-style-name="Visited_20_Internet_20_Link">cs/</text:a></text:p>
          </table:table-cell>
          <table:table-cell table:style-name="Table2.A1" office:value-type="string">
            <text:p text:style-name="P1">0x39</text:p>
          </table:table-cell>
          <table:table-cell table:style-name="Table2.A1" office:value-type="string">
            <text:p text:style-name="Table_20_Contents">pid_t pid</text:p>
          </table:table-cell>
          <table:table-cell table:style-name="Table2.A1" office:value-type="string">
            <text:p text:style-name="Table_20_Contents">pid_t pgi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58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3a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59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3b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60</text:p>
          </table:table-cell>
          <table:table-cell table:style-name="Table2.A1" office:value-type="string">
            <text:p text:style-name="Table_20_Contents">umask</text:p>
          </table:table-cell>
          <table:table-cell table:style-name="Table2.A1" office:value-type="string">
            <text:p text:style-name="P1"><text:a xlink:type="simple" xlink:href="https://man7.org/linux/man-pages/man2/umask.2.html" text:style-name="Internet_20_link" text:visited-style-name="Visited_20_Internet_20_Link">man/</text:a> <text:a xlink:type="simple" xlink:href="https://source.chromium.org/search?ss=chromiumos&amp;q=SYSCALL_DEFINE.*umask" text:style-name="Internet_20_link" text:visited-style-name="Visited_20_Internet_20_Link">cs/</text:a></text:p>
          </table:table-cell>
          <table:table-cell table:style-name="Table2.A1" office:value-type="string">
            <text:p text:style-name="P1">0x3c</text:p>
          </table:table-cell>
          <table:table-cell table:style-name="Table2.A1" office:value-type="string">
            <text:p text:style-name="Table_20_Contents">int mask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61</text:p>
          </table:table-cell>
          <table:table-cell table:style-name="Table2.A1" office:value-type="string">
            <text:p text:style-name="Table_20_Contents">chroot</text:p>
          </table:table-cell>
          <table:table-cell table:style-name="Table2.A1" office:value-type="string">
            <text:p text:style-name="P1"><text:a xlink:type="simple" xlink:href="https://man7.org/linux/man-pages/man2/chroot.2.html" text:style-name="Internet_20_link" text:visited-style-name="Visited_20_Internet_20_Link">man/</text:a> <text:a xlink:type="simple" xlink:href="https://source.chromium.org/search?ss=chromiumos&amp;q=SYSCALL_DEFINE.*chroot" text:style-name="Internet_20_link" text:visited-style-name="Visited_20_Internet_20_Link">cs/</text:a></text:p>
          </table:table-cell>
          <table:table-cell table:style-name="Table2.A1" office:value-type="string">
            <text:p text:style-name="P1">0x3d</text:p>
          </table:table-cell>
          <table:table-cell table:style-name="Table2.A1" office:value-type="string">
            <text:p text:style-name="Table_20_Contents">const char *filenam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62</text:p>
          </table:table-cell>
          <table:table-cell table:style-name="Table2.A1" office:value-type="string">
            <text:p text:style-name="Table_20_Contents">ustat</text:p>
          </table:table-cell>
          <table:table-cell table:style-name="Table2.A1" office:value-type="string">
            <text:p text:style-name="P1"><text:a xlink:type="simple" xlink:href="https://man7.org/linux/man-pages/man2/ustat.2.html" text:style-name="Internet_20_link" text:visited-style-name="Visited_20_Internet_20_Link">man/</text:a> <text:a xlink:type="simple" xlink:href="https://source.chromium.org/search?ss=chromiumos&amp;q=SYSCALL_DEFINE.*ustat" text:style-name="Internet_20_link" text:visited-style-name="Visited_20_Internet_20_Link">cs/</text:a></text:p>
          </table:table-cell>
          <table:table-cell table:style-name="Table2.A1" office:value-type="string">
            <text:p text:style-name="P1">0x3e</text:p>
          </table:table-cell>
          <table:table-cell table:style-name="Table2.A1" office:value-type="string">
            <text:p text:style-name="Table_20_Contents">unsigned dev</text:p>
          </table:table-cell>
          <table:table-cell table:style-name="Table2.A1" office:value-type="string">
            <text:p text:style-name="Table_20_Contents">struct ustat *ubuf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63</text:p>
          </table:table-cell>
          <table:table-cell table:style-name="Table2.A1" office:value-type="string">
            <text:p text:style-name="Table_20_Contents">dup2</text:p>
          </table:table-cell>
          <table:table-cell table:style-name="Table2.A1" office:value-type="string">
            <text:p text:style-name="P1"><text:a xlink:type="simple" xlink:href="https://man7.org/linux/man-pages/man2/dup2.2.html" text:style-name="Internet_20_link" text:visited-style-name="Visited_20_Internet_20_Link">man/</text:a> <text:a xlink:type="simple" xlink:href="https://source.chromium.org/search?ss=chromiumos&amp;q=SYSCALL_DEFINE.*dup2" text:style-name="Internet_20_link" text:visited-style-name="Visited_20_Internet_20_Link">cs/</text:a></text:p>
          </table:table-cell>
          <table:table-cell table:style-name="Table2.A1" office:value-type="string">
            <text:p text:style-name="P1">0x3f</text:p>
          </table:table-cell>
          <table:table-cell table:style-name="Table2.A1" office:value-type="string">
            <text:p text:style-name="Table_20_Contents">unsigned <text:soft-page-break/>int oldfd</text:p>
          </table:table-cell>
          <table:table-cell table:style-name="Table2.A1" office:value-type="string">
            <text:p text:style-name="Table_20_Contents">unsigned int <text:soft-page-break/>newf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64</text:p>
          </table:table-cell>
          <table:table-cell table:style-name="Table2.A1" office:value-type="string">
            <text:p text:style-name="Table_20_Contents">getppid</text:p>
          </table:table-cell>
          <table:table-cell table:style-name="Table2.A1" office:value-type="string">
            <text:p text:style-name="P1"><text:a xlink:type="simple" xlink:href="https://man7.org/linux/man-pages/man2/getppid.2.html" text:style-name="Internet_20_link" text:visited-style-name="Visited_20_Internet_20_Link">man/</text:a> <text:a xlink:type="simple" xlink:href="https://source.chromium.org/search?ss=chromiumos&amp;q=SYSCALL_DEFINE.*getppid" text:style-name="Internet_20_link" text:visited-style-name="Visited_20_Internet_20_Link">cs/</text:a></text:p>
          </table:table-cell>
          <table:table-cell table:style-name="Table2.A1" office:value-type="string">
            <text:p text:style-name="P1">0x40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65</text:p>
          </table:table-cell>
          <table:table-cell table:style-name="Table2.A1" office:value-type="string">
            <text:p text:style-name="Table_20_Contents">getpgrp</text:p>
          </table:table-cell>
          <table:table-cell table:style-name="Table2.A1" office:value-type="string">
            <text:p text:style-name="P1"><text:a xlink:type="simple" xlink:href="https://man7.org/linux/man-pages/man2/getpgrp.2.html" text:style-name="Internet_20_link" text:visited-style-name="Visited_20_Internet_20_Link">man/</text:a> <text:a xlink:type="simple" xlink:href="https://source.chromium.org/search?ss=chromiumos&amp;q=SYSCALL_DEFINE.*getpgrp" text:style-name="Internet_20_link" text:visited-style-name="Visited_20_Internet_20_Link">cs/</text:a></text:p>
          </table:table-cell>
          <table:table-cell table:style-name="Table2.A1" office:value-type="string">
            <text:p text:style-name="P1">0x41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66</text:p>
          </table:table-cell>
          <table:table-cell table:style-name="Table2.A1" office:value-type="string">
            <text:p text:style-name="Table_20_Contents">setsid</text:p>
          </table:table-cell>
          <table:table-cell table:style-name="Table2.A1" office:value-type="string">
            <text:p text:style-name="P1"><text:a xlink:type="simple" xlink:href="https://man7.org/linux/man-pages/man2/setsid.2.html" text:style-name="Internet_20_link" text:visited-style-name="Visited_20_Internet_20_Link">man/</text:a> <text:a xlink:type="simple" xlink:href="https://source.chromium.org/search?ss=chromiumos&amp;q=SYSCALL_DEFINE.*setsid" text:style-name="Internet_20_link" text:visited-style-name="Visited_20_Internet_20_Link">cs/</text:a></text:p>
          </table:table-cell>
          <table:table-cell table:style-name="Table2.A1" office:value-type="string">
            <text:p text:style-name="P1">0x42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67</text:p>
          </table:table-cell>
          <table:table-cell table:style-name="Table2.A1" office:value-type="string">
            <text:p text:style-name="Table_20_Contents">sigaction</text:p>
          </table:table-cell>
          <table:table-cell table:style-name="Table2.A1" office:value-type="string">
            <text:p text:style-name="P1"><text:a xlink:type="simple" xlink:href="https://man7.org/linux/man-pages/man2/sigaction.2.html" text:style-name="Internet_20_link" text:visited-style-name="Visited_20_Internet_20_Link">man/</text:a> <text:a xlink:type="simple" xlink:href="https://source.chromium.org/search?ss=chromiumos&amp;q=SYSCALL_DEFINE.*sigaction" text:style-name="Internet_20_link" text:visited-style-name="Visited_20_Internet_20_Link">cs/</text:a></text:p>
          </table:table-cell>
          <table:table-cell table:style-name="Table2.A1" office:value-type="string">
            <text:p text:style-name="P1">0x43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const struct old_sigaction *</text:p>
          </table:table-cell>
          <table:table-cell table:style-name="Table2.A1" office:value-type="string">
            <text:p text:style-name="Table_20_Contents">struct old_sigaction *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68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44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69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45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70</text:p>
          </table:table-cell>
          <table:table-cell table:style-name="Table2.A1" office:value-type="string">
            <text:p text:style-name="Table_20_Contents">setreuid</text:p>
          </table:table-cell>
          <table:table-cell table:style-name="Table2.A1" office:value-type="string">
            <text:p text:style-name="P1"><text:a xlink:type="simple" xlink:href="https://man7.org/linux/man-pages/man2/setreuid.2.html" text:style-name="Internet_20_link" text:visited-style-name="Visited_20_Internet_20_Link">man/</text:a> <text:a xlink:type="simple" xlink:href="https://source.chromium.org/search?ss=chromiumos&amp;q=SYSCALL_DEFINE.*setreuid" text:style-name="Internet_20_link" text:visited-style-name="Visited_20_Internet_20_Link">cs/</text:a></text:p>
          </table:table-cell>
          <table:table-cell table:style-name="Table2.A1" office:value-type="string">
            <text:p text:style-name="P1">0x46</text:p>
          </table:table-cell>
          <table:table-cell table:style-name="Table2.A1" office:value-type="string">
            <text:p text:style-name="Table_20_Contents">uid_t ruid</text:p>
          </table:table-cell>
          <table:table-cell table:style-name="Table2.A1" office:value-type="string">
            <text:p text:style-name="Table_20_Contents">uid_t eui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71</text:p>
          </table:table-cell>
          <table:table-cell table:style-name="Table2.A1" office:value-type="string">
            <text:p text:style-name="Table_20_Contents">setregid</text:p>
          </table:table-cell>
          <table:table-cell table:style-name="Table2.A1" office:value-type="string">
            <text:p text:style-name="P1"><text:a xlink:type="simple" xlink:href="https://man7.org/linux/man-pages/man2/setregid.2.html" text:style-name="Internet_20_link" text:visited-style-name="Visited_20_Internet_20_Link">man/</text:a> <text:a xlink:type="simple" xlink:href="https://source.chromium.org/search?ss=chromiumos&amp;q=SYSCALL_DEFINE.*setregid" text:style-name="Internet_20_link" text:visited-style-name="Visited_20_Internet_20_Link">cs/</text:a></text:p>
          </table:table-cell>
          <table:table-cell table:style-name="Table2.A1" office:value-type="string">
            <text:p text:style-name="P1">0x47</text:p>
          </table:table-cell>
          <table:table-cell table:style-name="Table2.A1" office:value-type="string">
            <text:p text:style-name="Table_20_Contents">gid_t rgid</text:p>
          </table:table-cell>
          <table:table-cell table:style-name="Table2.A1" office:value-type="string">
            <text:p text:style-name="Table_20_Contents">gid_t egi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72</text:p>
          </table:table-cell>
          <table:table-cell table:style-name="Table2.A1" office:value-type="string">
            <text:p text:style-name="Table_20_Contents">sigsuspend</text:p>
          </table:table-cell>
          <table:table-cell table:style-name="Table2.A1" office:value-type="string">
            <text:p text:style-name="P1"><text:a xlink:type="simple" xlink:href="https://man7.org/linux/man-pages/man2/sigsuspend.2.html" text:style-name="Internet_20_link" text:visited-style-name="Visited_20_Internet_20_Link">man/</text:a> <text:a xlink:type="simple" xlink:href="https://source.chromium.org/search?ss=chromiumos&amp;q=SYSCALL_DEFINE.*sigsuspend" text:style-name="Internet_20_link" text:visited-style-name="Visited_20_Internet_20_Link">cs/</text:a></text:p>
          </table:table-cell>
          <table:table-cell table:style-name="Table2.A1" office:value-type="string">
            <text:p text:style-name="P1">0x48</text:p>
          </table:table-cell>
          <table:table-cell table:style-name="Table2.A1" office:value-type="string">
            <text:p text:style-name="Table_20_Contents">int unused1</text:p>
          </table:table-cell>
          <table:table-cell table:style-name="Table2.A1" office:value-type="string">
            <text:p text:style-name="Table_20_Contents">int unused2</text:p>
          </table:table-cell>
          <table:table-cell table:style-name="Table2.A1" office:value-type="string">
            <text:p text:style-name="Table_20_Contents">old_sigset_t mask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73</text:p>
          </table:table-cell>
          <table:table-cell table:style-name="Table2.A1" office:value-type="string">
            <text:p text:style-name="Table_20_Contents">sigpending</text:p>
          </table:table-cell>
          <table:table-cell table:style-name="Table2.A1" office:value-type="string">
            <text:p text:style-name="P1"><text:a xlink:type="simple" xlink:href="https://man7.org/linux/man-pages/man2/sigpending.2.html" text:style-name="Internet_20_link" text:visited-style-name="Visited_20_Internet_20_Link">man/</text:a> <text:a xlink:type="simple" xlink:href="https://source.chromium.org/search?ss=chromiumos&amp;q=SYSCALL_DEFINE.*sigpending" text:style-name="Internet_20_link" text:visited-style-name="Visited_20_Internet_20_Link">cs/</text:a></text:p>
          </table:table-cell>
          <table:table-cell table:style-name="Table2.A1" office:value-type="string">
            <text:p text:style-name="P1">0x49</text:p>
          </table:table-cell>
          <table:table-cell table:style-name="Table2.A1" office:value-type="string">
            <text:p text:style-name="Table_20_Contents">old_sigset_t *uset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74</text:p>
          </table:table-cell>
          <table:table-cell table:style-name="Table2.A1" office:value-type="string">
            <text:p text:style-name="Table_20_Contents">sethostname</text:p>
          </table:table-cell>
          <table:table-cell table:style-name="Table2.A1" office:value-type="string">
            <text:p text:style-name="P1"><text:a xlink:type="simple" xlink:href="https://man7.org/linux/man-pages/man2/sethostname.2.html" text:style-name="Internet_20_link" text:visited-style-name="Visited_20_Internet_20_Link">man/</text:a> <text:a xlink:type="simple" xlink:href="https://source.chromium.org/search?ss=chromiumos&amp;q=SYSCALL_DEFINE.*sethostname" text:style-name="Internet_20_link" text:visited-style-name="Visited_20_Internet_20_Link">cs/</text:a></text:p>
          </table:table-cell>
          <table:table-cell table:style-name="Table2.A1" office:value-type="string">
            <text:p text:style-name="P1">0x4a</text:p>
          </table:table-cell>
          <table:table-cell table:style-name="Table2.A1" office:value-type="string">
            <text:p text:style-name="Table_20_Contents">char *name</text:p>
          </table:table-cell>
          <table:table-cell table:style-name="Table2.A1" office:value-type="string">
            <text:p text:style-name="Table_20_Contents">int len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75</text:p>
          </table:table-cell>
          <table:table-cell table:style-name="Table2.A1" office:value-type="string">
            <text:p text:style-name="Table_20_Contents">setrlimit</text:p>
          </table:table-cell>
          <table:table-cell table:style-name="Table2.A1" office:value-type="string">
            <text:p text:style-name="P1"><text:a xlink:type="simple" xlink:href="https://man7.org/linux/man-pages/man2/setrlimit.2.html" text:style-name="Internet_20_link" text:visited-style-name="Visited_20_Internet_20_Link">man/</text:a> <text:a xlink:type="simple" xlink:href="https://source.chromium.org/search?ss=chromiumos&amp;q=SYSCALL_DEFINE.*setrlimit" text:style-name="Internet_20_link" text:visited-style-name="Visited_20_Internet_20_Link">cs/</text:a></text:p>
          </table:table-cell>
          <table:table-cell table:style-name="Table2.A1" office:value-type="string">
            <text:p text:style-name="P1">0x4b</text:p>
          </table:table-cell>
          <table:table-cell table:style-name="Table2.A1" office:value-type="string">
            <text:p text:style-name="Table_20_Contents">unsigned int resource</text:p>
          </table:table-cell>
          <table:table-cell table:style-name="Table2.A1" office:value-type="string">
            <text:p text:style-name="Table_20_Contents">struct rlimit *rlim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76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4c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77</text:p>
          </table:table-cell>
          <table:table-cell table:style-name="Table2.A1" office:value-type="string">
            <text:p text:style-name="Table_20_Contents">getrusage</text:p>
          </table:table-cell>
          <table:table-cell table:style-name="Table2.A1" office:value-type="string">
            <text:p text:style-name="P1"><text:a xlink:type="simple" xlink:href="https://man7.org/linux/man-pages/man2/getrusage.2.html" text:style-name="Internet_20_link" text:visited-style-name="Visited_20_Internet_20_Link">man/</text:a> <text:a xlink:type="simple" xlink:href="https://source.chromium.org/search?ss=chromiumos&amp;q=SYSCALL_DEFINE.*getrusage" text:style-name="Internet_20_link" text:visited-style-name="Visited_20_Internet_20_Link">cs/</text:a></text:p>
          </table:table-cell>
          <table:table-cell table:style-name="Table2.A1" office:value-type="string">
            <text:p text:style-name="P1">0x4d</text:p>
          </table:table-cell>
          <table:table-cell table:style-name="Table2.A1" office:value-type="string">
            <text:p text:style-name="Table_20_Contents">int who</text:p>
          </table:table-cell>
          <table:table-cell table:style-name="Table2.A1" office:value-type="string">
            <text:p text:style-name="Table_20_Contents">struct rusage *ru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78</text:p>
          </table:table-cell>
          <table:table-cell table:style-name="Table2.A1" office:value-type="string">
            <text:p text:style-name="Table_20_Contents">gettimeofday</text:p>
          </table:table-cell>
          <table:table-cell table:style-name="Table2.A1" office:value-type="string">
            <text:p text:style-name="P1"><text:a xlink:type="simple" xlink:href="https://man7.org/linux/man-pages/man2/gettimeofday.2.html" text:style-name="Internet_20_link" text:visited-style-name="Visited_20_Internet_20_Link">man/</text:a> <text:a xlink:type="simple" xlink:href="https://source.chromium.org/search?ss=chromiumos&amp;q=SYSCALL_DEFINE.*gettimeofday" text:style-name="Internet_20_link" text:visited-style-name="Visited_20_Internet_20_Link">cs/</text:a></text:p>
          </table:table-cell>
          <table:table-cell table:style-name="Table2.A1" office:value-type="string">
            <text:p text:style-name="P1">0x4e</text:p>
          </table:table-cell>
          <table:table-cell table:style-name="Table2.A1" office:value-type="string">
            <text:p text:style-name="Table_20_Contents">struct timeval *tv</text:p>
          </table:table-cell>
          <table:table-cell table:style-name="Table2.A1" office:value-type="string">
            <text:p text:style-name="Table_20_Contents">struct timezone *tz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79</text:p>
          </table:table-cell>
          <table:table-cell table:style-name="Table2.A1" office:value-type="string">
            <text:p text:style-name="Table_20_Contents">settimeofday</text:p>
          </table:table-cell>
          <table:table-cell table:style-name="Table2.A1" office:value-type="string">
            <text:p text:style-name="P1"><text:a xlink:type="simple" xlink:href="https://man7.org/linux/man-pages/man2/settimeofday.2.html" text:style-name="Internet_20_link" text:visited-style-name="Visited_20_Internet_20_Link">man/</text:a> <text:a xlink:type="simple" xlink:href="https://source.chromium.org/search?ss=chromiumos&amp;q=SYSCALL_DEFINE.*settimeofday" text:style-name="Internet_20_link" text:visited-style-name="Visited_20_Internet_20_Link">cs/</text:a></text:p>
          </table:table-cell>
          <table:table-cell table:style-name="Table2.A1" office:value-type="string">
            <text:p text:style-name="P1">0x4f</text:p>
          </table:table-cell>
          <table:table-cell table:style-name="Table2.A1" office:value-type="string">
            <text:p text:style-name="Table_20_Contents">struct timeval *tv</text:p>
          </table:table-cell>
          <table:table-cell table:style-name="Table2.A1" office:value-type="string">
            <text:p text:style-name="Table_20_Contents">struct timezone *tz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80</text:p>
          </table:table-cell>
          <table:table-cell table:style-name="Table2.A1" office:value-type="string">
            <text:p text:style-name="Table_20_Contents">getgroups</text:p>
          </table:table-cell>
          <table:table-cell table:style-name="Table2.A1" office:value-type="string">
            <text:p text:style-name="P1"><text:a xlink:type="simple" xlink:href="https://man7.org/linux/man-pages/man2/getgroups.2.html" text:style-name="Internet_20_link" text:visited-style-name="Visited_20_Internet_20_Link">man/</text:a> <text:a xlink:type="simple" xlink:href="https://source.chromium.org/search?ss=chromiumos&amp;q=SYSCALL_DEFINE.*getgroups" text:style-name="Internet_20_link" text:visited-style-name="Visited_20_Internet_20_Link">cs/</text:a></text:p>
          </table:table-cell>
          <table:table-cell table:style-name="Table2.A1" office:value-type="string">
            <text:p text:style-name="P1">0x50</text:p>
          </table:table-cell>
          <table:table-cell table:style-name="Table2.A1" office:value-type="string">
            <text:p text:style-name="Table_20_Contents">int gidsetsize</text:p>
          </table:table-cell>
          <table:table-cell table:style-name="Table2.A1" office:value-type="string">
            <text:p text:style-name="Table_20_Contents">gid_t *grouplist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81</text:p>
          </table:table-cell>
          <table:table-cell table:style-name="Table2.A1" office:value-type="string">
            <text:p text:style-name="Table_20_Contents">setgroups</text:p>
          </table:table-cell>
          <table:table-cell table:style-name="Table2.A1" office:value-type="string">
            <text:p text:style-name="P1"><text:a xlink:type="simple" xlink:href="https://man7.org/linux/man-pages/man2/setgroups.2.html" text:style-name="Internet_20_link" text:visited-style-name="Visited_20_Internet_20_Link">man/</text:a> <text:a xlink:type="simple" xlink:href="https://source.chromium.org/search?ss=chromiumos&amp;q=SYSCALL_DEFINE.*setgroups" text:style-name="Internet_20_link" text:visited-style-name="Visited_20_Internet_20_Link">cs/</text:a></text:p>
          </table:table-cell>
          <table:table-cell table:style-name="Table2.A1" office:value-type="string">
            <text:p text:style-name="P1">0x51</text:p>
          </table:table-cell>
          <table:table-cell table:style-name="Table2.A1" office:value-type="string">
            <text:p text:style-name="Table_20_Contents">int gidsetsize</text:p>
          </table:table-cell>
          <table:table-cell table:style-name="Table2.A1" office:value-type="string">
            <text:p text:style-name="Table_20_Contents">gid_t *grouplist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82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52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83</text:p>
          </table:table-cell>
          <table:table-cell table:style-name="Table2.A1" office:value-type="string">
            <text:p text:style-name="Table_20_Contents">symlink</text:p>
          </table:table-cell>
          <table:table-cell table:style-name="Table2.A1" office:value-type="string">
            <text:p text:style-name="P1"><text:a xlink:type="simple" xlink:href="https://man7.org/linux/man-pages/man2/symlink.2.html" text:style-name="Internet_20_link" text:visited-style-name="Visited_20_Internet_20_Link">man/</text:a> <text:a xlink:type="simple" xlink:href="https://source.chromium.org/search?ss=chromiumos&amp;q=SYSCALL_DEFINE.*symlink" text:style-name="Internet_20_link" text:visited-style-name="Visited_20_Internet_20_Link">cs/</text:a></text:p>
          </table:table-cell>
          <table:table-cell table:style-name="Table2.A1" office:value-type="string">
            <text:p text:style-name="P1">0x53</text:p>
          </table:table-cell>
          <table:table-cell table:style-name="Table2.A1" office:value-type="string">
            <text:p text:style-name="Table_20_Contents">const char *old</text:p>
          </table:table-cell>
          <table:table-cell table:style-name="Table2.A1" office:value-type="string">
            <text:p text:style-name="Table_20_Contents">const char *new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84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54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85</text:p>
          </table:table-cell>
          <table:table-cell table:style-name="Table2.A1" office:value-type="string">
            <text:p text:style-name="Table_20_Contents">readlink</text:p>
          </table:table-cell>
          <table:table-cell table:style-name="Table2.A1" office:value-type="string">
            <text:p text:style-name="P1"><text:a xlink:type="simple" xlink:href="https://man7.org/linux/man-pages/man2/readlink.2.html" text:style-name="Internet_20_link" text:visited-style-name="Visited_20_Internet_20_Link">man/</text:a> <text:a xlink:type="simple" xlink:href="https://source.chromium.org/search?ss=chromiumos&amp;q=SYSCALL_DEFINE.*readlink" text:style-name="Internet_20_link" text:visited-style-name="Visited_20_Internet_20_Link">cs/</text:a></text:p>
          </table:table-cell>
          <table:table-cell table:style-name="Table2.A1" office:value-type="string">
            <text:p text:style-name="P1">0x55</text:p>
          </table:table-cell>
          <table:table-cell table:style-name="Table2.A1" office:value-type="string">
            <text:p text:style-name="Table_20_Contents">const char *path</text:p>
          </table:table-cell>
          <table:table-cell table:style-name="Table2.A1" office:value-type="string">
            <text:p text:style-name="Table_20_Contents">char *buf</text:p>
          </table:table-cell>
          <table:table-cell table:style-name="Table2.A1" office:value-type="string">
            <text:p text:style-name="Table_20_Contents">int bufsiz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86</text:p>
          </table:table-cell>
          <table:table-cell table:style-name="Table2.A1" office:value-type="string">
            <text:p text:style-name="Table_20_Contents">uselib</text:p>
          </table:table-cell>
          <table:table-cell table:style-name="Table2.A1" office:value-type="string">
            <text:p text:style-name="P1"><text:a xlink:type="simple" xlink:href="https://man7.org/linux/man-pages/man2/uselib.2.html" text:style-name="Internet_20_link" text:visited-style-name="Visited_20_Internet_20_Link">man/</text:a> <text:a xlink:type="simple" xlink:href="https://source.chromium.org/search?ss=chromiumos&amp;q=SYSCALL_DEFINE.*uselib" text:style-name="Internet_20_link" text:visited-style-name="Visited_20_Internet_20_Link">cs/</text:a></text:p>
          </table:table-cell>
          <table:table-cell table:style-name="Table2.A1" office:value-type="string">
            <text:p text:style-name="P1">0x56</text:p>
          </table:table-cell>
          <table:table-cell table:style-name="Table2.A1" office:value-type="string">
            <text:p text:style-name="Table_20_Contents">const char *library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ext:soft-page-break/>
        <table:table-row table:style-name="TableLine94107340733648">
          <table:table-cell table:style-name="Table2.A1" office:value-type="string">
            <text:p text:style-name="P1">87</text:p>
          </table:table-cell>
          <table:table-cell table:style-name="Table2.A1" office:value-type="string">
            <text:p text:style-name="Table_20_Contents">swapon</text:p>
          </table:table-cell>
          <table:table-cell table:style-name="Table2.A1" office:value-type="string">
            <text:p text:style-name="P1"><text:a xlink:type="simple" xlink:href="https://man7.org/linux/man-pages/man2/swapon.2.html" text:style-name="Internet_20_link" text:visited-style-name="Visited_20_Internet_20_Link">man/</text:a> <text:a xlink:type="simple" xlink:href="https://source.chromium.org/search?ss=chromiumos&amp;q=SYSCALL_DEFINE.*swapon" text:style-name="Internet_20_link" text:visited-style-name="Visited_20_Internet_20_Link">cs/</text:a></text:p>
          </table:table-cell>
          <table:table-cell table:style-name="Table2.A1" office:value-type="string">
            <text:p text:style-name="P1">0x57</text:p>
          </table:table-cell>
          <table:table-cell table:style-name="Table2.A1" office:value-type="string">
            <text:p text:style-name="Table_20_Contents">const char *specialfile</text:p>
          </table:table-cell>
          <table:table-cell table:style-name="Table2.A1" office:value-type="string">
            <text:p text:style-name="Table_20_Contents">int swap_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88</text:p>
          </table:table-cell>
          <table:table-cell table:style-name="Table2.A1" office:value-type="string">
            <text:p text:style-name="Table_20_Contents">reboot</text:p>
          </table:table-cell>
          <table:table-cell table:style-name="Table2.A1" office:value-type="string">
            <text:p text:style-name="P1"><text:a xlink:type="simple" xlink:href="https://man7.org/linux/man-pages/man2/reboot.2.html" text:style-name="Internet_20_link" text:visited-style-name="Visited_20_Internet_20_Link">man/</text:a> <text:a xlink:type="simple" xlink:href="https://source.chromium.org/search?ss=chromiumos&amp;q=SYSCALL_DEFINE.*reboot" text:style-name="Internet_20_link" text:visited-style-name="Visited_20_Internet_20_Link">cs/</text:a></text:p>
          </table:table-cell>
          <table:table-cell table:style-name="Table2.A1" office:value-type="string">
            <text:p text:style-name="P1">0x58</text:p>
          </table:table-cell>
          <table:table-cell table:style-name="Table2.A1" office:value-type="string">
            <text:p text:style-name="Table_20_Contents">int magic1</text:p>
          </table:table-cell>
          <table:table-cell table:style-name="Table2.A1" office:value-type="string">
            <text:p text:style-name="Table_20_Contents">int magic2</text:p>
          </table:table-cell>
          <table:table-cell table:style-name="Table2.A1" office:value-type="string">
            <text:p text:style-name="Table_20_Contents">unsigned int cmd</text:p>
          </table:table-cell>
          <table:table-cell table:style-name="Table2.A1" office:value-type="string">
            <text:p text:style-name="Table_20_Contents">void *arg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89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59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90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5a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91</text:p>
          </table:table-cell>
          <table:table-cell table:style-name="Table2.A1" office:value-type="string">
            <text:p text:style-name="Table_20_Contents">munmap</text:p>
          </table:table-cell>
          <table:table-cell table:style-name="Table2.A1" office:value-type="string">
            <text:p text:style-name="P1"><text:a xlink:type="simple" xlink:href="https://man7.org/linux/man-pages/man2/munmap.2.html" text:style-name="Internet_20_link" text:visited-style-name="Visited_20_Internet_20_Link">man/</text:a> <text:a xlink:type="simple" xlink:href="https://source.chromium.org/search?ss=chromiumos&amp;q=SYSCALL_DEFINE.*munmap" text:style-name="Internet_20_link" text:visited-style-name="Visited_20_Internet_20_Link">cs/</text:a></text:p>
          </table:table-cell>
          <table:table-cell table:style-name="Table2.A1" office:value-type="string">
            <text:p text:style-name="P1">0x5b</text:p>
          </table:table-cell>
          <table:table-cell table:style-name="Table2.A1" office:value-type="string">
            <text:p text:style-name="Table_20_Contents">unsigned long addr</text:p>
          </table:table-cell>
          <table:table-cell table:style-name="Table2.A1" office:value-type="string">
            <text:p text:style-name="Table_20_Contents">size_t len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92</text:p>
          </table:table-cell>
          <table:table-cell table:style-name="Table2.A1" office:value-type="string">
            <text:p text:style-name="Table_20_Contents">truncate</text:p>
          </table:table-cell>
          <table:table-cell table:style-name="Table2.A1" office:value-type="string">
            <text:p text:style-name="P1"><text:a xlink:type="simple" xlink:href="https://man7.org/linux/man-pages/man2/truncate.2.html" text:style-name="Internet_20_link" text:visited-style-name="Visited_20_Internet_20_Link">man/</text:a> <text:a xlink:type="simple" xlink:href="https://source.chromium.org/search?ss=chromiumos&amp;q=SYSCALL_DEFINE.*truncate" text:style-name="Internet_20_link" text:visited-style-name="Visited_20_Internet_20_Link">cs/</text:a></text:p>
          </table:table-cell>
          <table:table-cell table:style-name="Table2.A1" office:value-type="string">
            <text:p text:style-name="P1">0x5c</text:p>
          </table:table-cell>
          <table:table-cell table:style-name="Table2.A1" office:value-type="string">
            <text:p text:style-name="Table_20_Contents">const char *path</text:p>
          </table:table-cell>
          <table:table-cell table:style-name="Table2.A1" office:value-type="string">
            <text:p text:style-name="Table_20_Contents">long length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93</text:p>
          </table:table-cell>
          <table:table-cell table:style-name="Table2.A1" office:value-type="string">
            <text:p text:style-name="Table_20_Contents">ftruncate</text:p>
          </table:table-cell>
          <table:table-cell table:style-name="Table2.A1" office:value-type="string">
            <text:p text:style-name="P1"><text:a xlink:type="simple" xlink:href="https://man7.org/linux/man-pages/man2/ftruncate.2.html" text:style-name="Internet_20_link" text:visited-style-name="Visited_20_Internet_20_Link">man/</text:a> <text:a xlink:type="simple" xlink:href="https://source.chromium.org/search?ss=chromiumos&amp;q=SYSCALL_DEFINE.*ftruncate" text:style-name="Internet_20_link" text:visited-style-name="Visited_20_Internet_20_Link">cs/</text:a></text:p>
          </table:table-cell>
          <table:table-cell table:style-name="Table2.A1" office:value-type="string">
            <text:p text:style-name="P1">0x5d</text:p>
          </table:table-cell>
          <table:table-cell table:style-name="Table2.A1" office:value-type="string">
            <text:p text:style-name="Table_20_Contents">unsigned int fd</text:p>
          </table:table-cell>
          <table:table-cell table:style-name="Table2.A1" office:value-type="string">
            <text:p text:style-name="Table_20_Contents">unsigned long length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94</text:p>
          </table:table-cell>
          <table:table-cell table:style-name="Table2.A1" office:value-type="string">
            <text:p text:style-name="Table_20_Contents">fchmod</text:p>
          </table:table-cell>
          <table:table-cell table:style-name="Table2.A1" office:value-type="string">
            <text:p text:style-name="P1"><text:a xlink:type="simple" xlink:href="https://man7.org/linux/man-pages/man2/fchmod.2.html" text:style-name="Internet_20_link" text:visited-style-name="Visited_20_Internet_20_Link">man/</text:a> <text:a xlink:type="simple" xlink:href="https://source.chromium.org/search?ss=chromiumos&amp;q=SYSCALL_DEFINE.*fchmod" text:style-name="Internet_20_link" text:visited-style-name="Visited_20_Internet_20_Link">cs/</text:a></text:p>
          </table:table-cell>
          <table:table-cell table:style-name="Table2.A1" office:value-type="string">
            <text:p text:style-name="P1">0x5e</text:p>
          </table:table-cell>
          <table:table-cell table:style-name="Table2.A1" office:value-type="string">
            <text:p text:style-name="Table_20_Contents">unsigned int fd</text:p>
          </table:table-cell>
          <table:table-cell table:style-name="Table2.A1" office:value-type="string">
            <text:p text:style-name="Table_20_Contents">umode_t mod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95</text:p>
          </table:table-cell>
          <table:table-cell table:style-name="Table2.A1" office:value-type="string">
            <text:p text:style-name="Table_20_Contents">fchown</text:p>
          </table:table-cell>
          <table:table-cell table:style-name="Table2.A1" office:value-type="string">
            <text:p text:style-name="P1"><text:a xlink:type="simple" xlink:href="https://man7.org/linux/man-pages/man2/fchown.2.html" text:style-name="Internet_20_link" text:visited-style-name="Visited_20_Internet_20_Link">man/</text:a> <text:a xlink:type="simple" xlink:href="https://source.chromium.org/search?ss=chromiumos&amp;q=SYSCALL_DEFINE.*fchown" text:style-name="Internet_20_link" text:visited-style-name="Visited_20_Internet_20_Link">cs/</text:a></text:p>
          </table:table-cell>
          <table:table-cell table:style-name="Table2.A1" office:value-type="string">
            <text:p text:style-name="P1">0x5f</text:p>
          </table:table-cell>
          <table:table-cell table:style-name="Table2.A1" office:value-type="string">
            <text:p text:style-name="Table_20_Contents">unsigned int fd</text:p>
          </table:table-cell>
          <table:table-cell table:style-name="Table2.A1" office:value-type="string">
            <text:p text:style-name="Table_20_Contents">uid_t user</text:p>
          </table:table-cell>
          <table:table-cell table:style-name="Table2.A1" office:value-type="string">
            <text:p text:style-name="Table_20_Contents">gid_t group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96</text:p>
          </table:table-cell>
          <table:table-cell table:style-name="Table2.A1" office:value-type="string">
            <text:p text:style-name="Table_20_Contents">getpriority</text:p>
          </table:table-cell>
          <table:table-cell table:style-name="Table2.A1" office:value-type="string">
            <text:p text:style-name="P1"><text:a xlink:type="simple" xlink:href="https://man7.org/linux/man-pages/man2/getpriority.2.html" text:style-name="Internet_20_link" text:visited-style-name="Visited_20_Internet_20_Link">man/</text:a> <text:a xlink:type="simple" xlink:href="https://source.chromium.org/search?ss=chromiumos&amp;q=SYSCALL_DEFINE.*getpriority" text:style-name="Internet_20_link" text:visited-style-name="Visited_20_Internet_20_Link">cs/</text:a></text:p>
          </table:table-cell>
          <table:table-cell table:style-name="Table2.A1" office:value-type="string">
            <text:p text:style-name="P1">0x60</text:p>
          </table:table-cell>
          <table:table-cell table:style-name="Table2.A1" office:value-type="string">
            <text:p text:style-name="Table_20_Contents">int which</text:p>
          </table:table-cell>
          <table:table-cell table:style-name="Table2.A1" office:value-type="string">
            <text:p text:style-name="Table_20_Contents">int who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97</text:p>
          </table:table-cell>
          <table:table-cell table:style-name="Table2.A1" office:value-type="string">
            <text:p text:style-name="Table_20_Contents">setpriority</text:p>
          </table:table-cell>
          <table:table-cell table:style-name="Table2.A1" office:value-type="string">
            <text:p text:style-name="P1"><text:a xlink:type="simple" xlink:href="https://man7.org/linux/man-pages/man2/setpriority.2.html" text:style-name="Internet_20_link" text:visited-style-name="Visited_20_Internet_20_Link">man/</text:a> <text:a xlink:type="simple" xlink:href="https://source.chromium.org/search?ss=chromiumos&amp;q=SYSCALL_DEFINE.*setpriority" text:style-name="Internet_20_link" text:visited-style-name="Visited_20_Internet_20_Link">cs/</text:a></text:p>
          </table:table-cell>
          <table:table-cell table:style-name="Table2.A1" office:value-type="string">
            <text:p text:style-name="P1">0x61</text:p>
          </table:table-cell>
          <table:table-cell table:style-name="Table2.A1" office:value-type="string">
            <text:p text:style-name="Table_20_Contents">int which</text:p>
          </table:table-cell>
          <table:table-cell table:style-name="Table2.A1" office:value-type="string">
            <text:p text:style-name="Table_20_Contents">int who</text:p>
          </table:table-cell>
          <table:table-cell table:style-name="Table2.A1" office:value-type="string">
            <text:p text:style-name="Table_20_Contents">int niceval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98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62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99</text:p>
          </table:table-cell>
          <table:table-cell table:style-name="Table2.A1" office:value-type="string">
            <text:p text:style-name="Table_20_Contents">statfs</text:p>
          </table:table-cell>
          <table:table-cell table:style-name="Table2.A1" office:value-type="string">
            <text:p text:style-name="P1"><text:a xlink:type="simple" xlink:href="https://man7.org/linux/man-pages/man2/statfs.2.html" text:style-name="Internet_20_link" text:visited-style-name="Visited_20_Internet_20_Link">man/</text:a> <text:a xlink:type="simple" xlink:href="https://source.chromium.org/search?ss=chromiumos&amp;q=SYSCALL_DEFINE.*statfs" text:style-name="Internet_20_link" text:visited-style-name="Visited_20_Internet_20_Link">cs/</text:a></text:p>
          </table:table-cell>
          <table:table-cell table:style-name="Table2.A1" office:value-type="string">
            <text:p text:style-name="P1">0x63</text:p>
          </table:table-cell>
          <table:table-cell table:style-name="Table2.A1" office:value-type="string">
            <text:p text:style-name="Table_20_Contents">const char * path</text:p>
          </table:table-cell>
          <table:table-cell table:style-name="Table2.A1" office:value-type="string">
            <text:p text:style-name="Table_20_Contents">struct statfs *buf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00</text:p>
          </table:table-cell>
          <table:table-cell table:style-name="Table2.A1" office:value-type="string">
            <text:p text:style-name="Table_20_Contents">fstatfs</text:p>
          </table:table-cell>
          <table:table-cell table:style-name="Table2.A1" office:value-type="string">
            <text:p text:style-name="P1"><text:a xlink:type="simple" xlink:href="https://man7.org/linux/man-pages/man2/fstatfs.2.html" text:style-name="Internet_20_link" text:visited-style-name="Visited_20_Internet_20_Link">man/</text:a> <text:a xlink:type="simple" xlink:href="https://source.chromium.org/search?ss=chromiumos&amp;q=SYSCALL_DEFINE.*fstatfs" text:style-name="Internet_20_link" text:visited-style-name="Visited_20_Internet_20_Link">cs/</text:a></text:p>
          </table:table-cell>
          <table:table-cell table:style-name="Table2.A1" office:value-type="string">
            <text:p text:style-name="P1">0x64</text:p>
          </table:table-cell>
          <table:table-cell table:style-name="Table2.A1" office:value-type="string">
            <text:p text:style-name="Table_20_Contents">unsigned int fd</text:p>
          </table:table-cell>
          <table:table-cell table:style-name="Table2.A1" office:value-type="string">
            <text:p text:style-name="Table_20_Contents">struct statfs *buf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01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65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102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66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103</text:p>
          </table:table-cell>
          <table:table-cell table:style-name="Table2.A1" office:value-type="string">
            <text:p text:style-name="Table_20_Contents">syslog</text:p>
          </table:table-cell>
          <table:table-cell table:style-name="Table2.A1" office:value-type="string">
            <text:p text:style-name="P1"><text:a xlink:type="simple" xlink:href="https://man7.org/linux/man-pages/man2/syslog.2.html" text:style-name="Internet_20_link" text:visited-style-name="Visited_20_Internet_20_Link">man/</text:a> <text:a xlink:type="simple" xlink:href="https://source.chromium.org/search?ss=chromiumos&amp;q=SYSCALL_DEFINE.*syslog" text:style-name="Internet_20_link" text:visited-style-name="Visited_20_Internet_20_Link">cs/</text:a></text:p>
          </table:table-cell>
          <table:table-cell table:style-name="Table2.A1" office:value-type="string">
            <text:p text:style-name="P1">0x67</text:p>
          </table:table-cell>
          <table:table-cell table:style-name="Table2.A1" office:value-type="string">
            <text:p text:style-name="Table_20_Contents">int type</text:p>
          </table:table-cell>
          <table:table-cell table:style-name="Table2.A1" office:value-type="string">
            <text:p text:style-name="Table_20_Contents">char *buf</text:p>
          </table:table-cell>
          <table:table-cell table:style-name="Table2.A1" office:value-type="string">
            <text:p text:style-name="Table_20_Contents">int len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04</text:p>
          </table:table-cell>
          <table:table-cell table:style-name="Table2.A1" office:value-type="string">
            <text:p text:style-name="Table_20_Contents">setitimer</text:p>
          </table:table-cell>
          <table:table-cell table:style-name="Table2.A1" office:value-type="string">
            <text:p text:style-name="P1"><text:a xlink:type="simple" xlink:href="https://man7.org/linux/man-pages/man2/setitimer.2.html" text:style-name="Internet_20_link" text:visited-style-name="Visited_20_Internet_20_Link">man/</text:a> <text:a xlink:type="simple" xlink:href="https://source.chromium.org/search?ss=chromiumos&amp;q=SYSCALL_DEFINE.*setitimer" text:style-name="Internet_20_link" text:visited-style-name="Visited_20_Internet_20_Link">cs/</text:a></text:p>
          </table:table-cell>
          <table:table-cell table:style-name="Table2.A1" office:value-type="string">
            <text:p text:style-name="P1">0x68</text:p>
          </table:table-cell>
          <table:table-cell table:style-name="Table2.A1" office:value-type="string">
            <text:p text:style-name="Table_20_Contents">int which</text:p>
          </table:table-cell>
          <table:table-cell table:style-name="Table2.A1" office:value-type="string">
            <text:p text:style-name="Table_20_Contents">struct itimerval *value</text:p>
          </table:table-cell>
          <table:table-cell table:style-name="Table2.A1" office:value-type="string">
            <text:p text:style-name="Table_20_Contents">struct itimerval *ovalu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05</text:p>
          </table:table-cell>
          <table:table-cell table:style-name="Table2.A1" office:value-type="string">
            <text:p text:style-name="Table_20_Contents">getitimer</text:p>
          </table:table-cell>
          <table:table-cell table:style-name="Table2.A1" office:value-type="string">
            <text:p text:style-name="P1"><text:a xlink:type="simple" xlink:href="https://man7.org/linux/man-pages/man2/getitimer.2.html" text:style-name="Internet_20_link" text:visited-style-name="Visited_20_Internet_20_Link">man/</text:a> <text:a xlink:type="simple" xlink:href="https://source.chromium.org/search?ss=chromiumos&amp;q=SYSCALL_DEFINE.*getitimer" text:style-name="Internet_20_link" text:visited-style-name="Visited_20_Internet_20_Link">cs/</text:a></text:p>
          </table:table-cell>
          <table:table-cell table:style-name="Table2.A1" office:value-type="string">
            <text:p text:style-name="P1">0x69</text:p>
          </table:table-cell>
          <table:table-cell table:style-name="Table2.A1" office:value-type="string">
            <text:p text:style-name="Table_20_Contents">int which</text:p>
          </table:table-cell>
          <table:table-cell table:style-name="Table2.A1" office:value-type="string">
            <text:p text:style-name="Table_20_Contents">struct itimerval *valu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06</text:p>
          </table:table-cell>
          <table:table-cell table:style-name="Table2.A1" office:value-type="string">
            <text:p text:style-name="Table_20_Contents">stat</text:p>
          </table:table-cell>
          <table:table-cell table:style-name="Table2.A1" office:value-type="string">
            <text:p text:style-name="P1"><text:a xlink:type="simple" xlink:href="https://man7.org/linux/man-pages/man2/stat.2.html" text:style-name="Internet_20_link" text:visited-style-name="Visited_20_Internet_20_Link">man/</text:a> <text:a xlink:type="simple" xlink:href="https://source.chromium.org/search?ss=chromiumos&amp;q=SYSCALL_DEFINE.*stat" text:style-name="Internet_20_link" text:visited-style-name="Visited_20_Internet_20_Link">cs/</text:a></text:p>
          </table:table-cell>
          <table:table-cell table:style-name="Table2.A1" office:value-type="string">
            <text:p text:style-name="P1">0x6a</text:p>
          </table:table-cell>
          <table:table-cell table:style-name="Table2.A1" office:value-type="string">
            <text:p text:style-name="Table_20_Contents">const char *filename</text:p>
          </table:table-cell>
          <table:table-cell table:style-name="Table2.A1" office:value-type="string">
            <text:p text:style-name="Table_20_Contents">struct __old_kernel_stat *statbuf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07</text:p>
          </table:table-cell>
          <table:table-cell table:style-name="Table2.A1" office:value-type="string">
            <text:p text:style-name="Table_20_Contents">lstat</text:p>
          </table:table-cell>
          <table:table-cell table:style-name="Table2.A1" office:value-type="string">
            <text:p text:style-name="P1"><text:a xlink:type="simple" xlink:href="https://man7.org/linux/man-pages/man2/lstat.2.html" text:style-name="Internet_20_link" text:visited-style-name="Visited_20_Internet_20_Link">man/</text:a> <text:a xlink:type="simple" xlink:href="https://source.chromium.org/search?ss=chromiumos&amp;q=SYSCALL_DEFINE.*lstat" text:style-name="Internet_20_link" text:visited-style-name="Visited_20_Internet_20_Link">cs/</text:a></text:p>
          </table:table-cell>
          <table:table-cell table:style-name="Table2.A1" office:value-type="string">
            <text:p text:style-name="P1">0x6b</text:p>
          </table:table-cell>
          <table:table-cell table:style-name="Table2.A1" office:value-type="string">
            <text:p text:style-name="Table_20_Contents">const char *filename</text:p>
          </table:table-cell>
          <table:table-cell table:style-name="Table2.A1" office:value-type="string">
            <text:p text:style-name="Table_20_Contents">struct __old_kernel<text:soft-page-break/>_stat *statbuf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08</text:p>
          </table:table-cell>
          <table:table-cell table:style-name="Table2.A1" office:value-type="string">
            <text:p text:style-name="Table_20_Contents">fstat</text:p>
          </table:table-cell>
          <table:table-cell table:style-name="Table2.A1" office:value-type="string">
            <text:p text:style-name="P1"><text:a xlink:type="simple" xlink:href="https://man7.org/linux/man-pages/man2/fstat.2.html" text:style-name="Internet_20_link" text:visited-style-name="Visited_20_Internet_20_Link">man/</text:a> <text:a xlink:type="simple" xlink:href="https://source.chromium.org/search?ss=chromiumos&amp;q=SYSCALL_DEFINE.*fstat" text:style-name="Internet_20_link" text:visited-style-name="Visited_20_Internet_20_Link">cs/</text:a></text:p>
          </table:table-cell>
          <table:table-cell table:style-name="Table2.A1" office:value-type="string">
            <text:p text:style-name="P1">0x6c</text:p>
          </table:table-cell>
          <table:table-cell table:style-name="Table2.A1" office:value-type="string">
            <text:p text:style-name="Table_20_Contents">unsigned int fd</text:p>
          </table:table-cell>
          <table:table-cell table:style-name="Table2.A1" office:value-type="string">
            <text:p text:style-name="Table_20_Contents">struct __old_kernel_stat *statbuf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09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6d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110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6e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111</text:p>
          </table:table-cell>
          <table:table-cell table:style-name="Table2.A1" office:value-type="string">
            <text:p text:style-name="Table_20_Contents">vhangup</text:p>
          </table:table-cell>
          <table:table-cell table:style-name="Table2.A1" office:value-type="string">
            <text:p text:style-name="P1"><text:a xlink:type="simple" xlink:href="https://man7.org/linux/man-pages/man2/vhangup.2.html" text:style-name="Internet_20_link" text:visited-style-name="Visited_20_Internet_20_Link">man/</text:a> <text:a xlink:type="simple" xlink:href="https://source.chromium.org/search?ss=chromiumos&amp;q=SYSCALL_DEFINE.*vhangup" text:style-name="Internet_20_link" text:visited-style-name="Visited_20_Internet_20_Link">cs/</text:a></text:p>
          </table:table-cell>
          <table:table-cell table:style-name="Table2.A1" office:value-type="string">
            <text:p text:style-name="P1">0x6f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12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70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113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71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114</text:p>
          </table:table-cell>
          <table:table-cell table:style-name="Table2.A1" office:value-type="string">
            <text:p text:style-name="Table_20_Contents">wait4</text:p>
          </table:table-cell>
          <table:table-cell table:style-name="Table2.A1" office:value-type="string">
            <text:p text:style-name="P1"><text:a xlink:type="simple" xlink:href="https://man7.org/linux/man-pages/man2/wait4.2.html" text:style-name="Internet_20_link" text:visited-style-name="Visited_20_Internet_20_Link">man/</text:a> <text:a xlink:type="simple" xlink:href="https://source.chromium.org/search?ss=chromiumos&amp;q=SYSCALL_DEFINE.*wait4" text:style-name="Internet_20_link" text:visited-style-name="Visited_20_Internet_20_Link">cs/</text:a></text:p>
          </table:table-cell>
          <table:table-cell table:style-name="Table2.A1" office:value-type="string">
            <text:p text:style-name="P1">0x72</text:p>
          </table:table-cell>
          <table:table-cell table:style-name="Table2.A1" office:value-type="string">
            <text:p text:style-name="Table_20_Contents">pid_t pid</text:p>
          </table:table-cell>
          <table:table-cell table:style-name="Table2.A1" office:value-type="string">
            <text:p text:style-name="Table_20_Contents">int *stat_addr</text:p>
          </table:table-cell>
          <table:table-cell table:style-name="Table2.A1" office:value-type="string">
            <text:p text:style-name="Table_20_Contents">int options</text:p>
          </table:table-cell>
          <table:table-cell table:style-name="Table2.A1" office:value-type="string">
            <text:p text:style-name="Table_20_Contents">struct rusage *ru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15</text:p>
          </table:table-cell>
          <table:table-cell table:style-name="Table2.A1" office:value-type="string">
            <text:p text:style-name="Table_20_Contents">swapoff</text:p>
          </table:table-cell>
          <table:table-cell table:style-name="Table2.A1" office:value-type="string">
            <text:p text:style-name="P1"><text:a xlink:type="simple" xlink:href="https://man7.org/linux/man-pages/man2/swapoff.2.html" text:style-name="Internet_20_link" text:visited-style-name="Visited_20_Internet_20_Link">man/</text:a> <text:a xlink:type="simple" xlink:href="https://source.chromium.org/search?ss=chromiumos&amp;q=SYSCALL_DEFINE.*swapoff" text:style-name="Internet_20_link" text:visited-style-name="Visited_20_Internet_20_Link">cs/</text:a></text:p>
          </table:table-cell>
          <table:table-cell table:style-name="Table2.A1" office:value-type="string">
            <text:p text:style-name="P1">0x73</text:p>
          </table:table-cell>
          <table:table-cell table:style-name="Table2.A1" office:value-type="string">
            <text:p text:style-name="Table_20_Contents">const char *specialfil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16</text:p>
          </table:table-cell>
          <table:table-cell table:style-name="Table2.A1" office:value-type="string">
            <text:p text:style-name="Table_20_Contents">sysinfo</text:p>
          </table:table-cell>
          <table:table-cell table:style-name="Table2.A1" office:value-type="string">
            <text:p text:style-name="P1"><text:a xlink:type="simple" xlink:href="https://man7.org/linux/man-pages/man2/sysinfo.2.html" text:style-name="Internet_20_link" text:visited-style-name="Visited_20_Internet_20_Link">man/</text:a> <text:a xlink:type="simple" xlink:href="https://source.chromium.org/search?ss=chromiumos&amp;q=SYSCALL_DEFINE.*sysinfo" text:style-name="Internet_20_link" text:visited-style-name="Visited_20_Internet_20_Link">cs/</text:a></text:p>
          </table:table-cell>
          <table:table-cell table:style-name="Table2.A1" office:value-type="string">
            <text:p text:style-name="P1">0x74</text:p>
          </table:table-cell>
          <table:table-cell table:style-name="Table2.A1" office:value-type="string">
            <text:p text:style-name="Table_20_Contents">struct sysinfo *info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17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75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118</text:p>
          </table:table-cell>
          <table:table-cell table:style-name="Table2.A1" office:value-type="string">
            <text:p text:style-name="Table_20_Contents">fsync</text:p>
          </table:table-cell>
          <table:table-cell table:style-name="Table2.A1" office:value-type="string">
            <text:p text:style-name="P1"><text:a xlink:type="simple" xlink:href="https://man7.org/linux/man-pages/man2/fsync.2.html" text:style-name="Internet_20_link" text:visited-style-name="Visited_20_Internet_20_Link">man/</text:a> <text:a xlink:type="simple" xlink:href="https://source.chromium.org/search?ss=chromiumos&amp;q=SYSCALL_DEFINE.*fsync" text:style-name="Internet_20_link" text:visited-style-name="Visited_20_Internet_20_Link">cs/</text:a></text:p>
          </table:table-cell>
          <table:table-cell table:style-name="Table2.A1" office:value-type="string">
            <text:p text:style-name="P1">0x76</text:p>
          </table:table-cell>
          <table:table-cell table:style-name="Table2.A1" office:value-type="string">
            <text:p text:style-name="Table_20_Contents">unsigned int f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19</text:p>
          </table:table-cell>
          <table:table-cell table:style-name="Table2.A1" office:value-type="string">
            <text:p text:style-name="Table_20_Contents">sigreturn</text:p>
          </table:table-cell>
          <table:table-cell table:style-name="Table2.A1" office:value-type="string">
            <text:p text:style-name="P1"><text:a xlink:type="simple" xlink:href="https://man7.org/linux/man-pages/man2/sigreturn.2.html" text:style-name="Internet_20_link" text:visited-style-name="Visited_20_Internet_20_Link">man/</text:a> <text:a xlink:type="simple" xlink:href="https://source.chromium.org/search?ss=chromiumos&amp;q=SYSCALL_DEFINE.*sigreturn" text:style-name="Internet_20_link" text:visited-style-name="Visited_20_Internet_20_Link">cs/</text:a></text:p>
          </table:table-cell>
          <table:table-cell table:style-name="Table2.A1" office:value-type="string">
            <text:p text:style-name="P1">0x77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120</text:p>
          </table:table-cell>
          <table:table-cell table:style-name="Table2.A1" office:value-type="string">
            <text:p text:style-name="Table_20_Contents">clone</text:p>
          </table:table-cell>
          <table:table-cell table:style-name="Table2.A1" office:value-type="string">
            <text:p text:style-name="P1"><text:a xlink:type="simple" xlink:href="https://man7.org/linux/man-pages/man2/clone.2.html" text:style-name="Internet_20_link" text:visited-style-name="Visited_20_Internet_20_Link">man/</text:a> <text:a xlink:type="simple" xlink:href="https://source.chromium.org/search?ss=chromiumos&amp;q=SYSCALL_DEFINE.*clone" text:style-name="Internet_20_link" text:visited-style-name="Visited_20_Internet_20_Link">cs/</text:a></text:p>
          </table:table-cell>
          <table:table-cell table:style-name="Table2.A1" office:value-type="string">
            <text:p text:style-name="P1">0x78</text:p>
          </table:table-cell>
          <table:table-cell table:style-name="Table2.A1" office:value-type="string">
            <text:p text:style-name="Table_20_Contents">unsigned long</text:p>
          </table:table-cell>
          <table:table-cell table:style-name="Table2.A1" office:value-type="string">
            <text:p text:style-name="Table_20_Contents">unsigned long</text:p>
          </table:table-cell>
          <table:table-cell table:style-name="Table2.A1" office:value-type="string">
            <text:p text:style-name="Table_20_Contents">int *</text:p>
          </table:table-cell>
          <table:table-cell table:style-name="Table2.A1" office:value-type="string">
            <text:p text:style-name="Table_20_Contents">int *</text:p>
          </table:table-cell>
          <table:table-cell table:style-name="Table2.A1" office:value-type="string">
            <text:p text:style-name="Table_20_Contents">unsigned long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21</text:p>
          </table:table-cell>
          <table:table-cell table:style-name="Table2.A1" office:value-type="string">
            <text:p text:style-name="Table_20_Contents">setdomainname</text:p>
          </table:table-cell>
          <table:table-cell table:style-name="Table2.A1" office:value-type="string">
            <text:p text:style-name="P1"><text:a xlink:type="simple" xlink:href="https://man7.org/linux/man-pages/man2/setdomainname.2.html" text:style-name="Internet_20_link" text:visited-style-name="Visited_20_Internet_20_Link">man/</text:a> <text:a xlink:type="simple" xlink:href="https://source.chromium.org/search?ss=chromiumos&amp;q=SYSCALL_DEFINE.*setdomainname" text:style-name="Internet_20_link" text:visited-style-name="Visited_20_Internet_20_Link">cs/</text:a></text:p>
          </table:table-cell>
          <table:table-cell table:style-name="Table2.A1" office:value-type="string">
            <text:p text:style-name="P1">0x79</text:p>
          </table:table-cell>
          <table:table-cell table:style-name="Table2.A1" office:value-type="string">
            <text:p text:style-name="Table_20_Contents">char *name</text:p>
          </table:table-cell>
          <table:table-cell table:style-name="Table2.A1" office:value-type="string">
            <text:p text:style-name="Table_20_Contents">int len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22</text:p>
          </table:table-cell>
          <table:table-cell table:style-name="Table2.A1" office:value-type="string">
            <text:p text:style-name="Table_20_Contents">uname</text:p>
          </table:table-cell>
          <table:table-cell table:style-name="Table2.A1" office:value-type="string">
            <text:p text:style-name="P1"><text:a xlink:type="simple" xlink:href="https://man7.org/linux/man-pages/man2/uname.2.html" text:style-name="Internet_20_link" text:visited-style-name="Visited_20_Internet_20_Link">man/</text:a> <text:a xlink:type="simple" xlink:href="https://source.chromium.org/search?ss=chromiumos&amp;q=SYSCALL_DEFINE.*uname" text:style-name="Internet_20_link" text:visited-style-name="Visited_20_Internet_20_Link">cs/</text:a></text:p>
          </table:table-cell>
          <table:table-cell table:style-name="Table2.A1" office:value-type="string">
            <text:p text:style-name="P1">0x7a</text:p>
          </table:table-cell>
          <table:table-cell table:style-name="Table2.A1" office:value-type="string">
            <text:p text:style-name="Table_20_Contents">struct old_utsname *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23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7b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124</text:p>
          </table:table-cell>
          <table:table-cell table:style-name="Table2.A1" office:value-type="string">
            <text:p text:style-name="Table_20_Contents">adjtimex</text:p>
          </table:table-cell>
          <table:table-cell table:style-name="Table2.A1" office:value-type="string">
            <text:p text:style-name="P1"><text:a xlink:type="simple" xlink:href="https://man7.org/linux/man-pages/man2/adjtimex.2.html" text:style-name="Internet_20_link" text:visited-style-name="Visited_20_Internet_20_Link">man/</text:a> <text:a xlink:type="simple" xlink:href="https://source.chromium.org/search?ss=chromiumos&amp;q=SYSCALL_DEFINE.*adjtimex" text:style-name="Internet_20_link" text:visited-style-name="Visited_20_Internet_20_Link">cs/</text:a></text:p>
          </table:table-cell>
          <table:table-cell table:style-name="Table2.A1" office:value-type="string">
            <text:p text:style-name="P1">0x7c</text:p>
          </table:table-cell>
          <table:table-cell table:style-name="Table2.A1" office:value-type="string">
            <text:p text:style-name="Table_20_Contents">struct __kernel_timex *txc_p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25</text:p>
          </table:table-cell>
          <table:table-cell table:style-name="Table2.A1" office:value-type="string">
            <text:p text:style-name="Table_20_Contents">mprotect</text:p>
          </table:table-cell>
          <table:table-cell table:style-name="Table2.A1" office:value-type="string">
            <text:p text:style-name="P1"><text:a xlink:type="simple" xlink:href="https://man7.org/linux/man-pages/man2/mprotect.2.html" text:style-name="Internet_20_link" text:visited-style-name="Visited_20_Internet_20_Link">man/</text:a> <text:a xlink:type="simple" xlink:href="https://source.chromium.org/search?ss=chromiumos&amp;q=SYSCALL_DEFINE.*mprotect" text:style-name="Internet_20_link" text:visited-style-name="Visited_20_Internet_20_Link">cs/</text:a></text:p>
          </table:table-cell>
          <table:table-cell table:style-name="Table2.A1" office:value-type="string">
            <text:p text:style-name="P1">0x7d</text:p>
          </table:table-cell>
          <table:table-cell table:style-name="Table2.A1" office:value-type="string">
            <text:p text:style-name="Table_20_Contents">unsigned long start</text:p>
          </table:table-cell>
          <table:table-cell table:style-name="Table2.A1" office:value-type="string">
            <text:p text:style-name="Table_20_Contents">size_t len</text:p>
          </table:table-cell>
          <table:table-cell table:style-name="Table2.A1" office:value-type="string">
            <text:p text:style-name="Table_20_Contents">unsigned long prot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26</text:p>
          </table:table-cell>
          <table:table-cell table:style-name="Table2.A1" office:value-type="string">
            <text:p text:style-name="Table_20_Contents">sigprocmask</text:p>
          </table:table-cell>
          <table:table-cell table:style-name="Table2.A1" office:value-type="string">
            <text:p text:style-name="P1"><text:a xlink:type="simple" xlink:href="https://man7.org/linux/man-pages/man2/sigprocmask.2.html" text:style-name="Internet_20_link" text:visited-style-name="Visited_20_Internet_20_Link">man/</text:a> <text:a xlink:type="simple" xlink:href="https://source.chromium.org/search?ss=chromiumos&amp;q=SYSCALL_DEFINE.*sigprocmask" text:style-name="Internet_20_link" text:visited-style-name="Visited_20_Internet_20_Link">cs/</text:a></text:p>
          </table:table-cell>
          <table:table-cell table:style-name="Table2.A1" office:value-type="string">
            <text:p text:style-name="P1">0x7e</text:p>
          </table:table-cell>
          <table:table-cell table:style-name="Table2.A1" office:value-type="string">
            <text:p text:style-name="Table_20_Contents">int how</text:p>
          </table:table-cell>
          <table:table-cell table:style-name="Table2.A1" office:value-type="string">
            <text:p text:style-name="Table_20_Contents">old_sigset_t *set</text:p>
          </table:table-cell>
          <table:table-cell table:style-name="Table2.A1" office:value-type="string">
            <text:p text:style-name="Table_20_Contents">old_sigset_t *oset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27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7f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ext:soft-page-break/>
        <table:table-row table:style-name="TableLine94107340733648">
          <table:table-cell table:style-name="Table2.A1" office:value-type="string">
            <text:p text:style-name="P1">128</text:p>
          </table:table-cell>
          <table:table-cell table:style-name="Table2.A1" office:value-type="string">
            <text:p text:style-name="Table_20_Contents">init_module</text:p>
          </table:table-cell>
          <table:table-cell table:style-name="Table2.A1" office:value-type="string">
            <text:p text:style-name="P1"><text:a xlink:type="simple" xlink:href="https://man7.org/linux/man-pages/man2/init_module.2.html" text:style-name="Internet_20_link" text:visited-style-name="Visited_20_Internet_20_Link">man/</text:a> <text:a xlink:type="simple" xlink:href="https://source.chromium.org/search?ss=chromiumos&amp;q=SYSCALL_DEFINE.*init_module" text:style-name="Internet_20_link" text:visited-style-name="Visited_20_Internet_20_Link">cs/</text:a></text:p>
          </table:table-cell>
          <table:table-cell table:style-name="Table2.A1" office:value-type="string">
            <text:p text:style-name="P1">0x80</text:p>
          </table:table-cell>
          <table:table-cell table:style-name="Table2.A1" office:value-type="string">
            <text:p text:style-name="Table_20_Contents">void *umod</text:p>
          </table:table-cell>
          <table:table-cell table:style-name="Table2.A1" office:value-type="string">
            <text:p text:style-name="Table_20_Contents">unsigned long len</text:p>
          </table:table-cell>
          <table:table-cell table:style-name="Table2.A1" office:value-type="string">
            <text:p text:style-name="Table_20_Contents">const char *uar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29</text:p>
          </table:table-cell>
          <table:table-cell table:style-name="Table2.A1" office:value-type="string">
            <text:p text:style-name="Table_20_Contents">delete_module</text:p>
          </table:table-cell>
          <table:table-cell table:style-name="Table2.A1" office:value-type="string">
            <text:p text:style-name="P1"><text:a xlink:type="simple" xlink:href="https://man7.org/linux/man-pages/man2/delete_module.2.html" text:style-name="Internet_20_link" text:visited-style-name="Visited_20_Internet_20_Link">man/</text:a> <text:a xlink:type="simple" xlink:href="https://source.chromium.org/search?ss=chromiumos&amp;q=SYSCALL_DEFINE.*delete_module" text:style-name="Internet_20_link" text:visited-style-name="Visited_20_Internet_20_Link">cs/</text:a></text:p>
          </table:table-cell>
          <table:table-cell table:style-name="Table2.A1" office:value-type="string">
            <text:p text:style-name="P1">0x81</text:p>
          </table:table-cell>
          <table:table-cell table:style-name="Table2.A1" office:value-type="string">
            <text:p text:style-name="Table_20_Contents">const char *name_user</text:p>
          </table:table-cell>
          <table:table-cell table:style-name="Table2.A1" office:value-type="string">
            <text:p text:style-name="Table_20_Contents">unsigned int 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30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82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131</text:p>
          </table:table-cell>
          <table:table-cell table:style-name="Table2.A1" office:value-type="string">
            <text:p text:style-name="Table_20_Contents">quotactl</text:p>
          </table:table-cell>
          <table:table-cell table:style-name="Table2.A1" office:value-type="string">
            <text:p text:style-name="P1"><text:a xlink:type="simple" xlink:href="https://man7.org/linux/man-pages/man2/quotactl.2.html" text:style-name="Internet_20_link" text:visited-style-name="Visited_20_Internet_20_Link">man/</text:a> <text:a xlink:type="simple" xlink:href="https://source.chromium.org/search?ss=chromiumos&amp;q=SYSCALL_DEFINE.*quotactl" text:style-name="Internet_20_link" text:visited-style-name="Visited_20_Internet_20_Link">cs/</text:a></text:p>
          </table:table-cell>
          <table:table-cell table:style-name="Table2.A1" office:value-type="string">
            <text:p text:style-name="P1">0x83</text:p>
          </table:table-cell>
          <table:table-cell table:style-name="Table2.A1" office:value-type="string">
            <text:p text:style-name="Table_20_Contents">unsigned int cmd</text:p>
          </table:table-cell>
          <table:table-cell table:style-name="Table2.A1" office:value-type="string">
            <text:p text:style-name="Table_20_Contents">const char *special</text:p>
          </table:table-cell>
          <table:table-cell table:style-name="Table2.A1" office:value-type="string">
            <text:p text:style-name="Table_20_Contents">qid_t id</text:p>
          </table:table-cell>
          <table:table-cell table:style-name="Table2.A1" office:value-type="string">
            <text:p text:style-name="Table_20_Contents">void *addr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32</text:p>
          </table:table-cell>
          <table:table-cell table:style-name="Table2.A1" office:value-type="string">
            <text:p text:style-name="Table_20_Contents">getpgid</text:p>
          </table:table-cell>
          <table:table-cell table:style-name="Table2.A1" office:value-type="string">
            <text:p text:style-name="P1"><text:a xlink:type="simple" xlink:href="https://man7.org/linux/man-pages/man2/getpgid.2.html" text:style-name="Internet_20_link" text:visited-style-name="Visited_20_Internet_20_Link">man/</text:a> <text:a xlink:type="simple" xlink:href="https://source.chromium.org/search?ss=chromiumos&amp;q=SYSCALL_DEFINE.*getpgid" text:style-name="Internet_20_link" text:visited-style-name="Visited_20_Internet_20_Link">cs/</text:a></text:p>
          </table:table-cell>
          <table:table-cell table:style-name="Table2.A1" office:value-type="string">
            <text:p text:style-name="P1">0x84</text:p>
          </table:table-cell>
          <table:table-cell table:style-name="Table2.A1" office:value-type="string">
            <text:p text:style-name="Table_20_Contents">pid_t pi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33</text:p>
          </table:table-cell>
          <table:table-cell table:style-name="Table2.A1" office:value-type="string">
            <text:p text:style-name="Table_20_Contents">fchdir</text:p>
          </table:table-cell>
          <table:table-cell table:style-name="Table2.A1" office:value-type="string">
            <text:p text:style-name="P1"><text:a xlink:type="simple" xlink:href="https://man7.org/linux/man-pages/man2/fchdir.2.html" text:style-name="Internet_20_link" text:visited-style-name="Visited_20_Internet_20_Link">man/</text:a> <text:a xlink:type="simple" xlink:href="https://source.chromium.org/search?ss=chromiumos&amp;q=SYSCALL_DEFINE.*fchdir" text:style-name="Internet_20_link" text:visited-style-name="Visited_20_Internet_20_Link">cs/</text:a></text:p>
          </table:table-cell>
          <table:table-cell table:style-name="Table2.A1" office:value-type="string">
            <text:p text:style-name="P1">0x85</text:p>
          </table:table-cell>
          <table:table-cell table:style-name="Table2.A1" office:value-type="string">
            <text:p text:style-name="Table_20_Contents">unsigned int f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34</text:p>
          </table:table-cell>
          <table:table-cell table:style-name="Table2.A1" office:value-type="string">
            <text:p text:style-name="Table_20_Contents">bdflush</text:p>
          </table:table-cell>
          <table:table-cell table:style-name="Table2.A1" office:value-type="string">
            <text:p text:style-name="P1"><text:a xlink:type="simple" xlink:href="https://man7.org/linux/man-pages/man2/bdflush.2.html" text:style-name="Internet_20_link" text:visited-style-name="Visited_20_Internet_20_Link">man/</text:a> <text:a xlink:type="simple" xlink:href="https://source.chromium.org/search?ss=chromiumos&amp;q=SYSCALL_DEFINE.*bdflush" text:style-name="Internet_20_link" text:visited-style-name="Visited_20_Internet_20_Link">cs/</text:a></text:p>
          </table:table-cell>
          <table:table-cell table:style-name="Table2.A1" office:value-type="string">
            <text:p text:style-name="P1">0x86</text:p>
          </table:table-cell>
          <table:table-cell table:style-name="Table2.A1" office:value-type="string">
            <text:p text:style-name="Table_20_Contents">int func</text:p>
          </table:table-cell>
          <table:table-cell table:style-name="Table2.A1" office:value-type="string">
            <text:p text:style-name="Table_20_Contents">long data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35</text:p>
          </table:table-cell>
          <table:table-cell table:style-name="Table2.A1" office:value-type="string">
            <text:p text:style-name="Table_20_Contents">sysfs</text:p>
          </table:table-cell>
          <table:table-cell table:style-name="Table2.A1" office:value-type="string">
            <text:p text:style-name="P1"><text:a xlink:type="simple" xlink:href="https://man7.org/linux/man-pages/man2/sysfs.2.html" text:style-name="Internet_20_link" text:visited-style-name="Visited_20_Internet_20_Link">man/</text:a> <text:a xlink:type="simple" xlink:href="https://source.chromium.org/search?ss=chromiumos&amp;q=SYSCALL_DEFINE.*sysfs" text:style-name="Internet_20_link" text:visited-style-name="Visited_20_Internet_20_Link">cs/</text:a></text:p>
          </table:table-cell>
          <table:table-cell table:style-name="Table2.A1" office:value-type="string">
            <text:p text:style-name="P1">0x87</text:p>
          </table:table-cell>
          <table:table-cell table:style-name="Table2.A1" office:value-type="string">
            <text:p text:style-name="Table_20_Contents">int option</text:p>
          </table:table-cell>
          <table:table-cell table:style-name="Table2.A1" office:value-type="string">
            <text:p text:style-name="Table_20_Contents">unsigned long arg1</text:p>
          </table:table-cell>
          <table:table-cell table:style-name="Table2.A1" office:value-type="string">
            <text:p text:style-name="Table_20_Contents">unsigned long arg2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36</text:p>
          </table:table-cell>
          <table:table-cell table:style-name="Table2.A1" office:value-type="string">
            <text:p text:style-name="Table_20_Contents">personality</text:p>
          </table:table-cell>
          <table:table-cell table:style-name="Table2.A1" office:value-type="string">
            <text:p text:style-name="P1"><text:a xlink:type="simple" xlink:href="https://man7.org/linux/man-pages/man2/personality.2.html" text:style-name="Internet_20_link" text:visited-style-name="Visited_20_Internet_20_Link">man/</text:a> <text:a xlink:type="simple" xlink:href="https://source.chromium.org/search?ss=chromiumos&amp;q=SYSCALL_DEFINE.*personality" text:style-name="Internet_20_link" text:visited-style-name="Visited_20_Internet_20_Link">cs/</text:a></text:p>
          </table:table-cell>
          <table:table-cell table:style-name="Table2.A1" office:value-type="string">
            <text:p text:style-name="P1">0x88</text:p>
          </table:table-cell>
          <table:table-cell table:style-name="Table2.A1" office:value-type="string">
            <text:p text:style-name="Table_20_Contents">unsigned int personality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37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89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138</text:p>
          </table:table-cell>
          <table:table-cell table:style-name="Table2.A1" office:value-type="string">
            <text:p text:style-name="Table_20_Contents">setfsuid</text:p>
          </table:table-cell>
          <table:table-cell table:style-name="Table2.A1" office:value-type="string">
            <text:p text:style-name="P1"><text:a xlink:type="simple" xlink:href="https://man7.org/linux/man-pages/man2/setfsuid.2.html" text:style-name="Internet_20_link" text:visited-style-name="Visited_20_Internet_20_Link">man/</text:a> <text:a xlink:type="simple" xlink:href="https://source.chromium.org/search?ss=chromiumos&amp;q=SYSCALL_DEFINE.*setfsuid" text:style-name="Internet_20_link" text:visited-style-name="Visited_20_Internet_20_Link">cs/</text:a></text:p>
          </table:table-cell>
          <table:table-cell table:style-name="Table2.A1" office:value-type="string">
            <text:p text:style-name="P1">0x8a</text:p>
          </table:table-cell>
          <table:table-cell table:style-name="Table2.A1" office:value-type="string">
            <text:p text:style-name="Table_20_Contents">uid_t ui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39</text:p>
          </table:table-cell>
          <table:table-cell table:style-name="Table2.A1" office:value-type="string">
            <text:p text:style-name="Table_20_Contents">setfsgid</text:p>
          </table:table-cell>
          <table:table-cell table:style-name="Table2.A1" office:value-type="string">
            <text:p text:style-name="P1"><text:a xlink:type="simple" xlink:href="https://man7.org/linux/man-pages/man2/setfsgid.2.html" text:style-name="Internet_20_link" text:visited-style-name="Visited_20_Internet_20_Link">man/</text:a> <text:a xlink:type="simple" xlink:href="https://source.chromium.org/search?ss=chromiumos&amp;q=SYSCALL_DEFINE.*setfsgid" text:style-name="Internet_20_link" text:visited-style-name="Visited_20_Internet_20_Link">cs/</text:a></text:p>
          </table:table-cell>
          <table:table-cell table:style-name="Table2.A1" office:value-type="string">
            <text:p text:style-name="P1">0x8b</text:p>
          </table:table-cell>
          <table:table-cell table:style-name="Table2.A1" office:value-type="string">
            <text:p text:style-name="Table_20_Contents">gid_t gi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40</text:p>
          </table:table-cell>
          <table:table-cell table:style-name="Table2.A1" office:value-type="string">
            <text:p text:style-name="Table_20_Contents">_llseek</text:p>
          </table:table-cell>
          <table:table-cell table:style-name="Table2.A1" office:value-type="string">
            <text:p text:style-name="P1"><text:a xlink:type="simple" xlink:href="https://man7.org/linux/man-pages/man2/_llseek.2.html" text:style-name="Internet_20_link" text:visited-style-name="Visited_20_Internet_20_Link">man/</text:a> <text:a xlink:type="simple" xlink:href="https://source.chromium.org/search?ss=chromiumos&amp;q=SYSCALL_DEFINE.*_llseek" text:style-name="Internet_20_link" text:visited-style-name="Visited_20_Internet_20_Link">cs/</text:a></text:p>
          </table:table-cell>
          <table:table-cell table:style-name="Table2.A1" office:value-type="string">
            <text:p text:style-name="P1">0x8c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141</text:p>
          </table:table-cell>
          <table:table-cell table:style-name="Table2.A1" office:value-type="string">
            <text:p text:style-name="Table_20_Contents">getdents</text:p>
          </table:table-cell>
          <table:table-cell table:style-name="Table2.A1" office:value-type="string">
            <text:p text:style-name="P1"><text:a xlink:type="simple" xlink:href="https://man7.org/linux/man-pages/man2/getdents.2.html" text:style-name="Internet_20_link" text:visited-style-name="Visited_20_Internet_20_Link">man/</text:a> <text:a xlink:type="simple" xlink:href="https://source.chromium.org/search?ss=chromiumos&amp;q=SYSCALL_DEFINE.*getdents" text:style-name="Internet_20_link" text:visited-style-name="Visited_20_Internet_20_Link">cs/</text:a></text:p>
          </table:table-cell>
          <table:table-cell table:style-name="Table2.A1" office:value-type="string">
            <text:p text:style-name="P1">0x8d</text:p>
          </table:table-cell>
          <table:table-cell table:style-name="Table2.A1" office:value-type="string">
            <text:p text:style-name="Table_20_Contents">unsigned int fd</text:p>
          </table:table-cell>
          <table:table-cell table:style-name="Table2.A1" office:value-type="string">
            <text:p text:style-name="Table_20_Contents">struct linux_dirent *dirent</text:p>
          </table:table-cell>
          <table:table-cell table:style-name="Table2.A1" office:value-type="string">
            <text:p text:style-name="Table_20_Contents">unsigned int count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42</text:p>
          </table:table-cell>
          <table:table-cell table:style-name="Table2.A1" office:value-type="string">
            <text:p text:style-name="Table_20_Contents">_newselect</text:p>
          </table:table-cell>
          <table:table-cell table:style-name="Table2.A1" office:value-type="string">
            <text:p text:style-name="P1"><text:a xlink:type="simple" xlink:href="https://man7.org/linux/man-pages/man2/_newselect.2.html" text:style-name="Internet_20_link" text:visited-style-name="Visited_20_Internet_20_Link">man/</text:a> <text:a xlink:type="simple" xlink:href="https://source.chromium.org/search?ss=chromiumos&amp;q=SYSCALL_DEFINE.*_newselect" text:style-name="Internet_20_link" text:visited-style-name="Visited_20_Internet_20_Link">cs/</text:a></text:p>
          </table:table-cell>
          <table:table-cell table:style-name="Table2.A1" office:value-type="string">
            <text:p text:style-name="P1">0x8e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143</text:p>
          </table:table-cell>
          <table:table-cell table:style-name="Table2.A1" office:value-type="string">
            <text:p text:style-name="Table_20_Contents">flock</text:p>
          </table:table-cell>
          <table:table-cell table:style-name="Table2.A1" office:value-type="string">
            <text:p text:style-name="P1"><text:a xlink:type="simple" xlink:href="https://man7.org/linux/man-pages/man2/flock.2.html" text:style-name="Internet_20_link" text:visited-style-name="Visited_20_Internet_20_Link">man/</text:a> <text:a xlink:type="simple" xlink:href="https://source.chromium.org/search?ss=chromiumos&amp;q=SYSCALL_DEFINE.*flock" text:style-name="Internet_20_link" text:visited-style-name="Visited_20_Internet_20_Link">cs/</text:a></text:p>
          </table:table-cell>
          <table:table-cell table:style-name="Table2.A1" office:value-type="string">
            <text:p text:style-name="P1">0x8f</text:p>
          </table:table-cell>
          <table:table-cell table:style-name="Table2.A1" office:value-type="string">
            <text:p text:style-name="Table_20_Contents">unsigned int fd</text:p>
          </table:table-cell>
          <table:table-cell table:style-name="Table2.A1" office:value-type="string">
            <text:p text:style-name="Table_20_Contents">unsigned int cm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44</text:p>
          </table:table-cell>
          <table:table-cell table:style-name="Table2.A1" office:value-type="string">
            <text:p text:style-name="Table_20_Contents">msync</text:p>
          </table:table-cell>
          <table:table-cell table:style-name="Table2.A1" office:value-type="string">
            <text:p text:style-name="P1"><text:a xlink:type="simple" xlink:href="https://man7.org/linux/man-pages/man2/msync.2.html" text:style-name="Internet_20_link" text:visited-style-name="Visited_20_Internet_20_Link">man/</text:a> <text:a xlink:type="simple" xlink:href="https://source.chromium.org/search?ss=chromiumos&amp;q=SYSCALL_DEFINE.*msync" text:style-name="Internet_20_link" text:visited-style-name="Visited_20_Internet_20_Link">cs/</text:a></text:p>
          </table:table-cell>
          <table:table-cell table:style-name="Table2.A1" office:value-type="string">
            <text:p text:style-name="P1">0x90</text:p>
          </table:table-cell>
          <table:table-cell table:style-name="Table2.A1" office:value-type="string">
            <text:p text:style-name="Table_20_Contents">unsigned long start</text:p>
          </table:table-cell>
          <table:table-cell table:style-name="Table2.A1" office:value-type="string">
            <text:p text:style-name="Table_20_Contents">size_t len</text:p>
          </table:table-cell>
          <table:table-cell table:style-name="Table2.A1" office:value-type="string">
            <text:p text:style-name="Table_20_Contents">int 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45</text:p>
          </table:table-cell>
          <table:table-cell table:style-name="Table2.A1" office:value-type="string">
            <text:p text:style-name="Table_20_Contents">readv</text:p>
          </table:table-cell>
          <table:table-cell table:style-name="Table2.A1" office:value-type="string">
            <text:p text:style-name="P1"><text:a xlink:type="simple" xlink:href="https://man7.org/linux/man-pages/man2/readv.2.html" text:style-name="Internet_20_link" text:visited-style-name="Visited_20_Internet_20_Link">man/</text:a> <text:a xlink:type="simple" xlink:href="https://source.chromium.org/search?ss=chromiumos&amp;q=SYSCALL_DEFINE.*readv" text:style-name="Internet_20_link" text:visited-style-name="Visited_20_Internet_20_Link">cs/</text:a></text:p>
          </table:table-cell>
          <table:table-cell table:style-name="Table2.A1" office:value-type="string">
            <text:p text:style-name="P1">0x91</text:p>
          </table:table-cell>
          <table:table-cell table:style-name="Table2.A1" office:value-type="string">
            <text:p text:style-name="Table_20_Contents">unsigned long fd</text:p>
          </table:table-cell>
          <table:table-cell table:style-name="Table2.A1" office:value-type="string">
            <text:p text:style-name="Table_20_Contents">const struct iovec *vec</text:p>
          </table:table-cell>
          <table:table-cell table:style-name="Table2.A1" office:value-type="string">
            <text:p text:style-name="Table_20_Contents">unsigned long vlen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46</text:p>
          </table:table-cell>
          <table:table-cell table:style-name="Table2.A1" office:value-type="string">
            <text:p text:style-name="Table_20_Contents">writev</text:p>
          </table:table-cell>
          <table:table-cell table:style-name="Table2.A1" office:value-type="string">
            <text:p text:style-name="P1"><text:a xlink:type="simple" xlink:href="https://man7.org/linux/man-pages/man2/writev.2.html" text:style-name="Internet_20_link" text:visited-style-name="Visited_20_Internet_20_Link">man/</text:a> <text:a xlink:type="simple" xlink:href="https://source.chromium.org/search?ss=chromiumos&amp;q=SYSCALL_DEFINE.*writev" text:style-name="Internet_20_link" text:visited-style-name="Visited_20_Internet_20_Link">cs/</text:a></text:p>
          </table:table-cell>
          <table:table-cell table:style-name="Table2.A1" office:value-type="string">
            <text:p text:style-name="P1">0x92</text:p>
          </table:table-cell>
          <table:table-cell table:style-name="Table2.A1" office:value-type="string">
            <text:p text:style-name="Table_20_Contents">unsigned long fd</text:p>
          </table:table-cell>
          <table:table-cell table:style-name="Table2.A1" office:value-type="string">
            <text:p text:style-name="Table_20_Contents">const struct iovec *vec</text:p>
          </table:table-cell>
          <table:table-cell table:style-name="Table2.A1" office:value-type="string">
            <text:p text:style-name="Table_20_Contents">unsigned long vlen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47</text:p>
          </table:table-cell>
          <table:table-cell table:style-name="Table2.A1" office:value-type="string">
            <text:p text:style-name="Table_20_Contents">getsid</text:p>
          </table:table-cell>
          <table:table-cell table:style-name="Table2.A1" office:value-type="string">
            <text:p text:style-name="P1"><text:a xlink:type="simple" xlink:href="https://man7.org/linux/man-pages/man2/getsid.2.html" text:style-name="Internet_20_link" text:visited-style-name="Visited_20_Internet_20_Link">man/</text:a> <text:a xlink:type="simple" xlink:href="https://source.chromium.org/search?ss=chromiumos&amp;q=SYSCALL_DEFINE.*getsid" text:style-name="Internet_20_link" text:visited-style-name="Visited_20_Internet_20_Link">cs/</text:a></text:p>
          </table:table-cell>
          <table:table-cell table:style-name="Table2.A1" office:value-type="string">
            <text:p text:style-name="P1">0x93</text:p>
          </table:table-cell>
          <table:table-cell table:style-name="Table2.A1" office:value-type="string">
            <text:p text:style-name="Table_20_Contents">pid_t pi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48</text:p>
          </table:table-cell>
          <table:table-cell table:style-name="Table2.A1" office:value-type="string">
            <text:p text:style-name="Table_20_Contents">fdatasync</text:p>
          </table:table-cell>
          <table:table-cell table:style-name="Table2.A1" office:value-type="string">
            <text:p text:style-name="P1"><text:a xlink:type="simple" xlink:href="https://man7.org/linux/man-pages/man2/fdatasync.2.html" text:style-name="Internet_20_link" text:visited-style-name="Visited_20_Internet_20_Link">man/</text:a> <text:a xlink:type="simple" xlink:href="https://source.chromium.org/search?ss=chromiumos&amp;q=SYSCALL_DEFINE.*fdatasync" text:style-name="Internet_20_link" text:visited-style-name="Visited_20_Internet_20_Link">cs/</text:a></text:p>
          </table:table-cell>
          <table:table-cell table:style-name="Table2.A1" office:value-type="string">
            <text:p text:style-name="P1">0x94</text:p>
          </table:table-cell>
          <table:table-cell table:style-name="Table2.A1" office:value-type="string">
            <text:p text:style-name="Table_20_Contents">unsigned int f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49</text:p>
          </table:table-cell>
          <table:table-cell table:style-name="Table2.A1" office:value-type="string">
            <text:p text:style-name="Table_20_Contents">_sysctl</text:p>
          </table:table-cell>
          <table:table-cell table:style-name="Table2.A1" office:value-type="string">
            <text:p text:style-name="P1"><text:a xlink:type="simple" xlink:href="https://man7.org/linux/man-pages/man2/_sysctl.2.html" text:style-name="Internet_20_link" text:visited-style-name="Visited_20_Internet_20_Link">man/</text:a> <text:a xlink:type="simple" xlink:href="https://source.chromium.org/search?ss=chromiumos&amp;q=SYSCALL_DEFINE.*_sysctl" text:style-name="Internet_20_link" text:visited-style-name="Visited_20_Internet_20_Link">cs/</text:a></text:p>
          </table:table-cell>
          <table:table-cell table:style-name="Table2.A1" office:value-type="string">
            <text:p text:style-name="P1">0x95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150</text:p>
          </table:table-cell>
          <table:table-cell table:style-name="Table2.A1" office:value-type="string">
            <text:p text:style-name="Table_20_Contents">mlock</text:p>
          </table:table-cell>
          <table:table-cell table:style-name="Table2.A1" office:value-type="string">
            <text:p text:style-name="P1"><text:a xlink:type="simple" xlink:href="https://man7.org/linux/man-pages/man2/mlock.2.html" text:style-name="Internet_20_link" text:visited-style-name="Visited_20_Internet_20_Link">man/</text:a> <text:a xlink:type="simple" xlink:href="https://source.chromium.org/search?ss=chromiumos&amp;q=SYSCALL_DEFINE.*mlock" text:style-name="Internet_20_link" text:visited-style-name="Visited_20_Internet_20_Link">cs/</text:a></text:p>
          </table:table-cell>
          <table:table-cell table:style-name="Table2.A1" office:value-type="string">
            <text:p text:style-name="P1">0x96</text:p>
          </table:table-cell>
          <table:table-cell table:style-name="Table2.A1" office:value-type="string">
            <text:p text:style-name="Table_20_Contents">unsigned long start</text:p>
          </table:table-cell>
          <table:table-cell table:style-name="Table2.A1" office:value-type="string">
            <text:p text:style-name="Table_20_Contents">size_t len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51</text:p>
          </table:table-cell>
          <table:table-cell table:style-name="Table2.A1" office:value-type="string">
            <text:p text:style-name="Table_20_Contents">munlock</text:p>
          </table:table-cell>
          <table:table-cell table:style-name="Table2.A1" office:value-type="string">
            <text:p text:style-name="P1"><text:a xlink:type="simple" xlink:href="https://man7.org/linux/man-pages/man2/munlock.2.html" text:style-name="Internet_20_link" text:visited-style-name="Visited_20_Internet_20_Link">man/</text:a> <text:a xlink:type="simple" xlink:href="https://source.chromium.org/search?ss=chromiumos&amp;q=SYSCALL_DEFINE.*munlock" text:style-name="Internet_20_link" text:visited-style-name="Visited_20_Internet_20_Link">cs/</text:a></text:p>
          </table:table-cell>
          <table:table-cell table:style-name="Table2.A1" office:value-type="string">
            <text:p text:style-name="P1">0x97</text:p>
          </table:table-cell>
          <table:table-cell table:style-name="Table2.A1" office:value-type="string">
            <text:p text:style-name="Table_20_Contents">unsigned <text:soft-page-break/>long start</text:p>
          </table:table-cell>
          <table:table-cell table:style-name="Table2.A1" office:value-type="string">
            <text:p text:style-name="Table_20_Contents">size_t len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52</text:p>
          </table:table-cell>
          <table:table-cell table:style-name="Table2.A1" office:value-type="string">
            <text:p text:style-name="Table_20_Contents">mlockall</text:p>
          </table:table-cell>
          <table:table-cell table:style-name="Table2.A1" office:value-type="string">
            <text:p text:style-name="P1"><text:a xlink:type="simple" xlink:href="https://man7.org/linux/man-pages/man2/mlockall.2.html" text:style-name="Internet_20_link" text:visited-style-name="Visited_20_Internet_20_Link">man/</text:a> <text:a xlink:type="simple" xlink:href="https://source.chromium.org/search?ss=chromiumos&amp;q=SYSCALL_DEFINE.*mlockall" text:style-name="Internet_20_link" text:visited-style-name="Visited_20_Internet_20_Link">cs/</text:a></text:p>
          </table:table-cell>
          <table:table-cell table:style-name="Table2.A1" office:value-type="string">
            <text:p text:style-name="P1">0x98</text:p>
          </table:table-cell>
          <table:table-cell table:style-name="Table2.A1" office:value-type="string">
            <text:p text:style-name="Table_20_Contents">int 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53</text:p>
          </table:table-cell>
          <table:table-cell table:style-name="Table2.A1" office:value-type="string">
            <text:p text:style-name="Table_20_Contents">munlockall</text:p>
          </table:table-cell>
          <table:table-cell table:style-name="Table2.A1" office:value-type="string">
            <text:p text:style-name="P1"><text:a xlink:type="simple" xlink:href="https://man7.org/linux/man-pages/man2/munlockall.2.html" text:style-name="Internet_20_link" text:visited-style-name="Visited_20_Internet_20_Link">man/</text:a> <text:a xlink:type="simple" xlink:href="https://source.chromium.org/search?ss=chromiumos&amp;q=SYSCALL_DEFINE.*munlockall" text:style-name="Internet_20_link" text:visited-style-name="Visited_20_Internet_20_Link">cs/</text:a></text:p>
          </table:table-cell>
          <table:table-cell table:style-name="Table2.A1" office:value-type="string">
            <text:p text:style-name="P1">0x99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54</text:p>
          </table:table-cell>
          <table:table-cell table:style-name="Table2.A1" office:value-type="string">
            <text:p text:style-name="Table_20_Contents">sched_setparam</text:p>
          </table:table-cell>
          <table:table-cell table:style-name="Table2.A1" office:value-type="string">
            <text:p text:style-name="P1"><text:a xlink:type="simple" xlink:href="https://man7.org/linux/man-pages/man2/sched_setparam.2.html" text:style-name="Internet_20_link" text:visited-style-name="Visited_20_Internet_20_Link">man/</text:a> <text:a xlink:type="simple" xlink:href="https://source.chromium.org/search?ss=chromiumos&amp;q=SYSCALL_DEFINE.*sched_setparam" text:style-name="Internet_20_link" text:visited-style-name="Visited_20_Internet_20_Link">cs/</text:a></text:p>
          </table:table-cell>
          <table:table-cell table:style-name="Table2.A1" office:value-type="string">
            <text:p text:style-name="P1">0x9a</text:p>
          </table:table-cell>
          <table:table-cell table:style-name="Table2.A1" office:value-type="string">
            <text:p text:style-name="Table_20_Contents">pid_t pid</text:p>
          </table:table-cell>
          <table:table-cell table:style-name="Table2.A1" office:value-type="string">
            <text:p text:style-name="Table_20_Contents">struct sched_param *param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55</text:p>
          </table:table-cell>
          <table:table-cell table:style-name="Table2.A1" office:value-type="string">
            <text:p text:style-name="Table_20_Contents">sched_getparam</text:p>
          </table:table-cell>
          <table:table-cell table:style-name="Table2.A1" office:value-type="string">
            <text:p text:style-name="P1"><text:a xlink:type="simple" xlink:href="https://man7.org/linux/man-pages/man2/sched_getparam.2.html" text:style-name="Internet_20_link" text:visited-style-name="Visited_20_Internet_20_Link">man/</text:a> <text:a xlink:type="simple" xlink:href="https://source.chromium.org/search?ss=chromiumos&amp;q=SYSCALL_DEFINE.*sched_getparam" text:style-name="Internet_20_link" text:visited-style-name="Visited_20_Internet_20_Link">cs/</text:a></text:p>
          </table:table-cell>
          <table:table-cell table:style-name="Table2.A1" office:value-type="string">
            <text:p text:style-name="P1">0x9b</text:p>
          </table:table-cell>
          <table:table-cell table:style-name="Table2.A1" office:value-type="string">
            <text:p text:style-name="Table_20_Contents">pid_t pid</text:p>
          </table:table-cell>
          <table:table-cell table:style-name="Table2.A1" office:value-type="string">
            <text:p text:style-name="Table_20_Contents">struct sched_param *param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56</text:p>
          </table:table-cell>
          <table:table-cell table:style-name="Table2.A1" office:value-type="string">
            <text:p text:style-name="Table_20_Contents">sched_setscheduler</text:p>
          </table:table-cell>
          <table:table-cell table:style-name="Table2.A1" office:value-type="string">
            <text:p text:style-name="P1"><text:a xlink:type="simple" xlink:href="https://man7.org/linux/man-pages/man2/sched_setscheduler.2.html" text:style-name="Internet_20_link" text:visited-style-name="Visited_20_Internet_20_Link">man/</text:a> <text:a xlink:type="simple" xlink:href="https://source.chromium.org/search?ss=chromiumos&amp;q=SYSCALL_DEFINE.*sched_setscheduler" text:style-name="Internet_20_link" text:visited-style-name="Visited_20_Internet_20_Link">cs/</text:a></text:p>
          </table:table-cell>
          <table:table-cell table:style-name="Table2.A1" office:value-type="string">
            <text:p text:style-name="P1">0x9c</text:p>
          </table:table-cell>
          <table:table-cell table:style-name="Table2.A1" office:value-type="string">
            <text:p text:style-name="Table_20_Contents">pid_t pid</text:p>
          </table:table-cell>
          <table:table-cell table:style-name="Table2.A1" office:value-type="string">
            <text:p text:style-name="Table_20_Contents">int policy</text:p>
          </table:table-cell>
          <table:table-cell table:style-name="Table2.A1" office:value-type="string">
            <text:p text:style-name="Table_20_Contents">struct sched_param *param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57</text:p>
          </table:table-cell>
          <table:table-cell table:style-name="Table2.A1" office:value-type="string">
            <text:p text:style-name="Table_20_Contents">sched_getscheduler</text:p>
          </table:table-cell>
          <table:table-cell table:style-name="Table2.A1" office:value-type="string">
            <text:p text:style-name="P1"><text:a xlink:type="simple" xlink:href="https://man7.org/linux/man-pages/man2/sched_getscheduler.2.html" text:style-name="Internet_20_link" text:visited-style-name="Visited_20_Internet_20_Link">man/</text:a> <text:a xlink:type="simple" xlink:href="https://source.chromium.org/search?ss=chromiumos&amp;q=SYSCALL_DEFINE.*sched_getscheduler" text:style-name="Internet_20_link" text:visited-style-name="Visited_20_Internet_20_Link">cs/</text:a></text:p>
          </table:table-cell>
          <table:table-cell table:style-name="Table2.A1" office:value-type="string">
            <text:p text:style-name="P1">0x9d</text:p>
          </table:table-cell>
          <table:table-cell table:style-name="Table2.A1" office:value-type="string">
            <text:p text:style-name="Table_20_Contents">pid_t pi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58</text:p>
          </table:table-cell>
          <table:table-cell table:style-name="Table2.A1" office:value-type="string">
            <text:p text:style-name="Table_20_Contents">sched_yield</text:p>
          </table:table-cell>
          <table:table-cell table:style-name="Table2.A1" office:value-type="string">
            <text:p text:style-name="P1"><text:a xlink:type="simple" xlink:href="https://man7.org/linux/man-pages/man2/sched_yield.2.html" text:style-name="Internet_20_link" text:visited-style-name="Visited_20_Internet_20_Link">man/</text:a> <text:a xlink:type="simple" xlink:href="https://source.chromium.org/search?ss=chromiumos&amp;q=SYSCALL_DEFINE.*sched_yield" text:style-name="Internet_20_link" text:visited-style-name="Visited_20_Internet_20_Link">cs/</text:a></text:p>
          </table:table-cell>
          <table:table-cell table:style-name="Table2.A1" office:value-type="string">
            <text:p text:style-name="P1">0x9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59</text:p>
          </table:table-cell>
          <table:table-cell table:style-name="Table2.A1" office:value-type="string">
            <text:p text:style-name="Table_20_Contents">sched_get_priority_max</text:p>
          </table:table-cell>
          <table:table-cell table:style-name="Table2.A1" office:value-type="string">
            <text:p text:style-name="P1"><text:a xlink:type="simple" xlink:href="https://man7.org/linux/man-pages/man2/sched_get_priority_max.2.html" text:style-name="Internet_20_link" text:visited-style-name="Visited_20_Internet_20_Link">man/</text:a> <text:a xlink:type="simple" xlink:href="https://source.chromium.org/search?ss=chromiumos&amp;q=SYSCALL_DEFINE.*sched_get_priority_max" text:style-name="Internet_20_link" text:visited-style-name="Visited_20_Internet_20_Link">cs/</text:a></text:p>
          </table:table-cell>
          <table:table-cell table:style-name="Table2.A1" office:value-type="string">
            <text:p text:style-name="P1">0x9f</text:p>
          </table:table-cell>
          <table:table-cell table:style-name="Table2.A1" office:value-type="string">
            <text:p text:style-name="Table_20_Contents">int policy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60</text:p>
          </table:table-cell>
          <table:table-cell table:style-name="Table2.A1" office:value-type="string">
            <text:p text:style-name="Table_20_Contents">sched_get_priority_min</text:p>
          </table:table-cell>
          <table:table-cell table:style-name="Table2.A1" office:value-type="string">
            <text:p text:style-name="P1"><text:a xlink:type="simple" xlink:href="https://man7.org/linux/man-pages/man2/sched_get_priority_min.2.html" text:style-name="Internet_20_link" text:visited-style-name="Visited_20_Internet_20_Link">man/</text:a> <text:a xlink:type="simple" xlink:href="https://source.chromium.org/search?ss=chromiumos&amp;q=SYSCALL_DEFINE.*sched_get_priority_min" text:style-name="Internet_20_link" text:visited-style-name="Visited_20_Internet_20_Link">cs/</text:a></text:p>
          </table:table-cell>
          <table:table-cell table:style-name="Table2.A1" office:value-type="string">
            <text:p text:style-name="P1">0xa0</text:p>
          </table:table-cell>
          <table:table-cell table:style-name="Table2.A1" office:value-type="string">
            <text:p text:style-name="Table_20_Contents">int policy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61</text:p>
          </table:table-cell>
          <table:table-cell table:style-name="Table2.A1" office:value-type="string">
            <text:p text:style-name="Table_20_Contents">sched_rr_get_interval</text:p>
          </table:table-cell>
          <table:table-cell table:style-name="Table2.A1" office:value-type="string">
            <text:p text:style-name="P1"><text:a xlink:type="simple" xlink:href="https://man7.org/linux/man-pages/man2/sched_rr_get_interval.2.html" text:style-name="Internet_20_link" text:visited-style-name="Visited_20_Internet_20_Link">man/</text:a> <text:a xlink:type="simple" xlink:href="https://source.chromium.org/search?ss=chromiumos&amp;q=SYSCALL_DEFINE.*sched_rr_get_interval" text:style-name="Internet_20_link" text:visited-style-name="Visited_20_Internet_20_Link">cs/</text:a></text:p>
          </table:table-cell>
          <table:table-cell table:style-name="Table2.A1" office:value-type="string">
            <text:p text:style-name="P1">0xa1</text:p>
          </table:table-cell>
          <table:table-cell table:style-name="Table2.A1" office:value-type="string">
            <text:p text:style-name="Table_20_Contents">pid_t pid</text:p>
          </table:table-cell>
          <table:table-cell table:style-name="Table2.A1" office:value-type="string">
            <text:p text:style-name="Table_20_Contents">struct __kernel_timespec *interval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62</text:p>
          </table:table-cell>
          <table:table-cell table:style-name="Table2.A1" office:value-type="string">
            <text:p text:style-name="Table_20_Contents">nanosleep</text:p>
          </table:table-cell>
          <table:table-cell table:style-name="Table2.A1" office:value-type="string">
            <text:p text:style-name="P1"><text:a xlink:type="simple" xlink:href="https://man7.org/linux/man-pages/man2/nanosleep.2.html" text:style-name="Internet_20_link" text:visited-style-name="Visited_20_Internet_20_Link">man/</text:a> <text:a xlink:type="simple" xlink:href="https://source.chromium.org/search?ss=chromiumos&amp;q=SYSCALL_DEFINE.*nanosleep" text:style-name="Internet_20_link" text:visited-style-name="Visited_20_Internet_20_Link">cs/</text:a></text:p>
          </table:table-cell>
          <table:table-cell table:style-name="Table2.A1" office:value-type="string">
            <text:p text:style-name="P1">0xa2</text:p>
          </table:table-cell>
          <table:table-cell table:style-name="Table2.A1" office:value-type="string">
            <text:p text:style-name="Table_20_Contents">struct __kernel_timespec *rqtp</text:p>
          </table:table-cell>
          <table:table-cell table:style-name="Table2.A1" office:value-type="string">
            <text:p text:style-name="Table_20_Contents">struct __kernel_timespec *rmtp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63</text:p>
          </table:table-cell>
          <table:table-cell table:style-name="Table2.A1" office:value-type="string">
            <text:p text:style-name="Table_20_Contents">mremap</text:p>
          </table:table-cell>
          <table:table-cell table:style-name="Table2.A1" office:value-type="string">
            <text:p text:style-name="P1"><text:a xlink:type="simple" xlink:href="https://man7.org/linux/man-pages/man2/mremap.2.html" text:style-name="Internet_20_link" text:visited-style-name="Visited_20_Internet_20_Link">man/</text:a> <text:a xlink:type="simple" xlink:href="https://source.chromium.org/search?ss=chromiumos&amp;q=SYSCALL_DEFINE.*mremap" text:style-name="Internet_20_link" text:visited-style-name="Visited_20_Internet_20_Link">cs/</text:a></text:p>
          </table:table-cell>
          <table:table-cell table:style-name="Table2.A1" office:value-type="string">
            <text:p text:style-name="P1">0xa3</text:p>
          </table:table-cell>
          <table:table-cell table:style-name="Table2.A1" office:value-type="string">
            <text:p text:style-name="Table_20_Contents">unsigned long addr</text:p>
          </table:table-cell>
          <table:table-cell table:style-name="Table2.A1" office:value-type="string">
            <text:p text:style-name="Table_20_Contents">unsigned long old_len</text:p>
          </table:table-cell>
          <table:table-cell table:style-name="Table2.A1" office:value-type="string">
            <text:p text:style-name="Table_20_Contents">unsigned long new_len</text:p>
          </table:table-cell>
          <table:table-cell table:style-name="Table2.A1" office:value-type="string">
            <text:p text:style-name="Table_20_Contents">unsigned long flags</text:p>
          </table:table-cell>
          <table:table-cell table:style-name="Table2.A1" office:value-type="string">
            <text:p text:style-name="Table_20_Contents">unsigned long new_addr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64</text:p>
          </table:table-cell>
          <table:table-cell table:style-name="Table2.A1" office:value-type="string">
            <text:p text:style-name="Table_20_Contents">setresuid</text:p>
          </table:table-cell>
          <table:table-cell table:style-name="Table2.A1" office:value-type="string">
            <text:p text:style-name="P1"><text:a xlink:type="simple" xlink:href="https://man7.org/linux/man-pages/man2/setresuid.2.html" text:style-name="Internet_20_link" text:visited-style-name="Visited_20_Internet_20_Link">man/</text:a> <text:a xlink:type="simple" xlink:href="https://source.chromium.org/search?ss=chromiumos&amp;q=SYSCALL_DEFINE.*setresuid" text:style-name="Internet_20_link" text:visited-style-name="Visited_20_Internet_20_Link">cs/</text:a></text:p>
          </table:table-cell>
          <table:table-cell table:style-name="Table2.A1" office:value-type="string">
            <text:p text:style-name="P1">0xa4</text:p>
          </table:table-cell>
          <table:table-cell table:style-name="Table2.A1" office:value-type="string">
            <text:p text:style-name="Table_20_Contents">uid_t ruid</text:p>
          </table:table-cell>
          <table:table-cell table:style-name="Table2.A1" office:value-type="string">
            <text:p text:style-name="Table_20_Contents">uid_t euid</text:p>
          </table:table-cell>
          <table:table-cell table:style-name="Table2.A1" office:value-type="string">
            <text:p text:style-name="Table_20_Contents">uid_t sui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65</text:p>
          </table:table-cell>
          <table:table-cell table:style-name="Table2.A1" office:value-type="string">
            <text:p text:style-name="Table_20_Contents">getresuid</text:p>
          </table:table-cell>
          <table:table-cell table:style-name="Table2.A1" office:value-type="string">
            <text:p text:style-name="P1"><text:a xlink:type="simple" xlink:href="https://man7.org/linux/man-pages/man2/getresuid.2.html" text:style-name="Internet_20_link" text:visited-style-name="Visited_20_Internet_20_Link">man/</text:a> <text:a xlink:type="simple" xlink:href="https://source.chromium.org/search?ss=chromiumos&amp;q=SYSCALL_DEFINE.*getresuid" text:style-name="Internet_20_link" text:visited-style-name="Visited_20_Internet_20_Link">cs/</text:a></text:p>
          </table:table-cell>
          <table:table-cell table:style-name="Table2.A1" office:value-type="string">
            <text:p text:style-name="P1">0xa5</text:p>
          </table:table-cell>
          <table:table-cell table:style-name="Table2.A1" office:value-type="string">
            <text:p text:style-name="Table_20_Contents">uid_t *ruid</text:p>
          </table:table-cell>
          <table:table-cell table:style-name="Table2.A1" office:value-type="string">
            <text:p text:style-name="Table_20_Contents">uid_t *euid</text:p>
          </table:table-cell>
          <table:table-cell table:style-name="Table2.A1" office:value-type="string">
            <text:p text:style-name="Table_20_Contents">uid_t *sui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66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a6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167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a7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168</text:p>
          </table:table-cell>
          <table:table-cell table:style-name="Table2.A1" office:value-type="string">
            <text:p text:style-name="Table_20_Contents">poll</text:p>
          </table:table-cell>
          <table:table-cell table:style-name="Table2.A1" office:value-type="string">
            <text:p text:style-name="P1"><text:a xlink:type="simple" xlink:href="https://man7.org/linux/man-pages/man2/poll.2.html" text:style-name="Internet_20_link" text:visited-style-name="Visited_20_Internet_20_Link">man/</text:a> <text:a xlink:type="simple" xlink:href="https://source.chromium.org/search?ss=chromiumos&amp;q=SYSCALL_DEFINE.*poll" text:style-name="Internet_20_link" text:visited-style-name="Visited_20_Internet_20_Link">cs/</text:a></text:p>
          </table:table-cell>
          <table:table-cell table:style-name="Table2.A1" office:value-type="string">
            <text:p text:style-name="P1">0xa8</text:p>
          </table:table-cell>
          <table:table-cell table:style-name="Table2.A1" office:value-type="string">
            <text:p text:style-name="Table_20_Contents">struct pollfd *ufds</text:p>
          </table:table-cell>
          <table:table-cell table:style-name="Table2.A1" office:value-type="string">
            <text:p text:style-name="Table_20_Contents">unsigned int nfds</text:p>
          </table:table-cell>
          <table:table-cell table:style-name="Table2.A1" office:value-type="string">
            <text:p text:style-name="Table_20_Contents">int timeout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69</text:p>
          </table:table-cell>
          <table:table-cell table:style-name="Table2.A1" office:value-type="string">
            <text:p text:style-name="Table_20_Contents">nfsservctl</text:p>
          </table:table-cell>
          <table:table-cell table:style-name="Table2.A1" office:value-type="string">
            <text:p text:style-name="P1"><text:a xlink:type="simple" xlink:href="https://man7.org/linux/man-pages/man2/nfsservctl.2.html" text:style-name="Internet_20_link" text:visited-style-name="Visited_20_Internet_20_Link">man/</text:a> <text:a xlink:type="simple" xlink:href="https://source.chromium.org/search?ss=chromiumos&amp;q=SYSCALL_DEFINE.*nfsservctl" text:style-name="Internet_20_link" text:visited-style-name="Visited_20_Internet_20_Link">cs/</text:a></text:p>
          </table:table-cell>
          <table:table-cell table:style-name="Table2.A1" office:value-type="string">
            <text:p text:style-name="P1">0xa9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170</text:p>
          </table:table-cell>
          <table:table-cell table:style-name="Table2.A1" office:value-type="string">
            <text:p text:style-name="Table_20_Contents">setresgid</text:p>
          </table:table-cell>
          <table:table-cell table:style-name="Table2.A1" office:value-type="string">
            <text:p text:style-name="P1"><text:a xlink:type="simple" xlink:href="https://man7.org/linux/man-pages/man2/setresgid.2.html" text:style-name="Internet_20_link" text:visited-style-name="Visited_20_Internet_20_Link">man/</text:a> <text:a xlink:type="simple" xlink:href="https://source.chromium.org/search?ss=chromiumos&amp;q=SYSCALL_DEFINE.*setresgid" text:style-name="Internet_20_link" text:visited-style-name="Visited_20_Internet_20_Link">cs/</text:a></text:p>
          </table:table-cell>
          <table:table-cell table:style-name="Table2.A1" office:value-type="string">
            <text:p text:style-name="P1">0xaa</text:p>
          </table:table-cell>
          <table:table-cell table:style-name="Table2.A1" office:value-type="string">
            <text:p text:style-name="Table_20_Contents">gid_t rgid</text:p>
          </table:table-cell>
          <table:table-cell table:style-name="Table2.A1" office:value-type="string">
            <text:p text:style-name="Table_20_Contents">gid_t egid</text:p>
          </table:table-cell>
          <table:table-cell table:style-name="Table2.A1" office:value-type="string">
            <text:p text:style-name="Table_20_Contents">gid_t sgi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71</text:p>
          </table:table-cell>
          <table:table-cell table:style-name="Table2.A1" office:value-type="string">
            <text:p text:style-name="Table_20_Contents">getresgid</text:p>
          </table:table-cell>
          <table:table-cell table:style-name="Table2.A1" office:value-type="string">
            <text:p text:style-name="P1"><text:a xlink:type="simple" xlink:href="https://man7.org/linux/man-pages/man2/getresgid.2.html" text:style-name="Internet_20_link" text:visited-style-name="Visited_20_Internet_20_Link">man/</text:a> <text:a xlink:type="simple" xlink:href="https://source.chromium.org/search?ss=chromiumos&amp;q=SYSCALL_DEFINE.*getresgid" text:style-name="Internet_20_link" text:visited-style-name="Visited_20_Internet_20_Link">cs/</text:a></text:p>
          </table:table-cell>
          <table:table-cell table:style-name="Table2.A1" office:value-type="string">
            <text:p text:style-name="P1">0xab</text:p>
          </table:table-cell>
          <table:table-cell table:style-name="Table2.A1" office:value-type="string">
            <text:p text:style-name="Table_20_Contents">gid_t *rgid</text:p>
          </table:table-cell>
          <table:table-cell table:style-name="Table2.A1" office:value-type="string">
            <text:p text:style-name="Table_20_Contents">gid_t *egid</text:p>
          </table:table-cell>
          <table:table-cell table:style-name="Table2.A1" office:value-type="string">
            <text:p text:style-name="Table_20_Contents">gid_t *sgi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ext:soft-page-break/>
        <table:table-row table:style-name="TableLine94107340733648">
          <table:table-cell table:style-name="Table2.A1" office:value-type="string">
            <text:p text:style-name="P1">172</text:p>
          </table:table-cell>
          <table:table-cell table:style-name="Table2.A1" office:value-type="string">
            <text:p text:style-name="Table_20_Contents">prctl</text:p>
          </table:table-cell>
          <table:table-cell table:style-name="Table2.A1" office:value-type="string">
            <text:p text:style-name="P1"><text:a xlink:type="simple" xlink:href="https://man7.org/linux/man-pages/man2/prctl.2.html" text:style-name="Internet_20_link" text:visited-style-name="Visited_20_Internet_20_Link">man/</text:a> <text:a xlink:type="simple" xlink:href="https://source.chromium.org/search?ss=chromiumos&amp;q=SYSCALL_DEFINE.*prctl" text:style-name="Internet_20_link" text:visited-style-name="Visited_20_Internet_20_Link">cs/</text:a></text:p>
          </table:table-cell>
          <table:table-cell table:style-name="Table2.A1" office:value-type="string">
            <text:p text:style-name="P1">0xac</text:p>
          </table:table-cell>
          <table:table-cell table:style-name="Table2.A1" office:value-type="string">
            <text:p text:style-name="Table_20_Contents">int option</text:p>
          </table:table-cell>
          <table:table-cell table:style-name="Table2.A1" office:value-type="string">
            <text:p text:style-name="Table_20_Contents">unsigned long arg2</text:p>
          </table:table-cell>
          <table:table-cell table:style-name="Table2.A1" office:value-type="string">
            <text:p text:style-name="Table_20_Contents">unsigned long arg3</text:p>
          </table:table-cell>
          <table:table-cell table:style-name="Table2.A1" office:value-type="string">
            <text:p text:style-name="Table_20_Contents">unsigned long arg4</text:p>
          </table:table-cell>
          <table:table-cell table:style-name="Table2.A1" office:value-type="string">
            <text:p text:style-name="Table_20_Contents">unsigned long arg5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73</text:p>
          </table:table-cell>
          <table:table-cell table:style-name="Table2.A1" office:value-type="string">
            <text:p text:style-name="Table_20_Contents">rt_sigreturn</text:p>
          </table:table-cell>
          <table:table-cell table:style-name="Table2.A1" office:value-type="string">
            <text:p text:style-name="P1"><text:a xlink:type="simple" xlink:href="https://man7.org/linux/man-pages/man2/rt_sigreturn.2.html" text:style-name="Internet_20_link" text:visited-style-name="Visited_20_Internet_20_Link">man/</text:a> <text:a xlink:type="simple" xlink:href="https://source.chromium.org/search?ss=chromiumos&amp;q=SYSCALL_DEFINE.*rt_sigreturn" text:style-name="Internet_20_link" text:visited-style-name="Visited_20_Internet_20_Link">cs/</text:a></text:p>
          </table:table-cell>
          <table:table-cell table:style-name="Table2.A1" office:value-type="string">
            <text:p text:style-name="P1">0xad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174</text:p>
          </table:table-cell>
          <table:table-cell table:style-name="Table2.A1" office:value-type="string">
            <text:p text:style-name="Table_20_Contents">rt_sigaction</text:p>
          </table:table-cell>
          <table:table-cell table:style-name="Table2.A1" office:value-type="string">
            <text:p text:style-name="P1"><text:a xlink:type="simple" xlink:href="https://man7.org/linux/man-pages/man2/rt_sigaction.2.html" text:style-name="Internet_20_link" text:visited-style-name="Visited_20_Internet_20_Link">man/</text:a> <text:a xlink:type="simple" xlink:href="https://source.chromium.org/search?ss=chromiumos&amp;q=SYSCALL_DEFINE.*rt_sigaction" text:style-name="Internet_20_link" text:visited-style-name="Visited_20_Internet_20_Link">cs/</text:a></text:p>
          </table:table-cell>
          <table:table-cell table:style-name="Table2.A1" office:value-type="string">
            <text:p text:style-name="P1">0xae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const struct sigaction *</text:p>
          </table:table-cell>
          <table:table-cell table:style-name="Table2.A1" office:value-type="string">
            <text:p text:style-name="Table_20_Contents">struct sigaction *</text:p>
          </table:table-cell>
          <table:table-cell table:style-name="Table2.A1" office:value-type="string">
            <text:p text:style-name="Table_20_Contents">size_t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75</text:p>
          </table:table-cell>
          <table:table-cell table:style-name="Table2.A1" office:value-type="string">
            <text:p text:style-name="Table_20_Contents">rt_sigprocmask</text:p>
          </table:table-cell>
          <table:table-cell table:style-name="Table2.A1" office:value-type="string">
            <text:p text:style-name="P1"><text:a xlink:type="simple" xlink:href="https://man7.org/linux/man-pages/man2/rt_sigprocmask.2.html" text:style-name="Internet_20_link" text:visited-style-name="Visited_20_Internet_20_Link">man/</text:a> <text:a xlink:type="simple" xlink:href="https://source.chromium.org/search?ss=chromiumos&amp;q=SYSCALL_DEFINE.*rt_sigprocmask" text:style-name="Internet_20_link" text:visited-style-name="Visited_20_Internet_20_Link">cs/</text:a></text:p>
          </table:table-cell>
          <table:table-cell table:style-name="Table2.A1" office:value-type="string">
            <text:p text:style-name="P1">0xaf</text:p>
          </table:table-cell>
          <table:table-cell table:style-name="Table2.A1" office:value-type="string">
            <text:p text:style-name="Table_20_Contents">int how</text:p>
          </table:table-cell>
          <table:table-cell table:style-name="Table2.A1" office:value-type="string">
            <text:p text:style-name="Table_20_Contents">sigset_t *set</text:p>
          </table:table-cell>
          <table:table-cell table:style-name="Table2.A1" office:value-type="string">
            <text:p text:style-name="Table_20_Contents">sigset_t *oset</text:p>
          </table:table-cell>
          <table:table-cell table:style-name="Table2.A1" office:value-type="string">
            <text:p text:style-name="Table_20_Contents">size_t sigsetsiz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76</text:p>
          </table:table-cell>
          <table:table-cell table:style-name="Table2.A1" office:value-type="string">
            <text:p text:style-name="Table_20_Contents">rt_sigpending</text:p>
          </table:table-cell>
          <table:table-cell table:style-name="Table2.A1" office:value-type="string">
            <text:p text:style-name="P1"><text:a xlink:type="simple" xlink:href="https://man7.org/linux/man-pages/man2/rt_sigpending.2.html" text:style-name="Internet_20_link" text:visited-style-name="Visited_20_Internet_20_Link">man/</text:a> <text:a xlink:type="simple" xlink:href="https://source.chromium.org/search?ss=chromiumos&amp;q=SYSCALL_DEFINE.*rt_sigpending" text:style-name="Internet_20_link" text:visited-style-name="Visited_20_Internet_20_Link">cs/</text:a></text:p>
          </table:table-cell>
          <table:table-cell table:style-name="Table2.A1" office:value-type="string">
            <text:p text:style-name="P1">0xb0</text:p>
          </table:table-cell>
          <table:table-cell table:style-name="Table2.A1" office:value-type="string">
            <text:p text:style-name="Table_20_Contents">sigset_t *set</text:p>
          </table:table-cell>
          <table:table-cell table:style-name="Table2.A1" office:value-type="string">
            <text:p text:style-name="Table_20_Contents">size_t sigsetsiz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77</text:p>
          </table:table-cell>
          <table:table-cell table:style-name="Table2.A1" office:value-type="string">
            <text:p text:style-name="Table_20_Contents">rt_sigtimedwait</text:p>
          </table:table-cell>
          <table:table-cell table:style-name="Table2.A1" office:value-type="string">
            <text:p text:style-name="P1"><text:a xlink:type="simple" xlink:href="https://man7.org/linux/man-pages/man2/rt_sigtimedwait.2.html" text:style-name="Internet_20_link" text:visited-style-name="Visited_20_Internet_20_Link">man/</text:a> <text:a xlink:type="simple" xlink:href="https://source.chromium.org/search?ss=chromiumos&amp;q=SYSCALL_DEFINE.*rt_sigtimedwait" text:style-name="Internet_20_link" text:visited-style-name="Visited_20_Internet_20_Link">cs/</text:a></text:p>
          </table:table-cell>
          <table:table-cell table:style-name="Table2.A1" office:value-type="string">
            <text:p text:style-name="P1">0xb1</text:p>
          </table:table-cell>
          <table:table-cell table:style-name="Table2.A1" office:value-type="string">
            <text:p text:style-name="Table_20_Contents">const sigset_t *uthese</text:p>
          </table:table-cell>
          <table:table-cell table:style-name="Table2.A1" office:value-type="string">
            <text:p text:style-name="Table_20_Contents">siginfo_t *uinfo</text:p>
          </table:table-cell>
          <table:table-cell table:style-name="Table2.A1" office:value-type="string">
            <text:p text:style-name="Table_20_Contents">const struct __kernel_timespec *uts</text:p>
          </table:table-cell>
          <table:table-cell table:style-name="Table2.A1" office:value-type="string">
            <text:p text:style-name="Table_20_Contents">size_t sigsetsiz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78</text:p>
          </table:table-cell>
          <table:table-cell table:style-name="Table2.A1" office:value-type="string">
            <text:p text:style-name="Table_20_Contents">rt_sigqueueinfo</text:p>
          </table:table-cell>
          <table:table-cell table:style-name="Table2.A1" office:value-type="string">
            <text:p text:style-name="P1"><text:a xlink:type="simple" xlink:href="https://man7.org/linux/man-pages/man2/rt_sigqueueinfo.2.html" text:style-name="Internet_20_link" text:visited-style-name="Visited_20_Internet_20_Link">man/</text:a> <text:a xlink:type="simple" xlink:href="https://source.chromium.org/search?ss=chromiumos&amp;q=SYSCALL_DEFINE.*rt_sigqueueinfo" text:style-name="Internet_20_link" text:visited-style-name="Visited_20_Internet_20_Link">cs/</text:a></text:p>
          </table:table-cell>
          <table:table-cell table:style-name="Table2.A1" office:value-type="string">
            <text:p text:style-name="P1">0xb2</text:p>
          </table:table-cell>
          <table:table-cell table:style-name="Table2.A1" office:value-type="string">
            <text:p text:style-name="Table_20_Contents">pid_t pid</text:p>
          </table:table-cell>
          <table:table-cell table:style-name="Table2.A1" office:value-type="string">
            <text:p text:style-name="Table_20_Contents">int sig</text:p>
          </table:table-cell>
          <table:table-cell table:style-name="Table2.A1" office:value-type="string">
            <text:p text:style-name="Table_20_Contents">siginfo_t *uinfo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79</text:p>
          </table:table-cell>
          <table:table-cell table:style-name="Table2.A1" office:value-type="string">
            <text:p text:style-name="Table_20_Contents">rt_sigsuspend</text:p>
          </table:table-cell>
          <table:table-cell table:style-name="Table2.A1" office:value-type="string">
            <text:p text:style-name="P1"><text:a xlink:type="simple" xlink:href="https://man7.org/linux/man-pages/man2/rt_sigsuspend.2.html" text:style-name="Internet_20_link" text:visited-style-name="Visited_20_Internet_20_Link">man/</text:a> <text:a xlink:type="simple" xlink:href="https://source.chromium.org/search?ss=chromiumos&amp;q=SYSCALL_DEFINE.*rt_sigsuspend" text:style-name="Internet_20_link" text:visited-style-name="Visited_20_Internet_20_Link">cs/</text:a></text:p>
          </table:table-cell>
          <table:table-cell table:style-name="Table2.A1" office:value-type="string">
            <text:p text:style-name="P1">0xb3</text:p>
          </table:table-cell>
          <table:table-cell table:style-name="Table2.A1" office:value-type="string">
            <text:p text:style-name="Table_20_Contents">sigset_t *unewset</text:p>
          </table:table-cell>
          <table:table-cell table:style-name="Table2.A1" office:value-type="string">
            <text:p text:style-name="Table_20_Contents">size_t sigsetsiz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80</text:p>
          </table:table-cell>
          <table:table-cell table:style-name="Table2.A1" office:value-type="string">
            <text:p text:style-name="Table_20_Contents">pread64</text:p>
          </table:table-cell>
          <table:table-cell table:style-name="Table2.A1" office:value-type="string">
            <text:p text:style-name="P1"><text:a xlink:type="simple" xlink:href="https://man7.org/linux/man-pages/man2/pread64.2.html" text:style-name="Internet_20_link" text:visited-style-name="Visited_20_Internet_20_Link">man/</text:a> <text:a xlink:type="simple" xlink:href="https://source.chromium.org/search?ss=chromiumos&amp;q=SYSCALL_DEFINE.*pread64" text:style-name="Internet_20_link" text:visited-style-name="Visited_20_Internet_20_Link">cs/</text:a></text:p>
          </table:table-cell>
          <table:table-cell table:style-name="Table2.A1" office:value-type="string">
            <text:p text:style-name="P1">0xb4</text:p>
          </table:table-cell>
          <table:table-cell table:style-name="Table2.A1" office:value-type="string">
            <text:p text:style-name="Table_20_Contents">unsigned int fd</text:p>
          </table:table-cell>
          <table:table-cell table:style-name="Table2.A1" office:value-type="string">
            <text:p text:style-name="Table_20_Contents">char *buf</text:p>
          </table:table-cell>
          <table:table-cell table:style-name="Table2.A1" office:value-type="string">
            <text:p text:style-name="Table_20_Contents">size_t count</text:p>
          </table:table-cell>
          <table:table-cell table:style-name="Table2.A1" office:value-type="string">
            <text:p text:style-name="Table_20_Contents">loff_t po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81</text:p>
          </table:table-cell>
          <table:table-cell table:style-name="Table2.A1" office:value-type="string">
            <text:p text:style-name="Table_20_Contents">pwrite64</text:p>
          </table:table-cell>
          <table:table-cell table:style-name="Table2.A1" office:value-type="string">
            <text:p text:style-name="P1"><text:a xlink:type="simple" xlink:href="https://man7.org/linux/man-pages/man2/pwrite64.2.html" text:style-name="Internet_20_link" text:visited-style-name="Visited_20_Internet_20_Link">man/</text:a> <text:a xlink:type="simple" xlink:href="https://source.chromium.org/search?ss=chromiumos&amp;q=SYSCALL_DEFINE.*pwrite64" text:style-name="Internet_20_link" text:visited-style-name="Visited_20_Internet_20_Link">cs/</text:a></text:p>
          </table:table-cell>
          <table:table-cell table:style-name="Table2.A1" office:value-type="string">
            <text:p text:style-name="P1">0xb5</text:p>
          </table:table-cell>
          <table:table-cell table:style-name="Table2.A1" office:value-type="string">
            <text:p text:style-name="Table_20_Contents">unsigned int fd</text:p>
          </table:table-cell>
          <table:table-cell table:style-name="Table2.A1" office:value-type="string">
            <text:p text:style-name="Table_20_Contents">const char *buf</text:p>
          </table:table-cell>
          <table:table-cell table:style-name="Table2.A1" office:value-type="string">
            <text:p text:style-name="Table_20_Contents">size_t count</text:p>
          </table:table-cell>
          <table:table-cell table:style-name="Table2.A1" office:value-type="string">
            <text:p text:style-name="Table_20_Contents">loff_t po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82</text:p>
          </table:table-cell>
          <table:table-cell table:style-name="Table2.A1" office:value-type="string">
            <text:p text:style-name="Table_20_Contents">chown</text:p>
          </table:table-cell>
          <table:table-cell table:style-name="Table2.A1" office:value-type="string">
            <text:p text:style-name="P1"><text:a xlink:type="simple" xlink:href="https://man7.org/linux/man-pages/man2/chown.2.html" text:style-name="Internet_20_link" text:visited-style-name="Visited_20_Internet_20_Link">man/</text:a> <text:a xlink:type="simple" xlink:href="https://source.chromium.org/search?ss=chromiumos&amp;q=SYSCALL_DEFINE.*chown" text:style-name="Internet_20_link" text:visited-style-name="Visited_20_Internet_20_Link">cs/</text:a></text:p>
          </table:table-cell>
          <table:table-cell table:style-name="Table2.A1" office:value-type="string">
            <text:p text:style-name="P1">0xb6</text:p>
          </table:table-cell>
          <table:table-cell table:style-name="Table2.A1" office:value-type="string">
            <text:p text:style-name="Table_20_Contents">const char *filename</text:p>
          </table:table-cell>
          <table:table-cell table:style-name="Table2.A1" office:value-type="string">
            <text:p text:style-name="Table_20_Contents">uid_t user</text:p>
          </table:table-cell>
          <table:table-cell table:style-name="Table2.A1" office:value-type="string">
            <text:p text:style-name="Table_20_Contents">gid_t group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83</text:p>
          </table:table-cell>
          <table:table-cell table:style-name="Table2.A1" office:value-type="string">
            <text:p text:style-name="Table_20_Contents">getcwd</text:p>
          </table:table-cell>
          <table:table-cell table:style-name="Table2.A1" office:value-type="string">
            <text:p text:style-name="P1"><text:a xlink:type="simple" xlink:href="https://man7.org/linux/man-pages/man2/getcwd.2.html" text:style-name="Internet_20_link" text:visited-style-name="Visited_20_Internet_20_Link">man/</text:a> <text:a xlink:type="simple" xlink:href="https://source.chromium.org/search?ss=chromiumos&amp;q=SYSCALL_DEFINE.*getcwd" text:style-name="Internet_20_link" text:visited-style-name="Visited_20_Internet_20_Link">cs/</text:a></text:p>
          </table:table-cell>
          <table:table-cell table:style-name="Table2.A1" office:value-type="string">
            <text:p text:style-name="P1">0xb7</text:p>
          </table:table-cell>
          <table:table-cell table:style-name="Table2.A1" office:value-type="string">
            <text:p text:style-name="Table_20_Contents">char *buf</text:p>
          </table:table-cell>
          <table:table-cell table:style-name="Table2.A1" office:value-type="string">
            <text:p text:style-name="Table_20_Contents">unsigned long siz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84</text:p>
          </table:table-cell>
          <table:table-cell table:style-name="Table2.A1" office:value-type="string">
            <text:p text:style-name="Table_20_Contents">capget</text:p>
          </table:table-cell>
          <table:table-cell table:style-name="Table2.A1" office:value-type="string">
            <text:p text:style-name="P1"><text:a xlink:type="simple" xlink:href="https://man7.org/linux/man-pages/man2/capget.2.html" text:style-name="Internet_20_link" text:visited-style-name="Visited_20_Internet_20_Link">man/</text:a> <text:a xlink:type="simple" xlink:href="https://source.chromium.org/search?ss=chromiumos&amp;q=SYSCALL_DEFINE.*capget" text:style-name="Internet_20_link" text:visited-style-name="Visited_20_Internet_20_Link">cs/</text:a></text:p>
          </table:table-cell>
          <table:table-cell table:style-name="Table2.A1" office:value-type="string">
            <text:p text:style-name="P1">0xb8</text:p>
          </table:table-cell>
          <table:table-cell table:style-name="Table2.A1" office:value-type="string">
            <text:p text:style-name="Table_20_Contents">cap_user_header_t header</text:p>
          </table:table-cell>
          <table:table-cell table:style-name="Table2.A1" office:value-type="string">
            <text:p text:style-name="Table_20_Contents">cap_user_data_t dataptr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85</text:p>
          </table:table-cell>
          <table:table-cell table:style-name="Table2.A1" office:value-type="string">
            <text:p text:style-name="Table_20_Contents">capset</text:p>
          </table:table-cell>
          <table:table-cell table:style-name="Table2.A1" office:value-type="string">
            <text:p text:style-name="P1"><text:a xlink:type="simple" xlink:href="https://man7.org/linux/man-pages/man2/capset.2.html" text:style-name="Internet_20_link" text:visited-style-name="Visited_20_Internet_20_Link">man/</text:a> <text:a xlink:type="simple" xlink:href="https://source.chromium.org/search?ss=chromiumos&amp;q=SYSCALL_DEFINE.*capset" text:style-name="Internet_20_link" text:visited-style-name="Visited_20_Internet_20_Link">cs/</text:a></text:p>
          </table:table-cell>
          <table:table-cell table:style-name="Table2.A1" office:value-type="string">
            <text:p text:style-name="P1">0xb9</text:p>
          </table:table-cell>
          <table:table-cell table:style-name="Table2.A1" office:value-type="string">
            <text:p text:style-name="Table_20_Contents">cap_user_header_t header</text:p>
          </table:table-cell>
          <table:table-cell table:style-name="Table2.A1" office:value-type="string">
            <text:p text:style-name="Table_20_Contents">const cap_user_data_t data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86</text:p>
          </table:table-cell>
          <table:table-cell table:style-name="Table2.A1" office:value-type="string">
            <text:p text:style-name="Table_20_Contents">sigaltstack</text:p>
          </table:table-cell>
          <table:table-cell table:style-name="Table2.A1" office:value-type="string">
            <text:p text:style-name="P1"><text:a xlink:type="simple" xlink:href="https://man7.org/linux/man-pages/man2/sigaltstack.2.html" text:style-name="Internet_20_link" text:visited-style-name="Visited_20_Internet_20_Link">man/</text:a> <text:a xlink:type="simple" xlink:href="https://source.chromium.org/search?ss=chromiumos&amp;q=SYSCALL_DEFINE.*sigaltstack" text:style-name="Internet_20_link" text:visited-style-name="Visited_20_Internet_20_Link">cs/</text:a></text:p>
          </table:table-cell>
          <table:table-cell table:style-name="Table2.A1" office:value-type="string">
            <text:p text:style-name="P1">0xba</text:p>
          </table:table-cell>
          <table:table-cell table:style-name="Table2.A1" office:value-type="string">
            <text:p text:style-name="Table_20_Contents">const struct sigaltstack *uss</text:p>
          </table:table-cell>
          <table:table-cell table:style-name="Table2.A1" office:value-type="string">
            <text:p text:style-name="Table_20_Contents">struct sigaltstack *uos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87</text:p>
          </table:table-cell>
          <table:table-cell table:style-name="Table2.A1" office:value-type="string">
            <text:p text:style-name="Table_20_Contents">sendfile</text:p>
          </table:table-cell>
          <table:table-cell table:style-name="Table2.A1" office:value-type="string">
            <text:p text:style-name="P1"><text:a xlink:type="simple" xlink:href="https://man7.org/linux/man-pages/man2/sendfile.2.html" text:style-name="Internet_20_link" text:visited-style-name="Visited_20_Internet_20_Link">man/</text:a> <text:a xlink:type="simple" xlink:href="https://source.chromium.org/search?ss=chromiumos&amp;q=SYSCALL_DEFINE.*sendfile" text:style-name="Internet_20_link" text:visited-style-name="Visited_20_Internet_20_Link">cs/</text:a></text:p>
          </table:table-cell>
          <table:table-cell table:style-name="Table2.A1" office:value-type="string">
            <text:p text:style-name="P1">0xbb</text:p>
          </table:table-cell>
          <table:table-cell table:style-name="Table2.A1" office:value-type="string">
            <text:p text:style-name="Table_20_Contents">int out_fd</text:p>
          </table:table-cell>
          <table:table-cell table:style-name="Table2.A1" office:value-type="string">
            <text:p text:style-name="Table_20_Contents">int in_fd</text:p>
          </table:table-cell>
          <table:table-cell table:style-name="Table2.A1" office:value-type="string">
            <text:p text:style-name="Table_20_Contents">off_t *offset</text:p>
          </table:table-cell>
          <table:table-cell table:style-name="Table2.A1" office:value-type="string">
            <text:p text:style-name="Table_20_Contents">size_t count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88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bc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189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bd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190</text:p>
          </table:table-cell>
          <table:table-cell table:style-name="Table2.A1" office:value-type="string">
            <text:p text:style-name="Table_20_Contents">vfork</text:p>
          </table:table-cell>
          <table:table-cell table:style-name="Table2.A1" office:value-type="string">
            <text:p text:style-name="P1"><text:a xlink:type="simple" xlink:href="https://man7.org/linux/man-pages/man2/vfork.2.html" text:style-name="Internet_20_link" text:visited-style-name="Visited_20_Internet_20_Link">man/</text:a> <text:a xlink:type="simple" xlink:href="https://source.chromium.org/search?ss=chromiumos&amp;q=SYSCALL_DEFINE.*vfork" text:style-name="Internet_20_link" text:visited-style-name="Visited_20_Internet_20_Link">cs/</text:a></text:p>
          </table:table-cell>
          <table:table-cell table:style-name="Table2.A1" office:value-type="string">
            <text:p text:style-name="P1">0xb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91</text:p>
          </table:table-cell>
          <table:table-cell table:style-name="Table2.A1" office:value-type="string">
            <text:p text:style-name="Table_20_Contents">ugetrlimit</text:p>
          </table:table-cell>
          <table:table-cell table:style-name="Table2.A1" office:value-type="string">
            <text:p text:style-name="P1"><text:a xlink:type="simple" xlink:href="https://man7.org/linux/man-pages/man2/ugetrlimit.2.html" text:style-name="Internet_20_link" text:visited-style-name="Visited_20_Internet_20_Link">man/</text:a> <text:a xlink:type="simple" xlink:href="https://source.chromium.org/search?ss=chromiumos&amp;q=SYSCALL_DEFINE.*ugetrlimit" text:style-name="Internet_20_link" text:visited-style-name="Visited_20_Internet_20_Link">cs/</text:a></text:p>
          </table:table-cell>
          <table:table-cell table:style-name="Table2.A1" office:value-type="string">
            <text:p text:style-name="P1">0xbf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ext:soft-page-break/>
        <table:table-row table:style-name="TableLine94107340733648">
          <table:table-cell table:style-name="Table2.A1" office:value-type="string">
            <text:p text:style-name="P1">192</text:p>
          </table:table-cell>
          <table:table-cell table:style-name="Table2.A1" office:value-type="string">
            <text:p text:style-name="Table_20_Contents">mmap2</text:p>
          </table:table-cell>
          <table:table-cell table:style-name="Table2.A1" office:value-type="string">
            <text:p text:style-name="P1"><text:a xlink:type="simple" xlink:href="https://man7.org/linux/man-pages/man2/mmap2.2.html" text:style-name="Internet_20_link" text:visited-style-name="Visited_20_Internet_20_Link">man/</text:a> <text:a xlink:type="simple" xlink:href="https://source.chromium.org/search?ss=chromiumos&amp;q=SYSCALL_DEFINE.*mmap2" text:style-name="Internet_20_link" text:visited-style-name="Visited_20_Internet_20_Link">cs/</text:a></text:p>
          </table:table-cell>
          <table:table-cell table:style-name="Table2.A1" office:value-type="string">
            <text:p text:style-name="P1">0xc0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193</text:p>
          </table:table-cell>
          <table:table-cell table:style-name="Table2.A1" office:value-type="string">
            <text:p text:style-name="Table_20_Contents">truncate64</text:p>
          </table:table-cell>
          <table:table-cell table:style-name="Table2.A1" office:value-type="string">
            <text:p text:style-name="P1"><text:a xlink:type="simple" xlink:href="https://man7.org/linux/man-pages/man2/truncate64.2.html" text:style-name="Internet_20_link" text:visited-style-name="Visited_20_Internet_20_Link">man/</text:a> <text:a xlink:type="simple" xlink:href="https://source.chromium.org/search?ss=chromiumos&amp;q=SYSCALL_DEFINE.*truncate64" text:style-name="Internet_20_link" text:visited-style-name="Visited_20_Internet_20_Link">cs/</text:a></text:p>
          </table:table-cell>
          <table:table-cell table:style-name="Table2.A1" office:value-type="string">
            <text:p text:style-name="P1">0xc1</text:p>
          </table:table-cell>
          <table:table-cell table:style-name="Table2.A1" office:value-type="string">
            <text:p text:style-name="Table_20_Contents">const char *path</text:p>
          </table:table-cell>
          <table:table-cell table:style-name="Table2.A1" office:value-type="string">
            <text:p text:style-name="Table_20_Contents">loff_t length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94</text:p>
          </table:table-cell>
          <table:table-cell table:style-name="Table2.A1" office:value-type="string">
            <text:p text:style-name="Table_20_Contents">ftruncate64</text:p>
          </table:table-cell>
          <table:table-cell table:style-name="Table2.A1" office:value-type="string">
            <text:p text:style-name="P1"><text:a xlink:type="simple" xlink:href="https://man7.org/linux/man-pages/man2/ftruncate64.2.html" text:style-name="Internet_20_link" text:visited-style-name="Visited_20_Internet_20_Link">man/</text:a> <text:a xlink:type="simple" xlink:href="https://source.chromium.org/search?ss=chromiumos&amp;q=SYSCALL_DEFINE.*ftruncate64" text:style-name="Internet_20_link" text:visited-style-name="Visited_20_Internet_20_Link">cs/</text:a></text:p>
          </table:table-cell>
          <table:table-cell table:style-name="Table2.A1" office:value-type="string">
            <text:p text:style-name="P1">0xc2</text:p>
          </table:table-cell>
          <table:table-cell table:style-name="Table2.A1" office:value-type="string">
            <text:p text:style-name="Table_20_Contents">unsigned int fd</text:p>
          </table:table-cell>
          <table:table-cell table:style-name="Table2.A1" office:value-type="string">
            <text:p text:style-name="Table_20_Contents">loff_t length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95</text:p>
          </table:table-cell>
          <table:table-cell table:style-name="Table2.A1" office:value-type="string">
            <text:p text:style-name="Table_20_Contents">stat64</text:p>
          </table:table-cell>
          <table:table-cell table:style-name="Table2.A1" office:value-type="string">
            <text:p text:style-name="P1"><text:a xlink:type="simple" xlink:href="https://man7.org/linux/man-pages/man2/stat64.2.html" text:style-name="Internet_20_link" text:visited-style-name="Visited_20_Internet_20_Link">man/</text:a> <text:a xlink:type="simple" xlink:href="https://source.chromium.org/search?ss=chromiumos&amp;q=SYSCALL_DEFINE.*stat64" text:style-name="Internet_20_link" text:visited-style-name="Visited_20_Internet_20_Link">cs/</text:a></text:p>
          </table:table-cell>
          <table:table-cell table:style-name="Table2.A1" office:value-type="string">
            <text:p text:style-name="P1">0xc3</text:p>
          </table:table-cell>
          <table:table-cell table:style-name="Table2.A1" office:value-type="string">
            <text:p text:style-name="Table_20_Contents">const char *filename</text:p>
          </table:table-cell>
          <table:table-cell table:style-name="Table2.A1" office:value-type="string">
            <text:p text:style-name="Table_20_Contents">struct stat64 *statbuf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96</text:p>
          </table:table-cell>
          <table:table-cell table:style-name="Table2.A1" office:value-type="string">
            <text:p text:style-name="Table_20_Contents">lstat64</text:p>
          </table:table-cell>
          <table:table-cell table:style-name="Table2.A1" office:value-type="string">
            <text:p text:style-name="P1"><text:a xlink:type="simple" xlink:href="https://man7.org/linux/man-pages/man2/lstat64.2.html" text:style-name="Internet_20_link" text:visited-style-name="Visited_20_Internet_20_Link">man/</text:a> <text:a xlink:type="simple" xlink:href="https://source.chromium.org/search?ss=chromiumos&amp;q=SYSCALL_DEFINE.*lstat64" text:style-name="Internet_20_link" text:visited-style-name="Visited_20_Internet_20_Link">cs/</text:a></text:p>
          </table:table-cell>
          <table:table-cell table:style-name="Table2.A1" office:value-type="string">
            <text:p text:style-name="P1">0xc4</text:p>
          </table:table-cell>
          <table:table-cell table:style-name="Table2.A1" office:value-type="string">
            <text:p text:style-name="Table_20_Contents">const char *filename</text:p>
          </table:table-cell>
          <table:table-cell table:style-name="Table2.A1" office:value-type="string">
            <text:p text:style-name="Table_20_Contents">struct stat64 *statbuf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97</text:p>
          </table:table-cell>
          <table:table-cell table:style-name="Table2.A1" office:value-type="string">
            <text:p text:style-name="Table_20_Contents">fstat64</text:p>
          </table:table-cell>
          <table:table-cell table:style-name="Table2.A1" office:value-type="string">
            <text:p text:style-name="P1"><text:a xlink:type="simple" xlink:href="https://man7.org/linux/man-pages/man2/fstat64.2.html" text:style-name="Internet_20_link" text:visited-style-name="Visited_20_Internet_20_Link">man/</text:a> <text:a xlink:type="simple" xlink:href="https://source.chromium.org/search?ss=chromiumos&amp;q=SYSCALL_DEFINE.*fstat64" text:style-name="Internet_20_link" text:visited-style-name="Visited_20_Internet_20_Link">cs/</text:a></text:p>
          </table:table-cell>
          <table:table-cell table:style-name="Table2.A1" office:value-type="string">
            <text:p text:style-name="P1">0xc5</text:p>
          </table:table-cell>
          <table:table-cell table:style-name="Table2.A1" office:value-type="string">
            <text:p text:style-name="Table_20_Contents">unsigned long fd</text:p>
          </table:table-cell>
          <table:table-cell table:style-name="Table2.A1" office:value-type="string">
            <text:p text:style-name="Table_20_Contents">struct stat64 *statbuf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198</text:p>
          </table:table-cell>
          <table:table-cell table:style-name="Table2.A1" office:value-type="string">
            <text:p text:style-name="Table_20_Contents">lchown32</text:p>
          </table:table-cell>
          <table:table-cell table:style-name="Table2.A1" office:value-type="string">
            <text:p text:style-name="P1"><text:a xlink:type="simple" xlink:href="https://man7.org/linux/man-pages/man2/lchown32.2.html" text:style-name="Internet_20_link" text:visited-style-name="Visited_20_Internet_20_Link">man/</text:a> <text:a xlink:type="simple" xlink:href="https://source.chromium.org/search?ss=chromiumos&amp;q=SYSCALL_DEFINE.*lchown32" text:style-name="Internet_20_link" text:visited-style-name="Visited_20_Internet_20_Link">cs/</text:a></text:p>
          </table:table-cell>
          <table:table-cell table:style-name="Table2.A1" office:value-type="string">
            <text:p text:style-name="P1">0xc6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199</text:p>
          </table:table-cell>
          <table:table-cell table:style-name="Table2.A1" office:value-type="string">
            <text:p text:style-name="Table_20_Contents">getuid32</text:p>
          </table:table-cell>
          <table:table-cell table:style-name="Table2.A1" office:value-type="string">
            <text:p text:style-name="P1"><text:a xlink:type="simple" xlink:href="https://man7.org/linux/man-pages/man2/getuid32.2.html" text:style-name="Internet_20_link" text:visited-style-name="Visited_20_Internet_20_Link">man/</text:a> <text:a xlink:type="simple" xlink:href="https://source.chromium.org/search?ss=chromiumos&amp;q=SYSCALL_DEFINE.*getuid32" text:style-name="Internet_20_link" text:visited-style-name="Visited_20_Internet_20_Link">cs/</text:a></text:p>
          </table:table-cell>
          <table:table-cell table:style-name="Table2.A1" office:value-type="string">
            <text:p text:style-name="P1">0xc7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200</text:p>
          </table:table-cell>
          <table:table-cell table:style-name="Table2.A1" office:value-type="string">
            <text:p text:style-name="Table_20_Contents">getgid32</text:p>
          </table:table-cell>
          <table:table-cell table:style-name="Table2.A1" office:value-type="string">
            <text:p text:style-name="P1"><text:a xlink:type="simple" xlink:href="https://man7.org/linux/man-pages/man2/getgid32.2.html" text:style-name="Internet_20_link" text:visited-style-name="Visited_20_Internet_20_Link">man/</text:a> <text:a xlink:type="simple" xlink:href="https://source.chromium.org/search?ss=chromiumos&amp;q=SYSCALL_DEFINE.*getgid32" text:style-name="Internet_20_link" text:visited-style-name="Visited_20_Internet_20_Link">cs/</text:a></text:p>
          </table:table-cell>
          <table:table-cell table:style-name="Table2.A1" office:value-type="string">
            <text:p text:style-name="P1">0xc8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201</text:p>
          </table:table-cell>
          <table:table-cell table:style-name="Table2.A1" office:value-type="string">
            <text:p text:style-name="Table_20_Contents">geteuid32</text:p>
          </table:table-cell>
          <table:table-cell table:style-name="Table2.A1" office:value-type="string">
            <text:p text:style-name="P1"><text:a xlink:type="simple" xlink:href="https://man7.org/linux/man-pages/man2/geteuid32.2.html" text:style-name="Internet_20_link" text:visited-style-name="Visited_20_Internet_20_Link">man/</text:a> <text:a xlink:type="simple" xlink:href="https://source.chromium.org/search?ss=chromiumos&amp;q=SYSCALL_DEFINE.*geteuid32" text:style-name="Internet_20_link" text:visited-style-name="Visited_20_Internet_20_Link">cs/</text:a></text:p>
          </table:table-cell>
          <table:table-cell table:style-name="Table2.A1" office:value-type="string">
            <text:p text:style-name="P1">0xc9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202</text:p>
          </table:table-cell>
          <table:table-cell table:style-name="Table2.A1" office:value-type="string">
            <text:p text:style-name="Table_20_Contents">getegid32</text:p>
          </table:table-cell>
          <table:table-cell table:style-name="Table2.A1" office:value-type="string">
            <text:p text:style-name="P1"><text:a xlink:type="simple" xlink:href="https://man7.org/linux/man-pages/man2/getegid32.2.html" text:style-name="Internet_20_link" text:visited-style-name="Visited_20_Internet_20_Link">man/</text:a> <text:a xlink:type="simple" xlink:href="https://source.chromium.org/search?ss=chromiumos&amp;q=SYSCALL_DEFINE.*getegid32" text:style-name="Internet_20_link" text:visited-style-name="Visited_20_Internet_20_Link">cs/</text:a></text:p>
          </table:table-cell>
          <table:table-cell table:style-name="Table2.A1" office:value-type="string">
            <text:p text:style-name="P1">0xca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203</text:p>
          </table:table-cell>
          <table:table-cell table:style-name="Table2.A1" office:value-type="string">
            <text:p text:style-name="Table_20_Contents">setreuid32</text:p>
          </table:table-cell>
          <table:table-cell table:style-name="Table2.A1" office:value-type="string">
            <text:p text:style-name="P1"><text:a xlink:type="simple" xlink:href="https://man7.org/linux/man-pages/man2/setreuid32.2.html" text:style-name="Internet_20_link" text:visited-style-name="Visited_20_Internet_20_Link">man/</text:a> <text:a xlink:type="simple" xlink:href="https://source.chromium.org/search?ss=chromiumos&amp;q=SYSCALL_DEFINE.*setreuid32" text:style-name="Internet_20_link" text:visited-style-name="Visited_20_Internet_20_Link">cs/</text:a></text:p>
          </table:table-cell>
          <table:table-cell table:style-name="Table2.A1" office:value-type="string">
            <text:p text:style-name="P1">0xcb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204</text:p>
          </table:table-cell>
          <table:table-cell table:style-name="Table2.A1" office:value-type="string">
            <text:p text:style-name="Table_20_Contents">setregid32</text:p>
          </table:table-cell>
          <table:table-cell table:style-name="Table2.A1" office:value-type="string">
            <text:p text:style-name="P1"><text:a xlink:type="simple" xlink:href="https://man7.org/linux/man-pages/man2/setregid32.2.html" text:style-name="Internet_20_link" text:visited-style-name="Visited_20_Internet_20_Link">man/</text:a> <text:a xlink:type="simple" xlink:href="https://source.chromium.org/search?ss=chromiumos&amp;q=SYSCALL_DEFINE.*setregid32" text:style-name="Internet_20_link" text:visited-style-name="Visited_20_Internet_20_Link">cs/</text:a></text:p>
          </table:table-cell>
          <table:table-cell table:style-name="Table2.A1" office:value-type="string">
            <text:p text:style-name="P1">0xcc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205</text:p>
          </table:table-cell>
          <table:table-cell table:style-name="Table2.A1" office:value-type="string">
            <text:p text:style-name="Table_20_Contents">getgroups32</text:p>
          </table:table-cell>
          <table:table-cell table:style-name="Table2.A1" office:value-type="string">
            <text:p text:style-name="P1"><text:a xlink:type="simple" xlink:href="https://man7.org/linux/man-pages/man2/getgroups32.2.html" text:style-name="Internet_20_link" text:visited-style-name="Visited_20_Internet_20_Link">man/</text:a> <text:a xlink:type="simple" xlink:href="https://source.chromium.org/search?ss=chromiumos&amp;q=SYSCALL_DEFINE.*getgroups32" text:style-name="Internet_20_link" text:visited-style-name="Visited_20_Internet_20_Link">cs/</text:a></text:p>
          </table:table-cell>
          <table:table-cell table:style-name="Table2.A1" office:value-type="string">
            <text:p text:style-name="P1">0xcd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206</text:p>
          </table:table-cell>
          <table:table-cell table:style-name="Table2.A1" office:value-type="string">
            <text:p text:style-name="Table_20_Contents">setgroups32</text:p>
          </table:table-cell>
          <table:table-cell table:style-name="Table2.A1" office:value-type="string">
            <text:p text:style-name="P1"><text:a xlink:type="simple" xlink:href="https://man7.org/linux/man-pages/man2/setgroups32.2.html" text:style-name="Internet_20_link" text:visited-style-name="Visited_20_Internet_20_Link">man/</text:a> <text:a xlink:type="simple" xlink:href="https://source.chromium.org/search?ss=chromiumos&amp;q=SYSCALL_DEFINE.*setgroups32" text:style-name="Internet_20_link" text:visited-style-name="Visited_20_Internet_20_Link">cs/</text:a></text:p>
          </table:table-cell>
          <table:table-cell table:style-name="Table2.A1" office:value-type="string">
            <text:p text:style-name="P1">0xce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207</text:p>
          </table:table-cell>
          <table:table-cell table:style-name="Table2.A1" office:value-type="string">
            <text:p text:style-name="Table_20_Contents">fchown32</text:p>
          </table:table-cell>
          <table:table-cell table:style-name="Table2.A1" office:value-type="string">
            <text:p text:style-name="P1"><text:a xlink:type="simple" xlink:href="https://man7.org/linux/man-pages/man2/fchown32.2.html" text:style-name="Internet_20_link" text:visited-style-name="Visited_20_Internet_20_Link">man/</text:a> <text:a xlink:type="simple" xlink:href="https://source.chromium.org/search?ss=chromiumos&amp;q=SYSCALL_DEFINE.*fchown32" text:style-name="Internet_20_link" text:visited-style-name="Visited_20_Internet_20_Link">cs/</text:a></text:p>
          </table:table-cell>
          <table:table-cell table:style-name="Table2.A1" office:value-type="string">
            <text:p text:style-name="P1">0xcf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208</text:p>
          </table:table-cell>
          <table:table-cell table:style-name="Table2.A1" office:value-type="string">
            <text:p text:style-name="Table_20_Contents">setresuid32</text:p>
          </table:table-cell>
          <table:table-cell table:style-name="Table2.A1" office:value-type="string">
            <text:p text:style-name="P1"><text:a xlink:type="simple" xlink:href="https://man7.org/linux/man-pages/man2/setresuid32.2.html" text:style-name="Internet_20_link" text:visited-style-name="Visited_20_Internet_20_Link">man/</text:a> <text:a xlink:type="simple" xlink:href="https://source.chromium.org/search?ss=chromiumos&amp;q=SYSCALL_DEFINE.*setresuid32" text:style-name="Internet_20_link" text:visited-style-name="Visited_20_Internet_20_Link">cs/</text:a></text:p>
          </table:table-cell>
          <table:table-cell table:style-name="Table2.A1" office:value-type="string">
            <text:p text:style-name="P1">0xd0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209</text:p>
          </table:table-cell>
          <table:table-cell table:style-name="Table2.A1" office:value-type="string">
            <text:p text:style-name="Table_20_Contents">getresuid32</text:p>
          </table:table-cell>
          <table:table-cell table:style-name="Table2.A1" office:value-type="string">
            <text:p text:style-name="P1"><text:a xlink:type="simple" xlink:href="https://man7.org/linux/man-pages/man2/getresuid32.2.html" text:style-name="Internet_20_link" text:visited-style-name="Visited_20_Internet_20_Link">man/</text:a> <text:a xlink:type="simple" xlink:href="https://source.chromium.org/search?ss=chromiumos&amp;q=SYSCALL_DEFINE.*getresuid32" text:style-name="Internet_20_link" text:visited-style-name="Visited_20_Internet_20_Link">cs/</text:a></text:p>
          </table:table-cell>
          <table:table-cell table:style-name="Table2.A1" office:value-type="string">
            <text:p text:style-name="P1">0xd1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210</text:p>
          </table:table-cell>
          <table:table-cell table:style-name="Table2.A1" office:value-type="string">
            <text:p text:style-name="Table_20_Contents">setresgid32</text:p>
          </table:table-cell>
          <table:table-cell table:style-name="Table2.A1" office:value-type="string">
            <text:p text:style-name="P1"><text:a xlink:type="simple" xlink:href="https://man7.org/linux/man-pages/man2/setresgid32.2.html" text:style-name="Internet_20_link" text:visited-style-name="Visited_20_Internet_20_Link">man/</text:a> <text:a xlink:type="simple" xlink:href="https://source.chromium.org/search?ss=chromiumos&amp;q=SYSCALL_DEFINE.*setresgid32" text:style-name="Internet_20_link" text:visited-style-name="Visited_20_Internet_20_Link">cs/</text:a></text:p>
          </table:table-cell>
          <table:table-cell table:style-name="Table2.A1" office:value-type="string">
            <text:p text:style-name="P1">0xd2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211</text:p>
          </table:table-cell>
          <table:table-cell table:style-name="Table2.A1" office:value-type="string">
            <text:p text:style-name="Table_20_Contents">getresgid32</text:p>
          </table:table-cell>
          <table:table-cell table:style-name="Table2.A1" office:value-type="string">
            <text:p text:style-name="P1"><text:a xlink:type="simple" xlink:href="https://man7.org/linux/man-pages/man2/getresgid32.2.html" text:style-name="Internet_20_link" text:visited-style-name="Visited_20_Internet_20_Link">man/</text:a> <text:a xlink:type="simple" xlink:href="https://source.chromium.org/search?ss=chromiumos&amp;q=SYSCALL_DEFINE.*getresgid32" text:style-name="Internet_20_link" text:visited-style-name="Visited_20_Internet_20_Link">cs/</text:a></text:p>
          </table:table-cell>
          <table:table-cell table:style-name="Table2.A1" office:value-type="string">
            <text:p text:style-name="P1">0xd3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212</text:p>
          </table:table-cell>
          <table:table-cell table:style-name="Table2.A1" office:value-type="string">
            <text:p text:style-name="Table_20_Contents">chown32</text:p>
          </table:table-cell>
          <table:table-cell table:style-name="Table2.A1" office:value-type="string">
            <text:p text:style-name="P1"><text:a xlink:type="simple" xlink:href="https://man7.org/linux/man-pages/man2/chown32.2.html" text:style-name="Internet_20_link" text:visited-style-name="Visited_20_Internet_20_Link">man/</text:a> <text:a xlink:type="simple" xlink:href="https://source.chromium.org/search?ss=chromiumos&amp;q=SYSCALL_DEFINE.*chown32" text:style-name="Internet_20_link" text:visited-style-name="Visited_20_Internet_20_Link">cs/</text:a></text:p>
          </table:table-cell>
          <table:table-cell table:style-name="Table2.A1" office:value-type="string">
            <text:p text:style-name="P1">0xd4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213</text:p>
          </table:table-cell>
          <table:table-cell table:style-name="Table2.A1" office:value-type="string">
            <text:p text:style-name="Table_20_Contents">setuid32</text:p>
          </table:table-cell>
          <table:table-cell table:style-name="Table2.A1" office:value-type="string">
            <text:p text:style-name="P1"><text:a xlink:type="simple" xlink:href="https://man7.org/linux/man-pages/man2/setuid32.2.html" text:style-name="Internet_20_link" text:visited-style-name="Visited_20_Internet_20_Link">man/</text:a> <text:a xlink:type="simple" xlink:href="https://source.chromium.org/search?ss=chromiumos&amp;q=SYSCALL_DEFINE.*setuid32" text:style-name="Internet_20_link" text:visited-style-name="Visited_20_Internet_20_Link">cs/</text:a></text:p>
          </table:table-cell>
          <table:table-cell table:style-name="Table2.A1" office:value-type="string">
            <text:p text:style-name="P1">0xd5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214</text:p>
          </table:table-cell>
          <table:table-cell table:style-name="Table2.A1" office:value-type="string">
            <text:p text:style-name="Table_20_Contents">setgid32</text:p>
          </table:table-cell>
          <table:table-cell table:style-name="Table2.A1" office:value-type="string">
            <text:p text:style-name="P1"><text:a xlink:type="simple" xlink:href="https://man7.org/linux/man-pages/man2/setgid32.2.html" text:style-name="Internet_20_link" text:visited-style-name="Visited_20_Internet_20_Link">man/</text:a> <text:a xlink:type="simple" xlink:href="https://source.chromium.org/search?ss=chromiumos&amp;q=SYSCALL_DEFINE.*setgid32" text:style-name="Internet_20_link" text:visited-style-name="Visited_20_Internet_20_Link">cs/</text:a></text:p>
          </table:table-cell>
          <table:table-cell table:style-name="Table2.A1" office:value-type="string">
            <text:p text:style-name="P1">0xd6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215</text:p>
          </table:table-cell>
          <table:table-cell table:style-name="Table2.A1" office:value-type="string">
            <text:p text:style-name="Table_20_Contents">setfsuid32</text:p>
          </table:table-cell>
          <table:table-cell table:style-name="Table2.A1" office:value-type="string">
            <text:p text:style-name="P1"><text:a xlink:type="simple" xlink:href="https://man7.org/linux/man-pages/man2/setfsuid32.2.html" text:style-name="Internet_20_link" text:visited-style-name="Visited_20_Internet_20_Link">man/</text:a> <text:a xlink:type="simple" xlink:href="https://source.chromium.org/search?ss=chromiumos&amp;q=SYSCALL_DEFINE.*setfsuid32" text:style-name="Internet_20_link" text:visited-style-name="Visited_20_Internet_20_Link">cs/</text:a></text:p>
          </table:table-cell>
          <table:table-cell table:style-name="Table2.A1" office:value-type="string">
            <text:p text:style-name="P1">0xd7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216</text:p>
          </table:table-cell>
          <table:table-cell table:style-name="Table2.A1" office:value-type="string">
            <text:p text:style-name="Table_20_Contents">setfsgid32</text:p>
          </table:table-cell>
          <table:table-cell table:style-name="Table2.A1" office:value-type="string">
            <text:p text:style-name="P1"><text:a xlink:type="simple" xlink:href="https://man7.org/linux/man-pages/man2/setfsgid32.2.html" text:style-name="Internet_20_link" text:visited-style-name="Visited_20_Internet_20_Link">man/</text:a> <text:a xlink:type="simple" xlink:href="https://source.chromium.org/search?ss=chromiumos&amp;q=SYSCALL_DEFINE.*setfsgid32" text:style-name="Internet_20_link" text:visited-style-name="Visited_20_Internet_20_Link">cs/</text:a></text:p>
          </table:table-cell>
          <table:table-cell table:style-name="Table2.A1" office:value-type="string">
            <text:p text:style-name="P1">0xd8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217</text:p>
          </table:table-cell>
          <table:table-cell table:style-name="Table2.A1" office:value-type="string">
            <text:p text:style-name="Table_20_Contents">getdents64</text:p>
          </table:table-cell>
          <table:table-cell table:style-name="Table2.A1" office:value-type="string">
            <text:p text:style-name="P1"><text:a xlink:type="simple" xlink:href="https://man7.org/linux/man-pages/man2/getdents64.2.html" text:style-name="Internet_20_link" text:visited-style-name="Visited_20_Internet_20_Link">man/</text:a> <text:a xlink:type="simple" xlink:href="https://source.chromium.org/search?ss=chromiumos&amp;q=SYSCALL_DEFINE.*getdents64" text:style-name="Internet_20_link" text:visited-style-name="Visited_20_Internet_20_Link">cs/</text:a></text:p>
          </table:table-cell>
          <table:table-cell table:style-name="Table2.A1" office:value-type="string">
            <text:p text:style-name="P1">0xd9</text:p>
          </table:table-cell>
          <table:table-cell table:style-name="Table2.A1" office:value-type="string">
            <text:p text:style-name="Table_20_Contents">unsigned int fd</text:p>
          </table:table-cell>
          <table:table-cell table:style-name="Table2.A1" office:value-type="string">
            <text:p text:style-name="Table_20_Contents">struct linux_dirent64 *dirent</text:p>
          </table:table-cell>
          <table:table-cell table:style-name="Table2.A1" office:value-type="string">
            <text:p text:style-name="Table_20_Contents">unsigned int count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18</text:p>
          </table:table-cell>
          <table:table-cell table:style-name="Table2.A1" office:value-type="string">
            <text:p text:style-name="Table_20_Contents">pivot_root</text:p>
          </table:table-cell>
          <table:table-cell table:style-name="Table2.A1" office:value-type="string">
            <text:p text:style-name="P1"><text:a xlink:type="simple" xlink:href="https://man7.org/linux/man-pages/man2/pivot_root.2.html" text:style-name="Internet_20_link" text:visited-style-name="Visited_20_Internet_20_Link">man/</text:a> <text:a xlink:type="simple" xlink:href="https://source.chromium.org/search?ss=chromiumos&amp;q=SYSCALL_DEFINE.*pivot_root" text:style-name="Internet_20_link" text:visited-style-name="Visited_20_Internet_20_Link">cs/</text:a></text:p>
          </table:table-cell>
          <table:table-cell table:style-name="Table2.A1" office:value-type="string">
            <text:p text:style-name="P1">0xda</text:p>
          </table:table-cell>
          <table:table-cell table:style-name="Table2.A1" office:value-type="string">
            <text:p text:style-name="Table_20_Contents">const char *new_root</text:p>
          </table:table-cell>
          <table:table-cell table:style-name="Table2.A1" office:value-type="string">
            <text:p text:style-name="Table_20_Contents">const char *put_ol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19</text:p>
          </table:table-cell>
          <table:table-cell table:style-name="Table2.A1" office:value-type="string">
            <text:p text:style-name="Table_20_Contents">mincore</text:p>
          </table:table-cell>
          <table:table-cell table:style-name="Table2.A1" office:value-type="string">
            <text:p text:style-name="P1"><text:a xlink:type="simple" xlink:href="https://man7.org/linux/man-pages/man2/mincore.2.html" text:style-name="Internet_20_link" text:visited-style-name="Visited_20_Internet_20_Link">man/</text:a> <text:a xlink:type="simple" xlink:href="https://source.chromium.org/search?ss=chromiumos&amp;q=SYSCALL_DEFINE.*mincore" text:style-name="Internet_20_link" text:visited-style-name="Visited_20_Internet_20_Link">cs/</text:a></text:p>
          </table:table-cell>
          <table:table-cell table:style-name="Table2.A1" office:value-type="string">
            <text:p text:style-name="P1">0xdb</text:p>
          </table:table-cell>
          <table:table-cell table:style-name="Table2.A1" office:value-type="string">
            <text:p text:style-name="Table_20_Contents">unsigned long start</text:p>
          </table:table-cell>
          <table:table-cell table:style-name="Table2.A1" office:value-type="string">
            <text:p text:style-name="Table_20_Contents">size_t len</text:p>
          </table:table-cell>
          <table:table-cell table:style-name="Table2.A1" office:value-type="string">
            <text:p text:style-name="Table_20_Contents">unsigned char * vec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20</text:p>
          </table:table-cell>
          <table:table-cell table:style-name="Table2.A1" office:value-type="string">
            <text:p text:style-name="Table_20_Contents">madvise</text:p>
          </table:table-cell>
          <table:table-cell table:style-name="Table2.A1" office:value-type="string">
            <text:p text:style-name="P1"><text:a xlink:type="simple" xlink:href="https://man7.org/linux/man-pages/man2/madvise.2.html" text:style-name="Internet_20_link" text:visited-style-name="Visited_20_Internet_20_Link">man/</text:a> <text:a xlink:type="simple" xlink:href="https://source.chromium.org/search?ss=chromiumos&amp;q=SYSCALL_DEFINE.*madvise" text:style-name="Internet_20_link" text:visited-style-name="Visited_20_Internet_20_Link">cs/</text:a></text:p>
          </table:table-cell>
          <table:table-cell table:style-name="Table2.A1" office:value-type="string">
            <text:p text:style-name="P1">0xdc</text:p>
          </table:table-cell>
          <table:table-cell table:style-name="Table2.A1" office:value-type="string">
            <text:p text:style-name="Table_20_Contents">unsigned long start</text:p>
          </table:table-cell>
          <table:table-cell table:style-name="Table2.A1" office:value-type="string">
            <text:p text:style-name="Table_20_Contents">size_t len</text:p>
          </table:table-cell>
          <table:table-cell table:style-name="Table2.A1" office:value-type="string">
            <text:p text:style-name="Table_20_Contents">int behavior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21</text:p>
          </table:table-cell>
          <table:table-cell table:style-name="Table2.A1" office:value-type="string">
            <text:p text:style-name="Table_20_Contents">fcntl64</text:p>
          </table:table-cell>
          <table:table-cell table:style-name="Table2.A1" office:value-type="string">
            <text:p text:style-name="P1"><text:a xlink:type="simple" xlink:href="https://man7.org/linux/man-pages/man2/fcntl64.2.html" text:style-name="Internet_20_link" text:visited-style-name="Visited_20_Internet_20_Link">man/</text:a> <text:a xlink:type="simple" xlink:href="https://source.chromium.org/search?ss=chromiumos&amp;q=SYSCALL_DEFINE.*fcntl64" text:style-name="Internet_20_link" text:visited-style-name="Visited_20_Internet_20_Link">cs/</text:a></text:p>
          </table:table-cell>
          <table:table-cell table:style-name="Table2.A1" office:value-type="string">
            <text:p text:style-name="P1">0xdd</text:p>
          </table:table-cell>
          <table:table-cell table:style-name="Table2.A1" office:value-type="string">
            <text:p text:style-name="Table_20_Contents">unsigned <text:soft-page-break/>int fd</text:p>
          </table:table-cell>
          <table:table-cell table:style-name="Table2.A1" office:value-type="string">
            <text:p text:style-name="Table_20_Contents">unsigned int <text:soft-page-break/>cmd</text:p>
          </table:table-cell>
          <table:table-cell table:style-name="Table2.A1" office:value-type="string">
            <text:p text:style-name="Table_20_Contents">unsigned <text:soft-page-break/>long arg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22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de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223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df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224</text:p>
          </table:table-cell>
          <table:table-cell table:style-name="Table2.A1" office:value-type="string">
            <text:p text:style-name="Table_20_Contents">gettid</text:p>
          </table:table-cell>
          <table:table-cell table:style-name="Table2.A1" office:value-type="string">
            <text:p text:style-name="P1"><text:a xlink:type="simple" xlink:href="https://man7.org/linux/man-pages/man2/gettid.2.html" text:style-name="Internet_20_link" text:visited-style-name="Visited_20_Internet_20_Link">man/</text:a> <text:a xlink:type="simple" xlink:href="https://source.chromium.org/search?ss=chromiumos&amp;q=SYSCALL_DEFINE.*gettid" text:style-name="Internet_20_link" text:visited-style-name="Visited_20_Internet_20_Link">cs/</text:a></text:p>
          </table:table-cell>
          <table:table-cell table:style-name="Table2.A1" office:value-type="string">
            <text:p text:style-name="P1">0xe0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25</text:p>
          </table:table-cell>
          <table:table-cell table:style-name="Table2.A1" office:value-type="string">
            <text:p text:style-name="Table_20_Contents">readahead</text:p>
          </table:table-cell>
          <table:table-cell table:style-name="Table2.A1" office:value-type="string">
            <text:p text:style-name="P1"><text:a xlink:type="simple" xlink:href="https://man7.org/linux/man-pages/man2/readahead.2.html" text:style-name="Internet_20_link" text:visited-style-name="Visited_20_Internet_20_Link">man/</text:a> <text:a xlink:type="simple" xlink:href="https://source.chromium.org/search?ss=chromiumos&amp;q=SYSCALL_DEFINE.*readahead" text:style-name="Internet_20_link" text:visited-style-name="Visited_20_Internet_20_Link">cs/</text:a></text:p>
          </table:table-cell>
          <table:table-cell table:style-name="Table2.A1" office:value-type="string">
            <text:p text:style-name="P1">0xe1</text:p>
          </table:table-cell>
          <table:table-cell table:style-name="Table2.A1" office:value-type="string">
            <text:p text:style-name="Table_20_Contents">int fd</text:p>
          </table:table-cell>
          <table:table-cell table:style-name="Table2.A1" office:value-type="string">
            <text:p text:style-name="Table_20_Contents">loff_t offset</text:p>
          </table:table-cell>
          <table:table-cell table:style-name="Table2.A1" office:value-type="string">
            <text:p text:style-name="Table_20_Contents">size_t count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26</text:p>
          </table:table-cell>
          <table:table-cell table:style-name="Table2.A1" office:value-type="string">
            <text:p text:style-name="Table_20_Contents">setxattr</text:p>
          </table:table-cell>
          <table:table-cell table:style-name="Table2.A1" office:value-type="string">
            <text:p text:style-name="P1"><text:a xlink:type="simple" xlink:href="https://man7.org/linux/man-pages/man2/setxattr.2.html" text:style-name="Internet_20_link" text:visited-style-name="Visited_20_Internet_20_Link">man/</text:a> <text:a xlink:type="simple" xlink:href="https://source.chromium.org/search?ss=chromiumos&amp;q=SYSCALL_DEFINE.*setxattr" text:style-name="Internet_20_link" text:visited-style-name="Visited_20_Internet_20_Link">cs/</text:a></text:p>
          </table:table-cell>
          <table:table-cell table:style-name="Table2.A1" office:value-type="string">
            <text:p text:style-name="P1">0xe2</text:p>
          </table:table-cell>
          <table:table-cell table:style-name="Table2.A1" office:value-type="string">
            <text:p text:style-name="Table_20_Contents">const char *path</text:p>
          </table:table-cell>
          <table:table-cell table:style-name="Table2.A1" office:value-type="string">
            <text:p text:style-name="Table_20_Contents">const char *name</text:p>
          </table:table-cell>
          <table:table-cell table:style-name="Table2.A1" office:value-type="string">
            <text:p text:style-name="Table_20_Contents">const void *value</text:p>
          </table:table-cell>
          <table:table-cell table:style-name="Table2.A1" office:value-type="string">
            <text:p text:style-name="Table_20_Contents">size_t size</text:p>
          </table:table-cell>
          <table:table-cell table:style-name="Table2.A1" office:value-type="string">
            <text:p text:style-name="Table_20_Contents">int flags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27</text:p>
          </table:table-cell>
          <table:table-cell table:style-name="Table2.A1" office:value-type="string">
            <text:p text:style-name="Table_20_Contents">lsetxattr</text:p>
          </table:table-cell>
          <table:table-cell table:style-name="Table2.A1" office:value-type="string">
            <text:p text:style-name="P1"><text:a xlink:type="simple" xlink:href="https://man7.org/linux/man-pages/man2/lsetxattr.2.html" text:style-name="Internet_20_link" text:visited-style-name="Visited_20_Internet_20_Link">man/</text:a> <text:a xlink:type="simple" xlink:href="https://source.chromium.org/search?ss=chromiumos&amp;q=SYSCALL_DEFINE.*lsetxattr" text:style-name="Internet_20_link" text:visited-style-name="Visited_20_Internet_20_Link">cs/</text:a></text:p>
          </table:table-cell>
          <table:table-cell table:style-name="Table2.A1" office:value-type="string">
            <text:p text:style-name="P1">0xe3</text:p>
          </table:table-cell>
          <table:table-cell table:style-name="Table2.A1" office:value-type="string">
            <text:p text:style-name="Table_20_Contents">const char *path</text:p>
          </table:table-cell>
          <table:table-cell table:style-name="Table2.A1" office:value-type="string">
            <text:p text:style-name="Table_20_Contents">const char *name</text:p>
          </table:table-cell>
          <table:table-cell table:style-name="Table2.A1" office:value-type="string">
            <text:p text:style-name="Table_20_Contents">const void *value</text:p>
          </table:table-cell>
          <table:table-cell table:style-name="Table2.A1" office:value-type="string">
            <text:p text:style-name="Table_20_Contents">size_t size</text:p>
          </table:table-cell>
          <table:table-cell table:style-name="Table2.A1" office:value-type="string">
            <text:p text:style-name="Table_20_Contents">int flags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28</text:p>
          </table:table-cell>
          <table:table-cell table:style-name="Table2.A1" office:value-type="string">
            <text:p text:style-name="Table_20_Contents">fsetxattr</text:p>
          </table:table-cell>
          <table:table-cell table:style-name="Table2.A1" office:value-type="string">
            <text:p text:style-name="P1"><text:a xlink:type="simple" xlink:href="https://man7.org/linux/man-pages/man2/fsetxattr.2.html" text:style-name="Internet_20_link" text:visited-style-name="Visited_20_Internet_20_Link">man/</text:a> <text:a xlink:type="simple" xlink:href="https://source.chromium.org/search?ss=chromiumos&amp;q=SYSCALL_DEFINE.*fsetxattr" text:style-name="Internet_20_link" text:visited-style-name="Visited_20_Internet_20_Link">cs/</text:a></text:p>
          </table:table-cell>
          <table:table-cell table:style-name="Table2.A1" office:value-type="string">
            <text:p text:style-name="P1">0xe4</text:p>
          </table:table-cell>
          <table:table-cell table:style-name="Table2.A1" office:value-type="string">
            <text:p text:style-name="Table_20_Contents">int fd</text:p>
          </table:table-cell>
          <table:table-cell table:style-name="Table2.A1" office:value-type="string">
            <text:p text:style-name="Table_20_Contents">const char *name</text:p>
          </table:table-cell>
          <table:table-cell table:style-name="Table2.A1" office:value-type="string">
            <text:p text:style-name="Table_20_Contents">const void *value</text:p>
          </table:table-cell>
          <table:table-cell table:style-name="Table2.A1" office:value-type="string">
            <text:p text:style-name="Table_20_Contents">size_t size</text:p>
          </table:table-cell>
          <table:table-cell table:style-name="Table2.A1" office:value-type="string">
            <text:p text:style-name="Table_20_Contents">int flags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29</text:p>
          </table:table-cell>
          <table:table-cell table:style-name="Table2.A1" office:value-type="string">
            <text:p text:style-name="Table_20_Contents">getxattr</text:p>
          </table:table-cell>
          <table:table-cell table:style-name="Table2.A1" office:value-type="string">
            <text:p text:style-name="P1"><text:a xlink:type="simple" xlink:href="https://man7.org/linux/man-pages/man2/getxattr.2.html" text:style-name="Internet_20_link" text:visited-style-name="Visited_20_Internet_20_Link">man/</text:a> <text:a xlink:type="simple" xlink:href="https://source.chromium.org/search?ss=chromiumos&amp;q=SYSCALL_DEFINE.*getxattr" text:style-name="Internet_20_link" text:visited-style-name="Visited_20_Internet_20_Link">cs/</text:a></text:p>
          </table:table-cell>
          <table:table-cell table:style-name="Table2.A1" office:value-type="string">
            <text:p text:style-name="P1">0xe5</text:p>
          </table:table-cell>
          <table:table-cell table:style-name="Table2.A1" office:value-type="string">
            <text:p text:style-name="Table_20_Contents">const char *path</text:p>
          </table:table-cell>
          <table:table-cell table:style-name="Table2.A1" office:value-type="string">
            <text:p text:style-name="Table_20_Contents">const char *name</text:p>
          </table:table-cell>
          <table:table-cell table:style-name="Table2.A1" office:value-type="string">
            <text:p text:style-name="Table_20_Contents">void *value</text:p>
          </table:table-cell>
          <table:table-cell table:style-name="Table2.A1" office:value-type="string">
            <text:p text:style-name="Table_20_Contents">size_t siz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30</text:p>
          </table:table-cell>
          <table:table-cell table:style-name="Table2.A1" office:value-type="string">
            <text:p text:style-name="Table_20_Contents">lgetxattr</text:p>
          </table:table-cell>
          <table:table-cell table:style-name="Table2.A1" office:value-type="string">
            <text:p text:style-name="P1"><text:a xlink:type="simple" xlink:href="https://man7.org/linux/man-pages/man2/lgetxattr.2.html" text:style-name="Internet_20_link" text:visited-style-name="Visited_20_Internet_20_Link">man/</text:a> <text:a xlink:type="simple" xlink:href="https://source.chromium.org/search?ss=chromiumos&amp;q=SYSCALL_DEFINE.*lgetxattr" text:style-name="Internet_20_link" text:visited-style-name="Visited_20_Internet_20_Link">cs/</text:a></text:p>
          </table:table-cell>
          <table:table-cell table:style-name="Table2.A1" office:value-type="string">
            <text:p text:style-name="P1">0xe6</text:p>
          </table:table-cell>
          <table:table-cell table:style-name="Table2.A1" office:value-type="string">
            <text:p text:style-name="Table_20_Contents">const char *path</text:p>
          </table:table-cell>
          <table:table-cell table:style-name="Table2.A1" office:value-type="string">
            <text:p text:style-name="Table_20_Contents">const char *name</text:p>
          </table:table-cell>
          <table:table-cell table:style-name="Table2.A1" office:value-type="string">
            <text:p text:style-name="Table_20_Contents">void *value</text:p>
          </table:table-cell>
          <table:table-cell table:style-name="Table2.A1" office:value-type="string">
            <text:p text:style-name="Table_20_Contents">size_t siz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31</text:p>
          </table:table-cell>
          <table:table-cell table:style-name="Table2.A1" office:value-type="string">
            <text:p text:style-name="Table_20_Contents">fgetxattr</text:p>
          </table:table-cell>
          <table:table-cell table:style-name="Table2.A1" office:value-type="string">
            <text:p text:style-name="P1"><text:a xlink:type="simple" xlink:href="https://man7.org/linux/man-pages/man2/fgetxattr.2.html" text:style-name="Internet_20_link" text:visited-style-name="Visited_20_Internet_20_Link">man/</text:a> <text:a xlink:type="simple" xlink:href="https://source.chromium.org/search?ss=chromiumos&amp;q=SYSCALL_DEFINE.*fgetxattr" text:style-name="Internet_20_link" text:visited-style-name="Visited_20_Internet_20_Link">cs/</text:a></text:p>
          </table:table-cell>
          <table:table-cell table:style-name="Table2.A1" office:value-type="string">
            <text:p text:style-name="P1">0xe7</text:p>
          </table:table-cell>
          <table:table-cell table:style-name="Table2.A1" office:value-type="string">
            <text:p text:style-name="Table_20_Contents">int fd</text:p>
          </table:table-cell>
          <table:table-cell table:style-name="Table2.A1" office:value-type="string">
            <text:p text:style-name="Table_20_Contents">const char *name</text:p>
          </table:table-cell>
          <table:table-cell table:style-name="Table2.A1" office:value-type="string">
            <text:p text:style-name="Table_20_Contents">void *value</text:p>
          </table:table-cell>
          <table:table-cell table:style-name="Table2.A1" office:value-type="string">
            <text:p text:style-name="Table_20_Contents">size_t siz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32</text:p>
          </table:table-cell>
          <table:table-cell table:style-name="Table2.A1" office:value-type="string">
            <text:p text:style-name="Table_20_Contents">listxattr</text:p>
          </table:table-cell>
          <table:table-cell table:style-name="Table2.A1" office:value-type="string">
            <text:p text:style-name="P1"><text:a xlink:type="simple" xlink:href="https://man7.org/linux/man-pages/man2/listxattr.2.html" text:style-name="Internet_20_link" text:visited-style-name="Visited_20_Internet_20_Link">man/</text:a> <text:a xlink:type="simple" xlink:href="https://source.chromium.org/search?ss=chromiumos&amp;q=SYSCALL_DEFINE.*listxattr" text:style-name="Internet_20_link" text:visited-style-name="Visited_20_Internet_20_Link">cs/</text:a></text:p>
          </table:table-cell>
          <table:table-cell table:style-name="Table2.A1" office:value-type="string">
            <text:p text:style-name="P1">0xe8</text:p>
          </table:table-cell>
          <table:table-cell table:style-name="Table2.A1" office:value-type="string">
            <text:p text:style-name="Table_20_Contents">const char *path</text:p>
          </table:table-cell>
          <table:table-cell table:style-name="Table2.A1" office:value-type="string">
            <text:p text:style-name="Table_20_Contents">char *list</text:p>
          </table:table-cell>
          <table:table-cell table:style-name="Table2.A1" office:value-type="string">
            <text:p text:style-name="Table_20_Contents">size_t siz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33</text:p>
          </table:table-cell>
          <table:table-cell table:style-name="Table2.A1" office:value-type="string">
            <text:p text:style-name="Table_20_Contents">llistxattr</text:p>
          </table:table-cell>
          <table:table-cell table:style-name="Table2.A1" office:value-type="string">
            <text:p text:style-name="P1"><text:a xlink:type="simple" xlink:href="https://man7.org/linux/man-pages/man2/llistxattr.2.html" text:style-name="Internet_20_link" text:visited-style-name="Visited_20_Internet_20_Link">man/</text:a> <text:a xlink:type="simple" xlink:href="https://source.chromium.org/search?ss=chromiumos&amp;q=SYSCALL_DEFINE.*llistxattr" text:style-name="Internet_20_link" text:visited-style-name="Visited_20_Internet_20_Link">cs/</text:a></text:p>
          </table:table-cell>
          <table:table-cell table:style-name="Table2.A1" office:value-type="string">
            <text:p text:style-name="P1">0xe9</text:p>
          </table:table-cell>
          <table:table-cell table:style-name="Table2.A1" office:value-type="string">
            <text:p text:style-name="Table_20_Contents">const char *path</text:p>
          </table:table-cell>
          <table:table-cell table:style-name="Table2.A1" office:value-type="string">
            <text:p text:style-name="Table_20_Contents">char *list</text:p>
          </table:table-cell>
          <table:table-cell table:style-name="Table2.A1" office:value-type="string">
            <text:p text:style-name="Table_20_Contents">size_t siz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34</text:p>
          </table:table-cell>
          <table:table-cell table:style-name="Table2.A1" office:value-type="string">
            <text:p text:style-name="Table_20_Contents">flistxattr</text:p>
          </table:table-cell>
          <table:table-cell table:style-name="Table2.A1" office:value-type="string">
            <text:p text:style-name="P1"><text:a xlink:type="simple" xlink:href="https://man7.org/linux/man-pages/man2/flistxattr.2.html" text:style-name="Internet_20_link" text:visited-style-name="Visited_20_Internet_20_Link">man/</text:a> <text:a xlink:type="simple" xlink:href="https://source.chromium.org/search?ss=chromiumos&amp;q=SYSCALL_DEFINE.*flistxattr" text:style-name="Internet_20_link" text:visited-style-name="Visited_20_Internet_20_Link">cs/</text:a></text:p>
          </table:table-cell>
          <table:table-cell table:style-name="Table2.A1" office:value-type="string">
            <text:p text:style-name="P1">0xea</text:p>
          </table:table-cell>
          <table:table-cell table:style-name="Table2.A1" office:value-type="string">
            <text:p text:style-name="Table_20_Contents">int fd</text:p>
          </table:table-cell>
          <table:table-cell table:style-name="Table2.A1" office:value-type="string">
            <text:p text:style-name="Table_20_Contents">char *list</text:p>
          </table:table-cell>
          <table:table-cell table:style-name="Table2.A1" office:value-type="string">
            <text:p text:style-name="Table_20_Contents">size_t siz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35</text:p>
          </table:table-cell>
          <table:table-cell table:style-name="Table2.A1" office:value-type="string">
            <text:p text:style-name="Table_20_Contents">removexattr</text:p>
          </table:table-cell>
          <table:table-cell table:style-name="Table2.A1" office:value-type="string">
            <text:p text:style-name="P1"><text:a xlink:type="simple" xlink:href="https://man7.org/linux/man-pages/man2/removexattr.2.html" text:style-name="Internet_20_link" text:visited-style-name="Visited_20_Internet_20_Link">man/</text:a> <text:a xlink:type="simple" xlink:href="https://source.chromium.org/search?ss=chromiumos&amp;q=SYSCALL_DEFINE.*removexattr" text:style-name="Internet_20_link" text:visited-style-name="Visited_20_Internet_20_Link">cs/</text:a></text:p>
          </table:table-cell>
          <table:table-cell table:style-name="Table2.A1" office:value-type="string">
            <text:p text:style-name="P1">0xeb</text:p>
          </table:table-cell>
          <table:table-cell table:style-name="Table2.A1" office:value-type="string">
            <text:p text:style-name="Table_20_Contents">const char *path</text:p>
          </table:table-cell>
          <table:table-cell table:style-name="Table2.A1" office:value-type="string">
            <text:p text:style-name="Table_20_Contents">const char *nam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36</text:p>
          </table:table-cell>
          <table:table-cell table:style-name="Table2.A1" office:value-type="string">
            <text:p text:style-name="Table_20_Contents">lremovexattr</text:p>
          </table:table-cell>
          <table:table-cell table:style-name="Table2.A1" office:value-type="string">
            <text:p text:style-name="P1"><text:a xlink:type="simple" xlink:href="https://man7.org/linux/man-pages/man2/lremovexattr.2.html" text:style-name="Internet_20_link" text:visited-style-name="Visited_20_Internet_20_Link">man/</text:a> <text:a xlink:type="simple" xlink:href="https://source.chromium.org/search?ss=chromiumos&amp;q=SYSCALL_DEFINE.*lremovexattr" text:style-name="Internet_20_link" text:visited-style-name="Visited_20_Internet_20_Link">cs/</text:a></text:p>
          </table:table-cell>
          <table:table-cell table:style-name="Table2.A1" office:value-type="string">
            <text:p text:style-name="P1">0xec</text:p>
          </table:table-cell>
          <table:table-cell table:style-name="Table2.A1" office:value-type="string">
            <text:p text:style-name="Table_20_Contents">const char *path</text:p>
          </table:table-cell>
          <table:table-cell table:style-name="Table2.A1" office:value-type="string">
            <text:p text:style-name="Table_20_Contents">const char *nam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37</text:p>
          </table:table-cell>
          <table:table-cell table:style-name="Table2.A1" office:value-type="string">
            <text:p text:style-name="Table_20_Contents">fremovexattr</text:p>
          </table:table-cell>
          <table:table-cell table:style-name="Table2.A1" office:value-type="string">
            <text:p text:style-name="P1"><text:a xlink:type="simple" xlink:href="https://man7.org/linux/man-pages/man2/fremovexattr.2.html" text:style-name="Internet_20_link" text:visited-style-name="Visited_20_Internet_20_Link">man/</text:a> <text:a xlink:type="simple" xlink:href="https://source.chromium.org/search?ss=chromiumos&amp;q=SYSCALL_DEFINE.*fremovexattr" text:style-name="Internet_20_link" text:visited-style-name="Visited_20_Internet_20_Link">cs/</text:a></text:p>
          </table:table-cell>
          <table:table-cell table:style-name="Table2.A1" office:value-type="string">
            <text:p text:style-name="P1">0xed</text:p>
          </table:table-cell>
          <table:table-cell table:style-name="Table2.A1" office:value-type="string">
            <text:p text:style-name="Table_20_Contents">int fd</text:p>
          </table:table-cell>
          <table:table-cell table:style-name="Table2.A1" office:value-type="string">
            <text:p text:style-name="Table_20_Contents">const char *nam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38</text:p>
          </table:table-cell>
          <table:table-cell table:style-name="Table2.A1" office:value-type="string">
            <text:p text:style-name="Table_20_Contents">tkill</text:p>
          </table:table-cell>
          <table:table-cell table:style-name="Table2.A1" office:value-type="string">
            <text:p text:style-name="P1"><text:a xlink:type="simple" xlink:href="https://man7.org/linux/man-pages/man2/tkill.2.html" text:style-name="Internet_20_link" text:visited-style-name="Visited_20_Internet_20_Link">man/</text:a> <text:a xlink:type="simple" xlink:href="https://source.chromium.org/search?ss=chromiumos&amp;q=SYSCALL_DEFINE.*tkill" text:style-name="Internet_20_link" text:visited-style-name="Visited_20_Internet_20_Link">cs/</text:a></text:p>
          </table:table-cell>
          <table:table-cell table:style-name="Table2.A1" office:value-type="string">
            <text:p text:style-name="P1">0xee</text:p>
          </table:table-cell>
          <table:table-cell table:style-name="Table2.A1" office:value-type="string">
            <text:p text:style-name="Table_20_Contents">pid_t pid</text:p>
          </table:table-cell>
          <table:table-cell table:style-name="Table2.A1" office:value-type="string">
            <text:p text:style-name="Table_20_Contents">int sig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39</text:p>
          </table:table-cell>
          <table:table-cell table:style-name="Table2.A1" office:value-type="string">
            <text:p text:style-name="Table_20_Contents">sendfile64</text:p>
          </table:table-cell>
          <table:table-cell table:style-name="Table2.A1" office:value-type="string">
            <text:p text:style-name="P1"><text:a xlink:type="simple" xlink:href="https://man7.org/linux/man-pages/man2/sendfile64.2.html" text:style-name="Internet_20_link" text:visited-style-name="Visited_20_Internet_20_Link">man/</text:a> <text:a xlink:type="simple" xlink:href="https://source.chromium.org/search?ss=chromiumos&amp;q=SYSCALL_DEFINE.*sendfile64" text:style-name="Internet_20_link" text:visited-style-name="Visited_20_Internet_20_Link">cs/</text:a></text:p>
          </table:table-cell>
          <table:table-cell table:style-name="Table2.A1" office:value-type="string">
            <text:p text:style-name="P1">0xef</text:p>
          </table:table-cell>
          <table:table-cell table:style-name="Table2.A1" office:value-type="string">
            <text:p text:style-name="Table_20_Contents">int out_fd</text:p>
          </table:table-cell>
          <table:table-cell table:style-name="Table2.A1" office:value-type="string">
            <text:p text:style-name="Table_20_Contents">int in_fd</text:p>
          </table:table-cell>
          <table:table-cell table:style-name="Table2.A1" office:value-type="string">
            <text:p text:style-name="Table_20_Contents">loff_t *offset</text:p>
          </table:table-cell>
          <table:table-cell table:style-name="Table2.A1" office:value-type="string">
            <text:p text:style-name="Table_20_Contents">size_t count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40</text:p>
          </table:table-cell>
          <table:table-cell table:style-name="Table2.A1" office:value-type="string">
            <text:p text:style-name="Table_20_Contents">futex</text:p>
          </table:table-cell>
          <table:table-cell table:style-name="Table2.A1" office:value-type="string">
            <text:p text:style-name="P1"><text:a xlink:type="simple" xlink:href="https://man7.org/linux/man-pages/man2/futex.2.html" text:style-name="Internet_20_link" text:visited-style-name="Visited_20_Internet_20_Link">man/</text:a> <text:a xlink:type="simple" xlink:href="https://source.chromium.org/search?ss=chromiumos&amp;q=SYSCALL_DEFINE.*futex" text:style-name="Internet_20_link" text:visited-style-name="Visited_20_Internet_20_Link">cs/</text:a></text:p>
          </table:table-cell>
          <table:table-cell table:style-name="Table2.A1" office:value-type="string">
            <text:p text:style-name="P1">0xf0</text:p>
          </table:table-cell>
          <table:table-cell table:style-name="Table2.A1" office:value-type="string">
            <text:p text:style-name="Table_20_Contents">u32 *uaddr</text:p>
          </table:table-cell>
          <table:table-cell table:style-name="Table2.A1" office:value-type="string">
            <text:p text:style-name="Table_20_Contents">int op</text:p>
          </table:table-cell>
          <table:table-cell table:style-name="Table2.A1" office:value-type="string">
            <text:p text:style-name="Table_20_Contents">u32 val</text:p>
          </table:table-cell>
          <table:table-cell table:style-name="Table2.A1" office:value-type="string">
            <text:p text:style-name="Table_20_Contents">struct __kernel_timespec *utime</text:p>
          </table:table-cell>
          <table:table-cell table:style-name="Table2.A1" office:value-type="string">
            <text:p text:style-name="Table_20_Contents">u32 *uaddr2</text:p>
          </table:table-cell>
          <table:table-cell table:style-name="Table2.A1" office:value-type="string">
            <text:p text:style-name="Table_20_Contents">u32 val3</text:p>
          </table:table-cell>
        </table:table-row>
        <table:table-row table:style-name="TableLine94107340733648">
          <table:table-cell table:style-name="Table2.A1" office:value-type="string">
            <text:p text:style-name="P1">241</text:p>
          </table:table-cell>
          <table:table-cell table:style-name="Table2.A1" office:value-type="string">
            <text:p text:style-name="Table_20_Contents">sched_setaffinity</text:p>
          </table:table-cell>
          <table:table-cell table:style-name="Table2.A1" office:value-type="string">
            <text:p text:style-name="P1"><text:a xlink:type="simple" xlink:href="https://man7.org/linux/man-pages/man2/sched_setaffinity.2.html" text:style-name="Internet_20_link" text:visited-style-name="Visited_20_Internet_20_Link">man/</text:a> <text:a xlink:type="simple" xlink:href="https://source.chromium.org/search?ss=chromiumos&amp;q=SYSCALL_DEFINE.*sched_setaffinity" text:style-name="Internet_20_link" text:visited-style-name="Visited_20_Internet_20_Link">cs/</text:a></text:p>
          </table:table-cell>
          <table:table-cell table:style-name="Table2.A1" office:value-type="string">
            <text:p text:style-name="P1">0xf1</text:p>
          </table:table-cell>
          <table:table-cell table:style-name="Table2.A1" office:value-type="string">
            <text:p text:style-name="Table_20_Contents">pid_t pid</text:p>
          </table:table-cell>
          <table:table-cell table:style-name="Table2.A1" office:value-type="string">
            <text:p text:style-name="Table_20_Contents">unsigned int len</text:p>
          </table:table-cell>
          <table:table-cell table:style-name="Table2.A1" office:value-type="string">
            <text:p text:style-name="Table_20_Contents">unsigned long *user_mask_ptr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ext:soft-page-break/>
        <table:table-row table:style-name="TableLine94107340733648">
          <table:table-cell table:style-name="Table2.A1" office:value-type="string">
            <text:p text:style-name="P1">242</text:p>
          </table:table-cell>
          <table:table-cell table:style-name="Table2.A1" office:value-type="string">
            <text:p text:style-name="Table_20_Contents">sched_getaffinity</text:p>
          </table:table-cell>
          <table:table-cell table:style-name="Table2.A1" office:value-type="string">
            <text:p text:style-name="P1"><text:a xlink:type="simple" xlink:href="https://man7.org/linux/man-pages/man2/sched_getaffinity.2.html" text:style-name="Internet_20_link" text:visited-style-name="Visited_20_Internet_20_Link">man/</text:a> <text:a xlink:type="simple" xlink:href="https://source.chromium.org/search?ss=chromiumos&amp;q=SYSCALL_DEFINE.*sched_getaffinity" text:style-name="Internet_20_link" text:visited-style-name="Visited_20_Internet_20_Link">cs/</text:a></text:p>
          </table:table-cell>
          <table:table-cell table:style-name="Table2.A1" office:value-type="string">
            <text:p text:style-name="P1">0xf2</text:p>
          </table:table-cell>
          <table:table-cell table:style-name="Table2.A1" office:value-type="string">
            <text:p text:style-name="Table_20_Contents">pid_t pid</text:p>
          </table:table-cell>
          <table:table-cell table:style-name="Table2.A1" office:value-type="string">
            <text:p text:style-name="Table_20_Contents">unsigned int len</text:p>
          </table:table-cell>
          <table:table-cell table:style-name="Table2.A1" office:value-type="string">
            <text:p text:style-name="Table_20_Contents">unsigned long *user_mask_ptr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43</text:p>
          </table:table-cell>
          <table:table-cell table:style-name="Table2.A1" office:value-type="string">
            <text:p text:style-name="Table_20_Contents">io_setup</text:p>
          </table:table-cell>
          <table:table-cell table:style-name="Table2.A1" office:value-type="string">
            <text:p text:style-name="P1"><text:a xlink:type="simple" xlink:href="https://man7.org/linux/man-pages/man2/io_setup.2.html" text:style-name="Internet_20_link" text:visited-style-name="Visited_20_Internet_20_Link">man/</text:a> <text:a xlink:type="simple" xlink:href="https://source.chromium.org/search?ss=chromiumos&amp;q=SYSCALL_DEFINE.*io_setup" text:style-name="Internet_20_link" text:visited-style-name="Visited_20_Internet_20_Link">cs/</text:a></text:p>
          </table:table-cell>
          <table:table-cell table:style-name="Table2.A1" office:value-type="string">
            <text:p text:style-name="P1">0xf3</text:p>
          </table:table-cell>
          <table:table-cell table:style-name="Table2.A1" office:value-type="string">
            <text:p text:style-name="Table_20_Contents">unsigned nr_reqs</text:p>
          </table:table-cell>
          <table:table-cell table:style-name="Table2.A1" office:value-type="string">
            <text:p text:style-name="Table_20_Contents">aio_context_t *ctx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44</text:p>
          </table:table-cell>
          <table:table-cell table:style-name="Table2.A1" office:value-type="string">
            <text:p text:style-name="Table_20_Contents">io_destroy</text:p>
          </table:table-cell>
          <table:table-cell table:style-name="Table2.A1" office:value-type="string">
            <text:p text:style-name="P1"><text:a xlink:type="simple" xlink:href="https://man7.org/linux/man-pages/man2/io_destroy.2.html" text:style-name="Internet_20_link" text:visited-style-name="Visited_20_Internet_20_Link">man/</text:a> <text:a xlink:type="simple" xlink:href="https://source.chromium.org/search?ss=chromiumos&amp;q=SYSCALL_DEFINE.*io_destroy" text:style-name="Internet_20_link" text:visited-style-name="Visited_20_Internet_20_Link">cs/</text:a></text:p>
          </table:table-cell>
          <table:table-cell table:style-name="Table2.A1" office:value-type="string">
            <text:p text:style-name="P1">0xf4</text:p>
          </table:table-cell>
          <table:table-cell table:style-name="Table2.A1" office:value-type="string">
            <text:p text:style-name="Table_20_Contents">aio_context_t ctx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45</text:p>
          </table:table-cell>
          <table:table-cell table:style-name="Table2.A1" office:value-type="string">
            <text:p text:style-name="Table_20_Contents">io_getevents</text:p>
          </table:table-cell>
          <table:table-cell table:style-name="Table2.A1" office:value-type="string">
            <text:p text:style-name="P1"><text:a xlink:type="simple" xlink:href="https://man7.org/linux/man-pages/man2/io_getevents.2.html" text:style-name="Internet_20_link" text:visited-style-name="Visited_20_Internet_20_Link">man/</text:a> <text:a xlink:type="simple" xlink:href="https://source.chromium.org/search?ss=chromiumos&amp;q=SYSCALL_DEFINE.*io_getevents" text:style-name="Internet_20_link" text:visited-style-name="Visited_20_Internet_20_Link">cs/</text:a></text:p>
          </table:table-cell>
          <table:table-cell table:style-name="Table2.A1" office:value-type="string">
            <text:p text:style-name="P1">0xf5</text:p>
          </table:table-cell>
          <table:table-cell table:style-name="Table2.A1" office:value-type="string">
            <text:p text:style-name="Table_20_Contents">aio_context_t ctx_id</text:p>
          </table:table-cell>
          <table:table-cell table:style-name="Table2.A1" office:value-type="string">
            <text:p text:style-name="Table_20_Contents">long min_nr</text:p>
          </table:table-cell>
          <table:table-cell table:style-name="Table2.A1" office:value-type="string">
            <text:p text:style-name="Table_20_Contents">long nr</text:p>
          </table:table-cell>
          <table:table-cell table:style-name="Table2.A1" office:value-type="string">
            <text:p text:style-name="Table_20_Contents">struct io_event *events</text:p>
          </table:table-cell>
          <table:table-cell table:style-name="Table2.A1" office:value-type="string">
            <text:p text:style-name="Table_20_Contents">struct __kernel_timespec *timeout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46</text:p>
          </table:table-cell>
          <table:table-cell table:style-name="Table2.A1" office:value-type="string">
            <text:p text:style-name="Table_20_Contents">io_submit</text:p>
          </table:table-cell>
          <table:table-cell table:style-name="Table2.A1" office:value-type="string">
            <text:p text:style-name="P1"><text:a xlink:type="simple" xlink:href="https://man7.org/linux/man-pages/man2/io_submit.2.html" text:style-name="Internet_20_link" text:visited-style-name="Visited_20_Internet_20_Link">man/</text:a> <text:a xlink:type="simple" xlink:href="https://source.chromium.org/search?ss=chromiumos&amp;q=SYSCALL_DEFINE.*io_submit" text:style-name="Internet_20_link" text:visited-style-name="Visited_20_Internet_20_Link">cs/</text:a></text:p>
          </table:table-cell>
          <table:table-cell table:style-name="Table2.A1" office:value-type="string">
            <text:p text:style-name="P1">0xf6</text:p>
          </table:table-cell>
          <table:table-cell table:style-name="Table2.A1" office:value-type="string">
            <text:p text:style-name="Table_20_Contents">aio_context_t</text:p>
          </table:table-cell>
          <table:table-cell table:style-name="Table2.A1" office:value-type="string">
            <text:p text:style-name="Table_20_Contents">long</text:p>
          </table:table-cell>
          <table:table-cell table:style-name="Table2.A1" office:value-type="string">
            <text:p text:style-name="Table_20_Contents">struct iocb * *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47</text:p>
          </table:table-cell>
          <table:table-cell table:style-name="Table2.A1" office:value-type="string">
            <text:p text:style-name="Table_20_Contents">io_cancel</text:p>
          </table:table-cell>
          <table:table-cell table:style-name="Table2.A1" office:value-type="string">
            <text:p text:style-name="P1"><text:a xlink:type="simple" xlink:href="https://man7.org/linux/man-pages/man2/io_cancel.2.html" text:style-name="Internet_20_link" text:visited-style-name="Visited_20_Internet_20_Link">man/</text:a> <text:a xlink:type="simple" xlink:href="https://source.chromium.org/search?ss=chromiumos&amp;q=SYSCALL_DEFINE.*io_cancel" text:style-name="Internet_20_link" text:visited-style-name="Visited_20_Internet_20_Link">cs/</text:a></text:p>
          </table:table-cell>
          <table:table-cell table:style-name="Table2.A1" office:value-type="string">
            <text:p text:style-name="P1">0xf7</text:p>
          </table:table-cell>
          <table:table-cell table:style-name="Table2.A1" office:value-type="string">
            <text:p text:style-name="Table_20_Contents">aio_context_t ctx_id</text:p>
          </table:table-cell>
          <table:table-cell table:style-name="Table2.A1" office:value-type="string">
            <text:p text:style-name="Table_20_Contents">struct iocb *iocb</text:p>
          </table:table-cell>
          <table:table-cell table:style-name="Table2.A1" office:value-type="string">
            <text:p text:style-name="Table_20_Contents">struct io_event *result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48</text:p>
          </table:table-cell>
          <table:table-cell table:style-name="Table2.A1" office:value-type="string">
            <text:p text:style-name="Table_20_Contents">exit_group</text:p>
          </table:table-cell>
          <table:table-cell table:style-name="Table2.A1" office:value-type="string">
            <text:p text:style-name="P1"><text:a xlink:type="simple" xlink:href="https://man7.org/linux/man-pages/man2/exit_group.2.html" text:style-name="Internet_20_link" text:visited-style-name="Visited_20_Internet_20_Link">man/</text:a> <text:a xlink:type="simple" xlink:href="https://source.chromium.org/search?ss=chromiumos&amp;q=SYSCALL_DEFINE.*exit_group" text:style-name="Internet_20_link" text:visited-style-name="Visited_20_Internet_20_Link">cs/</text:a></text:p>
          </table:table-cell>
          <table:table-cell table:style-name="Table2.A1" office:value-type="string">
            <text:p text:style-name="P1">0xf8</text:p>
          </table:table-cell>
          <table:table-cell table:style-name="Table2.A1" office:value-type="string">
            <text:p text:style-name="Table_20_Contents">int error_cod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49</text:p>
          </table:table-cell>
          <table:table-cell table:style-name="Table2.A1" office:value-type="string">
            <text:p text:style-name="Table_20_Contents">lookup_dcookie</text:p>
          </table:table-cell>
          <table:table-cell table:style-name="Table2.A1" office:value-type="string">
            <text:p text:style-name="P1"><text:a xlink:type="simple" xlink:href="https://man7.org/linux/man-pages/man2/lookup_dcookie.2.html" text:style-name="Internet_20_link" text:visited-style-name="Visited_20_Internet_20_Link">man/</text:a> <text:a xlink:type="simple" xlink:href="https://source.chromium.org/search?ss=chromiumos&amp;q=SYSCALL_DEFINE.*lookup_dcookie" text:style-name="Internet_20_link" text:visited-style-name="Visited_20_Internet_20_Link">cs/</text:a></text:p>
          </table:table-cell>
          <table:table-cell table:style-name="Table2.A1" office:value-type="string">
            <text:p text:style-name="P1">0xf9</text:p>
          </table:table-cell>
          <table:table-cell table:style-name="Table2.A1" office:value-type="string">
            <text:p text:style-name="Table_20_Contents">u64 cookie64</text:p>
          </table:table-cell>
          <table:table-cell table:style-name="Table2.A1" office:value-type="string">
            <text:p text:style-name="Table_20_Contents">char *buf</text:p>
          </table:table-cell>
          <table:table-cell table:style-name="Table2.A1" office:value-type="string">
            <text:p text:style-name="Table_20_Contents">size_t len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50</text:p>
          </table:table-cell>
          <table:table-cell table:style-name="Table2.A1" office:value-type="string">
            <text:p text:style-name="Table_20_Contents">epoll_create</text:p>
          </table:table-cell>
          <table:table-cell table:style-name="Table2.A1" office:value-type="string">
            <text:p text:style-name="P1"><text:a xlink:type="simple" xlink:href="https://man7.org/linux/man-pages/man2/epoll_create.2.html" text:style-name="Internet_20_link" text:visited-style-name="Visited_20_Internet_20_Link">man/</text:a> <text:a xlink:type="simple" xlink:href="https://source.chromium.org/search?ss=chromiumos&amp;q=SYSCALL_DEFINE.*epoll_create" text:style-name="Internet_20_link" text:visited-style-name="Visited_20_Internet_20_Link">cs/</text:a></text:p>
          </table:table-cell>
          <table:table-cell table:style-name="Table2.A1" office:value-type="string">
            <text:p text:style-name="P1">0xfa</text:p>
          </table:table-cell>
          <table:table-cell table:style-name="Table2.A1" office:value-type="string">
            <text:p text:style-name="Table_20_Contents">int siz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51</text:p>
          </table:table-cell>
          <table:table-cell table:style-name="Table2.A1" office:value-type="string">
            <text:p text:style-name="Table_20_Contents">epoll_ctl</text:p>
          </table:table-cell>
          <table:table-cell table:style-name="Table2.A1" office:value-type="string">
            <text:p text:style-name="P1"><text:a xlink:type="simple" xlink:href="https://man7.org/linux/man-pages/man2/epoll_ctl.2.html" text:style-name="Internet_20_link" text:visited-style-name="Visited_20_Internet_20_Link">man/</text:a> <text:a xlink:type="simple" xlink:href="https://source.chromium.org/search?ss=chromiumos&amp;q=SYSCALL_DEFINE.*epoll_ctl" text:style-name="Internet_20_link" text:visited-style-name="Visited_20_Internet_20_Link">cs/</text:a></text:p>
          </table:table-cell>
          <table:table-cell table:style-name="Table2.A1" office:value-type="string">
            <text:p text:style-name="P1">0xfb</text:p>
          </table:table-cell>
          <table:table-cell table:style-name="Table2.A1" office:value-type="string">
            <text:p text:style-name="Table_20_Contents">int epfd</text:p>
          </table:table-cell>
          <table:table-cell table:style-name="Table2.A1" office:value-type="string">
            <text:p text:style-name="Table_20_Contents">int op</text:p>
          </table:table-cell>
          <table:table-cell table:style-name="Table2.A1" office:value-type="string">
            <text:p text:style-name="Table_20_Contents">int fd</text:p>
          </table:table-cell>
          <table:table-cell table:style-name="Table2.A1" office:value-type="string">
            <text:p text:style-name="Table_20_Contents">struct epoll_event *event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52</text:p>
          </table:table-cell>
          <table:table-cell table:style-name="Table2.A1" office:value-type="string">
            <text:p text:style-name="Table_20_Contents">epoll_wait</text:p>
          </table:table-cell>
          <table:table-cell table:style-name="Table2.A1" office:value-type="string">
            <text:p text:style-name="P1"><text:a xlink:type="simple" xlink:href="https://man7.org/linux/man-pages/man2/epoll_wait.2.html" text:style-name="Internet_20_link" text:visited-style-name="Visited_20_Internet_20_Link">man/</text:a> <text:a xlink:type="simple" xlink:href="https://source.chromium.org/search?ss=chromiumos&amp;q=SYSCALL_DEFINE.*epoll_wait" text:style-name="Internet_20_link" text:visited-style-name="Visited_20_Internet_20_Link">cs/</text:a></text:p>
          </table:table-cell>
          <table:table-cell table:style-name="Table2.A1" office:value-type="string">
            <text:p text:style-name="P1">0xfc</text:p>
          </table:table-cell>
          <table:table-cell table:style-name="Table2.A1" office:value-type="string">
            <text:p text:style-name="Table_20_Contents">int epfd</text:p>
          </table:table-cell>
          <table:table-cell table:style-name="Table2.A1" office:value-type="string">
            <text:p text:style-name="Table_20_Contents">struct epoll_event *events</text:p>
          </table:table-cell>
          <table:table-cell table:style-name="Table2.A1" office:value-type="string">
            <text:p text:style-name="Table_20_Contents">int maxevents</text:p>
          </table:table-cell>
          <table:table-cell table:style-name="Table2.A1" office:value-type="string">
            <text:p text:style-name="Table_20_Contents">int timeout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53</text:p>
          </table:table-cell>
          <table:table-cell table:style-name="Table2.A1" office:value-type="string">
            <text:p text:style-name="Table_20_Contents">remap_file_pages</text:p>
          </table:table-cell>
          <table:table-cell table:style-name="Table2.A1" office:value-type="string">
            <text:p text:style-name="P1"><text:a xlink:type="simple" xlink:href="https://man7.org/linux/man-pages/man2/remap_file_pages.2.html" text:style-name="Internet_20_link" text:visited-style-name="Visited_20_Internet_20_Link">man/</text:a> <text:a xlink:type="simple" xlink:href="https://source.chromium.org/search?ss=chromiumos&amp;q=SYSCALL_DEFINE.*remap_file_pages" text:style-name="Internet_20_link" text:visited-style-name="Visited_20_Internet_20_Link">cs/</text:a></text:p>
          </table:table-cell>
          <table:table-cell table:style-name="Table2.A1" office:value-type="string">
            <text:p text:style-name="P1">0xfd</text:p>
          </table:table-cell>
          <table:table-cell table:style-name="Table2.A1" office:value-type="string">
            <text:p text:style-name="Table_20_Contents">unsigned long start</text:p>
          </table:table-cell>
          <table:table-cell table:style-name="Table2.A1" office:value-type="string">
            <text:p text:style-name="Table_20_Contents">unsigned long size</text:p>
          </table:table-cell>
          <table:table-cell table:style-name="Table2.A1" office:value-type="string">
            <text:p text:style-name="Table_20_Contents">unsigned long prot</text:p>
          </table:table-cell>
          <table:table-cell table:style-name="Table2.A1" office:value-type="string">
            <text:p text:style-name="Table_20_Contents">unsigned long pgoff</text:p>
          </table:table-cell>
          <table:table-cell table:style-name="Table2.A1" office:value-type="string">
            <text:p text:style-name="Table_20_Contents">unsigned long flags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54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fe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255</text:p>
          </table:table-cell>
          <table:table-cell table:style-name="Table2.A1" office:value-type="string">
            <text:p text:style-name="Table_20_Contents"><text:span text:style-name="Emphasis">not implemente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0xff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Line94107340733648">
          <table:table-cell table:style-name="Table2.A1" office:value-type="string">
            <text:p text:style-name="P1">256</text:p>
          </table:table-cell>
          <table:table-cell table:style-name="Table2.A1" office:value-type="string">
            <text:p text:style-name="Table_20_Contents">set_tid_address</text:p>
          </table:table-cell>
          <table:table-cell table:style-name="Table2.A1" office:value-type="string">
            <text:p text:style-name="P1"><text:a xlink:type="simple" xlink:href="https://man7.org/linux/man-pages/man2/set_tid_address.2.html" text:style-name="Internet_20_link" text:visited-style-name="Visited_20_Internet_20_Link">man/</text:a> <text:a xlink:type="simple" xlink:href="https://source.chromium.org/search?ss=chromiumos&amp;q=SYSCALL_DEFINE.*set_tid_address" text:style-name="Internet_20_link" text:visited-style-name="Visited_20_Internet_20_Link">cs/</text:a></text:p>
          </table:table-cell>
          <table:table-cell table:style-name="Table2.A1" office:value-type="string">
            <text:p text:style-name="P1">0x100</text:p>
          </table:table-cell>
          <table:table-cell table:style-name="Table2.A1" office:value-type="string">
            <text:p text:style-name="Table_20_Contents">int *tidptr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57</text:p>
          </table:table-cell>
          <table:table-cell table:style-name="Table2.A1" office:value-type="string">
            <text:p text:style-name="Table_20_Contents">timer_create</text:p>
          </table:table-cell>
          <table:table-cell table:style-name="Table2.A1" office:value-type="string">
            <text:p text:style-name="P1"><text:a xlink:type="simple" xlink:href="https://man7.org/linux/man-pages/man2/timer_create.2.html" text:style-name="Internet_20_link" text:visited-style-name="Visited_20_Internet_20_Link">man/</text:a> <text:a xlink:type="simple" xlink:href="https://source.chromium.org/search?ss=chromiumos&amp;q=SYSCALL_DEFINE.*timer_create" text:style-name="Internet_20_link" text:visited-style-name="Visited_20_Internet_20_Link">cs/</text:a></text:p>
          </table:table-cell>
          <table:table-cell table:style-name="Table2.A1" office:value-type="string">
            <text:p text:style-name="P1">0x101</text:p>
          </table:table-cell>
          <table:table-cell table:style-name="Table2.A1" office:value-type="string">
            <text:p text:style-name="Table_20_Contents">clockid_t which_clock</text:p>
          </table:table-cell>
          <table:table-cell table:style-name="Table2.A1" office:value-type="string">
            <text:p text:style-name="Table_20_Contents">struct sigevent *timer_event_spec</text:p>
          </table:table-cell>
          <table:table-cell table:style-name="Table2.A1" office:value-type="string">
            <text:p text:style-name="Table_20_Contents">timer_t * created_timer_i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58</text:p>
          </table:table-cell>
          <table:table-cell table:style-name="Table2.A1" office:value-type="string">
            <text:p text:style-name="Table_20_Contents">timer_settime</text:p>
          </table:table-cell>
          <table:table-cell table:style-name="Table2.A1" office:value-type="string">
            <text:p text:style-name="P1"><text:a xlink:type="simple" xlink:href="https://man7.org/linux/man-pages/man2/timer_settime.2.html" text:style-name="Internet_20_link" text:visited-style-name="Visited_20_Internet_20_Link">man/</text:a> <text:a xlink:type="simple" xlink:href="https://source.chromium.org/search?ss=chromiumos&amp;q=SYSCALL_DEFINE.*timer_settime" text:style-name="Internet_20_link" text:visited-style-name="Visited_20_Internet_20_Link">cs/</text:a></text:p>
          </table:table-cell>
          <table:table-cell table:style-name="Table2.A1" office:value-type="string">
            <text:p text:style-name="P1">0x102</text:p>
          </table:table-cell>
          <table:table-cell table:style-name="Table2.A1" office:value-type="string">
            <text:p text:style-name="Table_20_Contents">timer_t timer_id</text:p>
          </table:table-cell>
          <table:table-cell table:style-name="Table2.A1" office:value-type="string">
            <text:p text:style-name="Table_20_Contents">int flags</text:p>
          </table:table-cell>
          <table:table-cell table:style-name="Table2.A1" office:value-type="string">
            <text:p text:style-name="Table_20_Contents">const struct __kernel_itimerspec *new_setti<text:soft-page-break/>ng</text:p>
          </table:table-cell>
          <table:table-cell table:style-name="Table2.A1" office:value-type="string">
            <text:p text:style-name="Table_20_Contents">struct __kernel_itimerspec *old_settin<text:soft-page-break/>g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59</text:p>
          </table:table-cell>
          <table:table-cell table:style-name="Table2.A1" office:value-type="string">
            <text:p text:style-name="Table_20_Contents">timer_gettime</text:p>
          </table:table-cell>
          <table:table-cell table:style-name="Table2.A1" office:value-type="string">
            <text:p text:style-name="P1"><text:a xlink:type="simple" xlink:href="https://man7.org/linux/man-pages/man2/timer_gettime.2.html" text:style-name="Internet_20_link" text:visited-style-name="Visited_20_Internet_20_Link">man/</text:a> <text:a xlink:type="simple" xlink:href="https://source.chromium.org/search?ss=chromiumos&amp;q=SYSCALL_DEFINE.*timer_gettime" text:style-name="Internet_20_link" text:visited-style-name="Visited_20_Internet_20_Link">cs/</text:a></text:p>
          </table:table-cell>
          <table:table-cell table:style-name="Table2.A1" office:value-type="string">
            <text:p text:style-name="P1">0x103</text:p>
          </table:table-cell>
          <table:table-cell table:style-name="Table2.A1" office:value-type="string">
            <text:p text:style-name="Table_20_Contents">timer_t timer_id</text:p>
          </table:table-cell>
          <table:table-cell table:style-name="Table2.A1" office:value-type="string">
            <text:p text:style-name="Table_20_Contents">struct __kernel_itimerspec *setting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60</text:p>
          </table:table-cell>
          <table:table-cell table:style-name="Table2.A1" office:value-type="string">
            <text:p text:style-name="Table_20_Contents">timer_getoverrun</text:p>
          </table:table-cell>
          <table:table-cell table:style-name="Table2.A1" office:value-type="string">
            <text:p text:style-name="P1"><text:a xlink:type="simple" xlink:href="https://man7.org/linux/man-pages/man2/timer_getoverrun.2.html" text:style-name="Internet_20_link" text:visited-style-name="Visited_20_Internet_20_Link">man/</text:a> <text:a xlink:type="simple" xlink:href="https://source.chromium.org/search?ss=chromiumos&amp;q=SYSCALL_DEFINE.*timer_getoverrun" text:style-name="Internet_20_link" text:visited-style-name="Visited_20_Internet_20_Link">cs/</text:a></text:p>
          </table:table-cell>
          <table:table-cell table:style-name="Table2.A1" office:value-type="string">
            <text:p text:style-name="P1">0x104</text:p>
          </table:table-cell>
          <table:table-cell table:style-name="Table2.A1" office:value-type="string">
            <text:p text:style-name="Table_20_Contents">timer_t timer_i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61</text:p>
          </table:table-cell>
          <table:table-cell table:style-name="Table2.A1" office:value-type="string">
            <text:p text:style-name="Table_20_Contents">timer_delete</text:p>
          </table:table-cell>
          <table:table-cell table:style-name="Table2.A1" office:value-type="string">
            <text:p text:style-name="P1"><text:a xlink:type="simple" xlink:href="https://man7.org/linux/man-pages/man2/timer_delete.2.html" text:style-name="Internet_20_link" text:visited-style-name="Visited_20_Internet_20_Link">man/</text:a> <text:a xlink:type="simple" xlink:href="https://source.chromium.org/search?ss=chromiumos&amp;q=SYSCALL_DEFINE.*timer_delete" text:style-name="Internet_20_link" text:visited-style-name="Visited_20_Internet_20_Link">cs/</text:a></text:p>
          </table:table-cell>
          <table:table-cell table:style-name="Table2.A1" office:value-type="string">
            <text:p text:style-name="P1">0x105</text:p>
          </table:table-cell>
          <table:table-cell table:style-name="Table2.A1" office:value-type="string">
            <text:p text:style-name="Table_20_Contents">timer_t timer_i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62</text:p>
          </table:table-cell>
          <table:table-cell table:style-name="Table2.A1" office:value-type="string">
            <text:p text:style-name="Table_20_Contents">clock_settime</text:p>
          </table:table-cell>
          <table:table-cell table:style-name="Table2.A1" office:value-type="string">
            <text:p text:style-name="P1"><text:a xlink:type="simple" xlink:href="https://man7.org/linux/man-pages/man2/clock_settime.2.html" text:style-name="Internet_20_link" text:visited-style-name="Visited_20_Internet_20_Link">man/</text:a> <text:a xlink:type="simple" xlink:href="https://source.chromium.org/search?ss=chromiumos&amp;q=SYSCALL_DEFINE.*clock_settime" text:style-name="Internet_20_link" text:visited-style-name="Visited_20_Internet_20_Link">cs/</text:a></text:p>
          </table:table-cell>
          <table:table-cell table:style-name="Table2.A1" office:value-type="string">
            <text:p text:style-name="P1">0x106</text:p>
          </table:table-cell>
          <table:table-cell table:style-name="Table2.A1" office:value-type="string">
            <text:p text:style-name="Table_20_Contents">clockid_t which_clock</text:p>
          </table:table-cell>
          <table:table-cell table:style-name="Table2.A1" office:value-type="string">
            <text:p text:style-name="Table_20_Contents">const struct __kernel_timespec *tp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63</text:p>
          </table:table-cell>
          <table:table-cell table:style-name="Table2.A1" office:value-type="string">
            <text:p text:style-name="Table_20_Contents">clock_gettime</text:p>
          </table:table-cell>
          <table:table-cell table:style-name="Table2.A1" office:value-type="string">
            <text:p text:style-name="P1"><text:a xlink:type="simple" xlink:href="https://man7.org/linux/man-pages/man2/clock_gettime.2.html" text:style-name="Internet_20_link" text:visited-style-name="Visited_20_Internet_20_Link">man/</text:a> <text:a xlink:type="simple" xlink:href="https://source.chromium.org/search?ss=chromiumos&amp;q=SYSCALL_DEFINE.*clock_gettime" text:style-name="Internet_20_link" text:visited-style-name="Visited_20_Internet_20_Link">cs/</text:a></text:p>
          </table:table-cell>
          <table:table-cell table:style-name="Table2.A1" office:value-type="string">
            <text:p text:style-name="P1">0x107</text:p>
          </table:table-cell>
          <table:table-cell table:style-name="Table2.A1" office:value-type="string">
            <text:p text:style-name="Table_20_Contents">clockid_t which_clock</text:p>
          </table:table-cell>
          <table:table-cell table:style-name="Table2.A1" office:value-type="string">
            <text:p text:style-name="Table_20_Contents">struct __kernel_timespec *tp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64</text:p>
          </table:table-cell>
          <table:table-cell table:style-name="Table2.A1" office:value-type="string">
            <text:p text:style-name="Table_20_Contents">clock_getres</text:p>
          </table:table-cell>
          <table:table-cell table:style-name="Table2.A1" office:value-type="string">
            <text:p text:style-name="P1"><text:a xlink:type="simple" xlink:href="https://man7.org/linux/man-pages/man2/clock_getres.2.html" text:style-name="Internet_20_link" text:visited-style-name="Visited_20_Internet_20_Link">man/</text:a> <text:a xlink:type="simple" xlink:href="https://source.chromium.org/search?ss=chromiumos&amp;q=SYSCALL_DEFINE.*clock_getres" text:style-name="Internet_20_link" text:visited-style-name="Visited_20_Internet_20_Link">cs/</text:a></text:p>
          </table:table-cell>
          <table:table-cell table:style-name="Table2.A1" office:value-type="string">
            <text:p text:style-name="P1">0x108</text:p>
          </table:table-cell>
          <table:table-cell table:style-name="Table2.A1" office:value-type="string">
            <text:p text:style-name="Table_20_Contents">clockid_t which_clock</text:p>
          </table:table-cell>
          <table:table-cell table:style-name="Table2.A1" office:value-type="string">
            <text:p text:style-name="Table_20_Contents">struct __kernel_timespec *tp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65</text:p>
          </table:table-cell>
          <table:table-cell table:style-name="Table2.A1" office:value-type="string">
            <text:p text:style-name="Table_20_Contents">clock_nanosleep</text:p>
          </table:table-cell>
          <table:table-cell table:style-name="Table2.A1" office:value-type="string">
            <text:p text:style-name="P1"><text:a xlink:type="simple" xlink:href="https://man7.org/linux/man-pages/man2/clock_nanosleep.2.html" text:style-name="Internet_20_link" text:visited-style-name="Visited_20_Internet_20_Link">man/</text:a> <text:a xlink:type="simple" xlink:href="https://source.chromium.org/search?ss=chromiumos&amp;q=SYSCALL_DEFINE.*clock_nanosleep" text:style-name="Internet_20_link" text:visited-style-name="Visited_20_Internet_20_Link">cs/</text:a></text:p>
          </table:table-cell>
          <table:table-cell table:style-name="Table2.A1" office:value-type="string">
            <text:p text:style-name="P1">0x109</text:p>
          </table:table-cell>
          <table:table-cell table:style-name="Table2.A1" office:value-type="string">
            <text:p text:style-name="Table_20_Contents">clockid_t which_clock</text:p>
          </table:table-cell>
          <table:table-cell table:style-name="Table2.A1" office:value-type="string">
            <text:p text:style-name="Table_20_Contents">int flags</text:p>
          </table:table-cell>
          <table:table-cell table:style-name="Table2.A1" office:value-type="string">
            <text:p text:style-name="Table_20_Contents">const struct __kernel_timespec *rqtp</text:p>
          </table:table-cell>
          <table:table-cell table:style-name="Table2.A1" office:value-type="string">
            <text:p text:style-name="Table_20_Contents">struct __kernel_timespec *rmtp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66</text:p>
          </table:table-cell>
          <table:table-cell table:style-name="Table2.A1" office:value-type="string">
            <text:p text:style-name="Table_20_Contents">statfs64</text:p>
          </table:table-cell>
          <table:table-cell table:style-name="Table2.A1" office:value-type="string">
            <text:p text:style-name="P1"><text:a xlink:type="simple" xlink:href="https://man7.org/linux/man-pages/man2/statfs64.2.html" text:style-name="Internet_20_link" text:visited-style-name="Visited_20_Internet_20_Link">man/</text:a> <text:a xlink:type="simple" xlink:href="https://source.chromium.org/search?ss=chromiumos&amp;q=SYSCALL_DEFINE.*statfs64" text:style-name="Internet_20_link" text:visited-style-name="Visited_20_Internet_20_Link">cs/</text:a></text:p>
          </table:table-cell>
          <table:table-cell table:style-name="Table2.A1" office:value-type="string">
            <text:p text:style-name="P1">0x10a</text:p>
          </table:table-cell>
          <table:table-cell table:style-name="Table2.A1" office:value-type="string">
            <text:p text:style-name="Table_20_Contents">const char *path</text:p>
          </table:table-cell>
          <table:table-cell table:style-name="Table2.A1" office:value-type="string">
            <text:p text:style-name="Table_20_Contents">size_t sz</text:p>
          </table:table-cell>
          <table:table-cell table:style-name="Table2.A1" office:value-type="string">
            <text:p text:style-name="Table_20_Contents">struct statfs64 *buf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67</text:p>
          </table:table-cell>
          <table:table-cell table:style-name="Table2.A1" office:value-type="string">
            <text:p text:style-name="Table_20_Contents">fstatfs64</text:p>
          </table:table-cell>
          <table:table-cell table:style-name="Table2.A1" office:value-type="string">
            <text:p text:style-name="P1"><text:a xlink:type="simple" xlink:href="https://man7.org/linux/man-pages/man2/fstatfs64.2.html" text:style-name="Internet_20_link" text:visited-style-name="Visited_20_Internet_20_Link">man/</text:a> <text:a xlink:type="simple" xlink:href="https://source.chromium.org/search?ss=chromiumos&amp;q=SYSCALL_DEFINE.*fstatfs64" text:style-name="Internet_20_link" text:visited-style-name="Visited_20_Internet_20_Link">cs/</text:a></text:p>
          </table:table-cell>
          <table:table-cell table:style-name="Table2.A1" office:value-type="string">
            <text:p text:style-name="P1">0x10b</text:p>
          </table:table-cell>
          <table:table-cell table:style-name="Table2.A1" office:value-type="string">
            <text:p text:style-name="Table_20_Contents">unsigned int fd</text:p>
          </table:table-cell>
          <table:table-cell table:style-name="Table2.A1" office:value-type="string">
            <text:p text:style-name="Table_20_Contents">size_t sz</text:p>
          </table:table-cell>
          <table:table-cell table:style-name="Table2.A1" office:value-type="string">
            <text:p text:style-name="Table_20_Contents">struct statfs64 *buf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68</text:p>
          </table:table-cell>
          <table:table-cell table:style-name="Table2.A1" office:value-type="string">
            <text:p text:style-name="Table_20_Contents">tgkill</text:p>
          </table:table-cell>
          <table:table-cell table:style-name="Table2.A1" office:value-type="string">
            <text:p text:style-name="P1"><text:a xlink:type="simple" xlink:href="https://man7.org/linux/man-pages/man2/tgkill.2.html" text:style-name="Internet_20_link" text:visited-style-name="Visited_20_Internet_20_Link">man/</text:a> <text:a xlink:type="simple" xlink:href="https://source.chromium.org/search?ss=chromiumos&amp;q=SYSCALL_DEFINE.*tgkill" text:style-name="Internet_20_link" text:visited-style-name="Visited_20_Internet_20_Link">cs/</text:a></text:p>
          </table:table-cell>
          <table:table-cell table:style-name="Table2.A1" office:value-type="string">
            <text:p text:style-name="P1">0x10c</text:p>
          </table:table-cell>
          <table:table-cell table:style-name="Table2.A1" office:value-type="string">
            <text:p text:style-name="Table_20_Contents">pid_t tgid</text:p>
          </table:table-cell>
          <table:table-cell table:style-name="Table2.A1" office:value-type="string">
            <text:p text:style-name="Table_20_Contents">pid_t pid</text:p>
          </table:table-cell>
          <table:table-cell table:style-name="Table2.A1" office:value-type="string">
            <text:p text:style-name="Table_20_Contents">int sig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69</text:p>
          </table:table-cell>
          <table:table-cell table:style-name="Table2.A1" office:value-type="string">
            <text:p text:style-name="Table_20_Contents">utimes</text:p>
          </table:table-cell>
          <table:table-cell table:style-name="Table2.A1" office:value-type="string">
            <text:p text:style-name="P1"><text:a xlink:type="simple" xlink:href="https://man7.org/linux/man-pages/man2/utimes.2.html" text:style-name="Internet_20_link" text:visited-style-name="Visited_20_Internet_20_Link">man/</text:a> <text:a xlink:type="simple" xlink:href="https://source.chromium.org/search?ss=chromiumos&amp;q=SYSCALL_DEFINE.*utimes" text:style-name="Internet_20_link" text:visited-style-name="Visited_20_Internet_20_Link">cs/</text:a></text:p>
          </table:table-cell>
          <table:table-cell table:style-name="Table2.A1" office:value-type="string">
            <text:p text:style-name="P1">0x10d</text:p>
          </table:table-cell>
          <table:table-cell table:style-name="Table2.A1" office:value-type="string">
            <text:p text:style-name="Table_20_Contents">char *filename</text:p>
          </table:table-cell>
          <table:table-cell table:style-name="Table2.A1" office:value-type="string">
            <text:p text:style-name="Table_20_Contents">struct timeval *utime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70</text:p>
          </table:table-cell>
          <table:table-cell table:style-name="Table2.A1" office:value-type="string">
            <text:p text:style-name="Table_20_Contents">arm_fadvise64_64</text:p>
          </table:table-cell>
          <table:table-cell table:style-name="Table2.A1" office:value-type="string">
            <text:p text:style-name="P1"><text:a xlink:type="simple" xlink:href="https://man7.org/linux/man-pages/man2/arm_fadvise64_64.2.html" text:style-name="Internet_20_link" text:visited-style-name="Visited_20_Internet_20_Link">man/</text:a> <text:a xlink:type="simple" xlink:href="https://source.chromium.org/search?ss=chromiumos&amp;q=SYSCALL_DEFINE.*arm_fadvise64_64" text:style-name="Internet_20_link" text:visited-style-name="Visited_20_Internet_20_Link">cs/</text:a></text:p>
          </table:table-cell>
          <table:table-cell table:style-name="Table2.A1" office:value-type="string">
            <text:p text:style-name="P1">0x10e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271</text:p>
          </table:table-cell>
          <table:table-cell table:style-name="Table2.A1" office:value-type="string">
            <text:p text:style-name="Table_20_Contents">pciconfig_iobase</text:p>
          </table:table-cell>
          <table:table-cell table:style-name="Table2.A1" office:value-type="string">
            <text:p text:style-name="P1"><text:a xlink:type="simple" xlink:href="https://man7.org/linux/man-pages/man2/pciconfig_iobase.2.html" text:style-name="Internet_20_link" text:visited-style-name="Visited_20_Internet_20_Link">man/</text:a> <text:a xlink:type="simple" xlink:href="https://source.chromium.org/search?ss=chromiumos&amp;q=SYSCALL_DEFINE.*pciconfig_iobase" text:style-name="Internet_20_link" text:visited-style-name="Visited_20_Internet_20_Link">cs/</text:a></text:p>
          </table:table-cell>
          <table:table-cell table:style-name="Table2.A1" office:value-type="string">
            <text:p text:style-name="P1">0x10f</text:p>
          </table:table-cell>
          <table:table-cell table:style-name="Table2.A1" office:value-type="string">
            <text:p text:style-name="Table_20_Contents">long which</text:p>
          </table:table-cell>
          <table:table-cell table:style-name="Table2.A1" office:value-type="string">
            <text:p text:style-name="Table_20_Contents">unsigned long bus</text:p>
          </table:table-cell>
          <table:table-cell table:style-name="Table2.A1" office:value-type="string">
            <text:p text:style-name="Table_20_Contents">unsigned long devfn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72</text:p>
          </table:table-cell>
          <table:table-cell table:style-name="Table2.A1" office:value-type="string">
            <text:p text:style-name="Table_20_Contents">pciconfig_read</text:p>
          </table:table-cell>
          <table:table-cell table:style-name="Table2.A1" office:value-type="string">
            <text:p text:style-name="P1"><text:a xlink:type="simple" xlink:href="https://man7.org/linux/man-pages/man2/pciconfig_read.2.html" text:style-name="Internet_20_link" text:visited-style-name="Visited_20_Internet_20_Link">man/</text:a> <text:a xlink:type="simple" xlink:href="https://source.chromium.org/search?ss=chromiumos&amp;q=SYSCALL_DEFINE.*pciconfig_read" text:style-name="Internet_20_link" text:visited-style-name="Visited_20_Internet_20_Link">cs/</text:a></text:p>
          </table:table-cell>
          <table:table-cell table:style-name="Table2.A1" office:value-type="string">
            <text:p text:style-name="P1">0x110</text:p>
          </table:table-cell>
          <table:table-cell table:style-name="Table2.A1" office:value-type="string">
            <text:p text:style-name="Table_20_Contents">unsigned long bus</text:p>
          </table:table-cell>
          <table:table-cell table:style-name="Table2.A1" office:value-type="string">
            <text:p text:style-name="Table_20_Contents">unsigned long dfn</text:p>
          </table:table-cell>
          <table:table-cell table:style-name="Table2.A1" office:value-type="string">
            <text:p text:style-name="Table_20_Contents">unsigned long off</text:p>
          </table:table-cell>
          <table:table-cell table:style-name="Table2.A1" office:value-type="string">
            <text:p text:style-name="Table_20_Contents">unsigned long len</text:p>
          </table:table-cell>
          <table:table-cell table:style-name="Table2.A1" office:value-type="string">
            <text:p text:style-name="Table_20_Contents">void *buf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73</text:p>
          </table:table-cell>
          <table:table-cell table:style-name="Table2.A1" office:value-type="string">
            <text:p text:style-name="Table_20_Contents">pciconfig_write</text:p>
          </table:table-cell>
          <table:table-cell table:style-name="Table2.A1" office:value-type="string">
            <text:p text:style-name="P1"><text:a xlink:type="simple" xlink:href="https://man7.org/linux/man-pages/man2/pciconfig_write.2.html" text:style-name="Internet_20_link" text:visited-style-name="Visited_20_Internet_20_Link">man/</text:a> <text:a xlink:type="simple" xlink:href="https://source.chromium.org/search?ss=chromiumos&amp;q=SYSCALL_DEFINE.*pciconfig_write" text:style-name="Internet_20_link" text:visited-style-name="Visited_20_Internet_20_Link">cs/</text:a></text:p>
          </table:table-cell>
          <table:table-cell table:style-name="Table2.A1" office:value-type="string">
            <text:p text:style-name="P1">0x111</text:p>
          </table:table-cell>
          <table:table-cell table:style-name="Table2.A1" office:value-type="string">
            <text:p text:style-name="Table_20_Contents">unsigned long bus</text:p>
          </table:table-cell>
          <table:table-cell table:style-name="Table2.A1" office:value-type="string">
            <text:p text:style-name="Table_20_Contents">unsigned long dfn</text:p>
          </table:table-cell>
          <table:table-cell table:style-name="Table2.A1" office:value-type="string">
            <text:p text:style-name="Table_20_Contents">unsigned long off</text:p>
          </table:table-cell>
          <table:table-cell table:style-name="Table2.A1" office:value-type="string">
            <text:p text:style-name="Table_20_Contents">unsigned long len</text:p>
          </table:table-cell>
          <table:table-cell table:style-name="Table2.A1" office:value-type="string">
            <text:p text:style-name="Table_20_Contents">void *buf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74</text:p>
          </table:table-cell>
          <table:table-cell table:style-name="Table2.A1" office:value-type="string">
            <text:p text:style-name="Table_20_Contents">mq_open</text:p>
          </table:table-cell>
          <table:table-cell table:style-name="Table2.A1" office:value-type="string">
            <text:p text:style-name="P1"><text:a xlink:type="simple" xlink:href="https://man7.org/linux/man-pages/man2/mq_open.2.html" text:style-name="Internet_20_link" text:visited-style-name="Visited_20_Internet_20_Link">man/</text:a> <text:a xlink:type="simple" xlink:href="https://source.chromium.org/search?ss=chromiumos&amp;q=SYSCALL_DEFINE.*mq_open" text:style-name="Internet_20_link" text:visited-style-name="Visited_20_Internet_20_Link">cs/</text:a></text:p>
          </table:table-cell>
          <table:table-cell table:style-name="Table2.A1" office:value-type="string">
            <text:p text:style-name="P1">0x112</text:p>
          </table:table-cell>
          <table:table-cell table:style-name="Table2.A1" office:value-type="string">
            <text:p text:style-name="Table_20_Contents">const char *name</text:p>
          </table:table-cell>
          <table:table-cell table:style-name="Table2.A1" office:value-type="string">
            <text:p text:style-name="Table_20_Contents">int oflag</text:p>
          </table:table-cell>
          <table:table-cell table:style-name="Table2.A1" office:value-type="string">
            <text:p text:style-name="Table_20_Contents">umode_t mode</text:p>
          </table:table-cell>
          <table:table-cell table:style-name="Table2.A1" office:value-type="string">
            <text:p text:style-name="Table_20_Contents">struct mq_attr *attr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75</text:p>
          </table:table-cell>
          <table:table-cell table:style-name="Table2.A1" office:value-type="string">
            <text:p text:style-name="Table_20_Contents">mq_unlink</text:p>
          </table:table-cell>
          <table:table-cell table:style-name="Table2.A1" office:value-type="string">
            <text:p text:style-name="P1"><text:a xlink:type="simple" xlink:href="https://man7.org/linux/man-pages/man2/mq_unlink.2.html" text:style-name="Internet_20_link" text:visited-style-name="Visited_20_Internet_20_Link">man/</text:a> <text:a xlink:type="simple" xlink:href="https://source.chromium.org/search?ss=chromiumos&amp;q=SYSCALL_DEFINE.*mq_unlink" text:style-name="Internet_20_link" text:visited-style-name="Visited_20_Internet_20_Link">cs/</text:a></text:p>
          </table:table-cell>
          <table:table-cell table:style-name="Table2.A1" office:value-type="string">
            <text:p text:style-name="P1">0x113</text:p>
          </table:table-cell>
          <table:table-cell table:style-name="Table2.A1" office:value-type="string">
            <text:p text:style-name="Table_20_Contents">const char <text:soft-page-break/>*nam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76</text:p>
          </table:table-cell>
          <table:table-cell table:style-name="Table2.A1" office:value-type="string">
            <text:p text:style-name="Table_20_Contents">mq_timedsend</text:p>
          </table:table-cell>
          <table:table-cell table:style-name="Table2.A1" office:value-type="string">
            <text:p text:style-name="P1"><text:a xlink:type="simple" xlink:href="https://man7.org/linux/man-pages/man2/mq_timedsend.2.html" text:style-name="Internet_20_link" text:visited-style-name="Visited_20_Internet_20_Link">man/</text:a> <text:a xlink:type="simple" xlink:href="https://source.chromium.org/search?ss=chromiumos&amp;q=SYSCALL_DEFINE.*mq_timedsend" text:style-name="Internet_20_link" text:visited-style-name="Visited_20_Internet_20_Link">cs/</text:a></text:p>
          </table:table-cell>
          <table:table-cell table:style-name="Table2.A1" office:value-type="string">
            <text:p text:style-name="P1">0x114</text:p>
          </table:table-cell>
          <table:table-cell table:style-name="Table2.A1" office:value-type="string">
            <text:p text:style-name="Table_20_Contents">mqd_t mqdes</text:p>
          </table:table-cell>
          <table:table-cell table:style-name="Table2.A1" office:value-type="string">
            <text:p text:style-name="Table_20_Contents">const char *msg_ptr</text:p>
          </table:table-cell>
          <table:table-cell table:style-name="Table2.A1" office:value-type="string">
            <text:p text:style-name="Table_20_Contents">size_t msg_len</text:p>
          </table:table-cell>
          <table:table-cell table:style-name="Table2.A1" office:value-type="string">
            <text:p text:style-name="Table_20_Contents">unsigned int msg_prio</text:p>
          </table:table-cell>
          <table:table-cell table:style-name="Table2.A1" office:value-type="string">
            <text:p text:style-name="Table_20_Contents">const struct __kernel_timespec *abs_timeout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77</text:p>
          </table:table-cell>
          <table:table-cell table:style-name="Table2.A1" office:value-type="string">
            <text:p text:style-name="Table_20_Contents">mq_timedreceive</text:p>
          </table:table-cell>
          <table:table-cell table:style-name="Table2.A1" office:value-type="string">
            <text:p text:style-name="P1"><text:a xlink:type="simple" xlink:href="https://man7.org/linux/man-pages/man2/mq_timedreceive.2.html" text:style-name="Internet_20_link" text:visited-style-name="Visited_20_Internet_20_Link">man/</text:a> <text:a xlink:type="simple" xlink:href="https://source.chromium.org/search?ss=chromiumos&amp;q=SYSCALL_DEFINE.*mq_timedreceive" text:style-name="Internet_20_link" text:visited-style-name="Visited_20_Internet_20_Link">cs/</text:a></text:p>
          </table:table-cell>
          <table:table-cell table:style-name="Table2.A1" office:value-type="string">
            <text:p text:style-name="P1">0x115</text:p>
          </table:table-cell>
          <table:table-cell table:style-name="Table2.A1" office:value-type="string">
            <text:p text:style-name="Table_20_Contents">mqd_t mqdes</text:p>
          </table:table-cell>
          <table:table-cell table:style-name="Table2.A1" office:value-type="string">
            <text:p text:style-name="Table_20_Contents">char *msg_ptr</text:p>
          </table:table-cell>
          <table:table-cell table:style-name="Table2.A1" office:value-type="string">
            <text:p text:style-name="Table_20_Contents">size_t msg_len</text:p>
          </table:table-cell>
          <table:table-cell table:style-name="Table2.A1" office:value-type="string">
            <text:p text:style-name="Table_20_Contents">unsigned int *msg_prio</text:p>
          </table:table-cell>
          <table:table-cell table:style-name="Table2.A1" office:value-type="string">
            <text:p text:style-name="Table_20_Contents">const struct __kernel_timespec *abs_timeout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78</text:p>
          </table:table-cell>
          <table:table-cell table:style-name="Table2.A1" office:value-type="string">
            <text:p text:style-name="Table_20_Contents">mq_notify</text:p>
          </table:table-cell>
          <table:table-cell table:style-name="Table2.A1" office:value-type="string">
            <text:p text:style-name="P1"><text:a xlink:type="simple" xlink:href="https://man7.org/linux/man-pages/man2/mq_notify.2.html" text:style-name="Internet_20_link" text:visited-style-name="Visited_20_Internet_20_Link">man/</text:a> <text:a xlink:type="simple" xlink:href="https://source.chromium.org/search?ss=chromiumos&amp;q=SYSCALL_DEFINE.*mq_notify" text:style-name="Internet_20_link" text:visited-style-name="Visited_20_Internet_20_Link">cs/</text:a></text:p>
          </table:table-cell>
          <table:table-cell table:style-name="Table2.A1" office:value-type="string">
            <text:p text:style-name="P1">0x116</text:p>
          </table:table-cell>
          <table:table-cell table:style-name="Table2.A1" office:value-type="string">
            <text:p text:style-name="Table_20_Contents">mqd_t mqdes</text:p>
          </table:table-cell>
          <table:table-cell table:style-name="Table2.A1" office:value-type="string">
            <text:p text:style-name="Table_20_Contents">const struct sigevent *notification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79</text:p>
          </table:table-cell>
          <table:table-cell table:style-name="Table2.A1" office:value-type="string">
            <text:p text:style-name="Table_20_Contents">mq_getsetattr</text:p>
          </table:table-cell>
          <table:table-cell table:style-name="Table2.A1" office:value-type="string">
            <text:p text:style-name="P1"><text:a xlink:type="simple" xlink:href="https://man7.org/linux/man-pages/man2/mq_getsetattr.2.html" text:style-name="Internet_20_link" text:visited-style-name="Visited_20_Internet_20_Link">man/</text:a> <text:a xlink:type="simple" xlink:href="https://source.chromium.org/search?ss=chromiumos&amp;q=SYSCALL_DEFINE.*mq_getsetattr" text:style-name="Internet_20_link" text:visited-style-name="Visited_20_Internet_20_Link">cs/</text:a></text:p>
          </table:table-cell>
          <table:table-cell table:style-name="Table2.A1" office:value-type="string">
            <text:p text:style-name="P1">0x117</text:p>
          </table:table-cell>
          <table:table-cell table:style-name="Table2.A1" office:value-type="string">
            <text:p text:style-name="Table_20_Contents">mqd_t mqdes</text:p>
          </table:table-cell>
          <table:table-cell table:style-name="Table2.A1" office:value-type="string">
            <text:p text:style-name="Table_20_Contents">const struct mq_attr *mqstat</text:p>
          </table:table-cell>
          <table:table-cell table:style-name="Table2.A1" office:value-type="string">
            <text:p text:style-name="Table_20_Contents">struct mq_attr *omqstat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80</text:p>
          </table:table-cell>
          <table:table-cell table:style-name="Table2.A1" office:value-type="string">
            <text:p text:style-name="Table_20_Contents">waitid</text:p>
          </table:table-cell>
          <table:table-cell table:style-name="Table2.A1" office:value-type="string">
            <text:p text:style-name="P1"><text:a xlink:type="simple" xlink:href="https://man7.org/linux/man-pages/man2/waitid.2.html" text:style-name="Internet_20_link" text:visited-style-name="Visited_20_Internet_20_Link">man/</text:a> <text:a xlink:type="simple" xlink:href="https://source.chromium.org/search?ss=chromiumos&amp;q=SYSCALL_DEFINE.*waitid" text:style-name="Internet_20_link" text:visited-style-name="Visited_20_Internet_20_Link">cs/</text:a></text:p>
          </table:table-cell>
          <table:table-cell table:style-name="Table2.A1" office:value-type="string">
            <text:p text:style-name="P1">0x118</text:p>
          </table:table-cell>
          <table:table-cell table:style-name="Table2.A1" office:value-type="string">
            <text:p text:style-name="Table_20_Contents">int which</text:p>
          </table:table-cell>
          <table:table-cell table:style-name="Table2.A1" office:value-type="string">
            <text:p text:style-name="Table_20_Contents">pid_t pid</text:p>
          </table:table-cell>
          <table:table-cell table:style-name="Table2.A1" office:value-type="string">
            <text:p text:style-name="Table_20_Contents">struct siginfo *infop</text:p>
          </table:table-cell>
          <table:table-cell table:style-name="Table2.A1" office:value-type="string">
            <text:p text:style-name="Table_20_Contents">int options</text:p>
          </table:table-cell>
          <table:table-cell table:style-name="Table2.A1" office:value-type="string">
            <text:p text:style-name="Table_20_Contents">struct rusage *ru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81</text:p>
          </table:table-cell>
          <table:table-cell table:style-name="Table2.A1" office:value-type="string">
            <text:p text:style-name="Table_20_Contents">socket</text:p>
          </table:table-cell>
          <table:table-cell table:style-name="Table2.A1" office:value-type="string">
            <text:p text:style-name="P1"><text:a xlink:type="simple" xlink:href="https://man7.org/linux/man-pages/man2/socket.2.html" text:style-name="Internet_20_link" text:visited-style-name="Visited_20_Internet_20_Link">man/</text:a> <text:a xlink:type="simple" xlink:href="https://source.chromium.org/search?ss=chromiumos&amp;q=SYSCALL_DEFINE.*socket" text:style-name="Internet_20_link" text:visited-style-name="Visited_20_Internet_20_Link">cs/</text:a></text:p>
          </table:table-cell>
          <table:table-cell table:style-name="Table2.A1" office:value-type="string">
            <text:p text:style-name="P1">0x119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82</text:p>
          </table:table-cell>
          <table:table-cell table:style-name="Table2.A1" office:value-type="string">
            <text:p text:style-name="Table_20_Contents">bind</text:p>
          </table:table-cell>
          <table:table-cell table:style-name="Table2.A1" office:value-type="string">
            <text:p text:style-name="P1"><text:a xlink:type="simple" xlink:href="https://man7.org/linux/man-pages/man2/bind.2.html" text:style-name="Internet_20_link" text:visited-style-name="Visited_20_Internet_20_Link">man/</text:a> <text:a xlink:type="simple" xlink:href="https://source.chromium.org/search?ss=chromiumos&amp;q=SYSCALL_DEFINE.*bind" text:style-name="Internet_20_link" text:visited-style-name="Visited_20_Internet_20_Link">cs/</text:a></text:p>
          </table:table-cell>
          <table:table-cell table:style-name="Table2.A1" office:value-type="string">
            <text:p text:style-name="P1">0x11a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struct sockaddr *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83</text:p>
          </table:table-cell>
          <table:table-cell table:style-name="Table2.A1" office:value-type="string">
            <text:p text:style-name="Table_20_Contents">connect</text:p>
          </table:table-cell>
          <table:table-cell table:style-name="Table2.A1" office:value-type="string">
            <text:p text:style-name="P1"><text:a xlink:type="simple" xlink:href="https://man7.org/linux/man-pages/man2/connect.2.html" text:style-name="Internet_20_link" text:visited-style-name="Visited_20_Internet_20_Link">man/</text:a> <text:a xlink:type="simple" xlink:href="https://source.chromium.org/search?ss=chromiumos&amp;q=SYSCALL_DEFINE.*connect" text:style-name="Internet_20_link" text:visited-style-name="Visited_20_Internet_20_Link">cs/</text:a></text:p>
          </table:table-cell>
          <table:table-cell table:style-name="Table2.A1" office:value-type="string">
            <text:p text:style-name="P1">0x11b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struct sockaddr *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84</text:p>
          </table:table-cell>
          <table:table-cell table:style-name="Table2.A1" office:value-type="string">
            <text:p text:style-name="Table_20_Contents">listen</text:p>
          </table:table-cell>
          <table:table-cell table:style-name="Table2.A1" office:value-type="string">
            <text:p text:style-name="P1"><text:a xlink:type="simple" xlink:href="https://man7.org/linux/man-pages/man2/listen.2.html" text:style-name="Internet_20_link" text:visited-style-name="Visited_20_Internet_20_Link">man/</text:a> <text:a xlink:type="simple" xlink:href="https://source.chromium.org/search?ss=chromiumos&amp;q=SYSCALL_DEFINE.*listen" text:style-name="Internet_20_link" text:visited-style-name="Visited_20_Internet_20_Link">cs/</text:a></text:p>
          </table:table-cell>
          <table:table-cell table:style-name="Table2.A1" office:value-type="string">
            <text:p text:style-name="P1">0x11c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85</text:p>
          </table:table-cell>
          <table:table-cell table:style-name="Table2.A1" office:value-type="string">
            <text:p text:style-name="Table_20_Contents">accept</text:p>
          </table:table-cell>
          <table:table-cell table:style-name="Table2.A1" office:value-type="string">
            <text:p text:style-name="P1"><text:a xlink:type="simple" xlink:href="https://man7.org/linux/man-pages/man2/accept.2.html" text:style-name="Internet_20_link" text:visited-style-name="Visited_20_Internet_20_Link">man/</text:a> <text:a xlink:type="simple" xlink:href="https://source.chromium.org/search?ss=chromiumos&amp;q=SYSCALL_DEFINE.*accept" text:style-name="Internet_20_link" text:visited-style-name="Visited_20_Internet_20_Link">cs/</text:a></text:p>
          </table:table-cell>
          <table:table-cell table:style-name="Table2.A1" office:value-type="string">
            <text:p text:style-name="P1">0x11d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struct sockaddr *</text:p>
          </table:table-cell>
          <table:table-cell table:style-name="Table2.A1" office:value-type="string">
            <text:p text:style-name="Table_20_Contents">int *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86</text:p>
          </table:table-cell>
          <table:table-cell table:style-name="Table2.A1" office:value-type="string">
            <text:p text:style-name="Table_20_Contents">getsockname</text:p>
          </table:table-cell>
          <table:table-cell table:style-name="Table2.A1" office:value-type="string">
            <text:p text:style-name="P1"><text:a xlink:type="simple" xlink:href="https://man7.org/linux/man-pages/man2/getsockname.2.html" text:style-name="Internet_20_link" text:visited-style-name="Visited_20_Internet_20_Link">man/</text:a> <text:a xlink:type="simple" xlink:href="https://source.chromium.org/search?ss=chromiumos&amp;q=SYSCALL_DEFINE.*getsockname" text:style-name="Internet_20_link" text:visited-style-name="Visited_20_Internet_20_Link">cs/</text:a></text:p>
          </table:table-cell>
          <table:table-cell table:style-name="Table2.A1" office:value-type="string">
            <text:p text:style-name="P1">0x11e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struct sockaddr *</text:p>
          </table:table-cell>
          <table:table-cell table:style-name="Table2.A1" office:value-type="string">
            <text:p text:style-name="Table_20_Contents">int *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87</text:p>
          </table:table-cell>
          <table:table-cell table:style-name="Table2.A1" office:value-type="string">
            <text:p text:style-name="Table_20_Contents">getpeername</text:p>
          </table:table-cell>
          <table:table-cell table:style-name="Table2.A1" office:value-type="string">
            <text:p text:style-name="P1"><text:a xlink:type="simple" xlink:href="https://man7.org/linux/man-pages/man2/getpeername.2.html" text:style-name="Internet_20_link" text:visited-style-name="Visited_20_Internet_20_Link">man/</text:a> <text:a xlink:type="simple" xlink:href="https://source.chromium.org/search?ss=chromiumos&amp;q=SYSCALL_DEFINE.*getpeername" text:style-name="Internet_20_link" text:visited-style-name="Visited_20_Internet_20_Link">cs/</text:a></text:p>
          </table:table-cell>
          <table:table-cell table:style-name="Table2.A1" office:value-type="string">
            <text:p text:style-name="P1">0x11f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struct sockaddr *</text:p>
          </table:table-cell>
          <table:table-cell table:style-name="Table2.A1" office:value-type="string">
            <text:p text:style-name="Table_20_Contents">int *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88</text:p>
          </table:table-cell>
          <table:table-cell table:style-name="Table2.A1" office:value-type="string">
            <text:p text:style-name="Table_20_Contents">socketpair</text:p>
          </table:table-cell>
          <table:table-cell table:style-name="Table2.A1" office:value-type="string">
            <text:p text:style-name="P1"><text:a xlink:type="simple" xlink:href="https://man7.org/linux/man-pages/man2/socketpair.2.html" text:style-name="Internet_20_link" text:visited-style-name="Visited_20_Internet_20_Link">man/</text:a> <text:a xlink:type="simple" xlink:href="https://source.chromium.org/search?ss=chromiumos&amp;q=SYSCALL_DEFINE.*socketpair" text:style-name="Internet_20_link" text:visited-style-name="Visited_20_Internet_20_Link">cs/</text:a></text:p>
          </table:table-cell>
          <table:table-cell table:style-name="Table2.A1" office:value-type="string">
            <text:p text:style-name="P1">0x120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int *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89</text:p>
          </table:table-cell>
          <table:table-cell table:style-name="Table2.A1" office:value-type="string">
            <text:p text:style-name="Table_20_Contents">send</text:p>
          </table:table-cell>
          <table:table-cell table:style-name="Table2.A1" office:value-type="string">
            <text:p text:style-name="P1"><text:a xlink:type="simple" xlink:href="https://man7.org/linux/man-pages/man2/send.2.html" text:style-name="Internet_20_link" text:visited-style-name="Visited_20_Internet_20_Link">man/</text:a> <text:a xlink:type="simple" xlink:href="https://source.chromium.org/search?ss=chromiumos&amp;q=SYSCALL_DEFINE.*send" text:style-name="Internet_20_link" text:visited-style-name="Visited_20_Internet_20_Link">cs/</text:a></text:p>
          </table:table-cell>
          <table:table-cell table:style-name="Table2.A1" office:value-type="string">
            <text:p text:style-name="P1">0x121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void *</text:p>
          </table:table-cell>
          <table:table-cell table:style-name="Table2.A1" office:value-type="string">
            <text:p text:style-name="Table_20_Contents">size_t</text:p>
          </table:table-cell>
          <table:table-cell table:style-name="Table2.A1" office:value-type="string">
            <text:p text:style-name="Table_20_Contents">unsigne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90</text:p>
          </table:table-cell>
          <table:table-cell table:style-name="Table2.A1" office:value-type="string">
            <text:p text:style-name="Table_20_Contents">sendto</text:p>
          </table:table-cell>
          <table:table-cell table:style-name="Table2.A1" office:value-type="string">
            <text:p text:style-name="P1"><text:a xlink:type="simple" xlink:href="https://man7.org/linux/man-pages/man2/sendto.2.html" text:style-name="Internet_20_link" text:visited-style-name="Visited_20_Internet_20_Link">man/</text:a> <text:a xlink:type="simple" xlink:href="https://source.chromium.org/search?ss=chromiumos&amp;q=SYSCALL_DEFINE.*sendto" text:style-name="Internet_20_link" text:visited-style-name="Visited_20_Internet_20_Link">cs/</text:a></text:p>
          </table:table-cell>
          <table:table-cell table:style-name="Table2.A1" office:value-type="string">
            <text:p text:style-name="P1">0x122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void *</text:p>
          </table:table-cell>
          <table:table-cell table:style-name="Table2.A1" office:value-type="string">
            <text:p text:style-name="Table_20_Contents">size_t</text:p>
          </table:table-cell>
          <table:table-cell table:style-name="Table2.A1" office:value-type="string">
            <text:p text:style-name="Table_20_Contents">unsigned</text:p>
          </table:table-cell>
          <table:table-cell table:style-name="Table2.A1" office:value-type="string">
            <text:p text:style-name="Table_20_Contents">struct sockaddr *</text:p>
          </table:table-cell>
          <table:table-cell table:style-name="Table2.A1" office:value-type="string">
            <text:p text:style-name="Table_20_Contents">int</text:p>
          </table:table-cell>
        </table:table-row>
        <table:table-row table:style-name="TableLine94107340733648">
          <table:table-cell table:style-name="Table2.A1" office:value-type="string">
            <text:p text:style-name="P1">291</text:p>
          </table:table-cell>
          <table:table-cell table:style-name="Table2.A1" office:value-type="string">
            <text:p text:style-name="Table_20_Contents">recv</text:p>
          </table:table-cell>
          <table:table-cell table:style-name="Table2.A1" office:value-type="string">
            <text:p text:style-name="P1"><text:a xlink:type="simple" xlink:href="https://man7.org/linux/man-pages/man2/recv.2.html" text:style-name="Internet_20_link" text:visited-style-name="Visited_20_Internet_20_Link">man/</text:a> <text:a xlink:type="simple" xlink:href="https://source.chromium.org/search?ss=chromiumos&amp;q=SYSCALL_DEFINE.*recv" text:style-name="Internet_20_link" text:visited-style-name="Visited_20_Internet_20_Link">cs/</text:a></text:p>
          </table:table-cell>
          <table:table-cell table:style-name="Table2.A1" office:value-type="string">
            <text:p text:style-name="P1">0x123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void *</text:p>
          </table:table-cell>
          <table:table-cell table:style-name="Table2.A1" office:value-type="string">
            <text:p text:style-name="Table_20_Contents">size_t</text:p>
          </table:table-cell>
          <table:table-cell table:style-name="Table2.A1" office:value-type="string">
            <text:p text:style-name="Table_20_Contents">unsigne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92</text:p>
          </table:table-cell>
          <table:table-cell table:style-name="Table2.A1" office:value-type="string">
            <text:p text:style-name="Table_20_Contents">recvfrom</text:p>
          </table:table-cell>
          <table:table-cell table:style-name="Table2.A1" office:value-type="string">
            <text:p text:style-name="P1"><text:a xlink:type="simple" xlink:href="https://man7.org/linux/man-pages/man2/recvfrom.2.html" text:style-name="Internet_20_link" text:visited-style-name="Visited_20_Internet_20_Link">man/</text:a> <text:a xlink:type="simple" xlink:href="https://source.chromium.org/search?ss=chromiumos&amp;q=SYSCALL_DEFINE.*recvfrom" text:style-name="Internet_20_link" text:visited-style-name="Visited_20_Internet_20_Link">cs/</text:a></text:p>
          </table:table-cell>
          <table:table-cell table:style-name="Table2.A1" office:value-type="string">
            <text:p text:style-name="P1">0x124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void *</text:p>
          </table:table-cell>
          <table:table-cell table:style-name="Table2.A1" office:value-type="string">
            <text:p text:style-name="Table_20_Contents">size_t</text:p>
          </table:table-cell>
          <table:table-cell table:style-name="Table2.A1" office:value-type="string">
            <text:p text:style-name="Table_20_Contents">unsigned</text:p>
          </table:table-cell>
          <table:table-cell table:style-name="Table2.A1" office:value-type="string">
            <text:p text:style-name="Table_20_Contents">struct sockaddr *</text:p>
          </table:table-cell>
          <table:table-cell table:style-name="Table2.A1" office:value-type="string">
            <text:p text:style-name="Table_20_Contents">int *</text:p>
          </table:table-cell>
        </table:table-row>
        <table:table-row table:style-name="TableLine94107340733648">
          <table:table-cell table:style-name="Table2.A1" office:value-type="string">
            <text:p text:style-name="P1">293</text:p>
          </table:table-cell>
          <table:table-cell table:style-name="Table2.A1" office:value-type="string">
            <text:p text:style-name="Table_20_Contents">shutdown</text:p>
          </table:table-cell>
          <table:table-cell table:style-name="Table2.A1" office:value-type="string">
            <text:p text:style-name="P1"><text:a xlink:type="simple" xlink:href="https://man7.org/linux/man-pages/man2/shutdown.2.html" text:style-name="Internet_20_link" text:visited-style-name="Visited_20_Internet_20_Link">man/</text:a> <text:a xlink:type="simple" xlink:href="https://source.chromium.org/search?ss=chromiumos&amp;q=SYSCALL_DEFINE.*shutdown" text:style-name="Internet_20_link" text:visited-style-name="Visited_20_Internet_20_Link">cs/</text:a></text:p>
          </table:table-cell>
          <table:table-cell table:style-name="Table2.A1" office:value-type="string">
            <text:p text:style-name="P1">0x125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94</text:p>
          </table:table-cell>
          <table:table-cell table:style-name="Table2.A1" office:value-type="string">
            <text:p text:style-name="Table_20_Contents">setsockopt</text:p>
          </table:table-cell>
          <table:table-cell table:style-name="Table2.A1" office:value-type="string">
            <text:p text:style-name="P1"><text:a xlink:type="simple" xlink:href="https://man7.org/linux/man-pages/man2/setsockopt.2.html" text:style-name="Internet_20_link" text:visited-style-name="Visited_20_Internet_20_Link">man/</text:a> <text:a xlink:type="simple" xlink:href="https://source.chromium.org/search?ss=chromiumos&amp;q=SYSCALL_DEFINE.*setsockopt" text:style-name="Internet_20_link" text:visited-style-name="Visited_20_Internet_20_Link">cs/</text:a></text:p>
          </table:table-cell>
          <table:table-cell table:style-name="Table2.A1" office:value-type="string">
            <text:p text:style-name="P1">0x126</text:p>
          </table:table-cell>
          <table:table-cell table:style-name="Table2.A1" office:value-type="string">
            <text:p text:style-name="Table_20_Contents">int fd</text:p>
          </table:table-cell>
          <table:table-cell table:style-name="Table2.A1" office:value-type="string">
            <text:p text:style-name="Table_20_Contents">int level</text:p>
          </table:table-cell>
          <table:table-cell table:style-name="Table2.A1" office:value-type="string">
            <text:p text:style-name="Table_20_Contents">int optname</text:p>
          </table:table-cell>
          <table:table-cell table:style-name="Table2.A1" office:value-type="string">
            <text:p text:style-name="Table_20_Contents">char *optval</text:p>
          </table:table-cell>
          <table:table-cell table:style-name="Table2.A1" office:value-type="string">
            <text:p text:style-name="Table_20_Contents">int optlen</text:p>
          </table:table-cell>
          <table:table-cell table:style-name="Table2.A1" office:value-type="string">
            <text:p text:style-name="Table_20_Contents">-</text:p>
          </table:table-cell>
        </table:table-row>
        <text:soft-page-break/>
        <table:table-row table:style-name="TableLine94107340733648">
          <table:table-cell table:style-name="Table2.A1" office:value-type="string">
            <text:p text:style-name="P1">295</text:p>
          </table:table-cell>
          <table:table-cell table:style-name="Table2.A1" office:value-type="string">
            <text:p text:style-name="Table_20_Contents">getsockopt</text:p>
          </table:table-cell>
          <table:table-cell table:style-name="Table2.A1" office:value-type="string">
            <text:p text:style-name="P1"><text:a xlink:type="simple" xlink:href="https://man7.org/linux/man-pages/man2/getsockopt.2.html" text:style-name="Internet_20_link" text:visited-style-name="Visited_20_Internet_20_Link">man/</text:a> <text:a xlink:type="simple" xlink:href="https://source.chromium.org/search?ss=chromiumos&amp;q=SYSCALL_DEFINE.*getsockopt" text:style-name="Internet_20_link" text:visited-style-name="Visited_20_Internet_20_Link">cs/</text:a></text:p>
          </table:table-cell>
          <table:table-cell table:style-name="Table2.A1" office:value-type="string">
            <text:p text:style-name="P1">0x127</text:p>
          </table:table-cell>
          <table:table-cell table:style-name="Table2.A1" office:value-type="string">
            <text:p text:style-name="Table_20_Contents">int fd</text:p>
          </table:table-cell>
          <table:table-cell table:style-name="Table2.A1" office:value-type="string">
            <text:p text:style-name="Table_20_Contents">int level</text:p>
          </table:table-cell>
          <table:table-cell table:style-name="Table2.A1" office:value-type="string">
            <text:p text:style-name="Table_20_Contents">int optname</text:p>
          </table:table-cell>
          <table:table-cell table:style-name="Table2.A1" office:value-type="string">
            <text:p text:style-name="Table_20_Contents">char *optval</text:p>
          </table:table-cell>
          <table:table-cell table:style-name="Table2.A1" office:value-type="string">
            <text:p text:style-name="Table_20_Contents">int *optlen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96</text:p>
          </table:table-cell>
          <table:table-cell table:style-name="Table2.A1" office:value-type="string">
            <text:p text:style-name="Table_20_Contents">sendmsg</text:p>
          </table:table-cell>
          <table:table-cell table:style-name="Table2.A1" office:value-type="string">
            <text:p text:style-name="P1"><text:a xlink:type="simple" xlink:href="https://man7.org/linux/man-pages/man2/sendmsg.2.html" text:style-name="Internet_20_link" text:visited-style-name="Visited_20_Internet_20_Link">man/</text:a> <text:a xlink:type="simple" xlink:href="https://source.chromium.org/search?ss=chromiumos&amp;q=SYSCALL_DEFINE.*sendmsg" text:style-name="Internet_20_link" text:visited-style-name="Visited_20_Internet_20_Link">cs/</text:a></text:p>
          </table:table-cell>
          <table:table-cell table:style-name="Table2.A1" office:value-type="string">
            <text:p text:style-name="P1">0x128</text:p>
          </table:table-cell>
          <table:table-cell table:style-name="Table2.A1" office:value-type="string">
            <text:p text:style-name="Table_20_Contents">int fd</text:p>
          </table:table-cell>
          <table:table-cell table:style-name="Table2.A1" office:value-type="string">
            <text:p text:style-name="Table_20_Contents">struct user_msghdr *msg</text:p>
          </table:table-cell>
          <table:table-cell table:style-name="Table2.A1" office:value-type="string">
            <text:p text:style-name="Table_20_Contents">unsigned 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97</text:p>
          </table:table-cell>
          <table:table-cell table:style-name="Table2.A1" office:value-type="string">
            <text:p text:style-name="Table_20_Contents">recvmsg</text:p>
          </table:table-cell>
          <table:table-cell table:style-name="Table2.A1" office:value-type="string">
            <text:p text:style-name="P1"><text:a xlink:type="simple" xlink:href="https://man7.org/linux/man-pages/man2/recvmsg.2.html" text:style-name="Internet_20_link" text:visited-style-name="Visited_20_Internet_20_Link">man/</text:a> <text:a xlink:type="simple" xlink:href="https://source.chromium.org/search?ss=chromiumos&amp;q=SYSCALL_DEFINE.*recvmsg" text:style-name="Internet_20_link" text:visited-style-name="Visited_20_Internet_20_Link">cs/</text:a></text:p>
          </table:table-cell>
          <table:table-cell table:style-name="Table2.A1" office:value-type="string">
            <text:p text:style-name="P1">0x129</text:p>
          </table:table-cell>
          <table:table-cell table:style-name="Table2.A1" office:value-type="string">
            <text:p text:style-name="Table_20_Contents">int fd</text:p>
          </table:table-cell>
          <table:table-cell table:style-name="Table2.A1" office:value-type="string">
            <text:p text:style-name="Table_20_Contents">struct user_msghdr *msg</text:p>
          </table:table-cell>
          <table:table-cell table:style-name="Table2.A1" office:value-type="string">
            <text:p text:style-name="Table_20_Contents">unsigned 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98</text:p>
          </table:table-cell>
          <table:table-cell table:style-name="Table2.A1" office:value-type="string">
            <text:p text:style-name="Table_20_Contents">semop</text:p>
          </table:table-cell>
          <table:table-cell table:style-name="Table2.A1" office:value-type="string">
            <text:p text:style-name="P1"><text:a xlink:type="simple" xlink:href="https://man7.org/linux/man-pages/man2/semop.2.html" text:style-name="Internet_20_link" text:visited-style-name="Visited_20_Internet_20_Link">man/</text:a> <text:a xlink:type="simple" xlink:href="https://source.chromium.org/search?ss=chromiumos&amp;q=SYSCALL_DEFINE.*semop" text:style-name="Internet_20_link" text:visited-style-name="Visited_20_Internet_20_Link">cs/</text:a></text:p>
          </table:table-cell>
          <table:table-cell table:style-name="Table2.A1" office:value-type="string">
            <text:p text:style-name="P1">0x12a</text:p>
          </table:table-cell>
          <table:table-cell table:style-name="Table2.A1" office:value-type="string">
            <text:p text:style-name="Table_20_Contents">int semid</text:p>
          </table:table-cell>
          <table:table-cell table:style-name="Table2.A1" office:value-type="string">
            <text:p text:style-name="Table_20_Contents">struct sembuf *sops</text:p>
          </table:table-cell>
          <table:table-cell table:style-name="Table2.A1" office:value-type="string">
            <text:p text:style-name="Table_20_Contents">unsigned nsop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299</text:p>
          </table:table-cell>
          <table:table-cell table:style-name="Table2.A1" office:value-type="string">
            <text:p text:style-name="Table_20_Contents">semget</text:p>
          </table:table-cell>
          <table:table-cell table:style-name="Table2.A1" office:value-type="string">
            <text:p text:style-name="P1"><text:a xlink:type="simple" xlink:href="https://man7.org/linux/man-pages/man2/semget.2.html" text:style-name="Internet_20_link" text:visited-style-name="Visited_20_Internet_20_Link">man/</text:a> <text:a xlink:type="simple" xlink:href="https://source.chromium.org/search?ss=chromiumos&amp;q=SYSCALL_DEFINE.*semget" text:style-name="Internet_20_link" text:visited-style-name="Visited_20_Internet_20_Link">cs/</text:a></text:p>
          </table:table-cell>
          <table:table-cell table:style-name="Table2.A1" office:value-type="string">
            <text:p text:style-name="P1">0x12b</text:p>
          </table:table-cell>
          <table:table-cell table:style-name="Table2.A1" office:value-type="string">
            <text:p text:style-name="Table_20_Contents">key_t key</text:p>
          </table:table-cell>
          <table:table-cell table:style-name="Table2.A1" office:value-type="string">
            <text:p text:style-name="Table_20_Contents">int nsems</text:p>
          </table:table-cell>
          <table:table-cell table:style-name="Table2.A1" office:value-type="string">
            <text:p text:style-name="Table_20_Contents">int semflg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00</text:p>
          </table:table-cell>
          <table:table-cell table:style-name="Table2.A1" office:value-type="string">
            <text:p text:style-name="Table_20_Contents">semctl</text:p>
          </table:table-cell>
          <table:table-cell table:style-name="Table2.A1" office:value-type="string">
            <text:p text:style-name="P1"><text:a xlink:type="simple" xlink:href="https://man7.org/linux/man-pages/man2/semctl.2.html" text:style-name="Internet_20_link" text:visited-style-name="Visited_20_Internet_20_Link">man/</text:a> <text:a xlink:type="simple" xlink:href="https://source.chromium.org/search?ss=chromiumos&amp;q=SYSCALL_DEFINE.*semctl" text:style-name="Internet_20_link" text:visited-style-name="Visited_20_Internet_20_Link">cs/</text:a></text:p>
          </table:table-cell>
          <table:table-cell table:style-name="Table2.A1" office:value-type="string">
            <text:p text:style-name="P1">0x12c</text:p>
          </table:table-cell>
          <table:table-cell table:style-name="Table2.A1" office:value-type="string">
            <text:p text:style-name="Table_20_Contents">int semid</text:p>
          </table:table-cell>
          <table:table-cell table:style-name="Table2.A1" office:value-type="string">
            <text:p text:style-name="Table_20_Contents">int semnum</text:p>
          </table:table-cell>
          <table:table-cell table:style-name="Table2.A1" office:value-type="string">
            <text:p text:style-name="Table_20_Contents">int cmd</text:p>
          </table:table-cell>
          <table:table-cell table:style-name="Table2.A1" office:value-type="string">
            <text:p text:style-name="Table_20_Contents">unsigned long arg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01</text:p>
          </table:table-cell>
          <table:table-cell table:style-name="Table2.A1" office:value-type="string">
            <text:p text:style-name="Table_20_Contents">msgsnd</text:p>
          </table:table-cell>
          <table:table-cell table:style-name="Table2.A1" office:value-type="string">
            <text:p text:style-name="P1"><text:a xlink:type="simple" xlink:href="https://man7.org/linux/man-pages/man2/msgsnd.2.html" text:style-name="Internet_20_link" text:visited-style-name="Visited_20_Internet_20_Link">man/</text:a> <text:a xlink:type="simple" xlink:href="https://source.chromium.org/search?ss=chromiumos&amp;q=SYSCALL_DEFINE.*msgsnd" text:style-name="Internet_20_link" text:visited-style-name="Visited_20_Internet_20_Link">cs/</text:a></text:p>
          </table:table-cell>
          <table:table-cell table:style-name="Table2.A1" office:value-type="string">
            <text:p text:style-name="P1">0x12d</text:p>
          </table:table-cell>
          <table:table-cell table:style-name="Table2.A1" office:value-type="string">
            <text:p text:style-name="Table_20_Contents">int msqid</text:p>
          </table:table-cell>
          <table:table-cell table:style-name="Table2.A1" office:value-type="string">
            <text:p text:style-name="Table_20_Contents">struct msgbuf *msgp</text:p>
          </table:table-cell>
          <table:table-cell table:style-name="Table2.A1" office:value-type="string">
            <text:p text:style-name="Table_20_Contents">size_t msgsz</text:p>
          </table:table-cell>
          <table:table-cell table:style-name="Table2.A1" office:value-type="string">
            <text:p text:style-name="Table_20_Contents">int msgflg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02</text:p>
          </table:table-cell>
          <table:table-cell table:style-name="Table2.A1" office:value-type="string">
            <text:p text:style-name="Table_20_Contents">msgrcv</text:p>
          </table:table-cell>
          <table:table-cell table:style-name="Table2.A1" office:value-type="string">
            <text:p text:style-name="P1"><text:a xlink:type="simple" xlink:href="https://man7.org/linux/man-pages/man2/msgrcv.2.html" text:style-name="Internet_20_link" text:visited-style-name="Visited_20_Internet_20_Link">man/</text:a> <text:a xlink:type="simple" xlink:href="https://source.chromium.org/search?ss=chromiumos&amp;q=SYSCALL_DEFINE.*msgrcv" text:style-name="Internet_20_link" text:visited-style-name="Visited_20_Internet_20_Link">cs/</text:a></text:p>
          </table:table-cell>
          <table:table-cell table:style-name="Table2.A1" office:value-type="string">
            <text:p text:style-name="P1">0x12e</text:p>
          </table:table-cell>
          <table:table-cell table:style-name="Table2.A1" office:value-type="string">
            <text:p text:style-name="Table_20_Contents">int msqid</text:p>
          </table:table-cell>
          <table:table-cell table:style-name="Table2.A1" office:value-type="string">
            <text:p text:style-name="Table_20_Contents">struct msgbuf *msgp</text:p>
          </table:table-cell>
          <table:table-cell table:style-name="Table2.A1" office:value-type="string">
            <text:p text:style-name="Table_20_Contents">size_t msgsz</text:p>
          </table:table-cell>
          <table:table-cell table:style-name="Table2.A1" office:value-type="string">
            <text:p text:style-name="Table_20_Contents">long msgtyp</text:p>
          </table:table-cell>
          <table:table-cell table:style-name="Table2.A1" office:value-type="string">
            <text:p text:style-name="Table_20_Contents">int msgflg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03</text:p>
          </table:table-cell>
          <table:table-cell table:style-name="Table2.A1" office:value-type="string">
            <text:p text:style-name="Table_20_Contents">msgget</text:p>
          </table:table-cell>
          <table:table-cell table:style-name="Table2.A1" office:value-type="string">
            <text:p text:style-name="P1"><text:a xlink:type="simple" xlink:href="https://man7.org/linux/man-pages/man2/msgget.2.html" text:style-name="Internet_20_link" text:visited-style-name="Visited_20_Internet_20_Link">man/</text:a> <text:a xlink:type="simple" xlink:href="https://source.chromium.org/search?ss=chromiumos&amp;q=SYSCALL_DEFINE.*msgget" text:style-name="Internet_20_link" text:visited-style-name="Visited_20_Internet_20_Link">cs/</text:a></text:p>
          </table:table-cell>
          <table:table-cell table:style-name="Table2.A1" office:value-type="string">
            <text:p text:style-name="P1">0x12f</text:p>
          </table:table-cell>
          <table:table-cell table:style-name="Table2.A1" office:value-type="string">
            <text:p text:style-name="Table_20_Contents">key_t key</text:p>
          </table:table-cell>
          <table:table-cell table:style-name="Table2.A1" office:value-type="string">
            <text:p text:style-name="Table_20_Contents">int msgflg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04</text:p>
          </table:table-cell>
          <table:table-cell table:style-name="Table2.A1" office:value-type="string">
            <text:p text:style-name="Table_20_Contents">msgctl</text:p>
          </table:table-cell>
          <table:table-cell table:style-name="Table2.A1" office:value-type="string">
            <text:p text:style-name="P1"><text:a xlink:type="simple" xlink:href="https://man7.org/linux/man-pages/man2/msgctl.2.html" text:style-name="Internet_20_link" text:visited-style-name="Visited_20_Internet_20_Link">man/</text:a> <text:a xlink:type="simple" xlink:href="https://source.chromium.org/search?ss=chromiumos&amp;q=SYSCALL_DEFINE.*msgctl" text:style-name="Internet_20_link" text:visited-style-name="Visited_20_Internet_20_Link">cs/</text:a></text:p>
          </table:table-cell>
          <table:table-cell table:style-name="Table2.A1" office:value-type="string">
            <text:p text:style-name="P1">0x130</text:p>
          </table:table-cell>
          <table:table-cell table:style-name="Table2.A1" office:value-type="string">
            <text:p text:style-name="Table_20_Contents">int msqid</text:p>
          </table:table-cell>
          <table:table-cell table:style-name="Table2.A1" office:value-type="string">
            <text:p text:style-name="Table_20_Contents">int cmd</text:p>
          </table:table-cell>
          <table:table-cell table:style-name="Table2.A1" office:value-type="string">
            <text:p text:style-name="Table_20_Contents">struct msqid_ds *buf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05</text:p>
          </table:table-cell>
          <table:table-cell table:style-name="Table2.A1" office:value-type="string">
            <text:p text:style-name="Table_20_Contents">shmat</text:p>
          </table:table-cell>
          <table:table-cell table:style-name="Table2.A1" office:value-type="string">
            <text:p text:style-name="P1"><text:a xlink:type="simple" xlink:href="https://man7.org/linux/man-pages/man2/shmat.2.html" text:style-name="Internet_20_link" text:visited-style-name="Visited_20_Internet_20_Link">man/</text:a> <text:a xlink:type="simple" xlink:href="https://source.chromium.org/search?ss=chromiumos&amp;q=SYSCALL_DEFINE.*shmat" text:style-name="Internet_20_link" text:visited-style-name="Visited_20_Internet_20_Link">cs/</text:a></text:p>
          </table:table-cell>
          <table:table-cell table:style-name="Table2.A1" office:value-type="string">
            <text:p text:style-name="P1">0x131</text:p>
          </table:table-cell>
          <table:table-cell table:style-name="Table2.A1" office:value-type="string">
            <text:p text:style-name="Table_20_Contents">int shmid</text:p>
          </table:table-cell>
          <table:table-cell table:style-name="Table2.A1" office:value-type="string">
            <text:p text:style-name="Table_20_Contents">char *shmaddr</text:p>
          </table:table-cell>
          <table:table-cell table:style-name="Table2.A1" office:value-type="string">
            <text:p text:style-name="Table_20_Contents">int shmflg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06</text:p>
          </table:table-cell>
          <table:table-cell table:style-name="Table2.A1" office:value-type="string">
            <text:p text:style-name="Table_20_Contents">shmdt</text:p>
          </table:table-cell>
          <table:table-cell table:style-name="Table2.A1" office:value-type="string">
            <text:p text:style-name="P1"><text:a xlink:type="simple" xlink:href="https://man7.org/linux/man-pages/man2/shmdt.2.html" text:style-name="Internet_20_link" text:visited-style-name="Visited_20_Internet_20_Link">man/</text:a> <text:a xlink:type="simple" xlink:href="https://source.chromium.org/search?ss=chromiumos&amp;q=SYSCALL_DEFINE.*shmdt" text:style-name="Internet_20_link" text:visited-style-name="Visited_20_Internet_20_Link">cs/</text:a></text:p>
          </table:table-cell>
          <table:table-cell table:style-name="Table2.A1" office:value-type="string">
            <text:p text:style-name="P1">0x132</text:p>
          </table:table-cell>
          <table:table-cell table:style-name="Table2.A1" office:value-type="string">
            <text:p text:style-name="Table_20_Contents">char *shmaddr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07</text:p>
          </table:table-cell>
          <table:table-cell table:style-name="Table2.A1" office:value-type="string">
            <text:p text:style-name="Table_20_Contents">shmget</text:p>
          </table:table-cell>
          <table:table-cell table:style-name="Table2.A1" office:value-type="string">
            <text:p text:style-name="P1"><text:a xlink:type="simple" xlink:href="https://man7.org/linux/man-pages/man2/shmget.2.html" text:style-name="Internet_20_link" text:visited-style-name="Visited_20_Internet_20_Link">man/</text:a> <text:a xlink:type="simple" xlink:href="https://source.chromium.org/search?ss=chromiumos&amp;q=SYSCALL_DEFINE.*shmget" text:style-name="Internet_20_link" text:visited-style-name="Visited_20_Internet_20_Link">cs/</text:a></text:p>
          </table:table-cell>
          <table:table-cell table:style-name="Table2.A1" office:value-type="string">
            <text:p text:style-name="P1">0x133</text:p>
          </table:table-cell>
          <table:table-cell table:style-name="Table2.A1" office:value-type="string">
            <text:p text:style-name="Table_20_Contents">key_t key</text:p>
          </table:table-cell>
          <table:table-cell table:style-name="Table2.A1" office:value-type="string">
            <text:p text:style-name="Table_20_Contents">size_t size</text:p>
          </table:table-cell>
          <table:table-cell table:style-name="Table2.A1" office:value-type="string">
            <text:p text:style-name="Table_20_Contents">int flag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08</text:p>
          </table:table-cell>
          <table:table-cell table:style-name="Table2.A1" office:value-type="string">
            <text:p text:style-name="Table_20_Contents">shmctl</text:p>
          </table:table-cell>
          <table:table-cell table:style-name="Table2.A1" office:value-type="string">
            <text:p text:style-name="P1"><text:a xlink:type="simple" xlink:href="https://man7.org/linux/man-pages/man2/shmctl.2.html" text:style-name="Internet_20_link" text:visited-style-name="Visited_20_Internet_20_Link">man/</text:a> <text:a xlink:type="simple" xlink:href="https://source.chromium.org/search?ss=chromiumos&amp;q=SYSCALL_DEFINE.*shmctl" text:style-name="Internet_20_link" text:visited-style-name="Visited_20_Internet_20_Link">cs/</text:a></text:p>
          </table:table-cell>
          <table:table-cell table:style-name="Table2.A1" office:value-type="string">
            <text:p text:style-name="P1">0x134</text:p>
          </table:table-cell>
          <table:table-cell table:style-name="Table2.A1" office:value-type="string">
            <text:p text:style-name="Table_20_Contents">int shmid</text:p>
          </table:table-cell>
          <table:table-cell table:style-name="Table2.A1" office:value-type="string">
            <text:p text:style-name="Table_20_Contents">int cmd</text:p>
          </table:table-cell>
          <table:table-cell table:style-name="Table2.A1" office:value-type="string">
            <text:p text:style-name="Table_20_Contents">struct shmid_ds *buf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09</text:p>
          </table:table-cell>
          <table:table-cell table:style-name="Table2.A1" office:value-type="string">
            <text:p text:style-name="Table_20_Contents">add_key</text:p>
          </table:table-cell>
          <table:table-cell table:style-name="Table2.A1" office:value-type="string">
            <text:p text:style-name="P1"><text:a xlink:type="simple" xlink:href="https://man7.org/linux/man-pages/man2/add_key.2.html" text:style-name="Internet_20_link" text:visited-style-name="Visited_20_Internet_20_Link">man/</text:a> <text:a xlink:type="simple" xlink:href="https://source.chromium.org/search?ss=chromiumos&amp;q=SYSCALL_DEFINE.*add_key" text:style-name="Internet_20_link" text:visited-style-name="Visited_20_Internet_20_Link">cs/</text:a></text:p>
          </table:table-cell>
          <table:table-cell table:style-name="Table2.A1" office:value-type="string">
            <text:p text:style-name="P1">0x135</text:p>
          </table:table-cell>
          <table:table-cell table:style-name="Table2.A1" office:value-type="string">
            <text:p text:style-name="Table_20_Contents">const char *_type</text:p>
          </table:table-cell>
          <table:table-cell table:style-name="Table2.A1" office:value-type="string">
            <text:p text:style-name="Table_20_Contents">const char *_description</text:p>
          </table:table-cell>
          <table:table-cell table:style-name="Table2.A1" office:value-type="string">
            <text:p text:style-name="Table_20_Contents">const void *_payload</text:p>
          </table:table-cell>
          <table:table-cell table:style-name="Table2.A1" office:value-type="string">
            <text:p text:style-name="Table_20_Contents">size_t plen</text:p>
          </table:table-cell>
          <table:table-cell table:style-name="Table2.A1" office:value-type="string">
            <text:p text:style-name="Table_20_Contents">key_serial_t destringid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10</text:p>
          </table:table-cell>
          <table:table-cell table:style-name="Table2.A1" office:value-type="string">
            <text:p text:style-name="Table_20_Contents">request_key</text:p>
          </table:table-cell>
          <table:table-cell table:style-name="Table2.A1" office:value-type="string">
            <text:p text:style-name="P1"><text:a xlink:type="simple" xlink:href="https://man7.org/linux/man-pages/man2/request_key.2.html" text:style-name="Internet_20_link" text:visited-style-name="Visited_20_Internet_20_Link">man/</text:a> <text:a xlink:type="simple" xlink:href="https://source.chromium.org/search?ss=chromiumos&amp;q=SYSCALL_DEFINE.*request_key" text:style-name="Internet_20_link" text:visited-style-name="Visited_20_Internet_20_Link">cs/</text:a></text:p>
          </table:table-cell>
          <table:table-cell table:style-name="Table2.A1" office:value-type="string">
            <text:p text:style-name="P1">0x136</text:p>
          </table:table-cell>
          <table:table-cell table:style-name="Table2.A1" office:value-type="string">
            <text:p text:style-name="Table_20_Contents">const char *_type</text:p>
          </table:table-cell>
          <table:table-cell table:style-name="Table2.A1" office:value-type="string">
            <text:p text:style-name="Table_20_Contents">const char *_description</text:p>
          </table:table-cell>
          <table:table-cell table:style-name="Table2.A1" office:value-type="string">
            <text:p text:style-name="Table_20_Contents">const char *_callout_info</text:p>
          </table:table-cell>
          <table:table-cell table:style-name="Table2.A1" office:value-type="string">
            <text:p text:style-name="Table_20_Contents">key_serial_t destringi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11</text:p>
          </table:table-cell>
          <table:table-cell table:style-name="Table2.A1" office:value-type="string">
            <text:p text:style-name="Table_20_Contents">keyctl</text:p>
          </table:table-cell>
          <table:table-cell table:style-name="Table2.A1" office:value-type="string">
            <text:p text:style-name="P1"><text:a xlink:type="simple" xlink:href="https://man7.org/linux/man-pages/man2/keyctl.2.html" text:style-name="Internet_20_link" text:visited-style-name="Visited_20_Internet_20_Link">man/</text:a> <text:a xlink:type="simple" xlink:href="https://source.chromium.org/search?ss=chromiumos&amp;q=SYSCALL_DEFINE.*keyctl" text:style-name="Internet_20_link" text:visited-style-name="Visited_20_Internet_20_Link">cs/</text:a></text:p>
          </table:table-cell>
          <table:table-cell table:style-name="Table2.A1" office:value-type="string">
            <text:p text:style-name="P1">0x137</text:p>
          </table:table-cell>
          <table:table-cell table:style-name="Table2.A1" office:value-type="string">
            <text:p text:style-name="Table_20_Contents">int cmd</text:p>
          </table:table-cell>
          <table:table-cell table:style-name="Table2.A1" office:value-type="string">
            <text:p text:style-name="Table_20_Contents">unsigned long arg2</text:p>
          </table:table-cell>
          <table:table-cell table:style-name="Table2.A1" office:value-type="string">
            <text:p text:style-name="Table_20_Contents">unsigned long arg3</text:p>
          </table:table-cell>
          <table:table-cell table:style-name="Table2.A1" office:value-type="string">
            <text:p text:style-name="Table_20_Contents">unsigned long arg4</text:p>
          </table:table-cell>
          <table:table-cell table:style-name="Table2.A1" office:value-type="string">
            <text:p text:style-name="Table_20_Contents">unsigned long arg5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12</text:p>
          </table:table-cell>
          <table:table-cell table:style-name="Table2.A1" office:value-type="string">
            <text:p text:style-name="Table_20_Contents">semtimedop</text:p>
          </table:table-cell>
          <table:table-cell table:style-name="Table2.A1" office:value-type="string">
            <text:p text:style-name="P1"><text:a xlink:type="simple" xlink:href="https://man7.org/linux/man-pages/man2/semtimedop.2.html" text:style-name="Internet_20_link" text:visited-style-name="Visited_20_Internet_20_Link">man/</text:a> <text:a xlink:type="simple" xlink:href="https://source.chromium.org/search?ss=chromiumos&amp;q=SYSCALL_DEFINE.*semtimedop" text:style-name="Internet_20_link" text:visited-style-name="Visited_20_Internet_20_Link">cs/</text:a></text:p>
          </table:table-cell>
          <table:table-cell table:style-name="Table2.A1" office:value-type="string">
            <text:p text:style-name="P1">0x138</text:p>
          </table:table-cell>
          <table:table-cell table:style-name="Table2.A1" office:value-type="string">
            <text:p text:style-name="Table_20_Contents">int semid</text:p>
          </table:table-cell>
          <table:table-cell table:style-name="Table2.A1" office:value-type="string">
            <text:p text:style-name="Table_20_Contents">struct sembuf *sops</text:p>
          </table:table-cell>
          <table:table-cell table:style-name="Table2.A1" office:value-type="string">
            <text:p text:style-name="Table_20_Contents">unsigned nsops</text:p>
          </table:table-cell>
          <table:table-cell table:style-name="Table2.A1" office:value-type="string">
            <text:p text:style-name="Table_20_Contents">const struct __kernel_timespec *timeout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13</text:p>
          </table:table-cell>
          <table:table-cell table:style-name="Table2.A1" office:value-type="string">
            <text:p text:style-name="Table_20_Contents">vserver</text:p>
          </table:table-cell>
          <table:table-cell table:style-name="Table2.A1" office:value-type="string">
            <text:p text:style-name="P1"><text:a xlink:type="simple" xlink:href="https://man7.org/linux/man-pages/man2/vserver.2.html" text:style-name="Internet_20_link" text:visited-style-name="Visited_20_Internet_20_Link">man/</text:a> <text:a xlink:type="simple" xlink:href="https://source.chromium.org/search?ss=chromiumos&amp;q=SYSCALL_DEFINE.*vserver" text:style-name="Internet_20_link" text:visited-style-name="Visited_20_Internet_20_Link">cs/</text:a></text:p>
          </table:table-cell>
          <table:table-cell table:style-name="Table2.A1" office:value-type="string">
            <text:p text:style-name="P1">0x139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314</text:p>
          </table:table-cell>
          <table:table-cell table:style-name="Table2.A1" office:value-type="string">
            <text:p text:style-name="Table_20_Contents">ioprio_set</text:p>
          </table:table-cell>
          <table:table-cell table:style-name="Table2.A1" office:value-type="string">
            <text:p text:style-name="P1"><text:a xlink:type="simple" xlink:href="https://man7.org/linux/man-pages/man2/ioprio_set.2.html" text:style-name="Internet_20_link" text:visited-style-name="Visited_20_Internet_20_Link">man/</text:a> <text:a xlink:type="simple" xlink:href="https://source.chromium.org/search?ss=chromiumos&amp;q=SYSCALL_DEFINE.*ioprio_set" text:style-name="Internet_20_link" text:visited-style-name="Visited_20_Internet_20_Link">cs/</text:a></text:p>
          </table:table-cell>
          <table:table-cell table:style-name="Table2.A1" office:value-type="string">
            <text:p text:style-name="P1">0x13a</text:p>
          </table:table-cell>
          <table:table-cell table:style-name="Table2.A1" office:value-type="string">
            <text:p text:style-name="Table_20_Contents">int which</text:p>
          </table:table-cell>
          <table:table-cell table:style-name="Table2.A1" office:value-type="string">
            <text:p text:style-name="Table_20_Contents">int who</text:p>
          </table:table-cell>
          <table:table-cell table:style-name="Table2.A1" office:value-type="string">
            <text:p text:style-name="Table_20_Contents">int ioprio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ext:soft-page-break/>
        <table:table-row table:style-name="TableLine94107340733648">
          <table:table-cell table:style-name="Table2.A1" office:value-type="string">
            <text:p text:style-name="P1">315</text:p>
          </table:table-cell>
          <table:table-cell table:style-name="Table2.A1" office:value-type="string">
            <text:p text:style-name="Table_20_Contents">ioprio_get</text:p>
          </table:table-cell>
          <table:table-cell table:style-name="Table2.A1" office:value-type="string">
            <text:p text:style-name="P1"><text:a xlink:type="simple" xlink:href="https://man7.org/linux/man-pages/man2/ioprio_get.2.html" text:style-name="Internet_20_link" text:visited-style-name="Visited_20_Internet_20_Link">man/</text:a> <text:a xlink:type="simple" xlink:href="https://source.chromium.org/search?ss=chromiumos&amp;q=SYSCALL_DEFINE.*ioprio_get" text:style-name="Internet_20_link" text:visited-style-name="Visited_20_Internet_20_Link">cs/</text:a></text:p>
          </table:table-cell>
          <table:table-cell table:style-name="Table2.A1" office:value-type="string">
            <text:p text:style-name="P1">0x13b</text:p>
          </table:table-cell>
          <table:table-cell table:style-name="Table2.A1" office:value-type="string">
            <text:p text:style-name="Table_20_Contents">int which</text:p>
          </table:table-cell>
          <table:table-cell table:style-name="Table2.A1" office:value-type="string">
            <text:p text:style-name="Table_20_Contents">int who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16</text:p>
          </table:table-cell>
          <table:table-cell table:style-name="Table2.A1" office:value-type="string">
            <text:p text:style-name="Table_20_Contents">inotify_init</text:p>
          </table:table-cell>
          <table:table-cell table:style-name="Table2.A1" office:value-type="string">
            <text:p text:style-name="P1"><text:a xlink:type="simple" xlink:href="https://man7.org/linux/man-pages/man2/inotify_init.2.html" text:style-name="Internet_20_link" text:visited-style-name="Visited_20_Internet_20_Link">man/</text:a> <text:a xlink:type="simple" xlink:href="https://source.chromium.org/search?ss=chromiumos&amp;q=SYSCALL_DEFINE.*inotify_init" text:style-name="Internet_20_link" text:visited-style-name="Visited_20_Internet_20_Link">cs/</text:a></text:p>
          </table:table-cell>
          <table:table-cell table:style-name="Table2.A1" office:value-type="string">
            <text:p text:style-name="P1">0x13c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17</text:p>
          </table:table-cell>
          <table:table-cell table:style-name="Table2.A1" office:value-type="string">
            <text:p text:style-name="Table_20_Contents">inotify_add_watch</text:p>
          </table:table-cell>
          <table:table-cell table:style-name="Table2.A1" office:value-type="string">
            <text:p text:style-name="P1"><text:a xlink:type="simple" xlink:href="https://man7.org/linux/man-pages/man2/inotify_add_watch.2.html" text:style-name="Internet_20_link" text:visited-style-name="Visited_20_Internet_20_Link">man/</text:a> <text:a xlink:type="simple" xlink:href="https://source.chromium.org/search?ss=chromiumos&amp;q=SYSCALL_DEFINE.*inotify_add_watch" text:style-name="Internet_20_link" text:visited-style-name="Visited_20_Internet_20_Link">cs/</text:a></text:p>
          </table:table-cell>
          <table:table-cell table:style-name="Table2.A1" office:value-type="string">
            <text:p text:style-name="P1">0x13d</text:p>
          </table:table-cell>
          <table:table-cell table:style-name="Table2.A1" office:value-type="string">
            <text:p text:style-name="Table_20_Contents">int fd</text:p>
          </table:table-cell>
          <table:table-cell table:style-name="Table2.A1" office:value-type="string">
            <text:p text:style-name="Table_20_Contents">const char *path</text:p>
          </table:table-cell>
          <table:table-cell table:style-name="Table2.A1" office:value-type="string">
            <text:p text:style-name="Table_20_Contents">u32 mask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18</text:p>
          </table:table-cell>
          <table:table-cell table:style-name="Table2.A1" office:value-type="string">
            <text:p text:style-name="Table_20_Contents">inotify_rm_watch</text:p>
          </table:table-cell>
          <table:table-cell table:style-name="Table2.A1" office:value-type="string">
            <text:p text:style-name="P1"><text:a xlink:type="simple" xlink:href="https://man7.org/linux/man-pages/man2/inotify_rm_watch.2.html" text:style-name="Internet_20_link" text:visited-style-name="Visited_20_Internet_20_Link">man/</text:a> <text:a xlink:type="simple" xlink:href="https://source.chromium.org/search?ss=chromiumos&amp;q=SYSCALL_DEFINE.*inotify_rm_watch" text:style-name="Internet_20_link" text:visited-style-name="Visited_20_Internet_20_Link">cs/</text:a></text:p>
          </table:table-cell>
          <table:table-cell table:style-name="Table2.A1" office:value-type="string">
            <text:p text:style-name="P1">0x13e</text:p>
          </table:table-cell>
          <table:table-cell table:style-name="Table2.A1" office:value-type="string">
            <text:p text:style-name="Table_20_Contents">int fd</text:p>
          </table:table-cell>
          <table:table-cell table:style-name="Table2.A1" office:value-type="string">
            <text:p text:style-name="Table_20_Contents">__s32 w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19</text:p>
          </table:table-cell>
          <table:table-cell table:style-name="Table2.A1" office:value-type="string">
            <text:p text:style-name="Table_20_Contents">mbind</text:p>
          </table:table-cell>
          <table:table-cell table:style-name="Table2.A1" office:value-type="string">
            <text:p text:style-name="P1"><text:a xlink:type="simple" xlink:href="https://man7.org/linux/man-pages/man2/mbind.2.html" text:style-name="Internet_20_link" text:visited-style-name="Visited_20_Internet_20_Link">man/</text:a> <text:a xlink:type="simple" xlink:href="https://source.chromium.org/search?ss=chromiumos&amp;q=SYSCALL_DEFINE.*mbind" text:style-name="Internet_20_link" text:visited-style-name="Visited_20_Internet_20_Link">cs/</text:a></text:p>
          </table:table-cell>
          <table:table-cell table:style-name="Table2.A1" office:value-type="string">
            <text:p text:style-name="P1">0x13f</text:p>
          </table:table-cell>
          <table:table-cell table:style-name="Table2.A1" office:value-type="string">
            <text:p text:style-name="Table_20_Contents">unsigned long start</text:p>
          </table:table-cell>
          <table:table-cell table:style-name="Table2.A1" office:value-type="string">
            <text:p text:style-name="Table_20_Contents">unsigned long len</text:p>
          </table:table-cell>
          <table:table-cell table:style-name="Table2.A1" office:value-type="string">
            <text:p text:style-name="Table_20_Contents">unsigned long mode</text:p>
          </table:table-cell>
          <table:table-cell table:style-name="Table2.A1" office:value-type="string">
            <text:p text:style-name="Table_20_Contents">const unsigned long *nmask</text:p>
          </table:table-cell>
          <table:table-cell table:style-name="Table2.A1" office:value-type="string">
            <text:p text:style-name="Table_20_Contents">unsigned long maxnode</text:p>
          </table:table-cell>
          <table:table-cell table:style-name="Table2.A1" office:value-type="string">
            <text:p text:style-name="Table_20_Contents">unsigned flags</text:p>
          </table:table-cell>
        </table:table-row>
        <table:table-row table:style-name="TableLine94107340733648">
          <table:table-cell table:style-name="Table2.A1" office:value-type="string">
            <text:p text:style-name="P1">320</text:p>
          </table:table-cell>
          <table:table-cell table:style-name="Table2.A1" office:value-type="string">
            <text:p text:style-name="Table_20_Contents">get_mempolicy</text:p>
          </table:table-cell>
          <table:table-cell table:style-name="Table2.A1" office:value-type="string">
            <text:p text:style-name="P1"><text:a xlink:type="simple" xlink:href="https://man7.org/linux/man-pages/man2/get_mempolicy.2.html" text:style-name="Internet_20_link" text:visited-style-name="Visited_20_Internet_20_Link">man/</text:a> <text:a xlink:type="simple" xlink:href="https://source.chromium.org/search?ss=chromiumos&amp;q=SYSCALL_DEFINE.*get_mempolicy" text:style-name="Internet_20_link" text:visited-style-name="Visited_20_Internet_20_Link">cs/</text:a></text:p>
          </table:table-cell>
          <table:table-cell table:style-name="Table2.A1" office:value-type="string">
            <text:p text:style-name="P1">0x140</text:p>
          </table:table-cell>
          <table:table-cell table:style-name="Table2.A1" office:value-type="string">
            <text:p text:style-name="Table_20_Contents">int *policy</text:p>
          </table:table-cell>
          <table:table-cell table:style-name="Table2.A1" office:value-type="string">
            <text:p text:style-name="Table_20_Contents">unsigned long *nmask</text:p>
          </table:table-cell>
          <table:table-cell table:style-name="Table2.A1" office:value-type="string">
            <text:p text:style-name="Table_20_Contents">unsigned long maxnode</text:p>
          </table:table-cell>
          <table:table-cell table:style-name="Table2.A1" office:value-type="string">
            <text:p text:style-name="Table_20_Contents">unsigned long addr</text:p>
          </table:table-cell>
          <table:table-cell table:style-name="Table2.A1" office:value-type="string">
            <text:p text:style-name="Table_20_Contents">unsigned long flags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21</text:p>
          </table:table-cell>
          <table:table-cell table:style-name="Table2.A1" office:value-type="string">
            <text:p text:style-name="Table_20_Contents">set_mempolicy</text:p>
          </table:table-cell>
          <table:table-cell table:style-name="Table2.A1" office:value-type="string">
            <text:p text:style-name="P1"><text:a xlink:type="simple" xlink:href="https://man7.org/linux/man-pages/man2/set_mempolicy.2.html" text:style-name="Internet_20_link" text:visited-style-name="Visited_20_Internet_20_Link">man/</text:a> <text:a xlink:type="simple" xlink:href="https://source.chromium.org/search?ss=chromiumos&amp;q=SYSCALL_DEFINE.*set_mempolicy" text:style-name="Internet_20_link" text:visited-style-name="Visited_20_Internet_20_Link">cs/</text:a></text:p>
          </table:table-cell>
          <table:table-cell table:style-name="Table2.A1" office:value-type="string">
            <text:p text:style-name="P1">0x141</text:p>
          </table:table-cell>
          <table:table-cell table:style-name="Table2.A1" office:value-type="string">
            <text:p text:style-name="Table_20_Contents">int mode</text:p>
          </table:table-cell>
          <table:table-cell table:style-name="Table2.A1" office:value-type="string">
            <text:p text:style-name="Table_20_Contents">const unsigned long *nmask</text:p>
          </table:table-cell>
          <table:table-cell table:style-name="Table2.A1" office:value-type="string">
            <text:p text:style-name="Table_20_Contents">unsigned long maxnod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22</text:p>
          </table:table-cell>
          <table:table-cell table:style-name="Table2.A1" office:value-type="string">
            <text:p text:style-name="Table_20_Contents">openat</text:p>
          </table:table-cell>
          <table:table-cell table:style-name="Table2.A1" office:value-type="string">
            <text:p text:style-name="P1"><text:a xlink:type="simple" xlink:href="https://man7.org/linux/man-pages/man2/openat.2.html" text:style-name="Internet_20_link" text:visited-style-name="Visited_20_Internet_20_Link">man/</text:a> <text:a xlink:type="simple" xlink:href="https://source.chromium.org/search?ss=chromiumos&amp;q=SYSCALL_DEFINE.*openat" text:style-name="Internet_20_link" text:visited-style-name="Visited_20_Internet_20_Link">cs/</text:a></text:p>
          </table:table-cell>
          <table:table-cell table:style-name="Table2.A1" office:value-type="string">
            <text:p text:style-name="P1">0x142</text:p>
          </table:table-cell>
          <table:table-cell table:style-name="Table2.A1" office:value-type="string">
            <text:p text:style-name="Table_20_Contents">int dfd</text:p>
          </table:table-cell>
          <table:table-cell table:style-name="Table2.A1" office:value-type="string">
            <text:p text:style-name="Table_20_Contents">const char *filename</text:p>
          </table:table-cell>
          <table:table-cell table:style-name="Table2.A1" office:value-type="string">
            <text:p text:style-name="Table_20_Contents">int flags</text:p>
          </table:table-cell>
          <table:table-cell table:style-name="Table2.A1" office:value-type="string">
            <text:p text:style-name="Table_20_Contents">umode_t mod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23</text:p>
          </table:table-cell>
          <table:table-cell table:style-name="Table2.A1" office:value-type="string">
            <text:p text:style-name="Table_20_Contents">mkdirat</text:p>
          </table:table-cell>
          <table:table-cell table:style-name="Table2.A1" office:value-type="string">
            <text:p text:style-name="P1"><text:a xlink:type="simple" xlink:href="https://man7.org/linux/man-pages/man2/mkdirat.2.html" text:style-name="Internet_20_link" text:visited-style-name="Visited_20_Internet_20_Link">man/</text:a> <text:a xlink:type="simple" xlink:href="https://source.chromium.org/search?ss=chromiumos&amp;q=SYSCALL_DEFINE.*mkdirat" text:style-name="Internet_20_link" text:visited-style-name="Visited_20_Internet_20_Link">cs/</text:a></text:p>
          </table:table-cell>
          <table:table-cell table:style-name="Table2.A1" office:value-type="string">
            <text:p text:style-name="P1">0x143</text:p>
          </table:table-cell>
          <table:table-cell table:style-name="Table2.A1" office:value-type="string">
            <text:p text:style-name="Table_20_Contents">int dfd</text:p>
          </table:table-cell>
          <table:table-cell table:style-name="Table2.A1" office:value-type="string">
            <text:p text:style-name="Table_20_Contents">const char * pathname</text:p>
          </table:table-cell>
          <table:table-cell table:style-name="Table2.A1" office:value-type="string">
            <text:p text:style-name="Table_20_Contents">umode_t mod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24</text:p>
          </table:table-cell>
          <table:table-cell table:style-name="Table2.A1" office:value-type="string">
            <text:p text:style-name="Table_20_Contents">mknodat</text:p>
          </table:table-cell>
          <table:table-cell table:style-name="Table2.A1" office:value-type="string">
            <text:p text:style-name="P1"><text:a xlink:type="simple" xlink:href="https://man7.org/linux/man-pages/man2/mknodat.2.html" text:style-name="Internet_20_link" text:visited-style-name="Visited_20_Internet_20_Link">man/</text:a> <text:a xlink:type="simple" xlink:href="https://source.chromium.org/search?ss=chromiumos&amp;q=SYSCALL_DEFINE.*mknodat" text:style-name="Internet_20_link" text:visited-style-name="Visited_20_Internet_20_Link">cs/</text:a></text:p>
          </table:table-cell>
          <table:table-cell table:style-name="Table2.A1" office:value-type="string">
            <text:p text:style-name="P1">0x144</text:p>
          </table:table-cell>
          <table:table-cell table:style-name="Table2.A1" office:value-type="string">
            <text:p text:style-name="Table_20_Contents">int dfd</text:p>
          </table:table-cell>
          <table:table-cell table:style-name="Table2.A1" office:value-type="string">
            <text:p text:style-name="Table_20_Contents">const char * filename</text:p>
          </table:table-cell>
          <table:table-cell table:style-name="Table2.A1" office:value-type="string">
            <text:p text:style-name="Table_20_Contents">umode_t mode</text:p>
          </table:table-cell>
          <table:table-cell table:style-name="Table2.A1" office:value-type="string">
            <text:p text:style-name="Table_20_Contents">unsigned dev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25</text:p>
          </table:table-cell>
          <table:table-cell table:style-name="Table2.A1" office:value-type="string">
            <text:p text:style-name="Table_20_Contents">fchownat</text:p>
          </table:table-cell>
          <table:table-cell table:style-name="Table2.A1" office:value-type="string">
            <text:p text:style-name="P1"><text:a xlink:type="simple" xlink:href="https://man7.org/linux/man-pages/man2/fchownat.2.html" text:style-name="Internet_20_link" text:visited-style-name="Visited_20_Internet_20_Link">man/</text:a> <text:a xlink:type="simple" xlink:href="https://source.chromium.org/search?ss=chromiumos&amp;q=SYSCALL_DEFINE.*fchownat" text:style-name="Internet_20_link" text:visited-style-name="Visited_20_Internet_20_Link">cs/</text:a></text:p>
          </table:table-cell>
          <table:table-cell table:style-name="Table2.A1" office:value-type="string">
            <text:p text:style-name="P1">0x145</text:p>
          </table:table-cell>
          <table:table-cell table:style-name="Table2.A1" office:value-type="string">
            <text:p text:style-name="Table_20_Contents">int dfd</text:p>
          </table:table-cell>
          <table:table-cell table:style-name="Table2.A1" office:value-type="string">
            <text:p text:style-name="Table_20_Contents">const char *filename</text:p>
          </table:table-cell>
          <table:table-cell table:style-name="Table2.A1" office:value-type="string">
            <text:p text:style-name="Table_20_Contents">uid_t user</text:p>
          </table:table-cell>
          <table:table-cell table:style-name="Table2.A1" office:value-type="string">
            <text:p text:style-name="Table_20_Contents">gid_t group</text:p>
          </table:table-cell>
          <table:table-cell table:style-name="Table2.A1" office:value-type="string">
            <text:p text:style-name="Table_20_Contents">int flag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26</text:p>
          </table:table-cell>
          <table:table-cell table:style-name="Table2.A1" office:value-type="string">
            <text:p text:style-name="Table_20_Contents">futimesat</text:p>
          </table:table-cell>
          <table:table-cell table:style-name="Table2.A1" office:value-type="string">
            <text:p text:style-name="P1"><text:a xlink:type="simple" xlink:href="https://man7.org/linux/man-pages/man2/futimesat.2.html" text:style-name="Internet_20_link" text:visited-style-name="Visited_20_Internet_20_Link">man/</text:a> <text:a xlink:type="simple" xlink:href="https://source.chromium.org/search?ss=chromiumos&amp;q=SYSCALL_DEFINE.*futimesat" text:style-name="Internet_20_link" text:visited-style-name="Visited_20_Internet_20_Link">cs/</text:a></text:p>
          </table:table-cell>
          <table:table-cell table:style-name="Table2.A1" office:value-type="string">
            <text:p text:style-name="P1">0x146</text:p>
          </table:table-cell>
          <table:table-cell table:style-name="Table2.A1" office:value-type="string">
            <text:p text:style-name="Table_20_Contents">int dfd</text:p>
          </table:table-cell>
          <table:table-cell table:style-name="Table2.A1" office:value-type="string">
            <text:p text:style-name="Table_20_Contents">const char *filename</text:p>
          </table:table-cell>
          <table:table-cell table:style-name="Table2.A1" office:value-type="string">
            <text:p text:style-name="Table_20_Contents">struct timeval *utime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27</text:p>
          </table:table-cell>
          <table:table-cell table:style-name="Table2.A1" office:value-type="string">
            <text:p text:style-name="Table_20_Contents">fstatat64</text:p>
          </table:table-cell>
          <table:table-cell table:style-name="Table2.A1" office:value-type="string">
            <text:p text:style-name="P1"><text:a xlink:type="simple" xlink:href="https://man7.org/linux/man-pages/man2/fstatat64.2.html" text:style-name="Internet_20_link" text:visited-style-name="Visited_20_Internet_20_Link">man/</text:a> <text:a xlink:type="simple" xlink:href="https://source.chromium.org/search?ss=chromiumos&amp;q=SYSCALL_DEFINE.*fstatat64" text:style-name="Internet_20_link" text:visited-style-name="Visited_20_Internet_20_Link">cs/</text:a></text:p>
          </table:table-cell>
          <table:table-cell table:style-name="Table2.A1" office:value-type="string">
            <text:p text:style-name="P1">0x147</text:p>
          </table:table-cell>
          <table:table-cell table:style-name="Table2.A1" office:value-type="string">
            <text:p text:style-name="Table_20_Contents">int dfd</text:p>
          </table:table-cell>
          <table:table-cell table:style-name="Table2.A1" office:value-type="string">
            <text:p text:style-name="Table_20_Contents">const char *filename</text:p>
          </table:table-cell>
          <table:table-cell table:style-name="Table2.A1" office:value-type="string">
            <text:p text:style-name="Table_20_Contents">struct stat64 *statbuf</text:p>
          </table:table-cell>
          <table:table-cell table:style-name="Table2.A1" office:value-type="string">
            <text:p text:style-name="Table_20_Contents">int flag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28</text:p>
          </table:table-cell>
          <table:table-cell table:style-name="Table2.A1" office:value-type="string">
            <text:p text:style-name="Table_20_Contents">unlinkat</text:p>
          </table:table-cell>
          <table:table-cell table:style-name="Table2.A1" office:value-type="string">
            <text:p text:style-name="P1"><text:a xlink:type="simple" xlink:href="https://man7.org/linux/man-pages/man2/unlinkat.2.html" text:style-name="Internet_20_link" text:visited-style-name="Visited_20_Internet_20_Link">man/</text:a> <text:a xlink:type="simple" xlink:href="https://source.chromium.org/search?ss=chromiumos&amp;q=SYSCALL_DEFINE.*unlinkat" text:style-name="Internet_20_link" text:visited-style-name="Visited_20_Internet_20_Link">cs/</text:a></text:p>
          </table:table-cell>
          <table:table-cell table:style-name="Table2.A1" office:value-type="string">
            <text:p text:style-name="P1">0x148</text:p>
          </table:table-cell>
          <table:table-cell table:style-name="Table2.A1" office:value-type="string">
            <text:p text:style-name="Table_20_Contents">int dfd</text:p>
          </table:table-cell>
          <table:table-cell table:style-name="Table2.A1" office:value-type="string">
            <text:p text:style-name="Table_20_Contents">const char * pathname</text:p>
          </table:table-cell>
          <table:table-cell table:style-name="Table2.A1" office:value-type="string">
            <text:p text:style-name="Table_20_Contents">int flag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29</text:p>
          </table:table-cell>
          <table:table-cell table:style-name="Table2.A1" office:value-type="string">
            <text:p text:style-name="Table_20_Contents">renameat</text:p>
          </table:table-cell>
          <table:table-cell table:style-name="Table2.A1" office:value-type="string">
            <text:p text:style-name="P1"><text:a xlink:type="simple" xlink:href="https://man7.org/linux/man-pages/man2/renameat.2.html" text:style-name="Internet_20_link" text:visited-style-name="Visited_20_Internet_20_Link">man/</text:a> <text:a xlink:type="simple" xlink:href="https://source.chromium.org/search?ss=chromiumos&amp;q=SYSCALL_DEFINE.*renameat" text:style-name="Internet_20_link" text:visited-style-name="Visited_20_Internet_20_Link">cs/</text:a></text:p>
          </table:table-cell>
          <table:table-cell table:style-name="Table2.A1" office:value-type="string">
            <text:p text:style-name="P1">0x149</text:p>
          </table:table-cell>
          <table:table-cell table:style-name="Table2.A1" office:value-type="string">
            <text:p text:style-name="Table_20_Contents">int olddfd</text:p>
          </table:table-cell>
          <table:table-cell table:style-name="Table2.A1" office:value-type="string">
            <text:p text:style-name="Table_20_Contents">const char * oldname</text:p>
          </table:table-cell>
          <table:table-cell table:style-name="Table2.A1" office:value-type="string">
            <text:p text:style-name="Table_20_Contents">int newdfd</text:p>
          </table:table-cell>
          <table:table-cell table:style-name="Table2.A1" office:value-type="string">
            <text:p text:style-name="Table_20_Contents">const char * newnam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30</text:p>
          </table:table-cell>
          <table:table-cell table:style-name="Table2.A1" office:value-type="string">
            <text:p text:style-name="Table_20_Contents">linkat</text:p>
          </table:table-cell>
          <table:table-cell table:style-name="Table2.A1" office:value-type="string">
            <text:p text:style-name="P1"><text:a xlink:type="simple" xlink:href="https://man7.org/linux/man-pages/man2/linkat.2.html" text:style-name="Internet_20_link" text:visited-style-name="Visited_20_Internet_20_Link">man/</text:a> <text:a xlink:type="simple" xlink:href="https://source.chromium.org/search?ss=chromiumos&amp;q=SYSCALL_DEFINE.*linkat" text:style-name="Internet_20_link" text:visited-style-name="Visited_20_Internet_20_Link">cs/</text:a></text:p>
          </table:table-cell>
          <table:table-cell table:style-name="Table2.A1" office:value-type="string">
            <text:p text:style-name="P1">0x14a</text:p>
          </table:table-cell>
          <table:table-cell table:style-name="Table2.A1" office:value-type="string">
            <text:p text:style-name="Table_20_Contents">int olddfd</text:p>
          </table:table-cell>
          <table:table-cell table:style-name="Table2.A1" office:value-type="string">
            <text:p text:style-name="Table_20_Contents">const char *oldname</text:p>
          </table:table-cell>
          <table:table-cell table:style-name="Table2.A1" office:value-type="string">
            <text:p text:style-name="Table_20_Contents">int newdfd</text:p>
          </table:table-cell>
          <table:table-cell table:style-name="Table2.A1" office:value-type="string">
            <text:p text:style-name="Table_20_Contents">const char *newname</text:p>
          </table:table-cell>
          <table:table-cell table:style-name="Table2.A1" office:value-type="string">
            <text:p text:style-name="Table_20_Contents">int flags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31</text:p>
          </table:table-cell>
          <table:table-cell table:style-name="Table2.A1" office:value-type="string">
            <text:p text:style-name="Table_20_Contents">symlinkat</text:p>
          </table:table-cell>
          <table:table-cell table:style-name="Table2.A1" office:value-type="string">
            <text:p text:style-name="P1"><text:a xlink:type="simple" xlink:href="https://man7.org/linux/man-pages/man2/symlinkat.2.html" text:style-name="Internet_20_link" text:visited-style-name="Visited_20_Internet_20_Link">man/</text:a> <text:a xlink:type="simple" xlink:href="https://source.chromium.org/search?ss=chromiumos&amp;q=SYSCALL_DEFINE.*symlinkat" text:style-name="Internet_20_link" text:visited-style-name="Visited_20_Internet_20_Link">cs/</text:a></text:p>
          </table:table-cell>
          <table:table-cell table:style-name="Table2.A1" office:value-type="string">
            <text:p text:style-name="P1">0x14b</text:p>
          </table:table-cell>
          <table:table-cell table:style-name="Table2.A1" office:value-type="string">
            <text:p text:style-name="Table_20_Contents">const char * oldname</text:p>
          </table:table-cell>
          <table:table-cell table:style-name="Table2.A1" office:value-type="string">
            <text:p text:style-name="Table_20_Contents">int newdfd</text:p>
          </table:table-cell>
          <table:table-cell table:style-name="Table2.A1" office:value-type="string">
            <text:p text:style-name="Table_20_Contents">const char * newnam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32</text:p>
          </table:table-cell>
          <table:table-cell table:style-name="Table2.A1" office:value-type="string">
            <text:p text:style-name="Table_20_Contents">readlinkat</text:p>
          </table:table-cell>
          <table:table-cell table:style-name="Table2.A1" office:value-type="string">
            <text:p text:style-name="P1"><text:a xlink:type="simple" xlink:href="https://man7.org/linux/man-pages/man2/readlinkat.2.html" text:style-name="Internet_20_link" text:visited-style-name="Visited_20_Internet_20_Link">man/</text:a> <text:a xlink:type="simple" xlink:href="https://source.chromium.org/search?ss=chromiumos&amp;q=SYSCALL_DEFINE.*readlinkat" text:style-name="Internet_20_link" text:visited-style-name="Visited_20_Internet_20_Link">cs/</text:a></text:p>
          </table:table-cell>
          <table:table-cell table:style-name="Table2.A1" office:value-type="string">
            <text:p text:style-name="P1">0x14c</text:p>
          </table:table-cell>
          <table:table-cell table:style-name="Table2.A1" office:value-type="string">
            <text:p text:style-name="Table_20_Contents">int dfd</text:p>
          </table:table-cell>
          <table:table-cell table:style-name="Table2.A1" office:value-type="string">
            <text:p text:style-name="Table_20_Contents">const char *path</text:p>
          </table:table-cell>
          <table:table-cell table:style-name="Table2.A1" office:value-type="string">
            <text:p text:style-name="Table_20_Contents">char *buf</text:p>
          </table:table-cell>
          <table:table-cell table:style-name="Table2.A1" office:value-type="string">
            <text:p text:style-name="Table_20_Contents">int bufsiz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33</text:p>
          </table:table-cell>
          <table:table-cell table:style-name="Table2.A1" office:value-type="string">
            <text:p text:style-name="Table_20_Contents">fchmodat</text:p>
          </table:table-cell>
          <table:table-cell table:style-name="Table2.A1" office:value-type="string">
            <text:p text:style-name="P1"><text:a xlink:type="simple" xlink:href="https://man7.org/linux/man-pages/man2/fchmodat.2.html" text:style-name="Internet_20_link" text:visited-style-name="Visited_20_Internet_20_Link">man/</text:a> <text:a xlink:type="simple" xlink:href="https://source.chromium.org/search?ss=chromiumos&amp;q=SYSCALL_DEFINE.*fchmodat" text:style-name="Internet_20_link" text:visited-style-name="Visited_20_Internet_20_Link">cs/</text:a></text:p>
          </table:table-cell>
          <table:table-cell table:style-name="Table2.A1" office:value-type="string">
            <text:p text:style-name="P1">0x14d</text:p>
          </table:table-cell>
          <table:table-cell table:style-name="Table2.A1" office:value-type="string">
            <text:p text:style-name="Table_20_Contents">int dfd</text:p>
          </table:table-cell>
          <table:table-cell table:style-name="Table2.A1" office:value-type="string">
            <text:p text:style-name="Table_20_Contents">const char * filename</text:p>
          </table:table-cell>
          <table:table-cell table:style-name="Table2.A1" office:value-type="string">
            <text:p text:style-name="Table_20_Contents">umode_t mod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ext:soft-page-break/>
        <table:table-row table:style-name="TableLine94107340733648">
          <table:table-cell table:style-name="Table2.A1" office:value-type="string">
            <text:p text:style-name="P1">334</text:p>
          </table:table-cell>
          <table:table-cell table:style-name="Table2.A1" office:value-type="string">
            <text:p text:style-name="Table_20_Contents">faccessat</text:p>
          </table:table-cell>
          <table:table-cell table:style-name="Table2.A1" office:value-type="string">
            <text:p text:style-name="P1"><text:a xlink:type="simple" xlink:href="https://man7.org/linux/man-pages/man2/faccessat.2.html" text:style-name="Internet_20_link" text:visited-style-name="Visited_20_Internet_20_Link">man/</text:a> <text:a xlink:type="simple" xlink:href="https://source.chromium.org/search?ss=chromiumos&amp;q=SYSCALL_DEFINE.*faccessat" text:style-name="Internet_20_link" text:visited-style-name="Visited_20_Internet_20_Link">cs/</text:a></text:p>
          </table:table-cell>
          <table:table-cell table:style-name="Table2.A1" office:value-type="string">
            <text:p text:style-name="P1">0x14e</text:p>
          </table:table-cell>
          <table:table-cell table:style-name="Table2.A1" office:value-type="string">
            <text:p text:style-name="Table_20_Contents">int dfd</text:p>
          </table:table-cell>
          <table:table-cell table:style-name="Table2.A1" office:value-type="string">
            <text:p text:style-name="Table_20_Contents">const char *filename</text:p>
          </table:table-cell>
          <table:table-cell table:style-name="Table2.A1" office:value-type="string">
            <text:p text:style-name="Table_20_Contents">int mod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35</text:p>
          </table:table-cell>
          <table:table-cell table:style-name="Table2.A1" office:value-type="string">
            <text:p text:style-name="Table_20_Contents">pselect6</text:p>
          </table:table-cell>
          <table:table-cell table:style-name="Table2.A1" office:value-type="string">
            <text:p text:style-name="P1"><text:a xlink:type="simple" xlink:href="https://man7.org/linux/man-pages/man2/pselect6.2.html" text:style-name="Internet_20_link" text:visited-style-name="Visited_20_Internet_20_Link">man/</text:a> <text:a xlink:type="simple" xlink:href="https://source.chromium.org/search?ss=chromiumos&amp;q=SYSCALL_DEFINE.*pselect6" text:style-name="Internet_20_link" text:visited-style-name="Visited_20_Internet_20_Link">cs/</text:a></text:p>
          </table:table-cell>
          <table:table-cell table:style-name="Table2.A1" office:value-type="string">
            <text:p text:style-name="P1">0x14f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fd_set *</text:p>
          </table:table-cell>
          <table:table-cell table:style-name="Table2.A1" office:value-type="string">
            <text:p text:style-name="Table_20_Contents">fd_set *</text:p>
          </table:table-cell>
          <table:table-cell table:style-name="Table2.A1" office:value-type="string">
            <text:p text:style-name="Table_20_Contents">fd_set *</text:p>
          </table:table-cell>
          <table:table-cell table:style-name="Table2.A1" office:value-type="string">
            <text:p text:style-name="Table_20_Contents">struct __kernel_timespec *</text:p>
          </table:table-cell>
          <table:table-cell table:style-name="Table2.A1" office:value-type="string">
            <text:p text:style-name="Table_20_Contents">void *</text:p>
          </table:table-cell>
        </table:table-row>
        <table:table-row table:style-name="TableLine94107340733648">
          <table:table-cell table:style-name="Table2.A1" office:value-type="string">
            <text:p text:style-name="P1">336</text:p>
          </table:table-cell>
          <table:table-cell table:style-name="Table2.A1" office:value-type="string">
            <text:p text:style-name="Table_20_Contents">ppoll</text:p>
          </table:table-cell>
          <table:table-cell table:style-name="Table2.A1" office:value-type="string">
            <text:p text:style-name="P1"><text:a xlink:type="simple" xlink:href="https://man7.org/linux/man-pages/man2/ppoll.2.html" text:style-name="Internet_20_link" text:visited-style-name="Visited_20_Internet_20_Link">man/</text:a> <text:a xlink:type="simple" xlink:href="https://source.chromium.org/search?ss=chromiumos&amp;q=SYSCALL_DEFINE.*ppoll" text:style-name="Internet_20_link" text:visited-style-name="Visited_20_Internet_20_Link">cs/</text:a></text:p>
          </table:table-cell>
          <table:table-cell table:style-name="Table2.A1" office:value-type="string">
            <text:p text:style-name="P1">0x150</text:p>
          </table:table-cell>
          <table:table-cell table:style-name="Table2.A1" office:value-type="string">
            <text:p text:style-name="Table_20_Contents">struct pollfd *</text:p>
          </table:table-cell>
          <table:table-cell table:style-name="Table2.A1" office:value-type="string">
            <text:p text:style-name="Table_20_Contents">unsigned int</text:p>
          </table:table-cell>
          <table:table-cell table:style-name="Table2.A1" office:value-type="string">
            <text:p text:style-name="Table_20_Contents">struct __kernel_timespec *</text:p>
          </table:table-cell>
          <table:table-cell table:style-name="Table2.A1" office:value-type="string">
            <text:p text:style-name="Table_20_Contents">const sigset_t *</text:p>
          </table:table-cell>
          <table:table-cell table:style-name="Table2.A1" office:value-type="string">
            <text:p text:style-name="Table_20_Contents">size_t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37</text:p>
          </table:table-cell>
          <table:table-cell table:style-name="Table2.A1" office:value-type="string">
            <text:p text:style-name="Table_20_Contents">unshare</text:p>
          </table:table-cell>
          <table:table-cell table:style-name="Table2.A1" office:value-type="string">
            <text:p text:style-name="P1"><text:a xlink:type="simple" xlink:href="https://man7.org/linux/man-pages/man2/unshare.2.html" text:style-name="Internet_20_link" text:visited-style-name="Visited_20_Internet_20_Link">man/</text:a> <text:a xlink:type="simple" xlink:href="https://source.chromium.org/search?ss=chromiumos&amp;q=SYSCALL_DEFINE.*unshare" text:style-name="Internet_20_link" text:visited-style-name="Visited_20_Internet_20_Link">cs/</text:a></text:p>
          </table:table-cell>
          <table:table-cell table:style-name="Table2.A1" office:value-type="string">
            <text:p text:style-name="P1">0x151</text:p>
          </table:table-cell>
          <table:table-cell table:style-name="Table2.A1" office:value-type="string">
            <text:p text:style-name="Table_20_Contents">unsigned long unshare_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38</text:p>
          </table:table-cell>
          <table:table-cell table:style-name="Table2.A1" office:value-type="string">
            <text:p text:style-name="Table_20_Contents">set_robust_list</text:p>
          </table:table-cell>
          <table:table-cell table:style-name="Table2.A1" office:value-type="string">
            <text:p text:style-name="P1"><text:a xlink:type="simple" xlink:href="https://man7.org/linux/man-pages/man2/set_robust_list.2.html" text:style-name="Internet_20_link" text:visited-style-name="Visited_20_Internet_20_Link">man/</text:a> <text:a xlink:type="simple" xlink:href="https://source.chromium.org/search?ss=chromiumos&amp;q=SYSCALL_DEFINE.*set_robust_list" text:style-name="Internet_20_link" text:visited-style-name="Visited_20_Internet_20_Link">cs/</text:a></text:p>
          </table:table-cell>
          <table:table-cell table:style-name="Table2.A1" office:value-type="string">
            <text:p text:style-name="P1">0x152</text:p>
          </table:table-cell>
          <table:table-cell table:style-name="Table2.A1" office:value-type="string">
            <text:p text:style-name="Table_20_Contents">struct robust_list_head *head</text:p>
          </table:table-cell>
          <table:table-cell table:style-name="Table2.A1" office:value-type="string">
            <text:p text:style-name="Table_20_Contents">size_t len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39</text:p>
          </table:table-cell>
          <table:table-cell table:style-name="Table2.A1" office:value-type="string">
            <text:p text:style-name="Table_20_Contents">get_robust_list</text:p>
          </table:table-cell>
          <table:table-cell table:style-name="Table2.A1" office:value-type="string">
            <text:p text:style-name="P1"><text:a xlink:type="simple" xlink:href="https://man7.org/linux/man-pages/man2/get_robust_list.2.html" text:style-name="Internet_20_link" text:visited-style-name="Visited_20_Internet_20_Link">man/</text:a> <text:a xlink:type="simple" xlink:href="https://source.chromium.org/search?ss=chromiumos&amp;q=SYSCALL_DEFINE.*get_robust_list" text:style-name="Internet_20_link" text:visited-style-name="Visited_20_Internet_20_Link">cs/</text:a></text:p>
          </table:table-cell>
          <table:table-cell table:style-name="Table2.A1" office:value-type="string">
            <text:p text:style-name="P1">0x153</text:p>
          </table:table-cell>
          <table:table-cell table:style-name="Table2.A1" office:value-type="string">
            <text:p text:style-name="Table_20_Contents">int pid</text:p>
          </table:table-cell>
          <table:table-cell table:style-name="Table2.A1" office:value-type="string">
            <text:p text:style-name="Table_20_Contents">struct robust_list_head * *head_ptr</text:p>
          </table:table-cell>
          <table:table-cell table:style-name="Table2.A1" office:value-type="string">
            <text:p text:style-name="Table_20_Contents">size_t *len_ptr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40</text:p>
          </table:table-cell>
          <table:table-cell table:style-name="Table2.A1" office:value-type="string">
            <text:p text:style-name="Table_20_Contents">splice</text:p>
          </table:table-cell>
          <table:table-cell table:style-name="Table2.A1" office:value-type="string">
            <text:p text:style-name="P1"><text:a xlink:type="simple" xlink:href="https://man7.org/linux/man-pages/man2/splice.2.html" text:style-name="Internet_20_link" text:visited-style-name="Visited_20_Internet_20_Link">man/</text:a> <text:a xlink:type="simple" xlink:href="https://source.chromium.org/search?ss=chromiumos&amp;q=SYSCALL_DEFINE.*splice" text:style-name="Internet_20_link" text:visited-style-name="Visited_20_Internet_20_Link">cs/</text:a></text:p>
          </table:table-cell>
          <table:table-cell table:style-name="Table2.A1" office:value-type="string">
            <text:p text:style-name="P1">0x154</text:p>
          </table:table-cell>
          <table:table-cell table:style-name="Table2.A1" office:value-type="string">
            <text:p text:style-name="Table_20_Contents">int fd_in</text:p>
          </table:table-cell>
          <table:table-cell table:style-name="Table2.A1" office:value-type="string">
            <text:p text:style-name="Table_20_Contents">loff_t *off_in</text:p>
          </table:table-cell>
          <table:table-cell table:style-name="Table2.A1" office:value-type="string">
            <text:p text:style-name="Table_20_Contents">int fd_out</text:p>
          </table:table-cell>
          <table:table-cell table:style-name="Table2.A1" office:value-type="string">
            <text:p text:style-name="Table_20_Contents">loff_t *off_out</text:p>
          </table:table-cell>
          <table:table-cell table:style-name="Table2.A1" office:value-type="string">
            <text:p text:style-name="Table_20_Contents">size_t len</text:p>
          </table:table-cell>
          <table:table-cell table:style-name="Table2.A1" office:value-type="string">
            <text:p text:style-name="Table_20_Contents">unsigned int flags</text:p>
          </table:table-cell>
        </table:table-row>
        <table:table-row table:style-name="TableLine94107340733648">
          <table:table-cell table:style-name="Table2.A1" office:value-type="string">
            <text:p text:style-name="P1">341</text:p>
          </table:table-cell>
          <table:table-cell table:style-name="Table2.A1" office:value-type="string">
            <text:p text:style-name="Table_20_Contents">arm_sync_file_range</text:p>
          </table:table-cell>
          <table:table-cell table:style-name="Table2.A1" office:value-type="string">
            <text:p text:style-name="P1"><text:a xlink:type="simple" xlink:href="https://man7.org/linux/man-pages/man2/arm_sync_file_range.2.html" text:style-name="Internet_20_link" text:visited-style-name="Visited_20_Internet_20_Link">man/</text:a> <text:a xlink:type="simple" xlink:href="https://source.chromium.org/search?ss=chromiumos&amp;q=SYSCALL_DEFINE.*arm_sync_file_range" text:style-name="Internet_20_link" text:visited-style-name="Visited_20_Internet_20_Link">cs/</text:a></text:p>
          </table:table-cell>
          <table:table-cell table:style-name="Table2.A1" office:value-type="string">
            <text:p text:style-name="P1">0x155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?</text:p>
          </table:table-cell>
        </table:table-row>
        <table:table-row table:style-name="TableLine94107340733648">
          <table:table-cell table:style-name="Table2.A1" office:value-type="string">
            <text:p text:style-name="P1">341</text:p>
          </table:table-cell>
          <table:table-cell table:style-name="Table2.A1" office:value-type="string">
            <text:p text:style-name="Table_20_Contents">sync_file_range2</text:p>
          </table:table-cell>
          <table:table-cell table:style-name="Table2.A1" office:value-type="string">
            <text:p text:style-name="P1"><text:a xlink:type="simple" xlink:href="https://man7.org/linux/man-pages/man2/sync_file_range2.2.html" text:style-name="Internet_20_link" text:visited-style-name="Visited_20_Internet_20_Link">man/</text:a> <text:a xlink:type="simple" xlink:href="https://source.chromium.org/search?ss=chromiumos&amp;q=SYSCALL_DEFINE.*sync_file_range2" text:style-name="Internet_20_link" text:visited-style-name="Visited_20_Internet_20_Link">cs/</text:a></text:p>
          </table:table-cell>
          <table:table-cell table:style-name="Table2.A1" office:value-type="string">
            <text:p text:style-name="P1">0x155</text:p>
          </table:table-cell>
          <table:table-cell table:style-name="Table2.A1" office:value-type="string">
            <text:p text:style-name="Table_20_Contents">int fd</text:p>
          </table:table-cell>
          <table:table-cell table:style-name="Table2.A1" office:value-type="string">
            <text:p text:style-name="Table_20_Contents">unsigned int flags</text:p>
          </table:table-cell>
          <table:table-cell table:style-name="Table2.A1" office:value-type="string">
            <text:p text:style-name="Table_20_Contents">loff_t offset</text:p>
          </table:table-cell>
          <table:table-cell table:style-name="Table2.A1" office:value-type="string">
            <text:p text:style-name="Table_20_Contents">loff_t nbyte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42</text:p>
          </table:table-cell>
          <table:table-cell table:style-name="Table2.A1" office:value-type="string">
            <text:p text:style-name="Table_20_Contents">tee</text:p>
          </table:table-cell>
          <table:table-cell table:style-name="Table2.A1" office:value-type="string">
            <text:p text:style-name="P1"><text:a xlink:type="simple" xlink:href="https://man7.org/linux/man-pages/man2/tee.2.html" text:style-name="Internet_20_link" text:visited-style-name="Visited_20_Internet_20_Link">man/</text:a> <text:a xlink:type="simple" xlink:href="https://source.chromium.org/search?ss=chromiumos&amp;q=SYSCALL_DEFINE.*tee" text:style-name="Internet_20_link" text:visited-style-name="Visited_20_Internet_20_Link">cs/</text:a></text:p>
          </table:table-cell>
          <table:table-cell table:style-name="Table2.A1" office:value-type="string">
            <text:p text:style-name="P1">0x156</text:p>
          </table:table-cell>
          <table:table-cell table:style-name="Table2.A1" office:value-type="string">
            <text:p text:style-name="Table_20_Contents">int fdin</text:p>
          </table:table-cell>
          <table:table-cell table:style-name="Table2.A1" office:value-type="string">
            <text:p text:style-name="Table_20_Contents">int fdout</text:p>
          </table:table-cell>
          <table:table-cell table:style-name="Table2.A1" office:value-type="string">
            <text:p text:style-name="Table_20_Contents">size_t len</text:p>
          </table:table-cell>
          <table:table-cell table:style-name="Table2.A1" office:value-type="string">
            <text:p text:style-name="Table_20_Contents">unsigned int 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43</text:p>
          </table:table-cell>
          <table:table-cell table:style-name="Table2.A1" office:value-type="string">
            <text:p text:style-name="Table_20_Contents">vmsplice</text:p>
          </table:table-cell>
          <table:table-cell table:style-name="Table2.A1" office:value-type="string">
            <text:p text:style-name="P1"><text:a xlink:type="simple" xlink:href="https://man7.org/linux/man-pages/man2/vmsplice.2.html" text:style-name="Internet_20_link" text:visited-style-name="Visited_20_Internet_20_Link">man/</text:a> <text:a xlink:type="simple" xlink:href="https://source.chromium.org/search?ss=chromiumos&amp;q=SYSCALL_DEFINE.*vmsplice" text:style-name="Internet_20_link" text:visited-style-name="Visited_20_Internet_20_Link">cs/</text:a></text:p>
          </table:table-cell>
          <table:table-cell table:style-name="Table2.A1" office:value-type="string">
            <text:p text:style-name="P1">0x157</text:p>
          </table:table-cell>
          <table:table-cell table:style-name="Table2.A1" office:value-type="string">
            <text:p text:style-name="Table_20_Contents">int fd</text:p>
          </table:table-cell>
          <table:table-cell table:style-name="Table2.A1" office:value-type="string">
            <text:p text:style-name="Table_20_Contents">const struct iovec *iov</text:p>
          </table:table-cell>
          <table:table-cell table:style-name="Table2.A1" office:value-type="string">
            <text:p text:style-name="Table_20_Contents">unsigned long nr_segs</text:p>
          </table:table-cell>
          <table:table-cell table:style-name="Table2.A1" office:value-type="string">
            <text:p text:style-name="Table_20_Contents">unsigned int 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44</text:p>
          </table:table-cell>
          <table:table-cell table:style-name="Table2.A1" office:value-type="string">
            <text:p text:style-name="Table_20_Contents">move_pages</text:p>
          </table:table-cell>
          <table:table-cell table:style-name="Table2.A1" office:value-type="string">
            <text:p text:style-name="P1"><text:a xlink:type="simple" xlink:href="https://man7.org/linux/man-pages/man2/move_pages.2.html" text:style-name="Internet_20_link" text:visited-style-name="Visited_20_Internet_20_Link">man/</text:a> <text:a xlink:type="simple" xlink:href="https://source.chromium.org/search?ss=chromiumos&amp;q=SYSCALL_DEFINE.*move_pages" text:style-name="Internet_20_link" text:visited-style-name="Visited_20_Internet_20_Link">cs/</text:a></text:p>
          </table:table-cell>
          <table:table-cell table:style-name="Table2.A1" office:value-type="string">
            <text:p text:style-name="P1">0x158</text:p>
          </table:table-cell>
          <table:table-cell table:style-name="Table2.A1" office:value-type="string">
            <text:p text:style-name="Table_20_Contents">pid_t pid</text:p>
          </table:table-cell>
          <table:table-cell table:style-name="Table2.A1" office:value-type="string">
            <text:p text:style-name="Table_20_Contents">unsigned long nr_pages</text:p>
          </table:table-cell>
          <table:table-cell table:style-name="Table2.A1" office:value-type="string">
            <text:p text:style-name="Table_20_Contents">const void * *pages</text:p>
          </table:table-cell>
          <table:table-cell table:style-name="Table2.A1" office:value-type="string">
            <text:p text:style-name="Table_20_Contents">const int *nodes</text:p>
          </table:table-cell>
          <table:table-cell table:style-name="Table2.A1" office:value-type="string">
            <text:p text:style-name="Table_20_Contents">int *status</text:p>
          </table:table-cell>
          <table:table-cell table:style-name="Table2.A1" office:value-type="string">
            <text:p text:style-name="Table_20_Contents">int flags</text:p>
          </table:table-cell>
        </table:table-row>
        <table:table-row table:style-name="TableLine94107340733648">
          <table:table-cell table:style-name="Table2.A1" office:value-type="string">
            <text:p text:style-name="P1">345</text:p>
          </table:table-cell>
          <table:table-cell table:style-name="Table2.A1" office:value-type="string">
            <text:p text:style-name="Table_20_Contents">getcpu</text:p>
          </table:table-cell>
          <table:table-cell table:style-name="Table2.A1" office:value-type="string">
            <text:p text:style-name="P1"><text:a xlink:type="simple" xlink:href="https://man7.org/linux/man-pages/man2/getcpu.2.html" text:style-name="Internet_20_link" text:visited-style-name="Visited_20_Internet_20_Link">man/</text:a> <text:a xlink:type="simple" xlink:href="https://source.chromium.org/search?ss=chromiumos&amp;q=SYSCALL_DEFINE.*getcpu" text:style-name="Internet_20_link" text:visited-style-name="Visited_20_Internet_20_Link">cs/</text:a></text:p>
          </table:table-cell>
          <table:table-cell table:style-name="Table2.A1" office:value-type="string">
            <text:p text:style-name="P1">0x159</text:p>
          </table:table-cell>
          <table:table-cell table:style-name="Table2.A1" office:value-type="string">
            <text:p text:style-name="Table_20_Contents">unsigned *cpu</text:p>
          </table:table-cell>
          <table:table-cell table:style-name="Table2.A1" office:value-type="string">
            <text:p text:style-name="Table_20_Contents">unsigned *node</text:p>
          </table:table-cell>
          <table:table-cell table:style-name="Table2.A1" office:value-type="string">
            <text:p text:style-name="Table_20_Contents">struct getcpu_cache *cach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46</text:p>
          </table:table-cell>
          <table:table-cell table:style-name="Table2.A1" office:value-type="string">
            <text:p text:style-name="Table_20_Contents">epoll_pwait</text:p>
          </table:table-cell>
          <table:table-cell table:style-name="Table2.A1" office:value-type="string">
            <text:p text:style-name="P1"><text:a xlink:type="simple" xlink:href="https://man7.org/linux/man-pages/man2/epoll_pwait.2.html" text:style-name="Internet_20_link" text:visited-style-name="Visited_20_Internet_20_Link">man/</text:a> <text:a xlink:type="simple" xlink:href="https://source.chromium.org/search?ss=chromiumos&amp;q=SYSCALL_DEFINE.*epoll_pwait" text:style-name="Internet_20_link" text:visited-style-name="Visited_20_Internet_20_Link">cs/</text:a></text:p>
          </table:table-cell>
          <table:table-cell table:style-name="Table2.A1" office:value-type="string">
            <text:p text:style-name="P1">0x15a</text:p>
          </table:table-cell>
          <table:table-cell table:style-name="Table2.A1" office:value-type="string">
            <text:p text:style-name="Table_20_Contents">int epfd</text:p>
          </table:table-cell>
          <table:table-cell table:style-name="Table2.A1" office:value-type="string">
            <text:p text:style-name="Table_20_Contents">struct epoll_event *events</text:p>
          </table:table-cell>
          <table:table-cell table:style-name="Table2.A1" office:value-type="string">
            <text:p text:style-name="Table_20_Contents">int maxevents</text:p>
          </table:table-cell>
          <table:table-cell table:style-name="Table2.A1" office:value-type="string">
            <text:p text:style-name="Table_20_Contents">int timeout</text:p>
          </table:table-cell>
          <table:table-cell table:style-name="Table2.A1" office:value-type="string">
            <text:p text:style-name="Table_20_Contents">const sigset_t *sigmask</text:p>
          </table:table-cell>
          <table:table-cell table:style-name="Table2.A1" office:value-type="string">
            <text:p text:style-name="Table_20_Contents">size_t sigsetsize</text:p>
          </table:table-cell>
        </table:table-row>
        <table:table-row table:style-name="TableLine94107340733648">
          <table:table-cell table:style-name="Table2.A1" office:value-type="string">
            <text:p text:style-name="P1">347</text:p>
          </table:table-cell>
          <table:table-cell table:style-name="Table2.A1" office:value-type="string">
            <text:p text:style-name="Table_20_Contents">kexec_load</text:p>
          </table:table-cell>
          <table:table-cell table:style-name="Table2.A1" office:value-type="string">
            <text:p text:style-name="P1"><text:a xlink:type="simple" xlink:href="https://man7.org/linux/man-pages/man2/kexec_load.2.html" text:style-name="Internet_20_link" text:visited-style-name="Visited_20_Internet_20_Link">man/</text:a> <text:a xlink:type="simple" xlink:href="https://source.chromium.org/search?ss=chromiumos&amp;q=SYSCALL_DEFINE.*kexec_load" text:style-name="Internet_20_link" text:visited-style-name="Visited_20_Internet_20_Link">cs/</text:a></text:p>
          </table:table-cell>
          <table:table-cell table:style-name="Table2.A1" office:value-type="string">
            <text:p text:style-name="P1">0x15b</text:p>
          </table:table-cell>
          <table:table-cell table:style-name="Table2.A1" office:value-type="string">
            <text:p text:style-name="Table_20_Contents">unsigned long entry</text:p>
          </table:table-cell>
          <table:table-cell table:style-name="Table2.A1" office:value-type="string">
            <text:p text:style-name="Table_20_Contents">unsigned long nr_segments</text:p>
          </table:table-cell>
          <table:table-cell table:style-name="Table2.A1" office:value-type="string">
            <text:p text:style-name="Table_20_Contents">struct kexec_segment *segments</text:p>
          </table:table-cell>
          <table:table-cell table:style-name="Table2.A1" office:value-type="string">
            <text:p text:style-name="Table_20_Contents">unsigned long 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48</text:p>
          </table:table-cell>
          <table:table-cell table:style-name="Table2.A1" office:value-type="string">
            <text:p text:style-name="Table_20_Contents">utimensat</text:p>
          </table:table-cell>
          <table:table-cell table:style-name="Table2.A1" office:value-type="string">
            <text:p text:style-name="P1"><text:a xlink:type="simple" xlink:href="https://man7.org/linux/man-pages/man2/utimensat.2.html" text:style-name="Internet_20_link" text:visited-style-name="Visited_20_Internet_20_Link">man/</text:a> <text:a xlink:type="simple" xlink:href="https://source.chromium.org/search?ss=chromiumos&amp;q=SYSCALL_DEFINE.*utimensat" text:style-name="Internet_20_link" text:visited-style-name="Visited_20_Internet_20_Link">cs/</text:a></text:p>
          </table:table-cell>
          <table:table-cell table:style-name="Table2.A1" office:value-type="string">
            <text:p text:style-name="P1">0x15c</text:p>
          </table:table-cell>
          <table:table-cell table:style-name="Table2.A1" office:value-type="string">
            <text:p text:style-name="Table_20_Contents">int dfd</text:p>
          </table:table-cell>
          <table:table-cell table:style-name="Table2.A1" office:value-type="string">
            <text:p text:style-name="Table_20_Contents">const char <text:soft-page-break/>*filename</text:p>
          </table:table-cell>
          <table:table-cell table:style-name="Table2.A1" office:value-type="string">
            <text:p text:style-name="Table_20_Contents">struct <text:soft-page-break/>__kernel_timespec *utimes</text:p>
          </table:table-cell>
          <table:table-cell table:style-name="Table2.A1" office:value-type="string">
            <text:p text:style-name="Table_20_Contents">int 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49</text:p>
          </table:table-cell>
          <table:table-cell table:style-name="Table2.A1" office:value-type="string">
            <text:p text:style-name="Table_20_Contents">signalfd</text:p>
          </table:table-cell>
          <table:table-cell table:style-name="Table2.A1" office:value-type="string">
            <text:p text:style-name="P1"><text:a xlink:type="simple" xlink:href="https://man7.org/linux/man-pages/man2/signalfd.2.html" text:style-name="Internet_20_link" text:visited-style-name="Visited_20_Internet_20_Link">man/</text:a> <text:a xlink:type="simple" xlink:href="https://source.chromium.org/search?ss=chromiumos&amp;q=SYSCALL_DEFINE.*signalfd" text:style-name="Internet_20_link" text:visited-style-name="Visited_20_Internet_20_Link">cs/</text:a></text:p>
          </table:table-cell>
          <table:table-cell table:style-name="Table2.A1" office:value-type="string">
            <text:p text:style-name="P1">0x15d</text:p>
          </table:table-cell>
          <table:table-cell table:style-name="Table2.A1" office:value-type="string">
            <text:p text:style-name="Table_20_Contents">int ufd</text:p>
          </table:table-cell>
          <table:table-cell table:style-name="Table2.A1" office:value-type="string">
            <text:p text:style-name="Table_20_Contents">sigset_t *user_mask</text:p>
          </table:table-cell>
          <table:table-cell table:style-name="Table2.A1" office:value-type="string">
            <text:p text:style-name="Table_20_Contents">size_t sizemask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50</text:p>
          </table:table-cell>
          <table:table-cell table:style-name="Table2.A1" office:value-type="string">
            <text:p text:style-name="Table_20_Contents">timerfd_create</text:p>
          </table:table-cell>
          <table:table-cell table:style-name="Table2.A1" office:value-type="string">
            <text:p text:style-name="P1"><text:a xlink:type="simple" xlink:href="https://man7.org/linux/man-pages/man2/timerfd_create.2.html" text:style-name="Internet_20_link" text:visited-style-name="Visited_20_Internet_20_Link">man/</text:a> <text:a xlink:type="simple" xlink:href="https://source.chromium.org/search?ss=chromiumos&amp;q=SYSCALL_DEFINE.*timerfd_create" text:style-name="Internet_20_link" text:visited-style-name="Visited_20_Internet_20_Link">cs/</text:a></text:p>
          </table:table-cell>
          <table:table-cell table:style-name="Table2.A1" office:value-type="string">
            <text:p text:style-name="P1">0x15e</text:p>
          </table:table-cell>
          <table:table-cell table:style-name="Table2.A1" office:value-type="string">
            <text:p text:style-name="Table_20_Contents">int clockid</text:p>
          </table:table-cell>
          <table:table-cell table:style-name="Table2.A1" office:value-type="string">
            <text:p text:style-name="Table_20_Contents">int 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51</text:p>
          </table:table-cell>
          <table:table-cell table:style-name="Table2.A1" office:value-type="string">
            <text:p text:style-name="Table_20_Contents">eventfd</text:p>
          </table:table-cell>
          <table:table-cell table:style-name="Table2.A1" office:value-type="string">
            <text:p text:style-name="P1"><text:a xlink:type="simple" xlink:href="https://man7.org/linux/man-pages/man2/eventfd.2.html" text:style-name="Internet_20_link" text:visited-style-name="Visited_20_Internet_20_Link">man/</text:a> <text:a xlink:type="simple" xlink:href="https://source.chromium.org/search?ss=chromiumos&amp;q=SYSCALL_DEFINE.*eventfd" text:style-name="Internet_20_link" text:visited-style-name="Visited_20_Internet_20_Link">cs/</text:a></text:p>
          </table:table-cell>
          <table:table-cell table:style-name="Table2.A1" office:value-type="string">
            <text:p text:style-name="P1">0x15f</text:p>
          </table:table-cell>
          <table:table-cell table:style-name="Table2.A1" office:value-type="string">
            <text:p text:style-name="Table_20_Contents">unsigned int count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52</text:p>
          </table:table-cell>
          <table:table-cell table:style-name="Table2.A1" office:value-type="string">
            <text:p text:style-name="Table_20_Contents">fallocate</text:p>
          </table:table-cell>
          <table:table-cell table:style-name="Table2.A1" office:value-type="string">
            <text:p text:style-name="P1"><text:a xlink:type="simple" xlink:href="https://man7.org/linux/man-pages/man2/fallocate.2.html" text:style-name="Internet_20_link" text:visited-style-name="Visited_20_Internet_20_Link">man/</text:a> <text:a xlink:type="simple" xlink:href="https://source.chromium.org/search?ss=chromiumos&amp;q=SYSCALL_DEFINE.*fallocate" text:style-name="Internet_20_link" text:visited-style-name="Visited_20_Internet_20_Link">cs/</text:a></text:p>
          </table:table-cell>
          <table:table-cell table:style-name="Table2.A1" office:value-type="string">
            <text:p text:style-name="P1">0x160</text:p>
          </table:table-cell>
          <table:table-cell table:style-name="Table2.A1" office:value-type="string">
            <text:p text:style-name="Table_20_Contents">int fd</text:p>
          </table:table-cell>
          <table:table-cell table:style-name="Table2.A1" office:value-type="string">
            <text:p text:style-name="Table_20_Contents">int mode</text:p>
          </table:table-cell>
          <table:table-cell table:style-name="Table2.A1" office:value-type="string">
            <text:p text:style-name="Table_20_Contents">loff_t offset</text:p>
          </table:table-cell>
          <table:table-cell table:style-name="Table2.A1" office:value-type="string">
            <text:p text:style-name="Table_20_Contents">loff_t len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53</text:p>
          </table:table-cell>
          <table:table-cell table:style-name="Table2.A1" office:value-type="string">
            <text:p text:style-name="Table_20_Contents">timerfd_settime</text:p>
          </table:table-cell>
          <table:table-cell table:style-name="Table2.A1" office:value-type="string">
            <text:p text:style-name="P1"><text:a xlink:type="simple" xlink:href="https://man7.org/linux/man-pages/man2/timerfd_settime.2.html" text:style-name="Internet_20_link" text:visited-style-name="Visited_20_Internet_20_Link">man/</text:a> <text:a xlink:type="simple" xlink:href="https://source.chromium.org/search?ss=chromiumos&amp;q=SYSCALL_DEFINE.*timerfd_settime" text:style-name="Internet_20_link" text:visited-style-name="Visited_20_Internet_20_Link">cs/</text:a></text:p>
          </table:table-cell>
          <table:table-cell table:style-name="Table2.A1" office:value-type="string">
            <text:p text:style-name="P1">0x161</text:p>
          </table:table-cell>
          <table:table-cell table:style-name="Table2.A1" office:value-type="string">
            <text:p text:style-name="Table_20_Contents">int ufd</text:p>
          </table:table-cell>
          <table:table-cell table:style-name="Table2.A1" office:value-type="string">
            <text:p text:style-name="Table_20_Contents">int flags</text:p>
          </table:table-cell>
          <table:table-cell table:style-name="Table2.A1" office:value-type="string">
            <text:p text:style-name="Table_20_Contents">const struct __kernel_itimerspec *utmr</text:p>
          </table:table-cell>
          <table:table-cell table:style-name="Table2.A1" office:value-type="string">
            <text:p text:style-name="Table_20_Contents">struct __kernel_itimerspec *otmr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54</text:p>
          </table:table-cell>
          <table:table-cell table:style-name="Table2.A1" office:value-type="string">
            <text:p text:style-name="Table_20_Contents">timerfd_gettime</text:p>
          </table:table-cell>
          <table:table-cell table:style-name="Table2.A1" office:value-type="string">
            <text:p text:style-name="P1"><text:a xlink:type="simple" xlink:href="https://man7.org/linux/man-pages/man2/timerfd_gettime.2.html" text:style-name="Internet_20_link" text:visited-style-name="Visited_20_Internet_20_Link">man/</text:a> <text:a xlink:type="simple" xlink:href="https://source.chromium.org/search?ss=chromiumos&amp;q=SYSCALL_DEFINE.*timerfd_gettime" text:style-name="Internet_20_link" text:visited-style-name="Visited_20_Internet_20_Link">cs/</text:a></text:p>
          </table:table-cell>
          <table:table-cell table:style-name="Table2.A1" office:value-type="string">
            <text:p text:style-name="P1">0x162</text:p>
          </table:table-cell>
          <table:table-cell table:style-name="Table2.A1" office:value-type="string">
            <text:p text:style-name="Table_20_Contents">int ufd</text:p>
          </table:table-cell>
          <table:table-cell table:style-name="Table2.A1" office:value-type="string">
            <text:p text:style-name="Table_20_Contents">struct __kernel_itimerspec *otmr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55</text:p>
          </table:table-cell>
          <table:table-cell table:style-name="Table2.A1" office:value-type="string">
            <text:p text:style-name="Table_20_Contents">signalfd4</text:p>
          </table:table-cell>
          <table:table-cell table:style-name="Table2.A1" office:value-type="string">
            <text:p text:style-name="P1"><text:a xlink:type="simple" xlink:href="https://man7.org/linux/man-pages/man2/signalfd4.2.html" text:style-name="Internet_20_link" text:visited-style-name="Visited_20_Internet_20_Link">man/</text:a> <text:a xlink:type="simple" xlink:href="https://source.chromium.org/search?ss=chromiumos&amp;q=SYSCALL_DEFINE.*signalfd4" text:style-name="Internet_20_link" text:visited-style-name="Visited_20_Internet_20_Link">cs/</text:a></text:p>
          </table:table-cell>
          <table:table-cell table:style-name="Table2.A1" office:value-type="string">
            <text:p text:style-name="P1">0x163</text:p>
          </table:table-cell>
          <table:table-cell table:style-name="Table2.A1" office:value-type="string">
            <text:p text:style-name="Table_20_Contents">int ufd</text:p>
          </table:table-cell>
          <table:table-cell table:style-name="Table2.A1" office:value-type="string">
            <text:p text:style-name="Table_20_Contents">sigset_t *user_mask</text:p>
          </table:table-cell>
          <table:table-cell table:style-name="Table2.A1" office:value-type="string">
            <text:p text:style-name="Table_20_Contents">size_t sizemask</text:p>
          </table:table-cell>
          <table:table-cell table:style-name="Table2.A1" office:value-type="string">
            <text:p text:style-name="Table_20_Contents">int 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56</text:p>
          </table:table-cell>
          <table:table-cell table:style-name="Table2.A1" office:value-type="string">
            <text:p text:style-name="Table_20_Contents">eventfd2</text:p>
          </table:table-cell>
          <table:table-cell table:style-name="Table2.A1" office:value-type="string">
            <text:p text:style-name="P1"><text:a xlink:type="simple" xlink:href="https://man7.org/linux/man-pages/man2/eventfd2.2.html" text:style-name="Internet_20_link" text:visited-style-name="Visited_20_Internet_20_Link">man/</text:a> <text:a xlink:type="simple" xlink:href="https://source.chromium.org/search?ss=chromiumos&amp;q=SYSCALL_DEFINE.*eventfd2" text:style-name="Internet_20_link" text:visited-style-name="Visited_20_Internet_20_Link">cs/</text:a></text:p>
          </table:table-cell>
          <table:table-cell table:style-name="Table2.A1" office:value-type="string">
            <text:p text:style-name="P1">0x164</text:p>
          </table:table-cell>
          <table:table-cell table:style-name="Table2.A1" office:value-type="string">
            <text:p text:style-name="Table_20_Contents">unsigned int count</text:p>
          </table:table-cell>
          <table:table-cell table:style-name="Table2.A1" office:value-type="string">
            <text:p text:style-name="Table_20_Contents">int 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57</text:p>
          </table:table-cell>
          <table:table-cell table:style-name="Table2.A1" office:value-type="string">
            <text:p text:style-name="Table_20_Contents">epoll_create1</text:p>
          </table:table-cell>
          <table:table-cell table:style-name="Table2.A1" office:value-type="string">
            <text:p text:style-name="P1"><text:a xlink:type="simple" xlink:href="https://man7.org/linux/man-pages/man2/epoll_create1.2.html" text:style-name="Internet_20_link" text:visited-style-name="Visited_20_Internet_20_Link">man/</text:a> <text:a xlink:type="simple" xlink:href="https://source.chromium.org/search?ss=chromiumos&amp;q=SYSCALL_DEFINE.*epoll_create1" text:style-name="Internet_20_link" text:visited-style-name="Visited_20_Internet_20_Link">cs/</text:a></text:p>
          </table:table-cell>
          <table:table-cell table:style-name="Table2.A1" office:value-type="string">
            <text:p text:style-name="P1">0x165</text:p>
          </table:table-cell>
          <table:table-cell table:style-name="Table2.A1" office:value-type="string">
            <text:p text:style-name="Table_20_Contents">int 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58</text:p>
          </table:table-cell>
          <table:table-cell table:style-name="Table2.A1" office:value-type="string">
            <text:p text:style-name="Table_20_Contents">dup3</text:p>
          </table:table-cell>
          <table:table-cell table:style-name="Table2.A1" office:value-type="string">
            <text:p text:style-name="P1"><text:a xlink:type="simple" xlink:href="https://man7.org/linux/man-pages/man2/dup3.2.html" text:style-name="Internet_20_link" text:visited-style-name="Visited_20_Internet_20_Link">man/</text:a> <text:a xlink:type="simple" xlink:href="https://source.chromium.org/search?ss=chromiumos&amp;q=SYSCALL_DEFINE.*dup3" text:style-name="Internet_20_link" text:visited-style-name="Visited_20_Internet_20_Link">cs/</text:a></text:p>
          </table:table-cell>
          <table:table-cell table:style-name="Table2.A1" office:value-type="string">
            <text:p text:style-name="P1">0x166</text:p>
          </table:table-cell>
          <table:table-cell table:style-name="Table2.A1" office:value-type="string">
            <text:p text:style-name="Table_20_Contents">unsigned int oldfd</text:p>
          </table:table-cell>
          <table:table-cell table:style-name="Table2.A1" office:value-type="string">
            <text:p text:style-name="Table_20_Contents">unsigned int newfd</text:p>
          </table:table-cell>
          <table:table-cell table:style-name="Table2.A1" office:value-type="string">
            <text:p text:style-name="Table_20_Contents">int 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59</text:p>
          </table:table-cell>
          <table:table-cell table:style-name="Table2.A1" office:value-type="string">
            <text:p text:style-name="Table_20_Contents">pipe2</text:p>
          </table:table-cell>
          <table:table-cell table:style-name="Table2.A1" office:value-type="string">
            <text:p text:style-name="P1"><text:a xlink:type="simple" xlink:href="https://man7.org/linux/man-pages/man2/pipe2.2.html" text:style-name="Internet_20_link" text:visited-style-name="Visited_20_Internet_20_Link">man/</text:a> <text:a xlink:type="simple" xlink:href="https://source.chromium.org/search?ss=chromiumos&amp;q=SYSCALL_DEFINE.*pipe2" text:style-name="Internet_20_link" text:visited-style-name="Visited_20_Internet_20_Link">cs/</text:a></text:p>
          </table:table-cell>
          <table:table-cell table:style-name="Table2.A1" office:value-type="string">
            <text:p text:style-name="P1">0x167</text:p>
          </table:table-cell>
          <table:table-cell table:style-name="Table2.A1" office:value-type="string">
            <text:p text:style-name="Table_20_Contents">int *fildes</text:p>
          </table:table-cell>
          <table:table-cell table:style-name="Table2.A1" office:value-type="string">
            <text:p text:style-name="Table_20_Contents">int 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60</text:p>
          </table:table-cell>
          <table:table-cell table:style-name="Table2.A1" office:value-type="string">
            <text:p text:style-name="Table_20_Contents">inotify_init1</text:p>
          </table:table-cell>
          <table:table-cell table:style-name="Table2.A1" office:value-type="string">
            <text:p text:style-name="P1"><text:a xlink:type="simple" xlink:href="https://man7.org/linux/man-pages/man2/inotify_init1.2.html" text:style-name="Internet_20_link" text:visited-style-name="Visited_20_Internet_20_Link">man/</text:a> <text:a xlink:type="simple" xlink:href="https://source.chromium.org/search?ss=chromiumos&amp;q=SYSCALL_DEFINE.*inotify_init1" text:style-name="Internet_20_link" text:visited-style-name="Visited_20_Internet_20_Link">cs/</text:a></text:p>
          </table:table-cell>
          <table:table-cell table:style-name="Table2.A1" office:value-type="string">
            <text:p text:style-name="P1">0x168</text:p>
          </table:table-cell>
          <table:table-cell table:style-name="Table2.A1" office:value-type="string">
            <text:p text:style-name="Table_20_Contents">int 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61</text:p>
          </table:table-cell>
          <table:table-cell table:style-name="Table2.A1" office:value-type="string">
            <text:p text:style-name="Table_20_Contents">preadv</text:p>
          </table:table-cell>
          <table:table-cell table:style-name="Table2.A1" office:value-type="string">
            <text:p text:style-name="P1"><text:a xlink:type="simple" xlink:href="https://man7.org/linux/man-pages/man2/preadv.2.html" text:style-name="Internet_20_link" text:visited-style-name="Visited_20_Internet_20_Link">man/</text:a> <text:a xlink:type="simple" xlink:href="https://source.chromium.org/search?ss=chromiumos&amp;q=SYSCALL_DEFINE.*preadv" text:style-name="Internet_20_link" text:visited-style-name="Visited_20_Internet_20_Link">cs/</text:a></text:p>
          </table:table-cell>
          <table:table-cell table:style-name="Table2.A1" office:value-type="string">
            <text:p text:style-name="P1">0x169</text:p>
          </table:table-cell>
          <table:table-cell table:style-name="Table2.A1" office:value-type="string">
            <text:p text:style-name="Table_20_Contents">unsigned long fd</text:p>
          </table:table-cell>
          <table:table-cell table:style-name="Table2.A1" office:value-type="string">
            <text:p text:style-name="Table_20_Contents">const struct iovec *vec</text:p>
          </table:table-cell>
          <table:table-cell table:style-name="Table2.A1" office:value-type="string">
            <text:p text:style-name="Table_20_Contents">unsigned long vlen</text:p>
          </table:table-cell>
          <table:table-cell table:style-name="Table2.A1" office:value-type="string">
            <text:p text:style-name="Table_20_Contents">unsigned long pos_l</text:p>
          </table:table-cell>
          <table:table-cell table:style-name="Table2.A1" office:value-type="string">
            <text:p text:style-name="Table_20_Contents">unsigned long pos_h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62</text:p>
          </table:table-cell>
          <table:table-cell table:style-name="Table2.A1" office:value-type="string">
            <text:p text:style-name="Table_20_Contents">pwritev</text:p>
          </table:table-cell>
          <table:table-cell table:style-name="Table2.A1" office:value-type="string">
            <text:p text:style-name="P1"><text:a xlink:type="simple" xlink:href="https://man7.org/linux/man-pages/man2/pwritev.2.html" text:style-name="Internet_20_link" text:visited-style-name="Visited_20_Internet_20_Link">man/</text:a> <text:a xlink:type="simple" xlink:href="https://source.chromium.org/search?ss=chromiumos&amp;q=SYSCALL_DEFINE.*pwritev" text:style-name="Internet_20_link" text:visited-style-name="Visited_20_Internet_20_Link">cs/</text:a></text:p>
          </table:table-cell>
          <table:table-cell table:style-name="Table2.A1" office:value-type="string">
            <text:p text:style-name="P1">0x16a</text:p>
          </table:table-cell>
          <table:table-cell table:style-name="Table2.A1" office:value-type="string">
            <text:p text:style-name="Table_20_Contents">unsigned long fd</text:p>
          </table:table-cell>
          <table:table-cell table:style-name="Table2.A1" office:value-type="string">
            <text:p text:style-name="Table_20_Contents">const struct iovec *vec</text:p>
          </table:table-cell>
          <table:table-cell table:style-name="Table2.A1" office:value-type="string">
            <text:p text:style-name="Table_20_Contents">unsigned long vlen</text:p>
          </table:table-cell>
          <table:table-cell table:style-name="Table2.A1" office:value-type="string">
            <text:p text:style-name="Table_20_Contents">unsigned long pos_l</text:p>
          </table:table-cell>
          <table:table-cell table:style-name="Table2.A1" office:value-type="string">
            <text:p text:style-name="Table_20_Contents">unsigned long pos_h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63</text:p>
          </table:table-cell>
          <table:table-cell table:style-name="Table2.A1" office:value-type="string">
            <text:p text:style-name="Table_20_Contents">rt_tgsigqueueinfo</text:p>
          </table:table-cell>
          <table:table-cell table:style-name="Table2.A1" office:value-type="string">
            <text:p text:style-name="P1"><text:a xlink:type="simple" xlink:href="https://man7.org/linux/man-pages/man2/rt_tgsigqueueinfo.2.html" text:style-name="Internet_20_link" text:visited-style-name="Visited_20_Internet_20_Link">man/</text:a> <text:a xlink:type="simple" xlink:href="https://source.chromium.org/search?ss=chromiumos&amp;q=SYSCALL_DEFINE.*rt_tgsigqueueinfo" text:style-name="Internet_20_link" text:visited-style-name="Visited_20_Internet_20_Link">cs/</text:a></text:p>
          </table:table-cell>
          <table:table-cell table:style-name="Table2.A1" office:value-type="string">
            <text:p text:style-name="P1">0x16b</text:p>
          </table:table-cell>
          <table:table-cell table:style-name="Table2.A1" office:value-type="string">
            <text:p text:style-name="Table_20_Contents">pid_t tgid</text:p>
          </table:table-cell>
          <table:table-cell table:style-name="Table2.A1" office:value-type="string">
            <text:p text:style-name="Table_20_Contents">pid_t pid</text:p>
          </table:table-cell>
          <table:table-cell table:style-name="Table2.A1" office:value-type="string">
            <text:p text:style-name="Table_20_Contents">int sig</text:p>
          </table:table-cell>
          <table:table-cell table:style-name="Table2.A1" office:value-type="string">
            <text:p text:style-name="Table_20_Contents">siginfo_t *uinfo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64</text:p>
          </table:table-cell>
          <table:table-cell table:style-name="Table2.A1" office:value-type="string">
            <text:p text:style-name="Table_20_Contents">perf_event_open</text:p>
          </table:table-cell>
          <table:table-cell table:style-name="Table2.A1" office:value-type="string">
            <text:p text:style-name="P1"><text:a xlink:type="simple" xlink:href="https://man7.org/linux/man-pages/man2/perf_event_open.2.html" text:style-name="Internet_20_link" text:visited-style-name="Visited_20_Internet_20_Link">man/</text:a> <text:a xlink:type="simple" xlink:href="https://source.chromium.org/search?ss=chromiumos&amp;q=SYSCALL_DEFINE.*perf_event_open" text:style-name="Internet_20_link" text:visited-style-name="Visited_20_Internet_20_Link">cs/</text:a></text:p>
          </table:table-cell>
          <table:table-cell table:style-name="Table2.A1" office:value-type="string">
            <text:p text:style-name="P1">0x16c</text:p>
          </table:table-cell>
          <table:table-cell table:style-name="Table2.A1" office:value-type="string">
            <text:p text:style-name="Table_20_Contents">struct perf_event_attr *attr_uptr</text:p>
          </table:table-cell>
          <table:table-cell table:style-name="Table2.A1" office:value-type="string">
            <text:p text:style-name="Table_20_Contents">pid_t pid</text:p>
          </table:table-cell>
          <table:table-cell table:style-name="Table2.A1" office:value-type="string">
            <text:p text:style-name="Table_20_Contents">int cpu</text:p>
          </table:table-cell>
          <table:table-cell table:style-name="Table2.A1" office:value-type="string">
            <text:p text:style-name="Table_20_Contents">int group_fd</text:p>
          </table:table-cell>
          <table:table-cell table:style-name="Table2.A1" office:value-type="string">
            <text:p text:style-name="Table_20_Contents">unsigned long flags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65</text:p>
          </table:table-cell>
          <table:table-cell table:style-name="Table2.A1" office:value-type="string">
            <text:p text:style-name="Table_20_Contents">recvmmsg</text:p>
          </table:table-cell>
          <table:table-cell table:style-name="Table2.A1" office:value-type="string">
            <text:p text:style-name="P1"><text:a xlink:type="simple" xlink:href="https://man7.org/linux/man-pages/man2/recvmmsg.2.html" text:style-name="Internet_20_link" text:visited-style-name="Visited_20_Internet_20_Link">man/</text:a> <text:a xlink:type="simple" xlink:href="https://source.chromium.org/search?ss=chromiumos&amp;q=SYSCALL_DEFINE.*recvmmsg" text:style-name="Internet_20_link" text:visited-style-name="Visited_20_Internet_20_Link">cs/</text:a></text:p>
          </table:table-cell>
          <table:table-cell table:style-name="Table2.A1" office:value-type="string">
            <text:p text:style-name="P1">0x16d</text:p>
          </table:table-cell>
          <table:table-cell table:style-name="Table2.A1" office:value-type="string">
            <text:p text:style-name="Table_20_Contents">int fd</text:p>
          </table:table-cell>
          <table:table-cell table:style-name="Table2.A1" office:value-type="string">
            <text:p text:style-name="Table_20_Contents">struct mmsghdr *msg</text:p>
          </table:table-cell>
          <table:table-cell table:style-name="Table2.A1" office:value-type="string">
            <text:p text:style-name="Table_20_Contents">unsigned int vlen</text:p>
          </table:table-cell>
          <table:table-cell table:style-name="Table2.A1" office:value-type="string">
            <text:p text:style-name="Table_20_Contents">unsigned flags</text:p>
          </table:table-cell>
          <table:table-cell table:style-name="Table2.A1" office:value-type="string">
            <text:p text:style-name="Table_20_Contents">struct __kernel_timespec *timeout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66</text:p>
          </table:table-cell>
          <table:table-cell table:style-name="Table2.A1" office:value-type="string">
            <text:p text:style-name="Table_20_Contents">accept4</text:p>
          </table:table-cell>
          <table:table-cell table:style-name="Table2.A1" office:value-type="string">
            <text:p text:style-name="P1"><text:a xlink:type="simple" xlink:href="https://man7.org/linux/man-pages/man2/accept4.2.html" text:style-name="Internet_20_link" text:visited-style-name="Visited_20_Internet_20_Link">man/</text:a> <text:a xlink:type="simple" xlink:href="https://source.chromium.org/search?ss=chromiumos&amp;q=SYSCALL_DEFINE.*accept4" text:style-name="Internet_20_link" text:visited-style-name="Visited_20_Internet_20_Link">cs/</text:a></text:p>
          </table:table-cell>
          <table:table-cell table:style-name="Table2.A1" office:value-type="string">
            <text:p text:style-name="P1">0x16e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struct sockaddr *</text:p>
          </table:table-cell>
          <table:table-cell table:style-name="Table2.A1" office:value-type="string">
            <text:p text:style-name="Table_20_Contents">int *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67</text:p>
          </table:table-cell>
          <table:table-cell table:style-name="Table2.A1" office:value-type="string">
            <text:p text:style-name="Table_20_Contents">fanotify_init</text:p>
          </table:table-cell>
          <table:table-cell table:style-name="Table2.A1" office:value-type="string">
            <text:p text:style-name="P1"><text:a xlink:type="simple" xlink:href="https://man7.org/linux/man-pages/man2/fanotify_init.2.html" text:style-name="Internet_20_link" text:visited-style-name="Visited_20_Internet_20_Link">man/</text:a> <text:a xlink:type="simple" xlink:href="https://source.chromium.org/search?ss=chromiumos&amp;q=SYSCALL_DEFINE.*fanotify_init" text:style-name="Internet_20_link" text:visited-style-name="Visited_20_Internet_20_Link">cs/</text:a></text:p>
          </table:table-cell>
          <table:table-cell table:style-name="Table2.A1" office:value-type="string">
            <text:p text:style-name="P1">0x16f</text:p>
          </table:table-cell>
          <table:table-cell table:style-name="Table2.A1" office:value-type="string">
            <text:p text:style-name="Table_20_Contents">unsigned <text:soft-page-break/>int flags</text:p>
          </table:table-cell>
          <table:table-cell table:style-name="Table2.A1" office:value-type="string">
            <text:p text:style-name="Table_20_Contents">unsigned int <text:soft-page-break/>event_f_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68</text:p>
          </table:table-cell>
          <table:table-cell table:style-name="Table2.A1" office:value-type="string">
            <text:p text:style-name="Table_20_Contents">fanotify_mark</text:p>
          </table:table-cell>
          <table:table-cell table:style-name="Table2.A1" office:value-type="string">
            <text:p text:style-name="P1"><text:a xlink:type="simple" xlink:href="https://man7.org/linux/man-pages/man2/fanotify_mark.2.html" text:style-name="Internet_20_link" text:visited-style-name="Visited_20_Internet_20_Link">man/</text:a> <text:a xlink:type="simple" xlink:href="https://source.chromium.org/search?ss=chromiumos&amp;q=SYSCALL_DEFINE.*fanotify_mark" text:style-name="Internet_20_link" text:visited-style-name="Visited_20_Internet_20_Link">cs/</text:a></text:p>
          </table:table-cell>
          <table:table-cell table:style-name="Table2.A1" office:value-type="string">
            <text:p text:style-name="P1">0x170</text:p>
          </table:table-cell>
          <table:table-cell table:style-name="Table2.A1" office:value-type="string">
            <text:p text:style-name="Table_20_Contents">int fanotify_fd</text:p>
          </table:table-cell>
          <table:table-cell table:style-name="Table2.A1" office:value-type="string">
            <text:p text:style-name="Table_20_Contents">unsigned int flags</text:p>
          </table:table-cell>
          <table:table-cell table:style-name="Table2.A1" office:value-type="string">
            <text:p text:style-name="Table_20_Contents">u64 mask</text:p>
          </table:table-cell>
          <table:table-cell table:style-name="Table2.A1" office:value-type="string">
            <text:p text:style-name="Table_20_Contents">int fd</text:p>
          </table:table-cell>
          <table:table-cell table:style-name="Table2.A1" office:value-type="string">
            <text:p text:style-name="Table_20_Contents">const char *pathname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69</text:p>
          </table:table-cell>
          <table:table-cell table:style-name="Table2.A1" office:value-type="string">
            <text:p text:style-name="Table_20_Contents">prlimit64</text:p>
          </table:table-cell>
          <table:table-cell table:style-name="Table2.A1" office:value-type="string">
            <text:p text:style-name="P1"><text:a xlink:type="simple" xlink:href="https://man7.org/linux/man-pages/man2/prlimit64.2.html" text:style-name="Internet_20_link" text:visited-style-name="Visited_20_Internet_20_Link">man/</text:a> <text:a xlink:type="simple" xlink:href="https://source.chromium.org/search?ss=chromiumos&amp;q=SYSCALL_DEFINE.*prlimit64" text:style-name="Internet_20_link" text:visited-style-name="Visited_20_Internet_20_Link">cs/</text:a></text:p>
          </table:table-cell>
          <table:table-cell table:style-name="Table2.A1" office:value-type="string">
            <text:p text:style-name="P1">0x171</text:p>
          </table:table-cell>
          <table:table-cell table:style-name="Table2.A1" office:value-type="string">
            <text:p text:style-name="Table_20_Contents">pid_t pid</text:p>
          </table:table-cell>
          <table:table-cell table:style-name="Table2.A1" office:value-type="string">
            <text:p text:style-name="Table_20_Contents">unsigned int resource</text:p>
          </table:table-cell>
          <table:table-cell table:style-name="Table2.A1" office:value-type="string">
            <text:p text:style-name="Table_20_Contents">const struct rlimit64 *new_rlim</text:p>
          </table:table-cell>
          <table:table-cell table:style-name="Table2.A1" office:value-type="string">
            <text:p text:style-name="Table_20_Contents">struct rlimit64 *old_rlim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70</text:p>
          </table:table-cell>
          <table:table-cell table:style-name="Table2.A1" office:value-type="string">
            <text:p text:style-name="Table_20_Contents">name_to_handle_at</text:p>
          </table:table-cell>
          <table:table-cell table:style-name="Table2.A1" office:value-type="string">
            <text:p text:style-name="P1"><text:a xlink:type="simple" xlink:href="https://man7.org/linux/man-pages/man2/name_to_handle_at.2.html" text:style-name="Internet_20_link" text:visited-style-name="Visited_20_Internet_20_Link">man/</text:a> <text:a xlink:type="simple" xlink:href="https://source.chromium.org/search?ss=chromiumos&amp;q=SYSCALL_DEFINE.*name_to_handle_at" text:style-name="Internet_20_link" text:visited-style-name="Visited_20_Internet_20_Link">cs/</text:a></text:p>
          </table:table-cell>
          <table:table-cell table:style-name="Table2.A1" office:value-type="string">
            <text:p text:style-name="P1">0x172</text:p>
          </table:table-cell>
          <table:table-cell table:style-name="Table2.A1" office:value-type="string">
            <text:p text:style-name="Table_20_Contents">int dfd</text:p>
          </table:table-cell>
          <table:table-cell table:style-name="Table2.A1" office:value-type="string">
            <text:p text:style-name="Table_20_Contents">const char *name</text:p>
          </table:table-cell>
          <table:table-cell table:style-name="Table2.A1" office:value-type="string">
            <text:p text:style-name="Table_20_Contents">struct file_handle *handle</text:p>
          </table:table-cell>
          <table:table-cell table:style-name="Table2.A1" office:value-type="string">
            <text:p text:style-name="Table_20_Contents">int *mnt_id</text:p>
          </table:table-cell>
          <table:table-cell table:style-name="Table2.A1" office:value-type="string">
            <text:p text:style-name="Table_20_Contents">int flag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71</text:p>
          </table:table-cell>
          <table:table-cell table:style-name="Table2.A1" office:value-type="string">
            <text:p text:style-name="Table_20_Contents">open_by_handle_at</text:p>
          </table:table-cell>
          <table:table-cell table:style-name="Table2.A1" office:value-type="string">
            <text:p text:style-name="P1"><text:a xlink:type="simple" xlink:href="https://man7.org/linux/man-pages/man2/open_by_handle_at.2.html" text:style-name="Internet_20_link" text:visited-style-name="Visited_20_Internet_20_Link">man/</text:a> <text:a xlink:type="simple" xlink:href="https://source.chromium.org/search?ss=chromiumos&amp;q=SYSCALL_DEFINE.*open_by_handle_at" text:style-name="Internet_20_link" text:visited-style-name="Visited_20_Internet_20_Link">cs/</text:a></text:p>
          </table:table-cell>
          <table:table-cell table:style-name="Table2.A1" office:value-type="string">
            <text:p text:style-name="P1">0x173</text:p>
          </table:table-cell>
          <table:table-cell table:style-name="Table2.A1" office:value-type="string">
            <text:p text:style-name="Table_20_Contents">int mountdirfd</text:p>
          </table:table-cell>
          <table:table-cell table:style-name="Table2.A1" office:value-type="string">
            <text:p text:style-name="Table_20_Contents">struct file_handle *handle</text:p>
          </table:table-cell>
          <table:table-cell table:style-name="Table2.A1" office:value-type="string">
            <text:p text:style-name="Table_20_Contents">int 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72</text:p>
          </table:table-cell>
          <table:table-cell table:style-name="Table2.A1" office:value-type="string">
            <text:p text:style-name="Table_20_Contents">clock_adjtime</text:p>
          </table:table-cell>
          <table:table-cell table:style-name="Table2.A1" office:value-type="string">
            <text:p text:style-name="P1"><text:a xlink:type="simple" xlink:href="https://man7.org/linux/man-pages/man2/clock_adjtime.2.html" text:style-name="Internet_20_link" text:visited-style-name="Visited_20_Internet_20_Link">man/</text:a> <text:a xlink:type="simple" xlink:href="https://source.chromium.org/search?ss=chromiumos&amp;q=SYSCALL_DEFINE.*clock_adjtime" text:style-name="Internet_20_link" text:visited-style-name="Visited_20_Internet_20_Link">cs/</text:a></text:p>
          </table:table-cell>
          <table:table-cell table:style-name="Table2.A1" office:value-type="string">
            <text:p text:style-name="P1">0x174</text:p>
          </table:table-cell>
          <table:table-cell table:style-name="Table2.A1" office:value-type="string">
            <text:p text:style-name="Table_20_Contents">clockid_t which_clock</text:p>
          </table:table-cell>
          <table:table-cell table:style-name="Table2.A1" office:value-type="string">
            <text:p text:style-name="Table_20_Contents">struct __kernel_timex *tx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73</text:p>
          </table:table-cell>
          <table:table-cell table:style-name="Table2.A1" office:value-type="string">
            <text:p text:style-name="Table_20_Contents">syncfs</text:p>
          </table:table-cell>
          <table:table-cell table:style-name="Table2.A1" office:value-type="string">
            <text:p text:style-name="P1"><text:a xlink:type="simple" xlink:href="https://man7.org/linux/man-pages/man2/syncfs.2.html" text:style-name="Internet_20_link" text:visited-style-name="Visited_20_Internet_20_Link">man/</text:a> <text:a xlink:type="simple" xlink:href="https://source.chromium.org/search?ss=chromiumos&amp;q=SYSCALL_DEFINE.*syncfs" text:style-name="Internet_20_link" text:visited-style-name="Visited_20_Internet_20_Link">cs/</text:a></text:p>
          </table:table-cell>
          <table:table-cell table:style-name="Table2.A1" office:value-type="string">
            <text:p text:style-name="P1">0x175</text:p>
          </table:table-cell>
          <table:table-cell table:style-name="Table2.A1" office:value-type="string">
            <text:p text:style-name="Table_20_Contents">int fd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74</text:p>
          </table:table-cell>
          <table:table-cell table:style-name="Table2.A1" office:value-type="string">
            <text:p text:style-name="Table_20_Contents">sendmmsg</text:p>
          </table:table-cell>
          <table:table-cell table:style-name="Table2.A1" office:value-type="string">
            <text:p text:style-name="P1"><text:a xlink:type="simple" xlink:href="https://man7.org/linux/man-pages/man2/sendmmsg.2.html" text:style-name="Internet_20_link" text:visited-style-name="Visited_20_Internet_20_Link">man/</text:a> <text:a xlink:type="simple" xlink:href="https://source.chromium.org/search?ss=chromiumos&amp;q=SYSCALL_DEFINE.*sendmmsg" text:style-name="Internet_20_link" text:visited-style-name="Visited_20_Internet_20_Link">cs/</text:a></text:p>
          </table:table-cell>
          <table:table-cell table:style-name="Table2.A1" office:value-type="string">
            <text:p text:style-name="P1">0x176</text:p>
          </table:table-cell>
          <table:table-cell table:style-name="Table2.A1" office:value-type="string">
            <text:p text:style-name="Table_20_Contents">int fd</text:p>
          </table:table-cell>
          <table:table-cell table:style-name="Table2.A1" office:value-type="string">
            <text:p text:style-name="Table_20_Contents">struct mmsghdr *msg</text:p>
          </table:table-cell>
          <table:table-cell table:style-name="Table2.A1" office:value-type="string">
            <text:p text:style-name="Table_20_Contents">unsigned int vlen</text:p>
          </table:table-cell>
          <table:table-cell table:style-name="Table2.A1" office:value-type="string">
            <text:p text:style-name="Table_20_Contents">unsigned 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75</text:p>
          </table:table-cell>
          <table:table-cell table:style-name="Table2.A1" office:value-type="string">
            <text:p text:style-name="Table_20_Contents">setns</text:p>
          </table:table-cell>
          <table:table-cell table:style-name="Table2.A1" office:value-type="string">
            <text:p text:style-name="P1"><text:a xlink:type="simple" xlink:href="https://man7.org/linux/man-pages/man2/setns.2.html" text:style-name="Internet_20_link" text:visited-style-name="Visited_20_Internet_20_Link">man/</text:a> <text:a xlink:type="simple" xlink:href="https://source.chromium.org/search?ss=chromiumos&amp;q=SYSCALL_DEFINE.*setns" text:style-name="Internet_20_link" text:visited-style-name="Visited_20_Internet_20_Link">cs/</text:a></text:p>
          </table:table-cell>
          <table:table-cell table:style-name="Table2.A1" office:value-type="string">
            <text:p text:style-name="P1">0x177</text:p>
          </table:table-cell>
          <table:table-cell table:style-name="Table2.A1" office:value-type="string">
            <text:p text:style-name="Table_20_Contents">int fd</text:p>
          </table:table-cell>
          <table:table-cell table:style-name="Table2.A1" office:value-type="string">
            <text:p text:style-name="Table_20_Contents">int nstyp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76</text:p>
          </table:table-cell>
          <table:table-cell table:style-name="Table2.A1" office:value-type="string">
            <text:p text:style-name="Table_20_Contents">process_vm_readv</text:p>
          </table:table-cell>
          <table:table-cell table:style-name="Table2.A1" office:value-type="string">
            <text:p text:style-name="P1"><text:a xlink:type="simple" xlink:href="https://man7.org/linux/man-pages/man2/process_vm_readv.2.html" text:style-name="Internet_20_link" text:visited-style-name="Visited_20_Internet_20_Link">man/</text:a> <text:a xlink:type="simple" xlink:href="https://source.chromium.org/search?ss=chromiumos&amp;q=SYSCALL_DEFINE.*process_vm_readv" text:style-name="Internet_20_link" text:visited-style-name="Visited_20_Internet_20_Link">cs/</text:a></text:p>
          </table:table-cell>
          <table:table-cell table:style-name="Table2.A1" office:value-type="string">
            <text:p text:style-name="P1">0x178</text:p>
          </table:table-cell>
          <table:table-cell table:style-name="Table2.A1" office:value-type="string">
            <text:p text:style-name="Table_20_Contents">pid_t pid</text:p>
          </table:table-cell>
          <table:table-cell table:style-name="Table2.A1" office:value-type="string">
            <text:p text:style-name="Table_20_Contents">const struct iovec *lvec</text:p>
          </table:table-cell>
          <table:table-cell table:style-name="Table2.A1" office:value-type="string">
            <text:p text:style-name="Table_20_Contents">unsigned long liovcnt</text:p>
          </table:table-cell>
          <table:table-cell table:style-name="Table2.A1" office:value-type="string">
            <text:p text:style-name="Table_20_Contents">const struct iovec *rvec</text:p>
          </table:table-cell>
          <table:table-cell table:style-name="Table2.A1" office:value-type="string">
            <text:p text:style-name="Table_20_Contents">unsigned long riovcnt</text:p>
          </table:table-cell>
          <table:table-cell table:style-name="Table2.A1" office:value-type="string">
            <text:p text:style-name="Table_20_Contents">unsigned long flags</text:p>
          </table:table-cell>
        </table:table-row>
        <table:table-row table:style-name="TableLine94107340733648">
          <table:table-cell table:style-name="Table2.A1" office:value-type="string">
            <text:p text:style-name="P1">377</text:p>
          </table:table-cell>
          <table:table-cell table:style-name="Table2.A1" office:value-type="string">
            <text:p text:style-name="Table_20_Contents">process_vm_writev</text:p>
          </table:table-cell>
          <table:table-cell table:style-name="Table2.A1" office:value-type="string">
            <text:p text:style-name="P1"><text:a xlink:type="simple" xlink:href="https://man7.org/linux/man-pages/man2/process_vm_writev.2.html" text:style-name="Internet_20_link" text:visited-style-name="Visited_20_Internet_20_Link">man/</text:a> <text:a xlink:type="simple" xlink:href="https://source.chromium.org/search?ss=chromiumos&amp;q=SYSCALL_DEFINE.*process_vm_writev" text:style-name="Internet_20_link" text:visited-style-name="Visited_20_Internet_20_Link">cs/</text:a></text:p>
          </table:table-cell>
          <table:table-cell table:style-name="Table2.A1" office:value-type="string">
            <text:p text:style-name="P1">0x179</text:p>
          </table:table-cell>
          <table:table-cell table:style-name="Table2.A1" office:value-type="string">
            <text:p text:style-name="Table_20_Contents">pid_t pid</text:p>
          </table:table-cell>
          <table:table-cell table:style-name="Table2.A1" office:value-type="string">
            <text:p text:style-name="Table_20_Contents">const struct iovec *lvec</text:p>
          </table:table-cell>
          <table:table-cell table:style-name="Table2.A1" office:value-type="string">
            <text:p text:style-name="Table_20_Contents">unsigned long liovcnt</text:p>
          </table:table-cell>
          <table:table-cell table:style-name="Table2.A1" office:value-type="string">
            <text:p text:style-name="Table_20_Contents">const struct iovec *rvec</text:p>
          </table:table-cell>
          <table:table-cell table:style-name="Table2.A1" office:value-type="string">
            <text:p text:style-name="Table_20_Contents">unsigned long riovcnt</text:p>
          </table:table-cell>
          <table:table-cell table:style-name="Table2.A1" office:value-type="string">
            <text:p text:style-name="Table_20_Contents">unsigned long flags</text:p>
          </table:table-cell>
        </table:table-row>
        <table:table-row table:style-name="TableLine94107340733648">
          <table:table-cell table:style-name="Table2.A1" office:value-type="string">
            <text:p text:style-name="P1">378</text:p>
          </table:table-cell>
          <table:table-cell table:style-name="Table2.A1" office:value-type="string">
            <text:p text:style-name="Table_20_Contents">kcmp</text:p>
          </table:table-cell>
          <table:table-cell table:style-name="Table2.A1" office:value-type="string">
            <text:p text:style-name="P1"><text:a xlink:type="simple" xlink:href="https://man7.org/linux/man-pages/man2/kcmp.2.html" text:style-name="Internet_20_link" text:visited-style-name="Visited_20_Internet_20_Link">man/</text:a> <text:a xlink:type="simple" xlink:href="https://source.chromium.org/search?ss=chromiumos&amp;q=SYSCALL_DEFINE.*kcmp" text:style-name="Internet_20_link" text:visited-style-name="Visited_20_Internet_20_Link">cs/</text:a></text:p>
          </table:table-cell>
          <table:table-cell table:style-name="Table2.A1" office:value-type="string">
            <text:p text:style-name="P1">0x17a</text:p>
          </table:table-cell>
          <table:table-cell table:style-name="Table2.A1" office:value-type="string">
            <text:p text:style-name="Table_20_Contents">pid_t pid1</text:p>
          </table:table-cell>
          <table:table-cell table:style-name="Table2.A1" office:value-type="string">
            <text:p text:style-name="Table_20_Contents">pid_t pid2</text:p>
          </table:table-cell>
          <table:table-cell table:style-name="Table2.A1" office:value-type="string">
            <text:p text:style-name="Table_20_Contents">int type</text:p>
          </table:table-cell>
          <table:table-cell table:style-name="Table2.A1" office:value-type="string">
            <text:p text:style-name="Table_20_Contents">unsigned long idx1</text:p>
          </table:table-cell>
          <table:table-cell table:style-name="Table2.A1" office:value-type="string">
            <text:p text:style-name="Table_20_Contents">unsigned long idx2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79</text:p>
          </table:table-cell>
          <table:table-cell table:style-name="Table2.A1" office:value-type="string">
            <text:p text:style-name="Table_20_Contents">finit_module</text:p>
          </table:table-cell>
          <table:table-cell table:style-name="Table2.A1" office:value-type="string">
            <text:p text:style-name="P1"><text:a xlink:type="simple" xlink:href="https://man7.org/linux/man-pages/man2/finit_module.2.html" text:style-name="Internet_20_link" text:visited-style-name="Visited_20_Internet_20_Link">man/</text:a> <text:a xlink:type="simple" xlink:href="https://source.chromium.org/search?ss=chromiumos&amp;q=SYSCALL_DEFINE.*finit_module" text:style-name="Internet_20_link" text:visited-style-name="Visited_20_Internet_20_Link">cs/</text:a></text:p>
          </table:table-cell>
          <table:table-cell table:style-name="Table2.A1" office:value-type="string">
            <text:p text:style-name="P1">0x17b</text:p>
          </table:table-cell>
          <table:table-cell table:style-name="Table2.A1" office:value-type="string">
            <text:p text:style-name="Table_20_Contents">int fd</text:p>
          </table:table-cell>
          <table:table-cell table:style-name="Table2.A1" office:value-type="string">
            <text:p text:style-name="Table_20_Contents">const char *uargs</text:p>
          </table:table-cell>
          <table:table-cell table:style-name="Table2.A1" office:value-type="string">
            <text:p text:style-name="Table_20_Contents">int 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80</text:p>
          </table:table-cell>
          <table:table-cell table:style-name="Table2.A1" office:value-type="string">
            <text:p text:style-name="Table_20_Contents">sched_setattr</text:p>
          </table:table-cell>
          <table:table-cell table:style-name="Table2.A1" office:value-type="string">
            <text:p text:style-name="P1"><text:a xlink:type="simple" xlink:href="https://man7.org/linux/man-pages/man2/sched_setattr.2.html" text:style-name="Internet_20_link" text:visited-style-name="Visited_20_Internet_20_Link">man/</text:a> <text:a xlink:type="simple" xlink:href="https://source.chromium.org/search?ss=chromiumos&amp;q=SYSCALL_DEFINE.*sched_setattr" text:style-name="Internet_20_link" text:visited-style-name="Visited_20_Internet_20_Link">cs/</text:a></text:p>
          </table:table-cell>
          <table:table-cell table:style-name="Table2.A1" office:value-type="string">
            <text:p text:style-name="P1">0x17c</text:p>
          </table:table-cell>
          <table:table-cell table:style-name="Table2.A1" office:value-type="string">
            <text:p text:style-name="Table_20_Contents">pid_t pid</text:p>
          </table:table-cell>
          <table:table-cell table:style-name="Table2.A1" office:value-type="string">
            <text:p text:style-name="Table_20_Contents">struct sched_attr *attr</text:p>
          </table:table-cell>
          <table:table-cell table:style-name="Table2.A1" office:value-type="string">
            <text:p text:style-name="Table_20_Contents">unsigned int 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81</text:p>
          </table:table-cell>
          <table:table-cell table:style-name="Table2.A1" office:value-type="string">
            <text:p text:style-name="Table_20_Contents">sched_getattr</text:p>
          </table:table-cell>
          <table:table-cell table:style-name="Table2.A1" office:value-type="string">
            <text:p text:style-name="P1"><text:a xlink:type="simple" xlink:href="https://man7.org/linux/man-pages/man2/sched_getattr.2.html" text:style-name="Internet_20_link" text:visited-style-name="Visited_20_Internet_20_Link">man/</text:a> <text:a xlink:type="simple" xlink:href="https://source.chromium.org/search?ss=chromiumos&amp;q=SYSCALL_DEFINE.*sched_getattr" text:style-name="Internet_20_link" text:visited-style-name="Visited_20_Internet_20_Link">cs/</text:a></text:p>
          </table:table-cell>
          <table:table-cell table:style-name="Table2.A1" office:value-type="string">
            <text:p text:style-name="P1">0x17d</text:p>
          </table:table-cell>
          <table:table-cell table:style-name="Table2.A1" office:value-type="string">
            <text:p text:style-name="Table_20_Contents">pid_t pid</text:p>
          </table:table-cell>
          <table:table-cell table:style-name="Table2.A1" office:value-type="string">
            <text:p text:style-name="Table_20_Contents">struct sched_attr *attr</text:p>
          </table:table-cell>
          <table:table-cell table:style-name="Table2.A1" office:value-type="string">
            <text:p text:style-name="Table_20_Contents">unsigned int size</text:p>
          </table:table-cell>
          <table:table-cell table:style-name="Table2.A1" office:value-type="string">
            <text:p text:style-name="Table_20_Contents">unsigned int 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82</text:p>
          </table:table-cell>
          <table:table-cell table:style-name="Table2.A1" office:value-type="string">
            <text:p text:style-name="Table_20_Contents">renameat2</text:p>
          </table:table-cell>
          <table:table-cell table:style-name="Table2.A1" office:value-type="string">
            <text:p text:style-name="P1"><text:a xlink:type="simple" xlink:href="https://man7.org/linux/man-pages/man2/renameat2.2.html" text:style-name="Internet_20_link" text:visited-style-name="Visited_20_Internet_20_Link">man/</text:a> <text:a xlink:type="simple" xlink:href="https://source.chromium.org/search?ss=chromiumos&amp;q=SYSCALL_DEFINE.*renameat2" text:style-name="Internet_20_link" text:visited-style-name="Visited_20_Internet_20_Link">cs/</text:a></text:p>
          </table:table-cell>
          <table:table-cell table:style-name="Table2.A1" office:value-type="string">
            <text:p text:style-name="P1">0x17e</text:p>
          </table:table-cell>
          <table:table-cell table:style-name="Table2.A1" office:value-type="string">
            <text:p text:style-name="Table_20_Contents">int olddfd</text:p>
          </table:table-cell>
          <table:table-cell table:style-name="Table2.A1" office:value-type="string">
            <text:p text:style-name="Table_20_Contents">const char *oldname</text:p>
          </table:table-cell>
          <table:table-cell table:style-name="Table2.A1" office:value-type="string">
            <text:p text:style-name="Table_20_Contents">int newdfd</text:p>
          </table:table-cell>
          <table:table-cell table:style-name="Table2.A1" office:value-type="string">
            <text:p text:style-name="Table_20_Contents">const char *newname</text:p>
          </table:table-cell>
          <table:table-cell table:style-name="Table2.A1" office:value-type="string">
            <text:p text:style-name="Table_20_Contents">unsigned int flags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83</text:p>
          </table:table-cell>
          <table:table-cell table:style-name="Table2.A1" office:value-type="string">
            <text:p text:style-name="Table_20_Contents">seccomp</text:p>
          </table:table-cell>
          <table:table-cell table:style-name="Table2.A1" office:value-type="string">
            <text:p text:style-name="P1"><text:a xlink:type="simple" xlink:href="https://man7.org/linux/man-pages/man2/seccomp.2.html" text:style-name="Internet_20_link" text:visited-style-name="Visited_20_Internet_20_Link">man/</text:a> <text:a xlink:type="simple" xlink:href="https://source.chromium.org/search?ss=chromiumos&amp;q=SYSCALL_DEFINE.*seccomp" text:style-name="Internet_20_link" text:visited-style-name="Visited_20_Internet_20_Link">cs/</text:a></text:p>
          </table:table-cell>
          <table:table-cell table:style-name="Table2.A1" office:value-type="string">
            <text:p text:style-name="P1">0x17f</text:p>
          </table:table-cell>
          <table:table-cell table:style-name="Table2.A1" office:value-type="string">
            <text:p text:style-name="Table_20_Contents">unsigned int op</text:p>
          </table:table-cell>
          <table:table-cell table:style-name="Table2.A1" office:value-type="string">
            <text:p text:style-name="Table_20_Contents">unsigned int flags</text:p>
          </table:table-cell>
          <table:table-cell table:style-name="Table2.A1" office:value-type="string">
            <text:p text:style-name="Table_20_Contents">void *uar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84</text:p>
          </table:table-cell>
          <table:table-cell table:style-name="Table2.A1" office:value-type="string">
            <text:p text:style-name="Table_20_Contents">getrandom</text:p>
          </table:table-cell>
          <table:table-cell table:style-name="Table2.A1" office:value-type="string">
            <text:p text:style-name="P1"><text:a xlink:type="simple" xlink:href="https://man7.org/linux/man-pages/man2/getrandom.2.html" text:style-name="Internet_20_link" text:visited-style-name="Visited_20_Internet_20_Link">man/</text:a> <text:a xlink:type="simple" xlink:href="https://source.chromium.org/search?ss=chromiumos&amp;q=SYSCALL_DEFINE.*getrandom" text:style-name="Internet_20_link" text:visited-style-name="Visited_20_Internet_20_Link">cs/</text:a></text:p>
          </table:table-cell>
          <table:table-cell table:style-name="Table2.A1" office:value-type="string">
            <text:p text:style-name="P1">0x180</text:p>
          </table:table-cell>
          <table:table-cell table:style-name="Table2.A1" office:value-type="string">
            <text:p text:style-name="Table_20_Contents">char *buf</text:p>
          </table:table-cell>
          <table:table-cell table:style-name="Table2.A1" office:value-type="string">
            <text:p text:style-name="Table_20_Contents">size_t count</text:p>
          </table:table-cell>
          <table:table-cell table:style-name="Table2.A1" office:value-type="string">
            <text:p text:style-name="Table_20_Contents">unsigned int 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85</text:p>
          </table:table-cell>
          <table:table-cell table:style-name="Table2.A1" office:value-type="string">
            <text:p text:style-name="Table_20_Contents">memfd_create</text:p>
          </table:table-cell>
          <table:table-cell table:style-name="Table2.A1" office:value-type="string">
            <text:p text:style-name="P1"><text:a xlink:type="simple" xlink:href="https://man7.org/linux/man-pages/man2/memfd_create.2.html" text:style-name="Internet_20_link" text:visited-style-name="Visited_20_Internet_20_Link">man/</text:a> <text:a xlink:type="simple" xlink:href="https://source.chromium.org/search?ss=chromiumos&amp;q=SYSCALL_DEFINE.*memfd_create" text:style-name="Internet_20_link" text:visited-style-name="Visited_20_Internet_20_Link">cs/</text:a></text:p>
          </table:table-cell>
          <table:table-cell table:style-name="Table2.A1" office:value-type="string">
            <text:p text:style-name="P1">0x181</text:p>
          </table:table-cell>
          <table:table-cell table:style-name="Table2.A1" office:value-type="string">
            <text:p text:style-name="Table_20_Contents">const char <text:soft-page-break/>*uname_ptr</text:p>
          </table:table-cell>
          <table:table-cell table:style-name="Table2.A1" office:value-type="string">
            <text:p text:style-name="Table_20_Contents">unsigned int <text:soft-page-break/>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86</text:p>
          </table:table-cell>
          <table:table-cell table:style-name="Table2.A1" office:value-type="string">
            <text:p text:style-name="Table_20_Contents">bpf</text:p>
          </table:table-cell>
          <table:table-cell table:style-name="Table2.A1" office:value-type="string">
            <text:p text:style-name="P1"><text:a xlink:type="simple" xlink:href="https://man7.org/linux/man-pages/man2/bpf.2.html" text:style-name="Internet_20_link" text:visited-style-name="Visited_20_Internet_20_Link">man/</text:a> <text:a xlink:type="simple" xlink:href="https://source.chromium.org/search?ss=chromiumos&amp;q=SYSCALL_DEFINE.*bpf" text:style-name="Internet_20_link" text:visited-style-name="Visited_20_Internet_20_Link">cs/</text:a></text:p>
          </table:table-cell>
          <table:table-cell table:style-name="Table2.A1" office:value-type="string">
            <text:p text:style-name="P1">0x182</text:p>
          </table:table-cell>
          <table:table-cell table:style-name="Table2.A1" office:value-type="string">
            <text:p text:style-name="Table_20_Contents">int cmd</text:p>
          </table:table-cell>
          <table:table-cell table:style-name="Table2.A1" office:value-type="string">
            <text:p text:style-name="Table_20_Contents">union bpf_attr *attr</text:p>
          </table:table-cell>
          <table:table-cell table:style-name="Table2.A1" office:value-type="string">
            <text:p text:style-name="Table_20_Contents">unsigned int size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87</text:p>
          </table:table-cell>
          <table:table-cell table:style-name="Table2.A1" office:value-type="string">
            <text:p text:style-name="Table_20_Contents">execveat</text:p>
          </table:table-cell>
          <table:table-cell table:style-name="Table2.A1" office:value-type="string">
            <text:p text:style-name="P1"><text:a xlink:type="simple" xlink:href="https://man7.org/linux/man-pages/man2/execveat.2.html" text:style-name="Internet_20_link" text:visited-style-name="Visited_20_Internet_20_Link">man/</text:a> <text:a xlink:type="simple" xlink:href="https://source.chromium.org/search?ss=chromiumos&amp;q=SYSCALL_DEFINE.*execveat" text:style-name="Internet_20_link" text:visited-style-name="Visited_20_Internet_20_Link">cs/</text:a></text:p>
          </table:table-cell>
          <table:table-cell table:style-name="Table2.A1" office:value-type="string">
            <text:p text:style-name="P1">0x183</text:p>
          </table:table-cell>
          <table:table-cell table:style-name="Table2.A1" office:value-type="string">
            <text:p text:style-name="Table_20_Contents">int dfd</text:p>
          </table:table-cell>
          <table:table-cell table:style-name="Table2.A1" office:value-type="string">
            <text:p text:style-name="Table_20_Contents">const char *filename</text:p>
          </table:table-cell>
          <table:table-cell table:style-name="Table2.A1" office:value-type="string">
            <text:p text:style-name="Table_20_Contents">const char *const *argv</text:p>
          </table:table-cell>
          <table:table-cell table:style-name="Table2.A1" office:value-type="string">
            <text:p text:style-name="Table_20_Contents">const char *const *envp</text:p>
          </table:table-cell>
          <table:table-cell table:style-name="Table2.A1" office:value-type="string">
            <text:p text:style-name="Table_20_Contents">int flags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88</text:p>
          </table:table-cell>
          <table:table-cell table:style-name="Table2.A1" office:value-type="string">
            <text:p text:style-name="Table_20_Contents">userfaultfd</text:p>
          </table:table-cell>
          <table:table-cell table:style-name="Table2.A1" office:value-type="string">
            <text:p text:style-name="P1"><text:a xlink:type="simple" xlink:href="https://man7.org/linux/man-pages/man2/userfaultfd.2.html" text:style-name="Internet_20_link" text:visited-style-name="Visited_20_Internet_20_Link">man/</text:a> <text:a xlink:type="simple" xlink:href="https://source.chromium.org/search?ss=chromiumos&amp;q=SYSCALL_DEFINE.*userfaultfd" text:style-name="Internet_20_link" text:visited-style-name="Visited_20_Internet_20_Link">cs/</text:a></text:p>
          </table:table-cell>
          <table:table-cell table:style-name="Table2.A1" office:value-type="string">
            <text:p text:style-name="P1">0x184</text:p>
          </table:table-cell>
          <table:table-cell table:style-name="Table2.A1" office:value-type="string">
            <text:p text:style-name="Table_20_Contents">int 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89</text:p>
          </table:table-cell>
          <table:table-cell table:style-name="Table2.A1" office:value-type="string">
            <text:p text:style-name="Table_20_Contents">membarrier</text:p>
          </table:table-cell>
          <table:table-cell table:style-name="Table2.A1" office:value-type="string">
            <text:p text:style-name="P1"><text:a xlink:type="simple" xlink:href="https://man7.org/linux/man-pages/man2/membarrier.2.html" text:style-name="Internet_20_link" text:visited-style-name="Visited_20_Internet_20_Link">man/</text:a> <text:a xlink:type="simple" xlink:href="https://source.chromium.org/search?ss=chromiumos&amp;q=SYSCALL_DEFINE.*membarrier" text:style-name="Internet_20_link" text:visited-style-name="Visited_20_Internet_20_Link">cs/</text:a></text:p>
          </table:table-cell>
          <table:table-cell table:style-name="Table2.A1" office:value-type="string">
            <text:p text:style-name="P1">0x185</text:p>
          </table:table-cell>
          <table:table-cell table:style-name="Table2.A1" office:value-type="string">
            <text:p text:style-name="Table_20_Contents">int cmd</text:p>
          </table:table-cell>
          <table:table-cell table:style-name="Table2.A1" office:value-type="string">
            <text:p text:style-name="Table_20_Contents">int 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90</text:p>
          </table:table-cell>
          <table:table-cell table:style-name="Table2.A1" office:value-type="string">
            <text:p text:style-name="Table_20_Contents">mlock2</text:p>
          </table:table-cell>
          <table:table-cell table:style-name="Table2.A1" office:value-type="string">
            <text:p text:style-name="P1"><text:a xlink:type="simple" xlink:href="https://man7.org/linux/man-pages/man2/mlock2.2.html" text:style-name="Internet_20_link" text:visited-style-name="Visited_20_Internet_20_Link">man/</text:a> <text:a xlink:type="simple" xlink:href="https://source.chromium.org/search?ss=chromiumos&amp;q=SYSCALL_DEFINE.*mlock2" text:style-name="Internet_20_link" text:visited-style-name="Visited_20_Internet_20_Link">cs/</text:a></text:p>
          </table:table-cell>
          <table:table-cell table:style-name="Table2.A1" office:value-type="string">
            <text:p text:style-name="P1">0x186</text:p>
          </table:table-cell>
          <table:table-cell table:style-name="Table2.A1" office:value-type="string">
            <text:p text:style-name="Table_20_Contents">unsigned long start</text:p>
          </table:table-cell>
          <table:table-cell table:style-name="Table2.A1" office:value-type="string">
            <text:p text:style-name="Table_20_Contents">size_t len</text:p>
          </table:table-cell>
          <table:table-cell table:style-name="Table2.A1" office:value-type="string">
            <text:p text:style-name="Table_20_Contents">int flags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91</text:p>
          </table:table-cell>
          <table:table-cell table:style-name="Table2.A1" office:value-type="string">
            <text:p text:style-name="Table_20_Contents">copy_file_range</text:p>
          </table:table-cell>
          <table:table-cell table:style-name="Table2.A1" office:value-type="string">
            <text:p text:style-name="P1"><text:a xlink:type="simple" xlink:href="https://man7.org/linux/man-pages/man2/copy_file_range.2.html" text:style-name="Internet_20_link" text:visited-style-name="Visited_20_Internet_20_Link">man/</text:a> <text:a xlink:type="simple" xlink:href="https://source.chromium.org/search?ss=chromiumos&amp;q=SYSCALL_DEFINE.*copy_file_range" text:style-name="Internet_20_link" text:visited-style-name="Visited_20_Internet_20_Link">cs/</text:a></text:p>
          </table:table-cell>
          <table:table-cell table:style-name="Table2.A1" office:value-type="string">
            <text:p text:style-name="P1">0x187</text:p>
          </table:table-cell>
          <table:table-cell table:style-name="Table2.A1" office:value-type="string">
            <text:p text:style-name="Table_20_Contents">int fd_in</text:p>
          </table:table-cell>
          <table:table-cell table:style-name="Table2.A1" office:value-type="string">
            <text:p text:style-name="Table_20_Contents">loff_t *off_in</text:p>
          </table:table-cell>
          <table:table-cell table:style-name="Table2.A1" office:value-type="string">
            <text:p text:style-name="Table_20_Contents">int fd_out</text:p>
          </table:table-cell>
          <table:table-cell table:style-name="Table2.A1" office:value-type="string">
            <text:p text:style-name="Table_20_Contents">loff_t *off_out</text:p>
          </table:table-cell>
          <table:table-cell table:style-name="Table2.A1" office:value-type="string">
            <text:p text:style-name="Table_20_Contents">size_t len</text:p>
          </table:table-cell>
          <table:table-cell table:style-name="Table2.A1" office:value-type="string">
            <text:p text:style-name="Table_20_Contents">unsigned int flags</text:p>
          </table:table-cell>
        </table:table-row>
        <table:table-row table:style-name="TableLine94107340733648">
          <table:table-cell table:style-name="Table2.A1" office:value-type="string">
            <text:p text:style-name="P1">392</text:p>
          </table:table-cell>
          <table:table-cell table:style-name="Table2.A1" office:value-type="string">
            <text:p text:style-name="Table_20_Contents">preadv2</text:p>
          </table:table-cell>
          <table:table-cell table:style-name="Table2.A1" office:value-type="string">
            <text:p text:style-name="P1"><text:a xlink:type="simple" xlink:href="https://man7.org/linux/man-pages/man2/preadv2.2.html" text:style-name="Internet_20_link" text:visited-style-name="Visited_20_Internet_20_Link">man/</text:a> <text:a xlink:type="simple" xlink:href="https://source.chromium.org/search?ss=chromiumos&amp;q=SYSCALL_DEFINE.*preadv2" text:style-name="Internet_20_link" text:visited-style-name="Visited_20_Internet_20_Link">cs/</text:a></text:p>
          </table:table-cell>
          <table:table-cell table:style-name="Table2.A1" office:value-type="string">
            <text:p text:style-name="P1">0x188</text:p>
          </table:table-cell>
          <table:table-cell table:style-name="Table2.A1" office:value-type="string">
            <text:p text:style-name="Table_20_Contents">unsigned long fd</text:p>
          </table:table-cell>
          <table:table-cell table:style-name="Table2.A1" office:value-type="string">
            <text:p text:style-name="Table_20_Contents">const struct iovec *vec</text:p>
          </table:table-cell>
          <table:table-cell table:style-name="Table2.A1" office:value-type="string">
            <text:p text:style-name="Table_20_Contents">unsigned long vlen</text:p>
          </table:table-cell>
          <table:table-cell table:style-name="Table2.A1" office:value-type="string">
            <text:p text:style-name="Table_20_Contents">unsigned long pos_l</text:p>
          </table:table-cell>
          <table:table-cell table:style-name="Table2.A1" office:value-type="string">
            <text:p text:style-name="Table_20_Contents">unsigned long pos_h</text:p>
          </table:table-cell>
          <table:table-cell table:style-name="Table2.A1" office:value-type="string">
            <text:p text:style-name="Table_20_Contents">rwf_t flags</text:p>
          </table:table-cell>
        </table:table-row>
        <table:table-row table:style-name="TableLine94107340733648">
          <table:table-cell table:style-name="Table2.A1" office:value-type="string">
            <text:p text:style-name="P1">393</text:p>
          </table:table-cell>
          <table:table-cell table:style-name="Table2.A1" office:value-type="string">
            <text:p text:style-name="Table_20_Contents">pwritev2</text:p>
          </table:table-cell>
          <table:table-cell table:style-name="Table2.A1" office:value-type="string">
            <text:p text:style-name="P1"><text:a xlink:type="simple" xlink:href="https://man7.org/linux/man-pages/man2/pwritev2.2.html" text:style-name="Internet_20_link" text:visited-style-name="Visited_20_Internet_20_Link">man/</text:a> <text:a xlink:type="simple" xlink:href="https://source.chromium.org/search?ss=chromiumos&amp;q=SYSCALL_DEFINE.*pwritev2" text:style-name="Internet_20_link" text:visited-style-name="Visited_20_Internet_20_Link">cs/</text:a></text:p>
          </table:table-cell>
          <table:table-cell table:style-name="Table2.A1" office:value-type="string">
            <text:p text:style-name="P1">0x189</text:p>
          </table:table-cell>
          <table:table-cell table:style-name="Table2.A1" office:value-type="string">
            <text:p text:style-name="Table_20_Contents">unsigned long fd</text:p>
          </table:table-cell>
          <table:table-cell table:style-name="Table2.A1" office:value-type="string">
            <text:p text:style-name="Table_20_Contents">const struct iovec *vec</text:p>
          </table:table-cell>
          <table:table-cell table:style-name="Table2.A1" office:value-type="string">
            <text:p text:style-name="Table_20_Contents">unsigned long vlen</text:p>
          </table:table-cell>
          <table:table-cell table:style-name="Table2.A1" office:value-type="string">
            <text:p text:style-name="Table_20_Contents">unsigned long pos_l</text:p>
          </table:table-cell>
          <table:table-cell table:style-name="Table2.A1" office:value-type="string">
            <text:p text:style-name="Table_20_Contents">unsigned long pos_h</text:p>
          </table:table-cell>
          <table:table-cell table:style-name="Table2.A1" office:value-type="string">
            <text:p text:style-name="Table_20_Contents">rwf_t flags</text:p>
          </table:table-cell>
        </table:table-row>
        <table:table-row table:style-name="TableLine94107340733648">
          <table:table-cell table:style-name="Table2.A1" office:value-type="string">
            <text:p text:style-name="P1">394</text:p>
          </table:table-cell>
          <table:table-cell table:style-name="Table2.A1" office:value-type="string">
            <text:p text:style-name="Table_20_Contents">pkey_mprotect</text:p>
          </table:table-cell>
          <table:table-cell table:style-name="Table2.A1" office:value-type="string">
            <text:p text:style-name="P1"><text:a xlink:type="simple" xlink:href="https://man7.org/linux/man-pages/man2/pkey_mprotect.2.html" text:style-name="Internet_20_link" text:visited-style-name="Visited_20_Internet_20_Link">man/</text:a> <text:a xlink:type="simple" xlink:href="https://source.chromium.org/search?ss=chromiumos&amp;q=SYSCALL_DEFINE.*pkey_mprotect" text:style-name="Internet_20_link" text:visited-style-name="Visited_20_Internet_20_Link">cs/</text:a></text:p>
          </table:table-cell>
          <table:table-cell table:style-name="Table2.A1" office:value-type="string">
            <text:p text:style-name="P1">0x18a</text:p>
          </table:table-cell>
          <table:table-cell table:style-name="Table2.A1" office:value-type="string">
            <text:p text:style-name="Table_20_Contents">unsigned long start</text:p>
          </table:table-cell>
          <table:table-cell table:style-name="Table2.A1" office:value-type="string">
            <text:p text:style-name="Table_20_Contents">size_t len</text:p>
          </table:table-cell>
          <table:table-cell table:style-name="Table2.A1" office:value-type="string">
            <text:p text:style-name="Table_20_Contents">unsigned long prot</text:p>
          </table:table-cell>
          <table:table-cell table:style-name="Table2.A1" office:value-type="string">
            <text:p text:style-name="Table_20_Contents">int pkey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95</text:p>
          </table:table-cell>
          <table:table-cell table:style-name="Table2.A1" office:value-type="string">
            <text:p text:style-name="Table_20_Contents">pkey_alloc</text:p>
          </table:table-cell>
          <table:table-cell table:style-name="Table2.A1" office:value-type="string">
            <text:p text:style-name="P1"><text:a xlink:type="simple" xlink:href="https://man7.org/linux/man-pages/man2/pkey_alloc.2.html" text:style-name="Internet_20_link" text:visited-style-name="Visited_20_Internet_20_Link">man/</text:a> <text:a xlink:type="simple" xlink:href="https://source.chromium.org/search?ss=chromiumos&amp;q=SYSCALL_DEFINE.*pkey_alloc" text:style-name="Internet_20_link" text:visited-style-name="Visited_20_Internet_20_Link">cs/</text:a></text:p>
          </table:table-cell>
          <table:table-cell table:style-name="Table2.A1" office:value-type="string">
            <text:p text:style-name="P1">0x18b</text:p>
          </table:table-cell>
          <table:table-cell table:style-name="Table2.A1" office:value-type="string">
            <text:p text:style-name="Table_20_Contents">unsigned long flags</text:p>
          </table:table-cell>
          <table:table-cell table:style-name="Table2.A1" office:value-type="string">
            <text:p text:style-name="Table_20_Contents">unsigned long init_val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96</text:p>
          </table:table-cell>
          <table:table-cell table:style-name="Table2.A1" office:value-type="string">
            <text:p text:style-name="Table_20_Contents">pkey_free</text:p>
          </table:table-cell>
          <table:table-cell table:style-name="Table2.A1" office:value-type="string">
            <text:p text:style-name="P1"><text:a xlink:type="simple" xlink:href="https://man7.org/linux/man-pages/man2/pkey_free.2.html" text:style-name="Internet_20_link" text:visited-style-name="Visited_20_Internet_20_Link">man/</text:a> <text:a xlink:type="simple" xlink:href="https://source.chromium.org/search?ss=chromiumos&amp;q=SYSCALL_DEFINE.*pkey_free" text:style-name="Internet_20_link" text:visited-style-name="Visited_20_Internet_20_Link">cs/</text:a></text:p>
          </table:table-cell>
          <table:table-cell table:style-name="Table2.A1" office:value-type="string">
            <text:p text:style-name="P1">0x18c</text:p>
          </table:table-cell>
          <table:table-cell table:style-name="Table2.A1" office:value-type="string">
            <text:p text:style-name="Table_20_Contents">int pkey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Table_20_Contents">-</text:p>
          </table:table-cell>
        </table:table-row>
        <table:table-row table:style-name="TableLine94107340733648">
          <table:table-cell table:style-name="Table2.A1" office:value-type="string">
            <text:p text:style-name="P1">397</text:p>
          </table:table-cell>
          <table:table-cell table:style-name="Table2.A1" office:value-type="string">
            <text:p text:style-name="Table_20_Contents">statx</text:p>
          </table:table-cell>
          <table:table-cell table:style-name="Table2.A1" office:value-type="string">
            <text:p text:style-name="P1"><text:a xlink:type="simple" xlink:href="https://man7.org/linux/man-pages/man2/statx.2.html" text:style-name="Internet_20_link" text:visited-style-name="Visited_20_Internet_20_Link">man/</text:a> <text:a xlink:type="simple" xlink:href="https://source.chromium.org/search?ss=chromiumos&amp;q=SYSCALL_DEFINE.*statx" text:style-name="Internet_20_link" text:visited-style-name="Visited_20_Internet_20_Link">cs/</text:a></text:p>
          </table:table-cell>
          <table:table-cell table:style-name="Table2.A1" office:value-type="string">
            <text:p text:style-name="P1">0x18d</text:p>
          </table:table-cell>
          <table:table-cell table:style-name="Table2.A1" office:value-type="string">
            <text:p text:style-name="Table_20_Contents">int dfd</text:p>
          </table:table-cell>
          <table:table-cell table:style-name="Table2.A1" office:value-type="string">
            <text:p text:style-name="Table_20_Contents">const char *path</text:p>
          </table:table-cell>
          <table:table-cell table:style-name="Table2.A1" office:value-type="string">
            <text:p text:style-name="Table_20_Contents">unsigned flags</text:p>
          </table:table-cell>
          <table:table-cell table:style-name="Table2.A1" office:value-type="string">
            <text:p text:style-name="Table_20_Contents">unsigned mask</text:p>
          </table:table-cell>
          <table:table-cell table:style-name="Table2.A1" office:value-type="string">
            <text:p text:style-name="Table_20_Contents">struct statx *buffer</text:p>
          </table:table-cell>
          <table:table-cell table:style-name="Table2.A1" office:value-type="string">
            <text:p text:style-name="Table_20_Contents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4T10:35:26.448115577</meta:creation-date>
    <dc:date>2020-11-14T10:36:44.855332629</dc:date>
    <meta:editing-duration>PT1M19S</meta:editing-duration>
    <meta:editing-cycles>2</meta:editing-cycles>
    <meta:generator>LibreOffice/7.0.2.2$Linux_X86_64 LibreOffice_project/00$Build-2</meta:generator>
    <meta:document-statistic meta:table-count="2" meta:image-count="0" meta:object-count="0" meta:page-count="36" meta:paragraph-count="7028" meta:word-count="10323" meta:character-count="45512" meta:non-whitespace-character-count="42217"/>
  </office:meta>
</office:document-meta>
</file>